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0.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9" style:family="table-cell" style:parent-style-name="Default" style:data-style-name="N49"/>
    <style:style style:name="ce10" style:family="table-cell" style:parent-style-name="Default" style:data-style-name="N0"/>
    <style:style style:name="ce11" style:family="table-cell" style:parent-style-name="Default" style:data-style-name="N100"/>
    <style:style style:name="ce1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R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Expor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43" calcext:value-type="float">
            <text:p>28.43</text:p>
          </table:table-cell>
          <table:table-cell office:value-type="float" office:value="17.43" calcext:value-type="float">
            <text:p>17.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06" calcext:value-type="float">
            <text:p>17.06</text:p>
          </table:table-cell>
          <table:table-cell office:value-type="float" office:value="6.06" calcext:value-type="float">
            <text:p>6.0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43" calcext:value-type="float">
            <text:p>28.43</text:p>
          </table:table-cell>
          <table:table-cell office:value-type="float" office:value="17.43" calcext:value-type="float">
            <text:p>17.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.8" calcext:value-type="float">
            <text:p>39.8</text:p>
          </table:table-cell>
          <table:table-cell office:value-type="float" office:value="28.8" calcext:value-type="float">
            <text:p>28.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.43" calcext:value-type="float">
            <text:p>28.43</text:p>
          </table:table-cell>
          <table:table-cell office:value-type="float" office:value="17.43" calcext:value-type="float">
            <text:p>17.4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024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Expor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215" calcext:value-type="float">
            <text:p>29.215</text:p>
          </table:table-cell>
          <table:table-cell office:value-type="float" office:value="18.215" calcext:value-type="float">
            <text:p>18.2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529" calcext:value-type="float">
            <text:p>17.529</text:p>
          </table:table-cell>
          <table:table-cell office:value-type="float" office:value="6.529" calcext:value-type="float">
            <text:p>6.52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215" calcext:value-type="float">
            <text:p>29.215</text:p>
          </table:table-cell>
          <table:table-cell office:value-type="float" office:value="18.215" calcext:value-type="float">
            <text:p>18.2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.901" calcext:value-type="float">
            <text:p>40.901</text:p>
          </table:table-cell>
          <table:table-cell office:value-type="float" office:value="29.901" calcext:value-type="float">
            <text:p>29.9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.215" calcext:value-type="float">
            <text:p>29.215</text:p>
          </table:table-cell>
          <table:table-cell office:value-type="float" office:value="18.215" calcext:value-type="float">
            <text:p>18.21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024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Expor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255" calcext:value-type="float">
            <text:p>25.255</text:p>
          </table:table-cell>
          <table:table-cell office:value-type="float" office:value="15.551" calcext:value-type="float">
            <text:p>15.55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53" calcext:value-type="float">
            <text:p>15.153</text:p>
          </table:table-cell>
          <table:table-cell office:value-type="float" office:value="5.644" calcext:value-type="float">
            <text:p>5.64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255" calcext:value-type="float">
            <text:p>25.255</text:p>
          </table:table-cell>
          <table:table-cell office:value-type="float" office:value="15.551" calcext:value-type="float">
            <text:p>15.55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.356" calcext:value-type="float">
            <text:p>35.356</text:p>
          </table:table-cell>
          <table:table-cell office:value-type="float" office:value="25.949" calcext:value-type="float">
            <text:p>25.94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255" calcext:value-type="float">
            <text:p>25.255</text:p>
          </table:table-cell>
          <table:table-cell office:value-type="float" office:value="15.551" calcext:value-type="float">
            <text:p>15.55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024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Expor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08" calcext:value-type="float">
            <text:p>23.08</text:p>
          </table:table-cell>
          <table:table-cell office:value-type="float" office:value="15.551" calcext:value-type="float">
            <text:p>15.55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5" calcext:value-type="float">
            <text:p>13.85</text:p>
          </table:table-cell>
          <table:table-cell office:value-type="float" office:value="5.16" calcext:value-type="float">
            <text:p>5.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08" calcext:value-type="float">
            <text:p>23.08</text:p>
          </table:table-cell>
          <table:table-cell office:value-type="float" office:value="15.551" calcext:value-type="float">
            <text:p>15.55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.32" calcext:value-type="float">
            <text:p>32.32</text:p>
          </table:table-cell>
          <table:table-cell office:value-type="float" office:value="23.63" calcext:value-type="float">
            <text:p>23.6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08" calcext:value-type="float">
            <text:p>23.08</text:p>
          </table:table-cell>
          <table:table-cell office:value-type="float" office:value="15.551" calcext:value-type="float">
            <text:p>15.55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024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Expor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21" calcext:value-type="float">
            <text:p>25.21</text:p>
          </table:table-cell>
          <table:table-cell office:value-type="float" office:value="13.44" calcext:value-type="float">
            <text:p>13.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5" calcext:value-type="float">
            <text:p>13.85</text:p>
          </table:table-cell>
          <table:table-cell office:value-type="float" office:value="4.92" calcext:value-type="float">
            <text:p>4.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21" calcext:value-type="float">
            <text:p>25.21</text:p>
          </table:table-cell>
          <table:table-cell office:value-type="float" office:value="13.44" calcext:value-type="float">
            <text:p>13.4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.3" calcext:value-type="float">
            <text:p>35.3</text:p>
          </table:table-cell>
          <table:table-cell office:value-type="float" office:value="27.05" calcext:value-type="float">
            <text:p>27.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21" calcext:value-type="float">
            <text:p>25.21</text:p>
          </table:table-cell>
          <table:table-cell office:value-type="float" office:value="13.44" calcext:value-type="float">
            <text:p>13.44</text:p>
          </table:table-cell>
          <table:table-cell table:number-columns-repeated="2"/>
        </table:table-row>
      </table:table>
      <table:table table:name="2024" table:style-name="ta1">
        <table:table-column table:style-name="co6" table:default-cell-style-name="Default"/>
        <table:table-column table:style-name="co7" table:default-cell-style-name="ce9"/>
        <table:table-column table:style-name="co2" table:default-cell-style-name="ce10"/>
        <table:table-column table:style-name="co8" table:default-cell-style-name="Default"/>
        <table:table-column table:style-name="co9" table:default-cell-style-name="ce11"/>
        <table:table-column table:style-name="co10" table:number-columns-repeated="5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Rates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Month</text:p>
          </table:table-cell>
          <table:table-cell office:value-type="string" calcext:value-type="string">
            <text:p>Period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st</text:p>
          </table:table-cell>
          <table:table-cell table:number-columns-repeated="2"/>
          <table:table-cell office:value-type="string" calcext:value-type="string">
            <text:p>OctoPoint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4-01-01" calcext:value-type="date">
            <text:p>2024-01-01</text:p>
          </table:table-cell>
          <table:table-cell table:formula="of:=MONTH([.B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[.G2]*INDIRECT(ADDRESS([.A2]+[.D2];2;1;;&quot;rates&quot;))-[.H2]*INDIRECT(ADDRESS([.A2]+[.D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];[.B2];[.B2]+1)" office:value-type="date" office:date-value="2024-01-01" calcext:value-type="date">
            <text:p>2024-01-01</text:p>
          </table:table-cell>
          <table:table-cell table:formula="of:=MONTH([.B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G3]*INDIRECT(ADDRESS([.A3]+[.D3];2;1;;&quot;rates&quot;))-[.H3]*INDIRECT(ADDRESS([.A3]+[.D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];[.B3];[.B3]+1)" office:value-type="date" office:date-value="2024-01-01" calcext:value-type="date">
            <text:p>2024-01-01</text:p>
          </table:table-cell>
          <table:table-cell table:formula="of:=MONTH([.B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[.G4]*INDIRECT(ADDRESS([.A4]+[.D4];2;1;;&quot;rates&quot;))-[.H4]*INDIRECT(ADDRESS([.A4]+[.D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5];[.B4];[.B4]+1)" office:value-type="date" office:date-value="2024-01-01" calcext:value-type="date">
            <text:p>2024-01-01</text:p>
          </table:table-cell>
          <table:table-cell table:formula="of:=MONTH([.B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[.G5]*INDIRECT(ADDRESS([.A5]+[.D5];2;1;;&quot;rates&quot;))-[.H5]*INDIRECT(ADDRESS([.A5]+[.D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6];[.B5];[.B5]+1)" office:value-type="date" office:date-value="2024-01-01" calcext:value-type="date">
            <text:p>2024-01-01</text:p>
          </table:table-cell>
          <table:table-cell table:formula="of:=MONTH([.B6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[.G6]*INDIRECT(ADDRESS([.A6]+[.D6];2;1;;&quot;rates&quot;))-[.H6]*INDIRECT(ADDRESS([.A6]+[.D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7];[.B6];[.B6]+1)" office:value-type="date" office:date-value="2024-01-02" calcext:value-type="date">
            <text:p>2024-01-02</text:p>
          </table:table-cell>
          <table:table-cell table:formula="of:=MONTH([.B7])" office:value-type="float" office:value="1" calcext:value-type="float">
            <text:p>1</text:p>
          </table:table-cell>
          <table:table-cell table:formula="of:=[.D2]" office:value-type="float" office:value="0" calcext:value-type="float">
            <text:p>0</text:p>
          </table:table-cell>
          <table:table-cell table:number-columns-repeated="6"/>
          <table:table-cell table:formula="of:=[.G7]*INDIRECT(ADDRESS([.A7]+[.D7];2;1;;&quot;rates&quot;))-[.H7]*INDIRECT(ADDRESS([.A7]+[.D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8];[.B7];[.B7]+1)" office:value-type="date" office:date-value="2024-01-02" calcext:value-type="date">
            <text:p>2024-01-02</text:p>
          </table:table-cell>
          <table:table-cell table:formula="of:=MONTH([.B8])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number-columns-repeated="6"/>
          <table:table-cell table:formula="of:=[.G8]*INDIRECT(ADDRESS([.A8]+[.D8];2;1;;&quot;rates&quot;))-[.H8]*INDIRECT(ADDRESS([.A8]+[.D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9];[.B8];[.B8]+1)" office:value-type="date" office:date-value="2024-01-02" calcext:value-type="date">
            <text:p>2024-01-02</text:p>
          </table:table-cell>
          <table:table-cell table:formula="of:=MONTH([.B9])" office:value-type="float" office:value="1" calcext:value-type="float">
            <text:p>1</text:p>
          </table:table-cell>
          <table:table-cell table:formula="of:=[.D4]" office:value-type="float" office:value="2" calcext:value-type="float">
            <text:p>2</text:p>
          </table:table-cell>
          <table:table-cell table:number-columns-repeated="6"/>
          <table:table-cell table:formula="of:=[.G9]*INDIRECT(ADDRESS([.A9]+[.D9];2;1;;&quot;rates&quot;))-[.H9]*INDIRECT(ADDRESS([.A9]+[.D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0];[.B9];[.B9]+1)" office:value-type="date" office:date-value="2024-01-02" calcext:value-type="date">
            <text:p>2024-01-02</text:p>
          </table:table-cell>
          <table:table-cell table:formula="of:=MONTH([.B10])" office:value-type="float" office:value="1" calcext:value-type="float">
            <text:p>1</text:p>
          </table:table-cell>
          <table:table-cell table:formula="of:=[.D5]" office:value-type="float" office:value="3" calcext:value-type="float">
            <text:p>3</text:p>
          </table:table-cell>
          <table:table-cell table:number-columns-repeated="6"/>
          <table:table-cell table:formula="of:=[.G10]*INDIRECT(ADDRESS([.A10]+[.D10];2;1;;&quot;rates&quot;))-[.H10]*INDIRECT(ADDRESS([.A10]+[.D1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1];[.B10];[.B10]+1)" office:value-type="date" office:date-value="2024-01-02" calcext:value-type="date">
            <text:p>2024-01-02</text:p>
          </table:table-cell>
          <table:table-cell table:formula="of:=MONTH([.B11])" office:value-type="float" office:value="1" calcext:value-type="float">
            <text:p>1</text:p>
          </table:table-cell>
          <table:table-cell table:formula="of:=[.D6]" office:value-type="float" office:value="4" calcext:value-type="float">
            <text:p>4</text:p>
          </table:table-cell>
          <table:table-cell table:number-columns-repeated="6"/>
          <table:table-cell table:formula="of:=[.G11]*INDIRECT(ADDRESS([.A11]+[.D11];2;1;;&quot;rates&quot;))-[.H11]*INDIRECT(ADDRESS([.A11]+[.D1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2];[.B11];[.B11]+1)" office:value-type="date" office:date-value="2024-01-03" calcext:value-type="date">
            <text:p>2024-01-03</text:p>
          </table:table-cell>
          <table:table-cell table:formula="of:=MONTH([.B12])" office:value-type="float" office:value="1" calcext:value-type="float">
            <text:p>1</text:p>
          </table:table-cell>
          <table:table-cell table:formula="of:=[.D7]" office:value-type="float" office:value="0" calcext:value-type="float">
            <text:p>0</text:p>
          </table:table-cell>
          <table:table-cell table:number-columns-repeated="6"/>
          <table:table-cell table:formula="of:=[.G12]*INDIRECT(ADDRESS([.A12]+[.D12];2;1;;&quot;rates&quot;))-[.H12]*INDIRECT(ADDRESS([.A12]+[.D1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3];[.B12];[.B12]+1)" office:value-type="date" office:date-value="2024-01-03" calcext:value-type="date">
            <text:p>2024-01-03</text:p>
          </table:table-cell>
          <table:table-cell table:formula="of:=MONTH([.B13])" office:value-type="float" office:value="1" calcext:value-type="float">
            <text:p>1</text:p>
          </table:table-cell>
          <table:table-cell table:formula="of:=[.D8]" office:value-type="float" office:value="1" calcext:value-type="float">
            <text:p>1</text:p>
          </table:table-cell>
          <table:table-cell table:number-columns-repeated="6"/>
          <table:table-cell table:formula="of:=[.G13]*INDIRECT(ADDRESS([.A13]+[.D13];2;1;;&quot;rates&quot;))-[.H13]*INDIRECT(ADDRESS([.A13]+[.D1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4];[.B13];[.B13]+1)" office:value-type="date" office:date-value="2024-01-03" calcext:value-type="date">
            <text:p>2024-01-03</text:p>
          </table:table-cell>
          <table:table-cell table:formula="of:=MONTH([.B14])" office:value-type="float" office:value="1" calcext:value-type="float">
            <text:p>1</text:p>
          </table:table-cell>
          <table:table-cell table:formula="of:=[.D9]" office:value-type="float" office:value="2" calcext:value-type="float">
            <text:p>2</text:p>
          </table:table-cell>
          <table:table-cell table:number-columns-repeated="6"/>
          <table:table-cell table:formula="of:=[.G14]*INDIRECT(ADDRESS([.A14]+[.D14];2;1;;&quot;rates&quot;))-[.H14]*INDIRECT(ADDRESS([.A14]+[.D1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5];[.B14];[.B14]+1)" office:value-type="date" office:date-value="2024-01-03" calcext:value-type="date">
            <text:p>2024-01-03</text:p>
          </table:table-cell>
          <table:table-cell table:formula="of:=MONTH([.B15])" office:value-type="float" office:value="1" calcext:value-type="float">
            <text:p>1</text:p>
          </table:table-cell>
          <table:table-cell table:formula="of:=[.D10]" office:value-type="float" office:value="3" calcext:value-type="float">
            <text:p>3</text:p>
          </table:table-cell>
          <table:table-cell table:number-columns-repeated="6"/>
          <table:table-cell table:formula="of:=[.G15]*INDIRECT(ADDRESS([.A15]+[.D15];2;1;;&quot;rates&quot;))-[.H15]*INDIRECT(ADDRESS([.A15]+[.D1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6];[.B15];[.B15]+1)" office:value-type="date" office:date-value="2024-01-03" calcext:value-type="date">
            <text:p>2024-01-03</text:p>
          </table:table-cell>
          <table:table-cell table:formula="of:=MONTH([.B16])" office:value-type="float" office:value="1" calcext:value-type="float">
            <text:p>1</text:p>
          </table:table-cell>
          <table:table-cell table:formula="of:=[.D11]" office:value-type="float" office:value="4" calcext:value-type="float">
            <text:p>4</text:p>
          </table:table-cell>
          <table:table-cell table:number-columns-repeated="6"/>
          <table:table-cell table:formula="of:=[.G16]*INDIRECT(ADDRESS([.A16]+[.D16];2;1;;&quot;rates&quot;))-[.H16]*INDIRECT(ADDRESS([.A16]+[.D1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7];[.B16];[.B16]+1)" office:value-type="date" office:date-value="2024-01-04" calcext:value-type="date">
            <text:p>2024-01-04</text:p>
          </table:table-cell>
          <table:table-cell table:formula="of:=MONTH([.B17])" office:value-type="float" office:value="1" calcext:value-type="float">
            <text:p>1</text:p>
          </table:table-cell>
          <table:table-cell table:formula="of:=[.D12]" office:value-type="float" office:value="0" calcext:value-type="float">
            <text:p>0</text:p>
          </table:table-cell>
          <table:table-cell table:number-columns-repeated="6"/>
          <table:table-cell table:formula="of:=[.G17]*INDIRECT(ADDRESS([.A17]+[.D17];2;1;;&quot;rates&quot;))-[.H17]*INDIRECT(ADDRESS([.A17]+[.D1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8];[.B17];[.B17]+1)" office:value-type="date" office:date-value="2024-01-04" calcext:value-type="date">
            <text:p>2024-01-04</text:p>
          </table:table-cell>
          <table:table-cell table:formula="of:=MONTH([.B18])" office:value-type="float" office:value="1" calcext:value-type="float">
            <text:p>1</text:p>
          </table:table-cell>
          <table:table-cell table:formula="of:=[.D13]" office:value-type="float" office:value="1" calcext:value-type="float">
            <text:p>1</text:p>
          </table:table-cell>
          <table:table-cell table:number-columns-repeated="6"/>
          <table:table-cell table:formula="of:=[.G18]*INDIRECT(ADDRESS([.A18]+[.D18];2;1;;&quot;rates&quot;))-[.H18]*INDIRECT(ADDRESS([.A18]+[.D1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9];[.B18];[.B18]+1)" office:value-type="date" office:date-value="2024-01-04" calcext:value-type="date">
            <text:p>2024-01-04</text:p>
          </table:table-cell>
          <table:table-cell table:formula="of:=MONTH([.B19])" office:value-type="float" office:value="1" calcext:value-type="float">
            <text:p>1</text:p>
          </table:table-cell>
          <table:table-cell table:formula="of:=[.D14]" office:value-type="float" office:value="2" calcext:value-type="float">
            <text:p>2</text:p>
          </table:table-cell>
          <table:table-cell table:number-columns-repeated="6"/>
          <table:table-cell table:formula="of:=[.G19]*INDIRECT(ADDRESS([.A19]+[.D19];2;1;;&quot;rates&quot;))-[.H19]*INDIRECT(ADDRESS([.A19]+[.D1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0];[.B19];[.B19]+1)" office:value-type="date" office:date-value="2024-01-04" calcext:value-type="date">
            <text:p>2024-01-04</text:p>
          </table:table-cell>
          <table:table-cell table:formula="of:=MONTH([.B20])" office:value-type="float" office:value="1" calcext:value-type="float">
            <text:p>1</text:p>
          </table:table-cell>
          <table:table-cell table:formula="of:=[.D15]" office:value-type="float" office:value="3" calcext:value-type="float">
            <text:p>3</text:p>
          </table:table-cell>
          <table:table-cell table:number-columns-repeated="6"/>
          <table:table-cell table:formula="of:=[.G20]*INDIRECT(ADDRESS([.A20]+[.D20];2;1;;&quot;rates&quot;))-[.H20]*INDIRECT(ADDRESS([.A20]+[.D2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1];[.B20];[.B20]+1)" office:value-type="date" office:date-value="2024-01-04" calcext:value-type="date">
            <text:p>2024-01-04</text:p>
          </table:table-cell>
          <table:table-cell table:formula="of:=MONTH([.B21])" office:value-type="float" office:value="1" calcext:value-type="float">
            <text:p>1</text:p>
          </table:table-cell>
          <table:table-cell table:formula="of:=[.D16]" office:value-type="float" office:value="4" calcext:value-type="float">
            <text:p>4</text:p>
          </table:table-cell>
          <table:table-cell table:number-columns-repeated="6"/>
          <table:table-cell table:formula="of:=[.G21]*INDIRECT(ADDRESS([.A21]+[.D21];2;1;;&quot;rates&quot;))-[.H21]*INDIRECT(ADDRESS([.A21]+[.D2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2];[.B21];[.B21]+1)" office:value-type="date" office:date-value="2024-01-05" calcext:value-type="date">
            <text:p>2024-01-05</text:p>
          </table:table-cell>
          <table:table-cell table:formula="of:=MONTH([.B22])" office:value-type="float" office:value="1" calcext:value-type="float">
            <text:p>1</text:p>
          </table:table-cell>
          <table:table-cell table:formula="of:=[.D17]" office:value-type="float" office:value="0" calcext:value-type="float">
            <text:p>0</text:p>
          </table:table-cell>
          <table:table-cell table:number-columns-repeated="6"/>
          <table:table-cell table:formula="of:=[.G22]*INDIRECT(ADDRESS([.A22]+[.D22];2;1;;&quot;rates&quot;))-[.H22]*INDIRECT(ADDRESS([.A22]+[.D2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3];[.B22];[.B22]+1)" office:value-type="date" office:date-value="2024-01-05" calcext:value-type="date">
            <text:p>2024-01-05</text:p>
          </table:table-cell>
          <table:table-cell table:formula="of:=MONTH([.B23])" office:value-type="float" office:value="1" calcext:value-type="float">
            <text:p>1</text:p>
          </table:table-cell>
          <table:table-cell table:formula="of:=[.D18]" office:value-type="float" office:value="1" calcext:value-type="float">
            <text:p>1</text:p>
          </table:table-cell>
          <table:table-cell table:number-columns-repeated="6"/>
          <table:table-cell table:formula="of:=[.G23]*INDIRECT(ADDRESS([.A23]+[.D23];2;1;;&quot;rates&quot;))-[.H23]*INDIRECT(ADDRESS([.A23]+[.D2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4];[.B23];[.B23]+1)" office:value-type="date" office:date-value="2024-01-05" calcext:value-type="date">
            <text:p>2024-01-05</text:p>
          </table:table-cell>
          <table:table-cell table:formula="of:=MONTH([.B24])" office:value-type="float" office:value="1" calcext:value-type="float">
            <text:p>1</text:p>
          </table:table-cell>
          <table:table-cell table:formula="of:=[.D19]" office:value-type="float" office:value="2" calcext:value-type="float">
            <text:p>2</text:p>
          </table:table-cell>
          <table:table-cell table:number-columns-repeated="6"/>
          <table:table-cell table:formula="of:=[.G24]*INDIRECT(ADDRESS([.A24]+[.D24];2;1;;&quot;rates&quot;))-[.H24]*INDIRECT(ADDRESS([.A24]+[.D2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5];[.B24];[.B24]+1)" office:value-type="date" office:date-value="2024-01-05" calcext:value-type="date">
            <text:p>2024-01-05</text:p>
          </table:table-cell>
          <table:table-cell table:formula="of:=MONTH([.B25])" office:value-type="float" office:value="1" calcext:value-type="float">
            <text:p>1</text:p>
          </table:table-cell>
          <table:table-cell table:formula="of:=[.D20]" office:value-type="float" office:value="3" calcext:value-type="float">
            <text:p>3</text:p>
          </table:table-cell>
          <table:table-cell table:number-columns-repeated="6"/>
          <table:table-cell table:formula="of:=[.G25]*INDIRECT(ADDRESS([.A25]+[.D25];2;1;;&quot;rates&quot;))-[.H25]*INDIRECT(ADDRESS([.A25]+[.D2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6];[.B25];[.B25]+1)" office:value-type="date" office:date-value="2024-01-05" calcext:value-type="date">
            <text:p>2024-01-05</text:p>
          </table:table-cell>
          <table:table-cell table:formula="of:=MONTH([.B26])" office:value-type="float" office:value="1" calcext:value-type="float">
            <text:p>1</text:p>
          </table:table-cell>
          <table:table-cell table:formula="of:=[.D21]" office:value-type="float" office:value="4" calcext:value-type="float">
            <text:p>4</text:p>
          </table:table-cell>
          <table:table-cell table:number-columns-repeated="6"/>
          <table:table-cell table:formula="of:=[.G26]*INDIRECT(ADDRESS([.A26]+[.D26];2;1;;&quot;rates&quot;))-[.H26]*INDIRECT(ADDRESS([.A26]+[.D2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7];[.B26];[.B26]+1)" office:value-type="date" office:date-value="2024-01-06" calcext:value-type="date">
            <text:p>2024-01-06</text:p>
          </table:table-cell>
          <table:table-cell table:formula="of:=MONTH([.B27])" office:value-type="float" office:value="1" calcext:value-type="float">
            <text:p>1</text:p>
          </table:table-cell>
          <table:table-cell table:formula="of:=[.D22]" office:value-type="float" office:value="0" calcext:value-type="float">
            <text:p>0</text:p>
          </table:table-cell>
          <table:table-cell table:number-columns-repeated="6"/>
          <table:table-cell table:formula="of:=[.G27]*INDIRECT(ADDRESS([.A27]+[.D27];2;1;;&quot;rates&quot;))-[.H27]*INDIRECT(ADDRESS([.A27]+[.D2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8];[.B27];[.B27]+1)" office:value-type="date" office:date-value="2024-01-06" calcext:value-type="date">
            <text:p>2024-01-06</text:p>
          </table:table-cell>
          <table:table-cell table:formula="of:=MONTH([.B28])" office:value-type="float" office:value="1" calcext:value-type="float">
            <text:p>1</text:p>
          </table:table-cell>
          <table:table-cell table:formula="of:=[.D23]" office:value-type="float" office:value="1" calcext:value-type="float">
            <text:p>1</text:p>
          </table:table-cell>
          <table:table-cell table:number-columns-repeated="6"/>
          <table:table-cell table:formula="of:=[.G28]*INDIRECT(ADDRESS([.A28]+[.D28];2;1;;&quot;rates&quot;))-[.H28]*INDIRECT(ADDRESS([.A28]+[.D2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9];[.B28];[.B28]+1)" office:value-type="date" office:date-value="2024-01-06" calcext:value-type="date">
            <text:p>2024-01-06</text:p>
          </table:table-cell>
          <table:table-cell table:formula="of:=MONTH([.B29])" office:value-type="float" office:value="1" calcext:value-type="float">
            <text:p>1</text:p>
          </table:table-cell>
          <table:table-cell table:formula="of:=[.D24]" office:value-type="float" office:value="2" calcext:value-type="float">
            <text:p>2</text:p>
          </table:table-cell>
          <table:table-cell table:number-columns-repeated="6"/>
          <table:table-cell table:formula="of:=[.G29]*INDIRECT(ADDRESS([.A29]+[.D29];2;1;;&quot;rates&quot;))-[.H29]*INDIRECT(ADDRESS([.A29]+[.D2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0];[.B29];[.B29]+1)" office:value-type="date" office:date-value="2024-01-06" calcext:value-type="date">
            <text:p>2024-01-06</text:p>
          </table:table-cell>
          <table:table-cell table:formula="of:=MONTH([.B30])" office:value-type="float" office:value="1" calcext:value-type="float">
            <text:p>1</text:p>
          </table:table-cell>
          <table:table-cell table:formula="of:=[.D25]" office:value-type="float" office:value="3" calcext:value-type="float">
            <text:p>3</text:p>
          </table:table-cell>
          <table:table-cell table:number-columns-repeated="6"/>
          <table:table-cell table:formula="of:=[.G30]*INDIRECT(ADDRESS([.A30]+[.D30];2;1;;&quot;rates&quot;))-[.H30]*INDIRECT(ADDRESS([.A30]+[.D3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1];[.B30];[.B30]+1)" office:value-type="date" office:date-value="2024-01-06" calcext:value-type="date">
            <text:p>2024-01-06</text:p>
          </table:table-cell>
          <table:table-cell table:formula="of:=MONTH([.B31])" office:value-type="float" office:value="1" calcext:value-type="float">
            <text:p>1</text:p>
          </table:table-cell>
          <table:table-cell table:formula="of:=[.D26]" office:value-type="float" office:value="4" calcext:value-type="float">
            <text:p>4</text:p>
          </table:table-cell>
          <table:table-cell table:number-columns-repeated="6"/>
          <table:table-cell table:formula="of:=[.G31]*INDIRECT(ADDRESS([.A31]+[.D31];2;1;;&quot;rates&quot;))-[.H31]*INDIRECT(ADDRESS([.A31]+[.D3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2];[.B31];[.B31]+1)" office:value-type="date" office:date-value="2024-01-07" calcext:value-type="date">
            <text:p>2024-01-07</text:p>
          </table:table-cell>
          <table:table-cell table:formula="of:=MONTH([.B32])" office:value-type="float" office:value="1" calcext:value-type="float">
            <text:p>1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6"/>
          <table:table-cell table:formula="of:=[.G32]*INDIRECT(ADDRESS([.A32]+[.D32];2;1;;&quot;rates&quot;))-[.H32]*INDIRECT(ADDRESS([.A32]+[.D3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3];[.B32];[.B32]+1)" office:value-type="date" office:date-value="2024-01-07" calcext:value-type="date">
            <text:p>2024-01-07</text:p>
          </table:table-cell>
          <table:table-cell table:formula="of:=MONTH([.B33])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number-columns-repeated="6"/>
          <table:table-cell table:formula="of:=[.G33]*INDIRECT(ADDRESS([.A33]+[.D33];2;1;;&quot;rates&quot;))-[.H33]*INDIRECT(ADDRESS([.A33]+[.D3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4];[.B33];[.B33]+1)" office:value-type="date" office:date-value="2024-01-07" calcext:value-type="date">
            <text:p>2024-01-07</text:p>
          </table:table-cell>
          <table:table-cell table:formula="of:=MONTH([.B34])" office:value-type="float" office:value="1" calcext:value-type="float">
            <text:p>1</text:p>
          </table:table-cell>
          <table:table-cell table:formula="of:=[.D29]" office:value-type="float" office:value="2" calcext:value-type="float">
            <text:p>2</text:p>
          </table:table-cell>
          <table:table-cell table:number-columns-repeated="6"/>
          <table:table-cell table:formula="of:=[.G34]*INDIRECT(ADDRESS([.A34]+[.D34];2;1;;&quot;rates&quot;))-[.H34]*INDIRECT(ADDRESS([.A34]+[.D3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5];[.B34];[.B34]+1)" office:value-type="date" office:date-value="2024-01-07" calcext:value-type="date">
            <text:p>2024-01-07</text:p>
          </table:table-cell>
          <table:table-cell table:formula="of:=MONTH([.B35])" office:value-type="float" office:value="1" calcext:value-type="float">
            <text:p>1</text:p>
          </table:table-cell>
          <table:table-cell table:formula="of:=[.D30]" office:value-type="float" office:value="3" calcext:value-type="float">
            <text:p>3</text:p>
          </table:table-cell>
          <table:table-cell table:number-columns-repeated="6"/>
          <table:table-cell table:formula="of:=[.G35]*INDIRECT(ADDRESS([.A35]+[.D35];2;1;;&quot;rates&quot;))-[.H35]*INDIRECT(ADDRESS([.A35]+[.D3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6];[.B35];[.B35]+1)" office:value-type="date" office:date-value="2024-01-07" calcext:value-type="date">
            <text:p>2024-01-07</text:p>
          </table:table-cell>
          <table:table-cell table:formula="of:=MONTH([.B36])" office:value-type="float" office:value="1" calcext:value-type="float">
            <text:p>1</text:p>
          </table:table-cell>
          <table:table-cell table:formula="of:=[.D31]" office:value-type="float" office:value="4" calcext:value-type="float">
            <text:p>4</text:p>
          </table:table-cell>
          <table:table-cell table:number-columns-repeated="6"/>
          <table:table-cell table:formula="of:=[.G36]*INDIRECT(ADDRESS([.A36]+[.D36];2;1;;&quot;rates&quot;))-[.H36]*INDIRECT(ADDRESS([.A36]+[.D3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7];[.B36];[.B36]+1)" office:value-type="date" office:date-value="2024-01-08" calcext:value-type="date">
            <text:p>2024-01-08</text:p>
          </table:table-cell>
          <table:table-cell table:formula="of:=MONTH([.B37])" office:value-type="float" office:value="1" calcext:value-type="float">
            <text:p>1</text:p>
          </table:table-cell>
          <table:table-cell table:formula="of:=[.D32]" office:value-type="float" office:value="0" calcext:value-type="float">
            <text:p>0</text:p>
          </table:table-cell>
          <table:table-cell table:number-columns-repeated="6"/>
          <table:table-cell table:formula="of:=[.G37]*INDIRECT(ADDRESS([.A37]+[.D37];2;1;;&quot;rates&quot;))-[.H37]*INDIRECT(ADDRESS([.A37]+[.D3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8];[.B37];[.B37]+1)" office:value-type="date" office:date-value="2024-01-08" calcext:value-type="date">
            <text:p>2024-01-08</text:p>
          </table:table-cell>
          <table:table-cell table:formula="of:=MONTH([.B38])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number-columns-repeated="6"/>
          <table:table-cell table:formula="of:=[.G38]*INDIRECT(ADDRESS([.A38]+[.D38];2;1;;&quot;rates&quot;))-[.H38]*INDIRECT(ADDRESS([.A38]+[.D3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9];[.B38];[.B38]+1)" office:value-type="date" office:date-value="2024-01-08" calcext:value-type="date">
            <text:p>2024-01-08</text:p>
          </table:table-cell>
          <table:table-cell table:formula="of:=MONTH([.B39])" office:value-type="float" office:value="1" calcext:value-type="float">
            <text:p>1</text:p>
          </table:table-cell>
          <table:table-cell table:formula="of:=[.D34]" office:value-type="float" office:value="2" calcext:value-type="float">
            <text:p>2</text:p>
          </table:table-cell>
          <table:table-cell table:number-columns-repeated="6"/>
          <table:table-cell table:formula="of:=[.G39]*INDIRECT(ADDRESS([.A39]+[.D39];2;1;;&quot;rates&quot;))-[.H39]*INDIRECT(ADDRESS([.A39]+[.D3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0];[.B39];[.B39]+1)" office:value-type="date" office:date-value="2024-01-08" calcext:value-type="date">
            <text:p>2024-01-08</text:p>
          </table:table-cell>
          <table:table-cell table:formula="of:=MONTH([.B40])" office:value-type="float" office:value="1" calcext:value-type="float">
            <text:p>1</text:p>
          </table:table-cell>
          <table:table-cell table:formula="of:=[.D35]" office:value-type="float" office:value="3" calcext:value-type="float">
            <text:p>3</text:p>
          </table:table-cell>
          <table:table-cell table:number-columns-repeated="6"/>
          <table:table-cell table:formula="of:=[.G40]*INDIRECT(ADDRESS([.A40]+[.D40];2;1;;&quot;rates&quot;))-[.H40]*INDIRECT(ADDRESS([.A40]+[.D4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1];[.B40];[.B40]+1)" office:value-type="date" office:date-value="2024-01-08" calcext:value-type="date">
            <text:p>2024-01-08</text:p>
          </table:table-cell>
          <table:table-cell table:formula="of:=MONTH([.B41])" office:value-type="float" office:value="1" calcext:value-type="float">
            <text:p>1</text:p>
          </table:table-cell>
          <table:table-cell table:formula="of:=[.D36]" office:value-type="float" office:value="4" calcext:value-type="float">
            <text:p>4</text:p>
          </table:table-cell>
          <table:table-cell table:number-columns-repeated="6"/>
          <table:table-cell table:formula="of:=[.G41]*INDIRECT(ADDRESS([.A41]+[.D41];2;1;;&quot;rates&quot;))-[.H41]*INDIRECT(ADDRESS([.A41]+[.D4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2];[.B41];[.B41]+1)" office:value-type="date" office:date-value="2024-01-09" calcext:value-type="date">
            <text:p>2024-01-09</text:p>
          </table:table-cell>
          <table:table-cell table:formula="of:=MONTH([.B42])" office:value-type="float" office:value="1" calcext:value-type="float">
            <text:p>1</text:p>
          </table:table-cell>
          <table:table-cell table:formula="of:=[.D37]" office:value-type="float" office:value="0" calcext:value-type="float">
            <text:p>0</text:p>
          </table:table-cell>
          <table:table-cell table:number-columns-repeated="6"/>
          <table:table-cell table:formula="of:=[.G42]*INDIRECT(ADDRESS([.A42]+[.D42];2;1;;&quot;rates&quot;))-[.H42]*INDIRECT(ADDRESS([.A42]+[.D4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3];[.B42];[.B42]+1)" office:value-type="date" office:date-value="2024-01-09" calcext:value-type="date">
            <text:p>2024-01-09</text:p>
          </table:table-cell>
          <table:table-cell table:formula="of:=MONTH([.B43])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number-columns-repeated="6"/>
          <table:table-cell table:formula="of:=[.G43]*INDIRECT(ADDRESS([.A43]+[.D43];2;1;;&quot;rates&quot;))-[.H43]*INDIRECT(ADDRESS([.A43]+[.D4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4];[.B43];[.B43]+1)" office:value-type="date" office:date-value="2024-01-09" calcext:value-type="date">
            <text:p>2024-01-09</text:p>
          </table:table-cell>
          <table:table-cell table:formula="of:=MONTH([.B44])" office:value-type="float" office:value="1" calcext:value-type="float">
            <text:p>1</text:p>
          </table:table-cell>
          <table:table-cell table:formula="of:=[.D39]" office:value-type="float" office:value="2" calcext:value-type="float">
            <text:p>2</text:p>
          </table:table-cell>
          <table:table-cell table:number-columns-repeated="6"/>
          <table:table-cell table:formula="of:=[.G44]*INDIRECT(ADDRESS([.A44]+[.D44];2;1;;&quot;rates&quot;))-[.H44]*INDIRECT(ADDRESS([.A44]+[.D4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5];[.B44];[.B44]+1)" office:value-type="date" office:date-value="2024-01-09" calcext:value-type="date">
            <text:p>2024-01-09</text:p>
          </table:table-cell>
          <table:table-cell table:formula="of:=MONTH([.B45])" office:value-type="float" office:value="1" calcext:value-type="float">
            <text:p>1</text:p>
          </table:table-cell>
          <table:table-cell table:formula="of:=[.D40]" office:value-type="float" office:value="3" calcext:value-type="float">
            <text:p>3</text:p>
          </table:table-cell>
          <table:table-cell table:number-columns-repeated="6"/>
          <table:table-cell table:formula="of:=[.G45]*INDIRECT(ADDRESS([.A45]+[.D45];2;1;;&quot;rates&quot;))-[.H45]*INDIRECT(ADDRESS([.A45]+[.D4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6];[.B45];[.B45]+1)" office:value-type="date" office:date-value="2024-01-09" calcext:value-type="date">
            <text:p>2024-01-09</text:p>
          </table:table-cell>
          <table:table-cell table:formula="of:=MONTH([.B46])" office:value-type="float" office:value="1" calcext:value-type="float">
            <text:p>1</text:p>
          </table:table-cell>
          <table:table-cell table:formula="of:=[.D41]" office:value-type="float" office:value="4" calcext:value-type="float">
            <text:p>4</text:p>
          </table:table-cell>
          <table:table-cell table:number-columns-repeated="6"/>
          <table:table-cell table:formula="of:=[.G46]*INDIRECT(ADDRESS([.A46]+[.D46];2;1;;&quot;rates&quot;))-[.H46]*INDIRECT(ADDRESS([.A46]+[.D4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7];[.B46];[.B46]+1)" office:value-type="date" office:date-value="2024-01-10" calcext:value-type="date">
            <text:p>2024-01-10</text:p>
          </table:table-cell>
          <table:table-cell table:formula="of:=MONTH([.B47])" office:value-type="float" office:value="1" calcext:value-type="float">
            <text:p>1</text:p>
          </table:table-cell>
          <table:table-cell table:formula="of:=[.D42]" office:value-type="float" office:value="0" calcext:value-type="float">
            <text:p>0</text:p>
          </table:table-cell>
          <table:table-cell table:number-columns-repeated="6"/>
          <table:table-cell table:formula="of:=[.G47]*INDIRECT(ADDRESS([.A47]+[.D47];2;1;;&quot;rates&quot;))-[.H47]*INDIRECT(ADDRESS([.A47]+[.D4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8];[.B47];[.B47]+1)" office:value-type="date" office:date-value="2024-01-10" calcext:value-type="date">
            <text:p>2024-01-10</text:p>
          </table:table-cell>
          <table:table-cell table:formula="of:=MONTH([.B48])" office:value-type="float" office:value="1" calcext:value-type="float">
            <text:p>1</text:p>
          </table:table-cell>
          <table:table-cell table:formula="of:=[.D43]" office:value-type="float" office:value="1" calcext:value-type="float">
            <text:p>1</text:p>
          </table:table-cell>
          <table:table-cell table:number-columns-repeated="6"/>
          <table:table-cell table:formula="of:=[.G48]*INDIRECT(ADDRESS([.A48]+[.D48];2;1;;&quot;rates&quot;))-[.H48]*INDIRECT(ADDRESS([.A48]+[.D4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9];[.B48];[.B48]+1)" office:value-type="date" office:date-value="2024-01-10" calcext:value-type="date">
            <text:p>2024-01-10</text:p>
          </table:table-cell>
          <table:table-cell table:formula="of:=MONTH([.B49])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number-columns-repeated="6"/>
          <table:table-cell table:formula="of:=[.G49]*INDIRECT(ADDRESS([.A49]+[.D49];2;1;;&quot;rates&quot;))-[.H49]*INDIRECT(ADDRESS([.A49]+[.D4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50];[.B49];[.B49]+1)" office:value-type="date" office:date-value="2024-01-10" calcext:value-type="date">
            <text:p>2024-01-10</text:p>
          </table:table-cell>
          <table:table-cell table:formula="of:=MONTH([.B50])" office:value-type="float" office:value="1" calcext:value-type="float">
            <text:p>1</text:p>
          </table:table-cell>
          <table:table-cell table:formula="of:=[.D45]" office:value-type="float" office:value="3" calcext:value-type="float">
            <text:p>3</text:p>
          </table:table-cell>
          <table:table-cell table:number-columns-repeated="6"/>
          <table:table-cell table:formula="of:=[.G50]*INDIRECT(ADDRESS([.A50]+[.D50];2;1;;&quot;rates&quot;))-[.H50]*INDIRECT(ADDRESS([.A50]+[.D5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51];[.B50];[.B50]+1)" office:value-type="date" office:date-value="2024-01-10" calcext:value-type="date">
            <text:p>2024-01-10</text:p>
          </table:table-cell>
          <table:table-cell table:formula="of:=MONTH([.B51])" office:value-type="float" office:value="1" calcext:value-type="float">
            <text:p>1</text:p>
          </table:table-cell>
          <table:table-cell table:formula="of:=[.D46]" office:value-type="float" office:value="4" calcext:value-type="float">
            <text:p>4</text:p>
          </table:table-cell>
          <table:table-cell table:number-columns-repeated="6"/>
          <table:table-cell table:formula="of:=[.G51]*INDIRECT(ADDRESS([.A51]+[.D51];2;1;;&quot;rates&quot;))-[.H51]*INDIRECT(ADDRESS([.A51]+[.D5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52];[.B51];[.B51]+1)" office:value-type="date" office:date-value="2024-01-11" calcext:value-type="date">
            <text:p>2024-01-11</text:p>
          </table:table-cell>
          <table:table-cell table:formula="of:=MONTH([.B52])" office:value-type="float" office:value="1" calcext:value-type="float">
            <text:p>1</text:p>
          </table:table-cell>
          <table:table-cell table:formula="of:=[.D47]" office:value-type="float" office:value="0" calcext:value-type="float">
            <text:p>0</text:p>
          </table:table-cell>
          <table:table-cell table:number-columns-repeated="6"/>
          <table:table-cell table:formula="of:=[.G52]*INDIRECT(ADDRESS([.A52]+[.D52];2;1;;&quot;rates&quot;))-[.H52]*INDIRECT(ADDRESS([.A52]+[.D5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53];[.B52];[.B52]+1)" office:value-type="date" office:date-value="2024-01-11" calcext:value-type="date">
            <text:p>2024-01-11</text:p>
          </table:table-cell>
          <table:table-cell table:formula="of:=MONTH([.B53])" office:value-type="float" office:value="1" calcext:value-type="float">
            <text:p>1</text:p>
          </table:table-cell>
          <table:table-cell table:formula="of:=[.D48]" office:value-type="float" office:value="1" calcext:value-type="float">
            <text:p>1</text:p>
          </table:table-cell>
          <table:table-cell table:number-columns-repeated="6"/>
          <table:table-cell table:formula="of:=[.G53]*INDIRECT(ADDRESS([.A53]+[.D53];2;1;;&quot;rates&quot;))-[.H53]*INDIRECT(ADDRESS([.A53]+[.D5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54];[.B53];[.B53]+1)" office:value-type="date" office:date-value="2024-01-11" calcext:value-type="date">
            <text:p>2024-01-11</text:p>
          </table:table-cell>
          <table:table-cell table:formula="of:=MONTH([.B54])" office:value-type="float" office:value="1" calcext:value-type="float">
            <text:p>1</text:p>
          </table:table-cell>
          <table:table-cell table:formula="of:=[.D49]" office:value-type="float" office:value="2" calcext:value-type="float">
            <text:p>2</text:p>
          </table:table-cell>
          <table:table-cell table:number-columns-repeated="6"/>
          <table:table-cell table:formula="of:=[.G54]*INDIRECT(ADDRESS([.A54]+[.D54];2;1;;&quot;rates&quot;))-[.H54]*INDIRECT(ADDRESS([.A54]+[.D5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55];[.B54];[.B54]+1)" office:value-type="date" office:date-value="2024-01-11" calcext:value-type="date">
            <text:p>2024-01-11</text:p>
          </table:table-cell>
          <table:table-cell table:formula="of:=MONTH([.B55])" office:value-type="float" office:value="1" calcext:value-type="float">
            <text:p>1</text:p>
          </table:table-cell>
          <table:table-cell table:formula="of:=[.D50]" office:value-type="float" office:value="3" calcext:value-type="float">
            <text:p>3</text:p>
          </table:table-cell>
          <table:table-cell table:number-columns-repeated="6"/>
          <table:table-cell table:formula="of:=[.G55]*INDIRECT(ADDRESS([.A55]+[.D55];2;1;;&quot;rates&quot;))-[.H55]*INDIRECT(ADDRESS([.A55]+[.D5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56];[.B55];[.B55]+1)" office:value-type="date" office:date-value="2024-01-11" calcext:value-type="date">
            <text:p>2024-01-11</text:p>
          </table:table-cell>
          <table:table-cell table:formula="of:=MONTH([.B56])" office:value-type="float" office:value="1" calcext:value-type="float">
            <text:p>1</text:p>
          </table:table-cell>
          <table:table-cell table:formula="of:=[.D51]" office:value-type="float" office:value="4" calcext:value-type="float">
            <text:p>4</text:p>
          </table:table-cell>
          <table:table-cell table:number-columns-repeated="6"/>
          <table:table-cell table:formula="of:=[.G56]*INDIRECT(ADDRESS([.A56]+[.D56];2;1;;&quot;rates&quot;))-[.H56]*INDIRECT(ADDRESS([.A56]+[.D5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57];[.B56];[.B56]+1)" office:value-type="date" office:date-value="2024-01-12" calcext:value-type="date">
            <text:p>2024-01-12</text:p>
          </table:table-cell>
          <table:table-cell table:formula="of:=MONTH([.B57])" office:value-type="float" office:value="1" calcext:value-type="float">
            <text:p>1</text:p>
          </table:table-cell>
          <table:table-cell table:formula="of:=[.D52]" office:value-type="float" office:value="0" calcext:value-type="float">
            <text:p>0</text:p>
          </table:table-cell>
          <table:table-cell table:number-columns-repeated="6"/>
          <table:table-cell table:formula="of:=[.G57]*INDIRECT(ADDRESS([.A57]+[.D57];2;1;;&quot;rates&quot;))-[.H57]*INDIRECT(ADDRESS([.A57]+[.D5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58];[.B57];[.B57]+1)" office:value-type="date" office:date-value="2024-01-12" calcext:value-type="date">
            <text:p>2024-01-12</text:p>
          </table:table-cell>
          <table:table-cell table:formula="of:=MONTH([.B58])" office:value-type="float" office:value="1" calcext:value-type="float">
            <text:p>1</text:p>
          </table:table-cell>
          <table:table-cell table:formula="of:=[.D53]" office:value-type="float" office:value="1" calcext:value-type="float">
            <text:p>1</text:p>
          </table:table-cell>
          <table:table-cell table:number-columns-repeated="6"/>
          <table:table-cell table:formula="of:=[.G58]*INDIRECT(ADDRESS([.A58]+[.D58];2;1;;&quot;rates&quot;))-[.H58]*INDIRECT(ADDRESS([.A58]+[.D5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59];[.B58];[.B58]+1)" office:value-type="date" office:date-value="2024-01-12" calcext:value-type="date">
            <text:p>2024-01-12</text:p>
          </table:table-cell>
          <table:table-cell table:formula="of:=MONTH([.B59])" office:value-type="float" office:value="1" calcext:value-type="float">
            <text:p>1</text:p>
          </table:table-cell>
          <table:table-cell table:formula="of:=[.D54]" office:value-type="float" office:value="2" calcext:value-type="float">
            <text:p>2</text:p>
          </table:table-cell>
          <table:table-cell table:number-columns-repeated="6"/>
          <table:table-cell table:formula="of:=[.G59]*INDIRECT(ADDRESS([.A59]+[.D59];2;1;;&quot;rates&quot;))-[.H59]*INDIRECT(ADDRESS([.A59]+[.D5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60];[.B59];[.B59]+1)" office:value-type="date" office:date-value="2024-01-12" calcext:value-type="date">
            <text:p>2024-01-12</text:p>
          </table:table-cell>
          <table:table-cell table:formula="of:=MONTH([.B60])" office:value-type="float" office:value="1" calcext:value-type="float">
            <text:p>1</text:p>
          </table:table-cell>
          <table:table-cell table:formula="of:=[.D55]" office:value-type="float" office:value="3" calcext:value-type="float">
            <text:p>3</text:p>
          </table:table-cell>
          <table:table-cell table:number-columns-repeated="6"/>
          <table:table-cell table:formula="of:=[.G60]*INDIRECT(ADDRESS([.A60]+[.D60];2;1;;&quot;rates&quot;))-[.H60]*INDIRECT(ADDRESS([.A60]+[.D6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61];[.B60];[.B60]+1)" office:value-type="date" office:date-value="2024-01-12" calcext:value-type="date">
            <text:p>2024-01-12</text:p>
          </table:table-cell>
          <table:table-cell table:formula="of:=MONTH([.B61])" office:value-type="float" office:value="1" calcext:value-type="float">
            <text:p>1</text:p>
          </table:table-cell>
          <table:table-cell table:formula="of:=[.D56]" office:value-type="float" office:value="4" calcext:value-type="float">
            <text:p>4</text:p>
          </table:table-cell>
          <table:table-cell table:number-columns-repeated="6"/>
          <table:table-cell table:formula="of:=[.G61]*INDIRECT(ADDRESS([.A61]+[.D61];2;1;;&quot;rates&quot;))-[.H61]*INDIRECT(ADDRESS([.A61]+[.D6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62];[.B61];[.B61]+1)" office:value-type="date" office:date-value="2024-01-13" calcext:value-type="date">
            <text:p>2024-01-13</text:p>
          </table:table-cell>
          <table:table-cell table:formula="of:=MONTH([.B62])" office:value-type="float" office:value="1" calcext:value-type="float">
            <text:p>1</text:p>
          </table:table-cell>
          <table:table-cell table:formula="of:=[.D57]" office:value-type="float" office:value="0" calcext:value-type="float">
            <text:p>0</text:p>
          </table:table-cell>
          <table:table-cell table:number-columns-repeated="6"/>
          <table:table-cell table:formula="of:=[.G62]*INDIRECT(ADDRESS([.A62]+[.D62];2;1;;&quot;rates&quot;))-[.H62]*INDIRECT(ADDRESS([.A62]+[.D6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63];[.B62];[.B62]+1)" office:value-type="date" office:date-value="2024-01-13" calcext:value-type="date">
            <text:p>2024-01-13</text:p>
          </table:table-cell>
          <table:table-cell table:formula="of:=MONTH([.B63])" office:value-type="float" office:value="1" calcext:value-type="float">
            <text:p>1</text:p>
          </table:table-cell>
          <table:table-cell table:formula="of:=[.D58]" office:value-type="float" office:value="1" calcext:value-type="float">
            <text:p>1</text:p>
          </table:table-cell>
          <table:table-cell table:number-columns-repeated="6"/>
          <table:table-cell table:formula="of:=[.G63]*INDIRECT(ADDRESS([.A63]+[.D63];2;1;;&quot;rates&quot;))-[.H63]*INDIRECT(ADDRESS([.A63]+[.D6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64];[.B63];[.B63]+1)" office:value-type="date" office:date-value="2024-01-13" calcext:value-type="date">
            <text:p>2024-01-13</text:p>
          </table:table-cell>
          <table:table-cell table:formula="of:=MONTH([.B64])" office:value-type="float" office:value="1" calcext:value-type="float">
            <text:p>1</text:p>
          </table:table-cell>
          <table:table-cell table:formula="of:=[.D59]" office:value-type="float" office:value="2" calcext:value-type="float">
            <text:p>2</text:p>
          </table:table-cell>
          <table:table-cell table:number-columns-repeated="6"/>
          <table:table-cell table:formula="of:=[.G64]*INDIRECT(ADDRESS([.A64]+[.D64];2;1;;&quot;rates&quot;))-[.H64]*INDIRECT(ADDRESS([.A64]+[.D6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65];[.B64];[.B64]+1)" office:value-type="date" office:date-value="2024-01-13" calcext:value-type="date">
            <text:p>2024-01-13</text:p>
          </table:table-cell>
          <table:table-cell table:formula="of:=MONTH([.B65])" office:value-type="float" office:value="1" calcext:value-type="float">
            <text:p>1</text:p>
          </table:table-cell>
          <table:table-cell table:formula="of:=[.D60]" office:value-type="float" office:value="3" calcext:value-type="float">
            <text:p>3</text:p>
          </table:table-cell>
          <table:table-cell table:number-columns-repeated="6"/>
          <table:table-cell table:formula="of:=[.G65]*INDIRECT(ADDRESS([.A65]+[.D65];2;1;;&quot;rates&quot;))-[.H65]*INDIRECT(ADDRESS([.A65]+[.D6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66];[.B65];[.B65]+1)" office:value-type="date" office:date-value="2024-01-13" calcext:value-type="date">
            <text:p>2024-01-13</text:p>
          </table:table-cell>
          <table:table-cell table:formula="of:=MONTH([.B66])" office:value-type="float" office:value="1" calcext:value-type="float">
            <text:p>1</text:p>
          </table:table-cell>
          <table:table-cell table:formula="of:=[.D61]" office:value-type="float" office:value="4" calcext:value-type="float">
            <text:p>4</text:p>
          </table:table-cell>
          <table:table-cell table:number-columns-repeated="6"/>
          <table:table-cell table:formula="of:=[.G66]*INDIRECT(ADDRESS([.A66]+[.D66];2;1;;&quot;rates&quot;))-[.H66]*INDIRECT(ADDRESS([.A66]+[.D6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67];[.B66];[.B66]+1)" office:value-type="date" office:date-value="2024-01-14" calcext:value-type="date">
            <text:p>2024-01-14</text:p>
          </table:table-cell>
          <table:table-cell table:formula="of:=MONTH([.B67])" office:value-type="float" office:value="1" calcext:value-type="float">
            <text:p>1</text:p>
          </table:table-cell>
          <table:table-cell table:formula="of:=[.D62]" office:value-type="float" office:value="0" calcext:value-type="float">
            <text:p>0</text:p>
          </table:table-cell>
          <table:table-cell table:number-columns-repeated="6"/>
          <table:table-cell table:formula="of:=[.G67]*INDIRECT(ADDRESS([.A67]+[.D67];2;1;;&quot;rates&quot;))-[.H67]*INDIRECT(ADDRESS([.A67]+[.D6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68];[.B67];[.B67]+1)" office:value-type="date" office:date-value="2024-01-14" calcext:value-type="date">
            <text:p>2024-01-14</text:p>
          </table:table-cell>
          <table:table-cell table:formula="of:=MONTH([.B68])" office:value-type="float" office:value="1" calcext:value-type="float">
            <text:p>1</text:p>
          </table:table-cell>
          <table:table-cell table:formula="of:=[.D63]" office:value-type="float" office:value="1" calcext:value-type="float">
            <text:p>1</text:p>
          </table:table-cell>
          <table:table-cell table:number-columns-repeated="6"/>
          <table:table-cell table:formula="of:=[.G68]*INDIRECT(ADDRESS([.A68]+[.D68];2;1;;&quot;rates&quot;))-[.H68]*INDIRECT(ADDRESS([.A68]+[.D6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69];[.B68];[.B68]+1)" office:value-type="date" office:date-value="2024-01-14" calcext:value-type="date">
            <text:p>2024-01-14</text:p>
          </table:table-cell>
          <table:table-cell table:formula="of:=MONTH([.B69])" office:value-type="float" office:value="1" calcext:value-type="float">
            <text:p>1</text:p>
          </table:table-cell>
          <table:table-cell table:formula="of:=[.D64]" office:value-type="float" office:value="2" calcext:value-type="float">
            <text:p>2</text:p>
          </table:table-cell>
          <table:table-cell table:number-columns-repeated="6"/>
          <table:table-cell table:formula="of:=[.G69]*INDIRECT(ADDRESS([.A69]+[.D69];2;1;;&quot;rates&quot;))-[.H69]*INDIRECT(ADDRESS([.A69]+[.D6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70];[.B69];[.B69]+1)" office:value-type="date" office:date-value="2024-01-14" calcext:value-type="date">
            <text:p>2024-01-14</text:p>
          </table:table-cell>
          <table:table-cell table:formula="of:=MONTH([.B70])" office:value-type="float" office:value="1" calcext:value-type="float">
            <text:p>1</text:p>
          </table:table-cell>
          <table:table-cell table:formula="of:=[.D65]" office:value-type="float" office:value="3" calcext:value-type="float">
            <text:p>3</text:p>
          </table:table-cell>
          <table:table-cell table:number-columns-repeated="6"/>
          <table:table-cell table:formula="of:=[.G70]*INDIRECT(ADDRESS([.A70]+[.D70];2;1;;&quot;rates&quot;))-[.H70]*INDIRECT(ADDRESS([.A70]+[.D7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71];[.B70];[.B70]+1)" office:value-type="date" office:date-value="2024-01-14" calcext:value-type="date">
            <text:p>2024-01-14</text:p>
          </table:table-cell>
          <table:table-cell table:formula="of:=MONTH([.B71])" office:value-type="float" office:value="1" calcext:value-type="float">
            <text:p>1</text:p>
          </table:table-cell>
          <table:table-cell table:formula="of:=[.D66]" office:value-type="float" office:value="4" calcext:value-type="float">
            <text:p>4</text:p>
          </table:table-cell>
          <table:table-cell table:number-columns-repeated="6"/>
          <table:table-cell table:formula="of:=[.G71]*INDIRECT(ADDRESS([.A71]+[.D71];2;1;;&quot;rates&quot;))-[.H71]*INDIRECT(ADDRESS([.A71]+[.D7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72];[.B71];[.B71]+1)" office:value-type="date" office:date-value="2024-01-15" calcext:value-type="date">
            <text:p>2024-01-15</text:p>
          </table:table-cell>
          <table:table-cell table:formula="of:=MONTH([.B72])" office:value-type="float" office:value="1" calcext:value-type="float">
            <text:p>1</text:p>
          </table:table-cell>
          <table:table-cell table:formula="of:=[.D67]" office:value-type="float" office:value="0" calcext:value-type="float">
            <text:p>0</text:p>
          </table:table-cell>
          <table:table-cell table:number-columns-repeated="6"/>
          <table:table-cell table:formula="of:=[.G72]*INDIRECT(ADDRESS([.A72]+[.D72];2;1;;&quot;rates&quot;))-[.H72]*INDIRECT(ADDRESS([.A72]+[.D7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73];[.B72];[.B72]+1)" office:value-type="date" office:date-value="2024-01-15" calcext:value-type="date">
            <text:p>2024-01-15</text:p>
          </table:table-cell>
          <table:table-cell table:formula="of:=MONTH([.B73])" office:value-type="float" office:value="1" calcext:value-type="float">
            <text:p>1</text:p>
          </table:table-cell>
          <table:table-cell table:formula="of:=[.D68]" office:value-type="float" office:value="1" calcext:value-type="float">
            <text:p>1</text:p>
          </table:table-cell>
          <table:table-cell table:number-columns-repeated="6"/>
          <table:table-cell table:formula="of:=[.G73]*INDIRECT(ADDRESS([.A73]+[.D73];2;1;;&quot;rates&quot;))-[.H73]*INDIRECT(ADDRESS([.A73]+[.D7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74];[.B73];[.B73]+1)" office:value-type="date" office:date-value="2024-01-15" calcext:value-type="date">
            <text:p>2024-01-15</text:p>
          </table:table-cell>
          <table:table-cell table:formula="of:=MONTH([.B74])" office:value-type="float" office:value="1" calcext:value-type="float">
            <text:p>1</text:p>
          </table:table-cell>
          <table:table-cell table:formula="of:=[.D69]" office:value-type="float" office:value="2" calcext:value-type="float">
            <text:p>2</text:p>
          </table:table-cell>
          <table:table-cell table:number-columns-repeated="6"/>
          <table:table-cell table:formula="of:=[.G74]*INDIRECT(ADDRESS([.A74]+[.D74];2;1;;&quot;rates&quot;))-[.H74]*INDIRECT(ADDRESS([.A74]+[.D7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75];[.B74];[.B74]+1)" office:value-type="date" office:date-value="2024-01-15" calcext:value-type="date">
            <text:p>2024-01-15</text:p>
          </table:table-cell>
          <table:table-cell table:formula="of:=MONTH([.B75])" office:value-type="float" office:value="1" calcext:value-type="float">
            <text:p>1</text:p>
          </table:table-cell>
          <table:table-cell table:formula="of:=[.D70]" office:value-type="float" office:value="3" calcext:value-type="float">
            <text:p>3</text:p>
          </table:table-cell>
          <table:table-cell table:number-columns-repeated="6"/>
          <table:table-cell table:formula="of:=[.G75]*INDIRECT(ADDRESS([.A75]+[.D75];2;1;;&quot;rates&quot;))-[.H75]*INDIRECT(ADDRESS([.A75]+[.D7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76];[.B75];[.B75]+1)" office:value-type="date" office:date-value="2024-01-15" calcext:value-type="date">
            <text:p>2024-01-15</text:p>
          </table:table-cell>
          <table:table-cell table:formula="of:=MONTH([.B76])" office:value-type="float" office:value="1" calcext:value-type="float">
            <text:p>1</text:p>
          </table:table-cell>
          <table:table-cell table:formula="of:=[.D71]" office:value-type="float" office:value="4" calcext:value-type="float">
            <text:p>4</text:p>
          </table:table-cell>
          <table:table-cell table:number-columns-repeated="6"/>
          <table:table-cell table:formula="of:=[.G76]*INDIRECT(ADDRESS([.A76]+[.D76];2;1;;&quot;rates&quot;))-[.H76]*INDIRECT(ADDRESS([.A76]+[.D7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77];[.B76];[.B76]+1)" office:value-type="date" office:date-value="2024-01-16" calcext:value-type="date">
            <text:p>2024-01-16</text:p>
          </table:table-cell>
          <table:table-cell table:formula="of:=MONTH([.B77])" office:value-type="float" office:value="1" calcext:value-type="float">
            <text:p>1</text:p>
          </table:table-cell>
          <table:table-cell table:formula="of:=[.D72]" office:value-type="float" office:value="0" calcext:value-type="float">
            <text:p>0</text:p>
          </table:table-cell>
          <table:table-cell table:number-columns-repeated="6"/>
          <table:table-cell table:formula="of:=[.G77]*INDIRECT(ADDRESS([.A77]+[.D77];2;1;;&quot;rates&quot;))-[.H77]*INDIRECT(ADDRESS([.A77]+[.D7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78];[.B77];[.B77]+1)" office:value-type="date" office:date-value="2024-01-16" calcext:value-type="date">
            <text:p>2024-01-16</text:p>
          </table:table-cell>
          <table:table-cell table:formula="of:=MONTH([.B78])" office:value-type="float" office:value="1" calcext:value-type="float">
            <text:p>1</text:p>
          </table:table-cell>
          <table:table-cell table:formula="of:=[.D73]" office:value-type="float" office:value="1" calcext:value-type="float">
            <text:p>1</text:p>
          </table:table-cell>
          <table:table-cell table:number-columns-repeated="6"/>
          <table:table-cell table:formula="of:=[.G78]*INDIRECT(ADDRESS([.A78]+[.D78];2;1;;&quot;rates&quot;))-[.H78]*INDIRECT(ADDRESS([.A78]+[.D7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79];[.B78];[.B78]+1)" office:value-type="date" office:date-value="2024-01-16" calcext:value-type="date">
            <text:p>2024-01-16</text:p>
          </table:table-cell>
          <table:table-cell table:formula="of:=MONTH([.B79])" office:value-type="float" office:value="1" calcext:value-type="float">
            <text:p>1</text:p>
          </table:table-cell>
          <table:table-cell table:formula="of:=[.D74]" office:value-type="float" office:value="2" calcext:value-type="float">
            <text:p>2</text:p>
          </table:table-cell>
          <table:table-cell table:number-columns-repeated="6"/>
          <table:table-cell table:formula="of:=[.G79]*INDIRECT(ADDRESS([.A79]+[.D79];2;1;;&quot;rates&quot;))-[.H79]*INDIRECT(ADDRESS([.A79]+[.D7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80];[.B79];[.B79]+1)" office:value-type="date" office:date-value="2024-01-16" calcext:value-type="date">
            <text:p>2024-01-16</text:p>
          </table:table-cell>
          <table:table-cell table:formula="of:=MONTH([.B80])" office:value-type="float" office:value="1" calcext:value-type="float">
            <text:p>1</text:p>
          </table:table-cell>
          <table:table-cell table:formula="of:=[.D75]" office:value-type="float" office:value="3" calcext:value-type="float">
            <text:p>3</text:p>
          </table:table-cell>
          <table:table-cell table:number-columns-repeated="6"/>
          <table:table-cell table:formula="of:=[.G80]*INDIRECT(ADDRESS([.A80]+[.D80];2;1;;&quot;rates&quot;))-[.H80]*INDIRECT(ADDRESS([.A80]+[.D8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81];[.B80];[.B80]+1)" office:value-type="date" office:date-value="2024-01-16" calcext:value-type="date">
            <text:p>2024-01-16</text:p>
          </table:table-cell>
          <table:table-cell table:formula="of:=MONTH([.B81])" office:value-type="float" office:value="1" calcext:value-type="float">
            <text:p>1</text:p>
          </table:table-cell>
          <table:table-cell table:formula="of:=[.D76]" office:value-type="float" office:value="4" calcext:value-type="float">
            <text:p>4</text:p>
          </table:table-cell>
          <table:table-cell table:number-columns-repeated="6"/>
          <table:table-cell table:formula="of:=[.G81]*INDIRECT(ADDRESS([.A81]+[.D81];2;1;;&quot;rates&quot;))-[.H81]*INDIRECT(ADDRESS([.A81]+[.D8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82];[.B81];[.B81]+1)" office:value-type="date" office:date-value="2024-01-17" calcext:value-type="date">
            <text:p>2024-01-17</text:p>
          </table:table-cell>
          <table:table-cell table:formula="of:=MONTH([.B82])" office:value-type="float" office:value="1" calcext:value-type="float">
            <text:p>1</text:p>
          </table:table-cell>
          <table:table-cell table:formula="of:=[.D77]" office:value-type="float" office:value="0" calcext:value-type="float">
            <text:p>0</text:p>
          </table:table-cell>
          <table:table-cell table:number-columns-repeated="6"/>
          <table:table-cell table:formula="of:=[.G82]*INDIRECT(ADDRESS([.A82]+[.D82];2;1;;&quot;rates&quot;))-[.H82]*INDIRECT(ADDRESS([.A82]+[.D8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83];[.B82];[.B82]+1)" office:value-type="date" office:date-value="2024-01-17" calcext:value-type="date">
            <text:p>2024-01-17</text:p>
          </table:table-cell>
          <table:table-cell table:formula="of:=MONTH([.B83])" office:value-type="float" office:value="1" calcext:value-type="float">
            <text:p>1</text:p>
          </table:table-cell>
          <table:table-cell table:formula="of:=[.D78]" office:value-type="float" office:value="1" calcext:value-type="float">
            <text:p>1</text:p>
          </table:table-cell>
          <table:table-cell table:number-columns-repeated="6"/>
          <table:table-cell table:formula="of:=[.G83]*INDIRECT(ADDRESS([.A83]+[.D83];2;1;;&quot;rates&quot;))-[.H83]*INDIRECT(ADDRESS([.A83]+[.D8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84];[.B83];[.B83]+1)" office:value-type="date" office:date-value="2024-01-17" calcext:value-type="date">
            <text:p>2024-01-17</text:p>
          </table:table-cell>
          <table:table-cell table:formula="of:=MONTH([.B84])" office:value-type="float" office:value="1" calcext:value-type="float">
            <text:p>1</text:p>
          </table:table-cell>
          <table:table-cell table:formula="of:=[.D79]" office:value-type="float" office:value="2" calcext:value-type="float">
            <text:p>2</text:p>
          </table:table-cell>
          <table:table-cell table:number-columns-repeated="6"/>
          <table:table-cell table:formula="of:=[.G84]*INDIRECT(ADDRESS([.A84]+[.D84];2;1;;&quot;rates&quot;))-[.H84]*INDIRECT(ADDRESS([.A84]+[.D8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85];[.B84];[.B84]+1)" office:value-type="date" office:date-value="2024-01-17" calcext:value-type="date">
            <text:p>2024-01-17</text:p>
          </table:table-cell>
          <table:table-cell table:formula="of:=MONTH([.B85])" office:value-type="float" office:value="1" calcext:value-type="float">
            <text:p>1</text:p>
          </table:table-cell>
          <table:table-cell table:formula="of:=[.D80]" office:value-type="float" office:value="3" calcext:value-type="float">
            <text:p>3</text:p>
          </table:table-cell>
          <table:table-cell table:number-columns-repeated="6"/>
          <table:table-cell table:formula="of:=[.G85]*INDIRECT(ADDRESS([.A85]+[.D85];2;1;;&quot;rates&quot;))-[.H85]*INDIRECT(ADDRESS([.A85]+[.D8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86];[.B85];[.B85]+1)" office:value-type="date" office:date-value="2024-01-17" calcext:value-type="date">
            <text:p>2024-01-17</text:p>
          </table:table-cell>
          <table:table-cell table:formula="of:=MONTH([.B86])" office:value-type="float" office:value="1" calcext:value-type="float">
            <text:p>1</text:p>
          </table:table-cell>
          <table:table-cell table:formula="of:=[.D81]" office:value-type="float" office:value="4" calcext:value-type="float">
            <text:p>4</text:p>
          </table:table-cell>
          <table:table-cell table:number-columns-repeated="6"/>
          <table:table-cell table:formula="of:=[.G86]*INDIRECT(ADDRESS([.A86]+[.D86];2;1;;&quot;rates&quot;))-[.H86]*INDIRECT(ADDRESS([.A86]+[.D8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87];[.B86];[.B86]+1)" office:value-type="date" office:date-value="2024-01-18" calcext:value-type="date">
            <text:p>2024-01-18</text:p>
          </table:table-cell>
          <table:table-cell table:formula="of:=MONTH([.B87])" office:value-type="float" office:value="1" calcext:value-type="float">
            <text:p>1</text:p>
          </table:table-cell>
          <table:table-cell table:formula="of:=[.D82]" office:value-type="float" office:value="0" calcext:value-type="float">
            <text:p>0</text:p>
          </table:table-cell>
          <table:table-cell table:number-columns-repeated="6"/>
          <table:table-cell table:formula="of:=[.G87]*INDIRECT(ADDRESS([.A87]+[.D87];2;1;;&quot;rates&quot;))-[.H87]*INDIRECT(ADDRESS([.A87]+[.D8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88];[.B87];[.B87]+1)" office:value-type="date" office:date-value="2024-01-18" calcext:value-type="date">
            <text:p>2024-01-18</text:p>
          </table:table-cell>
          <table:table-cell table:formula="of:=MONTH([.B88])" office:value-type="float" office:value="1" calcext:value-type="float">
            <text:p>1</text:p>
          </table:table-cell>
          <table:table-cell table:formula="of:=[.D83]" office:value-type="float" office:value="1" calcext:value-type="float">
            <text:p>1</text:p>
          </table:table-cell>
          <table:table-cell table:number-columns-repeated="6"/>
          <table:table-cell table:formula="of:=[.G88]*INDIRECT(ADDRESS([.A88]+[.D88];2;1;;&quot;rates&quot;))-[.H88]*INDIRECT(ADDRESS([.A88]+[.D8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89];[.B88];[.B88]+1)" office:value-type="date" office:date-value="2024-01-18" calcext:value-type="date">
            <text:p>2024-01-18</text:p>
          </table:table-cell>
          <table:table-cell table:formula="of:=MONTH([.B89])" office:value-type="float" office:value="1" calcext:value-type="float">
            <text:p>1</text:p>
          </table:table-cell>
          <table:table-cell table:formula="of:=[.D84]" office:value-type="float" office:value="2" calcext:value-type="float">
            <text:p>2</text:p>
          </table:table-cell>
          <table:table-cell table:number-columns-repeated="6"/>
          <table:table-cell table:formula="of:=[.G89]*INDIRECT(ADDRESS([.A89]+[.D89];2;1;;&quot;rates&quot;))-[.H89]*INDIRECT(ADDRESS([.A89]+[.D8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90];[.B89];[.B89]+1)" office:value-type="date" office:date-value="2024-01-18" calcext:value-type="date">
            <text:p>2024-01-18</text:p>
          </table:table-cell>
          <table:table-cell table:formula="of:=MONTH([.B90])" office:value-type="float" office:value="1" calcext:value-type="float">
            <text:p>1</text:p>
          </table:table-cell>
          <table:table-cell table:formula="of:=[.D85]" office:value-type="float" office:value="3" calcext:value-type="float">
            <text:p>3</text:p>
          </table:table-cell>
          <table:table-cell table:number-columns-repeated="6"/>
          <table:table-cell table:formula="of:=[.G90]*INDIRECT(ADDRESS([.A90]+[.D90];2;1;;&quot;rates&quot;))-[.H90]*INDIRECT(ADDRESS([.A90]+[.D9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91];[.B90];[.B90]+1)" office:value-type="date" office:date-value="2024-01-18" calcext:value-type="date">
            <text:p>2024-01-18</text:p>
          </table:table-cell>
          <table:table-cell table:formula="of:=MONTH([.B91])" office:value-type="float" office:value="1" calcext:value-type="float">
            <text:p>1</text:p>
          </table:table-cell>
          <table:table-cell table:formula="of:=[.D86]" office:value-type="float" office:value="4" calcext:value-type="float">
            <text:p>4</text:p>
          </table:table-cell>
          <table:table-cell table:number-columns-repeated="6"/>
          <table:table-cell table:formula="of:=[.G91]*INDIRECT(ADDRESS([.A91]+[.D91];2;1;;&quot;rates&quot;))-[.H91]*INDIRECT(ADDRESS([.A91]+[.D9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92];[.B91];[.B91]+1)" office:value-type="date" office:date-value="2024-01-19" calcext:value-type="date">
            <text:p>2024-01-19</text:p>
          </table:table-cell>
          <table:table-cell table:formula="of:=MONTH([.B92])" office:value-type="float" office:value="1" calcext:value-type="float">
            <text:p>1</text:p>
          </table:table-cell>
          <table:table-cell table:formula="of:=[.D87]" office:value-type="float" office:value="0" calcext:value-type="float">
            <text:p>0</text:p>
          </table:table-cell>
          <table:table-cell table:number-columns-repeated="6"/>
          <table:table-cell table:formula="of:=[.G92]*INDIRECT(ADDRESS([.A92]+[.D92];2;1;;&quot;rates&quot;))-[.H92]*INDIRECT(ADDRESS([.A92]+[.D9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93];[.B92];[.B92]+1)" office:value-type="date" office:date-value="2024-01-19" calcext:value-type="date">
            <text:p>2024-01-19</text:p>
          </table:table-cell>
          <table:table-cell table:formula="of:=MONTH([.B93])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number-columns-repeated="6"/>
          <table:table-cell table:formula="of:=[.G93]*INDIRECT(ADDRESS([.A93]+[.D93];2;1;;&quot;rates&quot;))-[.H93]*INDIRECT(ADDRESS([.A93]+[.D9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94];[.B93];[.B93]+1)" office:value-type="date" office:date-value="2024-01-19" calcext:value-type="date">
            <text:p>2024-01-19</text:p>
          </table:table-cell>
          <table:table-cell table:formula="of:=MONTH([.B94])" office:value-type="float" office:value="1" calcext:value-type="float">
            <text:p>1</text:p>
          </table:table-cell>
          <table:table-cell table:formula="of:=[.D89]" office:value-type="float" office:value="2" calcext:value-type="float">
            <text:p>2</text:p>
          </table:table-cell>
          <table:table-cell table:number-columns-repeated="6"/>
          <table:table-cell table:formula="of:=[.G94]*INDIRECT(ADDRESS([.A94]+[.D94];2;1;;&quot;rates&quot;))-[.H94]*INDIRECT(ADDRESS([.A94]+[.D9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95];[.B94];[.B94]+1)" office:value-type="date" office:date-value="2024-01-19" calcext:value-type="date">
            <text:p>2024-01-19</text:p>
          </table:table-cell>
          <table:table-cell table:formula="of:=MONTH([.B95])" office:value-type="float" office:value="1" calcext:value-type="float">
            <text:p>1</text:p>
          </table:table-cell>
          <table:table-cell table:formula="of:=[.D90]" office:value-type="float" office:value="3" calcext:value-type="float">
            <text:p>3</text:p>
          </table:table-cell>
          <table:table-cell table:number-columns-repeated="6"/>
          <table:table-cell table:formula="of:=[.G95]*INDIRECT(ADDRESS([.A95]+[.D95];2;1;;&quot;rates&quot;))-[.H95]*INDIRECT(ADDRESS([.A95]+[.D9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96];[.B95];[.B95]+1)" office:value-type="date" office:date-value="2024-01-19" calcext:value-type="date">
            <text:p>2024-01-19</text:p>
          </table:table-cell>
          <table:table-cell table:formula="of:=MONTH([.B96])" office:value-type="float" office:value="1" calcext:value-type="float">
            <text:p>1</text:p>
          </table:table-cell>
          <table:table-cell table:formula="of:=[.D91]" office:value-type="float" office:value="4" calcext:value-type="float">
            <text:p>4</text:p>
          </table:table-cell>
          <table:table-cell table:number-columns-repeated="6"/>
          <table:table-cell table:formula="of:=[.G96]*INDIRECT(ADDRESS([.A96]+[.D96];2;1;;&quot;rates&quot;))-[.H96]*INDIRECT(ADDRESS([.A96]+[.D9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97];[.B96];[.B96]+1)" office:value-type="date" office:date-value="2024-01-20" calcext:value-type="date">
            <text:p>2024-01-20</text:p>
          </table:table-cell>
          <table:table-cell table:formula="of:=MONTH([.B97])" office:value-type="float" office:value="1" calcext:value-type="float">
            <text:p>1</text:p>
          </table:table-cell>
          <table:table-cell table:formula="of:=[.D92]" office:value-type="float" office:value="0" calcext:value-type="float">
            <text:p>0</text:p>
          </table:table-cell>
          <table:table-cell table:number-columns-repeated="6"/>
          <table:table-cell table:formula="of:=[.G97]*INDIRECT(ADDRESS([.A97]+[.D97];2;1;;&quot;rates&quot;))-[.H97]*INDIRECT(ADDRESS([.A97]+[.D9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98];[.B97];[.B97]+1)" office:value-type="date" office:date-value="2024-01-20" calcext:value-type="date">
            <text:p>2024-01-20</text:p>
          </table:table-cell>
          <table:table-cell table:formula="of:=MONTH([.B98])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number-columns-repeated="6"/>
          <table:table-cell table:formula="of:=[.G98]*INDIRECT(ADDRESS([.A98]+[.D98];2;1;;&quot;rates&quot;))-[.H98]*INDIRECT(ADDRESS([.A98]+[.D9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99];[.B98];[.B98]+1)" office:value-type="date" office:date-value="2024-01-20" calcext:value-type="date">
            <text:p>2024-01-20</text:p>
          </table:table-cell>
          <table:table-cell table:formula="of:=MONTH([.B99])" office:value-type="float" office:value="1" calcext:value-type="float">
            <text:p>1</text:p>
          </table:table-cell>
          <table:table-cell table:formula="of:=[.D94]" office:value-type="float" office:value="2" calcext:value-type="float">
            <text:p>2</text:p>
          </table:table-cell>
          <table:table-cell table:number-columns-repeated="6"/>
          <table:table-cell table:formula="of:=[.G99]*INDIRECT(ADDRESS([.A99]+[.D99];2;1;;&quot;rates&quot;))-[.H99]*INDIRECT(ADDRESS([.A99]+[.D9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00];[.B99];[.B99]+1)" office:value-type="date" office:date-value="2024-01-20" calcext:value-type="date">
            <text:p>2024-01-20</text:p>
          </table:table-cell>
          <table:table-cell table:formula="of:=MONTH([.B100])" office:value-type="float" office:value="1" calcext:value-type="float">
            <text:p>1</text:p>
          </table:table-cell>
          <table:table-cell table:formula="of:=[.D95]" office:value-type="float" office:value="3" calcext:value-type="float">
            <text:p>3</text:p>
          </table:table-cell>
          <table:table-cell table:number-columns-repeated="6"/>
          <table:table-cell table:formula="of:=[.G100]*INDIRECT(ADDRESS([.A100]+[.D100];2;1;;&quot;rates&quot;))-[.H100]*INDIRECT(ADDRESS([.A100]+[.D10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01];[.B100];[.B100]+1)" office:value-type="date" office:date-value="2024-01-20" calcext:value-type="date">
            <text:p>2024-01-20</text:p>
          </table:table-cell>
          <table:table-cell table:formula="of:=MONTH([.B101])" office:value-type="float" office:value="1" calcext:value-type="float">
            <text:p>1</text:p>
          </table:table-cell>
          <table:table-cell table:formula="of:=[.D96]" office:value-type="float" office:value="4" calcext:value-type="float">
            <text:p>4</text:p>
          </table:table-cell>
          <table:table-cell table:number-columns-repeated="6"/>
          <table:table-cell table:formula="of:=[.G101]*INDIRECT(ADDRESS([.A101]+[.D101];2;1;;&quot;rates&quot;))-[.H101]*INDIRECT(ADDRESS([.A101]+[.D10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02];[.B101];[.B101]+1)" office:value-type="date" office:date-value="2024-01-21" calcext:value-type="date">
            <text:p>2024-01-21</text:p>
          </table:table-cell>
          <table:table-cell table:formula="of:=MONTH([.B102])" office:value-type="float" office:value="1" calcext:value-type="float">
            <text:p>1</text:p>
          </table:table-cell>
          <table:table-cell table:formula="of:=[.D97]" office:value-type="float" office:value="0" calcext:value-type="float">
            <text:p>0</text:p>
          </table:table-cell>
          <table:table-cell table:number-columns-repeated="6"/>
          <table:table-cell table:formula="of:=[.G102]*INDIRECT(ADDRESS([.A102]+[.D102];2;1;;&quot;rates&quot;))-[.H102]*INDIRECT(ADDRESS([.A102]+[.D10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03];[.B102];[.B102]+1)" office:value-type="date" office:date-value="2024-01-21" calcext:value-type="date">
            <text:p>2024-01-21</text:p>
          </table:table-cell>
          <table:table-cell table:formula="of:=MONTH([.B103])" office:value-type="float" office:value="1" calcext:value-type="float">
            <text:p>1</text:p>
          </table:table-cell>
          <table:table-cell table:formula="of:=[.D98]" office:value-type="float" office:value="1" calcext:value-type="float">
            <text:p>1</text:p>
          </table:table-cell>
          <table:table-cell table:number-columns-repeated="6"/>
          <table:table-cell table:formula="of:=[.G103]*INDIRECT(ADDRESS([.A103]+[.D103];2;1;;&quot;rates&quot;))-[.H103]*INDIRECT(ADDRESS([.A103]+[.D10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04];[.B103];[.B103]+1)" office:value-type="date" office:date-value="2024-01-21" calcext:value-type="date">
            <text:p>2024-01-21</text:p>
          </table:table-cell>
          <table:table-cell table:formula="of:=MONTH([.B104])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number-columns-repeated="6"/>
          <table:table-cell table:formula="of:=[.G104]*INDIRECT(ADDRESS([.A104]+[.D104];2;1;;&quot;rates&quot;))-[.H104]*INDIRECT(ADDRESS([.A104]+[.D10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05];[.B104];[.B104]+1)" office:value-type="date" office:date-value="2024-01-21" calcext:value-type="date">
            <text:p>2024-01-21</text:p>
          </table:table-cell>
          <table:table-cell table:formula="of:=MONTH([.B105])" office:value-type="float" office:value="1" calcext:value-type="float">
            <text:p>1</text:p>
          </table:table-cell>
          <table:table-cell table:formula="of:=[.D100]" office:value-type="float" office:value="3" calcext:value-type="float">
            <text:p>3</text:p>
          </table:table-cell>
          <table:table-cell table:number-columns-repeated="6"/>
          <table:table-cell table:formula="of:=[.G105]*INDIRECT(ADDRESS([.A105]+[.D105];2;1;;&quot;rates&quot;))-[.H105]*INDIRECT(ADDRESS([.A105]+[.D10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06];[.B105];[.B105]+1)" office:value-type="date" office:date-value="2024-01-21" calcext:value-type="date">
            <text:p>2024-01-21</text:p>
          </table:table-cell>
          <table:table-cell table:formula="of:=MONTH([.B106])" office:value-type="float" office:value="1" calcext:value-type="float">
            <text:p>1</text:p>
          </table:table-cell>
          <table:table-cell table:formula="of:=[.D101]" office:value-type="float" office:value="4" calcext:value-type="float">
            <text:p>4</text:p>
          </table:table-cell>
          <table:table-cell table:number-columns-repeated="6"/>
          <table:table-cell table:formula="of:=[.G106]*INDIRECT(ADDRESS([.A106]+[.D106];2;1;;&quot;rates&quot;))-[.H106]*INDIRECT(ADDRESS([.A106]+[.D10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07];[.B106];[.B106]+1)" office:value-type="date" office:date-value="2024-01-22" calcext:value-type="date">
            <text:p>2024-01-22</text:p>
          </table:table-cell>
          <table:table-cell table:formula="of:=MONTH([.B107])" office:value-type="float" office:value="1" calcext:value-type="float">
            <text:p>1</text:p>
          </table:table-cell>
          <table:table-cell table:formula="of:=[.D102]" office:value-type="float" office:value="0" calcext:value-type="float">
            <text:p>0</text:p>
          </table:table-cell>
          <table:table-cell table:number-columns-repeated="6"/>
          <table:table-cell table:formula="of:=[.G107]*INDIRECT(ADDRESS([.A107]+[.D107];2;1;;&quot;rates&quot;))-[.H107]*INDIRECT(ADDRESS([.A107]+[.D10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08];[.B107];[.B107]+1)" office:value-type="date" office:date-value="2024-01-22" calcext:value-type="date">
            <text:p>2024-01-22</text:p>
          </table:table-cell>
          <table:table-cell table:formula="of:=MONTH([.B108])" office:value-type="float" office:value="1" calcext:value-type="float">
            <text:p>1</text:p>
          </table:table-cell>
          <table:table-cell table:formula="of:=[.D103]" office:value-type="float" office:value="1" calcext:value-type="float">
            <text:p>1</text:p>
          </table:table-cell>
          <table:table-cell table:number-columns-repeated="6"/>
          <table:table-cell table:formula="of:=[.G108]*INDIRECT(ADDRESS([.A108]+[.D108];2;1;;&quot;rates&quot;))-[.H108]*INDIRECT(ADDRESS([.A108]+[.D10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09];[.B108];[.B108]+1)" office:value-type="date" office:date-value="2024-01-22" calcext:value-type="date">
            <text:p>2024-01-22</text:p>
          </table:table-cell>
          <table:table-cell table:formula="of:=MONTH([.B109])" office:value-type="float" office:value="1" calcext:value-type="float">
            <text:p>1</text:p>
          </table:table-cell>
          <table:table-cell table:formula="of:=[.D104]" office:value-type="float" office:value="2" calcext:value-type="float">
            <text:p>2</text:p>
          </table:table-cell>
          <table:table-cell table:number-columns-repeated="6"/>
          <table:table-cell table:formula="of:=[.G109]*INDIRECT(ADDRESS([.A109]+[.D109];2;1;;&quot;rates&quot;))-[.H109]*INDIRECT(ADDRESS([.A109]+[.D10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10];[.B109];[.B109]+1)" office:value-type="date" office:date-value="2024-01-22" calcext:value-type="date">
            <text:p>2024-01-22</text:p>
          </table:table-cell>
          <table:table-cell table:formula="of:=MONTH([.B110])" office:value-type="float" office:value="1" calcext:value-type="float">
            <text:p>1</text:p>
          </table:table-cell>
          <table:table-cell table:formula="of:=[.D105]" office:value-type="float" office:value="3" calcext:value-type="float">
            <text:p>3</text:p>
          </table:table-cell>
          <table:table-cell table:number-columns-repeated="6"/>
          <table:table-cell table:formula="of:=[.G110]*INDIRECT(ADDRESS([.A110]+[.D110];2;1;;&quot;rates&quot;))-[.H110]*INDIRECT(ADDRESS([.A110]+[.D11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11];[.B110];[.B110]+1)" office:value-type="date" office:date-value="2024-01-22" calcext:value-type="date">
            <text:p>2024-01-22</text:p>
          </table:table-cell>
          <table:table-cell table:formula="of:=MONTH([.B111])" office:value-type="float" office:value="1" calcext:value-type="float">
            <text:p>1</text:p>
          </table:table-cell>
          <table:table-cell table:formula="of:=[.D106]" office:value-type="float" office:value="4" calcext:value-type="float">
            <text:p>4</text:p>
          </table:table-cell>
          <table:table-cell table:number-columns-repeated="6"/>
          <table:table-cell table:formula="of:=[.G111]*INDIRECT(ADDRESS([.A111]+[.D111];2;1;;&quot;rates&quot;))-[.H111]*INDIRECT(ADDRESS([.A111]+[.D11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12];[.B111];[.B111]+1)" office:value-type="date" office:date-value="2024-01-23" calcext:value-type="date">
            <text:p>2024-01-23</text:p>
          </table:table-cell>
          <table:table-cell table:formula="of:=MONTH([.B112])" office:value-type="float" office:value="1" calcext:value-type="float">
            <text:p>1</text:p>
          </table:table-cell>
          <table:table-cell table:formula="of:=[.D107]" office:value-type="float" office:value="0" calcext:value-type="float">
            <text:p>0</text:p>
          </table:table-cell>
          <table:table-cell table:number-columns-repeated="6"/>
          <table:table-cell table:formula="of:=[.G112]*INDIRECT(ADDRESS([.A112]+[.D112];2;1;;&quot;rates&quot;))-[.H112]*INDIRECT(ADDRESS([.A112]+[.D11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13];[.B112];[.B112]+1)" office:value-type="date" office:date-value="2024-01-23" calcext:value-type="date">
            <text:p>2024-01-23</text:p>
          </table:table-cell>
          <table:table-cell table:formula="of:=MONTH([.B113])" office:value-type="float" office:value="1" calcext:value-type="float">
            <text:p>1</text:p>
          </table:table-cell>
          <table:table-cell table:formula="of:=[.D108]" office:value-type="float" office:value="1" calcext:value-type="float">
            <text:p>1</text:p>
          </table:table-cell>
          <table:table-cell table:number-columns-repeated="6"/>
          <table:table-cell table:formula="of:=[.G113]*INDIRECT(ADDRESS([.A113]+[.D113];2;1;;&quot;rates&quot;))-[.H113]*INDIRECT(ADDRESS([.A113]+[.D11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14];[.B113];[.B113]+1)" office:value-type="date" office:date-value="2024-01-23" calcext:value-type="date">
            <text:p>2024-01-23</text:p>
          </table:table-cell>
          <table:table-cell table:formula="of:=MONTH([.B114])" office:value-type="float" office:value="1" calcext:value-type="float">
            <text:p>1</text:p>
          </table:table-cell>
          <table:table-cell table:formula="of:=[.D109]" office:value-type="float" office:value="2" calcext:value-type="float">
            <text:p>2</text:p>
          </table:table-cell>
          <table:table-cell table:number-columns-repeated="6"/>
          <table:table-cell table:formula="of:=[.G114]*INDIRECT(ADDRESS([.A114]+[.D114];2;1;;&quot;rates&quot;))-[.H114]*INDIRECT(ADDRESS([.A114]+[.D11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15];[.B114];[.B114]+1)" office:value-type="date" office:date-value="2024-01-23" calcext:value-type="date">
            <text:p>2024-01-23</text:p>
          </table:table-cell>
          <table:table-cell table:formula="of:=MONTH([.B115])" office:value-type="float" office:value="1" calcext:value-type="float">
            <text:p>1</text:p>
          </table:table-cell>
          <table:table-cell table:formula="of:=[.D110]" office:value-type="float" office:value="3" calcext:value-type="float">
            <text:p>3</text:p>
          </table:table-cell>
          <table:table-cell table:number-columns-repeated="6"/>
          <table:table-cell table:formula="of:=[.G115]*INDIRECT(ADDRESS([.A115]+[.D115];2;1;;&quot;rates&quot;))-[.H115]*INDIRECT(ADDRESS([.A115]+[.D11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16];[.B115];[.B115]+1)" office:value-type="date" office:date-value="2024-01-23" calcext:value-type="date">
            <text:p>2024-01-23</text:p>
          </table:table-cell>
          <table:table-cell table:formula="of:=MONTH([.B116])" office:value-type="float" office:value="1" calcext:value-type="float">
            <text:p>1</text:p>
          </table:table-cell>
          <table:table-cell table:formula="of:=[.D111]" office:value-type="float" office:value="4" calcext:value-type="float">
            <text:p>4</text:p>
          </table:table-cell>
          <table:table-cell table:number-columns-repeated="6"/>
          <table:table-cell table:formula="of:=[.G116]*INDIRECT(ADDRESS([.A116]+[.D116];2;1;;&quot;rates&quot;))-[.H116]*INDIRECT(ADDRESS([.A116]+[.D11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17];[.B116];[.B116]+1)" office:value-type="date" office:date-value="2024-01-24" calcext:value-type="date">
            <text:p>2024-01-24</text:p>
          </table:table-cell>
          <table:table-cell table:formula="of:=MONTH([.B117])" office:value-type="float" office:value="1" calcext:value-type="float">
            <text:p>1</text:p>
          </table:table-cell>
          <table:table-cell table:formula="of:=[.D112]" office:value-type="float" office:value="0" calcext:value-type="float">
            <text:p>0</text:p>
          </table:table-cell>
          <table:table-cell table:number-columns-repeated="6"/>
          <table:table-cell table:formula="of:=[.G117]*INDIRECT(ADDRESS([.A117]+[.D117];2;1;;&quot;rates&quot;))-[.H117]*INDIRECT(ADDRESS([.A117]+[.D11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18];[.B117];[.B117]+1)" office:value-type="date" office:date-value="2024-01-24" calcext:value-type="date">
            <text:p>2024-01-24</text:p>
          </table:table-cell>
          <table:table-cell table:formula="of:=MONTH([.B118])" office:value-type="float" office:value="1" calcext:value-type="float">
            <text:p>1</text:p>
          </table:table-cell>
          <table:table-cell table:formula="of:=[.D113]" office:value-type="float" office:value="1" calcext:value-type="float">
            <text:p>1</text:p>
          </table:table-cell>
          <table:table-cell table:number-columns-repeated="6"/>
          <table:table-cell table:formula="of:=[.G118]*INDIRECT(ADDRESS([.A118]+[.D118];2;1;;&quot;rates&quot;))-[.H118]*INDIRECT(ADDRESS([.A118]+[.D11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19];[.B118];[.B118]+1)" office:value-type="date" office:date-value="2024-01-24" calcext:value-type="date">
            <text:p>2024-01-24</text:p>
          </table:table-cell>
          <table:table-cell table:formula="of:=MONTH([.B119])" office:value-type="float" office:value="1" calcext:value-type="float">
            <text:p>1</text:p>
          </table:table-cell>
          <table:table-cell table:formula="of:=[.D114]" office:value-type="float" office:value="2" calcext:value-type="float">
            <text:p>2</text:p>
          </table:table-cell>
          <table:table-cell table:number-columns-repeated="6"/>
          <table:table-cell table:formula="of:=[.G119]*INDIRECT(ADDRESS([.A119]+[.D119];2;1;;&quot;rates&quot;))-[.H119]*INDIRECT(ADDRESS([.A119]+[.D11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20];[.B119];[.B119]+1)" office:value-type="date" office:date-value="2024-01-24" calcext:value-type="date">
            <text:p>2024-01-24</text:p>
          </table:table-cell>
          <table:table-cell table:formula="of:=MONTH([.B120])" office:value-type="float" office:value="1" calcext:value-type="float">
            <text:p>1</text:p>
          </table:table-cell>
          <table:table-cell table:formula="of:=[.D115]" office:value-type="float" office:value="3" calcext:value-type="float">
            <text:p>3</text:p>
          </table:table-cell>
          <table:table-cell table:number-columns-repeated="6"/>
          <table:table-cell table:formula="of:=[.G120]*INDIRECT(ADDRESS([.A120]+[.D120];2;1;;&quot;rates&quot;))-[.H120]*INDIRECT(ADDRESS([.A120]+[.D12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21];[.B120];[.B120]+1)" office:value-type="date" office:date-value="2024-01-24" calcext:value-type="date">
            <text:p>2024-01-24</text:p>
          </table:table-cell>
          <table:table-cell table:formula="of:=MONTH([.B121])" office:value-type="float" office:value="1" calcext:value-type="float">
            <text:p>1</text:p>
          </table:table-cell>
          <table:table-cell table:formula="of:=[.D116]" office:value-type="float" office:value="4" calcext:value-type="float">
            <text:p>4</text:p>
          </table:table-cell>
          <table:table-cell table:number-columns-repeated="6"/>
          <table:table-cell table:formula="of:=[.G121]*INDIRECT(ADDRESS([.A121]+[.D121];2;1;;&quot;rates&quot;))-[.H121]*INDIRECT(ADDRESS([.A121]+[.D12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22];[.B121];[.B121]+1)" office:value-type="date" office:date-value="2024-01-25" calcext:value-type="date">
            <text:p>2024-01-25</text:p>
          </table:table-cell>
          <table:table-cell table:formula="of:=MONTH([.B122])" office:value-type="float" office:value="1" calcext:value-type="float">
            <text:p>1</text:p>
          </table:table-cell>
          <table:table-cell table:formula="of:=[.D117]" office:value-type="float" office:value="0" calcext:value-type="float">
            <text:p>0</text:p>
          </table:table-cell>
          <table:table-cell table:number-columns-repeated="6"/>
          <table:table-cell table:formula="of:=[.G122]*INDIRECT(ADDRESS([.A122]+[.D122];2;1;;&quot;rates&quot;))-[.H122]*INDIRECT(ADDRESS([.A122]+[.D12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23];[.B122];[.B122]+1)" office:value-type="date" office:date-value="2024-01-25" calcext:value-type="date">
            <text:p>2024-01-25</text:p>
          </table:table-cell>
          <table:table-cell table:formula="of:=MONTH([.B123])" office:value-type="float" office:value="1" calcext:value-type="float">
            <text:p>1</text:p>
          </table:table-cell>
          <table:table-cell table:formula="of:=[.D118]" office:value-type="float" office:value="1" calcext:value-type="float">
            <text:p>1</text:p>
          </table:table-cell>
          <table:table-cell table:number-columns-repeated="6"/>
          <table:table-cell table:formula="of:=[.G123]*INDIRECT(ADDRESS([.A123]+[.D123];2;1;;&quot;rates&quot;))-[.H123]*INDIRECT(ADDRESS([.A123]+[.D12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24];[.B123];[.B123]+1)" office:value-type="date" office:date-value="2024-01-25" calcext:value-type="date">
            <text:p>2024-01-25</text:p>
          </table:table-cell>
          <table:table-cell table:formula="of:=MONTH([.B124])" office:value-type="float" office:value="1" calcext:value-type="float">
            <text:p>1</text:p>
          </table:table-cell>
          <table:table-cell table:formula="of:=[.D119]" office:value-type="float" office:value="2" calcext:value-type="float">
            <text:p>2</text:p>
          </table:table-cell>
          <table:table-cell table:number-columns-repeated="6"/>
          <table:table-cell table:formula="of:=[.G124]*INDIRECT(ADDRESS([.A124]+[.D124];2;1;;&quot;rates&quot;))-[.H124]*INDIRECT(ADDRESS([.A124]+[.D12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25];[.B124];[.B124]+1)" office:value-type="date" office:date-value="2024-01-25" calcext:value-type="date">
            <text:p>2024-01-25</text:p>
          </table:table-cell>
          <table:table-cell table:formula="of:=MONTH([.B125])" office:value-type="float" office:value="1" calcext:value-type="float">
            <text:p>1</text:p>
          </table:table-cell>
          <table:table-cell table:formula="of:=[.D120]" office:value-type="float" office:value="3" calcext:value-type="float">
            <text:p>3</text:p>
          </table:table-cell>
          <table:table-cell table:number-columns-repeated="6"/>
          <table:table-cell table:formula="of:=[.G125]*INDIRECT(ADDRESS([.A125]+[.D125];2;1;;&quot;rates&quot;))-[.H125]*INDIRECT(ADDRESS([.A125]+[.D12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26];[.B125];[.B125]+1)" office:value-type="date" office:date-value="2024-01-25" calcext:value-type="date">
            <text:p>2024-01-25</text:p>
          </table:table-cell>
          <table:table-cell table:formula="of:=MONTH([.B126])" office:value-type="float" office:value="1" calcext:value-type="float">
            <text:p>1</text:p>
          </table:table-cell>
          <table:table-cell table:formula="of:=[.D121]" office:value-type="float" office:value="4" calcext:value-type="float">
            <text:p>4</text:p>
          </table:table-cell>
          <table:table-cell table:number-columns-repeated="6"/>
          <table:table-cell table:formula="of:=[.G126]*INDIRECT(ADDRESS([.A126]+[.D126];2;1;;&quot;rates&quot;))-[.H126]*INDIRECT(ADDRESS([.A126]+[.D12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27];[.B126];[.B126]+1)" office:value-type="date" office:date-value="2024-01-26" calcext:value-type="date">
            <text:p>2024-01-26</text:p>
          </table:table-cell>
          <table:table-cell table:formula="of:=MONTH([.B127])" office:value-type="float" office:value="1" calcext:value-type="float">
            <text:p>1</text:p>
          </table:table-cell>
          <table:table-cell table:formula="of:=[.D122]" office:value-type="float" office:value="0" calcext:value-type="float">
            <text:p>0</text:p>
          </table:table-cell>
          <table:table-cell table:number-columns-repeated="6"/>
          <table:table-cell table:formula="of:=[.G127]*INDIRECT(ADDRESS([.A127]+[.D127];2;1;;&quot;rates&quot;))-[.H127]*INDIRECT(ADDRESS([.A127]+[.D12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28];[.B127];[.B127]+1)" office:value-type="date" office:date-value="2024-01-26" calcext:value-type="date">
            <text:p>2024-01-26</text:p>
          </table:table-cell>
          <table:table-cell table:formula="of:=MONTH([.B128])" office:value-type="float" office:value="1" calcext:value-type="float">
            <text:p>1</text:p>
          </table:table-cell>
          <table:table-cell table:formula="of:=[.D123]" office:value-type="float" office:value="1" calcext:value-type="float">
            <text:p>1</text:p>
          </table:table-cell>
          <table:table-cell table:number-columns-repeated="6"/>
          <table:table-cell table:formula="of:=[.G128]*INDIRECT(ADDRESS([.A128]+[.D128];2;1;;&quot;rates&quot;))-[.H128]*INDIRECT(ADDRESS([.A128]+[.D12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29];[.B128];[.B128]+1)" office:value-type="date" office:date-value="2024-01-26" calcext:value-type="date">
            <text:p>2024-01-26</text:p>
          </table:table-cell>
          <table:table-cell table:formula="of:=MONTH([.B129])" office:value-type="float" office:value="1" calcext:value-type="float">
            <text:p>1</text:p>
          </table:table-cell>
          <table:table-cell table:formula="of:=[.D124]" office:value-type="float" office:value="2" calcext:value-type="float">
            <text:p>2</text:p>
          </table:table-cell>
          <table:table-cell table:number-columns-repeated="6"/>
          <table:table-cell table:formula="of:=[.G129]*INDIRECT(ADDRESS([.A129]+[.D129];2;1;;&quot;rates&quot;))-[.H129]*INDIRECT(ADDRESS([.A129]+[.D12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30];[.B129];[.B129]+1)" office:value-type="date" office:date-value="2024-01-26" calcext:value-type="date">
            <text:p>2024-01-26</text:p>
          </table:table-cell>
          <table:table-cell table:formula="of:=MONTH([.B130])" office:value-type="float" office:value="1" calcext:value-type="float">
            <text:p>1</text:p>
          </table:table-cell>
          <table:table-cell table:formula="of:=[.D125]" office:value-type="float" office:value="3" calcext:value-type="float">
            <text:p>3</text:p>
          </table:table-cell>
          <table:table-cell table:number-columns-repeated="6"/>
          <table:table-cell table:formula="of:=[.G130]*INDIRECT(ADDRESS([.A130]+[.D130];2;1;;&quot;rates&quot;))-[.H130]*INDIRECT(ADDRESS([.A130]+[.D13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31];[.B130];[.B130]+1)" office:value-type="date" office:date-value="2024-01-26" calcext:value-type="date">
            <text:p>2024-01-26</text:p>
          </table:table-cell>
          <table:table-cell table:formula="of:=MONTH([.B131])" office:value-type="float" office:value="1" calcext:value-type="float">
            <text:p>1</text:p>
          </table:table-cell>
          <table:table-cell table:formula="of:=[.D126]" office:value-type="float" office:value="4" calcext:value-type="float">
            <text:p>4</text:p>
          </table:table-cell>
          <table:table-cell table:number-columns-repeated="6"/>
          <table:table-cell table:formula="of:=[.G131]*INDIRECT(ADDRESS([.A131]+[.D131];2;1;;&quot;rates&quot;))-[.H131]*INDIRECT(ADDRESS([.A131]+[.D13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32];[.B131];[.B131]+1)" office:value-type="date" office:date-value="2024-01-27" calcext:value-type="date">
            <text:p>2024-01-27</text:p>
          </table:table-cell>
          <table:table-cell table:formula="of:=MONTH([.B132])" office:value-type="float" office:value="1" calcext:value-type="float">
            <text:p>1</text:p>
          </table:table-cell>
          <table:table-cell table:formula="of:=[.D127]" office:value-type="float" office:value="0" calcext:value-type="float">
            <text:p>0</text:p>
          </table:table-cell>
          <table:table-cell table:number-columns-repeated="6"/>
          <table:table-cell table:formula="of:=[.G132]*INDIRECT(ADDRESS([.A132]+[.D132];2;1;;&quot;rates&quot;))-[.H132]*INDIRECT(ADDRESS([.A132]+[.D13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33];[.B132];[.B132]+1)" office:value-type="date" office:date-value="2024-01-27" calcext:value-type="date">
            <text:p>2024-01-27</text:p>
          </table:table-cell>
          <table:table-cell table:formula="of:=MONTH([.B133])" office:value-type="float" office:value="1" calcext:value-type="float">
            <text:p>1</text:p>
          </table:table-cell>
          <table:table-cell table:formula="of:=[.D128]" office:value-type="float" office:value="1" calcext:value-type="float">
            <text:p>1</text:p>
          </table:table-cell>
          <table:table-cell table:number-columns-repeated="6"/>
          <table:table-cell table:formula="of:=[.G133]*INDIRECT(ADDRESS([.A133]+[.D133];2;1;;&quot;rates&quot;))-[.H133]*INDIRECT(ADDRESS([.A133]+[.D13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34];[.B133];[.B133]+1)" office:value-type="date" office:date-value="2024-01-27" calcext:value-type="date">
            <text:p>2024-01-27</text:p>
          </table:table-cell>
          <table:table-cell table:formula="of:=MONTH([.B134])" office:value-type="float" office:value="1" calcext:value-type="float">
            <text:p>1</text:p>
          </table:table-cell>
          <table:table-cell table:formula="of:=[.D129]" office:value-type="float" office:value="2" calcext:value-type="float">
            <text:p>2</text:p>
          </table:table-cell>
          <table:table-cell table:number-columns-repeated="6"/>
          <table:table-cell table:formula="of:=[.G134]*INDIRECT(ADDRESS([.A134]+[.D134];2;1;;&quot;rates&quot;))-[.H134]*INDIRECT(ADDRESS([.A134]+[.D13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35];[.B134];[.B134]+1)" office:value-type="date" office:date-value="2024-01-27" calcext:value-type="date">
            <text:p>2024-01-27</text:p>
          </table:table-cell>
          <table:table-cell table:formula="of:=MONTH([.B135])" office:value-type="float" office:value="1" calcext:value-type="float">
            <text:p>1</text:p>
          </table:table-cell>
          <table:table-cell table:formula="of:=[.D130]" office:value-type="float" office:value="3" calcext:value-type="float">
            <text:p>3</text:p>
          </table:table-cell>
          <table:table-cell table:number-columns-repeated="6"/>
          <table:table-cell table:formula="of:=[.G135]*INDIRECT(ADDRESS([.A135]+[.D135];2;1;;&quot;rates&quot;))-[.H135]*INDIRECT(ADDRESS([.A135]+[.D13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36];[.B135];[.B135]+1)" office:value-type="date" office:date-value="2024-01-27" calcext:value-type="date">
            <text:p>2024-01-27</text:p>
          </table:table-cell>
          <table:table-cell table:formula="of:=MONTH([.B136])" office:value-type="float" office:value="1" calcext:value-type="float">
            <text:p>1</text:p>
          </table:table-cell>
          <table:table-cell table:formula="of:=[.D131]" office:value-type="float" office:value="4" calcext:value-type="float">
            <text:p>4</text:p>
          </table:table-cell>
          <table:table-cell table:number-columns-repeated="6"/>
          <table:table-cell table:formula="of:=[.G136]*INDIRECT(ADDRESS([.A136]+[.D136];2;1;;&quot;rates&quot;))-[.H136]*INDIRECT(ADDRESS([.A136]+[.D13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37];[.B136];[.B136]+1)" office:value-type="date" office:date-value="2024-01-28" calcext:value-type="date">
            <text:p>2024-01-28</text:p>
          </table:table-cell>
          <table:table-cell table:formula="of:=MONTH([.B137])" office:value-type="float" office:value="1" calcext:value-type="float">
            <text:p>1</text:p>
          </table:table-cell>
          <table:table-cell table:formula="of:=[.D132]" office:value-type="float" office:value="0" calcext:value-type="float">
            <text:p>0</text:p>
          </table:table-cell>
          <table:table-cell table:number-columns-repeated="6"/>
          <table:table-cell table:formula="of:=[.G137]*INDIRECT(ADDRESS([.A137]+[.D137];2;1;;&quot;rates&quot;))-[.H137]*INDIRECT(ADDRESS([.A137]+[.D13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38];[.B137];[.B137]+1)" office:value-type="date" office:date-value="2024-01-28" calcext:value-type="date">
            <text:p>2024-01-28</text:p>
          </table:table-cell>
          <table:table-cell table:formula="of:=MONTH([.B138])" office:value-type="float" office:value="1" calcext:value-type="float">
            <text:p>1</text:p>
          </table:table-cell>
          <table:table-cell table:formula="of:=[.D133]" office:value-type="float" office:value="1" calcext:value-type="float">
            <text:p>1</text:p>
          </table:table-cell>
          <table:table-cell table:number-columns-repeated="6"/>
          <table:table-cell table:formula="of:=[.G138]*INDIRECT(ADDRESS([.A138]+[.D138];2;1;;&quot;rates&quot;))-[.H138]*INDIRECT(ADDRESS([.A138]+[.D13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39];[.B138];[.B138]+1)" office:value-type="date" office:date-value="2024-01-28" calcext:value-type="date">
            <text:p>2024-01-28</text:p>
          </table:table-cell>
          <table:table-cell table:formula="of:=MONTH([.B139])" office:value-type="float" office:value="1" calcext:value-type="float">
            <text:p>1</text:p>
          </table:table-cell>
          <table:table-cell table:formula="of:=[.D134]" office:value-type="float" office:value="2" calcext:value-type="float">
            <text:p>2</text:p>
          </table:table-cell>
          <table:table-cell table:number-columns-repeated="6"/>
          <table:table-cell table:formula="of:=[.G139]*INDIRECT(ADDRESS([.A139]+[.D139];2;1;;&quot;rates&quot;))-[.H139]*INDIRECT(ADDRESS([.A139]+[.D13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40];[.B139];[.B139]+1)" office:value-type="date" office:date-value="2024-01-28" calcext:value-type="date">
            <text:p>2024-01-28</text:p>
          </table:table-cell>
          <table:table-cell table:formula="of:=MONTH([.B140])" office:value-type="float" office:value="1" calcext:value-type="float">
            <text:p>1</text:p>
          </table:table-cell>
          <table:table-cell table:formula="of:=[.D135]" office:value-type="float" office:value="3" calcext:value-type="float">
            <text:p>3</text:p>
          </table:table-cell>
          <table:table-cell table:number-columns-repeated="6"/>
          <table:table-cell table:formula="of:=[.G140]*INDIRECT(ADDRESS([.A140]+[.D140];2;1;;&quot;rates&quot;))-[.H140]*INDIRECT(ADDRESS([.A140]+[.D14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41];[.B140];[.B140]+1)" office:value-type="date" office:date-value="2024-01-28" calcext:value-type="date">
            <text:p>2024-01-28</text:p>
          </table:table-cell>
          <table:table-cell table:formula="of:=MONTH([.B141])" office:value-type="float" office:value="1" calcext:value-type="float">
            <text:p>1</text:p>
          </table:table-cell>
          <table:table-cell table:formula="of:=[.D136]" office:value-type="float" office:value="4" calcext:value-type="float">
            <text:p>4</text:p>
          </table:table-cell>
          <table:table-cell table:number-columns-repeated="6"/>
          <table:table-cell table:formula="of:=[.G141]*INDIRECT(ADDRESS([.A141]+[.D141];2;1;;&quot;rates&quot;))-[.H141]*INDIRECT(ADDRESS([.A141]+[.D14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42];[.B141];[.B141]+1)" office:value-type="date" office:date-value="2024-01-29" calcext:value-type="date">
            <text:p>2024-01-29</text:p>
          </table:table-cell>
          <table:table-cell table:formula="of:=MONTH([.B142])" office:value-type="float" office:value="1" calcext:value-type="float">
            <text:p>1</text:p>
          </table:table-cell>
          <table:table-cell table:formula="of:=[.D137]" office:value-type="float" office:value="0" calcext:value-type="float">
            <text:p>0</text:p>
          </table:table-cell>
          <table:table-cell table:number-columns-repeated="6"/>
          <table:table-cell table:formula="of:=[.G142]*INDIRECT(ADDRESS([.A142]+[.D142];2;1;;&quot;rates&quot;))-[.H142]*INDIRECT(ADDRESS([.A142]+[.D14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43];[.B142];[.B142]+1)" office:value-type="date" office:date-value="2024-01-29" calcext:value-type="date">
            <text:p>2024-01-29</text:p>
          </table:table-cell>
          <table:table-cell table:formula="of:=MONTH([.B143])" office:value-type="float" office:value="1" calcext:value-type="float">
            <text:p>1</text:p>
          </table:table-cell>
          <table:table-cell table:formula="of:=[.D138]" office:value-type="float" office:value="1" calcext:value-type="float">
            <text:p>1</text:p>
          </table:table-cell>
          <table:table-cell table:number-columns-repeated="6"/>
          <table:table-cell table:formula="of:=[.G143]*INDIRECT(ADDRESS([.A143]+[.D143];2;1;;&quot;rates&quot;))-[.H143]*INDIRECT(ADDRESS([.A143]+[.D14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44];[.B143];[.B143]+1)" office:value-type="date" office:date-value="2024-01-29" calcext:value-type="date">
            <text:p>2024-01-29</text:p>
          </table:table-cell>
          <table:table-cell table:formula="of:=MONTH([.B144])" office:value-type="float" office:value="1" calcext:value-type="float">
            <text:p>1</text:p>
          </table:table-cell>
          <table:table-cell table:formula="of:=[.D139]" office:value-type="float" office:value="2" calcext:value-type="float">
            <text:p>2</text:p>
          </table:table-cell>
          <table:table-cell table:number-columns-repeated="6"/>
          <table:table-cell table:formula="of:=[.G144]*INDIRECT(ADDRESS([.A144]+[.D144];2;1;;&quot;rates&quot;))-[.H144]*INDIRECT(ADDRESS([.A144]+[.D14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45];[.B144];[.B144]+1)" office:value-type="date" office:date-value="2024-01-29" calcext:value-type="date">
            <text:p>2024-01-29</text:p>
          </table:table-cell>
          <table:table-cell table:formula="of:=MONTH([.B145])" office:value-type="float" office:value="1" calcext:value-type="float">
            <text:p>1</text:p>
          </table:table-cell>
          <table:table-cell table:formula="of:=[.D140]" office:value-type="float" office:value="3" calcext:value-type="float">
            <text:p>3</text:p>
          </table:table-cell>
          <table:table-cell table:number-columns-repeated="6"/>
          <table:table-cell table:formula="of:=[.G145]*INDIRECT(ADDRESS([.A145]+[.D145];2;1;;&quot;rates&quot;))-[.H145]*INDIRECT(ADDRESS([.A145]+[.D14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46];[.B145];[.B145]+1)" office:value-type="date" office:date-value="2024-01-29" calcext:value-type="date">
            <text:p>2024-01-29</text:p>
          </table:table-cell>
          <table:table-cell table:formula="of:=MONTH([.B146])" office:value-type="float" office:value="1" calcext:value-type="float">
            <text:p>1</text:p>
          </table:table-cell>
          <table:table-cell table:formula="of:=[.D141]" office:value-type="float" office:value="4" calcext:value-type="float">
            <text:p>4</text:p>
          </table:table-cell>
          <table:table-cell table:number-columns-repeated="6"/>
          <table:table-cell table:formula="of:=[.G146]*INDIRECT(ADDRESS([.A146]+[.D146];2;1;;&quot;rates&quot;))-[.H146]*INDIRECT(ADDRESS([.A146]+[.D14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47];[.B146];[.B146]+1)" office:value-type="date" office:date-value="2024-01-30" calcext:value-type="date">
            <text:p>2024-01-30</text:p>
          </table:table-cell>
          <table:table-cell table:formula="of:=MONTH([.B147])" office:value-type="float" office:value="1" calcext:value-type="float">
            <text:p>1</text:p>
          </table:table-cell>
          <table:table-cell table:formula="of:=[.D142]" office:value-type="float" office:value="0" calcext:value-type="float">
            <text:p>0</text:p>
          </table:table-cell>
          <table:table-cell table:number-columns-repeated="6"/>
          <table:table-cell table:formula="of:=[.G147]*INDIRECT(ADDRESS([.A147]+[.D147];2;1;;&quot;rates&quot;))-[.H147]*INDIRECT(ADDRESS([.A147]+[.D14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48];[.B147];[.B147]+1)" office:value-type="date" office:date-value="2024-01-30" calcext:value-type="date">
            <text:p>2024-01-30</text:p>
          </table:table-cell>
          <table:table-cell table:formula="of:=MONTH([.B148])" office:value-type="float" office:value="1" calcext:value-type="float">
            <text:p>1</text:p>
          </table:table-cell>
          <table:table-cell table:formula="of:=[.D143]" office:value-type="float" office:value="1" calcext:value-type="float">
            <text:p>1</text:p>
          </table:table-cell>
          <table:table-cell table:number-columns-repeated="6"/>
          <table:table-cell table:formula="of:=[.G148]*INDIRECT(ADDRESS([.A148]+[.D148];2;1;;&quot;rates&quot;))-[.H148]*INDIRECT(ADDRESS([.A148]+[.D14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49];[.B148];[.B148]+1)" office:value-type="date" office:date-value="2024-01-30" calcext:value-type="date">
            <text:p>2024-01-30</text:p>
          </table:table-cell>
          <table:table-cell table:formula="of:=MONTH([.B149])" office:value-type="float" office:value="1" calcext:value-type="float">
            <text:p>1</text:p>
          </table:table-cell>
          <table:table-cell table:formula="of:=[.D144]" office:value-type="float" office:value="2" calcext:value-type="float">
            <text:p>2</text:p>
          </table:table-cell>
          <table:table-cell table:number-columns-repeated="6"/>
          <table:table-cell table:formula="of:=[.G149]*INDIRECT(ADDRESS([.A149]+[.D149];2;1;;&quot;rates&quot;))-[.H149]*INDIRECT(ADDRESS([.A149]+[.D14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50];[.B149];[.B149]+1)" office:value-type="date" office:date-value="2024-01-30" calcext:value-type="date">
            <text:p>2024-01-30</text:p>
          </table:table-cell>
          <table:table-cell table:formula="of:=MONTH([.B150])" office:value-type="float" office:value="1" calcext:value-type="float">
            <text:p>1</text:p>
          </table:table-cell>
          <table:table-cell table:formula="of:=[.D145]" office:value-type="float" office:value="3" calcext:value-type="float">
            <text:p>3</text:p>
          </table:table-cell>
          <table:table-cell table:number-columns-repeated="6"/>
          <table:table-cell table:formula="of:=[.G150]*INDIRECT(ADDRESS([.A150]+[.D150];2;1;;&quot;rates&quot;))-[.H150]*INDIRECT(ADDRESS([.A150]+[.D15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51];[.B150];[.B150]+1)" office:value-type="date" office:date-value="2024-01-30" calcext:value-type="date">
            <text:p>2024-01-30</text:p>
          </table:table-cell>
          <table:table-cell table:formula="of:=MONTH([.B151])" office:value-type="float" office:value="1" calcext:value-type="float">
            <text:p>1</text:p>
          </table:table-cell>
          <table:table-cell table:formula="of:=[.D146]" office:value-type="float" office:value="4" calcext:value-type="float">
            <text:p>4</text:p>
          </table:table-cell>
          <table:table-cell table:number-columns-repeated="6"/>
          <table:table-cell table:formula="of:=[.G151]*INDIRECT(ADDRESS([.A151]+[.D151];2;1;;&quot;rates&quot;))-[.H151]*INDIRECT(ADDRESS([.A151]+[.D15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52];[.B151];[.B151]+1)" office:value-type="date" office:date-value="2024-01-31" calcext:value-type="date">
            <text:p>2024-01-31</text:p>
          </table:table-cell>
          <table:table-cell table:formula="of:=MONTH([.B152])" office:value-type="float" office:value="1" calcext:value-type="float">
            <text:p>1</text:p>
          </table:table-cell>
          <table:table-cell table:formula="of:=[.D147]" office:value-type="float" office:value="0" calcext:value-type="float">
            <text:p>0</text:p>
          </table:table-cell>
          <table:table-cell table:number-columns-repeated="6"/>
          <table:table-cell table:formula="of:=[.G152]*INDIRECT(ADDRESS([.A152]+[.D152];2;1;;&quot;rates&quot;))-[.H152]*INDIRECT(ADDRESS([.A152]+[.D15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53];[.B152];[.B152]+1)" office:value-type="date" office:date-value="2024-01-31" calcext:value-type="date">
            <text:p>2024-01-31</text:p>
          </table:table-cell>
          <table:table-cell table:formula="of:=MONTH([.B153])" office:value-type="float" office:value="1" calcext:value-type="float">
            <text:p>1</text:p>
          </table:table-cell>
          <table:table-cell table:formula="of:=[.D148]" office:value-type="float" office:value="1" calcext:value-type="float">
            <text:p>1</text:p>
          </table:table-cell>
          <table:table-cell table:number-columns-repeated="6"/>
          <table:table-cell table:formula="of:=[.G153]*INDIRECT(ADDRESS([.A153]+[.D153];2;1;;&quot;rates&quot;))-[.H153]*INDIRECT(ADDRESS([.A153]+[.D15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54];[.B153];[.B153]+1)" office:value-type="date" office:date-value="2024-01-31" calcext:value-type="date">
            <text:p>2024-01-31</text:p>
          </table:table-cell>
          <table:table-cell table:formula="of:=MONTH([.B154])" office:value-type="float" office:value="1" calcext:value-type="float">
            <text:p>1</text:p>
          </table:table-cell>
          <table:table-cell table:formula="of:=[.D149]" office:value-type="float" office:value="2" calcext:value-type="float">
            <text:p>2</text:p>
          </table:table-cell>
          <table:table-cell table:number-columns-repeated="6"/>
          <table:table-cell table:formula="of:=[.G154]*INDIRECT(ADDRESS([.A154]+[.D154];2;1;;&quot;rates&quot;))-[.H154]*INDIRECT(ADDRESS([.A154]+[.D15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55];[.B154];[.B154]+1)" office:value-type="date" office:date-value="2024-01-31" calcext:value-type="date">
            <text:p>2024-01-31</text:p>
          </table:table-cell>
          <table:table-cell table:formula="of:=MONTH([.B155])" office:value-type="float" office:value="1" calcext:value-type="float">
            <text:p>1</text:p>
          </table:table-cell>
          <table:table-cell table:formula="of:=[.D150]" office:value-type="float" office:value="3" calcext:value-type="float">
            <text:p>3</text:p>
          </table:table-cell>
          <table:table-cell table:number-columns-repeated="6"/>
          <table:table-cell table:formula="of:=[.G155]*INDIRECT(ADDRESS([.A155]+[.D155];2;1;;&quot;rates&quot;))-[.H155]*INDIRECT(ADDRESS([.A155]+[.D15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56];[.B155];[.B155]+1)" office:value-type="date" office:date-value="2024-01-31" calcext:value-type="date">
            <text:p>2024-01-31</text:p>
          </table:table-cell>
          <table:table-cell table:formula="of:=MONTH([.B156])" office:value-type="float" office:value="1" calcext:value-type="float">
            <text:p>1</text:p>
          </table:table-cell>
          <table:table-cell table:formula="of:=[.D151]" office:value-type="float" office:value="4" calcext:value-type="float">
            <text:p>4</text:p>
          </table:table-cell>
          <table:table-cell table:number-columns-repeated="6"/>
          <table:table-cell table:formula="of:=[.G156]*INDIRECT(ADDRESS([.A156]+[.D156];2;1;;&quot;rates&quot;))-[.H156]*INDIRECT(ADDRESS([.A156]+[.D15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57];[.B156];[.B156]+1)" office:value-type="date" office:date-value="2024-02-01" calcext:value-type="date">
            <text:p>2024-02-01</text:p>
          </table:table-cell>
          <table:table-cell table:formula="of:=MONTH([.B157])" office:value-type="float" office:value="2" calcext:value-type="float">
            <text:p>2</text:p>
          </table:table-cell>
          <table:table-cell table:formula="of:=[.D152]" office:value-type="float" office:value="0" calcext:value-type="float">
            <text:p>0</text:p>
          </table:table-cell>
          <table:table-cell table:number-columns-repeated="6"/>
          <table:table-cell table:formula="of:=[.G157]*INDIRECT(ADDRESS([.A157]+[.D157];2;1;;&quot;rates&quot;))-[.H157]*INDIRECT(ADDRESS([.A157]+[.D15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58];[.B157];[.B157]+1)" office:value-type="date" office:date-value="2024-02-01" calcext:value-type="date">
            <text:p>2024-02-01</text:p>
          </table:table-cell>
          <table:table-cell table:formula="of:=MONTH([.B158])" office:value-type="float" office:value="2" calcext:value-type="float">
            <text:p>2</text:p>
          </table:table-cell>
          <table:table-cell table:formula="of:=[.D153]" office:value-type="float" office:value="1" calcext:value-type="float">
            <text:p>1</text:p>
          </table:table-cell>
          <table:table-cell table:number-columns-repeated="6"/>
          <table:table-cell table:formula="of:=[.G158]*INDIRECT(ADDRESS([.A158]+[.D158];2;1;;&quot;rates&quot;))-[.H158]*INDIRECT(ADDRESS([.A158]+[.D15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59];[.B158];[.B158]+1)" office:value-type="date" office:date-value="2024-02-01" calcext:value-type="date">
            <text:p>2024-02-01</text:p>
          </table:table-cell>
          <table:table-cell table:formula="of:=MONTH([.B159])" office:value-type="float" office:value="2" calcext:value-type="float">
            <text:p>2</text:p>
          </table:table-cell>
          <table:table-cell table:formula="of:=[.D154]" office:value-type="float" office:value="2" calcext:value-type="float">
            <text:p>2</text:p>
          </table:table-cell>
          <table:table-cell table:number-columns-repeated="6"/>
          <table:table-cell table:formula="of:=[.G159]*INDIRECT(ADDRESS([.A159]+[.D159];2;1;;&quot;rates&quot;))-[.H159]*INDIRECT(ADDRESS([.A159]+[.D15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60];[.B159];[.B159]+1)" office:value-type="date" office:date-value="2024-02-01" calcext:value-type="date">
            <text:p>2024-02-01</text:p>
          </table:table-cell>
          <table:table-cell table:formula="of:=MONTH([.B160])" office:value-type="float" office:value="2" calcext:value-type="float">
            <text:p>2</text:p>
          </table:table-cell>
          <table:table-cell table:formula="of:=[.D155]" office:value-type="float" office:value="3" calcext:value-type="float">
            <text:p>3</text:p>
          </table:table-cell>
          <table:table-cell table:number-columns-repeated="6"/>
          <table:table-cell table:formula="of:=[.G160]*INDIRECT(ADDRESS([.A160]+[.D160];2;1;;&quot;rates&quot;))-[.H160]*INDIRECT(ADDRESS([.A160]+[.D16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61];[.B160];[.B160]+1)" office:value-type="date" office:date-value="2024-02-01" calcext:value-type="date">
            <text:p>2024-02-01</text:p>
          </table:table-cell>
          <table:table-cell table:formula="of:=MONTH([.B161])" office:value-type="float" office:value="2" calcext:value-type="float">
            <text:p>2</text:p>
          </table:table-cell>
          <table:table-cell table:formula="of:=[.D156]" office:value-type="float" office:value="4" calcext:value-type="float">
            <text:p>4</text:p>
          </table:table-cell>
          <table:table-cell table:number-columns-repeated="6"/>
          <table:table-cell table:formula="of:=[.G161]*INDIRECT(ADDRESS([.A161]+[.D161];2;1;;&quot;rates&quot;))-[.H161]*INDIRECT(ADDRESS([.A161]+[.D16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62];[.B161];[.B161]+1)" office:value-type="date" office:date-value="2024-02-02" calcext:value-type="date">
            <text:p>2024-02-02</text:p>
          </table:table-cell>
          <table:table-cell table:formula="of:=MONTH([.B162])" office:value-type="float" office:value="2" calcext:value-type="float">
            <text:p>2</text:p>
          </table:table-cell>
          <table:table-cell table:formula="of:=[.D157]" office:value-type="float" office:value="0" calcext:value-type="float">
            <text:p>0</text:p>
          </table:table-cell>
          <table:table-cell table:number-columns-repeated="6"/>
          <table:table-cell table:formula="of:=[.G162]*INDIRECT(ADDRESS([.A162]+[.D162];2;1;;&quot;rates&quot;))-[.H162]*INDIRECT(ADDRESS([.A162]+[.D16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63];[.B162];[.B162]+1)" office:value-type="date" office:date-value="2024-02-02" calcext:value-type="date">
            <text:p>2024-02-02</text:p>
          </table:table-cell>
          <table:table-cell table:formula="of:=MONTH([.B163])" office:value-type="float" office:value="2" calcext:value-type="float">
            <text:p>2</text:p>
          </table:table-cell>
          <table:table-cell table:formula="of:=[.D158]" office:value-type="float" office:value="1" calcext:value-type="float">
            <text:p>1</text:p>
          </table:table-cell>
          <table:table-cell table:number-columns-repeated="6"/>
          <table:table-cell table:formula="of:=[.G163]*INDIRECT(ADDRESS([.A163]+[.D163];2;1;;&quot;rates&quot;))-[.H163]*INDIRECT(ADDRESS([.A163]+[.D16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64];[.B163];[.B163]+1)" office:value-type="date" office:date-value="2024-02-02" calcext:value-type="date">
            <text:p>2024-02-02</text:p>
          </table:table-cell>
          <table:table-cell table:formula="of:=MONTH([.B164])" office:value-type="float" office:value="2" calcext:value-type="float">
            <text:p>2</text:p>
          </table:table-cell>
          <table:table-cell table:formula="of:=[.D159]" office:value-type="float" office:value="2" calcext:value-type="float">
            <text:p>2</text:p>
          </table:table-cell>
          <table:table-cell table:number-columns-repeated="6"/>
          <table:table-cell table:formula="of:=[.G164]*INDIRECT(ADDRESS([.A164]+[.D164];2;1;;&quot;rates&quot;))-[.H164]*INDIRECT(ADDRESS([.A164]+[.D16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65];[.B164];[.B164]+1)" office:value-type="date" office:date-value="2024-02-02" calcext:value-type="date">
            <text:p>2024-02-02</text:p>
          </table:table-cell>
          <table:table-cell table:formula="of:=MONTH([.B165])" office:value-type="float" office:value="2" calcext:value-type="float">
            <text:p>2</text:p>
          </table:table-cell>
          <table:table-cell table:formula="of:=[.D160]" office:value-type="float" office:value="3" calcext:value-type="float">
            <text:p>3</text:p>
          </table:table-cell>
          <table:table-cell table:number-columns-repeated="6"/>
          <table:table-cell table:formula="of:=[.G165]*INDIRECT(ADDRESS([.A165]+[.D165];2;1;;&quot;rates&quot;))-[.H165]*INDIRECT(ADDRESS([.A165]+[.D16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66];[.B165];[.B165]+1)" office:value-type="date" office:date-value="2024-02-02" calcext:value-type="date">
            <text:p>2024-02-02</text:p>
          </table:table-cell>
          <table:table-cell table:formula="of:=MONTH([.B166])" office:value-type="float" office:value="2" calcext:value-type="float">
            <text:p>2</text:p>
          </table:table-cell>
          <table:table-cell table:formula="of:=[.D161]" office:value-type="float" office:value="4" calcext:value-type="float">
            <text:p>4</text:p>
          </table:table-cell>
          <table:table-cell table:number-columns-repeated="6"/>
          <table:table-cell table:formula="of:=[.G166]*INDIRECT(ADDRESS([.A166]+[.D166];2;1;;&quot;rates&quot;))-[.H166]*INDIRECT(ADDRESS([.A166]+[.D16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67];[.B166];[.B166]+1)" office:value-type="date" office:date-value="2024-02-03" calcext:value-type="date">
            <text:p>2024-02-03</text:p>
          </table:table-cell>
          <table:table-cell table:formula="of:=MONTH([.B167])" office:value-type="float" office:value="2" calcext:value-type="float">
            <text:p>2</text:p>
          </table:table-cell>
          <table:table-cell table:formula="of:=[.D162]" office:value-type="float" office:value="0" calcext:value-type="float">
            <text:p>0</text:p>
          </table:table-cell>
          <table:table-cell table:number-columns-repeated="6"/>
          <table:table-cell table:formula="of:=[.G167]*INDIRECT(ADDRESS([.A167]+[.D167];2;1;;&quot;rates&quot;))-[.H167]*INDIRECT(ADDRESS([.A167]+[.D16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68];[.B167];[.B167]+1)" office:value-type="date" office:date-value="2024-02-03" calcext:value-type="date">
            <text:p>2024-02-03</text:p>
          </table:table-cell>
          <table:table-cell table:formula="of:=MONTH([.B168])" office:value-type="float" office:value="2" calcext:value-type="float">
            <text:p>2</text:p>
          </table:table-cell>
          <table:table-cell table:formula="of:=[.D163]" office:value-type="float" office:value="1" calcext:value-type="float">
            <text:p>1</text:p>
          </table:table-cell>
          <table:table-cell table:number-columns-repeated="6"/>
          <table:table-cell table:formula="of:=[.G168]*INDIRECT(ADDRESS([.A168]+[.D168];2;1;;&quot;rates&quot;))-[.H168]*INDIRECT(ADDRESS([.A168]+[.D16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69];[.B168];[.B168]+1)" office:value-type="date" office:date-value="2024-02-03" calcext:value-type="date">
            <text:p>2024-02-03</text:p>
          </table:table-cell>
          <table:table-cell table:formula="of:=MONTH([.B169])" office:value-type="float" office:value="2" calcext:value-type="float">
            <text:p>2</text:p>
          </table:table-cell>
          <table:table-cell table:formula="of:=[.D164]" office:value-type="float" office:value="2" calcext:value-type="float">
            <text:p>2</text:p>
          </table:table-cell>
          <table:table-cell table:number-columns-repeated="6"/>
          <table:table-cell table:formula="of:=[.G169]*INDIRECT(ADDRESS([.A169]+[.D169];2;1;;&quot;rates&quot;))-[.H169]*INDIRECT(ADDRESS([.A169]+[.D16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70];[.B169];[.B169]+1)" office:value-type="date" office:date-value="2024-02-03" calcext:value-type="date">
            <text:p>2024-02-03</text:p>
          </table:table-cell>
          <table:table-cell table:formula="of:=MONTH([.B170])" office:value-type="float" office:value="2" calcext:value-type="float">
            <text:p>2</text:p>
          </table:table-cell>
          <table:table-cell table:formula="of:=[.D165]" office:value-type="float" office:value="3" calcext:value-type="float">
            <text:p>3</text:p>
          </table:table-cell>
          <table:table-cell table:number-columns-repeated="6"/>
          <table:table-cell table:formula="of:=[.G170]*INDIRECT(ADDRESS([.A170]+[.D170];2;1;;&quot;rates&quot;))-[.H170]*INDIRECT(ADDRESS([.A170]+[.D17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71];[.B170];[.B170]+1)" office:value-type="date" office:date-value="2024-02-03" calcext:value-type="date">
            <text:p>2024-02-03</text:p>
          </table:table-cell>
          <table:table-cell table:formula="of:=MONTH([.B171])" office:value-type="float" office:value="2" calcext:value-type="float">
            <text:p>2</text:p>
          </table:table-cell>
          <table:table-cell table:formula="of:=[.D166]" office:value-type="float" office:value="4" calcext:value-type="float">
            <text:p>4</text:p>
          </table:table-cell>
          <table:table-cell table:number-columns-repeated="6"/>
          <table:table-cell table:formula="of:=[.G171]*INDIRECT(ADDRESS([.A171]+[.D171];2;1;;&quot;rates&quot;))-[.H171]*INDIRECT(ADDRESS([.A171]+[.D17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72];[.B171];[.B171]+1)" office:value-type="date" office:date-value="2024-02-04" calcext:value-type="date">
            <text:p>2024-02-04</text:p>
          </table:table-cell>
          <table:table-cell table:formula="of:=MONTH([.B172])" office:value-type="float" office:value="2" calcext:value-type="float">
            <text:p>2</text:p>
          </table:table-cell>
          <table:table-cell table:formula="of:=[.D167]" office:value-type="float" office:value="0" calcext:value-type="float">
            <text:p>0</text:p>
          </table:table-cell>
          <table:table-cell table:number-columns-repeated="6"/>
          <table:table-cell table:formula="of:=[.G172]*INDIRECT(ADDRESS([.A172]+[.D172];2;1;;&quot;rates&quot;))-[.H172]*INDIRECT(ADDRESS([.A172]+[.D17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73];[.B172];[.B172]+1)" office:value-type="date" office:date-value="2024-02-04" calcext:value-type="date">
            <text:p>2024-02-04</text:p>
          </table:table-cell>
          <table:table-cell table:formula="of:=MONTH([.B173])" office:value-type="float" office:value="2" calcext:value-type="float">
            <text:p>2</text:p>
          </table:table-cell>
          <table:table-cell table:formula="of:=[.D168]" office:value-type="float" office:value="1" calcext:value-type="float">
            <text:p>1</text:p>
          </table:table-cell>
          <table:table-cell table:number-columns-repeated="6"/>
          <table:table-cell table:formula="of:=[.G173]*INDIRECT(ADDRESS([.A173]+[.D173];2;1;;&quot;rates&quot;))-[.H173]*INDIRECT(ADDRESS([.A173]+[.D17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74];[.B173];[.B173]+1)" office:value-type="date" office:date-value="2024-02-04" calcext:value-type="date">
            <text:p>2024-02-04</text:p>
          </table:table-cell>
          <table:table-cell table:formula="of:=MONTH([.B174])" office:value-type="float" office:value="2" calcext:value-type="float">
            <text:p>2</text:p>
          </table:table-cell>
          <table:table-cell table:formula="of:=[.D169]" office:value-type="float" office:value="2" calcext:value-type="float">
            <text:p>2</text:p>
          </table:table-cell>
          <table:table-cell table:number-columns-repeated="6"/>
          <table:table-cell table:formula="of:=[.G174]*INDIRECT(ADDRESS([.A174]+[.D174];2;1;;&quot;rates&quot;))-[.H174]*INDIRECT(ADDRESS([.A174]+[.D17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75];[.B174];[.B174]+1)" office:value-type="date" office:date-value="2024-02-04" calcext:value-type="date">
            <text:p>2024-02-04</text:p>
          </table:table-cell>
          <table:table-cell table:formula="of:=MONTH([.B175])" office:value-type="float" office:value="2" calcext:value-type="float">
            <text:p>2</text:p>
          </table:table-cell>
          <table:table-cell table:formula="of:=[.D170]" office:value-type="float" office:value="3" calcext:value-type="float">
            <text:p>3</text:p>
          </table:table-cell>
          <table:table-cell table:number-columns-repeated="6"/>
          <table:table-cell table:formula="of:=[.G175]*INDIRECT(ADDRESS([.A175]+[.D175];2;1;;&quot;rates&quot;))-[.H175]*INDIRECT(ADDRESS([.A175]+[.D17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76];[.B175];[.B175]+1)" office:value-type="date" office:date-value="2024-02-04" calcext:value-type="date">
            <text:p>2024-02-04</text:p>
          </table:table-cell>
          <table:table-cell table:formula="of:=MONTH([.B176])" office:value-type="float" office:value="2" calcext:value-type="float">
            <text:p>2</text:p>
          </table:table-cell>
          <table:table-cell table:formula="of:=[.D171]" office:value-type="float" office:value="4" calcext:value-type="float">
            <text:p>4</text:p>
          </table:table-cell>
          <table:table-cell table:number-columns-repeated="6"/>
          <table:table-cell table:formula="of:=[.G176]*INDIRECT(ADDRESS([.A176]+[.D176];2;1;;&quot;rates&quot;))-[.H176]*INDIRECT(ADDRESS([.A176]+[.D17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77];[.B176];[.B176]+1)" office:value-type="date" office:date-value="2024-02-05" calcext:value-type="date">
            <text:p>2024-02-05</text:p>
          </table:table-cell>
          <table:table-cell table:formula="of:=MONTH([.B177])" office:value-type="float" office:value="2" calcext:value-type="float">
            <text:p>2</text:p>
          </table:table-cell>
          <table:table-cell table:formula="of:=[.D172]" office:value-type="float" office:value="0" calcext:value-type="float">
            <text:p>0</text:p>
          </table:table-cell>
          <table:table-cell table:number-columns-repeated="6"/>
          <table:table-cell table:formula="of:=[.G177]*INDIRECT(ADDRESS([.A177]+[.D177];2;1;;&quot;rates&quot;))-[.H177]*INDIRECT(ADDRESS([.A177]+[.D17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78];[.B177];[.B177]+1)" office:value-type="date" office:date-value="2024-02-05" calcext:value-type="date">
            <text:p>2024-02-05</text:p>
          </table:table-cell>
          <table:table-cell table:formula="of:=MONTH([.B178])" office:value-type="float" office:value="2" calcext:value-type="float">
            <text:p>2</text:p>
          </table:table-cell>
          <table:table-cell table:formula="of:=[.D173]" office:value-type="float" office:value="1" calcext:value-type="float">
            <text:p>1</text:p>
          </table:table-cell>
          <table:table-cell table:number-columns-repeated="6"/>
          <table:table-cell table:formula="of:=[.G178]*INDIRECT(ADDRESS([.A178]+[.D178];2;1;;&quot;rates&quot;))-[.H178]*INDIRECT(ADDRESS([.A178]+[.D17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79];[.B178];[.B178]+1)" office:value-type="date" office:date-value="2024-02-05" calcext:value-type="date">
            <text:p>2024-02-05</text:p>
          </table:table-cell>
          <table:table-cell table:formula="of:=MONTH([.B179])" office:value-type="float" office:value="2" calcext:value-type="float">
            <text:p>2</text:p>
          </table:table-cell>
          <table:table-cell table:formula="of:=[.D174]" office:value-type="float" office:value="2" calcext:value-type="float">
            <text:p>2</text:p>
          </table:table-cell>
          <table:table-cell table:number-columns-repeated="6"/>
          <table:table-cell table:formula="of:=[.G179]*INDIRECT(ADDRESS([.A179]+[.D179];2;1;;&quot;rates&quot;))-[.H179]*INDIRECT(ADDRESS([.A179]+[.D17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80];[.B179];[.B179]+1)" office:value-type="date" office:date-value="2024-02-05" calcext:value-type="date">
            <text:p>2024-02-05</text:p>
          </table:table-cell>
          <table:table-cell table:formula="of:=MONTH([.B180])" office:value-type="float" office:value="2" calcext:value-type="float">
            <text:p>2</text:p>
          </table:table-cell>
          <table:table-cell table:formula="of:=[.D175]" office:value-type="float" office:value="3" calcext:value-type="float">
            <text:p>3</text:p>
          </table:table-cell>
          <table:table-cell table:number-columns-repeated="6"/>
          <table:table-cell table:formula="of:=[.G180]*INDIRECT(ADDRESS([.A180]+[.D180];2;1;;&quot;rates&quot;))-[.H180]*INDIRECT(ADDRESS([.A180]+[.D18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81];[.B180];[.B180]+1)" office:value-type="date" office:date-value="2024-02-05" calcext:value-type="date">
            <text:p>2024-02-05</text:p>
          </table:table-cell>
          <table:table-cell table:formula="of:=MONTH([.B181])" office:value-type="float" office:value="2" calcext:value-type="float">
            <text:p>2</text:p>
          </table:table-cell>
          <table:table-cell table:formula="of:=[.D176]" office:value-type="float" office:value="4" calcext:value-type="float">
            <text:p>4</text:p>
          </table:table-cell>
          <table:table-cell table:number-columns-repeated="6"/>
          <table:table-cell table:formula="of:=[.G181]*INDIRECT(ADDRESS([.A181]+[.D181];2;1;;&quot;rates&quot;))-[.H181]*INDIRECT(ADDRESS([.A181]+[.D18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82];[.B181];[.B181]+1)" office:value-type="date" office:date-value="2024-02-06" calcext:value-type="date">
            <text:p>2024-02-06</text:p>
          </table:table-cell>
          <table:table-cell table:formula="of:=MONTH([.B182])" office:value-type="float" office:value="2" calcext:value-type="float">
            <text:p>2</text:p>
          </table:table-cell>
          <table:table-cell table:formula="of:=[.D177]" office:value-type="float" office:value="0" calcext:value-type="float">
            <text:p>0</text:p>
          </table:table-cell>
          <table:table-cell table:number-columns-repeated="6"/>
          <table:table-cell table:formula="of:=[.G182]*INDIRECT(ADDRESS([.A182]+[.D182];2;1;;&quot;rates&quot;))-[.H182]*INDIRECT(ADDRESS([.A182]+[.D18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83];[.B182];[.B182]+1)" office:value-type="date" office:date-value="2024-02-06" calcext:value-type="date">
            <text:p>2024-02-06</text:p>
          </table:table-cell>
          <table:table-cell table:formula="of:=MONTH([.B183])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number-columns-repeated="6"/>
          <table:table-cell table:formula="of:=[.G183]*INDIRECT(ADDRESS([.A183]+[.D183];2;1;;&quot;rates&quot;))-[.H183]*INDIRECT(ADDRESS([.A183]+[.D18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84];[.B183];[.B183]+1)" office:value-type="date" office:date-value="2024-02-06" calcext:value-type="date">
            <text:p>2024-02-06</text:p>
          </table:table-cell>
          <table:table-cell table:formula="of:=MONTH([.B184])" office:value-type="float" office:value="2" calcext:value-type="float">
            <text:p>2</text:p>
          </table:table-cell>
          <table:table-cell table:formula="of:=[.D179]" office:value-type="float" office:value="2" calcext:value-type="float">
            <text:p>2</text:p>
          </table:table-cell>
          <table:table-cell table:number-columns-repeated="6"/>
          <table:table-cell table:formula="of:=[.G184]*INDIRECT(ADDRESS([.A184]+[.D184];2;1;;&quot;rates&quot;))-[.H184]*INDIRECT(ADDRESS([.A184]+[.D18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85];[.B184];[.B184]+1)" office:value-type="date" office:date-value="2024-02-06" calcext:value-type="date">
            <text:p>2024-02-06</text:p>
          </table:table-cell>
          <table:table-cell table:formula="of:=MONTH([.B185])" office:value-type="float" office:value="2" calcext:value-type="float">
            <text:p>2</text:p>
          </table:table-cell>
          <table:table-cell table:formula="of:=[.D180]" office:value-type="float" office:value="3" calcext:value-type="float">
            <text:p>3</text:p>
          </table:table-cell>
          <table:table-cell table:number-columns-repeated="6"/>
          <table:table-cell table:formula="of:=[.G185]*INDIRECT(ADDRESS([.A185]+[.D185];2;1;;&quot;rates&quot;))-[.H185]*INDIRECT(ADDRESS([.A185]+[.D18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86];[.B185];[.B185]+1)" office:value-type="date" office:date-value="2024-02-06" calcext:value-type="date">
            <text:p>2024-02-06</text:p>
          </table:table-cell>
          <table:table-cell table:formula="of:=MONTH([.B186])" office:value-type="float" office:value="2" calcext:value-type="float">
            <text:p>2</text:p>
          </table:table-cell>
          <table:table-cell table:formula="of:=[.D181]" office:value-type="float" office:value="4" calcext:value-type="float">
            <text:p>4</text:p>
          </table:table-cell>
          <table:table-cell table:number-columns-repeated="6"/>
          <table:table-cell table:formula="of:=[.G186]*INDIRECT(ADDRESS([.A186]+[.D186];2;1;;&quot;rates&quot;))-[.H186]*INDIRECT(ADDRESS([.A186]+[.D18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87];[.B186];[.B186]+1)" office:value-type="date" office:date-value="2024-02-07" calcext:value-type="date">
            <text:p>2024-02-07</text:p>
          </table:table-cell>
          <table:table-cell table:formula="of:=MONTH([.B187])" office:value-type="float" office:value="2" calcext:value-type="float">
            <text:p>2</text:p>
          </table:table-cell>
          <table:table-cell table:formula="of:=[.D182]" office:value-type="float" office:value="0" calcext:value-type="float">
            <text:p>0</text:p>
          </table:table-cell>
          <table:table-cell table:number-columns-repeated="6"/>
          <table:table-cell table:formula="of:=[.G187]*INDIRECT(ADDRESS([.A187]+[.D187];2;1;;&quot;rates&quot;))-[.H187]*INDIRECT(ADDRESS([.A187]+[.D18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88];[.B187];[.B187]+1)" office:value-type="date" office:date-value="2024-02-07" calcext:value-type="date">
            <text:p>2024-02-07</text:p>
          </table:table-cell>
          <table:table-cell table:formula="of:=MONTH([.B188])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number-columns-repeated="6"/>
          <table:table-cell table:formula="of:=[.G188]*INDIRECT(ADDRESS([.A188]+[.D188];2;1;;&quot;rates&quot;))-[.H188]*INDIRECT(ADDRESS([.A188]+[.D18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89];[.B188];[.B188]+1)" office:value-type="date" office:date-value="2024-02-07" calcext:value-type="date">
            <text:p>2024-02-07</text:p>
          </table:table-cell>
          <table:table-cell table:formula="of:=MONTH([.B189])" office:value-type="float" office:value="2" calcext:value-type="float">
            <text:p>2</text:p>
          </table:table-cell>
          <table:table-cell table:formula="of:=[.D184]" office:value-type="float" office:value="2" calcext:value-type="float">
            <text:p>2</text:p>
          </table:table-cell>
          <table:table-cell table:number-columns-repeated="6"/>
          <table:table-cell table:formula="of:=[.G189]*INDIRECT(ADDRESS([.A189]+[.D189];2;1;;&quot;rates&quot;))-[.H189]*INDIRECT(ADDRESS([.A189]+[.D18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90];[.B189];[.B189]+1)" office:value-type="date" office:date-value="2024-02-07" calcext:value-type="date">
            <text:p>2024-02-07</text:p>
          </table:table-cell>
          <table:table-cell table:formula="of:=MONTH([.B190])" office:value-type="float" office:value="2" calcext:value-type="float">
            <text:p>2</text:p>
          </table:table-cell>
          <table:table-cell table:formula="of:=[.D185]" office:value-type="float" office:value="3" calcext:value-type="float">
            <text:p>3</text:p>
          </table:table-cell>
          <table:table-cell table:number-columns-repeated="6"/>
          <table:table-cell table:formula="of:=[.G190]*INDIRECT(ADDRESS([.A190]+[.D190];2;1;;&quot;rates&quot;))-[.H190]*INDIRECT(ADDRESS([.A190]+[.D19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91];[.B190];[.B190]+1)" office:value-type="date" office:date-value="2024-02-07" calcext:value-type="date">
            <text:p>2024-02-07</text:p>
          </table:table-cell>
          <table:table-cell table:formula="of:=MONTH([.B191])" office:value-type="float" office:value="2" calcext:value-type="float">
            <text:p>2</text:p>
          </table:table-cell>
          <table:table-cell table:formula="of:=[.D186]" office:value-type="float" office:value="4" calcext:value-type="float">
            <text:p>4</text:p>
          </table:table-cell>
          <table:table-cell table:number-columns-repeated="6"/>
          <table:table-cell table:formula="of:=[.G191]*INDIRECT(ADDRESS([.A191]+[.D191];2;1;;&quot;rates&quot;))-[.H191]*INDIRECT(ADDRESS([.A191]+[.D19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92];[.B191];[.B191]+1)" office:value-type="date" office:date-value="2024-02-08" calcext:value-type="date">
            <text:p>2024-02-08</text:p>
          </table:table-cell>
          <table:table-cell table:formula="of:=MONTH([.B192])" office:value-type="float" office:value="2" calcext:value-type="float">
            <text:p>2</text:p>
          </table:table-cell>
          <table:table-cell table:formula="of:=[.D187]" office:value-type="float" office:value="0" calcext:value-type="float">
            <text:p>0</text:p>
          </table:table-cell>
          <table:table-cell table:number-columns-repeated="6"/>
          <table:table-cell table:formula="of:=[.G192]*INDIRECT(ADDRESS([.A192]+[.D192];2;1;;&quot;rates&quot;))-[.H192]*INDIRECT(ADDRESS([.A192]+[.D19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93];[.B192];[.B192]+1)" office:value-type="date" office:date-value="2024-02-08" calcext:value-type="date">
            <text:p>2024-02-08</text:p>
          </table:table-cell>
          <table:table-cell table:formula="of:=MONTH([.B193])" office:value-type="float" office:value="2" calcext:value-type="float">
            <text:p>2</text:p>
          </table:table-cell>
          <table:table-cell table:formula="of:=[.D188]" office:value-type="float" office:value="1" calcext:value-type="float">
            <text:p>1</text:p>
          </table:table-cell>
          <table:table-cell table:number-columns-repeated="6"/>
          <table:table-cell table:formula="of:=[.G193]*INDIRECT(ADDRESS([.A193]+[.D193];2;1;;&quot;rates&quot;))-[.H193]*INDIRECT(ADDRESS([.A193]+[.D19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94];[.B193];[.B193]+1)" office:value-type="date" office:date-value="2024-02-08" calcext:value-type="date">
            <text:p>2024-02-08</text:p>
          </table:table-cell>
          <table:table-cell table:formula="of:=MONTH([.B194])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number-columns-repeated="6"/>
          <table:table-cell table:formula="of:=[.G194]*INDIRECT(ADDRESS([.A194]+[.D194];2;1;;&quot;rates&quot;))-[.H194]*INDIRECT(ADDRESS([.A194]+[.D19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95];[.B194];[.B194]+1)" office:value-type="date" office:date-value="2024-02-08" calcext:value-type="date">
            <text:p>2024-02-08</text:p>
          </table:table-cell>
          <table:table-cell table:formula="of:=MONTH([.B195])" office:value-type="float" office:value="2" calcext:value-type="float">
            <text:p>2</text:p>
          </table:table-cell>
          <table:table-cell table:formula="of:=[.D190]" office:value-type="float" office:value="3" calcext:value-type="float">
            <text:p>3</text:p>
          </table:table-cell>
          <table:table-cell table:number-columns-repeated="6"/>
          <table:table-cell table:formula="of:=[.G195]*INDIRECT(ADDRESS([.A195]+[.D195];2;1;;&quot;rates&quot;))-[.H195]*INDIRECT(ADDRESS([.A195]+[.D19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96];[.B195];[.B195]+1)" office:value-type="date" office:date-value="2024-02-08" calcext:value-type="date">
            <text:p>2024-02-08</text:p>
          </table:table-cell>
          <table:table-cell table:formula="of:=MONTH([.B196])" office:value-type="float" office:value="2" calcext:value-type="float">
            <text:p>2</text:p>
          </table:table-cell>
          <table:table-cell table:formula="of:=[.D191]" office:value-type="float" office:value="4" calcext:value-type="float">
            <text:p>4</text:p>
          </table:table-cell>
          <table:table-cell table:number-columns-repeated="6"/>
          <table:table-cell table:formula="of:=[.G196]*INDIRECT(ADDRESS([.A196]+[.D196];2;1;;&quot;rates&quot;))-[.H196]*INDIRECT(ADDRESS([.A196]+[.D19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97];[.B196];[.B196]+1)" office:value-type="date" office:date-value="2024-02-09" calcext:value-type="date">
            <text:p>2024-02-09</text:p>
          </table:table-cell>
          <table:table-cell table:formula="of:=MONTH([.B197])" office:value-type="float" office:value="2" calcext:value-type="float">
            <text:p>2</text:p>
          </table:table-cell>
          <table:table-cell table:formula="of:=[.D192]" office:value-type="float" office:value="0" calcext:value-type="float">
            <text:p>0</text:p>
          </table:table-cell>
          <table:table-cell table:number-columns-repeated="6"/>
          <table:table-cell table:formula="of:=[.G197]*INDIRECT(ADDRESS([.A197]+[.D197];2;1;;&quot;rates&quot;))-[.H197]*INDIRECT(ADDRESS([.A197]+[.D19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98];[.B197];[.B197]+1)" office:value-type="date" office:date-value="2024-02-09" calcext:value-type="date">
            <text:p>2024-02-09</text:p>
          </table:table-cell>
          <table:table-cell table:formula="of:=MONTH([.B198])" office:value-type="float" office:value="2" calcext:value-type="float">
            <text:p>2</text:p>
          </table:table-cell>
          <table:table-cell table:formula="of:=[.D193]" office:value-type="float" office:value="1" calcext:value-type="float">
            <text:p>1</text:p>
          </table:table-cell>
          <table:table-cell table:number-columns-repeated="6"/>
          <table:table-cell table:formula="of:=[.G198]*INDIRECT(ADDRESS([.A198]+[.D198];2;1;;&quot;rates&quot;))-[.H198]*INDIRECT(ADDRESS([.A198]+[.D19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199];[.B198];[.B198]+1)" office:value-type="date" office:date-value="2024-02-09" calcext:value-type="date">
            <text:p>2024-02-09</text:p>
          </table:table-cell>
          <table:table-cell table:formula="of:=MONTH([.B199])" office:value-type="float" office:value="2" calcext:value-type="float">
            <text:p>2</text:p>
          </table:table-cell>
          <table:table-cell table:formula="of:=[.D194]" office:value-type="float" office:value="2" calcext:value-type="float">
            <text:p>2</text:p>
          </table:table-cell>
          <table:table-cell table:number-columns-repeated="6"/>
          <table:table-cell table:formula="of:=[.G199]*INDIRECT(ADDRESS([.A199]+[.D199];2;1;;&quot;rates&quot;))-[.H199]*INDIRECT(ADDRESS([.A199]+[.D19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00];[.B199];[.B199]+1)" office:value-type="date" office:date-value="2024-02-09" calcext:value-type="date">
            <text:p>2024-02-09</text:p>
          </table:table-cell>
          <table:table-cell table:formula="of:=MONTH([.B200])" office:value-type="float" office:value="2" calcext:value-type="float">
            <text:p>2</text:p>
          </table:table-cell>
          <table:table-cell table:formula="of:=[.D195]" office:value-type="float" office:value="3" calcext:value-type="float">
            <text:p>3</text:p>
          </table:table-cell>
          <table:table-cell table:number-columns-repeated="6"/>
          <table:table-cell table:formula="of:=[.G200]*INDIRECT(ADDRESS([.A200]+[.D200];2;1;;&quot;rates&quot;))-[.H200]*INDIRECT(ADDRESS([.A200]+[.D20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01];[.B200];[.B200]+1)" office:value-type="date" office:date-value="2024-02-09" calcext:value-type="date">
            <text:p>2024-02-09</text:p>
          </table:table-cell>
          <table:table-cell table:formula="of:=MONTH([.B201])" office:value-type="float" office:value="2" calcext:value-type="float">
            <text:p>2</text:p>
          </table:table-cell>
          <table:table-cell table:formula="of:=[.D196]" office:value-type="float" office:value="4" calcext:value-type="float">
            <text:p>4</text:p>
          </table:table-cell>
          <table:table-cell table:number-columns-repeated="6"/>
          <table:table-cell table:formula="of:=[.G201]*INDIRECT(ADDRESS([.A201]+[.D201];2;1;;&quot;rates&quot;))-[.H201]*INDIRECT(ADDRESS([.A201]+[.D20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02];[.B201];[.B201]+1)" office:value-type="date" office:date-value="2024-02-10" calcext:value-type="date">
            <text:p>2024-02-10</text:p>
          </table:table-cell>
          <table:table-cell table:formula="of:=MONTH([.B202])" office:value-type="float" office:value="2" calcext:value-type="float">
            <text:p>2</text:p>
          </table:table-cell>
          <table:table-cell table:formula="of:=[.D197]" office:value-type="float" office:value="0" calcext:value-type="float">
            <text:p>0</text:p>
          </table:table-cell>
          <table:table-cell table:number-columns-repeated="6"/>
          <table:table-cell table:formula="of:=[.G202]*INDIRECT(ADDRESS([.A202]+[.D202];2;1;;&quot;rates&quot;))-[.H202]*INDIRECT(ADDRESS([.A202]+[.D20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03];[.B202];[.B202]+1)" office:value-type="date" office:date-value="2024-02-10" calcext:value-type="date">
            <text:p>2024-02-10</text:p>
          </table:table-cell>
          <table:table-cell table:formula="of:=MONTH([.B203])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number-columns-repeated="6"/>
          <table:table-cell table:formula="of:=[.G203]*INDIRECT(ADDRESS([.A203]+[.D203];2;1;;&quot;rates&quot;))-[.H203]*INDIRECT(ADDRESS([.A203]+[.D20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04];[.B203];[.B203]+1)" office:value-type="date" office:date-value="2024-02-10" calcext:value-type="date">
            <text:p>2024-02-10</text:p>
          </table:table-cell>
          <table:table-cell table:formula="of:=MONTH([.B204])" office:value-type="float" office:value="2" calcext:value-type="float">
            <text:p>2</text:p>
          </table:table-cell>
          <table:table-cell table:formula="of:=[.D199]" office:value-type="float" office:value="2" calcext:value-type="float">
            <text:p>2</text:p>
          </table:table-cell>
          <table:table-cell table:number-columns-repeated="6"/>
          <table:table-cell table:formula="of:=[.G204]*INDIRECT(ADDRESS([.A204]+[.D204];2;1;;&quot;rates&quot;))-[.H204]*INDIRECT(ADDRESS([.A204]+[.D20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05];[.B204];[.B204]+1)" office:value-type="date" office:date-value="2024-02-10" calcext:value-type="date">
            <text:p>2024-02-10</text:p>
          </table:table-cell>
          <table:table-cell table:formula="of:=MONTH([.B205])" office:value-type="float" office:value="2" calcext:value-type="float">
            <text:p>2</text:p>
          </table:table-cell>
          <table:table-cell table:formula="of:=[.D200]" office:value-type="float" office:value="3" calcext:value-type="float">
            <text:p>3</text:p>
          </table:table-cell>
          <table:table-cell table:number-columns-repeated="6"/>
          <table:table-cell table:formula="of:=[.G205]*INDIRECT(ADDRESS([.A205]+[.D205];2;1;;&quot;rates&quot;))-[.H205]*INDIRECT(ADDRESS([.A205]+[.D20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06];[.B205];[.B205]+1)" office:value-type="date" office:date-value="2024-02-10" calcext:value-type="date">
            <text:p>2024-02-10</text:p>
          </table:table-cell>
          <table:table-cell table:formula="of:=MONTH([.B206])" office:value-type="float" office:value="2" calcext:value-type="float">
            <text:p>2</text:p>
          </table:table-cell>
          <table:table-cell table:formula="of:=[.D201]" office:value-type="float" office:value="4" calcext:value-type="float">
            <text:p>4</text:p>
          </table:table-cell>
          <table:table-cell table:number-columns-repeated="6"/>
          <table:table-cell table:formula="of:=[.G206]*INDIRECT(ADDRESS([.A206]+[.D206];2;1;;&quot;rates&quot;))-[.H206]*INDIRECT(ADDRESS([.A206]+[.D20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07];[.B206];[.B206]+1)" office:value-type="date" office:date-value="2024-02-11" calcext:value-type="date">
            <text:p>2024-02-11</text:p>
          </table:table-cell>
          <table:table-cell table:formula="of:=MONTH([.B207])" office:value-type="float" office:value="2" calcext:value-type="float">
            <text:p>2</text:p>
          </table:table-cell>
          <table:table-cell table:formula="of:=[.D202]" office:value-type="float" office:value="0" calcext:value-type="float">
            <text:p>0</text:p>
          </table:table-cell>
          <table:table-cell table:number-columns-repeated="6"/>
          <table:table-cell table:formula="of:=[.G207]*INDIRECT(ADDRESS([.A207]+[.D207];2;1;;&quot;rates&quot;))-[.H207]*INDIRECT(ADDRESS([.A207]+[.D20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08];[.B207];[.B207]+1)" office:value-type="date" office:date-value="2024-02-11" calcext:value-type="date">
            <text:p>2024-02-11</text:p>
          </table:table-cell>
          <table:table-cell table:formula="of:=MONTH([.B208])" office:value-type="float" office:value="2" calcext:value-type="float">
            <text:p>2</text:p>
          </table:table-cell>
          <table:table-cell table:formula="of:=[.D203]" office:value-type="float" office:value="1" calcext:value-type="float">
            <text:p>1</text:p>
          </table:table-cell>
          <table:table-cell table:number-columns-repeated="6"/>
          <table:table-cell table:formula="of:=[.G208]*INDIRECT(ADDRESS([.A208]+[.D208];2;1;;&quot;rates&quot;))-[.H208]*INDIRECT(ADDRESS([.A208]+[.D20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09];[.B208];[.B208]+1)" office:value-type="date" office:date-value="2024-02-11" calcext:value-type="date">
            <text:p>2024-02-11</text:p>
          </table:table-cell>
          <table:table-cell table:formula="of:=MONTH([.B209])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number-columns-repeated="6"/>
          <table:table-cell table:formula="of:=[.G209]*INDIRECT(ADDRESS([.A209]+[.D209];2;1;;&quot;rates&quot;))-[.H209]*INDIRECT(ADDRESS([.A209]+[.D20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10];[.B209];[.B209]+1)" office:value-type="date" office:date-value="2024-02-11" calcext:value-type="date">
            <text:p>2024-02-11</text:p>
          </table:table-cell>
          <table:table-cell table:formula="of:=MONTH([.B210])" office:value-type="float" office:value="2" calcext:value-type="float">
            <text:p>2</text:p>
          </table:table-cell>
          <table:table-cell table:formula="of:=[.D205]" office:value-type="float" office:value="3" calcext:value-type="float">
            <text:p>3</text:p>
          </table:table-cell>
          <table:table-cell table:number-columns-repeated="6"/>
          <table:table-cell table:formula="of:=[.G210]*INDIRECT(ADDRESS([.A210]+[.D210];2;1;;&quot;rates&quot;))-[.H210]*INDIRECT(ADDRESS([.A210]+[.D21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11];[.B210];[.B210]+1)" office:value-type="date" office:date-value="2024-02-11" calcext:value-type="date">
            <text:p>2024-02-11</text:p>
          </table:table-cell>
          <table:table-cell table:formula="of:=MONTH([.B211])" office:value-type="float" office:value="2" calcext:value-type="float">
            <text:p>2</text:p>
          </table:table-cell>
          <table:table-cell table:formula="of:=[.D206]" office:value-type="float" office:value="4" calcext:value-type="float">
            <text:p>4</text:p>
          </table:table-cell>
          <table:table-cell table:number-columns-repeated="6"/>
          <table:table-cell table:formula="of:=[.G211]*INDIRECT(ADDRESS([.A211]+[.D211];2;1;;&quot;rates&quot;))-[.H211]*INDIRECT(ADDRESS([.A211]+[.D21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12];[.B211];[.B211]+1)" office:value-type="date" office:date-value="2024-02-12" calcext:value-type="date">
            <text:p>2024-02-12</text:p>
          </table:table-cell>
          <table:table-cell table:formula="of:=MONTH([.B212])" office:value-type="float" office:value="2" calcext:value-type="float">
            <text:p>2</text:p>
          </table:table-cell>
          <table:table-cell table:formula="of:=[.D207]" office:value-type="float" office:value="0" calcext:value-type="float">
            <text:p>0</text:p>
          </table:table-cell>
          <table:table-cell table:number-columns-repeated="6"/>
          <table:table-cell table:formula="of:=[.G212]*INDIRECT(ADDRESS([.A212]+[.D212];2;1;;&quot;rates&quot;))-[.H212]*INDIRECT(ADDRESS([.A212]+[.D21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13];[.B212];[.B212]+1)" office:value-type="date" office:date-value="2024-02-12" calcext:value-type="date">
            <text:p>2024-02-12</text:p>
          </table:table-cell>
          <table:table-cell table:formula="of:=MONTH([.B213])" office:value-type="float" office:value="2" calcext:value-type="float">
            <text:p>2</text:p>
          </table:table-cell>
          <table:table-cell table:formula="of:=[.D208]" office:value-type="float" office:value="1" calcext:value-type="float">
            <text:p>1</text:p>
          </table:table-cell>
          <table:table-cell table:number-columns-repeated="6"/>
          <table:table-cell table:formula="of:=[.G213]*INDIRECT(ADDRESS([.A213]+[.D213];2;1;;&quot;rates&quot;))-[.H213]*INDIRECT(ADDRESS([.A213]+[.D21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14];[.B213];[.B213]+1)" office:value-type="date" office:date-value="2024-02-12" calcext:value-type="date">
            <text:p>2024-02-12</text:p>
          </table:table-cell>
          <table:table-cell table:formula="of:=MONTH([.B214])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number-columns-repeated="6"/>
          <table:table-cell table:formula="of:=[.G214]*INDIRECT(ADDRESS([.A214]+[.D214];2;1;;&quot;rates&quot;))-[.H214]*INDIRECT(ADDRESS([.A214]+[.D21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15];[.B214];[.B214]+1)" office:value-type="date" office:date-value="2024-02-12" calcext:value-type="date">
            <text:p>2024-02-12</text:p>
          </table:table-cell>
          <table:table-cell table:formula="of:=MONTH([.B215])" office:value-type="float" office:value="2" calcext:value-type="float">
            <text:p>2</text:p>
          </table:table-cell>
          <table:table-cell table:formula="of:=[.D210]" office:value-type="float" office:value="3" calcext:value-type="float">
            <text:p>3</text:p>
          </table:table-cell>
          <table:table-cell table:number-columns-repeated="6"/>
          <table:table-cell table:formula="of:=[.G215]*INDIRECT(ADDRESS([.A215]+[.D215];2;1;;&quot;rates&quot;))-[.H215]*INDIRECT(ADDRESS([.A215]+[.D21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16];[.B215];[.B215]+1)" office:value-type="date" office:date-value="2024-02-12" calcext:value-type="date">
            <text:p>2024-02-12</text:p>
          </table:table-cell>
          <table:table-cell table:formula="of:=MONTH([.B216])" office:value-type="float" office:value="2" calcext:value-type="float">
            <text:p>2</text:p>
          </table:table-cell>
          <table:table-cell table:formula="of:=[.D211]" office:value-type="float" office:value="4" calcext:value-type="float">
            <text:p>4</text:p>
          </table:table-cell>
          <table:table-cell table:number-columns-repeated="6"/>
          <table:table-cell table:formula="of:=[.G216]*INDIRECT(ADDRESS([.A216]+[.D216];2;1;;&quot;rates&quot;))-[.H216]*INDIRECT(ADDRESS([.A216]+[.D21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17];[.B216];[.B216]+1)" office:value-type="date" office:date-value="2024-02-13" calcext:value-type="date">
            <text:p>2024-02-13</text:p>
          </table:table-cell>
          <table:table-cell table:formula="of:=MONTH([.B217])" office:value-type="float" office:value="2" calcext:value-type="float">
            <text:p>2</text:p>
          </table:table-cell>
          <table:table-cell table:formula="of:=[.D212]" office:value-type="float" office:value="0" calcext:value-type="float">
            <text:p>0</text:p>
          </table:table-cell>
          <table:table-cell table:number-columns-repeated="6"/>
          <table:table-cell table:formula="of:=[.G217]*INDIRECT(ADDRESS([.A217]+[.D217];2;1;;&quot;rates&quot;))-[.H217]*INDIRECT(ADDRESS([.A217]+[.D21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18];[.B217];[.B217]+1)" office:value-type="date" office:date-value="2024-02-13" calcext:value-type="date">
            <text:p>2024-02-13</text:p>
          </table:table-cell>
          <table:table-cell table:formula="of:=MONTH([.B218])" office:value-type="float" office:value="2" calcext:value-type="float">
            <text:p>2</text:p>
          </table:table-cell>
          <table:table-cell table:formula="of:=[.D213]" office:value-type="float" office:value="1" calcext:value-type="float">
            <text:p>1</text:p>
          </table:table-cell>
          <table:table-cell table:number-columns-repeated="6"/>
          <table:table-cell table:formula="of:=[.G218]*INDIRECT(ADDRESS([.A218]+[.D218];2;1;;&quot;rates&quot;))-[.H218]*INDIRECT(ADDRESS([.A218]+[.D21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19];[.B218];[.B218]+1)" office:value-type="date" office:date-value="2024-02-13" calcext:value-type="date">
            <text:p>2024-02-13</text:p>
          </table:table-cell>
          <table:table-cell table:formula="of:=MONTH([.B219])" office:value-type="float" office:value="2" calcext:value-type="float">
            <text:p>2</text:p>
          </table:table-cell>
          <table:table-cell table:formula="of:=[.D214]" office:value-type="float" office:value="2" calcext:value-type="float">
            <text:p>2</text:p>
          </table:table-cell>
          <table:table-cell table:number-columns-repeated="6"/>
          <table:table-cell table:formula="of:=[.G219]*INDIRECT(ADDRESS([.A219]+[.D219];2;1;;&quot;rates&quot;))-[.H219]*INDIRECT(ADDRESS([.A219]+[.D21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20];[.B219];[.B219]+1)" office:value-type="date" office:date-value="2024-02-13" calcext:value-type="date">
            <text:p>2024-02-13</text:p>
          </table:table-cell>
          <table:table-cell table:formula="of:=MONTH([.B220])" office:value-type="float" office:value="2" calcext:value-type="float">
            <text:p>2</text:p>
          </table:table-cell>
          <table:table-cell table:formula="of:=[.D215]" office:value-type="float" office:value="3" calcext:value-type="float">
            <text:p>3</text:p>
          </table:table-cell>
          <table:table-cell table:number-columns-repeated="6"/>
          <table:table-cell table:formula="of:=[.G220]*INDIRECT(ADDRESS([.A220]+[.D220];2;1;;&quot;rates&quot;))-[.H220]*INDIRECT(ADDRESS([.A220]+[.D22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21];[.B220];[.B220]+1)" office:value-type="date" office:date-value="2024-02-13" calcext:value-type="date">
            <text:p>2024-02-13</text:p>
          </table:table-cell>
          <table:table-cell table:formula="of:=MONTH([.B221])" office:value-type="float" office:value="2" calcext:value-type="float">
            <text:p>2</text:p>
          </table:table-cell>
          <table:table-cell table:formula="of:=[.D216]" office:value-type="float" office:value="4" calcext:value-type="float">
            <text:p>4</text:p>
          </table:table-cell>
          <table:table-cell table:number-columns-repeated="6"/>
          <table:table-cell table:formula="of:=[.G221]*INDIRECT(ADDRESS([.A221]+[.D221];2;1;;&quot;rates&quot;))-[.H221]*INDIRECT(ADDRESS([.A221]+[.D22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22];[.B221];[.B221]+1)" office:value-type="date" office:date-value="2024-02-14" calcext:value-type="date">
            <text:p>2024-02-14</text:p>
          </table:table-cell>
          <table:table-cell table:formula="of:=MONTH([.B222])" office:value-type="float" office:value="2" calcext:value-type="float">
            <text:p>2</text:p>
          </table:table-cell>
          <table:table-cell table:formula="of:=[.D217]" office:value-type="float" office:value="0" calcext:value-type="float">
            <text:p>0</text:p>
          </table:table-cell>
          <table:table-cell table:number-columns-repeated="6"/>
          <table:table-cell table:formula="of:=[.G222]*INDIRECT(ADDRESS([.A222]+[.D222];2;1;;&quot;rates&quot;))-[.H222]*INDIRECT(ADDRESS([.A222]+[.D22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23];[.B222];[.B222]+1)" office:value-type="date" office:date-value="2024-02-14" calcext:value-type="date">
            <text:p>2024-02-14</text:p>
          </table:table-cell>
          <table:table-cell table:formula="of:=MONTH([.B223])" office:value-type="float" office:value="2" calcext:value-type="float">
            <text:p>2</text:p>
          </table:table-cell>
          <table:table-cell table:formula="of:=[.D218]" office:value-type="float" office:value="1" calcext:value-type="float">
            <text:p>1</text:p>
          </table:table-cell>
          <table:table-cell table:number-columns-repeated="6"/>
          <table:table-cell table:formula="of:=[.G223]*INDIRECT(ADDRESS([.A223]+[.D223];2;1;;&quot;rates&quot;))-[.H223]*INDIRECT(ADDRESS([.A223]+[.D22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24];[.B223];[.B223]+1)" office:value-type="date" office:date-value="2024-02-14" calcext:value-type="date">
            <text:p>2024-02-14</text:p>
          </table:table-cell>
          <table:table-cell table:formula="of:=MONTH([.B224])" office:value-type="float" office:value="2" calcext:value-type="float">
            <text:p>2</text:p>
          </table:table-cell>
          <table:table-cell table:formula="of:=[.D219]" office:value-type="float" office:value="2" calcext:value-type="float">
            <text:p>2</text:p>
          </table:table-cell>
          <table:table-cell table:number-columns-repeated="6"/>
          <table:table-cell table:formula="of:=[.G224]*INDIRECT(ADDRESS([.A224]+[.D224];2;1;;&quot;rates&quot;))-[.H224]*INDIRECT(ADDRESS([.A224]+[.D22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25];[.B224];[.B224]+1)" office:value-type="date" office:date-value="2024-02-14" calcext:value-type="date">
            <text:p>2024-02-14</text:p>
          </table:table-cell>
          <table:table-cell table:formula="of:=MONTH([.B225])" office:value-type="float" office:value="2" calcext:value-type="float">
            <text:p>2</text:p>
          </table:table-cell>
          <table:table-cell table:formula="of:=[.D220]" office:value-type="float" office:value="3" calcext:value-type="float">
            <text:p>3</text:p>
          </table:table-cell>
          <table:table-cell table:number-columns-repeated="6"/>
          <table:table-cell table:formula="of:=[.G225]*INDIRECT(ADDRESS([.A225]+[.D225];2;1;;&quot;rates&quot;))-[.H225]*INDIRECT(ADDRESS([.A225]+[.D22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26];[.B225];[.B225]+1)" office:value-type="date" office:date-value="2024-02-14" calcext:value-type="date">
            <text:p>2024-02-14</text:p>
          </table:table-cell>
          <table:table-cell table:formula="of:=MONTH([.B226])" office:value-type="float" office:value="2" calcext:value-type="float">
            <text:p>2</text:p>
          </table:table-cell>
          <table:table-cell table:formula="of:=[.D221]" office:value-type="float" office:value="4" calcext:value-type="float">
            <text:p>4</text:p>
          </table:table-cell>
          <table:table-cell table:number-columns-repeated="6"/>
          <table:table-cell table:formula="of:=[.G226]*INDIRECT(ADDRESS([.A226]+[.D226];2;1;;&quot;rates&quot;))-[.H226]*INDIRECT(ADDRESS([.A226]+[.D22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27];[.B226];[.B226]+1)" office:value-type="date" office:date-value="2024-02-15" calcext:value-type="date">
            <text:p>2024-02-15</text:p>
          </table:table-cell>
          <table:table-cell table:formula="of:=MONTH([.B227])" office:value-type="float" office:value="2" calcext:value-type="float">
            <text:p>2</text:p>
          </table:table-cell>
          <table:table-cell table:formula="of:=[.D222]" office:value-type="float" office:value="0" calcext:value-type="float">
            <text:p>0</text:p>
          </table:table-cell>
          <table:table-cell table:number-columns-repeated="6"/>
          <table:table-cell table:formula="of:=[.G227]*INDIRECT(ADDRESS([.A227]+[.D227];2;1;;&quot;rates&quot;))-[.H227]*INDIRECT(ADDRESS([.A227]+[.D22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28];[.B227];[.B227]+1)" office:value-type="date" office:date-value="2024-02-15" calcext:value-type="date">
            <text:p>2024-02-15</text:p>
          </table:table-cell>
          <table:table-cell table:formula="of:=MONTH([.B228])" office:value-type="float" office:value="2" calcext:value-type="float">
            <text:p>2</text:p>
          </table:table-cell>
          <table:table-cell table:formula="of:=[.D223]" office:value-type="float" office:value="1" calcext:value-type="float">
            <text:p>1</text:p>
          </table:table-cell>
          <table:table-cell table:number-columns-repeated="6"/>
          <table:table-cell table:formula="of:=[.G228]*INDIRECT(ADDRESS([.A228]+[.D228];2;1;;&quot;rates&quot;))-[.H228]*INDIRECT(ADDRESS([.A228]+[.D22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29];[.B228];[.B228]+1)" office:value-type="date" office:date-value="2024-02-15" calcext:value-type="date">
            <text:p>2024-02-15</text:p>
          </table:table-cell>
          <table:table-cell table:formula="of:=MONTH([.B229])" office:value-type="float" office:value="2" calcext:value-type="float">
            <text:p>2</text:p>
          </table:table-cell>
          <table:table-cell table:formula="of:=[.D224]" office:value-type="float" office:value="2" calcext:value-type="float">
            <text:p>2</text:p>
          </table:table-cell>
          <table:table-cell table:number-columns-repeated="6"/>
          <table:table-cell table:formula="of:=[.G229]*INDIRECT(ADDRESS([.A229]+[.D229];2;1;;&quot;rates&quot;))-[.H229]*INDIRECT(ADDRESS([.A229]+[.D22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30];[.B229];[.B229]+1)" office:value-type="date" office:date-value="2024-02-15" calcext:value-type="date">
            <text:p>2024-02-15</text:p>
          </table:table-cell>
          <table:table-cell table:formula="of:=MONTH([.B230])" office:value-type="float" office:value="2" calcext:value-type="float">
            <text:p>2</text:p>
          </table:table-cell>
          <table:table-cell table:formula="of:=[.D225]" office:value-type="float" office:value="3" calcext:value-type="float">
            <text:p>3</text:p>
          </table:table-cell>
          <table:table-cell table:number-columns-repeated="6"/>
          <table:table-cell table:formula="of:=[.G230]*INDIRECT(ADDRESS([.A230]+[.D230];2;1;;&quot;rates&quot;))-[.H230]*INDIRECT(ADDRESS([.A230]+[.D23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31];[.B230];[.B230]+1)" office:value-type="date" office:date-value="2024-02-15" calcext:value-type="date">
            <text:p>2024-02-15</text:p>
          </table:table-cell>
          <table:table-cell table:formula="of:=MONTH([.B231])" office:value-type="float" office:value="2" calcext:value-type="float">
            <text:p>2</text:p>
          </table:table-cell>
          <table:table-cell table:formula="of:=[.D226]" office:value-type="float" office:value="4" calcext:value-type="float">
            <text:p>4</text:p>
          </table:table-cell>
          <table:table-cell table:number-columns-repeated="6"/>
          <table:table-cell table:formula="of:=[.G231]*INDIRECT(ADDRESS([.A231]+[.D231];2;1;;&quot;rates&quot;))-[.H231]*INDIRECT(ADDRESS([.A231]+[.D23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32];[.B231];[.B231]+1)" office:value-type="date" office:date-value="2024-02-16" calcext:value-type="date">
            <text:p>2024-02-16</text:p>
          </table:table-cell>
          <table:table-cell table:formula="of:=MONTH([.B232])" office:value-type="float" office:value="2" calcext:value-type="float">
            <text:p>2</text:p>
          </table:table-cell>
          <table:table-cell table:formula="of:=[.D227]" office:value-type="float" office:value="0" calcext:value-type="float">
            <text:p>0</text:p>
          </table:table-cell>
          <table:table-cell table:number-columns-repeated="6"/>
          <table:table-cell table:formula="of:=[.G232]*INDIRECT(ADDRESS([.A232]+[.D232];2;1;;&quot;rates&quot;))-[.H232]*INDIRECT(ADDRESS([.A232]+[.D23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33];[.B232];[.B232]+1)" office:value-type="date" office:date-value="2024-02-16" calcext:value-type="date">
            <text:p>2024-02-16</text:p>
          </table:table-cell>
          <table:table-cell table:formula="of:=MONTH([.B233])" office:value-type="float" office:value="2" calcext:value-type="float">
            <text:p>2</text:p>
          </table:table-cell>
          <table:table-cell table:formula="of:=[.D228]" office:value-type="float" office:value="1" calcext:value-type="float">
            <text:p>1</text:p>
          </table:table-cell>
          <table:table-cell table:number-columns-repeated="6"/>
          <table:table-cell table:formula="of:=[.G233]*INDIRECT(ADDRESS([.A233]+[.D233];2;1;;&quot;rates&quot;))-[.H233]*INDIRECT(ADDRESS([.A233]+[.D23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34];[.B233];[.B233]+1)" office:value-type="date" office:date-value="2024-02-16" calcext:value-type="date">
            <text:p>2024-02-16</text:p>
          </table:table-cell>
          <table:table-cell table:formula="of:=MONTH([.B234])" office:value-type="float" office:value="2" calcext:value-type="float">
            <text:p>2</text:p>
          </table:table-cell>
          <table:table-cell table:formula="of:=[.D229]" office:value-type="float" office:value="2" calcext:value-type="float">
            <text:p>2</text:p>
          </table:table-cell>
          <table:table-cell table:number-columns-repeated="6"/>
          <table:table-cell table:formula="of:=[.G234]*INDIRECT(ADDRESS([.A234]+[.D234];2;1;;&quot;rates&quot;))-[.H234]*INDIRECT(ADDRESS([.A234]+[.D23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35];[.B234];[.B234]+1)" office:value-type="date" office:date-value="2024-02-16" calcext:value-type="date">
            <text:p>2024-02-16</text:p>
          </table:table-cell>
          <table:table-cell table:formula="of:=MONTH([.B235])" office:value-type="float" office:value="2" calcext:value-type="float">
            <text:p>2</text:p>
          </table:table-cell>
          <table:table-cell table:formula="of:=[.D230]" office:value-type="float" office:value="3" calcext:value-type="float">
            <text:p>3</text:p>
          </table:table-cell>
          <table:table-cell table:number-columns-repeated="6"/>
          <table:table-cell table:formula="of:=[.G235]*INDIRECT(ADDRESS([.A235]+[.D235];2;1;;&quot;rates&quot;))-[.H235]*INDIRECT(ADDRESS([.A235]+[.D23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36];[.B235];[.B235]+1)" office:value-type="date" office:date-value="2024-02-16" calcext:value-type="date">
            <text:p>2024-02-16</text:p>
          </table:table-cell>
          <table:table-cell table:formula="of:=MONTH([.B236])" office:value-type="float" office:value="2" calcext:value-type="float">
            <text:p>2</text:p>
          </table:table-cell>
          <table:table-cell table:formula="of:=[.D231]" office:value-type="float" office:value="4" calcext:value-type="float">
            <text:p>4</text:p>
          </table:table-cell>
          <table:table-cell table:number-columns-repeated="6"/>
          <table:table-cell table:formula="of:=[.G236]*INDIRECT(ADDRESS([.A236]+[.D236];2;1;;&quot;rates&quot;))-[.H236]*INDIRECT(ADDRESS([.A236]+[.D23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37];[.B236];[.B236]+1)" office:value-type="date" office:date-value="2024-02-17" calcext:value-type="date">
            <text:p>2024-02-17</text:p>
          </table:table-cell>
          <table:table-cell table:formula="of:=MONTH([.B237])" office:value-type="float" office:value="2" calcext:value-type="float">
            <text:p>2</text:p>
          </table:table-cell>
          <table:table-cell table:formula="of:=[.D232]" office:value-type="float" office:value="0" calcext:value-type="float">
            <text:p>0</text:p>
          </table:table-cell>
          <table:table-cell table:number-columns-repeated="6"/>
          <table:table-cell table:formula="of:=[.G237]*INDIRECT(ADDRESS([.A237]+[.D237];2;1;;&quot;rates&quot;))-[.H237]*INDIRECT(ADDRESS([.A237]+[.D23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38];[.B237];[.B237]+1)" office:value-type="date" office:date-value="2024-02-17" calcext:value-type="date">
            <text:p>2024-02-17</text:p>
          </table:table-cell>
          <table:table-cell table:formula="of:=MONTH([.B238])" office:value-type="float" office:value="2" calcext:value-type="float">
            <text:p>2</text:p>
          </table:table-cell>
          <table:table-cell table:formula="of:=[.D233]" office:value-type="float" office:value="1" calcext:value-type="float">
            <text:p>1</text:p>
          </table:table-cell>
          <table:table-cell table:number-columns-repeated="6"/>
          <table:table-cell table:formula="of:=[.G238]*INDIRECT(ADDRESS([.A238]+[.D238];2;1;;&quot;rates&quot;))-[.H238]*INDIRECT(ADDRESS([.A238]+[.D23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39];[.B238];[.B238]+1)" office:value-type="date" office:date-value="2024-02-17" calcext:value-type="date">
            <text:p>2024-02-17</text:p>
          </table:table-cell>
          <table:table-cell table:formula="of:=MONTH([.B239])" office:value-type="float" office:value="2" calcext:value-type="float">
            <text:p>2</text:p>
          </table:table-cell>
          <table:table-cell table:formula="of:=[.D234]" office:value-type="float" office:value="2" calcext:value-type="float">
            <text:p>2</text:p>
          </table:table-cell>
          <table:table-cell table:number-columns-repeated="6"/>
          <table:table-cell table:formula="of:=[.G239]*INDIRECT(ADDRESS([.A239]+[.D239];2;1;;&quot;rates&quot;))-[.H239]*INDIRECT(ADDRESS([.A239]+[.D23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40];[.B239];[.B239]+1)" office:value-type="date" office:date-value="2024-02-17" calcext:value-type="date">
            <text:p>2024-02-17</text:p>
          </table:table-cell>
          <table:table-cell table:formula="of:=MONTH([.B240])" office:value-type="float" office:value="2" calcext:value-type="float">
            <text:p>2</text:p>
          </table:table-cell>
          <table:table-cell table:formula="of:=[.D235]" office:value-type="float" office:value="3" calcext:value-type="float">
            <text:p>3</text:p>
          </table:table-cell>
          <table:table-cell table:number-columns-repeated="6"/>
          <table:table-cell table:formula="of:=[.G240]*INDIRECT(ADDRESS([.A240]+[.D240];2;1;;&quot;rates&quot;))-[.H240]*INDIRECT(ADDRESS([.A240]+[.D24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41];[.B240];[.B240]+1)" office:value-type="date" office:date-value="2024-02-17" calcext:value-type="date">
            <text:p>2024-02-17</text:p>
          </table:table-cell>
          <table:table-cell table:formula="of:=MONTH([.B241])" office:value-type="float" office:value="2" calcext:value-type="float">
            <text:p>2</text:p>
          </table:table-cell>
          <table:table-cell table:formula="of:=[.D236]" office:value-type="float" office:value="4" calcext:value-type="float">
            <text:p>4</text:p>
          </table:table-cell>
          <table:table-cell table:number-columns-repeated="6"/>
          <table:table-cell table:formula="of:=[.G241]*INDIRECT(ADDRESS([.A241]+[.D241];2;1;;&quot;rates&quot;))-[.H241]*INDIRECT(ADDRESS([.A241]+[.D24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42];[.B241];[.B241]+1)" office:value-type="date" office:date-value="2024-02-18" calcext:value-type="date">
            <text:p>2024-02-18</text:p>
          </table:table-cell>
          <table:table-cell table:formula="of:=MONTH([.B242])" office:value-type="float" office:value="2" calcext:value-type="float">
            <text:p>2</text:p>
          </table:table-cell>
          <table:table-cell table:formula="of:=[.D237]" office:value-type="float" office:value="0" calcext:value-type="float">
            <text:p>0</text:p>
          </table:table-cell>
          <table:table-cell table:number-columns-repeated="6"/>
          <table:table-cell table:formula="of:=[.G242]*INDIRECT(ADDRESS([.A242]+[.D242];2;1;;&quot;rates&quot;))-[.H242]*INDIRECT(ADDRESS([.A242]+[.D24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43];[.B242];[.B242]+1)" office:value-type="date" office:date-value="2024-02-18" calcext:value-type="date">
            <text:p>2024-02-18</text:p>
          </table:table-cell>
          <table:table-cell table:formula="of:=MONTH([.B243])" office:value-type="float" office:value="2" calcext:value-type="float">
            <text:p>2</text:p>
          </table:table-cell>
          <table:table-cell table:formula="of:=[.D238]" office:value-type="float" office:value="1" calcext:value-type="float">
            <text:p>1</text:p>
          </table:table-cell>
          <table:table-cell table:number-columns-repeated="6"/>
          <table:table-cell table:formula="of:=[.G243]*INDIRECT(ADDRESS([.A243]+[.D243];2;1;;&quot;rates&quot;))-[.H243]*INDIRECT(ADDRESS([.A243]+[.D24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44];[.B243];[.B243]+1)" office:value-type="date" office:date-value="2024-02-18" calcext:value-type="date">
            <text:p>2024-02-18</text:p>
          </table:table-cell>
          <table:table-cell table:formula="of:=MONTH([.B244])" office:value-type="float" office:value="2" calcext:value-type="float">
            <text:p>2</text:p>
          </table:table-cell>
          <table:table-cell table:formula="of:=[.D239]" office:value-type="float" office:value="2" calcext:value-type="float">
            <text:p>2</text:p>
          </table:table-cell>
          <table:table-cell table:number-columns-repeated="6"/>
          <table:table-cell table:formula="of:=[.G244]*INDIRECT(ADDRESS([.A244]+[.D244];2;1;;&quot;rates&quot;))-[.H244]*INDIRECT(ADDRESS([.A244]+[.D24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45];[.B244];[.B244]+1)" office:value-type="date" office:date-value="2024-02-18" calcext:value-type="date">
            <text:p>2024-02-18</text:p>
          </table:table-cell>
          <table:table-cell table:formula="of:=MONTH([.B245])" office:value-type="float" office:value="2" calcext:value-type="float">
            <text:p>2</text:p>
          </table:table-cell>
          <table:table-cell table:formula="of:=[.D240]" office:value-type="float" office:value="3" calcext:value-type="float">
            <text:p>3</text:p>
          </table:table-cell>
          <table:table-cell table:number-columns-repeated="6"/>
          <table:table-cell table:formula="of:=[.G245]*INDIRECT(ADDRESS([.A245]+[.D245];2;1;;&quot;rates&quot;))-[.H245]*INDIRECT(ADDRESS([.A245]+[.D24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46];[.B245];[.B245]+1)" office:value-type="date" office:date-value="2024-02-18" calcext:value-type="date">
            <text:p>2024-02-18</text:p>
          </table:table-cell>
          <table:table-cell table:formula="of:=MONTH([.B246])" office:value-type="float" office:value="2" calcext:value-type="float">
            <text:p>2</text:p>
          </table:table-cell>
          <table:table-cell table:formula="of:=[.D241]" office:value-type="float" office:value="4" calcext:value-type="float">
            <text:p>4</text:p>
          </table:table-cell>
          <table:table-cell table:number-columns-repeated="6"/>
          <table:table-cell table:formula="of:=[.G246]*INDIRECT(ADDRESS([.A246]+[.D246];2;1;;&quot;rates&quot;))-[.H246]*INDIRECT(ADDRESS([.A246]+[.D24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47];[.B246];[.B246]+1)" office:value-type="date" office:date-value="2024-02-19" calcext:value-type="date">
            <text:p>2024-02-19</text:p>
          </table:table-cell>
          <table:table-cell table:formula="of:=MONTH([.B247])" office:value-type="float" office:value="2" calcext:value-type="float">
            <text:p>2</text:p>
          </table:table-cell>
          <table:table-cell table:formula="of:=[.D242]" office:value-type="float" office:value="0" calcext:value-type="float">
            <text:p>0</text:p>
          </table:table-cell>
          <table:table-cell table:number-columns-repeated="6"/>
          <table:table-cell table:formula="of:=[.G247]*INDIRECT(ADDRESS([.A247]+[.D247];2;1;;&quot;rates&quot;))-[.H247]*INDIRECT(ADDRESS([.A247]+[.D24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48];[.B247];[.B247]+1)" office:value-type="date" office:date-value="2024-02-19" calcext:value-type="date">
            <text:p>2024-02-19</text:p>
          </table:table-cell>
          <table:table-cell table:formula="of:=MONTH([.B248])" office:value-type="float" office:value="2" calcext:value-type="float">
            <text:p>2</text:p>
          </table:table-cell>
          <table:table-cell table:formula="of:=[.D243]" office:value-type="float" office:value="1" calcext:value-type="float">
            <text:p>1</text:p>
          </table:table-cell>
          <table:table-cell table:number-columns-repeated="6"/>
          <table:table-cell table:formula="of:=[.G248]*INDIRECT(ADDRESS([.A248]+[.D248];2;1;;&quot;rates&quot;))-[.H248]*INDIRECT(ADDRESS([.A248]+[.D24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49];[.B248];[.B248]+1)" office:value-type="date" office:date-value="2024-02-19" calcext:value-type="date">
            <text:p>2024-02-19</text:p>
          </table:table-cell>
          <table:table-cell table:formula="of:=MONTH([.B249])" office:value-type="float" office:value="2" calcext:value-type="float">
            <text:p>2</text:p>
          </table:table-cell>
          <table:table-cell table:formula="of:=[.D244]" office:value-type="float" office:value="2" calcext:value-type="float">
            <text:p>2</text:p>
          </table:table-cell>
          <table:table-cell table:number-columns-repeated="6"/>
          <table:table-cell table:formula="of:=[.G249]*INDIRECT(ADDRESS([.A249]+[.D249];2;1;;&quot;rates&quot;))-[.H249]*INDIRECT(ADDRESS([.A249]+[.D24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50];[.B249];[.B249]+1)" office:value-type="date" office:date-value="2024-02-19" calcext:value-type="date">
            <text:p>2024-02-19</text:p>
          </table:table-cell>
          <table:table-cell table:formula="of:=MONTH([.B250])" office:value-type="float" office:value="2" calcext:value-type="float">
            <text:p>2</text:p>
          </table:table-cell>
          <table:table-cell table:formula="of:=[.D245]" office:value-type="float" office:value="3" calcext:value-type="float">
            <text:p>3</text:p>
          </table:table-cell>
          <table:table-cell table:number-columns-repeated="6"/>
          <table:table-cell table:formula="of:=[.G250]*INDIRECT(ADDRESS([.A250]+[.D250];2;1;;&quot;rates&quot;))-[.H250]*INDIRECT(ADDRESS([.A250]+[.D25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51];[.B250];[.B250]+1)" office:value-type="date" office:date-value="2024-02-19" calcext:value-type="date">
            <text:p>2024-02-19</text:p>
          </table:table-cell>
          <table:table-cell table:formula="of:=MONTH([.B251])" office:value-type="float" office:value="2" calcext:value-type="float">
            <text:p>2</text:p>
          </table:table-cell>
          <table:table-cell table:formula="of:=[.D246]" office:value-type="float" office:value="4" calcext:value-type="float">
            <text:p>4</text:p>
          </table:table-cell>
          <table:table-cell table:number-columns-repeated="6"/>
          <table:table-cell table:formula="of:=[.G251]*INDIRECT(ADDRESS([.A251]+[.D251];2;1;;&quot;rates&quot;))-[.H251]*INDIRECT(ADDRESS([.A251]+[.D25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52];[.B251];[.B251]+1)" office:value-type="date" office:date-value="2024-02-20" calcext:value-type="date">
            <text:p>2024-02-20</text:p>
          </table:table-cell>
          <table:table-cell table:formula="of:=MONTH([.B252])" office:value-type="float" office:value="2" calcext:value-type="float">
            <text:p>2</text:p>
          </table:table-cell>
          <table:table-cell table:formula="of:=[.D247]" office:value-type="float" office:value="0" calcext:value-type="float">
            <text:p>0</text:p>
          </table:table-cell>
          <table:table-cell table:number-columns-repeated="6"/>
          <table:table-cell table:formula="of:=[.G252]*INDIRECT(ADDRESS([.A252]+[.D252];2;1;;&quot;rates&quot;))-[.H252]*INDIRECT(ADDRESS([.A252]+[.D25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53];[.B252];[.B252]+1)" office:value-type="date" office:date-value="2024-02-20" calcext:value-type="date">
            <text:p>2024-02-20</text:p>
          </table:table-cell>
          <table:table-cell table:formula="of:=MONTH([.B253])" office:value-type="float" office:value="2" calcext:value-type="float">
            <text:p>2</text:p>
          </table:table-cell>
          <table:table-cell table:formula="of:=[.D248]" office:value-type="float" office:value="1" calcext:value-type="float">
            <text:p>1</text:p>
          </table:table-cell>
          <table:table-cell table:number-columns-repeated="6"/>
          <table:table-cell table:formula="of:=[.G253]*INDIRECT(ADDRESS([.A253]+[.D253];2;1;;&quot;rates&quot;))-[.H253]*INDIRECT(ADDRESS([.A253]+[.D25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54];[.B253];[.B253]+1)" office:value-type="date" office:date-value="2024-02-20" calcext:value-type="date">
            <text:p>2024-02-20</text:p>
          </table:table-cell>
          <table:table-cell table:formula="of:=MONTH([.B254])" office:value-type="float" office:value="2" calcext:value-type="float">
            <text:p>2</text:p>
          </table:table-cell>
          <table:table-cell table:formula="of:=[.D249]" office:value-type="float" office:value="2" calcext:value-type="float">
            <text:p>2</text:p>
          </table:table-cell>
          <table:table-cell table:number-columns-repeated="6"/>
          <table:table-cell table:formula="of:=[.G254]*INDIRECT(ADDRESS([.A254]+[.D254];2;1;;&quot;rates&quot;))-[.H254]*INDIRECT(ADDRESS([.A254]+[.D25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55];[.B254];[.B254]+1)" office:value-type="date" office:date-value="2024-02-20" calcext:value-type="date">
            <text:p>2024-02-20</text:p>
          </table:table-cell>
          <table:table-cell table:formula="of:=MONTH([.B255])" office:value-type="float" office:value="2" calcext:value-type="float">
            <text:p>2</text:p>
          </table:table-cell>
          <table:table-cell table:formula="of:=[.D250]" office:value-type="float" office:value="3" calcext:value-type="float">
            <text:p>3</text:p>
          </table:table-cell>
          <table:table-cell table:number-columns-repeated="6"/>
          <table:table-cell table:formula="of:=[.G255]*INDIRECT(ADDRESS([.A255]+[.D255];2;1;;&quot;rates&quot;))-[.H255]*INDIRECT(ADDRESS([.A255]+[.D25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56];[.B255];[.B255]+1)" office:value-type="date" office:date-value="2024-02-20" calcext:value-type="date">
            <text:p>2024-02-20</text:p>
          </table:table-cell>
          <table:table-cell table:formula="of:=MONTH([.B256])" office:value-type="float" office:value="2" calcext:value-type="float">
            <text:p>2</text:p>
          </table:table-cell>
          <table:table-cell table:formula="of:=[.D251]" office:value-type="float" office:value="4" calcext:value-type="float">
            <text:p>4</text:p>
          </table:table-cell>
          <table:table-cell table:number-columns-repeated="6"/>
          <table:table-cell table:formula="of:=[.G256]*INDIRECT(ADDRESS([.A256]+[.D256];2;1;;&quot;rates&quot;))-[.H256]*INDIRECT(ADDRESS([.A256]+[.D25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57];[.B256];[.B256]+1)" office:value-type="date" office:date-value="2024-02-21" calcext:value-type="date">
            <text:p>2024-02-21</text:p>
          </table:table-cell>
          <table:table-cell table:formula="of:=MONTH([.B257])" office:value-type="float" office:value="2" calcext:value-type="float">
            <text:p>2</text:p>
          </table:table-cell>
          <table:table-cell table:formula="of:=[.D252]" office:value-type="float" office:value="0" calcext:value-type="float">
            <text:p>0</text:p>
          </table:table-cell>
          <table:table-cell table:number-columns-repeated="6"/>
          <table:table-cell table:formula="of:=[.G257]*INDIRECT(ADDRESS([.A257]+[.D257];2;1;;&quot;rates&quot;))-[.H257]*INDIRECT(ADDRESS([.A257]+[.D25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58];[.B257];[.B257]+1)" office:value-type="date" office:date-value="2024-02-21" calcext:value-type="date">
            <text:p>2024-02-21</text:p>
          </table:table-cell>
          <table:table-cell table:formula="of:=MONTH([.B258])" office:value-type="float" office:value="2" calcext:value-type="float">
            <text:p>2</text:p>
          </table:table-cell>
          <table:table-cell table:formula="of:=[.D253]" office:value-type="float" office:value="1" calcext:value-type="float">
            <text:p>1</text:p>
          </table:table-cell>
          <table:table-cell table:number-columns-repeated="6"/>
          <table:table-cell table:formula="of:=[.G258]*INDIRECT(ADDRESS([.A258]+[.D258];2;1;;&quot;rates&quot;))-[.H258]*INDIRECT(ADDRESS([.A258]+[.D25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59];[.B258];[.B258]+1)" office:value-type="date" office:date-value="2024-02-21" calcext:value-type="date">
            <text:p>2024-02-21</text:p>
          </table:table-cell>
          <table:table-cell table:formula="of:=MONTH([.B259])" office:value-type="float" office:value="2" calcext:value-type="float">
            <text:p>2</text:p>
          </table:table-cell>
          <table:table-cell table:formula="of:=[.D254]" office:value-type="float" office:value="2" calcext:value-type="float">
            <text:p>2</text:p>
          </table:table-cell>
          <table:table-cell table:number-columns-repeated="6"/>
          <table:table-cell table:formula="of:=[.G259]*INDIRECT(ADDRESS([.A259]+[.D259];2;1;;&quot;rates&quot;))-[.H259]*INDIRECT(ADDRESS([.A259]+[.D25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60];[.B259];[.B259]+1)" office:value-type="date" office:date-value="2024-02-21" calcext:value-type="date">
            <text:p>2024-02-21</text:p>
          </table:table-cell>
          <table:table-cell table:formula="of:=MONTH([.B260])" office:value-type="float" office:value="2" calcext:value-type="float">
            <text:p>2</text:p>
          </table:table-cell>
          <table:table-cell table:formula="of:=[.D255]" office:value-type="float" office:value="3" calcext:value-type="float">
            <text:p>3</text:p>
          </table:table-cell>
          <table:table-cell table:number-columns-repeated="6"/>
          <table:table-cell table:formula="of:=[.G260]*INDIRECT(ADDRESS([.A260]+[.D260];2;1;;&quot;rates&quot;))-[.H260]*INDIRECT(ADDRESS([.A260]+[.D26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61];[.B260];[.B260]+1)" office:value-type="date" office:date-value="2024-02-21" calcext:value-type="date">
            <text:p>2024-02-21</text:p>
          </table:table-cell>
          <table:table-cell table:formula="of:=MONTH([.B261])" office:value-type="float" office:value="2" calcext:value-type="float">
            <text:p>2</text:p>
          </table:table-cell>
          <table:table-cell table:formula="of:=[.D256]" office:value-type="float" office:value="4" calcext:value-type="float">
            <text:p>4</text:p>
          </table:table-cell>
          <table:table-cell table:number-columns-repeated="6"/>
          <table:table-cell table:formula="of:=[.G261]*INDIRECT(ADDRESS([.A261]+[.D261];2;1;;&quot;rates&quot;))-[.H261]*INDIRECT(ADDRESS([.A261]+[.D26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62];[.B261];[.B261]+1)" office:value-type="date" office:date-value="2024-02-22" calcext:value-type="date">
            <text:p>2024-02-22</text:p>
          </table:table-cell>
          <table:table-cell table:formula="of:=MONTH([.B262])" office:value-type="float" office:value="2" calcext:value-type="float">
            <text:p>2</text:p>
          </table:table-cell>
          <table:table-cell table:formula="of:=[.D257]" office:value-type="float" office:value="0" calcext:value-type="float">
            <text:p>0</text:p>
          </table:table-cell>
          <table:table-cell table:number-columns-repeated="6"/>
          <table:table-cell table:formula="of:=[.G262]*INDIRECT(ADDRESS([.A262]+[.D262];2;1;;&quot;rates&quot;))-[.H262]*INDIRECT(ADDRESS([.A262]+[.D26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63];[.B262];[.B262]+1)" office:value-type="date" office:date-value="2024-02-22" calcext:value-type="date">
            <text:p>2024-02-22</text:p>
          </table:table-cell>
          <table:table-cell table:formula="of:=MONTH([.B263])" office:value-type="float" office:value="2" calcext:value-type="float">
            <text:p>2</text:p>
          </table:table-cell>
          <table:table-cell table:formula="of:=[.D258]" office:value-type="float" office:value="1" calcext:value-type="float">
            <text:p>1</text:p>
          </table:table-cell>
          <table:table-cell table:number-columns-repeated="6"/>
          <table:table-cell table:formula="of:=[.G263]*INDIRECT(ADDRESS([.A263]+[.D263];2;1;;&quot;rates&quot;))-[.H263]*INDIRECT(ADDRESS([.A263]+[.D26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64];[.B263];[.B263]+1)" office:value-type="date" office:date-value="2024-02-22" calcext:value-type="date">
            <text:p>2024-02-22</text:p>
          </table:table-cell>
          <table:table-cell table:formula="of:=MONTH([.B264])" office:value-type="float" office:value="2" calcext:value-type="float">
            <text:p>2</text:p>
          </table:table-cell>
          <table:table-cell table:formula="of:=[.D259]" office:value-type="float" office:value="2" calcext:value-type="float">
            <text:p>2</text:p>
          </table:table-cell>
          <table:table-cell table:number-columns-repeated="6"/>
          <table:table-cell table:formula="of:=[.G264]*INDIRECT(ADDRESS([.A264]+[.D264];2;1;;&quot;rates&quot;))-[.H264]*INDIRECT(ADDRESS([.A264]+[.D26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65];[.B264];[.B264]+1)" office:value-type="date" office:date-value="2024-02-22" calcext:value-type="date">
            <text:p>2024-02-22</text:p>
          </table:table-cell>
          <table:table-cell table:formula="of:=MONTH([.B265])" office:value-type="float" office:value="2" calcext:value-type="float">
            <text:p>2</text:p>
          </table:table-cell>
          <table:table-cell table:formula="of:=[.D260]" office:value-type="float" office:value="3" calcext:value-type="float">
            <text:p>3</text:p>
          </table:table-cell>
          <table:table-cell table:number-columns-repeated="6"/>
          <table:table-cell table:formula="of:=[.G265]*INDIRECT(ADDRESS([.A265]+[.D265];2;1;;&quot;rates&quot;))-[.H265]*INDIRECT(ADDRESS([.A265]+[.D26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66];[.B265];[.B265]+1)" office:value-type="date" office:date-value="2024-02-22" calcext:value-type="date">
            <text:p>2024-02-22</text:p>
          </table:table-cell>
          <table:table-cell table:formula="of:=MONTH([.B266])" office:value-type="float" office:value="2" calcext:value-type="float">
            <text:p>2</text:p>
          </table:table-cell>
          <table:table-cell table:formula="of:=[.D261]" office:value-type="float" office:value="4" calcext:value-type="float">
            <text:p>4</text:p>
          </table:table-cell>
          <table:table-cell table:number-columns-repeated="6"/>
          <table:table-cell table:formula="of:=[.G266]*INDIRECT(ADDRESS([.A266]+[.D266];2;1;;&quot;rates&quot;))-[.H266]*INDIRECT(ADDRESS([.A266]+[.D26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67];[.B266];[.B266]+1)" office:value-type="date" office:date-value="2024-02-23" calcext:value-type="date">
            <text:p>2024-02-23</text:p>
          </table:table-cell>
          <table:table-cell table:formula="of:=MONTH([.B267])" office:value-type="float" office:value="2" calcext:value-type="float">
            <text:p>2</text:p>
          </table:table-cell>
          <table:table-cell table:formula="of:=[.D262]" office:value-type="float" office:value="0" calcext:value-type="float">
            <text:p>0</text:p>
          </table:table-cell>
          <table:table-cell table:number-columns-repeated="6"/>
          <table:table-cell table:formula="of:=[.G267]*INDIRECT(ADDRESS([.A267]+[.D267];2;1;;&quot;rates&quot;))-[.H267]*INDIRECT(ADDRESS([.A267]+[.D26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68];[.B267];[.B267]+1)" office:value-type="date" office:date-value="2024-02-23" calcext:value-type="date">
            <text:p>2024-02-23</text:p>
          </table:table-cell>
          <table:table-cell table:formula="of:=MONTH([.B268])" office:value-type="float" office:value="2" calcext:value-type="float">
            <text:p>2</text:p>
          </table:table-cell>
          <table:table-cell table:formula="of:=[.D263]" office:value-type="float" office:value="1" calcext:value-type="float">
            <text:p>1</text:p>
          </table:table-cell>
          <table:table-cell table:number-columns-repeated="6"/>
          <table:table-cell table:formula="of:=[.G268]*INDIRECT(ADDRESS([.A268]+[.D268];2;1;;&quot;rates&quot;))-[.H268]*INDIRECT(ADDRESS([.A268]+[.D26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69];[.B268];[.B268]+1)" office:value-type="date" office:date-value="2024-02-23" calcext:value-type="date">
            <text:p>2024-02-23</text:p>
          </table:table-cell>
          <table:table-cell table:formula="of:=MONTH([.B269])" office:value-type="float" office:value="2" calcext:value-type="float">
            <text:p>2</text:p>
          </table:table-cell>
          <table:table-cell table:formula="of:=[.D264]" office:value-type="float" office:value="2" calcext:value-type="float">
            <text:p>2</text:p>
          </table:table-cell>
          <table:table-cell table:number-columns-repeated="6"/>
          <table:table-cell table:formula="of:=[.G269]*INDIRECT(ADDRESS([.A269]+[.D269];2;1;;&quot;rates&quot;))-[.H269]*INDIRECT(ADDRESS([.A269]+[.D26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70];[.B269];[.B269]+1)" office:value-type="date" office:date-value="2024-02-23" calcext:value-type="date">
            <text:p>2024-02-23</text:p>
          </table:table-cell>
          <table:table-cell table:formula="of:=MONTH([.B270])" office:value-type="float" office:value="2" calcext:value-type="float">
            <text:p>2</text:p>
          </table:table-cell>
          <table:table-cell table:formula="of:=[.D265]" office:value-type="float" office:value="3" calcext:value-type="float">
            <text:p>3</text:p>
          </table:table-cell>
          <table:table-cell table:number-columns-repeated="6"/>
          <table:table-cell table:formula="of:=[.G270]*INDIRECT(ADDRESS([.A270]+[.D270];2;1;;&quot;rates&quot;))-[.H270]*INDIRECT(ADDRESS([.A270]+[.D27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71];[.B270];[.B270]+1)" office:value-type="date" office:date-value="2024-02-23" calcext:value-type="date">
            <text:p>2024-02-23</text:p>
          </table:table-cell>
          <table:table-cell table:formula="of:=MONTH([.B271])" office:value-type="float" office:value="2" calcext:value-type="float">
            <text:p>2</text:p>
          </table:table-cell>
          <table:table-cell table:formula="of:=[.D266]" office:value-type="float" office:value="4" calcext:value-type="float">
            <text:p>4</text:p>
          </table:table-cell>
          <table:table-cell table:number-columns-repeated="6"/>
          <table:table-cell table:formula="of:=[.G271]*INDIRECT(ADDRESS([.A271]+[.D271];2;1;;&quot;rates&quot;))-[.H271]*INDIRECT(ADDRESS([.A271]+[.D27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72];[.B271];[.B271]+1)" office:value-type="date" office:date-value="2024-02-24" calcext:value-type="date">
            <text:p>2024-02-24</text:p>
          </table:table-cell>
          <table:table-cell table:formula="of:=MONTH([.B272])" office:value-type="float" office:value="2" calcext:value-type="float">
            <text:p>2</text:p>
          </table:table-cell>
          <table:table-cell table:formula="of:=[.D267]" office:value-type="float" office:value="0" calcext:value-type="float">
            <text:p>0</text:p>
          </table:table-cell>
          <table:table-cell table:number-columns-repeated="6"/>
          <table:table-cell table:formula="of:=[.G272]*INDIRECT(ADDRESS([.A272]+[.D272];2;1;;&quot;rates&quot;))-[.H272]*INDIRECT(ADDRESS([.A272]+[.D27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73];[.B272];[.B272]+1)" office:value-type="date" office:date-value="2024-02-24" calcext:value-type="date">
            <text:p>2024-02-24</text:p>
          </table:table-cell>
          <table:table-cell table:formula="of:=MONTH([.B273])" office:value-type="float" office:value="2" calcext:value-type="float">
            <text:p>2</text:p>
          </table:table-cell>
          <table:table-cell table:formula="of:=[.D268]" office:value-type="float" office:value="1" calcext:value-type="float">
            <text:p>1</text:p>
          </table:table-cell>
          <table:table-cell table:number-columns-repeated="6"/>
          <table:table-cell table:formula="of:=[.G273]*INDIRECT(ADDRESS([.A273]+[.D273];2;1;;&quot;rates&quot;))-[.H273]*INDIRECT(ADDRESS([.A273]+[.D27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74];[.B273];[.B273]+1)" office:value-type="date" office:date-value="2024-02-24" calcext:value-type="date">
            <text:p>2024-02-24</text:p>
          </table:table-cell>
          <table:table-cell table:formula="of:=MONTH([.B274])" office:value-type="float" office:value="2" calcext:value-type="float">
            <text:p>2</text:p>
          </table:table-cell>
          <table:table-cell table:formula="of:=[.D269]" office:value-type="float" office:value="2" calcext:value-type="float">
            <text:p>2</text:p>
          </table:table-cell>
          <table:table-cell table:number-columns-repeated="6"/>
          <table:table-cell table:formula="of:=[.G274]*INDIRECT(ADDRESS([.A274]+[.D274];2;1;;&quot;rates&quot;))-[.H274]*INDIRECT(ADDRESS([.A274]+[.D27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75];[.B274];[.B274]+1)" office:value-type="date" office:date-value="2024-02-24" calcext:value-type="date">
            <text:p>2024-02-24</text:p>
          </table:table-cell>
          <table:table-cell table:formula="of:=MONTH([.B275])" office:value-type="float" office:value="2" calcext:value-type="float">
            <text:p>2</text:p>
          </table:table-cell>
          <table:table-cell table:formula="of:=[.D270]" office:value-type="float" office:value="3" calcext:value-type="float">
            <text:p>3</text:p>
          </table:table-cell>
          <table:table-cell table:number-columns-repeated="6"/>
          <table:table-cell table:formula="of:=[.G275]*INDIRECT(ADDRESS([.A275]+[.D275];2;1;;&quot;rates&quot;))-[.H275]*INDIRECT(ADDRESS([.A275]+[.D27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76];[.B275];[.B275]+1)" office:value-type="date" office:date-value="2024-02-24" calcext:value-type="date">
            <text:p>2024-02-24</text:p>
          </table:table-cell>
          <table:table-cell table:formula="of:=MONTH([.B276])" office:value-type="float" office:value="2" calcext:value-type="float">
            <text:p>2</text:p>
          </table:table-cell>
          <table:table-cell table:formula="of:=[.D271]" office:value-type="float" office:value="4" calcext:value-type="float">
            <text:p>4</text:p>
          </table:table-cell>
          <table:table-cell table:number-columns-repeated="6"/>
          <table:table-cell table:formula="of:=[.G276]*INDIRECT(ADDRESS([.A276]+[.D276];2;1;;&quot;rates&quot;))-[.H276]*INDIRECT(ADDRESS([.A276]+[.D27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77];[.B276];[.B276]+1)" office:value-type="date" office:date-value="2024-02-25" calcext:value-type="date">
            <text:p>2024-02-25</text:p>
          </table:table-cell>
          <table:table-cell table:formula="of:=MONTH([.B277])" office:value-type="float" office:value="2" calcext:value-type="float">
            <text:p>2</text:p>
          </table:table-cell>
          <table:table-cell table:formula="of:=[.D272]" office:value-type="float" office:value="0" calcext:value-type="float">
            <text:p>0</text:p>
          </table:table-cell>
          <table:table-cell table:number-columns-repeated="6"/>
          <table:table-cell table:formula="of:=[.G277]*INDIRECT(ADDRESS([.A277]+[.D277];2;1;;&quot;rates&quot;))-[.H277]*INDIRECT(ADDRESS([.A277]+[.D27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78];[.B277];[.B277]+1)" office:value-type="date" office:date-value="2024-02-25" calcext:value-type="date">
            <text:p>2024-02-25</text:p>
          </table:table-cell>
          <table:table-cell table:formula="of:=MONTH([.B278])" office:value-type="float" office:value="2" calcext:value-type="float">
            <text:p>2</text:p>
          </table:table-cell>
          <table:table-cell table:formula="of:=[.D273]" office:value-type="float" office:value="1" calcext:value-type="float">
            <text:p>1</text:p>
          </table:table-cell>
          <table:table-cell table:number-columns-repeated="6"/>
          <table:table-cell table:formula="of:=[.G278]*INDIRECT(ADDRESS([.A278]+[.D278];2;1;;&quot;rates&quot;))-[.H278]*INDIRECT(ADDRESS([.A278]+[.D27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79];[.B278];[.B278]+1)" office:value-type="date" office:date-value="2024-02-25" calcext:value-type="date">
            <text:p>2024-02-25</text:p>
          </table:table-cell>
          <table:table-cell table:formula="of:=MONTH([.B279])" office:value-type="float" office:value="2" calcext:value-type="float">
            <text:p>2</text:p>
          </table:table-cell>
          <table:table-cell table:formula="of:=[.D274]" office:value-type="float" office:value="2" calcext:value-type="float">
            <text:p>2</text:p>
          </table:table-cell>
          <table:table-cell table:number-columns-repeated="6"/>
          <table:table-cell table:formula="of:=[.G279]*INDIRECT(ADDRESS([.A279]+[.D279];2;1;;&quot;rates&quot;))-[.H279]*INDIRECT(ADDRESS([.A279]+[.D27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80];[.B279];[.B279]+1)" office:value-type="date" office:date-value="2024-02-25" calcext:value-type="date">
            <text:p>2024-02-25</text:p>
          </table:table-cell>
          <table:table-cell table:formula="of:=MONTH([.B280])" office:value-type="float" office:value="2" calcext:value-type="float">
            <text:p>2</text:p>
          </table:table-cell>
          <table:table-cell table:formula="of:=[.D275]" office:value-type="float" office:value="3" calcext:value-type="float">
            <text:p>3</text:p>
          </table:table-cell>
          <table:table-cell table:number-columns-repeated="6"/>
          <table:table-cell table:formula="of:=[.G280]*INDIRECT(ADDRESS([.A280]+[.D280];2;1;;&quot;rates&quot;))-[.H280]*INDIRECT(ADDRESS([.A280]+[.D28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81];[.B280];[.B280]+1)" office:value-type="date" office:date-value="2024-02-25" calcext:value-type="date">
            <text:p>2024-02-25</text:p>
          </table:table-cell>
          <table:table-cell table:formula="of:=MONTH([.B281])" office:value-type="float" office:value="2" calcext:value-type="float">
            <text:p>2</text:p>
          </table:table-cell>
          <table:table-cell table:formula="of:=[.D276]" office:value-type="float" office:value="4" calcext:value-type="float">
            <text:p>4</text:p>
          </table:table-cell>
          <table:table-cell table:number-columns-repeated="6"/>
          <table:table-cell table:formula="of:=[.G281]*INDIRECT(ADDRESS([.A281]+[.D281];2;1;;&quot;rates&quot;))-[.H281]*INDIRECT(ADDRESS([.A281]+[.D28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82];[.B281];[.B281]+1)" office:value-type="date" office:date-value="2024-02-26" calcext:value-type="date">
            <text:p>2024-02-26</text:p>
          </table:table-cell>
          <table:table-cell table:formula="of:=MONTH([.B282])" office:value-type="float" office:value="2" calcext:value-type="float">
            <text:p>2</text:p>
          </table:table-cell>
          <table:table-cell table:formula="of:=[.D277]" office:value-type="float" office:value="0" calcext:value-type="float">
            <text:p>0</text:p>
          </table:table-cell>
          <table:table-cell table:number-columns-repeated="6"/>
          <table:table-cell table:formula="of:=[.G282]*INDIRECT(ADDRESS([.A282]+[.D282];2;1;;&quot;rates&quot;))-[.H282]*INDIRECT(ADDRESS([.A282]+[.D28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83];[.B282];[.B282]+1)" office:value-type="date" office:date-value="2024-02-26" calcext:value-type="date">
            <text:p>2024-02-26</text:p>
          </table:table-cell>
          <table:table-cell table:formula="of:=MONTH([.B283])" office:value-type="float" office:value="2" calcext:value-type="float">
            <text:p>2</text:p>
          </table:table-cell>
          <table:table-cell table:formula="of:=[.D278]" office:value-type="float" office:value="1" calcext:value-type="float">
            <text:p>1</text:p>
          </table:table-cell>
          <table:table-cell table:number-columns-repeated="6"/>
          <table:table-cell table:formula="of:=[.G283]*INDIRECT(ADDRESS([.A283]+[.D283];2;1;;&quot;rates&quot;))-[.H283]*INDIRECT(ADDRESS([.A283]+[.D28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84];[.B283];[.B283]+1)" office:value-type="date" office:date-value="2024-02-26" calcext:value-type="date">
            <text:p>2024-02-26</text:p>
          </table:table-cell>
          <table:table-cell table:formula="of:=MONTH([.B284])" office:value-type="float" office:value="2" calcext:value-type="float">
            <text:p>2</text:p>
          </table:table-cell>
          <table:table-cell table:formula="of:=[.D279]" office:value-type="float" office:value="2" calcext:value-type="float">
            <text:p>2</text:p>
          </table:table-cell>
          <table:table-cell table:number-columns-repeated="6"/>
          <table:table-cell table:formula="of:=[.G284]*INDIRECT(ADDRESS([.A284]+[.D284];2;1;;&quot;rates&quot;))-[.H284]*INDIRECT(ADDRESS([.A284]+[.D28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85];[.B284];[.B284]+1)" office:value-type="date" office:date-value="2024-02-26" calcext:value-type="date">
            <text:p>2024-02-26</text:p>
          </table:table-cell>
          <table:table-cell table:formula="of:=MONTH([.B285])" office:value-type="float" office:value="2" calcext:value-type="float">
            <text:p>2</text:p>
          </table:table-cell>
          <table:table-cell table:formula="of:=[.D280]" office:value-type="float" office:value="3" calcext:value-type="float">
            <text:p>3</text:p>
          </table:table-cell>
          <table:table-cell table:number-columns-repeated="6"/>
          <table:table-cell table:formula="of:=[.G285]*INDIRECT(ADDRESS([.A285]+[.D285];2;1;;&quot;rates&quot;))-[.H285]*INDIRECT(ADDRESS([.A285]+[.D28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86];[.B285];[.B285]+1)" office:value-type="date" office:date-value="2024-02-26" calcext:value-type="date">
            <text:p>2024-02-26</text:p>
          </table:table-cell>
          <table:table-cell table:formula="of:=MONTH([.B286])" office:value-type="float" office:value="2" calcext:value-type="float">
            <text:p>2</text:p>
          </table:table-cell>
          <table:table-cell table:formula="of:=[.D281]" office:value-type="float" office:value="4" calcext:value-type="float">
            <text:p>4</text:p>
          </table:table-cell>
          <table:table-cell table:number-columns-repeated="6"/>
          <table:table-cell table:formula="of:=[.G286]*INDIRECT(ADDRESS([.A286]+[.D286];2;1;;&quot;rates&quot;))-[.H286]*INDIRECT(ADDRESS([.A286]+[.D28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87];[.B286];[.B286]+1)" office:value-type="date" office:date-value="2024-02-27" calcext:value-type="date">
            <text:p>2024-02-27</text:p>
          </table:table-cell>
          <table:table-cell table:formula="of:=MONTH([.B287])" office:value-type="float" office:value="2" calcext:value-type="float">
            <text:p>2</text:p>
          </table:table-cell>
          <table:table-cell table:formula="of:=[.D282]" office:value-type="float" office:value="0" calcext:value-type="float">
            <text:p>0</text:p>
          </table:table-cell>
          <table:table-cell table:number-columns-repeated="6"/>
          <table:table-cell table:formula="of:=[.G287]*INDIRECT(ADDRESS([.A287]+[.D287];2;1;;&quot;rates&quot;))-[.H287]*INDIRECT(ADDRESS([.A287]+[.D28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88];[.B287];[.B287]+1)" office:value-type="date" office:date-value="2024-02-27" calcext:value-type="date">
            <text:p>2024-02-27</text:p>
          </table:table-cell>
          <table:table-cell table:formula="of:=MONTH([.B288])" office:value-type="float" office:value="2" calcext:value-type="float">
            <text:p>2</text:p>
          </table:table-cell>
          <table:table-cell table:formula="of:=[.D283]" office:value-type="float" office:value="1" calcext:value-type="float">
            <text:p>1</text:p>
          </table:table-cell>
          <table:table-cell table:number-columns-repeated="6"/>
          <table:table-cell table:formula="of:=[.G288]*INDIRECT(ADDRESS([.A288]+[.D288];2;1;;&quot;rates&quot;))-[.H288]*INDIRECT(ADDRESS([.A288]+[.D28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89];[.B288];[.B288]+1)" office:value-type="date" office:date-value="2024-02-27" calcext:value-type="date">
            <text:p>2024-02-27</text:p>
          </table:table-cell>
          <table:table-cell table:formula="of:=MONTH([.B289])" office:value-type="float" office:value="2" calcext:value-type="float">
            <text:p>2</text:p>
          </table:table-cell>
          <table:table-cell table:formula="of:=[.D284]" office:value-type="float" office:value="2" calcext:value-type="float">
            <text:p>2</text:p>
          </table:table-cell>
          <table:table-cell table:number-columns-repeated="6"/>
          <table:table-cell table:formula="of:=[.G289]*INDIRECT(ADDRESS([.A289]+[.D289];2;1;;&quot;rates&quot;))-[.H289]*INDIRECT(ADDRESS([.A289]+[.D28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90];[.B289];[.B289]+1)" office:value-type="date" office:date-value="2024-02-27" calcext:value-type="date">
            <text:p>2024-02-27</text:p>
          </table:table-cell>
          <table:table-cell table:formula="of:=MONTH([.B290])" office:value-type="float" office:value="2" calcext:value-type="float">
            <text:p>2</text:p>
          </table:table-cell>
          <table:table-cell table:formula="of:=[.D285]" office:value-type="float" office:value="3" calcext:value-type="float">
            <text:p>3</text:p>
          </table:table-cell>
          <table:table-cell table:number-columns-repeated="6"/>
          <table:table-cell table:formula="of:=[.G290]*INDIRECT(ADDRESS([.A290]+[.D290];2;1;;&quot;rates&quot;))-[.H290]*INDIRECT(ADDRESS([.A290]+[.D29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91];[.B290];[.B290]+1)" office:value-type="date" office:date-value="2024-02-27" calcext:value-type="date">
            <text:p>2024-02-27</text:p>
          </table:table-cell>
          <table:table-cell table:formula="of:=MONTH([.B291])" office:value-type="float" office:value="2" calcext:value-type="float">
            <text:p>2</text:p>
          </table:table-cell>
          <table:table-cell table:formula="of:=[.D286]" office:value-type="float" office:value="4" calcext:value-type="float">
            <text:p>4</text:p>
          </table:table-cell>
          <table:table-cell table:number-columns-repeated="6"/>
          <table:table-cell table:formula="of:=[.G291]*INDIRECT(ADDRESS([.A291]+[.D291];2;1;;&quot;rates&quot;))-[.H291]*INDIRECT(ADDRESS([.A291]+[.D29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92];[.B291];[.B291]+1)" office:value-type="date" office:date-value="2024-02-28" calcext:value-type="date">
            <text:p>2024-02-28</text:p>
          </table:table-cell>
          <table:table-cell table:formula="of:=MONTH([.B292])" office:value-type="float" office:value="2" calcext:value-type="float">
            <text:p>2</text:p>
          </table:table-cell>
          <table:table-cell table:formula="of:=[.D287]" office:value-type="float" office:value="0" calcext:value-type="float">
            <text:p>0</text:p>
          </table:table-cell>
          <table:table-cell table:number-columns-repeated="6"/>
          <table:table-cell table:formula="of:=[.G292]*INDIRECT(ADDRESS([.A292]+[.D292];2;1;;&quot;rates&quot;))-[.H292]*INDIRECT(ADDRESS([.A292]+[.D29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93];[.B292];[.B292]+1)" office:value-type="date" office:date-value="2024-02-28" calcext:value-type="date">
            <text:p>2024-02-28</text:p>
          </table:table-cell>
          <table:table-cell table:formula="of:=MONTH([.B293])" office:value-type="float" office:value="2" calcext:value-type="float">
            <text:p>2</text:p>
          </table:table-cell>
          <table:table-cell table:formula="of:=[.D288]" office:value-type="float" office:value="1" calcext:value-type="float">
            <text:p>1</text:p>
          </table:table-cell>
          <table:table-cell table:number-columns-repeated="6"/>
          <table:table-cell table:formula="of:=[.G293]*INDIRECT(ADDRESS([.A293]+[.D293];2;1;;&quot;rates&quot;))-[.H293]*INDIRECT(ADDRESS([.A293]+[.D29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94];[.B293];[.B293]+1)" office:value-type="date" office:date-value="2024-02-28" calcext:value-type="date">
            <text:p>2024-02-28</text:p>
          </table:table-cell>
          <table:table-cell table:formula="of:=MONTH([.B294])" office:value-type="float" office:value="2" calcext:value-type="float">
            <text:p>2</text:p>
          </table:table-cell>
          <table:table-cell table:formula="of:=[.D289]" office:value-type="float" office:value="2" calcext:value-type="float">
            <text:p>2</text:p>
          </table:table-cell>
          <table:table-cell table:number-columns-repeated="6"/>
          <table:table-cell table:formula="of:=[.G294]*INDIRECT(ADDRESS([.A294]+[.D294];2;1;;&quot;rates&quot;))-[.H294]*INDIRECT(ADDRESS([.A294]+[.D29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95];[.B294];[.B294]+1)" office:value-type="date" office:date-value="2024-02-28" calcext:value-type="date">
            <text:p>2024-02-28</text:p>
          </table:table-cell>
          <table:table-cell table:formula="of:=MONTH([.B295])" office:value-type="float" office:value="2" calcext:value-type="float">
            <text:p>2</text:p>
          </table:table-cell>
          <table:table-cell table:formula="of:=[.D290]" office:value-type="float" office:value="3" calcext:value-type="float">
            <text:p>3</text:p>
          </table:table-cell>
          <table:table-cell table:number-columns-repeated="6"/>
          <table:table-cell table:formula="of:=[.G295]*INDIRECT(ADDRESS([.A295]+[.D295];2;1;;&quot;rates&quot;))-[.H295]*INDIRECT(ADDRESS([.A295]+[.D29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96];[.B295];[.B295]+1)" office:value-type="date" office:date-value="2024-02-28" calcext:value-type="date">
            <text:p>2024-02-28</text:p>
          </table:table-cell>
          <table:table-cell table:formula="of:=MONTH([.B296])" office:value-type="float" office:value="2" calcext:value-type="float">
            <text:p>2</text:p>
          </table:table-cell>
          <table:table-cell table:formula="of:=[.D291]" office:value-type="float" office:value="4" calcext:value-type="float">
            <text:p>4</text:p>
          </table:table-cell>
          <table:table-cell table:number-columns-repeated="6"/>
          <table:table-cell table:formula="of:=[.G296]*INDIRECT(ADDRESS([.A296]+[.D296];2;1;;&quot;rates&quot;))-[.H296]*INDIRECT(ADDRESS([.A296]+[.D29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97];[.B296];[.B296]+1)" office:value-type="date" office:date-value="2024-02-29" calcext:value-type="date">
            <text:p>2024-02-29</text:p>
          </table:table-cell>
          <table:table-cell table:formula="of:=MONTH([.B297])" office:value-type="float" office:value="2" calcext:value-type="float">
            <text:p>2</text:p>
          </table:table-cell>
          <table:table-cell table:formula="of:=[.D292]" office:value-type="float" office:value="0" calcext:value-type="float">
            <text:p>0</text:p>
          </table:table-cell>
          <table:table-cell table:number-columns-repeated="6"/>
          <table:table-cell table:formula="of:=[.G297]*INDIRECT(ADDRESS([.A297]+[.D297];2;1;;&quot;rates&quot;))-[.H297]*INDIRECT(ADDRESS([.A297]+[.D29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98];[.B297];[.B297]+1)" office:value-type="date" office:date-value="2024-02-29" calcext:value-type="date">
            <text:p>2024-02-29</text:p>
          </table:table-cell>
          <table:table-cell table:formula="of:=MONTH([.B298])" office:value-type="float" office:value="2" calcext:value-type="float">
            <text:p>2</text:p>
          </table:table-cell>
          <table:table-cell table:formula="of:=[.D293]" office:value-type="float" office:value="1" calcext:value-type="float">
            <text:p>1</text:p>
          </table:table-cell>
          <table:table-cell table:number-columns-repeated="6"/>
          <table:table-cell table:formula="of:=[.G298]*INDIRECT(ADDRESS([.A298]+[.D298];2;1;;&quot;rates&quot;))-[.H298]*INDIRECT(ADDRESS([.A298]+[.D29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99];[.B298];[.B298]+1)" office:value-type="date" office:date-value="2024-02-29" calcext:value-type="date">
            <text:p>2024-02-29</text:p>
          </table:table-cell>
          <table:table-cell table:formula="of:=MONTH([.B299])" office:value-type="float" office:value="2" calcext:value-type="float">
            <text:p>2</text:p>
          </table:table-cell>
          <table:table-cell table:formula="of:=[.D294]" office:value-type="float" office:value="2" calcext:value-type="float">
            <text:p>2</text:p>
          </table:table-cell>
          <table:table-cell table:number-columns-repeated="6"/>
          <table:table-cell table:formula="of:=[.G299]*INDIRECT(ADDRESS([.A299]+[.D299];2;1;;&quot;rates&quot;))-[.H299]*INDIRECT(ADDRESS([.A299]+[.D29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00];[.B299];[.B299]+1)" office:value-type="date" office:date-value="2024-02-29" calcext:value-type="date">
            <text:p>2024-02-29</text:p>
          </table:table-cell>
          <table:table-cell table:formula="of:=MONTH([.B300])" office:value-type="float" office:value="2" calcext:value-type="float">
            <text:p>2</text:p>
          </table:table-cell>
          <table:table-cell table:formula="of:=[.D295]" office:value-type="float" office:value="3" calcext:value-type="float">
            <text:p>3</text:p>
          </table:table-cell>
          <table:table-cell table:number-columns-repeated="6"/>
          <table:table-cell table:formula="of:=[.G300]*INDIRECT(ADDRESS([.A300]+[.D300];2;1;;&quot;rates&quot;))-[.H300]*INDIRECT(ADDRESS([.A300]+[.D30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01];[.B300];[.B300]+1)" office:value-type="date" office:date-value="2024-02-29" calcext:value-type="date">
            <text:p>2024-02-29</text:p>
          </table:table-cell>
          <table:table-cell table:formula="of:=MONTH([.B301])" office:value-type="float" office:value="2" calcext:value-type="float">
            <text:p>2</text:p>
          </table:table-cell>
          <table:table-cell table:formula="of:=[.D296]" office:value-type="float" office:value="4" calcext:value-type="float">
            <text:p>4</text:p>
          </table:table-cell>
          <table:table-cell table:number-columns-repeated="6"/>
          <table:table-cell table:formula="of:=[.G301]*INDIRECT(ADDRESS([.A301]+[.D301];2;1;;&quot;rates&quot;))-[.H301]*INDIRECT(ADDRESS([.A301]+[.D30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02];[.B301];[.B301]+1)" office:value-type="date" office:date-value="2024-03-01" calcext:value-type="date">
            <text:p>2024-03-01</text:p>
          </table:table-cell>
          <table:table-cell table:formula="of:=MONTH([.B302])" office:value-type="float" office:value="3" calcext:value-type="float">
            <text:p>3</text:p>
          </table:table-cell>
          <table:table-cell table:formula="of:=[.D297]" office:value-type="float" office:value="0" calcext:value-type="float">
            <text:p>0</text:p>
          </table:table-cell>
          <table:table-cell table:number-columns-repeated="6"/>
          <table:table-cell table:formula="of:=[.G302]*INDIRECT(ADDRESS([.A302]+[.D302];2;1;;&quot;rates&quot;))-[.H302]*INDIRECT(ADDRESS([.A302]+[.D30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03];[.B302];[.B302]+1)" office:value-type="date" office:date-value="2024-03-01" calcext:value-type="date">
            <text:p>2024-03-01</text:p>
          </table:table-cell>
          <table:table-cell table:formula="of:=MONTH([.B303])" office:value-type="float" office:value="3" calcext:value-type="float">
            <text:p>3</text:p>
          </table:table-cell>
          <table:table-cell table:formula="of:=[.D298]" office:value-type="float" office:value="1" calcext:value-type="float">
            <text:p>1</text:p>
          </table:table-cell>
          <table:table-cell table:number-columns-repeated="6"/>
          <table:table-cell table:formula="of:=[.G303]*INDIRECT(ADDRESS([.A303]+[.D303];2;1;;&quot;rates&quot;))-[.H303]*INDIRECT(ADDRESS([.A303]+[.D30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04];[.B303];[.B303]+1)" office:value-type="date" office:date-value="2024-03-01" calcext:value-type="date">
            <text:p>2024-03-01</text:p>
          </table:table-cell>
          <table:table-cell table:formula="of:=MONTH([.B304])" office:value-type="float" office:value="3" calcext:value-type="float">
            <text:p>3</text:p>
          </table:table-cell>
          <table:table-cell table:formula="of:=[.D299]" office:value-type="float" office:value="2" calcext:value-type="float">
            <text:p>2</text:p>
          </table:table-cell>
          <table:table-cell table:number-columns-repeated="6"/>
          <table:table-cell table:formula="of:=[.G304]*INDIRECT(ADDRESS([.A304]+[.D304];2;1;;&quot;rates&quot;))-[.H304]*INDIRECT(ADDRESS([.A304]+[.D30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05];[.B304];[.B304]+1)" office:value-type="date" office:date-value="2024-03-01" calcext:value-type="date">
            <text:p>2024-03-01</text:p>
          </table:table-cell>
          <table:table-cell table:formula="of:=MONTH([.B305])" office:value-type="float" office:value="3" calcext:value-type="float">
            <text:p>3</text:p>
          </table:table-cell>
          <table:table-cell table:formula="of:=[.D300]" office:value-type="float" office:value="3" calcext:value-type="float">
            <text:p>3</text:p>
          </table:table-cell>
          <table:table-cell table:number-columns-repeated="6"/>
          <table:table-cell table:formula="of:=[.G305]*INDIRECT(ADDRESS([.A305]+[.D305];2;1;;&quot;rates&quot;))-[.H305]*INDIRECT(ADDRESS([.A305]+[.D30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06];[.B305];[.B305]+1)" office:value-type="date" office:date-value="2024-03-01" calcext:value-type="date">
            <text:p>2024-03-01</text:p>
          </table:table-cell>
          <table:table-cell table:formula="of:=MONTH([.B306])" office:value-type="float" office:value="3" calcext:value-type="float">
            <text:p>3</text:p>
          </table:table-cell>
          <table:table-cell table:formula="of:=[.D301]" office:value-type="float" office:value="4" calcext:value-type="float">
            <text:p>4</text:p>
          </table:table-cell>
          <table:table-cell table:number-columns-repeated="6"/>
          <table:table-cell table:formula="of:=[.G306]*INDIRECT(ADDRESS([.A306]+[.D306];2;1;;&quot;rates&quot;))-[.H306]*INDIRECT(ADDRESS([.A306]+[.D30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07];[.B306];[.B306]+1)" office:value-type="date" office:date-value="2024-03-02" calcext:value-type="date">
            <text:p>2024-03-02</text:p>
          </table:table-cell>
          <table:table-cell table:formula="of:=MONTH([.B307])" office:value-type="float" office:value="3" calcext:value-type="float">
            <text:p>3</text:p>
          </table:table-cell>
          <table:table-cell table:formula="of:=[.D302]" office:value-type="float" office:value="0" calcext:value-type="float">
            <text:p>0</text:p>
          </table:table-cell>
          <table:table-cell table:number-columns-repeated="6"/>
          <table:table-cell table:formula="of:=[.G307]*INDIRECT(ADDRESS([.A307]+[.D307];2;1;;&quot;rates&quot;))-[.H307]*INDIRECT(ADDRESS([.A307]+[.D30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08];[.B307];[.B307]+1)" office:value-type="date" office:date-value="2024-03-02" calcext:value-type="date">
            <text:p>2024-03-02</text:p>
          </table:table-cell>
          <table:table-cell table:formula="of:=MONTH([.B308])" office:value-type="float" office:value="3" calcext:value-type="float">
            <text:p>3</text:p>
          </table:table-cell>
          <table:table-cell table:formula="of:=[.D303]" office:value-type="float" office:value="1" calcext:value-type="float">
            <text:p>1</text:p>
          </table:table-cell>
          <table:table-cell table:number-columns-repeated="6"/>
          <table:table-cell table:formula="of:=[.G308]*INDIRECT(ADDRESS([.A308]+[.D308];2;1;;&quot;rates&quot;))-[.H308]*INDIRECT(ADDRESS([.A308]+[.D30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09];[.B308];[.B308]+1)" office:value-type="date" office:date-value="2024-03-02" calcext:value-type="date">
            <text:p>2024-03-02</text:p>
          </table:table-cell>
          <table:table-cell table:formula="of:=MONTH([.B309])" office:value-type="float" office:value="3" calcext:value-type="float">
            <text:p>3</text:p>
          </table:table-cell>
          <table:table-cell table:formula="of:=[.D304]" office:value-type="float" office:value="2" calcext:value-type="float">
            <text:p>2</text:p>
          </table:table-cell>
          <table:table-cell table:number-columns-repeated="6"/>
          <table:table-cell table:formula="of:=[.G309]*INDIRECT(ADDRESS([.A309]+[.D309];2;1;;&quot;rates&quot;))-[.H309]*INDIRECT(ADDRESS([.A309]+[.D30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10];[.B309];[.B309]+1)" office:value-type="date" office:date-value="2024-03-02" calcext:value-type="date">
            <text:p>2024-03-02</text:p>
          </table:table-cell>
          <table:table-cell table:formula="of:=MONTH([.B310])" office:value-type="float" office:value="3" calcext:value-type="float">
            <text:p>3</text:p>
          </table:table-cell>
          <table:table-cell table:formula="of:=[.D305]" office:value-type="float" office:value="3" calcext:value-type="float">
            <text:p>3</text:p>
          </table:table-cell>
          <table:table-cell table:number-columns-repeated="6"/>
          <table:table-cell table:formula="of:=[.G310]*INDIRECT(ADDRESS([.A310]+[.D310];2;1;;&quot;rates&quot;))-[.H310]*INDIRECT(ADDRESS([.A310]+[.D31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11];[.B310];[.B310]+1)" office:value-type="date" office:date-value="2024-03-02" calcext:value-type="date">
            <text:p>2024-03-02</text:p>
          </table:table-cell>
          <table:table-cell table:formula="of:=MONTH([.B311])" office:value-type="float" office:value="3" calcext:value-type="float">
            <text:p>3</text:p>
          </table:table-cell>
          <table:table-cell table:formula="of:=[.D306]" office:value-type="float" office:value="4" calcext:value-type="float">
            <text:p>4</text:p>
          </table:table-cell>
          <table:table-cell table:number-columns-repeated="6"/>
          <table:table-cell table:formula="of:=[.G311]*INDIRECT(ADDRESS([.A311]+[.D311];2;1;;&quot;rates&quot;))-[.H311]*INDIRECT(ADDRESS([.A311]+[.D31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12];[.B311];[.B311]+1)" office:value-type="date" office:date-value="2024-03-03" calcext:value-type="date">
            <text:p>2024-03-03</text:p>
          </table:table-cell>
          <table:table-cell table:formula="of:=MONTH([.B312])" office:value-type="float" office:value="3" calcext:value-type="float">
            <text:p>3</text:p>
          </table:table-cell>
          <table:table-cell table:formula="of:=[.D307]" office:value-type="float" office:value="0" calcext:value-type="float">
            <text:p>0</text:p>
          </table:table-cell>
          <table:table-cell table:number-columns-repeated="6"/>
          <table:table-cell table:formula="of:=[.G312]*INDIRECT(ADDRESS([.A312]+[.D312];2;1;;&quot;rates&quot;))-[.H312]*INDIRECT(ADDRESS([.A312]+[.D31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13];[.B312];[.B312]+1)" office:value-type="date" office:date-value="2024-03-03" calcext:value-type="date">
            <text:p>2024-03-03</text:p>
          </table:table-cell>
          <table:table-cell table:formula="of:=MONTH([.B313])" office:value-type="float" office:value="3" calcext:value-type="float">
            <text:p>3</text:p>
          </table:table-cell>
          <table:table-cell table:formula="of:=[.D308]" office:value-type="float" office:value="1" calcext:value-type="float">
            <text:p>1</text:p>
          </table:table-cell>
          <table:table-cell table:number-columns-repeated="6"/>
          <table:table-cell table:formula="of:=[.G313]*INDIRECT(ADDRESS([.A313]+[.D313];2;1;;&quot;rates&quot;))-[.H313]*INDIRECT(ADDRESS([.A313]+[.D31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14];[.B313];[.B313]+1)" office:value-type="date" office:date-value="2024-03-03" calcext:value-type="date">
            <text:p>2024-03-03</text:p>
          </table:table-cell>
          <table:table-cell table:formula="of:=MONTH([.B314])" office:value-type="float" office:value="3" calcext:value-type="float">
            <text:p>3</text:p>
          </table:table-cell>
          <table:table-cell table:formula="of:=[.D309]" office:value-type="float" office:value="2" calcext:value-type="float">
            <text:p>2</text:p>
          </table:table-cell>
          <table:table-cell table:number-columns-repeated="6"/>
          <table:table-cell table:formula="of:=[.G314]*INDIRECT(ADDRESS([.A314]+[.D314];2;1;;&quot;rates&quot;))-[.H314]*INDIRECT(ADDRESS([.A314]+[.D31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15];[.B314];[.B314]+1)" office:value-type="date" office:date-value="2024-03-03" calcext:value-type="date">
            <text:p>2024-03-03</text:p>
          </table:table-cell>
          <table:table-cell table:formula="of:=MONTH([.B315])" office:value-type="float" office:value="3" calcext:value-type="float">
            <text:p>3</text:p>
          </table:table-cell>
          <table:table-cell table:formula="of:=[.D310]" office:value-type="float" office:value="3" calcext:value-type="float">
            <text:p>3</text:p>
          </table:table-cell>
          <table:table-cell table:number-columns-repeated="6"/>
          <table:table-cell table:formula="of:=[.G315]*INDIRECT(ADDRESS([.A315]+[.D315];2;1;;&quot;rates&quot;))-[.H315]*INDIRECT(ADDRESS([.A315]+[.D31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16];[.B315];[.B315]+1)" office:value-type="date" office:date-value="2024-03-03" calcext:value-type="date">
            <text:p>2024-03-03</text:p>
          </table:table-cell>
          <table:table-cell table:formula="of:=MONTH([.B316])" office:value-type="float" office:value="3" calcext:value-type="float">
            <text:p>3</text:p>
          </table:table-cell>
          <table:table-cell table:formula="of:=[.D311]" office:value-type="float" office:value="4" calcext:value-type="float">
            <text:p>4</text:p>
          </table:table-cell>
          <table:table-cell table:number-columns-repeated="6"/>
          <table:table-cell table:formula="of:=[.G316]*INDIRECT(ADDRESS([.A316]+[.D316];2;1;;&quot;rates&quot;))-[.H316]*INDIRECT(ADDRESS([.A316]+[.D31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17];[.B316];[.B316]+1)" office:value-type="date" office:date-value="2024-03-04" calcext:value-type="date">
            <text:p>2024-03-04</text:p>
          </table:table-cell>
          <table:table-cell table:formula="of:=MONTH([.B317])" office:value-type="float" office:value="3" calcext:value-type="float">
            <text:p>3</text:p>
          </table:table-cell>
          <table:table-cell table:formula="of:=[.D312]" office:value-type="float" office:value="0" calcext:value-type="float">
            <text:p>0</text:p>
          </table:table-cell>
          <table:table-cell table:number-columns-repeated="6"/>
          <table:table-cell table:formula="of:=[.G317]*INDIRECT(ADDRESS([.A317]+[.D317];2;1;;&quot;rates&quot;))-[.H317]*INDIRECT(ADDRESS([.A317]+[.D31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18];[.B317];[.B317]+1)" office:value-type="date" office:date-value="2024-03-04" calcext:value-type="date">
            <text:p>2024-03-04</text:p>
          </table:table-cell>
          <table:table-cell table:formula="of:=MONTH([.B318])" office:value-type="float" office:value="3" calcext:value-type="float">
            <text:p>3</text:p>
          </table:table-cell>
          <table:table-cell table:formula="of:=[.D313]" office:value-type="float" office:value="1" calcext:value-type="float">
            <text:p>1</text:p>
          </table:table-cell>
          <table:table-cell table:number-columns-repeated="6"/>
          <table:table-cell table:formula="of:=[.G318]*INDIRECT(ADDRESS([.A318]+[.D318];2;1;;&quot;rates&quot;))-[.H318]*INDIRECT(ADDRESS([.A318]+[.D31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19];[.B318];[.B318]+1)" office:value-type="date" office:date-value="2024-03-04" calcext:value-type="date">
            <text:p>2024-03-04</text:p>
          </table:table-cell>
          <table:table-cell table:formula="of:=MONTH([.B319])" office:value-type="float" office:value="3" calcext:value-type="float">
            <text:p>3</text:p>
          </table:table-cell>
          <table:table-cell table:formula="of:=[.D314]" office:value-type="float" office:value="2" calcext:value-type="float">
            <text:p>2</text:p>
          </table:table-cell>
          <table:table-cell table:number-columns-repeated="6"/>
          <table:table-cell table:formula="of:=[.G319]*INDIRECT(ADDRESS([.A319]+[.D319];2;1;;&quot;rates&quot;))-[.H319]*INDIRECT(ADDRESS([.A319]+[.D31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20];[.B319];[.B319]+1)" office:value-type="date" office:date-value="2024-03-04" calcext:value-type="date">
            <text:p>2024-03-04</text:p>
          </table:table-cell>
          <table:table-cell table:formula="of:=MONTH([.B320])" office:value-type="float" office:value="3" calcext:value-type="float">
            <text:p>3</text:p>
          </table:table-cell>
          <table:table-cell table:formula="of:=[.D315]" office:value-type="float" office:value="3" calcext:value-type="float">
            <text:p>3</text:p>
          </table:table-cell>
          <table:table-cell table:number-columns-repeated="6"/>
          <table:table-cell table:formula="of:=[.G320]*INDIRECT(ADDRESS([.A320]+[.D320];2;1;;&quot;rates&quot;))-[.H320]*INDIRECT(ADDRESS([.A320]+[.D32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21];[.B320];[.B320]+1)" office:value-type="date" office:date-value="2024-03-04" calcext:value-type="date">
            <text:p>2024-03-04</text:p>
          </table:table-cell>
          <table:table-cell table:formula="of:=MONTH([.B321])" office:value-type="float" office:value="3" calcext:value-type="float">
            <text:p>3</text:p>
          </table:table-cell>
          <table:table-cell table:formula="of:=[.D316]" office:value-type="float" office:value="4" calcext:value-type="float">
            <text:p>4</text:p>
          </table:table-cell>
          <table:table-cell table:number-columns-repeated="6"/>
          <table:table-cell table:formula="of:=[.G321]*INDIRECT(ADDRESS([.A321]+[.D321];2;1;;&quot;rates&quot;))-[.H321]*INDIRECT(ADDRESS([.A321]+[.D32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22];[.B321];[.B321]+1)" office:value-type="date" office:date-value="2024-03-05" calcext:value-type="date">
            <text:p>2024-03-05</text:p>
          </table:table-cell>
          <table:table-cell table:formula="of:=MONTH([.B322])" office:value-type="float" office:value="3" calcext:value-type="float">
            <text:p>3</text:p>
          </table:table-cell>
          <table:table-cell table:formula="of:=[.D317]" office:value-type="float" office:value="0" calcext:value-type="float">
            <text:p>0</text:p>
          </table:table-cell>
          <table:table-cell table:number-columns-repeated="6"/>
          <table:table-cell table:formula="of:=[.G322]*INDIRECT(ADDRESS([.A322]+[.D322];2;1;;&quot;rates&quot;))-[.H322]*INDIRECT(ADDRESS([.A322]+[.D32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23];[.B322];[.B322]+1)" office:value-type="date" office:date-value="2024-03-05" calcext:value-type="date">
            <text:p>2024-03-05</text:p>
          </table:table-cell>
          <table:table-cell table:formula="of:=MONTH([.B323])" office:value-type="float" office:value="3" calcext:value-type="float">
            <text:p>3</text:p>
          </table:table-cell>
          <table:table-cell table:formula="of:=[.D318]" office:value-type="float" office:value="1" calcext:value-type="float">
            <text:p>1</text:p>
          </table:table-cell>
          <table:table-cell table:number-columns-repeated="6"/>
          <table:table-cell table:formula="of:=[.G323]*INDIRECT(ADDRESS([.A323]+[.D323];2;1;;&quot;rates&quot;))-[.H323]*INDIRECT(ADDRESS([.A323]+[.D32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24];[.B323];[.B323]+1)" office:value-type="date" office:date-value="2024-03-05" calcext:value-type="date">
            <text:p>2024-03-05</text:p>
          </table:table-cell>
          <table:table-cell table:formula="of:=MONTH([.B324])" office:value-type="float" office:value="3" calcext:value-type="float">
            <text:p>3</text:p>
          </table:table-cell>
          <table:table-cell table:formula="of:=[.D319]" office:value-type="float" office:value="2" calcext:value-type="float">
            <text:p>2</text:p>
          </table:table-cell>
          <table:table-cell table:number-columns-repeated="6"/>
          <table:table-cell table:formula="of:=[.G324]*INDIRECT(ADDRESS([.A324]+[.D324];2;1;;&quot;rates&quot;))-[.H324]*INDIRECT(ADDRESS([.A324]+[.D32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25];[.B324];[.B324]+1)" office:value-type="date" office:date-value="2024-03-05" calcext:value-type="date">
            <text:p>2024-03-05</text:p>
          </table:table-cell>
          <table:table-cell table:formula="of:=MONTH([.B325])" office:value-type="float" office:value="3" calcext:value-type="float">
            <text:p>3</text:p>
          </table:table-cell>
          <table:table-cell table:formula="of:=[.D320]" office:value-type="float" office:value="3" calcext:value-type="float">
            <text:p>3</text:p>
          </table:table-cell>
          <table:table-cell table:number-columns-repeated="6"/>
          <table:table-cell table:formula="of:=[.G325]*INDIRECT(ADDRESS([.A325]+[.D325];2;1;;&quot;rates&quot;))-[.H325]*INDIRECT(ADDRESS([.A325]+[.D32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26];[.B325];[.B325]+1)" office:value-type="date" office:date-value="2024-03-05" calcext:value-type="date">
            <text:p>2024-03-05</text:p>
          </table:table-cell>
          <table:table-cell table:formula="of:=MONTH([.B326])" office:value-type="float" office:value="3" calcext:value-type="float">
            <text:p>3</text:p>
          </table:table-cell>
          <table:table-cell table:formula="of:=[.D321]" office:value-type="float" office:value="4" calcext:value-type="float">
            <text:p>4</text:p>
          </table:table-cell>
          <table:table-cell table:number-columns-repeated="6"/>
          <table:table-cell table:formula="of:=[.G326]*INDIRECT(ADDRESS([.A326]+[.D326];2;1;;&quot;rates&quot;))-[.H326]*INDIRECT(ADDRESS([.A326]+[.D32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27];[.B326];[.B326]+1)" office:value-type="date" office:date-value="2024-03-06" calcext:value-type="date">
            <text:p>2024-03-06</text:p>
          </table:table-cell>
          <table:table-cell table:formula="of:=MONTH([.B327])" office:value-type="float" office:value="3" calcext:value-type="float">
            <text:p>3</text:p>
          </table:table-cell>
          <table:table-cell table:formula="of:=[.D322]" office:value-type="float" office:value="0" calcext:value-type="float">
            <text:p>0</text:p>
          </table:table-cell>
          <table:table-cell table:number-columns-repeated="6"/>
          <table:table-cell table:formula="of:=[.G327]*INDIRECT(ADDRESS([.A327]+[.D327];2;1;;&quot;rates&quot;))-[.H327]*INDIRECT(ADDRESS([.A327]+[.D32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28];[.B327];[.B327]+1)" office:value-type="date" office:date-value="2024-03-06" calcext:value-type="date">
            <text:p>2024-03-06</text:p>
          </table:table-cell>
          <table:table-cell table:formula="of:=MONTH([.B328])" office:value-type="float" office:value="3" calcext:value-type="float">
            <text:p>3</text:p>
          </table:table-cell>
          <table:table-cell table:formula="of:=[.D323]" office:value-type="float" office:value="1" calcext:value-type="float">
            <text:p>1</text:p>
          </table:table-cell>
          <table:table-cell table:number-columns-repeated="6"/>
          <table:table-cell table:formula="of:=[.G328]*INDIRECT(ADDRESS([.A328]+[.D328];2;1;;&quot;rates&quot;))-[.H328]*INDIRECT(ADDRESS([.A328]+[.D32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29];[.B328];[.B328]+1)" office:value-type="date" office:date-value="2024-03-06" calcext:value-type="date">
            <text:p>2024-03-06</text:p>
          </table:table-cell>
          <table:table-cell table:formula="of:=MONTH([.B329])" office:value-type="float" office:value="3" calcext:value-type="float">
            <text:p>3</text:p>
          </table:table-cell>
          <table:table-cell table:formula="of:=[.D324]" office:value-type="float" office:value="2" calcext:value-type="float">
            <text:p>2</text:p>
          </table:table-cell>
          <table:table-cell table:number-columns-repeated="6"/>
          <table:table-cell table:formula="of:=[.G329]*INDIRECT(ADDRESS([.A329]+[.D329];2;1;;&quot;rates&quot;))-[.H329]*INDIRECT(ADDRESS([.A329]+[.D32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30];[.B329];[.B329]+1)" office:value-type="date" office:date-value="2024-03-06" calcext:value-type="date">
            <text:p>2024-03-06</text:p>
          </table:table-cell>
          <table:table-cell table:formula="of:=MONTH([.B330])" office:value-type="float" office:value="3" calcext:value-type="float">
            <text:p>3</text:p>
          </table:table-cell>
          <table:table-cell table:formula="of:=[.D325]" office:value-type="float" office:value="3" calcext:value-type="float">
            <text:p>3</text:p>
          </table:table-cell>
          <table:table-cell table:number-columns-repeated="6"/>
          <table:table-cell table:formula="of:=[.G330]*INDIRECT(ADDRESS([.A330]+[.D330];2;1;;&quot;rates&quot;))-[.H330]*INDIRECT(ADDRESS([.A330]+[.D33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31];[.B330];[.B330]+1)" office:value-type="date" office:date-value="2024-03-06" calcext:value-type="date">
            <text:p>2024-03-06</text:p>
          </table:table-cell>
          <table:table-cell table:formula="of:=MONTH([.B331])" office:value-type="float" office:value="3" calcext:value-type="float">
            <text:p>3</text:p>
          </table:table-cell>
          <table:table-cell table:formula="of:=[.D326]" office:value-type="float" office:value="4" calcext:value-type="float">
            <text:p>4</text:p>
          </table:table-cell>
          <table:table-cell table:number-columns-repeated="6"/>
          <table:table-cell table:formula="of:=[.G331]*INDIRECT(ADDRESS([.A331]+[.D331];2;1;;&quot;rates&quot;))-[.H331]*INDIRECT(ADDRESS([.A331]+[.D33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32];[.B331];[.B331]+1)" office:value-type="date" office:date-value="2024-03-07" calcext:value-type="date">
            <text:p>2024-03-07</text:p>
          </table:table-cell>
          <table:table-cell table:formula="of:=MONTH([.B332])" office:value-type="float" office:value="3" calcext:value-type="float">
            <text:p>3</text:p>
          </table:table-cell>
          <table:table-cell table:formula="of:=[.D327]" office:value-type="float" office:value="0" calcext:value-type="float">
            <text:p>0</text:p>
          </table:table-cell>
          <table:table-cell table:number-columns-repeated="6"/>
          <table:table-cell table:formula="of:=[.G332]*INDIRECT(ADDRESS([.A332]+[.D332];2;1;;&quot;rates&quot;))-[.H332]*INDIRECT(ADDRESS([.A332]+[.D33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33];[.B332];[.B332]+1)" office:value-type="date" office:date-value="2024-03-07" calcext:value-type="date">
            <text:p>2024-03-07</text:p>
          </table:table-cell>
          <table:table-cell table:formula="of:=MONTH([.B333])" office:value-type="float" office:value="3" calcext:value-type="float">
            <text:p>3</text:p>
          </table:table-cell>
          <table:table-cell table:formula="of:=[.D328]" office:value-type="float" office:value="1" calcext:value-type="float">
            <text:p>1</text:p>
          </table:table-cell>
          <table:table-cell table:number-columns-repeated="6"/>
          <table:table-cell table:formula="of:=[.G333]*INDIRECT(ADDRESS([.A333]+[.D333];2;1;;&quot;rates&quot;))-[.H333]*INDIRECT(ADDRESS([.A333]+[.D33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34];[.B333];[.B333]+1)" office:value-type="date" office:date-value="2024-03-07" calcext:value-type="date">
            <text:p>2024-03-07</text:p>
          </table:table-cell>
          <table:table-cell table:formula="of:=MONTH([.B334])" office:value-type="float" office:value="3" calcext:value-type="float">
            <text:p>3</text:p>
          </table:table-cell>
          <table:table-cell table:formula="of:=[.D329]" office:value-type="float" office:value="2" calcext:value-type="float">
            <text:p>2</text:p>
          </table:table-cell>
          <table:table-cell table:number-columns-repeated="6"/>
          <table:table-cell table:formula="of:=[.G334]*INDIRECT(ADDRESS([.A334]+[.D334];2;1;;&quot;rates&quot;))-[.H334]*INDIRECT(ADDRESS([.A334]+[.D33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35];[.B334];[.B334]+1)" office:value-type="date" office:date-value="2024-03-07" calcext:value-type="date">
            <text:p>2024-03-07</text:p>
          </table:table-cell>
          <table:table-cell table:formula="of:=MONTH([.B335])" office:value-type="float" office:value="3" calcext:value-type="float">
            <text:p>3</text:p>
          </table:table-cell>
          <table:table-cell table:formula="of:=[.D330]" office:value-type="float" office:value="3" calcext:value-type="float">
            <text:p>3</text:p>
          </table:table-cell>
          <table:table-cell table:number-columns-repeated="6"/>
          <table:table-cell table:formula="of:=[.G335]*INDIRECT(ADDRESS([.A335]+[.D335];2;1;;&quot;rates&quot;))-[.H335]*INDIRECT(ADDRESS([.A335]+[.D33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36];[.B335];[.B335]+1)" office:value-type="date" office:date-value="2024-03-07" calcext:value-type="date">
            <text:p>2024-03-07</text:p>
          </table:table-cell>
          <table:table-cell table:formula="of:=MONTH([.B336])" office:value-type="float" office:value="3" calcext:value-type="float">
            <text:p>3</text:p>
          </table:table-cell>
          <table:table-cell table:formula="of:=[.D331]" office:value-type="float" office:value="4" calcext:value-type="float">
            <text:p>4</text:p>
          </table:table-cell>
          <table:table-cell table:number-columns-repeated="6"/>
          <table:table-cell table:formula="of:=[.G336]*INDIRECT(ADDRESS([.A336]+[.D336];2;1;;&quot;rates&quot;))-[.H336]*INDIRECT(ADDRESS([.A336]+[.D33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37];[.B336];[.B336]+1)" office:value-type="date" office:date-value="2024-03-08" calcext:value-type="date">
            <text:p>2024-03-08</text:p>
          </table:table-cell>
          <table:table-cell table:formula="of:=MONTH([.B337])" office:value-type="float" office:value="3" calcext:value-type="float">
            <text:p>3</text:p>
          </table:table-cell>
          <table:table-cell table:formula="of:=[.D332]" office:value-type="float" office:value="0" calcext:value-type="float">
            <text:p>0</text:p>
          </table:table-cell>
          <table:table-cell table:number-columns-repeated="6"/>
          <table:table-cell table:formula="of:=[.G337]*INDIRECT(ADDRESS([.A337]+[.D337];2;1;;&quot;rates&quot;))-[.H337]*INDIRECT(ADDRESS([.A337]+[.D33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38];[.B337];[.B337]+1)" office:value-type="date" office:date-value="2024-03-08" calcext:value-type="date">
            <text:p>2024-03-08</text:p>
          </table:table-cell>
          <table:table-cell table:formula="of:=MONTH([.B338])" office:value-type="float" office:value="3" calcext:value-type="float">
            <text:p>3</text:p>
          </table:table-cell>
          <table:table-cell table:formula="of:=[.D333]" office:value-type="float" office:value="1" calcext:value-type="float">
            <text:p>1</text:p>
          </table:table-cell>
          <table:table-cell table:number-columns-repeated="6"/>
          <table:table-cell table:formula="of:=[.G338]*INDIRECT(ADDRESS([.A338]+[.D338];2;1;;&quot;rates&quot;))-[.H338]*INDIRECT(ADDRESS([.A338]+[.D33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39];[.B338];[.B338]+1)" office:value-type="date" office:date-value="2024-03-08" calcext:value-type="date">
            <text:p>2024-03-08</text:p>
          </table:table-cell>
          <table:table-cell table:formula="of:=MONTH([.B339])" office:value-type="float" office:value="3" calcext:value-type="float">
            <text:p>3</text:p>
          </table:table-cell>
          <table:table-cell table:formula="of:=[.D334]" office:value-type="float" office:value="2" calcext:value-type="float">
            <text:p>2</text:p>
          </table:table-cell>
          <table:table-cell table:number-columns-repeated="6"/>
          <table:table-cell table:formula="of:=[.G339]*INDIRECT(ADDRESS([.A339]+[.D339];2;1;;&quot;rates&quot;))-[.H339]*INDIRECT(ADDRESS([.A339]+[.D33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40];[.B339];[.B339]+1)" office:value-type="date" office:date-value="2024-03-08" calcext:value-type="date">
            <text:p>2024-03-08</text:p>
          </table:table-cell>
          <table:table-cell table:formula="of:=MONTH([.B340])" office:value-type="float" office:value="3" calcext:value-type="float">
            <text:p>3</text:p>
          </table:table-cell>
          <table:table-cell table:formula="of:=[.D335]" office:value-type="float" office:value="3" calcext:value-type="float">
            <text:p>3</text:p>
          </table:table-cell>
          <table:table-cell table:number-columns-repeated="6"/>
          <table:table-cell table:formula="of:=[.G340]*INDIRECT(ADDRESS([.A340]+[.D340];2;1;;&quot;rates&quot;))-[.H340]*INDIRECT(ADDRESS([.A340]+[.D34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41];[.B340];[.B340]+1)" office:value-type="date" office:date-value="2024-03-08" calcext:value-type="date">
            <text:p>2024-03-08</text:p>
          </table:table-cell>
          <table:table-cell table:formula="of:=MONTH([.B341])" office:value-type="float" office:value="3" calcext:value-type="float">
            <text:p>3</text:p>
          </table:table-cell>
          <table:table-cell table:formula="of:=[.D336]" office:value-type="float" office:value="4" calcext:value-type="float">
            <text:p>4</text:p>
          </table:table-cell>
          <table:table-cell table:number-columns-repeated="6"/>
          <table:table-cell table:formula="of:=[.G341]*INDIRECT(ADDRESS([.A341]+[.D341];2;1;;&quot;rates&quot;))-[.H341]*INDIRECT(ADDRESS([.A341]+[.D34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42];[.B341];[.B341]+1)" office:value-type="date" office:date-value="2024-03-09" calcext:value-type="date">
            <text:p>2024-03-09</text:p>
          </table:table-cell>
          <table:table-cell table:formula="of:=MONTH([.B342])" office:value-type="float" office:value="3" calcext:value-type="float">
            <text:p>3</text:p>
          </table:table-cell>
          <table:table-cell table:formula="of:=[.D337]" office:value-type="float" office:value="0" calcext:value-type="float">
            <text:p>0</text:p>
          </table:table-cell>
          <table:table-cell table:number-columns-repeated="6"/>
          <table:table-cell table:formula="of:=[.G342]*INDIRECT(ADDRESS([.A342]+[.D342];2;1;;&quot;rates&quot;))-[.H342]*INDIRECT(ADDRESS([.A342]+[.D34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43];[.B342];[.B342]+1)" office:value-type="date" office:date-value="2024-03-09" calcext:value-type="date">
            <text:p>2024-03-09</text:p>
          </table:table-cell>
          <table:table-cell table:formula="of:=MONTH([.B343])" office:value-type="float" office:value="3" calcext:value-type="float">
            <text:p>3</text:p>
          </table:table-cell>
          <table:table-cell table:formula="of:=[.D338]" office:value-type="float" office:value="1" calcext:value-type="float">
            <text:p>1</text:p>
          </table:table-cell>
          <table:table-cell table:number-columns-repeated="6"/>
          <table:table-cell table:formula="of:=[.G343]*INDIRECT(ADDRESS([.A343]+[.D343];2;1;;&quot;rates&quot;))-[.H343]*INDIRECT(ADDRESS([.A343]+[.D34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44];[.B343];[.B343]+1)" office:value-type="date" office:date-value="2024-03-09" calcext:value-type="date">
            <text:p>2024-03-09</text:p>
          </table:table-cell>
          <table:table-cell table:formula="of:=MONTH([.B344])" office:value-type="float" office:value="3" calcext:value-type="float">
            <text:p>3</text:p>
          </table:table-cell>
          <table:table-cell table:formula="of:=[.D339]" office:value-type="float" office:value="2" calcext:value-type="float">
            <text:p>2</text:p>
          </table:table-cell>
          <table:table-cell table:number-columns-repeated="6"/>
          <table:table-cell table:formula="of:=[.G344]*INDIRECT(ADDRESS([.A344]+[.D344];2;1;;&quot;rates&quot;))-[.H344]*INDIRECT(ADDRESS([.A344]+[.D34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45];[.B344];[.B344]+1)" office:value-type="date" office:date-value="2024-03-09" calcext:value-type="date">
            <text:p>2024-03-09</text:p>
          </table:table-cell>
          <table:table-cell table:formula="of:=MONTH([.B345])" office:value-type="float" office:value="3" calcext:value-type="float">
            <text:p>3</text:p>
          </table:table-cell>
          <table:table-cell table:formula="of:=[.D340]" office:value-type="float" office:value="3" calcext:value-type="float">
            <text:p>3</text:p>
          </table:table-cell>
          <table:table-cell table:number-columns-repeated="6"/>
          <table:table-cell table:formula="of:=[.G345]*INDIRECT(ADDRESS([.A345]+[.D345];2;1;;&quot;rates&quot;))-[.H345]*INDIRECT(ADDRESS([.A345]+[.D34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46];[.B345];[.B345]+1)" office:value-type="date" office:date-value="2024-03-09" calcext:value-type="date">
            <text:p>2024-03-09</text:p>
          </table:table-cell>
          <table:table-cell table:formula="of:=MONTH([.B346])" office:value-type="float" office:value="3" calcext:value-type="float">
            <text:p>3</text:p>
          </table:table-cell>
          <table:table-cell table:formula="of:=[.D341]" office:value-type="float" office:value="4" calcext:value-type="float">
            <text:p>4</text:p>
          </table:table-cell>
          <table:table-cell table:number-columns-repeated="6"/>
          <table:table-cell table:formula="of:=[.G346]*INDIRECT(ADDRESS([.A346]+[.D346];2;1;;&quot;rates&quot;))-[.H346]*INDIRECT(ADDRESS([.A346]+[.D34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47];[.B346];[.B346]+1)" office:value-type="date" office:date-value="2024-03-10" calcext:value-type="date">
            <text:p>2024-03-10</text:p>
          </table:table-cell>
          <table:table-cell table:formula="of:=MONTH([.B347])" office:value-type="float" office:value="3" calcext:value-type="float">
            <text:p>3</text:p>
          </table:table-cell>
          <table:table-cell table:formula="of:=[.D342]" office:value-type="float" office:value="0" calcext:value-type="float">
            <text:p>0</text:p>
          </table:table-cell>
          <table:table-cell table:number-columns-repeated="6"/>
          <table:table-cell table:formula="of:=[.G347]*INDIRECT(ADDRESS([.A347]+[.D347];2;1;;&quot;rates&quot;))-[.H347]*INDIRECT(ADDRESS([.A347]+[.D34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48];[.B347];[.B347]+1)" office:value-type="date" office:date-value="2024-03-10" calcext:value-type="date">
            <text:p>2024-03-10</text:p>
          </table:table-cell>
          <table:table-cell table:formula="of:=MONTH([.B348])" office:value-type="float" office:value="3" calcext:value-type="float">
            <text:p>3</text:p>
          </table:table-cell>
          <table:table-cell table:formula="of:=[.D343]" office:value-type="float" office:value="1" calcext:value-type="float">
            <text:p>1</text:p>
          </table:table-cell>
          <table:table-cell table:number-columns-repeated="6"/>
          <table:table-cell table:formula="of:=[.G348]*INDIRECT(ADDRESS([.A348]+[.D348];2;1;;&quot;rates&quot;))-[.H348]*INDIRECT(ADDRESS([.A348]+[.D34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49];[.B348];[.B348]+1)" office:value-type="date" office:date-value="2024-03-10" calcext:value-type="date">
            <text:p>2024-03-10</text:p>
          </table:table-cell>
          <table:table-cell table:formula="of:=MONTH([.B349])" office:value-type="float" office:value="3" calcext:value-type="float">
            <text:p>3</text:p>
          </table:table-cell>
          <table:table-cell table:formula="of:=[.D344]" office:value-type="float" office:value="2" calcext:value-type="float">
            <text:p>2</text:p>
          </table:table-cell>
          <table:table-cell table:number-columns-repeated="6"/>
          <table:table-cell table:formula="of:=[.G349]*INDIRECT(ADDRESS([.A349]+[.D349];2;1;;&quot;rates&quot;))-[.H349]*INDIRECT(ADDRESS([.A349]+[.D34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50];[.B349];[.B349]+1)" office:value-type="date" office:date-value="2024-03-10" calcext:value-type="date">
            <text:p>2024-03-10</text:p>
          </table:table-cell>
          <table:table-cell table:formula="of:=MONTH([.B350])" office:value-type="float" office:value="3" calcext:value-type="float">
            <text:p>3</text:p>
          </table:table-cell>
          <table:table-cell table:formula="of:=[.D345]" office:value-type="float" office:value="3" calcext:value-type="float">
            <text:p>3</text:p>
          </table:table-cell>
          <table:table-cell table:number-columns-repeated="6"/>
          <table:table-cell table:formula="of:=[.G350]*INDIRECT(ADDRESS([.A350]+[.D350];2;1;;&quot;rates&quot;))-[.H350]*INDIRECT(ADDRESS([.A350]+[.D35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51];[.B350];[.B350]+1)" office:value-type="date" office:date-value="2024-03-10" calcext:value-type="date">
            <text:p>2024-03-10</text:p>
          </table:table-cell>
          <table:table-cell table:formula="of:=MONTH([.B351])" office:value-type="float" office:value="3" calcext:value-type="float">
            <text:p>3</text:p>
          </table:table-cell>
          <table:table-cell table:formula="of:=[.D346]" office:value-type="float" office:value="4" calcext:value-type="float">
            <text:p>4</text:p>
          </table:table-cell>
          <table:table-cell table:number-columns-repeated="6"/>
          <table:table-cell table:formula="of:=[.G351]*INDIRECT(ADDRESS([.A351]+[.D351];2;1;;&quot;rates&quot;))-[.H351]*INDIRECT(ADDRESS([.A351]+[.D35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52];[.B351];[.B351]+1)" office:value-type="date" office:date-value="2024-03-11" calcext:value-type="date">
            <text:p>2024-03-11</text:p>
          </table:table-cell>
          <table:table-cell table:formula="of:=MONTH([.B352])" office:value-type="float" office:value="3" calcext:value-type="float">
            <text:p>3</text:p>
          </table:table-cell>
          <table:table-cell table:formula="of:=[.D347]" office:value-type="float" office:value="0" calcext:value-type="float">
            <text:p>0</text:p>
          </table:table-cell>
          <table:table-cell table:number-columns-repeated="6"/>
          <table:table-cell table:formula="of:=[.G352]*INDIRECT(ADDRESS([.A352]+[.D352];2;1;;&quot;rates&quot;))-[.H352]*INDIRECT(ADDRESS([.A352]+[.D35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53];[.B352];[.B352]+1)" office:value-type="date" office:date-value="2024-03-11" calcext:value-type="date">
            <text:p>2024-03-11</text:p>
          </table:table-cell>
          <table:table-cell table:formula="of:=MONTH([.B353])" office:value-type="float" office:value="3" calcext:value-type="float">
            <text:p>3</text:p>
          </table:table-cell>
          <table:table-cell table:formula="of:=[.D348]" office:value-type="float" office:value="1" calcext:value-type="float">
            <text:p>1</text:p>
          </table:table-cell>
          <table:table-cell table:number-columns-repeated="6"/>
          <table:table-cell table:formula="of:=[.G353]*INDIRECT(ADDRESS([.A353]+[.D353];2;1;;&quot;rates&quot;))-[.H353]*INDIRECT(ADDRESS([.A353]+[.D35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54];[.B353];[.B353]+1)" office:value-type="date" office:date-value="2024-03-11" calcext:value-type="date">
            <text:p>2024-03-11</text:p>
          </table:table-cell>
          <table:table-cell table:formula="of:=MONTH([.B354])" office:value-type="float" office:value="3" calcext:value-type="float">
            <text:p>3</text:p>
          </table:table-cell>
          <table:table-cell table:formula="of:=[.D349]" office:value-type="float" office:value="2" calcext:value-type="float">
            <text:p>2</text:p>
          </table:table-cell>
          <table:table-cell table:number-columns-repeated="6"/>
          <table:table-cell table:formula="of:=[.G354]*INDIRECT(ADDRESS([.A354]+[.D354];2;1;;&quot;rates&quot;))-[.H354]*INDIRECT(ADDRESS([.A354]+[.D35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55];[.B354];[.B354]+1)" office:value-type="date" office:date-value="2024-03-11" calcext:value-type="date">
            <text:p>2024-03-11</text:p>
          </table:table-cell>
          <table:table-cell table:formula="of:=MONTH([.B355])" office:value-type="float" office:value="3" calcext:value-type="float">
            <text:p>3</text:p>
          </table:table-cell>
          <table:table-cell table:formula="of:=[.D350]" office:value-type="float" office:value="3" calcext:value-type="float">
            <text:p>3</text:p>
          </table:table-cell>
          <table:table-cell table:number-columns-repeated="6"/>
          <table:table-cell table:formula="of:=[.G355]*INDIRECT(ADDRESS([.A355]+[.D355];2;1;;&quot;rates&quot;))-[.H355]*INDIRECT(ADDRESS([.A355]+[.D35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56];[.B355];[.B355]+1)" office:value-type="date" office:date-value="2024-03-11" calcext:value-type="date">
            <text:p>2024-03-11</text:p>
          </table:table-cell>
          <table:table-cell table:formula="of:=MONTH([.B356])" office:value-type="float" office:value="3" calcext:value-type="float">
            <text:p>3</text:p>
          </table:table-cell>
          <table:table-cell table:formula="of:=[.D351]" office:value-type="float" office:value="4" calcext:value-type="float">
            <text:p>4</text:p>
          </table:table-cell>
          <table:table-cell table:number-columns-repeated="6"/>
          <table:table-cell table:formula="of:=[.G356]*INDIRECT(ADDRESS([.A356]+[.D356];2;1;;&quot;rates&quot;))-[.H356]*INDIRECT(ADDRESS([.A356]+[.D35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57];[.B356];[.B356]+1)" office:value-type="date" office:date-value="2024-03-12" calcext:value-type="date">
            <text:p>2024-03-12</text:p>
          </table:table-cell>
          <table:table-cell table:formula="of:=MONTH([.B357])" office:value-type="float" office:value="3" calcext:value-type="float">
            <text:p>3</text:p>
          </table:table-cell>
          <table:table-cell table:formula="of:=[.D352]" office:value-type="float" office:value="0" calcext:value-type="float">
            <text:p>0</text:p>
          </table:table-cell>
          <table:table-cell table:number-columns-repeated="6"/>
          <table:table-cell table:formula="of:=[.G357]*INDIRECT(ADDRESS([.A357]+[.D357];2;1;;&quot;rates&quot;))-[.H357]*INDIRECT(ADDRESS([.A357]+[.D35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58];[.B357];[.B357]+1)" office:value-type="date" office:date-value="2024-03-12" calcext:value-type="date">
            <text:p>2024-03-12</text:p>
          </table:table-cell>
          <table:table-cell table:formula="of:=MONTH([.B358])" office:value-type="float" office:value="3" calcext:value-type="float">
            <text:p>3</text:p>
          </table:table-cell>
          <table:table-cell table:formula="of:=[.D353]" office:value-type="float" office:value="1" calcext:value-type="float">
            <text:p>1</text:p>
          </table:table-cell>
          <table:table-cell table:number-columns-repeated="6"/>
          <table:table-cell table:formula="of:=[.G358]*INDIRECT(ADDRESS([.A358]+[.D358];2;1;;&quot;rates&quot;))-[.H358]*INDIRECT(ADDRESS([.A358]+[.D35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59];[.B358];[.B358]+1)" office:value-type="date" office:date-value="2024-03-12" calcext:value-type="date">
            <text:p>2024-03-12</text:p>
          </table:table-cell>
          <table:table-cell table:formula="of:=MONTH([.B359])" office:value-type="float" office:value="3" calcext:value-type="float">
            <text:p>3</text:p>
          </table:table-cell>
          <table:table-cell table:formula="of:=[.D354]" office:value-type="float" office:value="2" calcext:value-type="float">
            <text:p>2</text:p>
          </table:table-cell>
          <table:table-cell table:number-columns-repeated="6"/>
          <table:table-cell table:formula="of:=[.G359]*INDIRECT(ADDRESS([.A359]+[.D359];2;1;;&quot;rates&quot;))-[.H359]*INDIRECT(ADDRESS([.A359]+[.D35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60];[.B359];[.B359]+1)" office:value-type="date" office:date-value="2024-03-12" calcext:value-type="date">
            <text:p>2024-03-12</text:p>
          </table:table-cell>
          <table:table-cell table:formula="of:=MONTH([.B360])" office:value-type="float" office:value="3" calcext:value-type="float">
            <text:p>3</text:p>
          </table:table-cell>
          <table:table-cell table:formula="of:=[.D355]" office:value-type="float" office:value="3" calcext:value-type="float">
            <text:p>3</text:p>
          </table:table-cell>
          <table:table-cell table:number-columns-repeated="6"/>
          <table:table-cell table:formula="of:=[.G360]*INDIRECT(ADDRESS([.A360]+[.D360];2;1;;&quot;rates&quot;))-[.H360]*INDIRECT(ADDRESS([.A360]+[.D36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61];[.B360];[.B360]+1)" office:value-type="date" office:date-value="2024-03-12" calcext:value-type="date">
            <text:p>2024-03-12</text:p>
          </table:table-cell>
          <table:table-cell table:formula="of:=MONTH([.B361])" office:value-type="float" office:value="3" calcext:value-type="float">
            <text:p>3</text:p>
          </table:table-cell>
          <table:table-cell table:formula="of:=[.D356]" office:value-type="float" office:value="4" calcext:value-type="float">
            <text:p>4</text:p>
          </table:table-cell>
          <table:table-cell table:number-columns-repeated="6"/>
          <table:table-cell table:formula="of:=[.G361]*INDIRECT(ADDRESS([.A361]+[.D361];2;1;;&quot;rates&quot;))-[.H361]*INDIRECT(ADDRESS([.A361]+[.D36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62];[.B361];[.B361]+1)" office:value-type="date" office:date-value="2024-03-13" calcext:value-type="date">
            <text:p>2024-03-13</text:p>
          </table:table-cell>
          <table:table-cell table:formula="of:=MONTH([.B362])" office:value-type="float" office:value="3" calcext:value-type="float">
            <text:p>3</text:p>
          </table:table-cell>
          <table:table-cell table:formula="of:=[.D357]" office:value-type="float" office:value="0" calcext:value-type="float">
            <text:p>0</text:p>
          </table:table-cell>
          <table:table-cell table:number-columns-repeated="6"/>
          <table:table-cell table:formula="of:=[.G362]*INDIRECT(ADDRESS([.A362]+[.D362];2;1;;&quot;rates&quot;))-[.H362]*INDIRECT(ADDRESS([.A362]+[.D36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63];[.B362];[.B362]+1)" office:value-type="date" office:date-value="2024-03-13" calcext:value-type="date">
            <text:p>2024-03-13</text:p>
          </table:table-cell>
          <table:table-cell table:formula="of:=MONTH([.B363])" office:value-type="float" office:value="3" calcext:value-type="float">
            <text:p>3</text:p>
          </table:table-cell>
          <table:table-cell table:formula="of:=[.D358]" office:value-type="float" office:value="1" calcext:value-type="float">
            <text:p>1</text:p>
          </table:table-cell>
          <table:table-cell table:number-columns-repeated="6"/>
          <table:table-cell table:formula="of:=[.G363]*INDIRECT(ADDRESS([.A363]+[.D363];2;1;;&quot;rates&quot;))-[.H363]*INDIRECT(ADDRESS([.A363]+[.D36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64];[.B363];[.B363]+1)" office:value-type="date" office:date-value="2024-03-13" calcext:value-type="date">
            <text:p>2024-03-13</text:p>
          </table:table-cell>
          <table:table-cell table:formula="of:=MONTH([.B364])" office:value-type="float" office:value="3" calcext:value-type="float">
            <text:p>3</text:p>
          </table:table-cell>
          <table:table-cell table:formula="of:=[.D359]" office:value-type="float" office:value="2" calcext:value-type="float">
            <text:p>2</text:p>
          </table:table-cell>
          <table:table-cell table:number-columns-repeated="6"/>
          <table:table-cell table:formula="of:=[.G364]*INDIRECT(ADDRESS([.A364]+[.D364];2;1;;&quot;rates&quot;))-[.H364]*INDIRECT(ADDRESS([.A364]+[.D36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65];[.B364];[.B364]+1)" office:value-type="date" office:date-value="2024-03-13" calcext:value-type="date">
            <text:p>2024-03-13</text:p>
          </table:table-cell>
          <table:table-cell table:formula="of:=MONTH([.B365])" office:value-type="float" office:value="3" calcext:value-type="float">
            <text:p>3</text:p>
          </table:table-cell>
          <table:table-cell table:formula="of:=[.D360]" office:value-type="float" office:value="3" calcext:value-type="float">
            <text:p>3</text:p>
          </table:table-cell>
          <table:table-cell table:number-columns-repeated="6"/>
          <table:table-cell table:formula="of:=[.G365]*INDIRECT(ADDRESS([.A365]+[.D365];2;1;;&quot;rates&quot;))-[.H365]*INDIRECT(ADDRESS([.A365]+[.D36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66];[.B365];[.B365]+1)" office:value-type="date" office:date-value="2024-03-13" calcext:value-type="date">
            <text:p>2024-03-13</text:p>
          </table:table-cell>
          <table:table-cell table:formula="of:=MONTH([.B366])" office:value-type="float" office:value="3" calcext:value-type="float">
            <text:p>3</text:p>
          </table:table-cell>
          <table:table-cell table:formula="of:=[.D361]" office:value-type="float" office:value="4" calcext:value-type="float">
            <text:p>4</text:p>
          </table:table-cell>
          <table:table-cell table:number-columns-repeated="6"/>
          <table:table-cell table:formula="of:=[.G366]*INDIRECT(ADDRESS([.A366]+[.D366];2;1;;&quot;rates&quot;))-[.H366]*INDIRECT(ADDRESS([.A366]+[.D36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67];[.B366];[.B366]+1)" office:value-type="date" office:date-value="2024-03-14" calcext:value-type="date">
            <text:p>2024-03-14</text:p>
          </table:table-cell>
          <table:table-cell table:formula="of:=MONTH([.B367])" office:value-type="float" office:value="3" calcext:value-type="float">
            <text:p>3</text:p>
          </table:table-cell>
          <table:table-cell table:formula="of:=[.D362]" office:value-type="float" office:value="0" calcext:value-type="float">
            <text:p>0</text:p>
          </table:table-cell>
          <table:table-cell table:number-columns-repeated="6"/>
          <table:table-cell table:formula="of:=[.G367]*INDIRECT(ADDRESS([.A367]+[.D367];2;1;;&quot;rates&quot;))-[.H367]*INDIRECT(ADDRESS([.A367]+[.D36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68];[.B367];[.B367]+1)" office:value-type="date" office:date-value="2024-03-14" calcext:value-type="date">
            <text:p>2024-03-14</text:p>
          </table:table-cell>
          <table:table-cell table:formula="of:=MONTH([.B368])" office:value-type="float" office:value="3" calcext:value-type="float">
            <text:p>3</text:p>
          </table:table-cell>
          <table:table-cell table:formula="of:=[.D363]" office:value-type="float" office:value="1" calcext:value-type="float">
            <text:p>1</text:p>
          </table:table-cell>
          <table:table-cell table:number-columns-repeated="6"/>
          <table:table-cell table:formula="of:=[.G368]*INDIRECT(ADDRESS([.A368]+[.D368];2;1;;&quot;rates&quot;))-[.H368]*INDIRECT(ADDRESS([.A368]+[.D36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69];[.B368];[.B368]+1)" office:value-type="date" office:date-value="2024-03-14" calcext:value-type="date">
            <text:p>2024-03-14</text:p>
          </table:table-cell>
          <table:table-cell table:formula="of:=MONTH([.B369])" office:value-type="float" office:value="3" calcext:value-type="float">
            <text:p>3</text:p>
          </table:table-cell>
          <table:table-cell table:formula="of:=[.D364]" office:value-type="float" office:value="2" calcext:value-type="float">
            <text:p>2</text:p>
          </table:table-cell>
          <table:table-cell table:number-columns-repeated="6"/>
          <table:table-cell table:formula="of:=[.G369]*INDIRECT(ADDRESS([.A369]+[.D369];2;1;;&quot;rates&quot;))-[.H369]*INDIRECT(ADDRESS([.A369]+[.D36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70];[.B369];[.B369]+1)" office:value-type="date" office:date-value="2024-03-14" calcext:value-type="date">
            <text:p>2024-03-14</text:p>
          </table:table-cell>
          <table:table-cell table:formula="of:=MONTH([.B370])" office:value-type="float" office:value="3" calcext:value-type="float">
            <text:p>3</text:p>
          </table:table-cell>
          <table:table-cell table:formula="of:=[.D365]" office:value-type="float" office:value="3" calcext:value-type="float">
            <text:p>3</text:p>
          </table:table-cell>
          <table:table-cell table:number-columns-repeated="6"/>
          <table:table-cell table:formula="of:=[.G370]*INDIRECT(ADDRESS([.A370]+[.D370];2;1;;&quot;rates&quot;))-[.H370]*INDIRECT(ADDRESS([.A370]+[.D37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71];[.B370];[.B370]+1)" office:value-type="date" office:date-value="2024-03-14" calcext:value-type="date">
            <text:p>2024-03-14</text:p>
          </table:table-cell>
          <table:table-cell table:formula="of:=MONTH([.B371])" office:value-type="float" office:value="3" calcext:value-type="float">
            <text:p>3</text:p>
          </table:table-cell>
          <table:table-cell table:formula="of:=[.D366]" office:value-type="float" office:value="4" calcext:value-type="float">
            <text:p>4</text:p>
          </table:table-cell>
          <table:table-cell table:number-columns-repeated="6"/>
          <table:table-cell table:formula="of:=[.G371]*INDIRECT(ADDRESS([.A371]+[.D371];2;1;;&quot;rates&quot;))-[.H371]*INDIRECT(ADDRESS([.A371]+[.D37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72];[.B371];[.B371]+1)" office:value-type="date" office:date-value="2024-03-15" calcext:value-type="date">
            <text:p>2024-03-15</text:p>
          </table:table-cell>
          <table:table-cell table:formula="of:=MONTH([.B372])" office:value-type="float" office:value="3" calcext:value-type="float">
            <text:p>3</text:p>
          </table:table-cell>
          <table:table-cell table:formula="of:=[.D367]" office:value-type="float" office:value="0" calcext:value-type="float">
            <text:p>0</text:p>
          </table:table-cell>
          <table:table-cell table:number-columns-repeated="6"/>
          <table:table-cell table:formula="of:=[.G372]*INDIRECT(ADDRESS([.A372]+[.D372];2;1;;&quot;rates&quot;))-[.H372]*INDIRECT(ADDRESS([.A372]+[.D37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73];[.B372];[.B372]+1)" office:value-type="date" office:date-value="2024-03-15" calcext:value-type="date">
            <text:p>2024-03-15</text:p>
          </table:table-cell>
          <table:table-cell table:formula="of:=MONTH([.B373])" office:value-type="float" office:value="3" calcext:value-type="float">
            <text:p>3</text:p>
          </table:table-cell>
          <table:table-cell table:formula="of:=[.D368]" office:value-type="float" office:value="1" calcext:value-type="float">
            <text:p>1</text:p>
          </table:table-cell>
          <table:table-cell table:number-columns-repeated="6"/>
          <table:table-cell table:formula="of:=[.G373]*INDIRECT(ADDRESS([.A373]+[.D373];2;1;;&quot;rates&quot;))-[.H373]*INDIRECT(ADDRESS([.A373]+[.D37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74];[.B373];[.B373]+1)" office:value-type="date" office:date-value="2024-03-15" calcext:value-type="date">
            <text:p>2024-03-15</text:p>
          </table:table-cell>
          <table:table-cell table:formula="of:=MONTH([.B374])" office:value-type="float" office:value="3" calcext:value-type="float">
            <text:p>3</text:p>
          </table:table-cell>
          <table:table-cell table:formula="of:=[.D369]" office:value-type="float" office:value="2" calcext:value-type="float">
            <text:p>2</text:p>
          </table:table-cell>
          <table:table-cell table:number-columns-repeated="6"/>
          <table:table-cell table:formula="of:=[.G374]*INDIRECT(ADDRESS([.A374]+[.D374];2;1;;&quot;rates&quot;))-[.H374]*INDIRECT(ADDRESS([.A374]+[.D37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75];[.B374];[.B374]+1)" office:value-type="date" office:date-value="2024-03-15" calcext:value-type="date">
            <text:p>2024-03-15</text:p>
          </table:table-cell>
          <table:table-cell table:formula="of:=MONTH([.B375])" office:value-type="float" office:value="3" calcext:value-type="float">
            <text:p>3</text:p>
          </table:table-cell>
          <table:table-cell table:formula="of:=[.D370]" office:value-type="float" office:value="3" calcext:value-type="float">
            <text:p>3</text:p>
          </table:table-cell>
          <table:table-cell table:number-columns-repeated="6"/>
          <table:table-cell table:formula="of:=[.G375]*INDIRECT(ADDRESS([.A375]+[.D375];2;1;;&quot;rates&quot;))-[.H375]*INDIRECT(ADDRESS([.A375]+[.D37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76];[.B375];[.B375]+1)" office:value-type="date" office:date-value="2024-03-15" calcext:value-type="date">
            <text:p>2024-03-15</text:p>
          </table:table-cell>
          <table:table-cell table:formula="of:=MONTH([.B376])" office:value-type="float" office:value="3" calcext:value-type="float">
            <text:p>3</text:p>
          </table:table-cell>
          <table:table-cell table:formula="of:=[.D371]" office:value-type="float" office:value="4" calcext:value-type="float">
            <text:p>4</text:p>
          </table:table-cell>
          <table:table-cell table:number-columns-repeated="6"/>
          <table:table-cell table:formula="of:=[.G376]*INDIRECT(ADDRESS([.A376]+[.D376];2;1;;&quot;rates&quot;))-[.H376]*INDIRECT(ADDRESS([.A376]+[.D37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77];[.B376];[.B376]+1)" office:value-type="date" office:date-value="2024-03-16" calcext:value-type="date">
            <text:p>2024-03-16</text:p>
          </table:table-cell>
          <table:table-cell table:formula="of:=MONTH([.B377])" office:value-type="float" office:value="3" calcext:value-type="float">
            <text:p>3</text:p>
          </table:table-cell>
          <table:table-cell table:formula="of:=[.D372]" office:value-type="float" office:value="0" calcext:value-type="float">
            <text:p>0</text:p>
          </table:table-cell>
          <table:table-cell table:number-columns-repeated="6"/>
          <table:table-cell table:formula="of:=[.G377]*INDIRECT(ADDRESS([.A377]+[.D377];2;1;;&quot;rates&quot;))-[.H377]*INDIRECT(ADDRESS([.A377]+[.D37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78];[.B377];[.B377]+1)" office:value-type="date" office:date-value="2024-03-16" calcext:value-type="date">
            <text:p>2024-03-16</text:p>
          </table:table-cell>
          <table:table-cell table:formula="of:=MONTH([.B378])" office:value-type="float" office:value="3" calcext:value-type="float">
            <text:p>3</text:p>
          </table:table-cell>
          <table:table-cell table:formula="of:=[.D373]" office:value-type="float" office:value="1" calcext:value-type="float">
            <text:p>1</text:p>
          </table:table-cell>
          <table:table-cell table:number-columns-repeated="6"/>
          <table:table-cell table:formula="of:=[.G378]*INDIRECT(ADDRESS([.A378]+[.D378];2;1;;&quot;rates&quot;))-[.H378]*INDIRECT(ADDRESS([.A378]+[.D37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79];[.B378];[.B378]+1)" office:value-type="date" office:date-value="2024-03-16" calcext:value-type="date">
            <text:p>2024-03-16</text:p>
          </table:table-cell>
          <table:table-cell table:formula="of:=MONTH([.B379])" office:value-type="float" office:value="3" calcext:value-type="float">
            <text:p>3</text:p>
          </table:table-cell>
          <table:table-cell table:formula="of:=[.D374]" office:value-type="float" office:value="2" calcext:value-type="float">
            <text:p>2</text:p>
          </table:table-cell>
          <table:table-cell table:number-columns-repeated="6"/>
          <table:table-cell table:formula="of:=[.G379]*INDIRECT(ADDRESS([.A379]+[.D379];2;1;;&quot;rates&quot;))-[.H379]*INDIRECT(ADDRESS([.A379]+[.D37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80];[.B379];[.B379]+1)" office:value-type="date" office:date-value="2024-03-16" calcext:value-type="date">
            <text:p>2024-03-16</text:p>
          </table:table-cell>
          <table:table-cell table:formula="of:=MONTH([.B380])" office:value-type="float" office:value="3" calcext:value-type="float">
            <text:p>3</text:p>
          </table:table-cell>
          <table:table-cell table:formula="of:=[.D375]" office:value-type="float" office:value="3" calcext:value-type="float">
            <text:p>3</text:p>
          </table:table-cell>
          <table:table-cell table:number-columns-repeated="6"/>
          <table:table-cell table:formula="of:=[.G380]*INDIRECT(ADDRESS([.A380]+[.D380];2;1;;&quot;rates&quot;))-[.H380]*INDIRECT(ADDRESS([.A380]+[.D38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81];[.B380];[.B380]+1)" office:value-type="date" office:date-value="2024-03-16" calcext:value-type="date">
            <text:p>2024-03-16</text:p>
          </table:table-cell>
          <table:table-cell table:formula="of:=MONTH([.B381])" office:value-type="float" office:value="3" calcext:value-type="float">
            <text:p>3</text:p>
          </table:table-cell>
          <table:table-cell table:formula="of:=[.D376]" office:value-type="float" office:value="4" calcext:value-type="float">
            <text:p>4</text:p>
          </table:table-cell>
          <table:table-cell table:number-columns-repeated="6"/>
          <table:table-cell table:formula="of:=[.G381]*INDIRECT(ADDRESS([.A381]+[.D381];2;1;;&quot;rates&quot;))-[.H381]*INDIRECT(ADDRESS([.A381]+[.D38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82];[.B381];[.B381]+1)" office:value-type="date" office:date-value="2024-03-17" calcext:value-type="date">
            <text:p>2024-03-17</text:p>
          </table:table-cell>
          <table:table-cell table:formula="of:=MONTH([.B382])" office:value-type="float" office:value="3" calcext:value-type="float">
            <text:p>3</text:p>
          </table:table-cell>
          <table:table-cell table:formula="of:=[.D377]" office:value-type="float" office:value="0" calcext:value-type="float">
            <text:p>0</text:p>
          </table:table-cell>
          <table:table-cell table:number-columns-repeated="6"/>
          <table:table-cell table:formula="of:=[.G382]*INDIRECT(ADDRESS([.A382]+[.D382];2;1;;&quot;rates&quot;))-[.H382]*INDIRECT(ADDRESS([.A382]+[.D38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83];[.B382];[.B382]+1)" office:value-type="date" office:date-value="2024-03-17" calcext:value-type="date">
            <text:p>2024-03-17</text:p>
          </table:table-cell>
          <table:table-cell table:formula="of:=MONTH([.B383])" office:value-type="float" office:value="3" calcext:value-type="float">
            <text:p>3</text:p>
          </table:table-cell>
          <table:table-cell table:formula="of:=[.D378]" office:value-type="float" office:value="1" calcext:value-type="float">
            <text:p>1</text:p>
          </table:table-cell>
          <table:table-cell table:number-columns-repeated="6"/>
          <table:table-cell table:formula="of:=[.G383]*INDIRECT(ADDRESS([.A383]+[.D383];2;1;;&quot;rates&quot;))-[.H383]*INDIRECT(ADDRESS([.A383]+[.D38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84];[.B383];[.B383]+1)" office:value-type="date" office:date-value="2024-03-17" calcext:value-type="date">
            <text:p>2024-03-17</text:p>
          </table:table-cell>
          <table:table-cell table:formula="of:=MONTH([.B384])" office:value-type="float" office:value="3" calcext:value-type="float">
            <text:p>3</text:p>
          </table:table-cell>
          <table:table-cell table:formula="of:=[.D379]" office:value-type="float" office:value="2" calcext:value-type="float">
            <text:p>2</text:p>
          </table:table-cell>
          <table:table-cell table:number-columns-repeated="6"/>
          <table:table-cell table:formula="of:=[.G384]*INDIRECT(ADDRESS([.A384]+[.D384];2;1;;&quot;rates&quot;))-[.H384]*INDIRECT(ADDRESS([.A384]+[.D38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85];[.B384];[.B384]+1)" office:value-type="date" office:date-value="2024-03-17" calcext:value-type="date">
            <text:p>2024-03-17</text:p>
          </table:table-cell>
          <table:table-cell table:formula="of:=MONTH([.B385])" office:value-type="float" office:value="3" calcext:value-type="float">
            <text:p>3</text:p>
          </table:table-cell>
          <table:table-cell table:formula="of:=[.D380]" office:value-type="float" office:value="3" calcext:value-type="float">
            <text:p>3</text:p>
          </table:table-cell>
          <table:table-cell table:number-columns-repeated="6"/>
          <table:table-cell table:formula="of:=[.G385]*INDIRECT(ADDRESS([.A385]+[.D385];2;1;;&quot;rates&quot;))-[.H385]*INDIRECT(ADDRESS([.A385]+[.D38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86];[.B385];[.B385]+1)" office:value-type="date" office:date-value="2024-03-17" calcext:value-type="date">
            <text:p>2024-03-17</text:p>
          </table:table-cell>
          <table:table-cell table:formula="of:=MONTH([.B386])" office:value-type="float" office:value="3" calcext:value-type="float">
            <text:p>3</text:p>
          </table:table-cell>
          <table:table-cell table:formula="of:=[.D381]" office:value-type="float" office:value="4" calcext:value-type="float">
            <text:p>4</text:p>
          </table:table-cell>
          <table:table-cell table:number-columns-repeated="6"/>
          <table:table-cell table:formula="of:=[.G386]*INDIRECT(ADDRESS([.A386]+[.D386];2;1;;&quot;rates&quot;))-[.H386]*INDIRECT(ADDRESS([.A386]+[.D38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87];[.B386];[.B386]+1)" office:value-type="date" office:date-value="2024-03-18" calcext:value-type="date">
            <text:p>2024-03-18</text:p>
          </table:table-cell>
          <table:table-cell table:formula="of:=MONTH([.B387])" office:value-type="float" office:value="3" calcext:value-type="float">
            <text:p>3</text:p>
          </table:table-cell>
          <table:table-cell table:formula="of:=[.D382]" office:value-type="float" office:value="0" calcext:value-type="float">
            <text:p>0</text:p>
          </table:table-cell>
          <table:table-cell table:number-columns-repeated="6"/>
          <table:table-cell table:formula="of:=[.G387]*INDIRECT(ADDRESS([.A387]+[.D387];2;1;;&quot;rates&quot;))-[.H387]*INDIRECT(ADDRESS([.A387]+[.D38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88];[.B387];[.B387]+1)" office:value-type="date" office:date-value="2024-03-18" calcext:value-type="date">
            <text:p>2024-03-18</text:p>
          </table:table-cell>
          <table:table-cell table:formula="of:=MONTH([.B388])" office:value-type="float" office:value="3" calcext:value-type="float">
            <text:p>3</text:p>
          </table:table-cell>
          <table:table-cell table:formula="of:=[.D383]" office:value-type="float" office:value="1" calcext:value-type="float">
            <text:p>1</text:p>
          </table:table-cell>
          <table:table-cell table:number-columns-repeated="6"/>
          <table:table-cell table:formula="of:=[.G388]*INDIRECT(ADDRESS([.A388]+[.D388];2;1;;&quot;rates&quot;))-[.H388]*INDIRECT(ADDRESS([.A388]+[.D38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89];[.B388];[.B388]+1)" office:value-type="date" office:date-value="2024-03-18" calcext:value-type="date">
            <text:p>2024-03-18</text:p>
          </table:table-cell>
          <table:table-cell table:formula="of:=MONTH([.B389])" office:value-type="float" office:value="3" calcext:value-type="float">
            <text:p>3</text:p>
          </table:table-cell>
          <table:table-cell table:formula="of:=[.D384]" office:value-type="float" office:value="2" calcext:value-type="float">
            <text:p>2</text:p>
          </table:table-cell>
          <table:table-cell table:number-columns-repeated="6"/>
          <table:table-cell table:formula="of:=[.G389]*INDIRECT(ADDRESS([.A389]+[.D389];2;1;;&quot;rates&quot;))-[.H389]*INDIRECT(ADDRESS([.A389]+[.D38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90];[.B389];[.B389]+1)" office:value-type="date" office:date-value="2024-03-18" calcext:value-type="date">
            <text:p>2024-03-18</text:p>
          </table:table-cell>
          <table:table-cell table:formula="of:=MONTH([.B390])" office:value-type="float" office:value="3" calcext:value-type="float">
            <text:p>3</text:p>
          </table:table-cell>
          <table:table-cell table:formula="of:=[.D385]" office:value-type="float" office:value="3" calcext:value-type="float">
            <text:p>3</text:p>
          </table:table-cell>
          <table:table-cell table:number-columns-repeated="6"/>
          <table:table-cell table:formula="of:=[.G390]*INDIRECT(ADDRESS([.A390]+[.D390];2;1;;&quot;rates&quot;))-[.H390]*INDIRECT(ADDRESS([.A390]+[.D39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91];[.B390];[.B390]+1)" office:value-type="date" office:date-value="2024-03-18" calcext:value-type="date">
            <text:p>2024-03-18</text:p>
          </table:table-cell>
          <table:table-cell table:formula="of:=MONTH([.B391])" office:value-type="float" office:value="3" calcext:value-type="float">
            <text:p>3</text:p>
          </table:table-cell>
          <table:table-cell table:formula="of:=[.D386]" office:value-type="float" office:value="4" calcext:value-type="float">
            <text:p>4</text:p>
          </table:table-cell>
          <table:table-cell table:number-columns-repeated="6"/>
          <table:table-cell table:formula="of:=[.G391]*INDIRECT(ADDRESS([.A391]+[.D391];2;1;;&quot;rates&quot;))-[.H391]*INDIRECT(ADDRESS([.A391]+[.D39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92];[.B391];[.B391]+1)" office:value-type="date" office:date-value="2024-03-19" calcext:value-type="date">
            <text:p>2024-03-19</text:p>
          </table:table-cell>
          <table:table-cell table:formula="of:=MONTH([.B392])" office:value-type="float" office:value="3" calcext:value-type="float">
            <text:p>3</text:p>
          </table:table-cell>
          <table:table-cell table:formula="of:=[.D387]" office:value-type="float" office:value="0" calcext:value-type="float">
            <text:p>0</text:p>
          </table:table-cell>
          <table:table-cell table:number-columns-repeated="6"/>
          <table:table-cell table:formula="of:=[.G392]*INDIRECT(ADDRESS([.A392]+[.D392];2;1;;&quot;rates&quot;))-[.H392]*INDIRECT(ADDRESS([.A392]+[.D39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93];[.B392];[.B392]+1)" office:value-type="date" office:date-value="2024-03-19" calcext:value-type="date">
            <text:p>2024-03-19</text:p>
          </table:table-cell>
          <table:table-cell table:formula="of:=MONTH([.B393])" office:value-type="float" office:value="3" calcext:value-type="float">
            <text:p>3</text:p>
          </table:table-cell>
          <table:table-cell table:formula="of:=[.D388]" office:value-type="float" office:value="1" calcext:value-type="float">
            <text:p>1</text:p>
          </table:table-cell>
          <table:table-cell table:number-columns-repeated="6"/>
          <table:table-cell table:formula="of:=[.G393]*INDIRECT(ADDRESS([.A393]+[.D393];2;1;;&quot;rates&quot;))-[.H393]*INDIRECT(ADDRESS([.A393]+[.D39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94];[.B393];[.B393]+1)" office:value-type="date" office:date-value="2024-03-19" calcext:value-type="date">
            <text:p>2024-03-19</text:p>
          </table:table-cell>
          <table:table-cell table:formula="of:=MONTH([.B394])" office:value-type="float" office:value="3" calcext:value-type="float">
            <text:p>3</text:p>
          </table:table-cell>
          <table:table-cell table:formula="of:=[.D389]" office:value-type="float" office:value="2" calcext:value-type="float">
            <text:p>2</text:p>
          </table:table-cell>
          <table:table-cell table:number-columns-repeated="6"/>
          <table:table-cell table:formula="of:=[.G394]*INDIRECT(ADDRESS([.A394]+[.D394];2;1;;&quot;rates&quot;))-[.H394]*INDIRECT(ADDRESS([.A394]+[.D39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95];[.B394];[.B394]+1)" office:value-type="date" office:date-value="2024-03-19" calcext:value-type="date">
            <text:p>2024-03-19</text:p>
          </table:table-cell>
          <table:table-cell table:formula="of:=MONTH([.B395])" office:value-type="float" office:value="3" calcext:value-type="float">
            <text:p>3</text:p>
          </table:table-cell>
          <table:table-cell table:formula="of:=[.D390]" office:value-type="float" office:value="3" calcext:value-type="float">
            <text:p>3</text:p>
          </table:table-cell>
          <table:table-cell table:number-columns-repeated="6"/>
          <table:table-cell table:formula="of:=[.G395]*INDIRECT(ADDRESS([.A395]+[.D395];2;1;;&quot;rates&quot;))-[.H395]*INDIRECT(ADDRESS([.A395]+[.D39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96];[.B395];[.B395]+1)" office:value-type="date" office:date-value="2024-03-19" calcext:value-type="date">
            <text:p>2024-03-19</text:p>
          </table:table-cell>
          <table:table-cell table:formula="of:=MONTH([.B396])" office:value-type="float" office:value="3" calcext:value-type="float">
            <text:p>3</text:p>
          </table:table-cell>
          <table:table-cell table:formula="of:=[.D391]" office:value-type="float" office:value="4" calcext:value-type="float">
            <text:p>4</text:p>
          </table:table-cell>
          <table:table-cell table:number-columns-repeated="6"/>
          <table:table-cell table:formula="of:=[.G396]*INDIRECT(ADDRESS([.A396]+[.D396];2;1;;&quot;rates&quot;))-[.H396]*INDIRECT(ADDRESS([.A396]+[.D39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97];[.B396];[.B396]+1)" office:value-type="date" office:date-value="2024-03-20" calcext:value-type="date">
            <text:p>2024-03-20</text:p>
          </table:table-cell>
          <table:table-cell table:formula="of:=MONTH([.B397])" office:value-type="float" office:value="3" calcext:value-type="float">
            <text:p>3</text:p>
          </table:table-cell>
          <table:table-cell table:formula="of:=[.D392]" office:value-type="float" office:value="0" calcext:value-type="float">
            <text:p>0</text:p>
          </table:table-cell>
          <table:table-cell table:number-columns-repeated="6"/>
          <table:table-cell table:formula="of:=[.G397]*INDIRECT(ADDRESS([.A397]+[.D397];2;1;;&quot;rates&quot;))-[.H397]*INDIRECT(ADDRESS([.A397]+[.D39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98];[.B397];[.B397]+1)" office:value-type="date" office:date-value="2024-03-20" calcext:value-type="date">
            <text:p>2024-03-20</text:p>
          </table:table-cell>
          <table:table-cell table:formula="of:=MONTH([.B398])" office:value-type="float" office:value="3" calcext:value-type="float">
            <text:p>3</text:p>
          </table:table-cell>
          <table:table-cell table:formula="of:=[.D393]" office:value-type="float" office:value="1" calcext:value-type="float">
            <text:p>1</text:p>
          </table:table-cell>
          <table:table-cell table:number-columns-repeated="6"/>
          <table:table-cell table:formula="of:=[.G398]*INDIRECT(ADDRESS([.A398]+[.D398];2;1;;&quot;rates&quot;))-[.H398]*INDIRECT(ADDRESS([.A398]+[.D39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399];[.B398];[.B398]+1)" office:value-type="date" office:date-value="2024-03-20" calcext:value-type="date">
            <text:p>2024-03-20</text:p>
          </table:table-cell>
          <table:table-cell table:formula="of:=MONTH([.B399])" office:value-type="float" office:value="3" calcext:value-type="float">
            <text:p>3</text:p>
          </table:table-cell>
          <table:table-cell table:formula="of:=[.D394]" office:value-type="float" office:value="2" calcext:value-type="float">
            <text:p>2</text:p>
          </table:table-cell>
          <table:table-cell table:number-columns-repeated="6"/>
          <table:table-cell table:formula="of:=[.G399]*INDIRECT(ADDRESS([.A399]+[.D399];2;1;;&quot;rates&quot;))-[.H399]*INDIRECT(ADDRESS([.A399]+[.D39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00];[.B399];[.B399]+1)" office:value-type="date" office:date-value="2024-03-20" calcext:value-type="date">
            <text:p>2024-03-20</text:p>
          </table:table-cell>
          <table:table-cell table:formula="of:=MONTH([.B400])" office:value-type="float" office:value="3" calcext:value-type="float">
            <text:p>3</text:p>
          </table:table-cell>
          <table:table-cell table:formula="of:=[.D395]" office:value-type="float" office:value="3" calcext:value-type="float">
            <text:p>3</text:p>
          </table:table-cell>
          <table:table-cell table:number-columns-repeated="6"/>
          <table:table-cell table:formula="of:=[.G400]*INDIRECT(ADDRESS([.A400]+[.D400];2;1;;&quot;rates&quot;))-[.H400]*INDIRECT(ADDRESS([.A400]+[.D40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01];[.B400];[.B400]+1)" office:value-type="date" office:date-value="2024-03-20" calcext:value-type="date">
            <text:p>2024-03-20</text:p>
          </table:table-cell>
          <table:table-cell table:formula="of:=MONTH([.B401])" office:value-type="float" office:value="3" calcext:value-type="float">
            <text:p>3</text:p>
          </table:table-cell>
          <table:table-cell table:formula="of:=[.D396]" office:value-type="float" office:value="4" calcext:value-type="float">
            <text:p>4</text:p>
          </table:table-cell>
          <table:table-cell table:number-columns-repeated="6"/>
          <table:table-cell table:formula="of:=[.G401]*INDIRECT(ADDRESS([.A401]+[.D401];2;1;;&quot;rates&quot;))-[.H401]*INDIRECT(ADDRESS([.A401]+[.D40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02];[.B401];[.B401]+1)" office:value-type="date" office:date-value="2024-03-21" calcext:value-type="date">
            <text:p>2024-03-21</text:p>
          </table:table-cell>
          <table:table-cell table:formula="of:=MONTH([.B402])" office:value-type="float" office:value="3" calcext:value-type="float">
            <text:p>3</text:p>
          </table:table-cell>
          <table:table-cell table:formula="of:=[.D397]" office:value-type="float" office:value="0" calcext:value-type="float">
            <text:p>0</text:p>
          </table:table-cell>
          <table:table-cell table:number-columns-repeated="6"/>
          <table:table-cell table:formula="of:=[.G402]*INDIRECT(ADDRESS([.A402]+[.D402];2;1;;&quot;rates&quot;))-[.H402]*INDIRECT(ADDRESS([.A402]+[.D40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03];[.B402];[.B402]+1)" office:value-type="date" office:date-value="2024-03-21" calcext:value-type="date">
            <text:p>2024-03-21</text:p>
          </table:table-cell>
          <table:table-cell table:formula="of:=MONTH([.B403])" office:value-type="float" office:value="3" calcext:value-type="float">
            <text:p>3</text:p>
          </table:table-cell>
          <table:table-cell table:formula="of:=[.D398]" office:value-type="float" office:value="1" calcext:value-type="float">
            <text:p>1</text:p>
          </table:table-cell>
          <table:table-cell table:number-columns-repeated="6"/>
          <table:table-cell table:formula="of:=[.G403]*INDIRECT(ADDRESS([.A403]+[.D403];2;1;;&quot;rates&quot;))-[.H403]*INDIRECT(ADDRESS([.A403]+[.D40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04];[.B403];[.B403]+1)" office:value-type="date" office:date-value="2024-03-21" calcext:value-type="date">
            <text:p>2024-03-21</text:p>
          </table:table-cell>
          <table:table-cell table:formula="of:=MONTH([.B404])" office:value-type="float" office:value="3" calcext:value-type="float">
            <text:p>3</text:p>
          </table:table-cell>
          <table:table-cell table:formula="of:=[.D399]" office:value-type="float" office:value="2" calcext:value-type="float">
            <text:p>2</text:p>
          </table:table-cell>
          <table:table-cell table:number-columns-repeated="6"/>
          <table:table-cell table:formula="of:=[.G404]*INDIRECT(ADDRESS([.A404]+[.D404];2;1;;&quot;rates&quot;))-[.H404]*INDIRECT(ADDRESS([.A404]+[.D40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05];[.B404];[.B404]+1)" office:value-type="date" office:date-value="2024-03-21" calcext:value-type="date">
            <text:p>2024-03-21</text:p>
          </table:table-cell>
          <table:table-cell table:formula="of:=MONTH([.B405])" office:value-type="float" office:value="3" calcext:value-type="float">
            <text:p>3</text:p>
          </table:table-cell>
          <table:table-cell table:formula="of:=[.D400]" office:value-type="float" office:value="3" calcext:value-type="float">
            <text:p>3</text:p>
          </table:table-cell>
          <table:table-cell table:number-columns-repeated="6"/>
          <table:table-cell table:formula="of:=[.G405]*INDIRECT(ADDRESS([.A405]+[.D405];2;1;;&quot;rates&quot;))-[.H405]*INDIRECT(ADDRESS([.A405]+[.D40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06];[.B405];[.B405]+1)" office:value-type="date" office:date-value="2024-03-21" calcext:value-type="date">
            <text:p>2024-03-21</text:p>
          </table:table-cell>
          <table:table-cell table:formula="of:=MONTH([.B406])" office:value-type="float" office:value="3" calcext:value-type="float">
            <text:p>3</text:p>
          </table:table-cell>
          <table:table-cell table:formula="of:=[.D401]" office:value-type="float" office:value="4" calcext:value-type="float">
            <text:p>4</text:p>
          </table:table-cell>
          <table:table-cell table:number-columns-repeated="6"/>
          <table:table-cell table:formula="of:=[.G406]*INDIRECT(ADDRESS([.A406]+[.D406];2;1;;&quot;rates&quot;))-[.H406]*INDIRECT(ADDRESS([.A406]+[.D40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07];[.B406];[.B406]+1)" office:value-type="date" office:date-value="2024-03-22" calcext:value-type="date">
            <text:p>2024-03-22</text:p>
          </table:table-cell>
          <table:table-cell table:formula="of:=MONTH([.B407])" office:value-type="float" office:value="3" calcext:value-type="float">
            <text:p>3</text:p>
          </table:table-cell>
          <table:table-cell table:formula="of:=[.D402]" office:value-type="float" office:value="0" calcext:value-type="float">
            <text:p>0</text:p>
          </table:table-cell>
          <table:table-cell table:number-columns-repeated="6"/>
          <table:table-cell table:formula="of:=[.G407]*INDIRECT(ADDRESS([.A407]+[.D407];2;1;;&quot;rates&quot;))-[.H407]*INDIRECT(ADDRESS([.A407]+[.D40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08];[.B407];[.B407]+1)" office:value-type="date" office:date-value="2024-03-22" calcext:value-type="date">
            <text:p>2024-03-22</text:p>
          </table:table-cell>
          <table:table-cell table:formula="of:=MONTH([.B408])" office:value-type="float" office:value="3" calcext:value-type="float">
            <text:p>3</text:p>
          </table:table-cell>
          <table:table-cell table:formula="of:=[.D403]" office:value-type="float" office:value="1" calcext:value-type="float">
            <text:p>1</text:p>
          </table:table-cell>
          <table:table-cell table:number-columns-repeated="6"/>
          <table:table-cell table:formula="of:=[.G408]*INDIRECT(ADDRESS([.A408]+[.D408];2;1;;&quot;rates&quot;))-[.H408]*INDIRECT(ADDRESS([.A408]+[.D40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09];[.B408];[.B408]+1)" office:value-type="date" office:date-value="2024-03-22" calcext:value-type="date">
            <text:p>2024-03-22</text:p>
          </table:table-cell>
          <table:table-cell table:formula="of:=MONTH([.B409])" office:value-type="float" office:value="3" calcext:value-type="float">
            <text:p>3</text:p>
          </table:table-cell>
          <table:table-cell table:formula="of:=[.D404]" office:value-type="float" office:value="2" calcext:value-type="float">
            <text:p>2</text:p>
          </table:table-cell>
          <table:table-cell table:number-columns-repeated="6"/>
          <table:table-cell table:formula="of:=[.G409]*INDIRECT(ADDRESS([.A409]+[.D409];2;1;;&quot;rates&quot;))-[.H409]*INDIRECT(ADDRESS([.A409]+[.D40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10];[.B409];[.B409]+1)" office:value-type="date" office:date-value="2024-03-22" calcext:value-type="date">
            <text:p>2024-03-22</text:p>
          </table:table-cell>
          <table:table-cell table:formula="of:=MONTH([.B410])" office:value-type="float" office:value="3" calcext:value-type="float">
            <text:p>3</text:p>
          </table:table-cell>
          <table:table-cell table:formula="of:=[.D405]" office:value-type="float" office:value="3" calcext:value-type="float">
            <text:p>3</text:p>
          </table:table-cell>
          <table:table-cell table:number-columns-repeated="6"/>
          <table:table-cell table:formula="of:=[.G410]*INDIRECT(ADDRESS([.A410]+[.D410];2;1;;&quot;rates&quot;))-[.H410]*INDIRECT(ADDRESS([.A410]+[.D41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11];[.B410];[.B410]+1)" office:value-type="date" office:date-value="2024-03-22" calcext:value-type="date">
            <text:p>2024-03-22</text:p>
          </table:table-cell>
          <table:table-cell table:formula="of:=MONTH([.B411])" office:value-type="float" office:value="3" calcext:value-type="float">
            <text:p>3</text:p>
          </table:table-cell>
          <table:table-cell table:formula="of:=[.D406]" office:value-type="float" office:value="4" calcext:value-type="float">
            <text:p>4</text:p>
          </table:table-cell>
          <table:table-cell table:number-columns-repeated="6"/>
          <table:table-cell table:formula="of:=[.G411]*INDIRECT(ADDRESS([.A411]+[.D411];2;1;;&quot;rates&quot;))-[.H411]*INDIRECT(ADDRESS([.A411]+[.D41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12];[.B411];[.B411]+1)" office:value-type="date" office:date-value="2024-03-23" calcext:value-type="date">
            <text:p>2024-03-23</text:p>
          </table:table-cell>
          <table:table-cell table:formula="of:=MONTH([.B412])" office:value-type="float" office:value="3" calcext:value-type="float">
            <text:p>3</text:p>
          </table:table-cell>
          <table:table-cell table:formula="of:=[.D407]" office:value-type="float" office:value="0" calcext:value-type="float">
            <text:p>0</text:p>
          </table:table-cell>
          <table:table-cell table:number-columns-repeated="6"/>
          <table:table-cell table:formula="of:=[.G412]*INDIRECT(ADDRESS([.A412]+[.D412];2;1;;&quot;rates&quot;))-[.H412]*INDIRECT(ADDRESS([.A412]+[.D41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13];[.B412];[.B412]+1)" office:value-type="date" office:date-value="2024-03-23" calcext:value-type="date">
            <text:p>2024-03-23</text:p>
          </table:table-cell>
          <table:table-cell table:formula="of:=MONTH([.B413])" office:value-type="float" office:value="3" calcext:value-type="float">
            <text:p>3</text:p>
          </table:table-cell>
          <table:table-cell table:formula="of:=[.D408]" office:value-type="float" office:value="1" calcext:value-type="float">
            <text:p>1</text:p>
          </table:table-cell>
          <table:table-cell table:number-columns-repeated="6"/>
          <table:table-cell table:formula="of:=[.G413]*INDIRECT(ADDRESS([.A413]+[.D413];2;1;;&quot;rates&quot;))-[.H413]*INDIRECT(ADDRESS([.A413]+[.D41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14];[.B413];[.B413]+1)" office:value-type="date" office:date-value="2024-03-23" calcext:value-type="date">
            <text:p>2024-03-23</text:p>
          </table:table-cell>
          <table:table-cell table:formula="of:=MONTH([.B414])" office:value-type="float" office:value="3" calcext:value-type="float">
            <text:p>3</text:p>
          </table:table-cell>
          <table:table-cell table:formula="of:=[.D409]" office:value-type="float" office:value="2" calcext:value-type="float">
            <text:p>2</text:p>
          </table:table-cell>
          <table:table-cell table:number-columns-repeated="6"/>
          <table:table-cell table:formula="of:=[.G414]*INDIRECT(ADDRESS([.A414]+[.D414];2;1;;&quot;rates&quot;))-[.H414]*INDIRECT(ADDRESS([.A414]+[.D41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15];[.B414];[.B414]+1)" office:value-type="date" office:date-value="2024-03-23" calcext:value-type="date">
            <text:p>2024-03-23</text:p>
          </table:table-cell>
          <table:table-cell table:formula="of:=MONTH([.B415])" office:value-type="float" office:value="3" calcext:value-type="float">
            <text:p>3</text:p>
          </table:table-cell>
          <table:table-cell table:formula="of:=[.D410]" office:value-type="float" office:value="3" calcext:value-type="float">
            <text:p>3</text:p>
          </table:table-cell>
          <table:table-cell table:number-columns-repeated="6"/>
          <table:table-cell table:formula="of:=[.G415]*INDIRECT(ADDRESS([.A415]+[.D415];2;1;;&quot;rates&quot;))-[.H415]*INDIRECT(ADDRESS([.A415]+[.D41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16];[.B415];[.B415]+1)" office:value-type="date" office:date-value="2024-03-23" calcext:value-type="date">
            <text:p>2024-03-23</text:p>
          </table:table-cell>
          <table:table-cell table:formula="of:=MONTH([.B416])" office:value-type="float" office:value="3" calcext:value-type="float">
            <text:p>3</text:p>
          </table:table-cell>
          <table:table-cell table:formula="of:=[.D411]" office:value-type="float" office:value="4" calcext:value-type="float">
            <text:p>4</text:p>
          </table:table-cell>
          <table:table-cell table:number-columns-repeated="6"/>
          <table:table-cell table:formula="of:=[.G416]*INDIRECT(ADDRESS([.A416]+[.D416];2;1;;&quot;rates&quot;))-[.H416]*INDIRECT(ADDRESS([.A416]+[.D41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17];[.B416];[.B416]+1)" office:value-type="date" office:date-value="2024-03-24" calcext:value-type="date">
            <text:p>2024-03-24</text:p>
          </table:table-cell>
          <table:table-cell table:formula="of:=MONTH([.B417])" office:value-type="float" office:value="3" calcext:value-type="float">
            <text:p>3</text:p>
          </table:table-cell>
          <table:table-cell table:formula="of:=[.D412]" office:value-type="float" office:value="0" calcext:value-type="float">
            <text:p>0</text:p>
          </table:table-cell>
          <table:table-cell table:number-columns-repeated="6"/>
          <table:table-cell table:formula="of:=[.G417]*INDIRECT(ADDRESS([.A417]+[.D417];2;1;;&quot;rates&quot;))-[.H417]*INDIRECT(ADDRESS([.A417]+[.D41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18];[.B417];[.B417]+1)" office:value-type="date" office:date-value="2024-03-24" calcext:value-type="date">
            <text:p>2024-03-24</text:p>
          </table:table-cell>
          <table:table-cell table:formula="of:=MONTH([.B418])" office:value-type="float" office:value="3" calcext:value-type="float">
            <text:p>3</text:p>
          </table:table-cell>
          <table:table-cell table:formula="of:=[.D413]" office:value-type="float" office:value="1" calcext:value-type="float">
            <text:p>1</text:p>
          </table:table-cell>
          <table:table-cell table:number-columns-repeated="6"/>
          <table:table-cell table:formula="of:=[.G418]*INDIRECT(ADDRESS([.A418]+[.D418];2;1;;&quot;rates&quot;))-[.H418]*INDIRECT(ADDRESS([.A418]+[.D41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19];[.B418];[.B418]+1)" office:value-type="date" office:date-value="2024-03-24" calcext:value-type="date">
            <text:p>2024-03-24</text:p>
          </table:table-cell>
          <table:table-cell table:formula="of:=MONTH([.B419])" office:value-type="float" office:value="3" calcext:value-type="float">
            <text:p>3</text:p>
          </table:table-cell>
          <table:table-cell table:formula="of:=[.D414]" office:value-type="float" office:value="2" calcext:value-type="float">
            <text:p>2</text:p>
          </table:table-cell>
          <table:table-cell table:number-columns-repeated="6"/>
          <table:table-cell table:formula="of:=[.G419]*INDIRECT(ADDRESS([.A419]+[.D419];2;1;;&quot;rates&quot;))-[.H419]*INDIRECT(ADDRESS([.A419]+[.D41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20];[.B419];[.B419]+1)" office:value-type="date" office:date-value="2024-03-24" calcext:value-type="date">
            <text:p>2024-03-24</text:p>
          </table:table-cell>
          <table:table-cell table:formula="of:=MONTH([.B420])" office:value-type="float" office:value="3" calcext:value-type="float">
            <text:p>3</text:p>
          </table:table-cell>
          <table:table-cell table:formula="of:=[.D415]" office:value-type="float" office:value="3" calcext:value-type="float">
            <text:p>3</text:p>
          </table:table-cell>
          <table:table-cell table:number-columns-repeated="6"/>
          <table:table-cell table:formula="of:=[.G420]*INDIRECT(ADDRESS([.A420]+[.D420];2;1;;&quot;rates&quot;))-[.H420]*INDIRECT(ADDRESS([.A420]+[.D42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21];[.B420];[.B420]+1)" office:value-type="date" office:date-value="2024-03-24" calcext:value-type="date">
            <text:p>2024-03-24</text:p>
          </table:table-cell>
          <table:table-cell table:formula="of:=MONTH([.B421])" office:value-type="float" office:value="3" calcext:value-type="float">
            <text:p>3</text:p>
          </table:table-cell>
          <table:table-cell table:formula="of:=[.D416]" office:value-type="float" office:value="4" calcext:value-type="float">
            <text:p>4</text:p>
          </table:table-cell>
          <table:table-cell table:number-columns-repeated="6"/>
          <table:table-cell table:formula="of:=[.G421]*INDIRECT(ADDRESS([.A421]+[.D421];2;1;;&quot;rates&quot;))-[.H421]*INDIRECT(ADDRESS([.A421]+[.D42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22];[.B421];[.B421]+1)" office:value-type="date" office:date-value="2024-03-25" calcext:value-type="date">
            <text:p>2024-03-25</text:p>
          </table:table-cell>
          <table:table-cell table:formula="of:=MONTH([.B422])" office:value-type="float" office:value="3" calcext:value-type="float">
            <text:p>3</text:p>
          </table:table-cell>
          <table:table-cell table:formula="of:=[.D417]" office:value-type="float" office:value="0" calcext:value-type="float">
            <text:p>0</text:p>
          </table:table-cell>
          <table:table-cell table:number-columns-repeated="6"/>
          <table:table-cell table:formula="of:=[.G422]*INDIRECT(ADDRESS([.A422]+[.D422];2;1;;&quot;rates&quot;))-[.H422]*INDIRECT(ADDRESS([.A422]+[.D42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23];[.B422];[.B422]+1)" office:value-type="date" office:date-value="2024-03-25" calcext:value-type="date">
            <text:p>2024-03-25</text:p>
          </table:table-cell>
          <table:table-cell table:formula="of:=MONTH([.B423])" office:value-type="float" office:value="3" calcext:value-type="float">
            <text:p>3</text:p>
          </table:table-cell>
          <table:table-cell table:formula="of:=[.D418]" office:value-type="float" office:value="1" calcext:value-type="float">
            <text:p>1</text:p>
          </table:table-cell>
          <table:table-cell table:number-columns-repeated="6"/>
          <table:table-cell table:formula="of:=[.G423]*INDIRECT(ADDRESS([.A423]+[.D423];2;1;;&quot;rates&quot;))-[.H423]*INDIRECT(ADDRESS([.A423]+[.D42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24];[.B423];[.B423]+1)" office:value-type="date" office:date-value="2024-03-25" calcext:value-type="date">
            <text:p>2024-03-25</text:p>
          </table:table-cell>
          <table:table-cell table:formula="of:=MONTH([.B424])" office:value-type="float" office:value="3" calcext:value-type="float">
            <text:p>3</text:p>
          </table:table-cell>
          <table:table-cell table:formula="of:=[.D419]" office:value-type="float" office:value="2" calcext:value-type="float">
            <text:p>2</text:p>
          </table:table-cell>
          <table:table-cell table:number-columns-repeated="6"/>
          <table:table-cell table:formula="of:=[.G424]*INDIRECT(ADDRESS([.A424]+[.D424];2;1;;&quot;rates&quot;))-[.H424]*INDIRECT(ADDRESS([.A424]+[.D42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25];[.B424];[.B424]+1)" office:value-type="date" office:date-value="2024-03-25" calcext:value-type="date">
            <text:p>2024-03-25</text:p>
          </table:table-cell>
          <table:table-cell table:formula="of:=MONTH([.B425])" office:value-type="float" office:value="3" calcext:value-type="float">
            <text:p>3</text:p>
          </table:table-cell>
          <table:table-cell table:formula="of:=[.D420]" office:value-type="float" office:value="3" calcext:value-type="float">
            <text:p>3</text:p>
          </table:table-cell>
          <table:table-cell table:number-columns-repeated="6"/>
          <table:table-cell table:formula="of:=[.G425]*INDIRECT(ADDRESS([.A425]+[.D425];2;1;;&quot;rates&quot;))-[.H425]*INDIRECT(ADDRESS([.A425]+[.D42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26];[.B425];[.B425]+1)" office:value-type="date" office:date-value="2024-03-25" calcext:value-type="date">
            <text:p>2024-03-25</text:p>
          </table:table-cell>
          <table:table-cell table:formula="of:=MONTH([.B426])" office:value-type="float" office:value="3" calcext:value-type="float">
            <text:p>3</text:p>
          </table:table-cell>
          <table:table-cell table:formula="of:=[.D421]" office:value-type="float" office:value="4" calcext:value-type="float">
            <text:p>4</text:p>
          </table:table-cell>
          <table:table-cell table:number-columns-repeated="6"/>
          <table:table-cell table:formula="of:=[.G426]*INDIRECT(ADDRESS([.A426]+[.D426];2;1;;&quot;rates&quot;))-[.H426]*INDIRECT(ADDRESS([.A426]+[.D42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27];[.B426];[.B426]+1)" office:value-type="date" office:date-value="2024-03-26" calcext:value-type="date">
            <text:p>2024-03-26</text:p>
          </table:table-cell>
          <table:table-cell table:formula="of:=MONTH([.B427])" office:value-type="float" office:value="3" calcext:value-type="float">
            <text:p>3</text:p>
          </table:table-cell>
          <table:table-cell table:formula="of:=[.D422]" office:value-type="float" office:value="0" calcext:value-type="float">
            <text:p>0</text:p>
          </table:table-cell>
          <table:table-cell table:number-columns-repeated="6"/>
          <table:table-cell table:formula="of:=[.G427]*INDIRECT(ADDRESS([.A427]+[.D427];2;1;;&quot;rates&quot;))-[.H427]*INDIRECT(ADDRESS([.A427]+[.D42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28];[.B427];[.B427]+1)" office:value-type="date" office:date-value="2024-03-26" calcext:value-type="date">
            <text:p>2024-03-26</text:p>
          </table:table-cell>
          <table:table-cell table:formula="of:=MONTH([.B428])" office:value-type="float" office:value="3" calcext:value-type="float">
            <text:p>3</text:p>
          </table:table-cell>
          <table:table-cell table:formula="of:=[.D423]" office:value-type="float" office:value="1" calcext:value-type="float">
            <text:p>1</text:p>
          </table:table-cell>
          <table:table-cell table:number-columns-repeated="6"/>
          <table:table-cell table:formula="of:=[.G428]*INDIRECT(ADDRESS([.A428]+[.D428];2;1;;&quot;rates&quot;))-[.H428]*INDIRECT(ADDRESS([.A428]+[.D42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29];[.B428];[.B428]+1)" office:value-type="date" office:date-value="2024-03-26" calcext:value-type="date">
            <text:p>2024-03-26</text:p>
          </table:table-cell>
          <table:table-cell table:formula="of:=MONTH([.B429])" office:value-type="float" office:value="3" calcext:value-type="float">
            <text:p>3</text:p>
          </table:table-cell>
          <table:table-cell table:formula="of:=[.D424]" office:value-type="float" office:value="2" calcext:value-type="float">
            <text:p>2</text:p>
          </table:table-cell>
          <table:table-cell table:number-columns-repeated="6"/>
          <table:table-cell table:formula="of:=[.G429]*INDIRECT(ADDRESS([.A429]+[.D429];2;1;;&quot;rates&quot;))-[.H429]*INDIRECT(ADDRESS([.A429]+[.D42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30];[.B429];[.B429]+1)" office:value-type="date" office:date-value="2024-03-26" calcext:value-type="date">
            <text:p>2024-03-26</text:p>
          </table:table-cell>
          <table:table-cell table:formula="of:=MONTH([.B430])" office:value-type="float" office:value="3" calcext:value-type="float">
            <text:p>3</text:p>
          </table:table-cell>
          <table:table-cell table:formula="of:=[.D425]" office:value-type="float" office:value="3" calcext:value-type="float">
            <text:p>3</text:p>
          </table:table-cell>
          <table:table-cell table:number-columns-repeated="6"/>
          <table:table-cell table:formula="of:=[.G430]*INDIRECT(ADDRESS([.A430]+[.D430];2;1;;&quot;rates&quot;))-[.H430]*INDIRECT(ADDRESS([.A430]+[.D43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31];[.B430];[.B430]+1)" office:value-type="date" office:date-value="2024-03-26" calcext:value-type="date">
            <text:p>2024-03-26</text:p>
          </table:table-cell>
          <table:table-cell table:formula="of:=MONTH([.B431])" office:value-type="float" office:value="3" calcext:value-type="float">
            <text:p>3</text:p>
          </table:table-cell>
          <table:table-cell table:formula="of:=[.D426]" office:value-type="float" office:value="4" calcext:value-type="float">
            <text:p>4</text:p>
          </table:table-cell>
          <table:table-cell table:number-columns-repeated="6"/>
          <table:table-cell table:formula="of:=[.G431]*INDIRECT(ADDRESS([.A431]+[.D431];2;1;;&quot;rates&quot;))-[.H431]*INDIRECT(ADDRESS([.A431]+[.D43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32];[.B431];[.B431]+1)" office:value-type="date" office:date-value="2024-03-27" calcext:value-type="date">
            <text:p>2024-03-27</text:p>
          </table:table-cell>
          <table:table-cell table:formula="of:=MONTH([.B432])" office:value-type="float" office:value="3" calcext:value-type="float">
            <text:p>3</text:p>
          </table:table-cell>
          <table:table-cell table:formula="of:=[.D427]" office:value-type="float" office:value="0" calcext:value-type="float">
            <text:p>0</text:p>
          </table:table-cell>
          <table:table-cell table:number-columns-repeated="6"/>
          <table:table-cell table:formula="of:=[.G432]*INDIRECT(ADDRESS([.A432]+[.D432];2;1;;&quot;rates&quot;))-[.H432]*INDIRECT(ADDRESS([.A432]+[.D43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33];[.B432];[.B432]+1)" office:value-type="date" office:date-value="2024-03-27" calcext:value-type="date">
            <text:p>2024-03-27</text:p>
          </table:table-cell>
          <table:table-cell table:formula="of:=MONTH([.B433])" office:value-type="float" office:value="3" calcext:value-type="float">
            <text:p>3</text:p>
          </table:table-cell>
          <table:table-cell table:formula="of:=[.D428]" office:value-type="float" office:value="1" calcext:value-type="float">
            <text:p>1</text:p>
          </table:table-cell>
          <table:table-cell table:number-columns-repeated="6"/>
          <table:table-cell table:formula="of:=[.G433]*INDIRECT(ADDRESS([.A433]+[.D433];2;1;;&quot;rates&quot;))-[.H433]*INDIRECT(ADDRESS([.A433]+[.D43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34];[.B433];[.B433]+1)" office:value-type="date" office:date-value="2024-03-27" calcext:value-type="date">
            <text:p>2024-03-27</text:p>
          </table:table-cell>
          <table:table-cell table:formula="of:=MONTH([.B434])" office:value-type="float" office:value="3" calcext:value-type="float">
            <text:p>3</text:p>
          </table:table-cell>
          <table:table-cell table:formula="of:=[.D429]" office:value-type="float" office:value="2" calcext:value-type="float">
            <text:p>2</text:p>
          </table:table-cell>
          <table:table-cell table:number-columns-repeated="6"/>
          <table:table-cell table:formula="of:=[.G434]*INDIRECT(ADDRESS([.A434]+[.D434];2;1;;&quot;rates&quot;))-[.H434]*INDIRECT(ADDRESS([.A434]+[.D43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35];[.B434];[.B434]+1)" office:value-type="date" office:date-value="2024-03-27" calcext:value-type="date">
            <text:p>2024-03-27</text:p>
          </table:table-cell>
          <table:table-cell table:formula="of:=MONTH([.B435])" office:value-type="float" office:value="3" calcext:value-type="float">
            <text:p>3</text:p>
          </table:table-cell>
          <table:table-cell table:formula="of:=[.D430]" office:value-type="float" office:value="3" calcext:value-type="float">
            <text:p>3</text:p>
          </table:table-cell>
          <table:table-cell table:number-columns-repeated="6"/>
          <table:table-cell table:formula="of:=[.G435]*INDIRECT(ADDRESS([.A435]+[.D435];2;1;;&quot;rates&quot;))-[.H435]*INDIRECT(ADDRESS([.A435]+[.D43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36];[.B435];[.B435]+1)" office:value-type="date" office:date-value="2024-03-27" calcext:value-type="date">
            <text:p>2024-03-27</text:p>
          </table:table-cell>
          <table:table-cell table:formula="of:=MONTH([.B436])" office:value-type="float" office:value="3" calcext:value-type="float">
            <text:p>3</text:p>
          </table:table-cell>
          <table:table-cell table:formula="of:=[.D431]" office:value-type="float" office:value="4" calcext:value-type="float">
            <text:p>4</text:p>
          </table:table-cell>
          <table:table-cell table:number-columns-repeated="6"/>
          <table:table-cell table:formula="of:=[.G436]*INDIRECT(ADDRESS([.A436]+[.D436];2;1;;&quot;rates&quot;))-[.H436]*INDIRECT(ADDRESS([.A436]+[.D43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37];[.B436];[.B436]+1)" office:value-type="date" office:date-value="2024-03-28" calcext:value-type="date">
            <text:p>2024-03-28</text:p>
          </table:table-cell>
          <table:table-cell table:formula="of:=MONTH([.B437])" office:value-type="float" office:value="3" calcext:value-type="float">
            <text:p>3</text:p>
          </table:table-cell>
          <table:table-cell table:formula="of:=[.D432]" office:value-type="float" office:value="0" calcext:value-type="float">
            <text:p>0</text:p>
          </table:table-cell>
          <table:table-cell table:number-columns-repeated="6"/>
          <table:table-cell table:formula="of:=[.G437]*INDIRECT(ADDRESS([.A437]+[.D437];2;1;;&quot;rates&quot;))-[.H437]*INDIRECT(ADDRESS([.A437]+[.D43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38];[.B437];[.B437]+1)" office:value-type="date" office:date-value="2024-03-28" calcext:value-type="date">
            <text:p>2024-03-28</text:p>
          </table:table-cell>
          <table:table-cell table:formula="of:=MONTH([.B438])" office:value-type="float" office:value="3" calcext:value-type="float">
            <text:p>3</text:p>
          </table:table-cell>
          <table:table-cell table:formula="of:=[.D433]" office:value-type="float" office:value="1" calcext:value-type="float">
            <text:p>1</text:p>
          </table:table-cell>
          <table:table-cell table:number-columns-repeated="6"/>
          <table:table-cell table:formula="of:=[.G438]*INDIRECT(ADDRESS([.A438]+[.D438];2;1;;&quot;rates&quot;))-[.H438]*INDIRECT(ADDRESS([.A438]+[.D43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39];[.B438];[.B438]+1)" office:value-type="date" office:date-value="2024-03-28" calcext:value-type="date">
            <text:p>2024-03-28</text:p>
          </table:table-cell>
          <table:table-cell table:formula="of:=MONTH([.B439])" office:value-type="float" office:value="3" calcext:value-type="float">
            <text:p>3</text:p>
          </table:table-cell>
          <table:table-cell table:formula="of:=[.D434]" office:value-type="float" office:value="2" calcext:value-type="float">
            <text:p>2</text:p>
          </table:table-cell>
          <table:table-cell table:number-columns-repeated="6"/>
          <table:table-cell table:formula="of:=[.G439]*INDIRECT(ADDRESS([.A439]+[.D439];2;1;;&quot;rates&quot;))-[.H439]*INDIRECT(ADDRESS([.A439]+[.D43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40];[.B439];[.B439]+1)" office:value-type="date" office:date-value="2024-03-28" calcext:value-type="date">
            <text:p>2024-03-28</text:p>
          </table:table-cell>
          <table:table-cell table:formula="of:=MONTH([.B440])" office:value-type="float" office:value="3" calcext:value-type="float">
            <text:p>3</text:p>
          </table:table-cell>
          <table:table-cell table:formula="of:=[.D435]" office:value-type="float" office:value="3" calcext:value-type="float">
            <text:p>3</text:p>
          </table:table-cell>
          <table:table-cell table:number-columns-repeated="6"/>
          <table:table-cell table:formula="of:=[.G440]*INDIRECT(ADDRESS([.A440]+[.D440];2;1;;&quot;rates&quot;))-[.H440]*INDIRECT(ADDRESS([.A440]+[.D44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41];[.B440];[.B440]+1)" office:value-type="date" office:date-value="2024-03-28" calcext:value-type="date">
            <text:p>2024-03-28</text:p>
          </table:table-cell>
          <table:table-cell table:formula="of:=MONTH([.B441])" office:value-type="float" office:value="3" calcext:value-type="float">
            <text:p>3</text:p>
          </table:table-cell>
          <table:table-cell table:formula="of:=[.D436]" office:value-type="float" office:value="4" calcext:value-type="float">
            <text:p>4</text:p>
          </table:table-cell>
          <table:table-cell table:number-columns-repeated="6"/>
          <table:table-cell table:formula="of:=[.G441]*INDIRECT(ADDRESS([.A441]+[.D441];2;1;;&quot;rates&quot;))-[.H441]*INDIRECT(ADDRESS([.A441]+[.D44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42];[.B441];[.B441]+1)" office:value-type="date" office:date-value="2024-03-29" calcext:value-type="date">
            <text:p>2024-03-29</text:p>
          </table:table-cell>
          <table:table-cell table:formula="of:=MONTH([.B442])" office:value-type="float" office:value="3" calcext:value-type="float">
            <text:p>3</text:p>
          </table:table-cell>
          <table:table-cell table:formula="of:=[.D437]" office:value-type="float" office:value="0" calcext:value-type="float">
            <text:p>0</text:p>
          </table:table-cell>
          <table:table-cell table:number-columns-repeated="6"/>
          <table:table-cell table:formula="of:=[.G442]*INDIRECT(ADDRESS([.A442]+[.D442];2;1;;&quot;rates&quot;))-[.H442]*INDIRECT(ADDRESS([.A442]+[.D44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43];[.B442];[.B442]+1)" office:value-type="date" office:date-value="2024-03-29" calcext:value-type="date">
            <text:p>2024-03-29</text:p>
          </table:table-cell>
          <table:table-cell table:formula="of:=MONTH([.B443])" office:value-type="float" office:value="3" calcext:value-type="float">
            <text:p>3</text:p>
          </table:table-cell>
          <table:table-cell table:formula="of:=[.D438]" office:value-type="float" office:value="1" calcext:value-type="float">
            <text:p>1</text:p>
          </table:table-cell>
          <table:table-cell table:number-columns-repeated="6"/>
          <table:table-cell table:formula="of:=[.G443]*INDIRECT(ADDRESS([.A443]+[.D443];2;1;;&quot;rates&quot;))-[.H443]*INDIRECT(ADDRESS([.A443]+[.D44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44];[.B443];[.B443]+1)" office:value-type="date" office:date-value="2024-03-29" calcext:value-type="date">
            <text:p>2024-03-29</text:p>
          </table:table-cell>
          <table:table-cell table:formula="of:=MONTH([.B444])" office:value-type="float" office:value="3" calcext:value-type="float">
            <text:p>3</text:p>
          </table:table-cell>
          <table:table-cell table:formula="of:=[.D439]" office:value-type="float" office:value="2" calcext:value-type="float">
            <text:p>2</text:p>
          </table:table-cell>
          <table:table-cell table:number-columns-repeated="6"/>
          <table:table-cell table:formula="of:=[.G444]*INDIRECT(ADDRESS([.A444]+[.D444];2;1;;&quot;rates&quot;))-[.H444]*INDIRECT(ADDRESS([.A444]+[.D44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45];[.B444];[.B444]+1)" office:value-type="date" office:date-value="2024-03-29" calcext:value-type="date">
            <text:p>2024-03-29</text:p>
          </table:table-cell>
          <table:table-cell table:formula="of:=MONTH([.B445])" office:value-type="float" office:value="3" calcext:value-type="float">
            <text:p>3</text:p>
          </table:table-cell>
          <table:table-cell table:formula="of:=[.D440]" office:value-type="float" office:value="3" calcext:value-type="float">
            <text:p>3</text:p>
          </table:table-cell>
          <table:table-cell table:number-columns-repeated="6"/>
          <table:table-cell table:formula="of:=[.G445]*INDIRECT(ADDRESS([.A445]+[.D445];2;1;;&quot;rates&quot;))-[.H445]*INDIRECT(ADDRESS([.A445]+[.D44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46];[.B445];[.B445]+1)" office:value-type="date" office:date-value="2024-03-29" calcext:value-type="date">
            <text:p>2024-03-29</text:p>
          </table:table-cell>
          <table:table-cell table:formula="of:=MONTH([.B446])" office:value-type="float" office:value="3" calcext:value-type="float">
            <text:p>3</text:p>
          </table:table-cell>
          <table:table-cell table:formula="of:=[.D441]" office:value-type="float" office:value="4" calcext:value-type="float">
            <text:p>4</text:p>
          </table:table-cell>
          <table:table-cell table:number-columns-repeated="6"/>
          <table:table-cell table:formula="of:=[.G446]*INDIRECT(ADDRESS([.A446]+[.D446];2;1;;&quot;rates&quot;))-[.H446]*INDIRECT(ADDRESS([.A446]+[.D44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47];[.B446];[.B446]+1)" office:value-type="date" office:date-value="2024-03-30" calcext:value-type="date">
            <text:p>2024-03-30</text:p>
          </table:table-cell>
          <table:table-cell table:formula="of:=MONTH([.B447])" office:value-type="float" office:value="3" calcext:value-type="float">
            <text:p>3</text:p>
          </table:table-cell>
          <table:table-cell table:formula="of:=[.D442]" office:value-type="float" office:value="0" calcext:value-type="float">
            <text:p>0</text:p>
          </table:table-cell>
          <table:table-cell table:number-columns-repeated="6"/>
          <table:table-cell table:formula="of:=[.G447]*INDIRECT(ADDRESS([.A447]+[.D447];2;1;;&quot;rates&quot;))-[.H447]*INDIRECT(ADDRESS([.A447]+[.D44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48];[.B447];[.B447]+1)" office:value-type="date" office:date-value="2024-03-30" calcext:value-type="date">
            <text:p>2024-03-30</text:p>
          </table:table-cell>
          <table:table-cell table:formula="of:=MONTH([.B448])" office:value-type="float" office:value="3" calcext:value-type="float">
            <text:p>3</text:p>
          </table:table-cell>
          <table:table-cell table:formula="of:=[.D443]" office:value-type="float" office:value="1" calcext:value-type="float">
            <text:p>1</text:p>
          </table:table-cell>
          <table:table-cell table:number-columns-repeated="6"/>
          <table:table-cell table:formula="of:=[.G448]*INDIRECT(ADDRESS([.A448]+[.D448];2;1;;&quot;rates&quot;))-[.H448]*INDIRECT(ADDRESS([.A448]+[.D44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49];[.B448];[.B448]+1)" office:value-type="date" office:date-value="2024-03-30" calcext:value-type="date">
            <text:p>2024-03-30</text:p>
          </table:table-cell>
          <table:table-cell table:formula="of:=MONTH([.B449])" office:value-type="float" office:value="3" calcext:value-type="float">
            <text:p>3</text:p>
          </table:table-cell>
          <table:table-cell table:formula="of:=[.D444]" office:value-type="float" office:value="2" calcext:value-type="float">
            <text:p>2</text:p>
          </table:table-cell>
          <table:table-cell table:number-columns-repeated="6"/>
          <table:table-cell table:formula="of:=[.G449]*INDIRECT(ADDRESS([.A449]+[.D449];2;1;;&quot;rates&quot;))-[.H449]*INDIRECT(ADDRESS([.A449]+[.D44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50];[.B449];[.B449]+1)" office:value-type="date" office:date-value="2024-03-30" calcext:value-type="date">
            <text:p>2024-03-30</text:p>
          </table:table-cell>
          <table:table-cell table:formula="of:=MONTH([.B450])" office:value-type="float" office:value="3" calcext:value-type="float">
            <text:p>3</text:p>
          </table:table-cell>
          <table:table-cell table:formula="of:=[.D445]" office:value-type="float" office:value="3" calcext:value-type="float">
            <text:p>3</text:p>
          </table:table-cell>
          <table:table-cell table:number-columns-repeated="6"/>
          <table:table-cell table:formula="of:=[.G450]*INDIRECT(ADDRESS([.A450]+[.D450];2;1;;&quot;rates&quot;))-[.H450]*INDIRECT(ADDRESS([.A450]+[.D45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51];[.B450];[.B450]+1)" office:value-type="date" office:date-value="2024-03-30" calcext:value-type="date">
            <text:p>2024-03-30</text:p>
          </table:table-cell>
          <table:table-cell table:formula="of:=MONTH([.B451])" office:value-type="float" office:value="3" calcext:value-type="float">
            <text:p>3</text:p>
          </table:table-cell>
          <table:table-cell table:formula="of:=[.D446]" office:value-type="float" office:value="4" calcext:value-type="float">
            <text:p>4</text:p>
          </table:table-cell>
          <table:table-cell table:number-columns-repeated="6"/>
          <table:table-cell table:formula="of:=[.G451]*INDIRECT(ADDRESS([.A451]+[.D451];2;1;;&quot;rates&quot;))-[.H451]*INDIRECT(ADDRESS([.A451]+[.D45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52];[.B451];[.B451]+1)" office:value-type="date" office:date-value="2024-03-31" calcext:value-type="date">
            <text:p>2024-03-31</text:p>
          </table:table-cell>
          <table:table-cell table:formula="of:=MONTH([.B452])" office:value-type="float" office:value="3" calcext:value-type="float">
            <text:p>3</text:p>
          </table:table-cell>
          <table:table-cell table:formula="of:=[.D447]" office:value-type="float" office:value="0" calcext:value-type="float">
            <text:p>0</text:p>
          </table:table-cell>
          <table:table-cell table:number-columns-repeated="6"/>
          <table:table-cell table:formula="of:=[.G452]*INDIRECT(ADDRESS([.A452]+[.D452];2;1;;&quot;rates&quot;))-[.H452]*INDIRECT(ADDRESS([.A452]+[.D45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53];[.B452];[.B452]+1)" office:value-type="date" office:date-value="2024-03-31" calcext:value-type="date">
            <text:p>2024-03-31</text:p>
          </table:table-cell>
          <table:table-cell table:formula="of:=MONTH([.B453])" office:value-type="float" office:value="3" calcext:value-type="float">
            <text:p>3</text:p>
          </table:table-cell>
          <table:table-cell table:formula="of:=[.D448]" office:value-type="float" office:value="1" calcext:value-type="float">
            <text:p>1</text:p>
          </table:table-cell>
          <table:table-cell table:number-columns-repeated="6"/>
          <table:table-cell table:formula="of:=[.G453]*INDIRECT(ADDRESS([.A453]+[.D453];2;1;;&quot;rates&quot;))-[.H453]*INDIRECT(ADDRESS([.A453]+[.D45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54];[.B453];[.B453]+1)" office:value-type="date" office:date-value="2024-03-31" calcext:value-type="date">
            <text:p>2024-03-31</text:p>
          </table:table-cell>
          <table:table-cell table:formula="of:=MONTH([.B454])" office:value-type="float" office:value="3" calcext:value-type="float">
            <text:p>3</text:p>
          </table:table-cell>
          <table:table-cell table:formula="of:=[.D449]" office:value-type="float" office:value="2" calcext:value-type="float">
            <text:p>2</text:p>
          </table:table-cell>
          <table:table-cell table:number-columns-repeated="6"/>
          <table:table-cell table:formula="of:=[.G454]*INDIRECT(ADDRESS([.A454]+[.D454];2;1;;&quot;rates&quot;))-[.H454]*INDIRECT(ADDRESS([.A454]+[.D45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55];[.B454];[.B454]+1)" office:value-type="date" office:date-value="2024-03-31" calcext:value-type="date">
            <text:p>2024-03-31</text:p>
          </table:table-cell>
          <table:table-cell table:formula="of:=MONTH([.B455])" office:value-type="float" office:value="3" calcext:value-type="float">
            <text:p>3</text:p>
          </table:table-cell>
          <table:table-cell table:formula="of:=[.D450]" office:value-type="float" office:value="3" calcext:value-type="float">
            <text:p>3</text:p>
          </table:table-cell>
          <table:table-cell table:number-columns-repeated="6"/>
          <table:table-cell table:formula="of:=[.G455]*INDIRECT(ADDRESS([.A455]+[.D455];2;1;;&quot;rates&quot;))-[.H455]*INDIRECT(ADDRESS([.A455]+[.D45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456];[.B455];[.B455]+1)" office:value-type="date" office:date-value="2024-03-31" calcext:value-type="date">
            <text:p>2024-03-31</text:p>
          </table:table-cell>
          <table:table-cell table:formula="of:=MONTH([.B456])" office:value-type="float" office:value="3" calcext:value-type="float">
            <text:p>3</text:p>
          </table:table-cell>
          <table:table-cell table:formula="of:=[.D451]" office:value-type="float" office:value="4" calcext:value-type="float">
            <text:p>4</text:p>
          </table:table-cell>
          <table:table-cell table:number-columns-repeated="6"/>
          <table:table-cell table:formula="of:=[.G456]*INDIRECT(ADDRESS([.A456]+[.D456];2;1;;&quot;rates&quot;))-[.H456]*INDIRECT(ADDRESS([.A456]+[.D45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57];[.B456];[.B456]+1)" office:value-type="date" office:date-value="2024-04-01" calcext:value-type="date">
            <text:p>2024-04-01</text:p>
          </table:table-cell>
          <table:table-cell table:formula="of:=MONTH([.B457])" office:value-type="float" office:value="4" calcext:value-type="float">
            <text:p>4</text:p>
          </table:table-cell>
          <table:table-cell table:formula="of:=[.D452]" office:value-type="float" office:value="0" calcext:value-type="float">
            <text:p>0</text:p>
          </table:table-cell>
          <table:table-cell table:number-columns-repeated="6"/>
          <table:table-cell table:formula="of:=[.G457]*INDIRECT(ADDRESS([.A457]+[.D457];2;1;;&quot;rates&quot;))-[.H457]*INDIRECT(ADDRESS([.A457]+[.D45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58];[.B457];[.B457]+1)" office:value-type="date" office:date-value="2024-04-01" calcext:value-type="date">
            <text:p>2024-04-01</text:p>
          </table:table-cell>
          <table:table-cell table:formula="of:=MONTH([.B458])" office:value-type="float" office:value="4" calcext:value-type="float">
            <text:p>4</text:p>
          </table:table-cell>
          <table:table-cell table:formula="of:=[.D453]" office:value-type="float" office:value="1" calcext:value-type="float">
            <text:p>1</text:p>
          </table:table-cell>
          <table:table-cell table:number-columns-repeated="6"/>
          <table:table-cell table:formula="of:=[.G458]*INDIRECT(ADDRESS([.A458]+[.D458];2;1;;&quot;rates&quot;))-[.H458]*INDIRECT(ADDRESS([.A458]+[.D45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59];[.B458];[.B458]+1)" office:value-type="date" office:date-value="2024-04-01" calcext:value-type="date">
            <text:p>2024-04-01</text:p>
          </table:table-cell>
          <table:table-cell table:formula="of:=MONTH([.B459])" office:value-type="float" office:value="4" calcext:value-type="float">
            <text:p>4</text:p>
          </table:table-cell>
          <table:table-cell table:formula="of:=[.D454]" office:value-type="float" office:value="2" calcext:value-type="float">
            <text:p>2</text:p>
          </table:table-cell>
          <table:table-cell table:number-columns-repeated="6"/>
          <table:table-cell table:formula="of:=[.G459]*INDIRECT(ADDRESS([.A459]+[.D459];2;1;;&quot;rates&quot;))-[.H459]*INDIRECT(ADDRESS([.A459]+[.D45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60];[.B459];[.B459]+1)" office:value-type="date" office:date-value="2024-04-01" calcext:value-type="date">
            <text:p>2024-04-01</text:p>
          </table:table-cell>
          <table:table-cell table:formula="of:=MONTH([.B460])" office:value-type="float" office:value="4" calcext:value-type="float">
            <text:p>4</text:p>
          </table:table-cell>
          <table:table-cell table:formula="of:=[.D455]" office:value-type="float" office:value="3" calcext:value-type="float">
            <text:p>3</text:p>
          </table:table-cell>
          <table:table-cell table:number-columns-repeated="6"/>
          <table:table-cell table:formula="of:=[.G460]*INDIRECT(ADDRESS([.A460]+[.D460];2;1;;&quot;rates&quot;))-[.H460]*INDIRECT(ADDRESS([.A460]+[.D46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61];[.B460];[.B460]+1)" office:value-type="date" office:date-value="2024-04-01" calcext:value-type="date">
            <text:p>2024-04-01</text:p>
          </table:table-cell>
          <table:table-cell table:formula="of:=MONTH([.B461])" office:value-type="float" office:value="4" calcext:value-type="float">
            <text:p>4</text:p>
          </table:table-cell>
          <table:table-cell table:formula="of:=[.D456]" office:value-type="float" office:value="4" calcext:value-type="float">
            <text:p>4</text:p>
          </table:table-cell>
          <table:table-cell table:number-columns-repeated="6"/>
          <table:table-cell table:formula="of:=[.G461]*INDIRECT(ADDRESS([.A461]+[.D461];2;1;;&quot;rates&quot;))-[.H461]*INDIRECT(ADDRESS([.A461]+[.D46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62];[.B461];[.B461]+1)" office:value-type="date" office:date-value="2024-04-02" calcext:value-type="date">
            <text:p>2024-04-02</text:p>
          </table:table-cell>
          <table:table-cell table:formula="of:=MONTH([.B462])" office:value-type="float" office:value="4" calcext:value-type="float">
            <text:p>4</text:p>
          </table:table-cell>
          <table:table-cell table:formula="of:=[.D457]" office:value-type="float" office:value="0" calcext:value-type="float">
            <text:p>0</text:p>
          </table:table-cell>
          <table:table-cell table:number-columns-repeated="6"/>
          <table:table-cell table:formula="of:=[.G462]*INDIRECT(ADDRESS([.A462]+[.D462];2;1;;&quot;rates&quot;))-[.H462]*INDIRECT(ADDRESS([.A462]+[.D46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63];[.B462];[.B462]+1)" office:value-type="date" office:date-value="2024-04-02" calcext:value-type="date">
            <text:p>2024-04-02</text:p>
          </table:table-cell>
          <table:table-cell table:formula="of:=MONTH([.B463])" office:value-type="float" office:value="4" calcext:value-type="float">
            <text:p>4</text:p>
          </table:table-cell>
          <table:table-cell table:formula="of:=[.D458]" office:value-type="float" office:value="1" calcext:value-type="float">
            <text:p>1</text:p>
          </table:table-cell>
          <table:table-cell table:number-columns-repeated="6"/>
          <table:table-cell table:formula="of:=[.G463]*INDIRECT(ADDRESS([.A463]+[.D463];2;1;;&quot;rates&quot;))-[.H463]*INDIRECT(ADDRESS([.A463]+[.D46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64];[.B463];[.B463]+1)" office:value-type="date" office:date-value="2024-04-02" calcext:value-type="date">
            <text:p>2024-04-02</text:p>
          </table:table-cell>
          <table:table-cell table:formula="of:=MONTH([.B464])" office:value-type="float" office:value="4" calcext:value-type="float">
            <text:p>4</text:p>
          </table:table-cell>
          <table:table-cell table:formula="of:=[.D459]" office:value-type="float" office:value="2" calcext:value-type="float">
            <text:p>2</text:p>
          </table:table-cell>
          <table:table-cell table:number-columns-repeated="6"/>
          <table:table-cell table:formula="of:=[.G464]*INDIRECT(ADDRESS([.A464]+[.D464];2;1;;&quot;rates&quot;))-[.H464]*INDIRECT(ADDRESS([.A464]+[.D46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65];[.B464];[.B464]+1)" office:value-type="date" office:date-value="2024-04-02" calcext:value-type="date">
            <text:p>2024-04-02</text:p>
          </table:table-cell>
          <table:table-cell table:formula="of:=MONTH([.B465])" office:value-type="float" office:value="4" calcext:value-type="float">
            <text:p>4</text:p>
          </table:table-cell>
          <table:table-cell table:formula="of:=[.D460]" office:value-type="float" office:value="3" calcext:value-type="float">
            <text:p>3</text:p>
          </table:table-cell>
          <table:table-cell table:number-columns-repeated="6"/>
          <table:table-cell table:formula="of:=[.G465]*INDIRECT(ADDRESS([.A465]+[.D465];2;1;;&quot;rates&quot;))-[.H465]*INDIRECT(ADDRESS([.A465]+[.D46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66];[.B465];[.B465]+1)" office:value-type="date" office:date-value="2024-04-02" calcext:value-type="date">
            <text:p>2024-04-02</text:p>
          </table:table-cell>
          <table:table-cell table:formula="of:=MONTH([.B466])" office:value-type="float" office:value="4" calcext:value-type="float">
            <text:p>4</text:p>
          </table:table-cell>
          <table:table-cell table:formula="of:=[.D461]" office:value-type="float" office:value="4" calcext:value-type="float">
            <text:p>4</text:p>
          </table:table-cell>
          <table:table-cell table:number-columns-repeated="6"/>
          <table:table-cell table:formula="of:=[.G466]*INDIRECT(ADDRESS([.A466]+[.D466];2;1;;&quot;rates&quot;))-[.H466]*INDIRECT(ADDRESS([.A466]+[.D46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67];[.B466];[.B466]+1)" office:value-type="date" office:date-value="2024-04-03" calcext:value-type="date">
            <text:p>2024-04-03</text:p>
          </table:table-cell>
          <table:table-cell table:formula="of:=MONTH([.B467])" office:value-type="float" office:value="4" calcext:value-type="float">
            <text:p>4</text:p>
          </table:table-cell>
          <table:table-cell table:formula="of:=[.D462]" office:value-type="float" office:value="0" calcext:value-type="float">
            <text:p>0</text:p>
          </table:table-cell>
          <table:table-cell table:number-columns-repeated="6"/>
          <table:table-cell table:formula="of:=[.G467]*INDIRECT(ADDRESS([.A467]+[.D467];2;1;;&quot;rates&quot;))-[.H467]*INDIRECT(ADDRESS([.A467]+[.D46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68];[.B467];[.B467]+1)" office:value-type="date" office:date-value="2024-04-03" calcext:value-type="date">
            <text:p>2024-04-03</text:p>
          </table:table-cell>
          <table:table-cell table:formula="of:=MONTH([.B468])" office:value-type="float" office:value="4" calcext:value-type="float">
            <text:p>4</text:p>
          </table:table-cell>
          <table:table-cell table:formula="of:=[.D463]" office:value-type="float" office:value="1" calcext:value-type="float">
            <text:p>1</text:p>
          </table:table-cell>
          <table:table-cell table:number-columns-repeated="6"/>
          <table:table-cell table:formula="of:=[.G468]*INDIRECT(ADDRESS([.A468]+[.D468];2;1;;&quot;rates&quot;))-[.H468]*INDIRECT(ADDRESS([.A468]+[.D46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69];[.B468];[.B468]+1)" office:value-type="date" office:date-value="2024-04-03" calcext:value-type="date">
            <text:p>2024-04-03</text:p>
          </table:table-cell>
          <table:table-cell table:formula="of:=MONTH([.B469])" office:value-type="float" office:value="4" calcext:value-type="float">
            <text:p>4</text:p>
          </table:table-cell>
          <table:table-cell table:formula="of:=[.D464]" office:value-type="float" office:value="2" calcext:value-type="float">
            <text:p>2</text:p>
          </table:table-cell>
          <table:table-cell table:number-columns-repeated="6"/>
          <table:table-cell table:formula="of:=[.G469]*INDIRECT(ADDRESS([.A469]+[.D469];2;1;;&quot;rates&quot;))-[.H469]*INDIRECT(ADDRESS([.A469]+[.D46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70];[.B469];[.B469]+1)" office:value-type="date" office:date-value="2024-04-03" calcext:value-type="date">
            <text:p>2024-04-03</text:p>
          </table:table-cell>
          <table:table-cell table:formula="of:=MONTH([.B470])" office:value-type="float" office:value="4" calcext:value-type="float">
            <text:p>4</text:p>
          </table:table-cell>
          <table:table-cell table:formula="of:=[.D465]" office:value-type="float" office:value="3" calcext:value-type="float">
            <text:p>3</text:p>
          </table:table-cell>
          <table:table-cell table:number-columns-repeated="6"/>
          <table:table-cell table:formula="of:=[.G470]*INDIRECT(ADDRESS([.A470]+[.D470];2;1;;&quot;rates&quot;))-[.H470]*INDIRECT(ADDRESS([.A470]+[.D47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71];[.B470];[.B470]+1)" office:value-type="date" office:date-value="2024-04-03" calcext:value-type="date">
            <text:p>2024-04-03</text:p>
          </table:table-cell>
          <table:table-cell table:formula="of:=MONTH([.B471])" office:value-type="float" office:value="4" calcext:value-type="float">
            <text:p>4</text:p>
          </table:table-cell>
          <table:table-cell table:formula="of:=[.D466]" office:value-type="float" office:value="4" calcext:value-type="float">
            <text:p>4</text:p>
          </table:table-cell>
          <table:table-cell table:number-columns-repeated="6"/>
          <table:table-cell table:formula="of:=[.G471]*INDIRECT(ADDRESS([.A471]+[.D471];2;1;;&quot;rates&quot;))-[.H471]*INDIRECT(ADDRESS([.A471]+[.D47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72];[.B471];[.B471]+1)" office:value-type="date" office:date-value="2024-04-04" calcext:value-type="date">
            <text:p>2024-04-04</text:p>
          </table:table-cell>
          <table:table-cell table:formula="of:=MONTH([.B472])" office:value-type="float" office:value="4" calcext:value-type="float">
            <text:p>4</text:p>
          </table:table-cell>
          <table:table-cell table:formula="of:=[.D467]" office:value-type="float" office:value="0" calcext:value-type="float">
            <text:p>0</text:p>
          </table:table-cell>
          <table:table-cell table:number-columns-repeated="6"/>
          <table:table-cell table:formula="of:=[.G472]*INDIRECT(ADDRESS([.A472]+[.D472];2;1;;&quot;rates&quot;))-[.H472]*INDIRECT(ADDRESS([.A472]+[.D47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73];[.B472];[.B472]+1)" office:value-type="date" office:date-value="2024-04-04" calcext:value-type="date">
            <text:p>2024-04-04</text:p>
          </table:table-cell>
          <table:table-cell table:formula="of:=MONTH([.B473])" office:value-type="float" office:value="4" calcext:value-type="float">
            <text:p>4</text:p>
          </table:table-cell>
          <table:table-cell table:formula="of:=[.D468]" office:value-type="float" office:value="1" calcext:value-type="float">
            <text:p>1</text:p>
          </table:table-cell>
          <table:table-cell table:number-columns-repeated="6"/>
          <table:table-cell table:formula="of:=[.G473]*INDIRECT(ADDRESS([.A473]+[.D473];2;1;;&quot;rates&quot;))-[.H473]*INDIRECT(ADDRESS([.A473]+[.D47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74];[.B473];[.B473]+1)" office:value-type="date" office:date-value="2024-04-04" calcext:value-type="date">
            <text:p>2024-04-04</text:p>
          </table:table-cell>
          <table:table-cell table:formula="of:=MONTH([.B474])" office:value-type="float" office:value="4" calcext:value-type="float">
            <text:p>4</text:p>
          </table:table-cell>
          <table:table-cell table:formula="of:=[.D469]" office:value-type="float" office:value="2" calcext:value-type="float">
            <text:p>2</text:p>
          </table:table-cell>
          <table:table-cell table:number-columns-repeated="6"/>
          <table:table-cell table:formula="of:=[.G474]*INDIRECT(ADDRESS([.A474]+[.D474];2;1;;&quot;rates&quot;))-[.H474]*INDIRECT(ADDRESS([.A474]+[.D47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75];[.B474];[.B474]+1)" office:value-type="date" office:date-value="2024-04-04" calcext:value-type="date">
            <text:p>2024-04-04</text:p>
          </table:table-cell>
          <table:table-cell table:formula="of:=MONTH([.B475])" office:value-type="float" office:value="4" calcext:value-type="float">
            <text:p>4</text:p>
          </table:table-cell>
          <table:table-cell table:formula="of:=[.D470]" office:value-type="float" office:value="3" calcext:value-type="float">
            <text:p>3</text:p>
          </table:table-cell>
          <table:table-cell table:number-columns-repeated="6"/>
          <table:table-cell table:formula="of:=[.G475]*INDIRECT(ADDRESS([.A475]+[.D475];2;1;;&quot;rates&quot;))-[.H475]*INDIRECT(ADDRESS([.A475]+[.D47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76];[.B475];[.B475]+1)" office:value-type="date" office:date-value="2024-04-04" calcext:value-type="date">
            <text:p>2024-04-04</text:p>
          </table:table-cell>
          <table:table-cell table:formula="of:=MONTH([.B476])" office:value-type="float" office:value="4" calcext:value-type="float">
            <text:p>4</text:p>
          </table:table-cell>
          <table:table-cell table:formula="of:=[.D471]" office:value-type="float" office:value="4" calcext:value-type="float">
            <text:p>4</text:p>
          </table:table-cell>
          <table:table-cell table:number-columns-repeated="6"/>
          <table:table-cell table:formula="of:=[.G476]*INDIRECT(ADDRESS([.A476]+[.D476];2;1;;&quot;rates&quot;))-[.H476]*INDIRECT(ADDRESS([.A476]+[.D47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77];[.B476];[.B476]+1)" office:value-type="date" office:date-value="2024-04-05" calcext:value-type="date">
            <text:p>2024-04-05</text:p>
          </table:table-cell>
          <table:table-cell table:formula="of:=MONTH([.B477])" office:value-type="float" office:value="4" calcext:value-type="float">
            <text:p>4</text:p>
          </table:table-cell>
          <table:table-cell table:formula="of:=[.D472]" office:value-type="float" office:value="0" calcext:value-type="float">
            <text:p>0</text:p>
          </table:table-cell>
          <table:table-cell table:number-columns-repeated="6"/>
          <table:table-cell table:formula="of:=[.G477]*INDIRECT(ADDRESS([.A477]+[.D477];2;1;;&quot;rates&quot;))-[.H477]*INDIRECT(ADDRESS([.A477]+[.D47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78];[.B477];[.B477]+1)" office:value-type="date" office:date-value="2024-04-05" calcext:value-type="date">
            <text:p>2024-04-05</text:p>
          </table:table-cell>
          <table:table-cell table:formula="of:=MONTH([.B478])" office:value-type="float" office:value="4" calcext:value-type="float">
            <text:p>4</text:p>
          </table:table-cell>
          <table:table-cell table:formula="of:=[.D473]" office:value-type="float" office:value="1" calcext:value-type="float">
            <text:p>1</text:p>
          </table:table-cell>
          <table:table-cell table:number-columns-repeated="6"/>
          <table:table-cell table:formula="of:=[.G478]*INDIRECT(ADDRESS([.A478]+[.D478];2;1;;&quot;rates&quot;))-[.H478]*INDIRECT(ADDRESS([.A478]+[.D47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79];[.B478];[.B478]+1)" office:value-type="date" office:date-value="2024-04-05" calcext:value-type="date">
            <text:p>2024-04-05</text:p>
          </table:table-cell>
          <table:table-cell table:formula="of:=MONTH([.B479])" office:value-type="float" office:value="4" calcext:value-type="float">
            <text:p>4</text:p>
          </table:table-cell>
          <table:table-cell table:formula="of:=[.D474]" office:value-type="float" office:value="2" calcext:value-type="float">
            <text:p>2</text:p>
          </table:table-cell>
          <table:table-cell table:number-columns-repeated="6"/>
          <table:table-cell table:formula="of:=[.G479]*INDIRECT(ADDRESS([.A479]+[.D479];2;1;;&quot;rates&quot;))-[.H479]*INDIRECT(ADDRESS([.A479]+[.D47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80];[.B479];[.B479]+1)" office:value-type="date" office:date-value="2024-04-05" calcext:value-type="date">
            <text:p>2024-04-05</text:p>
          </table:table-cell>
          <table:table-cell table:formula="of:=MONTH([.B480])" office:value-type="float" office:value="4" calcext:value-type="float">
            <text:p>4</text:p>
          </table:table-cell>
          <table:table-cell table:formula="of:=[.D475]" office:value-type="float" office:value="3" calcext:value-type="float">
            <text:p>3</text:p>
          </table:table-cell>
          <table:table-cell table:number-columns-repeated="6"/>
          <table:table-cell table:formula="of:=[.G480]*INDIRECT(ADDRESS([.A480]+[.D480];2;1;;&quot;rates&quot;))-[.H480]*INDIRECT(ADDRESS([.A480]+[.D48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81];[.B480];[.B480]+1)" office:value-type="date" office:date-value="2024-04-05" calcext:value-type="date">
            <text:p>2024-04-05</text:p>
          </table:table-cell>
          <table:table-cell table:formula="of:=MONTH([.B481])" office:value-type="float" office:value="4" calcext:value-type="float">
            <text:p>4</text:p>
          </table:table-cell>
          <table:table-cell table:formula="of:=[.D476]" office:value-type="float" office:value="4" calcext:value-type="float">
            <text:p>4</text:p>
          </table:table-cell>
          <table:table-cell table:number-columns-repeated="6"/>
          <table:table-cell table:formula="of:=[.G481]*INDIRECT(ADDRESS([.A481]+[.D481];2;1;;&quot;rates&quot;))-[.H481]*INDIRECT(ADDRESS([.A481]+[.D48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82];[.B481];[.B481]+1)" office:value-type="date" office:date-value="2024-04-06" calcext:value-type="date">
            <text:p>2024-04-06</text:p>
          </table:table-cell>
          <table:table-cell table:formula="of:=MONTH([.B482])" office:value-type="float" office:value="4" calcext:value-type="float">
            <text:p>4</text:p>
          </table:table-cell>
          <table:table-cell table:formula="of:=[.D477]" office:value-type="float" office:value="0" calcext:value-type="float">
            <text:p>0</text:p>
          </table:table-cell>
          <table:table-cell table:number-columns-repeated="6"/>
          <table:table-cell table:formula="of:=[.G482]*INDIRECT(ADDRESS([.A482]+[.D482];2;1;;&quot;rates&quot;))-[.H482]*INDIRECT(ADDRESS([.A482]+[.D48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83];[.B482];[.B482]+1)" office:value-type="date" office:date-value="2024-04-06" calcext:value-type="date">
            <text:p>2024-04-06</text:p>
          </table:table-cell>
          <table:table-cell table:formula="of:=MONTH([.B483])" office:value-type="float" office:value="4" calcext:value-type="float">
            <text:p>4</text:p>
          </table:table-cell>
          <table:table-cell table:formula="of:=[.D478]" office:value-type="float" office:value="1" calcext:value-type="float">
            <text:p>1</text:p>
          </table:table-cell>
          <table:table-cell table:number-columns-repeated="6"/>
          <table:table-cell table:formula="of:=[.G483]*INDIRECT(ADDRESS([.A483]+[.D483];2;1;;&quot;rates&quot;))-[.H483]*INDIRECT(ADDRESS([.A483]+[.D48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84];[.B483];[.B483]+1)" office:value-type="date" office:date-value="2024-04-06" calcext:value-type="date">
            <text:p>2024-04-06</text:p>
          </table:table-cell>
          <table:table-cell table:formula="of:=MONTH([.B484])" office:value-type="float" office:value="4" calcext:value-type="float">
            <text:p>4</text:p>
          </table:table-cell>
          <table:table-cell table:formula="of:=[.D479]" office:value-type="float" office:value="2" calcext:value-type="float">
            <text:p>2</text:p>
          </table:table-cell>
          <table:table-cell table:number-columns-repeated="6"/>
          <table:table-cell table:formula="of:=[.G484]*INDIRECT(ADDRESS([.A484]+[.D484];2;1;;&quot;rates&quot;))-[.H484]*INDIRECT(ADDRESS([.A484]+[.D48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85];[.B484];[.B484]+1)" office:value-type="date" office:date-value="2024-04-06" calcext:value-type="date">
            <text:p>2024-04-06</text:p>
          </table:table-cell>
          <table:table-cell table:formula="of:=MONTH([.B485])" office:value-type="float" office:value="4" calcext:value-type="float">
            <text:p>4</text:p>
          </table:table-cell>
          <table:table-cell table:formula="of:=[.D480]" office:value-type="float" office:value="3" calcext:value-type="float">
            <text:p>3</text:p>
          </table:table-cell>
          <table:table-cell table:number-columns-repeated="6"/>
          <table:table-cell table:formula="of:=[.G485]*INDIRECT(ADDRESS([.A485]+[.D485];2;1;;&quot;rates&quot;))-[.H485]*INDIRECT(ADDRESS([.A485]+[.D48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86];[.B485];[.B485]+1)" office:value-type="date" office:date-value="2024-04-06" calcext:value-type="date">
            <text:p>2024-04-06</text:p>
          </table:table-cell>
          <table:table-cell table:formula="of:=MONTH([.B486])" office:value-type="float" office:value="4" calcext:value-type="float">
            <text:p>4</text:p>
          </table:table-cell>
          <table:table-cell table:formula="of:=[.D481]" office:value-type="float" office:value="4" calcext:value-type="float">
            <text:p>4</text:p>
          </table:table-cell>
          <table:table-cell table:number-columns-repeated="6"/>
          <table:table-cell table:formula="of:=[.G486]*INDIRECT(ADDRESS([.A486]+[.D486];2;1;;&quot;rates&quot;))-[.H486]*INDIRECT(ADDRESS([.A486]+[.D48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87];[.B486];[.B486]+1)" office:value-type="date" office:date-value="2024-04-07" calcext:value-type="date">
            <text:p>2024-04-07</text:p>
          </table:table-cell>
          <table:table-cell table:formula="of:=MONTH([.B487])" office:value-type="float" office:value="4" calcext:value-type="float">
            <text:p>4</text:p>
          </table:table-cell>
          <table:table-cell table:formula="of:=[.D482]" office:value-type="float" office:value="0" calcext:value-type="float">
            <text:p>0</text:p>
          </table:table-cell>
          <table:table-cell table:number-columns-repeated="6"/>
          <table:table-cell table:formula="of:=[.G487]*INDIRECT(ADDRESS([.A487]+[.D487];2;1;;&quot;rates&quot;))-[.H487]*INDIRECT(ADDRESS([.A487]+[.D48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88];[.B487];[.B487]+1)" office:value-type="date" office:date-value="2024-04-07" calcext:value-type="date">
            <text:p>2024-04-07</text:p>
          </table:table-cell>
          <table:table-cell table:formula="of:=MONTH([.B488])" office:value-type="float" office:value="4" calcext:value-type="float">
            <text:p>4</text:p>
          </table:table-cell>
          <table:table-cell table:formula="of:=[.D483]" office:value-type="float" office:value="1" calcext:value-type="float">
            <text:p>1</text:p>
          </table:table-cell>
          <table:table-cell table:number-columns-repeated="6"/>
          <table:table-cell table:formula="of:=[.G488]*INDIRECT(ADDRESS([.A488]+[.D488];2;1;;&quot;rates&quot;))-[.H488]*INDIRECT(ADDRESS([.A488]+[.D48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89];[.B488];[.B488]+1)" office:value-type="date" office:date-value="2024-04-07" calcext:value-type="date">
            <text:p>2024-04-07</text:p>
          </table:table-cell>
          <table:table-cell table:formula="of:=MONTH([.B489])" office:value-type="float" office:value="4" calcext:value-type="float">
            <text:p>4</text:p>
          </table:table-cell>
          <table:table-cell table:formula="of:=[.D484]" office:value-type="float" office:value="2" calcext:value-type="float">
            <text:p>2</text:p>
          </table:table-cell>
          <table:table-cell table:number-columns-repeated="6"/>
          <table:table-cell table:formula="of:=[.G489]*INDIRECT(ADDRESS([.A489]+[.D489];2;1;;&quot;rates&quot;))-[.H489]*INDIRECT(ADDRESS([.A489]+[.D48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90];[.B489];[.B489]+1)" office:value-type="date" office:date-value="2024-04-07" calcext:value-type="date">
            <text:p>2024-04-07</text:p>
          </table:table-cell>
          <table:table-cell table:formula="of:=MONTH([.B490])" office:value-type="float" office:value="4" calcext:value-type="float">
            <text:p>4</text:p>
          </table:table-cell>
          <table:table-cell table:formula="of:=[.D485]" office:value-type="float" office:value="3" calcext:value-type="float">
            <text:p>3</text:p>
          </table:table-cell>
          <table:table-cell table:number-columns-repeated="6"/>
          <table:table-cell table:formula="of:=[.G490]*INDIRECT(ADDRESS([.A490]+[.D490];2;1;;&quot;rates&quot;))-[.H490]*INDIRECT(ADDRESS([.A490]+[.D49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91];[.B490];[.B490]+1)" office:value-type="date" office:date-value="2024-04-07" calcext:value-type="date">
            <text:p>2024-04-07</text:p>
          </table:table-cell>
          <table:table-cell table:formula="of:=MONTH([.B491])" office:value-type="float" office:value="4" calcext:value-type="float">
            <text:p>4</text:p>
          </table:table-cell>
          <table:table-cell table:formula="of:=[.D486]" office:value-type="float" office:value="4" calcext:value-type="float">
            <text:p>4</text:p>
          </table:table-cell>
          <table:table-cell table:number-columns-repeated="6"/>
          <table:table-cell table:formula="of:=[.G491]*INDIRECT(ADDRESS([.A491]+[.D491];2;1;;&quot;rates&quot;))-[.H491]*INDIRECT(ADDRESS([.A491]+[.D49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92];[.B491];[.B491]+1)" office:value-type="date" office:date-value="2024-04-08" calcext:value-type="date">
            <text:p>2024-04-08</text:p>
          </table:table-cell>
          <table:table-cell table:formula="of:=MONTH([.B492])" office:value-type="float" office:value="4" calcext:value-type="float">
            <text:p>4</text:p>
          </table:table-cell>
          <table:table-cell table:formula="of:=[.D487]" office:value-type="float" office:value="0" calcext:value-type="float">
            <text:p>0</text:p>
          </table:table-cell>
          <table:table-cell table:number-columns-repeated="6"/>
          <table:table-cell table:formula="of:=[.G492]*INDIRECT(ADDRESS([.A492]+[.D492];2;1;;&quot;rates&quot;))-[.H492]*INDIRECT(ADDRESS([.A492]+[.D49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93];[.B492];[.B492]+1)" office:value-type="date" office:date-value="2024-04-08" calcext:value-type="date">
            <text:p>2024-04-08</text:p>
          </table:table-cell>
          <table:table-cell table:formula="of:=MONTH([.B493])" office:value-type="float" office:value="4" calcext:value-type="float">
            <text:p>4</text:p>
          </table:table-cell>
          <table:table-cell table:formula="of:=[.D488]" office:value-type="float" office:value="1" calcext:value-type="float">
            <text:p>1</text:p>
          </table:table-cell>
          <table:table-cell table:number-columns-repeated="6"/>
          <table:table-cell table:formula="of:=[.G493]*INDIRECT(ADDRESS([.A493]+[.D493];2;1;;&quot;rates&quot;))-[.H493]*INDIRECT(ADDRESS([.A493]+[.D49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94];[.B493];[.B493]+1)" office:value-type="date" office:date-value="2024-04-08" calcext:value-type="date">
            <text:p>2024-04-08</text:p>
          </table:table-cell>
          <table:table-cell table:formula="of:=MONTH([.B494])" office:value-type="float" office:value="4" calcext:value-type="float">
            <text:p>4</text:p>
          </table:table-cell>
          <table:table-cell table:formula="of:=[.D489]" office:value-type="float" office:value="2" calcext:value-type="float">
            <text:p>2</text:p>
          </table:table-cell>
          <table:table-cell table:number-columns-repeated="6"/>
          <table:table-cell table:formula="of:=[.G494]*INDIRECT(ADDRESS([.A494]+[.D494];2;1;;&quot;rates&quot;))-[.H494]*INDIRECT(ADDRESS([.A494]+[.D49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95];[.B494];[.B494]+1)" office:value-type="date" office:date-value="2024-04-08" calcext:value-type="date">
            <text:p>2024-04-08</text:p>
          </table:table-cell>
          <table:table-cell table:formula="of:=MONTH([.B495])" office:value-type="float" office:value="4" calcext:value-type="float">
            <text:p>4</text:p>
          </table:table-cell>
          <table:table-cell table:formula="of:=[.D490]" office:value-type="float" office:value="3" calcext:value-type="float">
            <text:p>3</text:p>
          </table:table-cell>
          <table:table-cell table:number-columns-repeated="6"/>
          <table:table-cell table:formula="of:=[.G495]*INDIRECT(ADDRESS([.A495]+[.D495];2;1;;&quot;rates&quot;))-[.H495]*INDIRECT(ADDRESS([.A495]+[.D49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96];[.B495];[.B495]+1)" office:value-type="date" office:date-value="2024-04-08" calcext:value-type="date">
            <text:p>2024-04-08</text:p>
          </table:table-cell>
          <table:table-cell table:formula="of:=MONTH([.B496])" office:value-type="float" office:value="4" calcext:value-type="float">
            <text:p>4</text:p>
          </table:table-cell>
          <table:table-cell table:formula="of:=[.D491]" office:value-type="float" office:value="4" calcext:value-type="float">
            <text:p>4</text:p>
          </table:table-cell>
          <table:table-cell table:number-columns-repeated="6"/>
          <table:table-cell table:formula="of:=[.G496]*INDIRECT(ADDRESS([.A496]+[.D496];2;1;;&quot;rates&quot;))-[.H496]*INDIRECT(ADDRESS([.A496]+[.D49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97];[.B496];[.B496]+1)" office:value-type="date" office:date-value="2024-04-09" calcext:value-type="date">
            <text:p>2024-04-09</text:p>
          </table:table-cell>
          <table:table-cell table:formula="of:=MONTH([.B497])" office:value-type="float" office:value="4" calcext:value-type="float">
            <text:p>4</text:p>
          </table:table-cell>
          <table:table-cell table:formula="of:=[.D492]" office:value-type="float" office:value="0" calcext:value-type="float">
            <text:p>0</text:p>
          </table:table-cell>
          <table:table-cell table:number-columns-repeated="6"/>
          <table:table-cell table:formula="of:=[.G497]*INDIRECT(ADDRESS([.A497]+[.D497];2;1;;&quot;rates&quot;))-[.H497]*INDIRECT(ADDRESS([.A497]+[.D49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98];[.B497];[.B497]+1)" office:value-type="date" office:date-value="2024-04-09" calcext:value-type="date">
            <text:p>2024-04-09</text:p>
          </table:table-cell>
          <table:table-cell table:formula="of:=MONTH([.B498])" office:value-type="float" office:value="4" calcext:value-type="float">
            <text:p>4</text:p>
          </table:table-cell>
          <table:table-cell table:formula="of:=[.D493]" office:value-type="float" office:value="1" calcext:value-type="float">
            <text:p>1</text:p>
          </table:table-cell>
          <table:table-cell table:number-columns-repeated="6"/>
          <table:table-cell table:formula="of:=[.G498]*INDIRECT(ADDRESS([.A498]+[.D498];2;1;;&quot;rates&quot;))-[.H498]*INDIRECT(ADDRESS([.A498]+[.D49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499];[.B498];[.B498]+1)" office:value-type="date" office:date-value="2024-04-09" calcext:value-type="date">
            <text:p>2024-04-09</text:p>
          </table:table-cell>
          <table:table-cell table:formula="of:=MONTH([.B499])" office:value-type="float" office:value="4" calcext:value-type="float">
            <text:p>4</text:p>
          </table:table-cell>
          <table:table-cell table:formula="of:=[.D494]" office:value-type="float" office:value="2" calcext:value-type="float">
            <text:p>2</text:p>
          </table:table-cell>
          <table:table-cell table:number-columns-repeated="6"/>
          <table:table-cell table:formula="of:=[.G499]*INDIRECT(ADDRESS([.A499]+[.D499];2;1;;&quot;rates&quot;))-[.H499]*INDIRECT(ADDRESS([.A499]+[.D49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00];[.B499];[.B499]+1)" office:value-type="date" office:date-value="2024-04-09" calcext:value-type="date">
            <text:p>2024-04-09</text:p>
          </table:table-cell>
          <table:table-cell table:formula="of:=MONTH([.B500])" office:value-type="float" office:value="4" calcext:value-type="float">
            <text:p>4</text:p>
          </table:table-cell>
          <table:table-cell table:formula="of:=[.D495]" office:value-type="float" office:value="3" calcext:value-type="float">
            <text:p>3</text:p>
          </table:table-cell>
          <table:table-cell table:number-columns-repeated="6"/>
          <table:table-cell table:formula="of:=[.G500]*INDIRECT(ADDRESS([.A500]+[.D500];2;1;;&quot;rates&quot;))-[.H500]*INDIRECT(ADDRESS([.A500]+[.D50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01];[.B500];[.B500]+1)" office:value-type="date" office:date-value="2024-04-09" calcext:value-type="date">
            <text:p>2024-04-09</text:p>
          </table:table-cell>
          <table:table-cell table:formula="of:=MONTH([.B501])" office:value-type="float" office:value="4" calcext:value-type="float">
            <text:p>4</text:p>
          </table:table-cell>
          <table:table-cell table:formula="of:=[.D496]" office:value-type="float" office:value="4" calcext:value-type="float">
            <text:p>4</text:p>
          </table:table-cell>
          <table:table-cell table:number-columns-repeated="6"/>
          <table:table-cell table:formula="of:=[.G501]*INDIRECT(ADDRESS([.A501]+[.D501];2;1;;&quot;rates&quot;))-[.H501]*INDIRECT(ADDRESS([.A501]+[.D50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02];[.B501];[.B501]+1)" office:value-type="date" office:date-value="2024-04-10" calcext:value-type="date">
            <text:p>2024-04-10</text:p>
          </table:table-cell>
          <table:table-cell table:formula="of:=MONTH([.B502])" office:value-type="float" office:value="4" calcext:value-type="float">
            <text:p>4</text:p>
          </table:table-cell>
          <table:table-cell table:formula="of:=[.D497]" office:value-type="float" office:value="0" calcext:value-type="float">
            <text:p>0</text:p>
          </table:table-cell>
          <table:table-cell table:number-columns-repeated="6"/>
          <table:table-cell table:formula="of:=[.G502]*INDIRECT(ADDRESS([.A502]+[.D502];2;1;;&quot;rates&quot;))-[.H502]*INDIRECT(ADDRESS([.A502]+[.D50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03];[.B502];[.B502]+1)" office:value-type="date" office:date-value="2024-04-10" calcext:value-type="date">
            <text:p>2024-04-10</text:p>
          </table:table-cell>
          <table:table-cell table:formula="of:=MONTH([.B503])" office:value-type="float" office:value="4" calcext:value-type="float">
            <text:p>4</text:p>
          </table:table-cell>
          <table:table-cell table:formula="of:=[.D498]" office:value-type="float" office:value="1" calcext:value-type="float">
            <text:p>1</text:p>
          </table:table-cell>
          <table:table-cell table:number-columns-repeated="6"/>
          <table:table-cell table:formula="of:=[.G503]*INDIRECT(ADDRESS([.A503]+[.D503];2;1;;&quot;rates&quot;))-[.H503]*INDIRECT(ADDRESS([.A503]+[.D50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04];[.B503];[.B503]+1)" office:value-type="date" office:date-value="2024-04-10" calcext:value-type="date">
            <text:p>2024-04-10</text:p>
          </table:table-cell>
          <table:table-cell table:formula="of:=MONTH([.B504])" office:value-type="float" office:value="4" calcext:value-type="float">
            <text:p>4</text:p>
          </table:table-cell>
          <table:table-cell table:formula="of:=[.D499]" office:value-type="float" office:value="2" calcext:value-type="float">
            <text:p>2</text:p>
          </table:table-cell>
          <table:table-cell table:number-columns-repeated="6"/>
          <table:table-cell table:formula="of:=[.G504]*INDIRECT(ADDRESS([.A504]+[.D504];2;1;;&quot;rates&quot;))-[.H504]*INDIRECT(ADDRESS([.A504]+[.D50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05];[.B504];[.B504]+1)" office:value-type="date" office:date-value="2024-04-10" calcext:value-type="date">
            <text:p>2024-04-10</text:p>
          </table:table-cell>
          <table:table-cell table:formula="of:=MONTH([.B505])" office:value-type="float" office:value="4" calcext:value-type="float">
            <text:p>4</text:p>
          </table:table-cell>
          <table:table-cell table:formula="of:=[.D500]" office:value-type="float" office:value="3" calcext:value-type="float">
            <text:p>3</text:p>
          </table:table-cell>
          <table:table-cell table:number-columns-repeated="6"/>
          <table:table-cell table:formula="of:=[.G505]*INDIRECT(ADDRESS([.A505]+[.D505];2;1;;&quot;rates&quot;))-[.H505]*INDIRECT(ADDRESS([.A505]+[.D50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06];[.B505];[.B505]+1)" office:value-type="date" office:date-value="2024-04-10" calcext:value-type="date">
            <text:p>2024-04-10</text:p>
          </table:table-cell>
          <table:table-cell table:formula="of:=MONTH([.B506])" office:value-type="float" office:value="4" calcext:value-type="float">
            <text:p>4</text:p>
          </table:table-cell>
          <table:table-cell table:formula="of:=[.D501]" office:value-type="float" office:value="4" calcext:value-type="float">
            <text:p>4</text:p>
          </table:table-cell>
          <table:table-cell table:number-columns-repeated="6"/>
          <table:table-cell table:formula="of:=[.G506]*INDIRECT(ADDRESS([.A506]+[.D506];2;1;;&quot;rates&quot;))-[.H506]*INDIRECT(ADDRESS([.A506]+[.D50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07];[.B506];[.B506]+1)" office:value-type="date" office:date-value="2024-04-11" calcext:value-type="date">
            <text:p>2024-04-11</text:p>
          </table:table-cell>
          <table:table-cell table:formula="of:=MONTH([.B507])" office:value-type="float" office:value="4" calcext:value-type="float">
            <text:p>4</text:p>
          </table:table-cell>
          <table:table-cell table:formula="of:=[.D502]" office:value-type="float" office:value="0" calcext:value-type="float">
            <text:p>0</text:p>
          </table:table-cell>
          <table:table-cell table:number-columns-repeated="6"/>
          <table:table-cell table:formula="of:=[.G507]*INDIRECT(ADDRESS([.A507]+[.D507];2;1;;&quot;rates&quot;))-[.H507]*INDIRECT(ADDRESS([.A507]+[.D50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08];[.B507];[.B507]+1)" office:value-type="date" office:date-value="2024-04-11" calcext:value-type="date">
            <text:p>2024-04-11</text:p>
          </table:table-cell>
          <table:table-cell table:formula="of:=MONTH([.B508])" office:value-type="float" office:value="4" calcext:value-type="float">
            <text:p>4</text:p>
          </table:table-cell>
          <table:table-cell table:formula="of:=[.D503]" office:value-type="float" office:value="1" calcext:value-type="float">
            <text:p>1</text:p>
          </table:table-cell>
          <table:table-cell table:number-columns-repeated="6"/>
          <table:table-cell table:formula="of:=[.G508]*INDIRECT(ADDRESS([.A508]+[.D508];2;1;;&quot;rates&quot;))-[.H508]*INDIRECT(ADDRESS([.A508]+[.D50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09];[.B508];[.B508]+1)" office:value-type="date" office:date-value="2024-04-11" calcext:value-type="date">
            <text:p>2024-04-11</text:p>
          </table:table-cell>
          <table:table-cell table:formula="of:=MONTH([.B509])" office:value-type="float" office:value="4" calcext:value-type="float">
            <text:p>4</text:p>
          </table:table-cell>
          <table:table-cell table:formula="of:=[.D504]" office:value-type="float" office:value="2" calcext:value-type="float">
            <text:p>2</text:p>
          </table:table-cell>
          <table:table-cell table:number-columns-repeated="6"/>
          <table:table-cell table:formula="of:=[.G509]*INDIRECT(ADDRESS([.A509]+[.D509];2;1;;&quot;rates&quot;))-[.H509]*INDIRECT(ADDRESS([.A509]+[.D50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10];[.B509];[.B509]+1)" office:value-type="date" office:date-value="2024-04-11" calcext:value-type="date">
            <text:p>2024-04-11</text:p>
          </table:table-cell>
          <table:table-cell table:formula="of:=MONTH([.B510])" office:value-type="float" office:value="4" calcext:value-type="float">
            <text:p>4</text:p>
          </table:table-cell>
          <table:table-cell table:formula="of:=[.D505]" office:value-type="float" office:value="3" calcext:value-type="float">
            <text:p>3</text:p>
          </table:table-cell>
          <table:table-cell table:number-columns-repeated="6"/>
          <table:table-cell table:formula="of:=[.G510]*INDIRECT(ADDRESS([.A510]+[.D510];2;1;;&quot;rates&quot;))-[.H510]*INDIRECT(ADDRESS([.A510]+[.D51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11];[.B510];[.B510]+1)" office:value-type="date" office:date-value="2024-04-11" calcext:value-type="date">
            <text:p>2024-04-11</text:p>
          </table:table-cell>
          <table:table-cell table:formula="of:=MONTH([.B511])" office:value-type="float" office:value="4" calcext:value-type="float">
            <text:p>4</text:p>
          </table:table-cell>
          <table:table-cell table:formula="of:=[.D506]" office:value-type="float" office:value="4" calcext:value-type="float">
            <text:p>4</text:p>
          </table:table-cell>
          <table:table-cell table:number-columns-repeated="6"/>
          <table:table-cell table:formula="of:=[.G511]*INDIRECT(ADDRESS([.A511]+[.D511];2;1;;&quot;rates&quot;))-[.H511]*INDIRECT(ADDRESS([.A511]+[.D51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12];[.B511];[.B511]+1)" office:value-type="date" office:date-value="2024-04-12" calcext:value-type="date">
            <text:p>2024-04-12</text:p>
          </table:table-cell>
          <table:table-cell table:formula="of:=MONTH([.B512])" office:value-type="float" office:value="4" calcext:value-type="float">
            <text:p>4</text:p>
          </table:table-cell>
          <table:table-cell table:formula="of:=[.D507]" office:value-type="float" office:value="0" calcext:value-type="float">
            <text:p>0</text:p>
          </table:table-cell>
          <table:table-cell table:number-columns-repeated="6"/>
          <table:table-cell table:formula="of:=[.G512]*INDIRECT(ADDRESS([.A512]+[.D512];2;1;;&quot;rates&quot;))-[.H512]*INDIRECT(ADDRESS([.A512]+[.D51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13];[.B512];[.B512]+1)" office:value-type="date" office:date-value="2024-04-12" calcext:value-type="date">
            <text:p>2024-04-12</text:p>
          </table:table-cell>
          <table:table-cell table:formula="of:=MONTH([.B513])" office:value-type="float" office:value="4" calcext:value-type="float">
            <text:p>4</text:p>
          </table:table-cell>
          <table:table-cell table:formula="of:=[.D508]" office:value-type="float" office:value="1" calcext:value-type="float">
            <text:p>1</text:p>
          </table:table-cell>
          <table:table-cell table:number-columns-repeated="6"/>
          <table:table-cell table:formula="of:=[.G513]*INDIRECT(ADDRESS([.A513]+[.D513];2;1;;&quot;rates&quot;))-[.H513]*INDIRECT(ADDRESS([.A513]+[.D51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14];[.B513];[.B513]+1)" office:value-type="date" office:date-value="2024-04-12" calcext:value-type="date">
            <text:p>2024-04-12</text:p>
          </table:table-cell>
          <table:table-cell table:formula="of:=MONTH([.B514])" office:value-type="float" office:value="4" calcext:value-type="float">
            <text:p>4</text:p>
          </table:table-cell>
          <table:table-cell table:formula="of:=[.D509]" office:value-type="float" office:value="2" calcext:value-type="float">
            <text:p>2</text:p>
          </table:table-cell>
          <table:table-cell table:number-columns-repeated="6"/>
          <table:table-cell table:formula="of:=[.G514]*INDIRECT(ADDRESS([.A514]+[.D514];2;1;;&quot;rates&quot;))-[.H514]*INDIRECT(ADDRESS([.A514]+[.D51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15];[.B514];[.B514]+1)" office:value-type="date" office:date-value="2024-04-12" calcext:value-type="date">
            <text:p>2024-04-12</text:p>
          </table:table-cell>
          <table:table-cell table:formula="of:=MONTH([.B515])" office:value-type="float" office:value="4" calcext:value-type="float">
            <text:p>4</text:p>
          </table:table-cell>
          <table:table-cell table:formula="of:=[.D510]" office:value-type="float" office:value="3" calcext:value-type="float">
            <text:p>3</text:p>
          </table:table-cell>
          <table:table-cell table:number-columns-repeated="6"/>
          <table:table-cell table:formula="of:=[.G515]*INDIRECT(ADDRESS([.A515]+[.D515];2;1;;&quot;rates&quot;))-[.H515]*INDIRECT(ADDRESS([.A515]+[.D51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16];[.B515];[.B515]+1)" office:value-type="date" office:date-value="2024-04-12" calcext:value-type="date">
            <text:p>2024-04-12</text:p>
          </table:table-cell>
          <table:table-cell table:formula="of:=MONTH([.B516])" office:value-type="float" office:value="4" calcext:value-type="float">
            <text:p>4</text:p>
          </table:table-cell>
          <table:table-cell table:formula="of:=[.D511]" office:value-type="float" office:value="4" calcext:value-type="float">
            <text:p>4</text:p>
          </table:table-cell>
          <table:table-cell table:number-columns-repeated="6"/>
          <table:table-cell table:formula="of:=[.G516]*INDIRECT(ADDRESS([.A516]+[.D516];2;1;;&quot;rates&quot;))-[.H516]*INDIRECT(ADDRESS([.A516]+[.D51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17];[.B516];[.B516]+1)" office:value-type="date" office:date-value="2024-04-13" calcext:value-type="date">
            <text:p>2024-04-13</text:p>
          </table:table-cell>
          <table:table-cell table:formula="of:=MONTH([.B517])" office:value-type="float" office:value="4" calcext:value-type="float">
            <text:p>4</text:p>
          </table:table-cell>
          <table:table-cell table:formula="of:=[.D512]" office:value-type="float" office:value="0" calcext:value-type="float">
            <text:p>0</text:p>
          </table:table-cell>
          <table:table-cell table:number-columns-repeated="6"/>
          <table:table-cell table:formula="of:=[.G517]*INDIRECT(ADDRESS([.A517]+[.D517];2;1;;&quot;rates&quot;))-[.H517]*INDIRECT(ADDRESS([.A517]+[.D51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18];[.B517];[.B517]+1)" office:value-type="date" office:date-value="2024-04-13" calcext:value-type="date">
            <text:p>2024-04-13</text:p>
          </table:table-cell>
          <table:table-cell table:formula="of:=MONTH([.B518])" office:value-type="float" office:value="4" calcext:value-type="float">
            <text:p>4</text:p>
          </table:table-cell>
          <table:table-cell table:formula="of:=[.D513]" office:value-type="float" office:value="1" calcext:value-type="float">
            <text:p>1</text:p>
          </table:table-cell>
          <table:table-cell table:number-columns-repeated="6"/>
          <table:table-cell table:formula="of:=[.G518]*INDIRECT(ADDRESS([.A518]+[.D518];2;1;;&quot;rates&quot;))-[.H518]*INDIRECT(ADDRESS([.A518]+[.D51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19];[.B518];[.B518]+1)" office:value-type="date" office:date-value="2024-04-13" calcext:value-type="date">
            <text:p>2024-04-13</text:p>
          </table:table-cell>
          <table:table-cell table:formula="of:=MONTH([.B519])" office:value-type="float" office:value="4" calcext:value-type="float">
            <text:p>4</text:p>
          </table:table-cell>
          <table:table-cell table:formula="of:=[.D514]" office:value-type="float" office:value="2" calcext:value-type="float">
            <text:p>2</text:p>
          </table:table-cell>
          <table:table-cell table:number-columns-repeated="6"/>
          <table:table-cell table:formula="of:=[.G519]*INDIRECT(ADDRESS([.A519]+[.D519];2;1;;&quot;rates&quot;))-[.H519]*INDIRECT(ADDRESS([.A519]+[.D51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20];[.B519];[.B519]+1)" office:value-type="date" office:date-value="2024-04-13" calcext:value-type="date">
            <text:p>2024-04-13</text:p>
          </table:table-cell>
          <table:table-cell table:formula="of:=MONTH([.B520])" office:value-type="float" office:value="4" calcext:value-type="float">
            <text:p>4</text:p>
          </table:table-cell>
          <table:table-cell table:formula="of:=[.D515]" office:value-type="float" office:value="3" calcext:value-type="float">
            <text:p>3</text:p>
          </table:table-cell>
          <table:table-cell table:number-columns-repeated="6"/>
          <table:table-cell table:formula="of:=[.G520]*INDIRECT(ADDRESS([.A520]+[.D520];2;1;;&quot;rates&quot;))-[.H520]*INDIRECT(ADDRESS([.A520]+[.D52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21];[.B520];[.B520]+1)" office:value-type="date" office:date-value="2024-04-13" calcext:value-type="date">
            <text:p>2024-04-13</text:p>
          </table:table-cell>
          <table:table-cell table:formula="of:=MONTH([.B521])" office:value-type="float" office:value="4" calcext:value-type="float">
            <text:p>4</text:p>
          </table:table-cell>
          <table:table-cell table:formula="of:=[.D516]" office:value-type="float" office:value="4" calcext:value-type="float">
            <text:p>4</text:p>
          </table:table-cell>
          <table:table-cell table:number-columns-repeated="6"/>
          <table:table-cell table:formula="of:=[.G521]*INDIRECT(ADDRESS([.A521]+[.D521];2;1;;&quot;rates&quot;))-[.H521]*INDIRECT(ADDRESS([.A521]+[.D52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22];[.B521];[.B521]+1)" office:value-type="date" office:date-value="2024-04-14" calcext:value-type="date">
            <text:p>2024-04-14</text:p>
          </table:table-cell>
          <table:table-cell table:formula="of:=MONTH([.B522])" office:value-type="float" office:value="4" calcext:value-type="float">
            <text:p>4</text:p>
          </table:table-cell>
          <table:table-cell table:formula="of:=[.D517]" office:value-type="float" office:value="0" calcext:value-type="float">
            <text:p>0</text:p>
          </table:table-cell>
          <table:table-cell table:number-columns-repeated="6"/>
          <table:table-cell table:formula="of:=[.G522]*INDIRECT(ADDRESS([.A522]+[.D522];2;1;;&quot;rates&quot;))-[.H522]*INDIRECT(ADDRESS([.A522]+[.D52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23];[.B522];[.B522]+1)" office:value-type="date" office:date-value="2024-04-14" calcext:value-type="date">
            <text:p>2024-04-14</text:p>
          </table:table-cell>
          <table:table-cell table:formula="of:=MONTH([.B523])" office:value-type="float" office:value="4" calcext:value-type="float">
            <text:p>4</text:p>
          </table:table-cell>
          <table:table-cell table:formula="of:=[.D518]" office:value-type="float" office:value="1" calcext:value-type="float">
            <text:p>1</text:p>
          </table:table-cell>
          <table:table-cell table:number-columns-repeated="6"/>
          <table:table-cell table:formula="of:=[.G523]*INDIRECT(ADDRESS([.A523]+[.D523];2;1;;&quot;rates&quot;))-[.H523]*INDIRECT(ADDRESS([.A523]+[.D52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24];[.B523];[.B523]+1)" office:value-type="date" office:date-value="2024-04-14" calcext:value-type="date">
            <text:p>2024-04-14</text:p>
          </table:table-cell>
          <table:table-cell table:formula="of:=MONTH([.B524])" office:value-type="float" office:value="4" calcext:value-type="float">
            <text:p>4</text:p>
          </table:table-cell>
          <table:table-cell table:formula="of:=[.D519]" office:value-type="float" office:value="2" calcext:value-type="float">
            <text:p>2</text:p>
          </table:table-cell>
          <table:table-cell table:number-columns-repeated="6"/>
          <table:table-cell table:formula="of:=[.G524]*INDIRECT(ADDRESS([.A524]+[.D524];2;1;;&quot;rates&quot;))-[.H524]*INDIRECT(ADDRESS([.A524]+[.D52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25];[.B524];[.B524]+1)" office:value-type="date" office:date-value="2024-04-14" calcext:value-type="date">
            <text:p>2024-04-14</text:p>
          </table:table-cell>
          <table:table-cell table:formula="of:=MONTH([.B525])" office:value-type="float" office:value="4" calcext:value-type="float">
            <text:p>4</text:p>
          </table:table-cell>
          <table:table-cell table:formula="of:=[.D520]" office:value-type="float" office:value="3" calcext:value-type="float">
            <text:p>3</text:p>
          </table:table-cell>
          <table:table-cell table:number-columns-repeated="6"/>
          <table:table-cell table:formula="of:=[.G525]*INDIRECT(ADDRESS([.A525]+[.D525];2;1;;&quot;rates&quot;))-[.H525]*INDIRECT(ADDRESS([.A525]+[.D52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26];[.B525];[.B525]+1)" office:value-type="date" office:date-value="2024-04-14" calcext:value-type="date">
            <text:p>2024-04-14</text:p>
          </table:table-cell>
          <table:table-cell table:formula="of:=MONTH([.B526])" office:value-type="float" office:value="4" calcext:value-type="float">
            <text:p>4</text:p>
          </table:table-cell>
          <table:table-cell table:formula="of:=[.D521]" office:value-type="float" office:value="4" calcext:value-type="float">
            <text:p>4</text:p>
          </table:table-cell>
          <table:table-cell table:number-columns-repeated="6"/>
          <table:table-cell table:formula="of:=[.G526]*INDIRECT(ADDRESS([.A526]+[.D526];2;1;;&quot;rates&quot;))-[.H526]*INDIRECT(ADDRESS([.A526]+[.D52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27];[.B526];[.B526]+1)" office:value-type="date" office:date-value="2024-04-15" calcext:value-type="date">
            <text:p>2024-04-15</text:p>
          </table:table-cell>
          <table:table-cell table:formula="of:=MONTH([.B527])" office:value-type="float" office:value="4" calcext:value-type="float">
            <text:p>4</text:p>
          </table:table-cell>
          <table:table-cell table:formula="of:=[.D522]" office:value-type="float" office:value="0" calcext:value-type="float">
            <text:p>0</text:p>
          </table:table-cell>
          <table:table-cell table:number-columns-repeated="6"/>
          <table:table-cell table:formula="of:=[.G527]*INDIRECT(ADDRESS([.A527]+[.D527];2;1;;&quot;rates&quot;))-[.H527]*INDIRECT(ADDRESS([.A527]+[.D52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28];[.B527];[.B527]+1)" office:value-type="date" office:date-value="2024-04-15" calcext:value-type="date">
            <text:p>2024-04-15</text:p>
          </table:table-cell>
          <table:table-cell table:formula="of:=MONTH([.B528])" office:value-type="float" office:value="4" calcext:value-type="float">
            <text:p>4</text:p>
          </table:table-cell>
          <table:table-cell table:formula="of:=[.D523]" office:value-type="float" office:value="1" calcext:value-type="float">
            <text:p>1</text:p>
          </table:table-cell>
          <table:table-cell table:number-columns-repeated="6"/>
          <table:table-cell table:formula="of:=[.G528]*INDIRECT(ADDRESS([.A528]+[.D528];2;1;;&quot;rates&quot;))-[.H528]*INDIRECT(ADDRESS([.A528]+[.D52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29];[.B528];[.B528]+1)" office:value-type="date" office:date-value="2024-04-15" calcext:value-type="date">
            <text:p>2024-04-15</text:p>
          </table:table-cell>
          <table:table-cell table:formula="of:=MONTH([.B529])" office:value-type="float" office:value="4" calcext:value-type="float">
            <text:p>4</text:p>
          </table:table-cell>
          <table:table-cell table:formula="of:=[.D524]" office:value-type="float" office:value="2" calcext:value-type="float">
            <text:p>2</text:p>
          </table:table-cell>
          <table:table-cell table:number-columns-repeated="6"/>
          <table:table-cell table:formula="of:=[.G529]*INDIRECT(ADDRESS([.A529]+[.D529];2;1;;&quot;rates&quot;))-[.H529]*INDIRECT(ADDRESS([.A529]+[.D52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30];[.B529];[.B529]+1)" office:value-type="date" office:date-value="2024-04-15" calcext:value-type="date">
            <text:p>2024-04-15</text:p>
          </table:table-cell>
          <table:table-cell table:formula="of:=MONTH([.B530])" office:value-type="float" office:value="4" calcext:value-type="float">
            <text:p>4</text:p>
          </table:table-cell>
          <table:table-cell table:formula="of:=[.D525]" office:value-type="float" office:value="3" calcext:value-type="float">
            <text:p>3</text:p>
          </table:table-cell>
          <table:table-cell table:number-columns-repeated="6"/>
          <table:table-cell table:formula="of:=[.G530]*INDIRECT(ADDRESS([.A530]+[.D530];2;1;;&quot;rates&quot;))-[.H530]*INDIRECT(ADDRESS([.A530]+[.D53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31];[.B530];[.B530]+1)" office:value-type="date" office:date-value="2024-04-15" calcext:value-type="date">
            <text:p>2024-04-15</text:p>
          </table:table-cell>
          <table:table-cell table:formula="of:=MONTH([.B531])" office:value-type="float" office:value="4" calcext:value-type="float">
            <text:p>4</text:p>
          </table:table-cell>
          <table:table-cell table:formula="of:=[.D526]" office:value-type="float" office:value="4" calcext:value-type="float">
            <text:p>4</text:p>
          </table:table-cell>
          <table:table-cell table:number-columns-repeated="6"/>
          <table:table-cell table:formula="of:=[.G531]*INDIRECT(ADDRESS([.A531]+[.D531];2;1;;&quot;rates&quot;))-[.H531]*INDIRECT(ADDRESS([.A531]+[.D53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32];[.B531];[.B531]+1)" office:value-type="date" office:date-value="2024-04-16" calcext:value-type="date">
            <text:p>2024-04-16</text:p>
          </table:table-cell>
          <table:table-cell table:formula="of:=MONTH([.B532])" office:value-type="float" office:value="4" calcext:value-type="float">
            <text:p>4</text:p>
          </table:table-cell>
          <table:table-cell table:formula="of:=[.D527]" office:value-type="float" office:value="0" calcext:value-type="float">
            <text:p>0</text:p>
          </table:table-cell>
          <table:table-cell table:number-columns-repeated="6"/>
          <table:table-cell table:formula="of:=[.G532]*INDIRECT(ADDRESS([.A532]+[.D532];2;1;;&quot;rates&quot;))-[.H532]*INDIRECT(ADDRESS([.A532]+[.D53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33];[.B532];[.B532]+1)" office:value-type="date" office:date-value="2024-04-16" calcext:value-type="date">
            <text:p>2024-04-16</text:p>
          </table:table-cell>
          <table:table-cell table:formula="of:=MONTH([.B533])" office:value-type="float" office:value="4" calcext:value-type="float">
            <text:p>4</text:p>
          </table:table-cell>
          <table:table-cell table:formula="of:=[.D528]" office:value-type="float" office:value="1" calcext:value-type="float">
            <text:p>1</text:p>
          </table:table-cell>
          <table:table-cell table:number-columns-repeated="6"/>
          <table:table-cell table:formula="of:=[.G533]*INDIRECT(ADDRESS([.A533]+[.D533];2;1;;&quot;rates&quot;))-[.H533]*INDIRECT(ADDRESS([.A533]+[.D53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34];[.B533];[.B533]+1)" office:value-type="date" office:date-value="2024-04-16" calcext:value-type="date">
            <text:p>2024-04-16</text:p>
          </table:table-cell>
          <table:table-cell table:formula="of:=MONTH([.B534])" office:value-type="float" office:value="4" calcext:value-type="float">
            <text:p>4</text:p>
          </table:table-cell>
          <table:table-cell table:formula="of:=[.D529]" office:value-type="float" office:value="2" calcext:value-type="float">
            <text:p>2</text:p>
          </table:table-cell>
          <table:table-cell table:number-columns-repeated="6"/>
          <table:table-cell table:formula="of:=[.G534]*INDIRECT(ADDRESS([.A534]+[.D534];2;1;;&quot;rates&quot;))-[.H534]*INDIRECT(ADDRESS([.A534]+[.D53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35];[.B534];[.B534]+1)" office:value-type="date" office:date-value="2024-04-16" calcext:value-type="date">
            <text:p>2024-04-16</text:p>
          </table:table-cell>
          <table:table-cell table:formula="of:=MONTH([.B535])" office:value-type="float" office:value="4" calcext:value-type="float">
            <text:p>4</text:p>
          </table:table-cell>
          <table:table-cell table:formula="of:=[.D530]" office:value-type="float" office:value="3" calcext:value-type="float">
            <text:p>3</text:p>
          </table:table-cell>
          <table:table-cell table:number-columns-repeated="6"/>
          <table:table-cell table:formula="of:=[.G535]*INDIRECT(ADDRESS([.A535]+[.D535];2;1;;&quot;rates&quot;))-[.H535]*INDIRECT(ADDRESS([.A535]+[.D53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36];[.B535];[.B535]+1)" office:value-type="date" office:date-value="2024-04-16" calcext:value-type="date">
            <text:p>2024-04-16</text:p>
          </table:table-cell>
          <table:table-cell table:formula="of:=MONTH([.B536])" office:value-type="float" office:value="4" calcext:value-type="float">
            <text:p>4</text:p>
          </table:table-cell>
          <table:table-cell table:formula="of:=[.D531]" office:value-type="float" office:value="4" calcext:value-type="float">
            <text:p>4</text:p>
          </table:table-cell>
          <table:table-cell table:number-columns-repeated="6"/>
          <table:table-cell table:formula="of:=[.G536]*INDIRECT(ADDRESS([.A536]+[.D536];2;1;;&quot;rates&quot;))-[.H536]*INDIRECT(ADDRESS([.A536]+[.D53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37];[.B536];[.B536]+1)" office:value-type="date" office:date-value="2024-04-17" calcext:value-type="date">
            <text:p>2024-04-17</text:p>
          </table:table-cell>
          <table:table-cell table:formula="of:=MONTH([.B537])" office:value-type="float" office:value="4" calcext:value-type="float">
            <text:p>4</text:p>
          </table:table-cell>
          <table:table-cell table:formula="of:=[.D532]" office:value-type="float" office:value="0" calcext:value-type="float">
            <text:p>0</text:p>
          </table:table-cell>
          <table:table-cell table:number-columns-repeated="6"/>
          <table:table-cell table:formula="of:=[.G537]*INDIRECT(ADDRESS([.A537]+[.D537];2;1;;&quot;rates&quot;))-[.H537]*INDIRECT(ADDRESS([.A537]+[.D53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38];[.B537];[.B537]+1)" office:value-type="date" office:date-value="2024-04-17" calcext:value-type="date">
            <text:p>2024-04-17</text:p>
          </table:table-cell>
          <table:table-cell table:formula="of:=MONTH([.B538])" office:value-type="float" office:value="4" calcext:value-type="float">
            <text:p>4</text:p>
          </table:table-cell>
          <table:table-cell table:formula="of:=[.D533]" office:value-type="float" office:value="1" calcext:value-type="float">
            <text:p>1</text:p>
          </table:table-cell>
          <table:table-cell table:number-columns-repeated="6"/>
          <table:table-cell table:formula="of:=[.G538]*INDIRECT(ADDRESS([.A538]+[.D538];2;1;;&quot;rates&quot;))-[.H538]*INDIRECT(ADDRESS([.A538]+[.D53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39];[.B538];[.B538]+1)" office:value-type="date" office:date-value="2024-04-17" calcext:value-type="date">
            <text:p>2024-04-17</text:p>
          </table:table-cell>
          <table:table-cell table:formula="of:=MONTH([.B539])" office:value-type="float" office:value="4" calcext:value-type="float">
            <text:p>4</text:p>
          </table:table-cell>
          <table:table-cell table:formula="of:=[.D534]" office:value-type="float" office:value="2" calcext:value-type="float">
            <text:p>2</text:p>
          </table:table-cell>
          <table:table-cell table:number-columns-repeated="6"/>
          <table:table-cell table:formula="of:=[.G539]*INDIRECT(ADDRESS([.A539]+[.D539];2;1;;&quot;rates&quot;))-[.H539]*INDIRECT(ADDRESS([.A539]+[.D53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40];[.B539];[.B539]+1)" office:value-type="date" office:date-value="2024-04-17" calcext:value-type="date">
            <text:p>2024-04-17</text:p>
          </table:table-cell>
          <table:table-cell table:formula="of:=MONTH([.B540])" office:value-type="float" office:value="4" calcext:value-type="float">
            <text:p>4</text:p>
          </table:table-cell>
          <table:table-cell table:formula="of:=[.D535]" office:value-type="float" office:value="3" calcext:value-type="float">
            <text:p>3</text:p>
          </table:table-cell>
          <table:table-cell table:number-columns-repeated="6"/>
          <table:table-cell table:formula="of:=[.G540]*INDIRECT(ADDRESS([.A540]+[.D540];2;1;;&quot;rates&quot;))-[.H540]*INDIRECT(ADDRESS([.A540]+[.D54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41];[.B540];[.B540]+1)" office:value-type="date" office:date-value="2024-04-17" calcext:value-type="date">
            <text:p>2024-04-17</text:p>
          </table:table-cell>
          <table:table-cell table:formula="of:=MONTH([.B541])" office:value-type="float" office:value="4" calcext:value-type="float">
            <text:p>4</text:p>
          </table:table-cell>
          <table:table-cell table:formula="of:=[.D536]" office:value-type="float" office:value="4" calcext:value-type="float">
            <text:p>4</text:p>
          </table:table-cell>
          <table:table-cell table:number-columns-repeated="6"/>
          <table:table-cell table:formula="of:=[.G541]*INDIRECT(ADDRESS([.A541]+[.D541];2;1;;&quot;rates&quot;))-[.H541]*INDIRECT(ADDRESS([.A541]+[.D54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42];[.B541];[.B541]+1)" office:value-type="date" office:date-value="2024-04-18" calcext:value-type="date">
            <text:p>2024-04-18</text:p>
          </table:table-cell>
          <table:table-cell table:formula="of:=MONTH([.B542])" office:value-type="float" office:value="4" calcext:value-type="float">
            <text:p>4</text:p>
          </table:table-cell>
          <table:table-cell table:formula="of:=[.D537]" office:value-type="float" office:value="0" calcext:value-type="float">
            <text:p>0</text:p>
          </table:table-cell>
          <table:table-cell table:number-columns-repeated="6"/>
          <table:table-cell table:formula="of:=[.G542]*INDIRECT(ADDRESS([.A542]+[.D542];2;1;;&quot;rates&quot;))-[.H542]*INDIRECT(ADDRESS([.A542]+[.D54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43];[.B542];[.B542]+1)" office:value-type="date" office:date-value="2024-04-18" calcext:value-type="date">
            <text:p>2024-04-18</text:p>
          </table:table-cell>
          <table:table-cell table:formula="of:=MONTH([.B543])" office:value-type="float" office:value="4" calcext:value-type="float">
            <text:p>4</text:p>
          </table:table-cell>
          <table:table-cell table:formula="of:=[.D538]" office:value-type="float" office:value="1" calcext:value-type="float">
            <text:p>1</text:p>
          </table:table-cell>
          <table:table-cell table:number-columns-repeated="6"/>
          <table:table-cell table:formula="of:=[.G543]*INDIRECT(ADDRESS([.A543]+[.D543];2;1;;&quot;rates&quot;))-[.H543]*INDIRECT(ADDRESS([.A543]+[.D54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44];[.B543];[.B543]+1)" office:value-type="date" office:date-value="2024-04-18" calcext:value-type="date">
            <text:p>2024-04-18</text:p>
          </table:table-cell>
          <table:table-cell table:formula="of:=MONTH([.B544])" office:value-type="float" office:value="4" calcext:value-type="float">
            <text:p>4</text:p>
          </table:table-cell>
          <table:table-cell table:formula="of:=[.D539]" office:value-type="float" office:value="2" calcext:value-type="float">
            <text:p>2</text:p>
          </table:table-cell>
          <table:table-cell table:number-columns-repeated="6"/>
          <table:table-cell table:formula="of:=[.G544]*INDIRECT(ADDRESS([.A544]+[.D544];2;1;;&quot;rates&quot;))-[.H544]*INDIRECT(ADDRESS([.A544]+[.D54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45];[.B544];[.B544]+1)" office:value-type="date" office:date-value="2024-04-18" calcext:value-type="date">
            <text:p>2024-04-18</text:p>
          </table:table-cell>
          <table:table-cell table:formula="of:=MONTH([.B545])" office:value-type="float" office:value="4" calcext:value-type="float">
            <text:p>4</text:p>
          </table:table-cell>
          <table:table-cell table:formula="of:=[.D540]" office:value-type="float" office:value="3" calcext:value-type="float">
            <text:p>3</text:p>
          </table:table-cell>
          <table:table-cell table:number-columns-repeated="6"/>
          <table:table-cell table:formula="of:=[.G545]*INDIRECT(ADDRESS([.A545]+[.D545];2;1;;&quot;rates&quot;))-[.H545]*INDIRECT(ADDRESS([.A545]+[.D54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46];[.B545];[.B545]+1)" office:value-type="date" office:date-value="2024-04-18" calcext:value-type="date">
            <text:p>2024-04-18</text:p>
          </table:table-cell>
          <table:table-cell table:formula="of:=MONTH([.B546])" office:value-type="float" office:value="4" calcext:value-type="float">
            <text:p>4</text:p>
          </table:table-cell>
          <table:table-cell table:formula="of:=[.D541]" office:value-type="float" office:value="4" calcext:value-type="float">
            <text:p>4</text:p>
          </table:table-cell>
          <table:table-cell table:number-columns-repeated="6"/>
          <table:table-cell table:formula="of:=[.G546]*INDIRECT(ADDRESS([.A546]+[.D546];2;1;;&quot;rates&quot;))-[.H546]*INDIRECT(ADDRESS([.A546]+[.D54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47];[.B546];[.B546]+1)" office:value-type="date" office:date-value="2024-04-19" calcext:value-type="date">
            <text:p>2024-04-19</text:p>
          </table:table-cell>
          <table:table-cell table:formula="of:=MONTH([.B547])" office:value-type="float" office:value="4" calcext:value-type="float">
            <text:p>4</text:p>
          </table:table-cell>
          <table:table-cell table:formula="of:=[.D542]" office:value-type="float" office:value="0" calcext:value-type="float">
            <text:p>0</text:p>
          </table:table-cell>
          <table:table-cell table:number-columns-repeated="6"/>
          <table:table-cell table:formula="of:=[.G547]*INDIRECT(ADDRESS([.A547]+[.D547];2;1;;&quot;rates&quot;))-[.H547]*INDIRECT(ADDRESS([.A547]+[.D54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48];[.B547];[.B547]+1)" office:value-type="date" office:date-value="2024-04-19" calcext:value-type="date">
            <text:p>2024-04-19</text:p>
          </table:table-cell>
          <table:table-cell table:formula="of:=MONTH([.B548])" office:value-type="float" office:value="4" calcext:value-type="float">
            <text:p>4</text:p>
          </table:table-cell>
          <table:table-cell table:formula="of:=[.D543]" office:value-type="float" office:value="1" calcext:value-type="float">
            <text:p>1</text:p>
          </table:table-cell>
          <table:table-cell table:number-columns-repeated="6"/>
          <table:table-cell table:formula="of:=[.G548]*INDIRECT(ADDRESS([.A548]+[.D548];2;1;;&quot;rates&quot;))-[.H548]*INDIRECT(ADDRESS([.A548]+[.D54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49];[.B548];[.B548]+1)" office:value-type="date" office:date-value="2024-04-19" calcext:value-type="date">
            <text:p>2024-04-19</text:p>
          </table:table-cell>
          <table:table-cell table:formula="of:=MONTH([.B549])" office:value-type="float" office:value="4" calcext:value-type="float">
            <text:p>4</text:p>
          </table:table-cell>
          <table:table-cell table:formula="of:=[.D544]" office:value-type="float" office:value="2" calcext:value-type="float">
            <text:p>2</text:p>
          </table:table-cell>
          <table:table-cell table:number-columns-repeated="6"/>
          <table:table-cell table:formula="of:=[.G549]*INDIRECT(ADDRESS([.A549]+[.D549];2;1;;&quot;rates&quot;))-[.H549]*INDIRECT(ADDRESS([.A549]+[.D54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50];[.B549];[.B549]+1)" office:value-type="date" office:date-value="2024-04-19" calcext:value-type="date">
            <text:p>2024-04-19</text:p>
          </table:table-cell>
          <table:table-cell table:formula="of:=MONTH([.B550])" office:value-type="float" office:value="4" calcext:value-type="float">
            <text:p>4</text:p>
          </table:table-cell>
          <table:table-cell table:formula="of:=[.D545]" office:value-type="float" office:value="3" calcext:value-type="float">
            <text:p>3</text:p>
          </table:table-cell>
          <table:table-cell table:number-columns-repeated="6"/>
          <table:table-cell table:formula="of:=[.G550]*INDIRECT(ADDRESS([.A550]+[.D550];2;1;;&quot;rates&quot;))-[.H550]*INDIRECT(ADDRESS([.A550]+[.D55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51];[.B550];[.B550]+1)" office:value-type="date" office:date-value="2024-04-19" calcext:value-type="date">
            <text:p>2024-04-19</text:p>
          </table:table-cell>
          <table:table-cell table:formula="of:=MONTH([.B551])" office:value-type="float" office:value="4" calcext:value-type="float">
            <text:p>4</text:p>
          </table:table-cell>
          <table:table-cell table:formula="of:=[.D546]" office:value-type="float" office:value="4" calcext:value-type="float">
            <text:p>4</text:p>
          </table:table-cell>
          <table:table-cell table:number-columns-repeated="6"/>
          <table:table-cell table:formula="of:=[.G551]*INDIRECT(ADDRESS([.A551]+[.D551];2;1;;&quot;rates&quot;))-[.H551]*INDIRECT(ADDRESS([.A551]+[.D55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52];[.B551];[.B551]+1)" office:value-type="date" office:date-value="2024-04-20" calcext:value-type="date">
            <text:p>2024-04-20</text:p>
          </table:table-cell>
          <table:table-cell table:formula="of:=MONTH([.B552])" office:value-type="float" office:value="4" calcext:value-type="float">
            <text:p>4</text:p>
          </table:table-cell>
          <table:table-cell table:formula="of:=[.D547]" office:value-type="float" office:value="0" calcext:value-type="float">
            <text:p>0</text:p>
          </table:table-cell>
          <table:table-cell table:number-columns-repeated="6"/>
          <table:table-cell table:formula="of:=[.G552]*INDIRECT(ADDRESS([.A552]+[.D552];2;1;;&quot;rates&quot;))-[.H552]*INDIRECT(ADDRESS([.A552]+[.D55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53];[.B552];[.B552]+1)" office:value-type="date" office:date-value="2024-04-20" calcext:value-type="date">
            <text:p>2024-04-20</text:p>
          </table:table-cell>
          <table:table-cell table:formula="of:=MONTH([.B553])" office:value-type="float" office:value="4" calcext:value-type="float">
            <text:p>4</text:p>
          </table:table-cell>
          <table:table-cell table:formula="of:=[.D548]" office:value-type="float" office:value="1" calcext:value-type="float">
            <text:p>1</text:p>
          </table:table-cell>
          <table:table-cell table:number-columns-repeated="6"/>
          <table:table-cell table:formula="of:=[.G553]*INDIRECT(ADDRESS([.A553]+[.D553];2;1;;&quot;rates&quot;))-[.H553]*INDIRECT(ADDRESS([.A553]+[.D55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54];[.B553];[.B553]+1)" office:value-type="date" office:date-value="2024-04-20" calcext:value-type="date">
            <text:p>2024-04-20</text:p>
          </table:table-cell>
          <table:table-cell table:formula="of:=MONTH([.B554])" office:value-type="float" office:value="4" calcext:value-type="float">
            <text:p>4</text:p>
          </table:table-cell>
          <table:table-cell table:formula="of:=[.D549]" office:value-type="float" office:value="2" calcext:value-type="float">
            <text:p>2</text:p>
          </table:table-cell>
          <table:table-cell table:number-columns-repeated="6"/>
          <table:table-cell table:formula="of:=[.G554]*INDIRECT(ADDRESS([.A554]+[.D554];2;1;;&quot;rates&quot;))-[.H554]*INDIRECT(ADDRESS([.A554]+[.D55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55];[.B554];[.B554]+1)" office:value-type="date" office:date-value="2024-04-20" calcext:value-type="date">
            <text:p>2024-04-20</text:p>
          </table:table-cell>
          <table:table-cell table:formula="of:=MONTH([.B555])" office:value-type="float" office:value="4" calcext:value-type="float">
            <text:p>4</text:p>
          </table:table-cell>
          <table:table-cell table:formula="of:=[.D550]" office:value-type="float" office:value="3" calcext:value-type="float">
            <text:p>3</text:p>
          </table:table-cell>
          <table:table-cell table:number-columns-repeated="6"/>
          <table:table-cell table:formula="of:=[.G555]*INDIRECT(ADDRESS([.A555]+[.D555];2;1;;&quot;rates&quot;))-[.H555]*INDIRECT(ADDRESS([.A555]+[.D55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56];[.B555];[.B555]+1)" office:value-type="date" office:date-value="2024-04-20" calcext:value-type="date">
            <text:p>2024-04-20</text:p>
          </table:table-cell>
          <table:table-cell table:formula="of:=MONTH([.B556])" office:value-type="float" office:value="4" calcext:value-type="float">
            <text:p>4</text:p>
          </table:table-cell>
          <table:table-cell table:formula="of:=[.D551]" office:value-type="float" office:value="4" calcext:value-type="float">
            <text:p>4</text:p>
          </table:table-cell>
          <table:table-cell table:number-columns-repeated="6"/>
          <table:table-cell table:formula="of:=[.G556]*INDIRECT(ADDRESS([.A556]+[.D556];2;1;;&quot;rates&quot;))-[.H556]*INDIRECT(ADDRESS([.A556]+[.D55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57];[.B556];[.B556]+1)" office:value-type="date" office:date-value="2024-04-21" calcext:value-type="date">
            <text:p>2024-04-21</text:p>
          </table:table-cell>
          <table:table-cell table:formula="of:=MONTH([.B557])" office:value-type="float" office:value="4" calcext:value-type="float">
            <text:p>4</text:p>
          </table:table-cell>
          <table:table-cell table:formula="of:=[.D552]" office:value-type="float" office:value="0" calcext:value-type="float">
            <text:p>0</text:p>
          </table:table-cell>
          <table:table-cell table:number-columns-repeated="6"/>
          <table:table-cell table:formula="of:=[.G557]*INDIRECT(ADDRESS([.A557]+[.D557];2;1;;&quot;rates&quot;))-[.H557]*INDIRECT(ADDRESS([.A557]+[.D55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58];[.B557];[.B557]+1)" office:value-type="date" office:date-value="2024-04-21" calcext:value-type="date">
            <text:p>2024-04-21</text:p>
          </table:table-cell>
          <table:table-cell table:formula="of:=MONTH([.B558])" office:value-type="float" office:value="4" calcext:value-type="float">
            <text:p>4</text:p>
          </table:table-cell>
          <table:table-cell table:formula="of:=[.D553]" office:value-type="float" office:value="1" calcext:value-type="float">
            <text:p>1</text:p>
          </table:table-cell>
          <table:table-cell table:number-columns-repeated="6"/>
          <table:table-cell table:formula="of:=[.G558]*INDIRECT(ADDRESS([.A558]+[.D558];2;1;;&quot;rates&quot;))-[.H558]*INDIRECT(ADDRESS([.A558]+[.D55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59];[.B558];[.B558]+1)" office:value-type="date" office:date-value="2024-04-21" calcext:value-type="date">
            <text:p>2024-04-21</text:p>
          </table:table-cell>
          <table:table-cell table:formula="of:=MONTH([.B559])" office:value-type="float" office:value="4" calcext:value-type="float">
            <text:p>4</text:p>
          </table:table-cell>
          <table:table-cell table:formula="of:=[.D554]" office:value-type="float" office:value="2" calcext:value-type="float">
            <text:p>2</text:p>
          </table:table-cell>
          <table:table-cell table:number-columns-repeated="6"/>
          <table:table-cell table:formula="of:=[.G559]*INDIRECT(ADDRESS([.A559]+[.D559];2;1;;&quot;rates&quot;))-[.H559]*INDIRECT(ADDRESS([.A559]+[.D55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60];[.B559];[.B559]+1)" office:value-type="date" office:date-value="2024-04-21" calcext:value-type="date">
            <text:p>2024-04-21</text:p>
          </table:table-cell>
          <table:table-cell table:formula="of:=MONTH([.B560])" office:value-type="float" office:value="4" calcext:value-type="float">
            <text:p>4</text:p>
          </table:table-cell>
          <table:table-cell table:formula="of:=[.D555]" office:value-type="float" office:value="3" calcext:value-type="float">
            <text:p>3</text:p>
          </table:table-cell>
          <table:table-cell table:number-columns-repeated="6"/>
          <table:table-cell table:formula="of:=[.G560]*INDIRECT(ADDRESS([.A560]+[.D560];2;1;;&quot;rates&quot;))-[.H560]*INDIRECT(ADDRESS([.A560]+[.D56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61];[.B560];[.B560]+1)" office:value-type="date" office:date-value="2024-04-21" calcext:value-type="date">
            <text:p>2024-04-21</text:p>
          </table:table-cell>
          <table:table-cell table:formula="of:=MONTH([.B561])" office:value-type="float" office:value="4" calcext:value-type="float">
            <text:p>4</text:p>
          </table:table-cell>
          <table:table-cell table:formula="of:=[.D556]" office:value-type="float" office:value="4" calcext:value-type="float">
            <text:p>4</text:p>
          </table:table-cell>
          <table:table-cell table:number-columns-repeated="6"/>
          <table:table-cell table:formula="of:=[.G561]*INDIRECT(ADDRESS([.A561]+[.D561];2;1;;&quot;rates&quot;))-[.H561]*INDIRECT(ADDRESS([.A561]+[.D56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62];[.B561];[.B561]+1)" office:value-type="date" office:date-value="2024-04-22" calcext:value-type="date">
            <text:p>2024-04-22</text:p>
          </table:table-cell>
          <table:table-cell table:formula="of:=MONTH([.B562])" office:value-type="float" office:value="4" calcext:value-type="float">
            <text:p>4</text:p>
          </table:table-cell>
          <table:table-cell table:formula="of:=[.D557]" office:value-type="float" office:value="0" calcext:value-type="float">
            <text:p>0</text:p>
          </table:table-cell>
          <table:table-cell table:number-columns-repeated="6"/>
          <table:table-cell table:formula="of:=[.G562]*INDIRECT(ADDRESS([.A562]+[.D562];2;1;;&quot;rates&quot;))-[.H562]*INDIRECT(ADDRESS([.A562]+[.D56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63];[.B562];[.B562]+1)" office:value-type="date" office:date-value="2024-04-22" calcext:value-type="date">
            <text:p>2024-04-22</text:p>
          </table:table-cell>
          <table:table-cell table:formula="of:=MONTH([.B563])" office:value-type="float" office:value="4" calcext:value-type="float">
            <text:p>4</text:p>
          </table:table-cell>
          <table:table-cell table:formula="of:=[.D558]" office:value-type="float" office:value="1" calcext:value-type="float">
            <text:p>1</text:p>
          </table:table-cell>
          <table:table-cell table:number-columns-repeated="6"/>
          <table:table-cell table:formula="of:=[.G563]*INDIRECT(ADDRESS([.A563]+[.D563];2;1;;&quot;rates&quot;))-[.H563]*INDIRECT(ADDRESS([.A563]+[.D56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64];[.B563];[.B563]+1)" office:value-type="date" office:date-value="2024-04-22" calcext:value-type="date">
            <text:p>2024-04-22</text:p>
          </table:table-cell>
          <table:table-cell table:formula="of:=MONTH([.B564])" office:value-type="float" office:value="4" calcext:value-type="float">
            <text:p>4</text:p>
          </table:table-cell>
          <table:table-cell table:formula="of:=[.D559]" office:value-type="float" office:value="2" calcext:value-type="float">
            <text:p>2</text:p>
          </table:table-cell>
          <table:table-cell table:number-columns-repeated="6"/>
          <table:table-cell table:formula="of:=[.G564]*INDIRECT(ADDRESS([.A564]+[.D564];2;1;;&quot;rates&quot;))-[.H564]*INDIRECT(ADDRESS([.A564]+[.D56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65];[.B564];[.B564]+1)" office:value-type="date" office:date-value="2024-04-22" calcext:value-type="date">
            <text:p>2024-04-22</text:p>
          </table:table-cell>
          <table:table-cell table:formula="of:=MONTH([.B565])" office:value-type="float" office:value="4" calcext:value-type="float">
            <text:p>4</text:p>
          </table:table-cell>
          <table:table-cell table:formula="of:=[.D560]" office:value-type="float" office:value="3" calcext:value-type="float">
            <text:p>3</text:p>
          </table:table-cell>
          <table:table-cell table:number-columns-repeated="6"/>
          <table:table-cell table:formula="of:=[.G565]*INDIRECT(ADDRESS([.A565]+[.D565];2;1;;&quot;rates&quot;))-[.H565]*INDIRECT(ADDRESS([.A565]+[.D56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66];[.B565];[.B565]+1)" office:value-type="date" office:date-value="2024-04-22" calcext:value-type="date">
            <text:p>2024-04-22</text:p>
          </table:table-cell>
          <table:table-cell table:formula="of:=MONTH([.B566])" office:value-type="float" office:value="4" calcext:value-type="float">
            <text:p>4</text:p>
          </table:table-cell>
          <table:table-cell table:formula="of:=[.D561]" office:value-type="float" office:value="4" calcext:value-type="float">
            <text:p>4</text:p>
          </table:table-cell>
          <table:table-cell table:number-columns-repeated="6"/>
          <table:table-cell table:formula="of:=[.G566]*INDIRECT(ADDRESS([.A566]+[.D566];2;1;;&quot;rates&quot;))-[.H566]*INDIRECT(ADDRESS([.A566]+[.D56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67];[.B566];[.B566]+1)" office:value-type="date" office:date-value="2024-04-23" calcext:value-type="date">
            <text:p>2024-04-23</text:p>
          </table:table-cell>
          <table:table-cell table:formula="of:=MONTH([.B567])" office:value-type="float" office:value="4" calcext:value-type="float">
            <text:p>4</text:p>
          </table:table-cell>
          <table:table-cell table:formula="of:=[.D562]" office:value-type="float" office:value="0" calcext:value-type="float">
            <text:p>0</text:p>
          </table:table-cell>
          <table:table-cell table:number-columns-repeated="6"/>
          <table:table-cell table:formula="of:=[.G567]*INDIRECT(ADDRESS([.A567]+[.D567];2;1;;&quot;rates&quot;))-[.H567]*INDIRECT(ADDRESS([.A567]+[.D56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68];[.B567];[.B567]+1)" office:value-type="date" office:date-value="2024-04-23" calcext:value-type="date">
            <text:p>2024-04-23</text:p>
          </table:table-cell>
          <table:table-cell table:formula="of:=MONTH([.B568])" office:value-type="float" office:value="4" calcext:value-type="float">
            <text:p>4</text:p>
          </table:table-cell>
          <table:table-cell table:formula="of:=[.D563]" office:value-type="float" office:value="1" calcext:value-type="float">
            <text:p>1</text:p>
          </table:table-cell>
          <table:table-cell table:number-columns-repeated="6"/>
          <table:table-cell table:formula="of:=[.G568]*INDIRECT(ADDRESS([.A568]+[.D568];2;1;;&quot;rates&quot;))-[.H568]*INDIRECT(ADDRESS([.A568]+[.D56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69];[.B568];[.B568]+1)" office:value-type="date" office:date-value="2024-04-23" calcext:value-type="date">
            <text:p>2024-04-23</text:p>
          </table:table-cell>
          <table:table-cell table:formula="of:=MONTH([.B569])" office:value-type="float" office:value="4" calcext:value-type="float">
            <text:p>4</text:p>
          </table:table-cell>
          <table:table-cell table:formula="of:=[.D564]" office:value-type="float" office:value="2" calcext:value-type="float">
            <text:p>2</text:p>
          </table:table-cell>
          <table:table-cell table:number-columns-repeated="6"/>
          <table:table-cell table:formula="of:=[.G569]*INDIRECT(ADDRESS([.A569]+[.D569];2;1;;&quot;rates&quot;))-[.H569]*INDIRECT(ADDRESS([.A569]+[.D56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70];[.B569];[.B569]+1)" office:value-type="date" office:date-value="2024-04-23" calcext:value-type="date">
            <text:p>2024-04-23</text:p>
          </table:table-cell>
          <table:table-cell table:formula="of:=MONTH([.B570])" office:value-type="float" office:value="4" calcext:value-type="float">
            <text:p>4</text:p>
          </table:table-cell>
          <table:table-cell table:formula="of:=[.D565]" office:value-type="float" office:value="3" calcext:value-type="float">
            <text:p>3</text:p>
          </table:table-cell>
          <table:table-cell table:number-columns-repeated="6"/>
          <table:table-cell table:formula="of:=[.G570]*INDIRECT(ADDRESS([.A570]+[.D570];2;1;;&quot;rates&quot;))-[.H570]*INDIRECT(ADDRESS([.A570]+[.D57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71];[.B570];[.B570]+1)" office:value-type="date" office:date-value="2024-04-23" calcext:value-type="date">
            <text:p>2024-04-23</text:p>
          </table:table-cell>
          <table:table-cell table:formula="of:=MONTH([.B571])" office:value-type="float" office:value="4" calcext:value-type="float">
            <text:p>4</text:p>
          </table:table-cell>
          <table:table-cell table:formula="of:=[.D566]" office:value-type="float" office:value="4" calcext:value-type="float">
            <text:p>4</text:p>
          </table:table-cell>
          <table:table-cell table:number-columns-repeated="6"/>
          <table:table-cell table:formula="of:=[.G571]*INDIRECT(ADDRESS([.A571]+[.D571];2;1;;&quot;rates&quot;))-[.H571]*INDIRECT(ADDRESS([.A571]+[.D57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72];[.B571];[.B571]+1)" office:value-type="date" office:date-value="2024-04-24" calcext:value-type="date">
            <text:p>2024-04-24</text:p>
          </table:table-cell>
          <table:table-cell table:formula="of:=MONTH([.B572])" office:value-type="float" office:value="4" calcext:value-type="float">
            <text:p>4</text:p>
          </table:table-cell>
          <table:table-cell table:formula="of:=[.D567]" office:value-type="float" office:value="0" calcext:value-type="float">
            <text:p>0</text:p>
          </table:table-cell>
          <table:table-cell table:number-columns-repeated="6"/>
          <table:table-cell table:formula="of:=[.G572]*INDIRECT(ADDRESS([.A572]+[.D572];2;1;;&quot;rates&quot;))-[.H572]*INDIRECT(ADDRESS([.A572]+[.D57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73];[.B572];[.B572]+1)" office:value-type="date" office:date-value="2024-04-24" calcext:value-type="date">
            <text:p>2024-04-24</text:p>
          </table:table-cell>
          <table:table-cell table:formula="of:=MONTH([.B573])" office:value-type="float" office:value="4" calcext:value-type="float">
            <text:p>4</text:p>
          </table:table-cell>
          <table:table-cell table:formula="of:=[.D568]" office:value-type="float" office:value="1" calcext:value-type="float">
            <text:p>1</text:p>
          </table:table-cell>
          <table:table-cell table:number-columns-repeated="6"/>
          <table:table-cell table:formula="of:=[.G573]*INDIRECT(ADDRESS([.A573]+[.D573];2;1;;&quot;rates&quot;))-[.H573]*INDIRECT(ADDRESS([.A573]+[.D57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74];[.B573];[.B573]+1)" office:value-type="date" office:date-value="2024-04-24" calcext:value-type="date">
            <text:p>2024-04-24</text:p>
          </table:table-cell>
          <table:table-cell table:formula="of:=MONTH([.B574])" office:value-type="float" office:value="4" calcext:value-type="float">
            <text:p>4</text:p>
          </table:table-cell>
          <table:table-cell table:formula="of:=[.D569]" office:value-type="float" office:value="2" calcext:value-type="float">
            <text:p>2</text:p>
          </table:table-cell>
          <table:table-cell table:number-columns-repeated="6"/>
          <table:table-cell table:formula="of:=[.G574]*INDIRECT(ADDRESS([.A574]+[.D574];2;1;;&quot;rates&quot;))-[.H574]*INDIRECT(ADDRESS([.A574]+[.D57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75];[.B574];[.B574]+1)" office:value-type="date" office:date-value="2024-04-24" calcext:value-type="date">
            <text:p>2024-04-24</text:p>
          </table:table-cell>
          <table:table-cell table:formula="of:=MONTH([.B575])" office:value-type="float" office:value="4" calcext:value-type="float">
            <text:p>4</text:p>
          </table:table-cell>
          <table:table-cell table:formula="of:=[.D570]" office:value-type="float" office:value="3" calcext:value-type="float">
            <text:p>3</text:p>
          </table:table-cell>
          <table:table-cell table:number-columns-repeated="6"/>
          <table:table-cell table:formula="of:=[.G575]*INDIRECT(ADDRESS([.A575]+[.D575];2;1;;&quot;rates&quot;))-[.H575]*INDIRECT(ADDRESS([.A575]+[.D57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76];[.B575];[.B575]+1)" office:value-type="date" office:date-value="2024-04-24" calcext:value-type="date">
            <text:p>2024-04-24</text:p>
          </table:table-cell>
          <table:table-cell table:formula="of:=MONTH([.B576])" office:value-type="float" office:value="4" calcext:value-type="float">
            <text:p>4</text:p>
          </table:table-cell>
          <table:table-cell table:formula="of:=[.D571]" office:value-type="float" office:value="4" calcext:value-type="float">
            <text:p>4</text:p>
          </table:table-cell>
          <table:table-cell table:number-columns-repeated="6"/>
          <table:table-cell table:formula="of:=[.G576]*INDIRECT(ADDRESS([.A576]+[.D576];2;1;;&quot;rates&quot;))-[.H576]*INDIRECT(ADDRESS([.A576]+[.D57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77];[.B576];[.B576]+1)" office:value-type="date" office:date-value="2024-04-25" calcext:value-type="date">
            <text:p>2024-04-25</text:p>
          </table:table-cell>
          <table:table-cell table:formula="of:=MONTH([.B577])" office:value-type="float" office:value="4" calcext:value-type="float">
            <text:p>4</text:p>
          </table:table-cell>
          <table:table-cell table:formula="of:=[.D572]" office:value-type="float" office:value="0" calcext:value-type="float">
            <text:p>0</text:p>
          </table:table-cell>
          <table:table-cell table:number-columns-repeated="6"/>
          <table:table-cell table:formula="of:=[.G577]*INDIRECT(ADDRESS([.A577]+[.D577];2;1;;&quot;rates&quot;))-[.H577]*INDIRECT(ADDRESS([.A577]+[.D57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78];[.B577];[.B577]+1)" office:value-type="date" office:date-value="2024-04-25" calcext:value-type="date">
            <text:p>2024-04-25</text:p>
          </table:table-cell>
          <table:table-cell table:formula="of:=MONTH([.B578])" office:value-type="float" office:value="4" calcext:value-type="float">
            <text:p>4</text:p>
          </table:table-cell>
          <table:table-cell table:formula="of:=[.D573]" office:value-type="float" office:value="1" calcext:value-type="float">
            <text:p>1</text:p>
          </table:table-cell>
          <table:table-cell table:number-columns-repeated="6"/>
          <table:table-cell table:formula="of:=[.G578]*INDIRECT(ADDRESS([.A578]+[.D578];2;1;;&quot;rates&quot;))-[.H578]*INDIRECT(ADDRESS([.A578]+[.D57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79];[.B578];[.B578]+1)" office:value-type="date" office:date-value="2024-04-25" calcext:value-type="date">
            <text:p>2024-04-25</text:p>
          </table:table-cell>
          <table:table-cell table:formula="of:=MONTH([.B579])" office:value-type="float" office:value="4" calcext:value-type="float">
            <text:p>4</text:p>
          </table:table-cell>
          <table:table-cell table:formula="of:=[.D574]" office:value-type="float" office:value="2" calcext:value-type="float">
            <text:p>2</text:p>
          </table:table-cell>
          <table:table-cell table:number-columns-repeated="6"/>
          <table:table-cell table:formula="of:=[.G579]*INDIRECT(ADDRESS([.A579]+[.D579];2;1;;&quot;rates&quot;))-[.H579]*INDIRECT(ADDRESS([.A579]+[.D57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80];[.B579];[.B579]+1)" office:value-type="date" office:date-value="2024-04-25" calcext:value-type="date">
            <text:p>2024-04-25</text:p>
          </table:table-cell>
          <table:table-cell table:formula="of:=MONTH([.B580])" office:value-type="float" office:value="4" calcext:value-type="float">
            <text:p>4</text:p>
          </table:table-cell>
          <table:table-cell table:formula="of:=[.D575]" office:value-type="float" office:value="3" calcext:value-type="float">
            <text:p>3</text:p>
          </table:table-cell>
          <table:table-cell table:number-columns-repeated="6"/>
          <table:table-cell table:formula="of:=[.G580]*INDIRECT(ADDRESS([.A580]+[.D580];2;1;;&quot;rates&quot;))-[.H580]*INDIRECT(ADDRESS([.A580]+[.D58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81];[.B580];[.B580]+1)" office:value-type="date" office:date-value="2024-04-25" calcext:value-type="date">
            <text:p>2024-04-25</text:p>
          </table:table-cell>
          <table:table-cell table:formula="of:=MONTH([.B581])" office:value-type="float" office:value="4" calcext:value-type="float">
            <text:p>4</text:p>
          </table:table-cell>
          <table:table-cell table:formula="of:=[.D576]" office:value-type="float" office:value="4" calcext:value-type="float">
            <text:p>4</text:p>
          </table:table-cell>
          <table:table-cell table:number-columns-repeated="6"/>
          <table:table-cell table:formula="of:=[.G581]*INDIRECT(ADDRESS([.A581]+[.D581];2;1;;&quot;rates&quot;))-[.H581]*INDIRECT(ADDRESS([.A581]+[.D58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82];[.B581];[.B581]+1)" office:value-type="date" office:date-value="2024-04-26" calcext:value-type="date">
            <text:p>2024-04-26</text:p>
          </table:table-cell>
          <table:table-cell table:formula="of:=MONTH([.B582])" office:value-type="float" office:value="4" calcext:value-type="float">
            <text:p>4</text:p>
          </table:table-cell>
          <table:table-cell table:formula="of:=[.D577]" office:value-type="float" office:value="0" calcext:value-type="float">
            <text:p>0</text:p>
          </table:table-cell>
          <table:table-cell table:number-columns-repeated="6"/>
          <table:table-cell table:formula="of:=[.G582]*INDIRECT(ADDRESS([.A582]+[.D582];2;1;;&quot;rates&quot;))-[.H582]*INDIRECT(ADDRESS([.A582]+[.D58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83];[.B582];[.B582]+1)" office:value-type="date" office:date-value="2024-04-26" calcext:value-type="date">
            <text:p>2024-04-26</text:p>
          </table:table-cell>
          <table:table-cell table:formula="of:=MONTH([.B583])" office:value-type="float" office:value="4" calcext:value-type="float">
            <text:p>4</text:p>
          </table:table-cell>
          <table:table-cell table:formula="of:=[.D578]" office:value-type="float" office:value="1" calcext:value-type="float">
            <text:p>1</text:p>
          </table:table-cell>
          <table:table-cell table:number-columns-repeated="6"/>
          <table:table-cell table:formula="of:=[.G583]*INDIRECT(ADDRESS([.A583]+[.D583];2;1;;&quot;rates&quot;))-[.H583]*INDIRECT(ADDRESS([.A583]+[.D58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84];[.B583];[.B583]+1)" office:value-type="date" office:date-value="2024-04-26" calcext:value-type="date">
            <text:p>2024-04-26</text:p>
          </table:table-cell>
          <table:table-cell table:formula="of:=MONTH([.B584])" office:value-type="float" office:value="4" calcext:value-type="float">
            <text:p>4</text:p>
          </table:table-cell>
          <table:table-cell table:formula="of:=[.D579]" office:value-type="float" office:value="2" calcext:value-type="float">
            <text:p>2</text:p>
          </table:table-cell>
          <table:table-cell table:number-columns-repeated="6"/>
          <table:table-cell table:formula="of:=[.G584]*INDIRECT(ADDRESS([.A584]+[.D584];2;1;;&quot;rates&quot;))-[.H584]*INDIRECT(ADDRESS([.A584]+[.D58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85];[.B584];[.B584]+1)" office:value-type="date" office:date-value="2024-04-26" calcext:value-type="date">
            <text:p>2024-04-26</text:p>
          </table:table-cell>
          <table:table-cell table:formula="of:=MONTH([.B585])" office:value-type="float" office:value="4" calcext:value-type="float">
            <text:p>4</text:p>
          </table:table-cell>
          <table:table-cell table:formula="of:=[.D580]" office:value-type="float" office:value="3" calcext:value-type="float">
            <text:p>3</text:p>
          </table:table-cell>
          <table:table-cell table:number-columns-repeated="6"/>
          <table:table-cell table:formula="of:=[.G585]*INDIRECT(ADDRESS([.A585]+[.D585];2;1;;&quot;rates&quot;))-[.H585]*INDIRECT(ADDRESS([.A585]+[.D58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86];[.B585];[.B585]+1)" office:value-type="date" office:date-value="2024-04-26" calcext:value-type="date">
            <text:p>2024-04-26</text:p>
          </table:table-cell>
          <table:table-cell table:formula="of:=MONTH([.B586])" office:value-type="float" office:value="4" calcext:value-type="float">
            <text:p>4</text:p>
          </table:table-cell>
          <table:table-cell table:formula="of:=[.D581]" office:value-type="float" office:value="4" calcext:value-type="float">
            <text:p>4</text:p>
          </table:table-cell>
          <table:table-cell table:number-columns-repeated="6"/>
          <table:table-cell table:formula="of:=[.G586]*INDIRECT(ADDRESS([.A586]+[.D586];2;1;;&quot;rates&quot;))-[.H586]*INDIRECT(ADDRESS([.A586]+[.D58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87];[.B586];[.B586]+1)" office:value-type="date" office:date-value="2024-04-27" calcext:value-type="date">
            <text:p>2024-04-27</text:p>
          </table:table-cell>
          <table:table-cell table:formula="of:=MONTH([.B587])" office:value-type="float" office:value="4" calcext:value-type="float">
            <text:p>4</text:p>
          </table:table-cell>
          <table:table-cell table:formula="of:=[.D582]" office:value-type="float" office:value="0" calcext:value-type="float">
            <text:p>0</text:p>
          </table:table-cell>
          <table:table-cell table:number-columns-repeated="6"/>
          <table:table-cell table:formula="of:=[.G587]*INDIRECT(ADDRESS([.A587]+[.D587];2;1;;&quot;rates&quot;))-[.H587]*INDIRECT(ADDRESS([.A587]+[.D58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88];[.B587];[.B587]+1)" office:value-type="date" office:date-value="2024-04-27" calcext:value-type="date">
            <text:p>2024-04-27</text:p>
          </table:table-cell>
          <table:table-cell table:formula="of:=MONTH([.B588])" office:value-type="float" office:value="4" calcext:value-type="float">
            <text:p>4</text:p>
          </table:table-cell>
          <table:table-cell table:formula="of:=[.D583]" office:value-type="float" office:value="1" calcext:value-type="float">
            <text:p>1</text:p>
          </table:table-cell>
          <table:table-cell table:number-columns-repeated="6"/>
          <table:table-cell table:formula="of:=[.G588]*INDIRECT(ADDRESS([.A588]+[.D588];2;1;;&quot;rates&quot;))-[.H588]*INDIRECT(ADDRESS([.A588]+[.D58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89];[.B588];[.B588]+1)" office:value-type="date" office:date-value="2024-04-27" calcext:value-type="date">
            <text:p>2024-04-27</text:p>
          </table:table-cell>
          <table:table-cell table:formula="of:=MONTH([.B589])" office:value-type="float" office:value="4" calcext:value-type="float">
            <text:p>4</text:p>
          </table:table-cell>
          <table:table-cell table:formula="of:=[.D584]" office:value-type="float" office:value="2" calcext:value-type="float">
            <text:p>2</text:p>
          </table:table-cell>
          <table:table-cell table:number-columns-repeated="6"/>
          <table:table-cell table:formula="of:=[.G589]*INDIRECT(ADDRESS([.A589]+[.D589];2;1;;&quot;rates&quot;))-[.H589]*INDIRECT(ADDRESS([.A589]+[.D58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90];[.B589];[.B589]+1)" office:value-type="date" office:date-value="2024-04-27" calcext:value-type="date">
            <text:p>2024-04-27</text:p>
          </table:table-cell>
          <table:table-cell table:formula="of:=MONTH([.B590])" office:value-type="float" office:value="4" calcext:value-type="float">
            <text:p>4</text:p>
          </table:table-cell>
          <table:table-cell table:formula="of:=[.D585]" office:value-type="float" office:value="3" calcext:value-type="float">
            <text:p>3</text:p>
          </table:table-cell>
          <table:table-cell table:number-columns-repeated="6"/>
          <table:table-cell table:formula="of:=[.G590]*INDIRECT(ADDRESS([.A590]+[.D590];2;1;;&quot;rates&quot;))-[.H590]*INDIRECT(ADDRESS([.A590]+[.D59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91];[.B590];[.B590]+1)" office:value-type="date" office:date-value="2024-04-27" calcext:value-type="date">
            <text:p>2024-04-27</text:p>
          </table:table-cell>
          <table:table-cell table:formula="of:=MONTH([.B591])" office:value-type="float" office:value="4" calcext:value-type="float">
            <text:p>4</text:p>
          </table:table-cell>
          <table:table-cell table:formula="of:=[.D586]" office:value-type="float" office:value="4" calcext:value-type="float">
            <text:p>4</text:p>
          </table:table-cell>
          <table:table-cell table:number-columns-repeated="6"/>
          <table:table-cell table:formula="of:=[.G591]*INDIRECT(ADDRESS([.A591]+[.D591];2;1;;&quot;rates&quot;))-[.H591]*INDIRECT(ADDRESS([.A591]+[.D59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92];[.B591];[.B591]+1)" office:value-type="date" office:date-value="2024-04-28" calcext:value-type="date">
            <text:p>2024-04-28</text:p>
          </table:table-cell>
          <table:table-cell table:formula="of:=MONTH([.B592])" office:value-type="float" office:value="4" calcext:value-type="float">
            <text:p>4</text:p>
          </table:table-cell>
          <table:table-cell table:formula="of:=[.D587]" office:value-type="float" office:value="0" calcext:value-type="float">
            <text:p>0</text:p>
          </table:table-cell>
          <table:table-cell table:number-columns-repeated="6"/>
          <table:table-cell table:formula="of:=[.G592]*INDIRECT(ADDRESS([.A592]+[.D592];2;1;;&quot;rates&quot;))-[.H592]*INDIRECT(ADDRESS([.A592]+[.D59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93];[.B592];[.B592]+1)" office:value-type="date" office:date-value="2024-04-28" calcext:value-type="date">
            <text:p>2024-04-28</text:p>
          </table:table-cell>
          <table:table-cell table:formula="of:=MONTH([.B593])" office:value-type="float" office:value="4" calcext:value-type="float">
            <text:p>4</text:p>
          </table:table-cell>
          <table:table-cell table:formula="of:=[.D588]" office:value-type="float" office:value="1" calcext:value-type="float">
            <text:p>1</text:p>
          </table:table-cell>
          <table:table-cell table:number-columns-repeated="6"/>
          <table:table-cell table:formula="of:=[.G593]*INDIRECT(ADDRESS([.A593]+[.D593];2;1;;&quot;rates&quot;))-[.H593]*INDIRECT(ADDRESS([.A593]+[.D59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94];[.B593];[.B593]+1)" office:value-type="date" office:date-value="2024-04-28" calcext:value-type="date">
            <text:p>2024-04-28</text:p>
          </table:table-cell>
          <table:table-cell table:formula="of:=MONTH([.B594])" office:value-type="float" office:value="4" calcext:value-type="float">
            <text:p>4</text:p>
          </table:table-cell>
          <table:table-cell table:formula="of:=[.D589]" office:value-type="float" office:value="2" calcext:value-type="float">
            <text:p>2</text:p>
          </table:table-cell>
          <table:table-cell table:number-columns-repeated="6"/>
          <table:table-cell table:formula="of:=[.G594]*INDIRECT(ADDRESS([.A594]+[.D594];2;1;;&quot;rates&quot;))-[.H594]*INDIRECT(ADDRESS([.A594]+[.D59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95];[.B594];[.B594]+1)" office:value-type="date" office:date-value="2024-04-28" calcext:value-type="date">
            <text:p>2024-04-28</text:p>
          </table:table-cell>
          <table:table-cell table:formula="of:=MONTH([.B595])" office:value-type="float" office:value="4" calcext:value-type="float">
            <text:p>4</text:p>
          </table:table-cell>
          <table:table-cell table:formula="of:=[.D590]" office:value-type="float" office:value="3" calcext:value-type="float">
            <text:p>3</text:p>
          </table:table-cell>
          <table:table-cell table:number-columns-repeated="6"/>
          <table:table-cell table:formula="of:=[.G595]*INDIRECT(ADDRESS([.A595]+[.D595];2;1;;&quot;rates&quot;))-[.H595]*INDIRECT(ADDRESS([.A595]+[.D59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96];[.B595];[.B595]+1)" office:value-type="date" office:date-value="2024-04-28" calcext:value-type="date">
            <text:p>2024-04-28</text:p>
          </table:table-cell>
          <table:table-cell table:formula="of:=MONTH([.B596])" office:value-type="float" office:value="4" calcext:value-type="float">
            <text:p>4</text:p>
          </table:table-cell>
          <table:table-cell table:formula="of:=[.D591]" office:value-type="float" office:value="4" calcext:value-type="float">
            <text:p>4</text:p>
          </table:table-cell>
          <table:table-cell table:number-columns-repeated="6"/>
          <table:table-cell table:formula="of:=[.G596]*INDIRECT(ADDRESS([.A596]+[.D596];2;1;;&quot;rates&quot;))-[.H596]*INDIRECT(ADDRESS([.A596]+[.D59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97];[.B596];[.B596]+1)" office:value-type="date" office:date-value="2024-04-29" calcext:value-type="date">
            <text:p>2024-04-29</text:p>
          </table:table-cell>
          <table:table-cell table:formula="of:=MONTH([.B597])" office:value-type="float" office:value="4" calcext:value-type="float">
            <text:p>4</text:p>
          </table:table-cell>
          <table:table-cell table:formula="of:=[.D592]" office:value-type="float" office:value="0" calcext:value-type="float">
            <text:p>0</text:p>
          </table:table-cell>
          <table:table-cell table:number-columns-repeated="6"/>
          <table:table-cell table:formula="of:=[.G597]*INDIRECT(ADDRESS([.A597]+[.D597];2;1;;&quot;rates&quot;))-[.H597]*INDIRECT(ADDRESS([.A597]+[.D59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98];[.B597];[.B597]+1)" office:value-type="date" office:date-value="2024-04-29" calcext:value-type="date">
            <text:p>2024-04-29</text:p>
          </table:table-cell>
          <table:table-cell table:formula="of:=MONTH([.B598])" office:value-type="float" office:value="4" calcext:value-type="float">
            <text:p>4</text:p>
          </table:table-cell>
          <table:table-cell table:formula="of:=[.D593]" office:value-type="float" office:value="1" calcext:value-type="float">
            <text:p>1</text:p>
          </table:table-cell>
          <table:table-cell table:number-columns-repeated="6"/>
          <table:table-cell table:formula="of:=[.G598]*INDIRECT(ADDRESS([.A598]+[.D598];2;1;;&quot;rates&quot;))-[.H598]*INDIRECT(ADDRESS([.A598]+[.D59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599];[.B598];[.B598]+1)" office:value-type="date" office:date-value="2024-04-29" calcext:value-type="date">
            <text:p>2024-04-29</text:p>
          </table:table-cell>
          <table:table-cell table:formula="of:=MONTH([.B599])" office:value-type="float" office:value="4" calcext:value-type="float">
            <text:p>4</text:p>
          </table:table-cell>
          <table:table-cell table:formula="of:=[.D594]" office:value-type="float" office:value="2" calcext:value-type="float">
            <text:p>2</text:p>
          </table:table-cell>
          <table:table-cell table:number-columns-repeated="6"/>
          <table:table-cell table:formula="of:=[.G599]*INDIRECT(ADDRESS([.A599]+[.D599];2;1;;&quot;rates&quot;))-[.H599]*INDIRECT(ADDRESS([.A599]+[.D59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00];[.B599];[.B599]+1)" office:value-type="date" office:date-value="2024-04-29" calcext:value-type="date">
            <text:p>2024-04-29</text:p>
          </table:table-cell>
          <table:table-cell table:formula="of:=MONTH([.B600])" office:value-type="float" office:value="4" calcext:value-type="float">
            <text:p>4</text:p>
          </table:table-cell>
          <table:table-cell table:formula="of:=[.D595]" office:value-type="float" office:value="3" calcext:value-type="float">
            <text:p>3</text:p>
          </table:table-cell>
          <table:table-cell table:number-columns-repeated="6"/>
          <table:table-cell table:formula="of:=[.G600]*INDIRECT(ADDRESS([.A600]+[.D600];2;1;;&quot;rates&quot;))-[.H600]*INDIRECT(ADDRESS([.A600]+[.D60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01];[.B600];[.B600]+1)" office:value-type="date" office:date-value="2024-04-29" calcext:value-type="date">
            <text:p>2024-04-29</text:p>
          </table:table-cell>
          <table:table-cell table:formula="of:=MONTH([.B601])" office:value-type="float" office:value="4" calcext:value-type="float">
            <text:p>4</text:p>
          </table:table-cell>
          <table:table-cell table:formula="of:=[.D596]" office:value-type="float" office:value="4" calcext:value-type="float">
            <text:p>4</text:p>
          </table:table-cell>
          <table:table-cell table:number-columns-repeated="6"/>
          <table:table-cell table:formula="of:=[.G601]*INDIRECT(ADDRESS([.A601]+[.D601];2;1;;&quot;rates&quot;))-[.H601]*INDIRECT(ADDRESS([.A601]+[.D60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02];[.B601];[.B601]+1)" office:value-type="date" office:date-value="2024-04-30" calcext:value-type="date">
            <text:p>2024-04-30</text:p>
          </table:table-cell>
          <table:table-cell table:formula="of:=MONTH([.B602])" office:value-type="float" office:value="4" calcext:value-type="float">
            <text:p>4</text:p>
          </table:table-cell>
          <table:table-cell table:formula="of:=[.D597]" office:value-type="float" office:value="0" calcext:value-type="float">
            <text:p>0</text:p>
          </table:table-cell>
          <table:table-cell table:number-columns-repeated="6"/>
          <table:table-cell table:formula="of:=[.G602]*INDIRECT(ADDRESS([.A602]+[.D602];2;1;;&quot;rates&quot;))-[.H602]*INDIRECT(ADDRESS([.A602]+[.D60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03];[.B602];[.B602]+1)" office:value-type="date" office:date-value="2024-04-30" calcext:value-type="date">
            <text:p>2024-04-30</text:p>
          </table:table-cell>
          <table:table-cell table:formula="of:=MONTH([.B603])" office:value-type="float" office:value="4" calcext:value-type="float">
            <text:p>4</text:p>
          </table:table-cell>
          <table:table-cell table:formula="of:=[.D598]" office:value-type="float" office:value="1" calcext:value-type="float">
            <text:p>1</text:p>
          </table:table-cell>
          <table:table-cell table:number-columns-repeated="6"/>
          <table:table-cell table:formula="of:=[.G603]*INDIRECT(ADDRESS([.A603]+[.D603];2;1;;&quot;rates&quot;))-[.H603]*INDIRECT(ADDRESS([.A603]+[.D60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04];[.B603];[.B603]+1)" office:value-type="date" office:date-value="2024-04-30" calcext:value-type="date">
            <text:p>2024-04-30</text:p>
          </table:table-cell>
          <table:table-cell table:formula="of:=MONTH([.B604])" office:value-type="float" office:value="4" calcext:value-type="float">
            <text:p>4</text:p>
          </table:table-cell>
          <table:table-cell table:formula="of:=[.D599]" office:value-type="float" office:value="2" calcext:value-type="float">
            <text:p>2</text:p>
          </table:table-cell>
          <table:table-cell table:number-columns-repeated="6"/>
          <table:table-cell table:formula="of:=[.G604]*INDIRECT(ADDRESS([.A604]+[.D604];2;1;;&quot;rates&quot;))-[.H604]*INDIRECT(ADDRESS([.A604]+[.D60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05];[.B604];[.B604]+1)" office:value-type="date" office:date-value="2024-04-30" calcext:value-type="date">
            <text:p>2024-04-30</text:p>
          </table:table-cell>
          <table:table-cell table:formula="of:=MONTH([.B605])" office:value-type="float" office:value="4" calcext:value-type="float">
            <text:p>4</text:p>
          </table:table-cell>
          <table:table-cell table:formula="of:=[.D600]" office:value-type="float" office:value="3" calcext:value-type="float">
            <text:p>3</text:p>
          </table:table-cell>
          <table:table-cell table:number-columns-repeated="6"/>
          <table:table-cell table:formula="of:=[.G605]*INDIRECT(ADDRESS([.A605]+[.D605];2;1;;&quot;rates&quot;))-[.H605]*INDIRECT(ADDRESS([.A605]+[.D60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06];[.B605];[.B605]+1)" office:value-type="date" office:date-value="2024-04-30" calcext:value-type="date">
            <text:p>2024-04-30</text:p>
          </table:table-cell>
          <table:table-cell table:formula="of:=MONTH([.B606])" office:value-type="float" office:value="4" calcext:value-type="float">
            <text:p>4</text:p>
          </table:table-cell>
          <table:table-cell table:formula="of:=[.D601]" office:value-type="float" office:value="4" calcext:value-type="float">
            <text:p>4</text:p>
          </table:table-cell>
          <table:table-cell table:number-columns-repeated="6"/>
          <table:table-cell table:formula="of:=[.G606]*INDIRECT(ADDRESS([.A606]+[.D606];2;1;;&quot;rates&quot;))-[.H606]*INDIRECT(ADDRESS([.A606]+[.D60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07];[.B606];[.B606]+1)" office:value-type="date" office:date-value="2024-05-01" calcext:value-type="date">
            <text:p>2024-05-01</text:p>
          </table:table-cell>
          <table:table-cell table:formula="of:=MONTH([.B607])" office:value-type="float" office:value="5" calcext:value-type="float">
            <text:p>5</text:p>
          </table:table-cell>
          <table:table-cell table:formula="of:=[.D602]" office:value-type="float" office:value="0" calcext:value-type="float">
            <text:p>0</text:p>
          </table:table-cell>
          <table:table-cell table:number-columns-repeated="6"/>
          <table:table-cell table:formula="of:=[.G607]*INDIRECT(ADDRESS([.A607]+[.D607];2;1;;&quot;rates&quot;))-[.H607]*INDIRECT(ADDRESS([.A607]+[.D60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08];[.B607];[.B607]+1)" office:value-type="date" office:date-value="2024-05-01" calcext:value-type="date">
            <text:p>2024-05-01</text:p>
          </table:table-cell>
          <table:table-cell table:formula="of:=MONTH([.B608])" office:value-type="float" office:value="5" calcext:value-type="float">
            <text:p>5</text:p>
          </table:table-cell>
          <table:table-cell table:formula="of:=[.D603]" office:value-type="float" office:value="1" calcext:value-type="float">
            <text:p>1</text:p>
          </table:table-cell>
          <table:table-cell table:number-columns-repeated="6"/>
          <table:table-cell table:formula="of:=[.G608]*INDIRECT(ADDRESS([.A608]+[.D608];2;1;;&quot;rates&quot;))-[.H608]*INDIRECT(ADDRESS([.A608]+[.D60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09];[.B608];[.B608]+1)" office:value-type="date" office:date-value="2024-05-01" calcext:value-type="date">
            <text:p>2024-05-01</text:p>
          </table:table-cell>
          <table:table-cell table:formula="of:=MONTH([.B609])" office:value-type="float" office:value="5" calcext:value-type="float">
            <text:p>5</text:p>
          </table:table-cell>
          <table:table-cell table:formula="of:=[.D604]" office:value-type="float" office:value="2" calcext:value-type="float">
            <text:p>2</text:p>
          </table:table-cell>
          <table:table-cell table:number-columns-repeated="6"/>
          <table:table-cell table:formula="of:=[.G609]*INDIRECT(ADDRESS([.A609]+[.D609];2;1;;&quot;rates&quot;))-[.H609]*INDIRECT(ADDRESS([.A609]+[.D60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10];[.B609];[.B609]+1)" office:value-type="date" office:date-value="2024-05-01" calcext:value-type="date">
            <text:p>2024-05-01</text:p>
          </table:table-cell>
          <table:table-cell table:formula="of:=MONTH([.B610])" office:value-type="float" office:value="5" calcext:value-type="float">
            <text:p>5</text:p>
          </table:table-cell>
          <table:table-cell table:formula="of:=[.D605]" office:value-type="float" office:value="3" calcext:value-type="float">
            <text:p>3</text:p>
          </table:table-cell>
          <table:table-cell table:number-columns-repeated="6"/>
          <table:table-cell table:formula="of:=[.G610]*INDIRECT(ADDRESS([.A610]+[.D610];2;1;;&quot;rates&quot;))-[.H610]*INDIRECT(ADDRESS([.A610]+[.D61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11];[.B610];[.B610]+1)" office:value-type="date" office:date-value="2024-05-01" calcext:value-type="date">
            <text:p>2024-05-01</text:p>
          </table:table-cell>
          <table:table-cell table:formula="of:=MONTH([.B611])" office:value-type="float" office:value="5" calcext:value-type="float">
            <text:p>5</text:p>
          </table:table-cell>
          <table:table-cell table:formula="of:=[.D606]" office:value-type="float" office:value="4" calcext:value-type="float">
            <text:p>4</text:p>
          </table:table-cell>
          <table:table-cell table:number-columns-repeated="6"/>
          <table:table-cell table:formula="of:=[.G611]*INDIRECT(ADDRESS([.A611]+[.D611];2;1;;&quot;rates&quot;))-[.H611]*INDIRECT(ADDRESS([.A611]+[.D61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12];[.B611];[.B611]+1)" office:value-type="date" office:date-value="2024-05-02" calcext:value-type="date">
            <text:p>2024-05-02</text:p>
          </table:table-cell>
          <table:table-cell table:formula="of:=MONTH([.B612])" office:value-type="float" office:value="5" calcext:value-type="float">
            <text:p>5</text:p>
          </table:table-cell>
          <table:table-cell table:formula="of:=[.D607]" office:value-type="float" office:value="0" calcext:value-type="float">
            <text:p>0</text:p>
          </table:table-cell>
          <table:table-cell table:number-columns-repeated="6"/>
          <table:table-cell table:formula="of:=[.G612]*INDIRECT(ADDRESS([.A612]+[.D612];2;1;;&quot;rates&quot;))-[.H612]*INDIRECT(ADDRESS([.A612]+[.D61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13];[.B612];[.B612]+1)" office:value-type="date" office:date-value="2024-05-02" calcext:value-type="date">
            <text:p>2024-05-02</text:p>
          </table:table-cell>
          <table:table-cell table:formula="of:=MONTH([.B613])" office:value-type="float" office:value="5" calcext:value-type="float">
            <text:p>5</text:p>
          </table:table-cell>
          <table:table-cell table:formula="of:=[.D608]" office:value-type="float" office:value="1" calcext:value-type="float">
            <text:p>1</text:p>
          </table:table-cell>
          <table:table-cell table:number-columns-repeated="6"/>
          <table:table-cell table:formula="of:=[.G613]*INDIRECT(ADDRESS([.A613]+[.D613];2;1;;&quot;rates&quot;))-[.H613]*INDIRECT(ADDRESS([.A613]+[.D61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14];[.B613];[.B613]+1)" office:value-type="date" office:date-value="2024-05-02" calcext:value-type="date">
            <text:p>2024-05-02</text:p>
          </table:table-cell>
          <table:table-cell table:formula="of:=MONTH([.B614])" office:value-type="float" office:value="5" calcext:value-type="float">
            <text:p>5</text:p>
          </table:table-cell>
          <table:table-cell table:formula="of:=[.D609]" office:value-type="float" office:value="2" calcext:value-type="float">
            <text:p>2</text:p>
          </table:table-cell>
          <table:table-cell table:number-columns-repeated="6"/>
          <table:table-cell table:formula="of:=[.G614]*INDIRECT(ADDRESS([.A614]+[.D614];2;1;;&quot;rates&quot;))-[.H614]*INDIRECT(ADDRESS([.A614]+[.D61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15];[.B614];[.B614]+1)" office:value-type="date" office:date-value="2024-05-02" calcext:value-type="date">
            <text:p>2024-05-02</text:p>
          </table:table-cell>
          <table:table-cell table:formula="of:=MONTH([.B615])" office:value-type="float" office:value="5" calcext:value-type="float">
            <text:p>5</text:p>
          </table:table-cell>
          <table:table-cell table:formula="of:=[.D610]" office:value-type="float" office:value="3" calcext:value-type="float">
            <text:p>3</text:p>
          </table:table-cell>
          <table:table-cell table:number-columns-repeated="6"/>
          <table:table-cell table:formula="of:=[.G615]*INDIRECT(ADDRESS([.A615]+[.D615];2;1;;&quot;rates&quot;))-[.H615]*INDIRECT(ADDRESS([.A615]+[.D61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16];[.B615];[.B615]+1)" office:value-type="date" office:date-value="2024-05-02" calcext:value-type="date">
            <text:p>2024-05-02</text:p>
          </table:table-cell>
          <table:table-cell table:formula="of:=MONTH([.B616])" office:value-type="float" office:value="5" calcext:value-type="float">
            <text:p>5</text:p>
          </table:table-cell>
          <table:table-cell table:formula="of:=[.D611]" office:value-type="float" office:value="4" calcext:value-type="float">
            <text:p>4</text:p>
          </table:table-cell>
          <table:table-cell table:number-columns-repeated="6"/>
          <table:table-cell table:formula="of:=[.G616]*INDIRECT(ADDRESS([.A616]+[.D616];2;1;;&quot;rates&quot;))-[.H616]*INDIRECT(ADDRESS([.A616]+[.D61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17];[.B616];[.B616]+1)" office:value-type="date" office:date-value="2024-05-03" calcext:value-type="date">
            <text:p>2024-05-03</text:p>
          </table:table-cell>
          <table:table-cell table:formula="of:=MONTH([.B617])" office:value-type="float" office:value="5" calcext:value-type="float">
            <text:p>5</text:p>
          </table:table-cell>
          <table:table-cell table:formula="of:=[.D612]" office:value-type="float" office:value="0" calcext:value-type="float">
            <text:p>0</text:p>
          </table:table-cell>
          <table:table-cell table:number-columns-repeated="6"/>
          <table:table-cell table:formula="of:=[.G617]*INDIRECT(ADDRESS([.A617]+[.D617];2;1;;&quot;rates&quot;))-[.H617]*INDIRECT(ADDRESS([.A617]+[.D61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18];[.B617];[.B617]+1)" office:value-type="date" office:date-value="2024-05-03" calcext:value-type="date">
            <text:p>2024-05-03</text:p>
          </table:table-cell>
          <table:table-cell table:formula="of:=MONTH([.B618])" office:value-type="float" office:value="5" calcext:value-type="float">
            <text:p>5</text:p>
          </table:table-cell>
          <table:table-cell table:formula="of:=[.D613]" office:value-type="float" office:value="1" calcext:value-type="float">
            <text:p>1</text:p>
          </table:table-cell>
          <table:table-cell table:number-columns-repeated="6"/>
          <table:table-cell table:formula="of:=[.G618]*INDIRECT(ADDRESS([.A618]+[.D618];2;1;;&quot;rates&quot;))-[.H618]*INDIRECT(ADDRESS([.A618]+[.D61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19];[.B618];[.B618]+1)" office:value-type="date" office:date-value="2024-05-03" calcext:value-type="date">
            <text:p>2024-05-03</text:p>
          </table:table-cell>
          <table:table-cell table:formula="of:=MONTH([.B619])" office:value-type="float" office:value="5" calcext:value-type="float">
            <text:p>5</text:p>
          </table:table-cell>
          <table:table-cell table:formula="of:=[.D614]" office:value-type="float" office:value="2" calcext:value-type="float">
            <text:p>2</text:p>
          </table:table-cell>
          <table:table-cell table:number-columns-repeated="6"/>
          <table:table-cell table:formula="of:=[.G619]*INDIRECT(ADDRESS([.A619]+[.D619];2;1;;&quot;rates&quot;))-[.H619]*INDIRECT(ADDRESS([.A619]+[.D61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20];[.B619];[.B619]+1)" office:value-type="date" office:date-value="2024-05-03" calcext:value-type="date">
            <text:p>2024-05-03</text:p>
          </table:table-cell>
          <table:table-cell table:formula="of:=MONTH([.B620])" office:value-type="float" office:value="5" calcext:value-type="float">
            <text:p>5</text:p>
          </table:table-cell>
          <table:table-cell table:formula="of:=[.D615]" office:value-type="float" office:value="3" calcext:value-type="float">
            <text:p>3</text:p>
          </table:table-cell>
          <table:table-cell table:number-columns-repeated="6"/>
          <table:table-cell table:formula="of:=[.G620]*INDIRECT(ADDRESS([.A620]+[.D620];2;1;;&quot;rates&quot;))-[.H620]*INDIRECT(ADDRESS([.A620]+[.D62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21];[.B620];[.B620]+1)" office:value-type="date" office:date-value="2024-05-03" calcext:value-type="date">
            <text:p>2024-05-03</text:p>
          </table:table-cell>
          <table:table-cell table:formula="of:=MONTH([.B621])" office:value-type="float" office:value="5" calcext:value-type="float">
            <text:p>5</text:p>
          </table:table-cell>
          <table:table-cell table:formula="of:=[.D616]" office:value-type="float" office:value="4" calcext:value-type="float">
            <text:p>4</text:p>
          </table:table-cell>
          <table:table-cell table:number-columns-repeated="6"/>
          <table:table-cell table:formula="of:=[.G621]*INDIRECT(ADDRESS([.A621]+[.D621];2;1;;&quot;rates&quot;))-[.H621]*INDIRECT(ADDRESS([.A621]+[.D62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22];[.B621];[.B621]+1)" office:value-type="date" office:date-value="2024-05-04" calcext:value-type="date">
            <text:p>2024-05-04</text:p>
          </table:table-cell>
          <table:table-cell table:formula="of:=MONTH([.B622])" office:value-type="float" office:value="5" calcext:value-type="float">
            <text:p>5</text:p>
          </table:table-cell>
          <table:table-cell table:formula="of:=[.D617]" office:value-type="float" office:value="0" calcext:value-type="float">
            <text:p>0</text:p>
          </table:table-cell>
          <table:table-cell table:number-columns-repeated="6"/>
          <table:table-cell table:formula="of:=[.G622]*INDIRECT(ADDRESS([.A622]+[.D622];2;1;;&quot;rates&quot;))-[.H622]*INDIRECT(ADDRESS([.A622]+[.D62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23];[.B622];[.B622]+1)" office:value-type="date" office:date-value="2024-05-04" calcext:value-type="date">
            <text:p>2024-05-04</text:p>
          </table:table-cell>
          <table:table-cell table:formula="of:=MONTH([.B623])" office:value-type="float" office:value="5" calcext:value-type="float">
            <text:p>5</text:p>
          </table:table-cell>
          <table:table-cell table:formula="of:=[.D618]" office:value-type="float" office:value="1" calcext:value-type="float">
            <text:p>1</text:p>
          </table:table-cell>
          <table:table-cell table:number-columns-repeated="6"/>
          <table:table-cell table:formula="of:=[.G623]*INDIRECT(ADDRESS([.A623]+[.D623];2;1;;&quot;rates&quot;))-[.H623]*INDIRECT(ADDRESS([.A623]+[.D62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24];[.B623];[.B623]+1)" office:value-type="date" office:date-value="2024-05-04" calcext:value-type="date">
            <text:p>2024-05-04</text:p>
          </table:table-cell>
          <table:table-cell table:formula="of:=MONTH([.B624])" office:value-type="float" office:value="5" calcext:value-type="float">
            <text:p>5</text:p>
          </table:table-cell>
          <table:table-cell table:formula="of:=[.D619]" office:value-type="float" office:value="2" calcext:value-type="float">
            <text:p>2</text:p>
          </table:table-cell>
          <table:table-cell table:number-columns-repeated="6"/>
          <table:table-cell table:formula="of:=[.G624]*INDIRECT(ADDRESS([.A624]+[.D624];2;1;;&quot;rates&quot;))-[.H624]*INDIRECT(ADDRESS([.A624]+[.D62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25];[.B624];[.B624]+1)" office:value-type="date" office:date-value="2024-05-04" calcext:value-type="date">
            <text:p>2024-05-04</text:p>
          </table:table-cell>
          <table:table-cell table:formula="of:=MONTH([.B625])" office:value-type="float" office:value="5" calcext:value-type="float">
            <text:p>5</text:p>
          </table:table-cell>
          <table:table-cell table:formula="of:=[.D620]" office:value-type="float" office:value="3" calcext:value-type="float">
            <text:p>3</text:p>
          </table:table-cell>
          <table:table-cell table:number-columns-repeated="6"/>
          <table:table-cell table:formula="of:=[.G625]*INDIRECT(ADDRESS([.A625]+[.D625];2;1;;&quot;rates&quot;))-[.H625]*INDIRECT(ADDRESS([.A625]+[.D62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26];[.B625];[.B625]+1)" office:value-type="date" office:date-value="2024-05-04" calcext:value-type="date">
            <text:p>2024-05-04</text:p>
          </table:table-cell>
          <table:table-cell table:formula="of:=MONTH([.B626])" office:value-type="float" office:value="5" calcext:value-type="float">
            <text:p>5</text:p>
          </table:table-cell>
          <table:table-cell table:formula="of:=[.D621]" office:value-type="float" office:value="4" calcext:value-type="float">
            <text:p>4</text:p>
          </table:table-cell>
          <table:table-cell table:number-columns-repeated="6"/>
          <table:table-cell table:formula="of:=[.G626]*INDIRECT(ADDRESS([.A626]+[.D626];2;1;;&quot;rates&quot;))-[.H626]*INDIRECT(ADDRESS([.A626]+[.D62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27];[.B626];[.B626]+1)" office:value-type="date" office:date-value="2024-05-05" calcext:value-type="date">
            <text:p>2024-05-05</text:p>
          </table:table-cell>
          <table:table-cell table:formula="of:=MONTH([.B627])" office:value-type="float" office:value="5" calcext:value-type="float">
            <text:p>5</text:p>
          </table:table-cell>
          <table:table-cell table:formula="of:=[.D622]" office:value-type="float" office:value="0" calcext:value-type="float">
            <text:p>0</text:p>
          </table:table-cell>
          <table:table-cell table:number-columns-repeated="6"/>
          <table:table-cell table:formula="of:=[.G627]*INDIRECT(ADDRESS([.A627]+[.D627];2;1;;&quot;rates&quot;))-[.H627]*INDIRECT(ADDRESS([.A627]+[.D62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28];[.B627];[.B627]+1)" office:value-type="date" office:date-value="2024-05-05" calcext:value-type="date">
            <text:p>2024-05-05</text:p>
          </table:table-cell>
          <table:table-cell table:formula="of:=MONTH([.B628])" office:value-type="float" office:value="5" calcext:value-type="float">
            <text:p>5</text:p>
          </table:table-cell>
          <table:table-cell table:formula="of:=[.D623]" office:value-type="float" office:value="1" calcext:value-type="float">
            <text:p>1</text:p>
          </table:table-cell>
          <table:table-cell table:number-columns-repeated="6"/>
          <table:table-cell table:formula="of:=[.G628]*INDIRECT(ADDRESS([.A628]+[.D628];2;1;;&quot;rates&quot;))-[.H628]*INDIRECT(ADDRESS([.A628]+[.D62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29];[.B628];[.B628]+1)" office:value-type="date" office:date-value="2024-05-05" calcext:value-type="date">
            <text:p>2024-05-05</text:p>
          </table:table-cell>
          <table:table-cell table:formula="of:=MONTH([.B629])" office:value-type="float" office:value="5" calcext:value-type="float">
            <text:p>5</text:p>
          </table:table-cell>
          <table:table-cell table:formula="of:=[.D624]" office:value-type="float" office:value="2" calcext:value-type="float">
            <text:p>2</text:p>
          </table:table-cell>
          <table:table-cell table:number-columns-repeated="6"/>
          <table:table-cell table:formula="of:=[.G629]*INDIRECT(ADDRESS([.A629]+[.D629];2;1;;&quot;rates&quot;))-[.H629]*INDIRECT(ADDRESS([.A629]+[.D62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30];[.B629];[.B629]+1)" office:value-type="date" office:date-value="2024-05-05" calcext:value-type="date">
            <text:p>2024-05-05</text:p>
          </table:table-cell>
          <table:table-cell table:formula="of:=MONTH([.B630])" office:value-type="float" office:value="5" calcext:value-type="float">
            <text:p>5</text:p>
          </table:table-cell>
          <table:table-cell table:formula="of:=[.D625]" office:value-type="float" office:value="3" calcext:value-type="float">
            <text:p>3</text:p>
          </table:table-cell>
          <table:table-cell table:number-columns-repeated="6"/>
          <table:table-cell table:formula="of:=[.G630]*INDIRECT(ADDRESS([.A630]+[.D630];2;1;;&quot;rates&quot;))-[.H630]*INDIRECT(ADDRESS([.A630]+[.D63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31];[.B630];[.B630]+1)" office:value-type="date" office:date-value="2024-05-05" calcext:value-type="date">
            <text:p>2024-05-05</text:p>
          </table:table-cell>
          <table:table-cell table:formula="of:=MONTH([.B631])" office:value-type="float" office:value="5" calcext:value-type="float">
            <text:p>5</text:p>
          </table:table-cell>
          <table:table-cell table:formula="of:=[.D626]" office:value-type="float" office:value="4" calcext:value-type="float">
            <text:p>4</text:p>
          </table:table-cell>
          <table:table-cell table:number-columns-repeated="6"/>
          <table:table-cell table:formula="of:=[.G631]*INDIRECT(ADDRESS([.A631]+[.D631];2;1;;&quot;rates&quot;))-[.H631]*INDIRECT(ADDRESS([.A631]+[.D63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32];[.B631];[.B631]+1)" office:value-type="date" office:date-value="2024-05-06" calcext:value-type="date">
            <text:p>2024-05-06</text:p>
          </table:table-cell>
          <table:table-cell table:formula="of:=MONTH([.B632])" office:value-type="float" office:value="5" calcext:value-type="float">
            <text:p>5</text:p>
          </table:table-cell>
          <table:table-cell table:formula="of:=[.D627]" office:value-type="float" office:value="0" calcext:value-type="float">
            <text:p>0</text:p>
          </table:table-cell>
          <table:table-cell table:number-columns-repeated="6"/>
          <table:table-cell table:formula="of:=[.G632]*INDIRECT(ADDRESS([.A632]+[.D632];2;1;;&quot;rates&quot;))-[.H632]*INDIRECT(ADDRESS([.A632]+[.D63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33];[.B632];[.B632]+1)" office:value-type="date" office:date-value="2024-05-06" calcext:value-type="date">
            <text:p>2024-05-06</text:p>
          </table:table-cell>
          <table:table-cell table:formula="of:=MONTH([.B633])" office:value-type="float" office:value="5" calcext:value-type="float">
            <text:p>5</text:p>
          </table:table-cell>
          <table:table-cell table:formula="of:=[.D628]" office:value-type="float" office:value="1" calcext:value-type="float">
            <text:p>1</text:p>
          </table:table-cell>
          <table:table-cell table:number-columns-repeated="6"/>
          <table:table-cell table:formula="of:=[.G633]*INDIRECT(ADDRESS([.A633]+[.D633];2;1;;&quot;rates&quot;))-[.H633]*INDIRECT(ADDRESS([.A633]+[.D63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34];[.B633];[.B633]+1)" office:value-type="date" office:date-value="2024-05-06" calcext:value-type="date">
            <text:p>2024-05-06</text:p>
          </table:table-cell>
          <table:table-cell table:formula="of:=MONTH([.B634])" office:value-type="float" office:value="5" calcext:value-type="float">
            <text:p>5</text:p>
          </table:table-cell>
          <table:table-cell table:formula="of:=[.D629]" office:value-type="float" office:value="2" calcext:value-type="float">
            <text:p>2</text:p>
          </table:table-cell>
          <table:table-cell table:number-columns-repeated="6"/>
          <table:table-cell table:formula="of:=[.G634]*INDIRECT(ADDRESS([.A634]+[.D634];2;1;;&quot;rates&quot;))-[.H634]*INDIRECT(ADDRESS([.A634]+[.D63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35];[.B634];[.B634]+1)" office:value-type="date" office:date-value="2024-05-06" calcext:value-type="date">
            <text:p>2024-05-06</text:p>
          </table:table-cell>
          <table:table-cell table:formula="of:=MONTH([.B635])" office:value-type="float" office:value="5" calcext:value-type="float">
            <text:p>5</text:p>
          </table:table-cell>
          <table:table-cell table:formula="of:=[.D630]" office:value-type="float" office:value="3" calcext:value-type="float">
            <text:p>3</text:p>
          </table:table-cell>
          <table:table-cell table:number-columns-repeated="6"/>
          <table:table-cell table:formula="of:=[.G635]*INDIRECT(ADDRESS([.A635]+[.D635];2;1;;&quot;rates&quot;))-[.H635]*INDIRECT(ADDRESS([.A635]+[.D63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36];[.B635];[.B635]+1)" office:value-type="date" office:date-value="2024-05-06" calcext:value-type="date">
            <text:p>2024-05-06</text:p>
          </table:table-cell>
          <table:table-cell table:formula="of:=MONTH([.B636])" office:value-type="float" office:value="5" calcext:value-type="float">
            <text:p>5</text:p>
          </table:table-cell>
          <table:table-cell table:formula="of:=[.D631]" office:value-type="float" office:value="4" calcext:value-type="float">
            <text:p>4</text:p>
          </table:table-cell>
          <table:table-cell table:number-columns-repeated="6"/>
          <table:table-cell table:formula="of:=[.G636]*INDIRECT(ADDRESS([.A636]+[.D636];2;1;;&quot;rates&quot;))-[.H636]*INDIRECT(ADDRESS([.A636]+[.D63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37];[.B636];[.B636]+1)" office:value-type="date" office:date-value="2024-05-07" calcext:value-type="date">
            <text:p>2024-05-07</text:p>
          </table:table-cell>
          <table:table-cell table:formula="of:=MONTH([.B637])" office:value-type="float" office:value="5" calcext:value-type="float">
            <text:p>5</text:p>
          </table:table-cell>
          <table:table-cell table:formula="of:=[.D632]" office:value-type="float" office:value="0" calcext:value-type="float">
            <text:p>0</text:p>
          </table:table-cell>
          <table:table-cell table:number-columns-repeated="6"/>
          <table:table-cell table:formula="of:=[.G637]*INDIRECT(ADDRESS([.A637]+[.D637];2;1;;&quot;rates&quot;))-[.H637]*INDIRECT(ADDRESS([.A637]+[.D63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38];[.B637];[.B637]+1)" office:value-type="date" office:date-value="2024-05-07" calcext:value-type="date">
            <text:p>2024-05-07</text:p>
          </table:table-cell>
          <table:table-cell table:formula="of:=MONTH([.B638])" office:value-type="float" office:value="5" calcext:value-type="float">
            <text:p>5</text:p>
          </table:table-cell>
          <table:table-cell table:formula="of:=[.D633]" office:value-type="float" office:value="1" calcext:value-type="float">
            <text:p>1</text:p>
          </table:table-cell>
          <table:table-cell table:number-columns-repeated="6"/>
          <table:table-cell table:formula="of:=[.G638]*INDIRECT(ADDRESS([.A638]+[.D638];2;1;;&quot;rates&quot;))-[.H638]*INDIRECT(ADDRESS([.A638]+[.D63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39];[.B638];[.B638]+1)" office:value-type="date" office:date-value="2024-05-07" calcext:value-type="date">
            <text:p>2024-05-07</text:p>
          </table:table-cell>
          <table:table-cell table:formula="of:=MONTH([.B639])" office:value-type="float" office:value="5" calcext:value-type="float">
            <text:p>5</text:p>
          </table:table-cell>
          <table:table-cell table:formula="of:=[.D634]" office:value-type="float" office:value="2" calcext:value-type="float">
            <text:p>2</text:p>
          </table:table-cell>
          <table:table-cell table:number-columns-repeated="6"/>
          <table:table-cell table:formula="of:=[.G639]*INDIRECT(ADDRESS([.A639]+[.D639];2;1;;&quot;rates&quot;))-[.H639]*INDIRECT(ADDRESS([.A639]+[.D63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40];[.B639];[.B639]+1)" office:value-type="date" office:date-value="2024-05-07" calcext:value-type="date">
            <text:p>2024-05-07</text:p>
          </table:table-cell>
          <table:table-cell table:formula="of:=MONTH([.B640])" office:value-type="float" office:value="5" calcext:value-type="float">
            <text:p>5</text:p>
          </table:table-cell>
          <table:table-cell table:formula="of:=[.D635]" office:value-type="float" office:value="3" calcext:value-type="float">
            <text:p>3</text:p>
          </table:table-cell>
          <table:table-cell table:number-columns-repeated="6"/>
          <table:table-cell table:formula="of:=[.G640]*INDIRECT(ADDRESS([.A640]+[.D640];2;1;;&quot;rates&quot;))-[.H640]*INDIRECT(ADDRESS([.A640]+[.D64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41];[.B640];[.B640]+1)" office:value-type="date" office:date-value="2024-05-07" calcext:value-type="date">
            <text:p>2024-05-07</text:p>
          </table:table-cell>
          <table:table-cell table:formula="of:=MONTH([.B641])" office:value-type="float" office:value="5" calcext:value-type="float">
            <text:p>5</text:p>
          </table:table-cell>
          <table:table-cell table:formula="of:=[.D636]" office:value-type="float" office:value="4" calcext:value-type="float">
            <text:p>4</text:p>
          </table:table-cell>
          <table:table-cell table:number-columns-repeated="6"/>
          <table:table-cell table:formula="of:=[.G641]*INDIRECT(ADDRESS([.A641]+[.D641];2;1;;&quot;rates&quot;))-[.H641]*INDIRECT(ADDRESS([.A641]+[.D64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42];[.B641];[.B641]+1)" office:value-type="date" office:date-value="2024-05-08" calcext:value-type="date">
            <text:p>2024-05-08</text:p>
          </table:table-cell>
          <table:table-cell table:formula="of:=MONTH([.B642])" office:value-type="float" office:value="5" calcext:value-type="float">
            <text:p>5</text:p>
          </table:table-cell>
          <table:table-cell table:formula="of:=[.D637]" office:value-type="float" office:value="0" calcext:value-type="float">
            <text:p>0</text:p>
          </table:table-cell>
          <table:table-cell table:number-columns-repeated="6"/>
          <table:table-cell table:formula="of:=[.G642]*INDIRECT(ADDRESS([.A642]+[.D642];2;1;;&quot;rates&quot;))-[.H642]*INDIRECT(ADDRESS([.A642]+[.D64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43];[.B642];[.B642]+1)" office:value-type="date" office:date-value="2024-05-08" calcext:value-type="date">
            <text:p>2024-05-08</text:p>
          </table:table-cell>
          <table:table-cell table:formula="of:=MONTH([.B643])" office:value-type="float" office:value="5" calcext:value-type="float">
            <text:p>5</text:p>
          </table:table-cell>
          <table:table-cell table:formula="of:=[.D638]" office:value-type="float" office:value="1" calcext:value-type="float">
            <text:p>1</text:p>
          </table:table-cell>
          <table:table-cell table:number-columns-repeated="6"/>
          <table:table-cell table:formula="of:=[.G643]*INDIRECT(ADDRESS([.A643]+[.D643];2;1;;&quot;rates&quot;))-[.H643]*INDIRECT(ADDRESS([.A643]+[.D64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44];[.B643];[.B643]+1)" office:value-type="date" office:date-value="2024-05-08" calcext:value-type="date">
            <text:p>2024-05-08</text:p>
          </table:table-cell>
          <table:table-cell table:formula="of:=MONTH([.B644])" office:value-type="float" office:value="5" calcext:value-type="float">
            <text:p>5</text:p>
          </table:table-cell>
          <table:table-cell table:formula="of:=[.D639]" office:value-type="float" office:value="2" calcext:value-type="float">
            <text:p>2</text:p>
          </table:table-cell>
          <table:table-cell table:number-columns-repeated="6"/>
          <table:table-cell table:formula="of:=[.G644]*INDIRECT(ADDRESS([.A644]+[.D644];2;1;;&quot;rates&quot;))-[.H644]*INDIRECT(ADDRESS([.A644]+[.D64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45];[.B644];[.B644]+1)" office:value-type="date" office:date-value="2024-05-08" calcext:value-type="date">
            <text:p>2024-05-08</text:p>
          </table:table-cell>
          <table:table-cell table:formula="of:=MONTH([.B645])" office:value-type="float" office:value="5" calcext:value-type="float">
            <text:p>5</text:p>
          </table:table-cell>
          <table:table-cell table:formula="of:=[.D640]" office:value-type="float" office:value="3" calcext:value-type="float">
            <text:p>3</text:p>
          </table:table-cell>
          <table:table-cell table:number-columns-repeated="6"/>
          <table:table-cell table:formula="of:=[.G645]*INDIRECT(ADDRESS([.A645]+[.D645];2;1;;&quot;rates&quot;))-[.H645]*INDIRECT(ADDRESS([.A645]+[.D64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46];[.B645];[.B645]+1)" office:value-type="date" office:date-value="2024-05-08" calcext:value-type="date">
            <text:p>2024-05-08</text:p>
          </table:table-cell>
          <table:table-cell table:formula="of:=MONTH([.B646])" office:value-type="float" office:value="5" calcext:value-type="float">
            <text:p>5</text:p>
          </table:table-cell>
          <table:table-cell table:formula="of:=[.D641]" office:value-type="float" office:value="4" calcext:value-type="float">
            <text:p>4</text:p>
          </table:table-cell>
          <table:table-cell table:number-columns-repeated="6"/>
          <table:table-cell table:formula="of:=[.G646]*INDIRECT(ADDRESS([.A646]+[.D646];2;1;;&quot;rates&quot;))-[.H646]*INDIRECT(ADDRESS([.A646]+[.D64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47];[.B646];[.B646]+1)" office:value-type="date" office:date-value="2024-05-09" calcext:value-type="date">
            <text:p>2024-05-09</text:p>
          </table:table-cell>
          <table:table-cell table:formula="of:=MONTH([.B647])" office:value-type="float" office:value="5" calcext:value-type="float">
            <text:p>5</text:p>
          </table:table-cell>
          <table:table-cell table:formula="of:=[.D642]" office:value-type="float" office:value="0" calcext:value-type="float">
            <text:p>0</text:p>
          </table:table-cell>
          <table:table-cell table:number-columns-repeated="6"/>
          <table:table-cell table:formula="of:=[.G647]*INDIRECT(ADDRESS([.A647]+[.D647];2;1;;&quot;rates&quot;))-[.H647]*INDIRECT(ADDRESS([.A647]+[.D64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48];[.B647];[.B647]+1)" office:value-type="date" office:date-value="2024-05-09" calcext:value-type="date">
            <text:p>2024-05-09</text:p>
          </table:table-cell>
          <table:table-cell table:formula="of:=MONTH([.B648])" office:value-type="float" office:value="5" calcext:value-type="float">
            <text:p>5</text:p>
          </table:table-cell>
          <table:table-cell table:formula="of:=[.D643]" office:value-type="float" office:value="1" calcext:value-type="float">
            <text:p>1</text:p>
          </table:table-cell>
          <table:table-cell table:number-columns-repeated="6"/>
          <table:table-cell table:formula="of:=[.G648]*INDIRECT(ADDRESS([.A648]+[.D648];2;1;;&quot;rates&quot;))-[.H648]*INDIRECT(ADDRESS([.A648]+[.D64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49];[.B648];[.B648]+1)" office:value-type="date" office:date-value="2024-05-09" calcext:value-type="date">
            <text:p>2024-05-09</text:p>
          </table:table-cell>
          <table:table-cell table:formula="of:=MONTH([.B649])" office:value-type="float" office:value="5" calcext:value-type="float">
            <text:p>5</text:p>
          </table:table-cell>
          <table:table-cell table:formula="of:=[.D644]" office:value-type="float" office:value="2" calcext:value-type="float">
            <text:p>2</text:p>
          </table:table-cell>
          <table:table-cell table:number-columns-repeated="6"/>
          <table:table-cell table:formula="of:=[.G649]*INDIRECT(ADDRESS([.A649]+[.D649];2;1;;&quot;rates&quot;))-[.H649]*INDIRECT(ADDRESS([.A649]+[.D64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50];[.B649];[.B649]+1)" office:value-type="date" office:date-value="2024-05-09" calcext:value-type="date">
            <text:p>2024-05-09</text:p>
          </table:table-cell>
          <table:table-cell table:formula="of:=MONTH([.B650])" office:value-type="float" office:value="5" calcext:value-type="float">
            <text:p>5</text:p>
          </table:table-cell>
          <table:table-cell table:formula="of:=[.D645]" office:value-type="float" office:value="3" calcext:value-type="float">
            <text:p>3</text:p>
          </table:table-cell>
          <table:table-cell table:number-columns-repeated="6"/>
          <table:table-cell table:formula="of:=[.G650]*INDIRECT(ADDRESS([.A650]+[.D650];2;1;;&quot;rates&quot;))-[.H650]*INDIRECT(ADDRESS([.A650]+[.D65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51];[.B650];[.B650]+1)" office:value-type="date" office:date-value="2024-05-09" calcext:value-type="date">
            <text:p>2024-05-09</text:p>
          </table:table-cell>
          <table:table-cell table:formula="of:=MONTH([.B651])" office:value-type="float" office:value="5" calcext:value-type="float">
            <text:p>5</text:p>
          </table:table-cell>
          <table:table-cell table:formula="of:=[.D646]" office:value-type="float" office:value="4" calcext:value-type="float">
            <text:p>4</text:p>
          </table:table-cell>
          <table:table-cell table:number-columns-repeated="6"/>
          <table:table-cell table:formula="of:=[.G651]*INDIRECT(ADDRESS([.A651]+[.D651];2;1;;&quot;rates&quot;))-[.H651]*INDIRECT(ADDRESS([.A651]+[.D65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52];[.B651];[.B651]+1)" office:value-type="date" office:date-value="2024-05-10" calcext:value-type="date">
            <text:p>2024-05-10</text:p>
          </table:table-cell>
          <table:table-cell table:formula="of:=MONTH([.B652])" office:value-type="float" office:value="5" calcext:value-type="float">
            <text:p>5</text:p>
          </table:table-cell>
          <table:table-cell table:formula="of:=[.D647]" office:value-type="float" office:value="0" calcext:value-type="float">
            <text:p>0</text:p>
          </table:table-cell>
          <table:table-cell table:number-columns-repeated="6"/>
          <table:table-cell table:formula="of:=[.G652]*INDIRECT(ADDRESS([.A652]+[.D652];2;1;;&quot;rates&quot;))-[.H652]*INDIRECT(ADDRESS([.A652]+[.D65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53];[.B652];[.B652]+1)" office:value-type="date" office:date-value="2024-05-10" calcext:value-type="date">
            <text:p>2024-05-10</text:p>
          </table:table-cell>
          <table:table-cell table:formula="of:=MONTH([.B653])" office:value-type="float" office:value="5" calcext:value-type="float">
            <text:p>5</text:p>
          </table:table-cell>
          <table:table-cell table:formula="of:=[.D648]" office:value-type="float" office:value="1" calcext:value-type="float">
            <text:p>1</text:p>
          </table:table-cell>
          <table:table-cell table:number-columns-repeated="6"/>
          <table:table-cell table:formula="of:=[.G653]*INDIRECT(ADDRESS([.A653]+[.D653];2;1;;&quot;rates&quot;))-[.H653]*INDIRECT(ADDRESS([.A653]+[.D65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54];[.B653];[.B653]+1)" office:value-type="date" office:date-value="2024-05-10" calcext:value-type="date">
            <text:p>2024-05-10</text:p>
          </table:table-cell>
          <table:table-cell table:formula="of:=MONTH([.B654])" office:value-type="float" office:value="5" calcext:value-type="float">
            <text:p>5</text:p>
          </table:table-cell>
          <table:table-cell table:formula="of:=[.D649]" office:value-type="float" office:value="2" calcext:value-type="float">
            <text:p>2</text:p>
          </table:table-cell>
          <table:table-cell table:number-columns-repeated="6"/>
          <table:table-cell table:formula="of:=[.G654]*INDIRECT(ADDRESS([.A654]+[.D654];2;1;;&quot;rates&quot;))-[.H654]*INDIRECT(ADDRESS([.A654]+[.D65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55];[.B654];[.B654]+1)" office:value-type="date" office:date-value="2024-05-10" calcext:value-type="date">
            <text:p>2024-05-10</text:p>
          </table:table-cell>
          <table:table-cell table:formula="of:=MONTH([.B655])" office:value-type="float" office:value="5" calcext:value-type="float">
            <text:p>5</text:p>
          </table:table-cell>
          <table:table-cell table:formula="of:=[.D650]" office:value-type="float" office:value="3" calcext:value-type="float">
            <text:p>3</text:p>
          </table:table-cell>
          <table:table-cell table:number-columns-repeated="6"/>
          <table:table-cell table:formula="of:=[.G655]*INDIRECT(ADDRESS([.A655]+[.D655];2;1;;&quot;rates&quot;))-[.H655]*INDIRECT(ADDRESS([.A655]+[.D65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56];[.B655];[.B655]+1)" office:value-type="date" office:date-value="2024-05-10" calcext:value-type="date">
            <text:p>2024-05-10</text:p>
          </table:table-cell>
          <table:table-cell table:formula="of:=MONTH([.B656])" office:value-type="float" office:value="5" calcext:value-type="float">
            <text:p>5</text:p>
          </table:table-cell>
          <table:table-cell table:formula="of:=[.D651]" office:value-type="float" office:value="4" calcext:value-type="float">
            <text:p>4</text:p>
          </table:table-cell>
          <table:table-cell table:number-columns-repeated="6"/>
          <table:table-cell table:formula="of:=[.G656]*INDIRECT(ADDRESS([.A656]+[.D656];2;1;;&quot;rates&quot;))-[.H656]*INDIRECT(ADDRESS([.A656]+[.D65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57];[.B656];[.B656]+1)" office:value-type="date" office:date-value="2024-05-11" calcext:value-type="date">
            <text:p>2024-05-11</text:p>
          </table:table-cell>
          <table:table-cell table:formula="of:=MONTH([.B657])" office:value-type="float" office:value="5" calcext:value-type="float">
            <text:p>5</text:p>
          </table:table-cell>
          <table:table-cell table:formula="of:=[.D652]" office:value-type="float" office:value="0" calcext:value-type="float">
            <text:p>0</text:p>
          </table:table-cell>
          <table:table-cell table:number-columns-repeated="6"/>
          <table:table-cell table:formula="of:=[.G657]*INDIRECT(ADDRESS([.A657]+[.D657];2;1;;&quot;rates&quot;))-[.H657]*INDIRECT(ADDRESS([.A657]+[.D65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58];[.B657];[.B657]+1)" office:value-type="date" office:date-value="2024-05-11" calcext:value-type="date">
            <text:p>2024-05-11</text:p>
          </table:table-cell>
          <table:table-cell table:formula="of:=MONTH([.B658])" office:value-type="float" office:value="5" calcext:value-type="float">
            <text:p>5</text:p>
          </table:table-cell>
          <table:table-cell table:formula="of:=[.D653]" office:value-type="float" office:value="1" calcext:value-type="float">
            <text:p>1</text:p>
          </table:table-cell>
          <table:table-cell table:number-columns-repeated="6"/>
          <table:table-cell table:formula="of:=[.G658]*INDIRECT(ADDRESS([.A658]+[.D658];2;1;;&quot;rates&quot;))-[.H658]*INDIRECT(ADDRESS([.A658]+[.D65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59];[.B658];[.B658]+1)" office:value-type="date" office:date-value="2024-05-11" calcext:value-type="date">
            <text:p>2024-05-11</text:p>
          </table:table-cell>
          <table:table-cell table:formula="of:=MONTH([.B659])" office:value-type="float" office:value="5" calcext:value-type="float">
            <text:p>5</text:p>
          </table:table-cell>
          <table:table-cell table:formula="of:=[.D654]" office:value-type="float" office:value="2" calcext:value-type="float">
            <text:p>2</text:p>
          </table:table-cell>
          <table:table-cell table:number-columns-repeated="6"/>
          <table:table-cell table:formula="of:=[.G659]*INDIRECT(ADDRESS([.A659]+[.D659];2;1;;&quot;rates&quot;))-[.H659]*INDIRECT(ADDRESS([.A659]+[.D65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60];[.B659];[.B659]+1)" office:value-type="date" office:date-value="2024-05-11" calcext:value-type="date">
            <text:p>2024-05-11</text:p>
          </table:table-cell>
          <table:table-cell table:formula="of:=MONTH([.B660])" office:value-type="float" office:value="5" calcext:value-type="float">
            <text:p>5</text:p>
          </table:table-cell>
          <table:table-cell table:formula="of:=[.D655]" office:value-type="float" office:value="3" calcext:value-type="float">
            <text:p>3</text:p>
          </table:table-cell>
          <table:table-cell table:number-columns-repeated="6"/>
          <table:table-cell table:formula="of:=[.G660]*INDIRECT(ADDRESS([.A660]+[.D660];2;1;;&quot;rates&quot;))-[.H660]*INDIRECT(ADDRESS([.A660]+[.D66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61];[.B660];[.B660]+1)" office:value-type="date" office:date-value="2024-05-11" calcext:value-type="date">
            <text:p>2024-05-11</text:p>
          </table:table-cell>
          <table:table-cell table:formula="of:=MONTH([.B661])" office:value-type="float" office:value="5" calcext:value-type="float">
            <text:p>5</text:p>
          </table:table-cell>
          <table:table-cell table:formula="of:=[.D656]" office:value-type="float" office:value="4" calcext:value-type="float">
            <text:p>4</text:p>
          </table:table-cell>
          <table:table-cell table:number-columns-repeated="6"/>
          <table:table-cell table:formula="of:=[.G661]*INDIRECT(ADDRESS([.A661]+[.D661];2;1;;&quot;rates&quot;))-[.H661]*INDIRECT(ADDRESS([.A661]+[.D66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62];[.B661];[.B661]+1)" office:value-type="date" office:date-value="2024-05-12" calcext:value-type="date">
            <text:p>2024-05-12</text:p>
          </table:table-cell>
          <table:table-cell table:formula="of:=MONTH([.B662])" office:value-type="float" office:value="5" calcext:value-type="float">
            <text:p>5</text:p>
          </table:table-cell>
          <table:table-cell table:formula="of:=[.D657]" office:value-type="float" office:value="0" calcext:value-type="float">
            <text:p>0</text:p>
          </table:table-cell>
          <table:table-cell table:number-columns-repeated="6"/>
          <table:table-cell table:formula="of:=[.G662]*INDIRECT(ADDRESS([.A662]+[.D662];2;1;;&quot;rates&quot;))-[.H662]*INDIRECT(ADDRESS([.A662]+[.D66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63];[.B662];[.B662]+1)" office:value-type="date" office:date-value="2024-05-12" calcext:value-type="date">
            <text:p>2024-05-12</text:p>
          </table:table-cell>
          <table:table-cell table:formula="of:=MONTH([.B663])" office:value-type="float" office:value="5" calcext:value-type="float">
            <text:p>5</text:p>
          </table:table-cell>
          <table:table-cell table:formula="of:=[.D658]" office:value-type="float" office:value="1" calcext:value-type="float">
            <text:p>1</text:p>
          </table:table-cell>
          <table:table-cell table:number-columns-repeated="6"/>
          <table:table-cell table:formula="of:=[.G663]*INDIRECT(ADDRESS([.A663]+[.D663];2;1;;&quot;rates&quot;))-[.H663]*INDIRECT(ADDRESS([.A663]+[.D66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64];[.B663];[.B663]+1)" office:value-type="date" office:date-value="2024-05-12" calcext:value-type="date">
            <text:p>2024-05-12</text:p>
          </table:table-cell>
          <table:table-cell table:formula="of:=MONTH([.B664])" office:value-type="float" office:value="5" calcext:value-type="float">
            <text:p>5</text:p>
          </table:table-cell>
          <table:table-cell table:formula="of:=[.D659]" office:value-type="float" office:value="2" calcext:value-type="float">
            <text:p>2</text:p>
          </table:table-cell>
          <table:table-cell table:number-columns-repeated="6"/>
          <table:table-cell table:formula="of:=[.G664]*INDIRECT(ADDRESS([.A664]+[.D664];2;1;;&quot;rates&quot;))-[.H664]*INDIRECT(ADDRESS([.A664]+[.D66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65];[.B664];[.B664]+1)" office:value-type="date" office:date-value="2024-05-12" calcext:value-type="date">
            <text:p>2024-05-12</text:p>
          </table:table-cell>
          <table:table-cell table:formula="of:=MONTH([.B665])" office:value-type="float" office:value="5" calcext:value-type="float">
            <text:p>5</text:p>
          </table:table-cell>
          <table:table-cell table:formula="of:=[.D660]" office:value-type="float" office:value="3" calcext:value-type="float">
            <text:p>3</text:p>
          </table:table-cell>
          <table:table-cell table:number-columns-repeated="6"/>
          <table:table-cell table:formula="of:=[.G665]*INDIRECT(ADDRESS([.A665]+[.D665];2;1;;&quot;rates&quot;))-[.H665]*INDIRECT(ADDRESS([.A665]+[.D66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66];[.B665];[.B665]+1)" office:value-type="date" office:date-value="2024-05-12" calcext:value-type="date">
            <text:p>2024-05-12</text:p>
          </table:table-cell>
          <table:table-cell table:formula="of:=MONTH([.B666])" office:value-type="float" office:value="5" calcext:value-type="float">
            <text:p>5</text:p>
          </table:table-cell>
          <table:table-cell table:formula="of:=[.D661]" office:value-type="float" office:value="4" calcext:value-type="float">
            <text:p>4</text:p>
          </table:table-cell>
          <table:table-cell table:number-columns-repeated="6"/>
          <table:table-cell table:formula="of:=[.G666]*INDIRECT(ADDRESS([.A666]+[.D666];2;1;;&quot;rates&quot;))-[.H666]*INDIRECT(ADDRESS([.A666]+[.D66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67];[.B666];[.B666]+1)" office:value-type="date" office:date-value="2024-05-13" calcext:value-type="date">
            <text:p>2024-05-13</text:p>
          </table:table-cell>
          <table:table-cell table:formula="of:=MONTH([.B667])" office:value-type="float" office:value="5" calcext:value-type="float">
            <text:p>5</text:p>
          </table:table-cell>
          <table:table-cell table:formula="of:=[.D662]" office:value-type="float" office:value="0" calcext:value-type="float">
            <text:p>0</text:p>
          </table:table-cell>
          <table:table-cell table:number-columns-repeated="6"/>
          <table:table-cell table:formula="of:=[.G667]*INDIRECT(ADDRESS([.A667]+[.D667];2;1;;&quot;rates&quot;))-[.H667]*INDIRECT(ADDRESS([.A667]+[.D66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68];[.B667];[.B667]+1)" office:value-type="date" office:date-value="2024-05-13" calcext:value-type="date">
            <text:p>2024-05-13</text:p>
          </table:table-cell>
          <table:table-cell table:formula="of:=MONTH([.B668])" office:value-type="float" office:value="5" calcext:value-type="float">
            <text:p>5</text:p>
          </table:table-cell>
          <table:table-cell table:formula="of:=[.D663]" office:value-type="float" office:value="1" calcext:value-type="float">
            <text:p>1</text:p>
          </table:table-cell>
          <table:table-cell table:number-columns-repeated="6"/>
          <table:table-cell table:formula="of:=[.G668]*INDIRECT(ADDRESS([.A668]+[.D668];2;1;;&quot;rates&quot;))-[.H668]*INDIRECT(ADDRESS([.A668]+[.D66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69];[.B668];[.B668]+1)" office:value-type="date" office:date-value="2024-05-13" calcext:value-type="date">
            <text:p>2024-05-13</text:p>
          </table:table-cell>
          <table:table-cell table:formula="of:=MONTH([.B669])" office:value-type="float" office:value="5" calcext:value-type="float">
            <text:p>5</text:p>
          </table:table-cell>
          <table:table-cell table:formula="of:=[.D664]" office:value-type="float" office:value="2" calcext:value-type="float">
            <text:p>2</text:p>
          </table:table-cell>
          <table:table-cell table:number-columns-repeated="6"/>
          <table:table-cell table:formula="of:=[.G669]*INDIRECT(ADDRESS([.A669]+[.D669];2;1;;&quot;rates&quot;))-[.H669]*INDIRECT(ADDRESS([.A669]+[.D66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70];[.B669];[.B669]+1)" office:value-type="date" office:date-value="2024-05-13" calcext:value-type="date">
            <text:p>2024-05-13</text:p>
          </table:table-cell>
          <table:table-cell table:formula="of:=MONTH([.B670])" office:value-type="float" office:value="5" calcext:value-type="float">
            <text:p>5</text:p>
          </table:table-cell>
          <table:table-cell table:formula="of:=[.D665]" office:value-type="float" office:value="3" calcext:value-type="float">
            <text:p>3</text:p>
          </table:table-cell>
          <table:table-cell table:number-columns-repeated="6"/>
          <table:table-cell table:formula="of:=[.G670]*INDIRECT(ADDRESS([.A670]+[.D670];2;1;;&quot;rates&quot;))-[.H670]*INDIRECT(ADDRESS([.A670]+[.D67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71];[.B670];[.B670]+1)" office:value-type="date" office:date-value="2024-05-13" calcext:value-type="date">
            <text:p>2024-05-13</text:p>
          </table:table-cell>
          <table:table-cell table:formula="of:=MONTH([.B671])" office:value-type="float" office:value="5" calcext:value-type="float">
            <text:p>5</text:p>
          </table:table-cell>
          <table:table-cell table:formula="of:=[.D666]" office:value-type="float" office:value="4" calcext:value-type="float">
            <text:p>4</text:p>
          </table:table-cell>
          <table:table-cell table:number-columns-repeated="6"/>
          <table:table-cell table:formula="of:=[.G671]*INDIRECT(ADDRESS([.A671]+[.D671];2;1;;&quot;rates&quot;))-[.H671]*INDIRECT(ADDRESS([.A671]+[.D67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72];[.B671];[.B671]+1)" office:value-type="date" office:date-value="2024-05-14" calcext:value-type="date">
            <text:p>2024-05-14</text:p>
          </table:table-cell>
          <table:table-cell table:formula="of:=MONTH([.B672])" office:value-type="float" office:value="5" calcext:value-type="float">
            <text:p>5</text:p>
          </table:table-cell>
          <table:table-cell table:formula="of:=[.D667]" office:value-type="float" office:value="0" calcext:value-type="float">
            <text:p>0</text:p>
          </table:table-cell>
          <table:table-cell table:number-columns-repeated="6"/>
          <table:table-cell table:formula="of:=[.G672]*INDIRECT(ADDRESS([.A672]+[.D672];2;1;;&quot;rates&quot;))-[.H672]*INDIRECT(ADDRESS([.A672]+[.D67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73];[.B672];[.B672]+1)" office:value-type="date" office:date-value="2024-05-14" calcext:value-type="date">
            <text:p>2024-05-14</text:p>
          </table:table-cell>
          <table:table-cell table:formula="of:=MONTH([.B673])" office:value-type="float" office:value="5" calcext:value-type="float">
            <text:p>5</text:p>
          </table:table-cell>
          <table:table-cell table:formula="of:=[.D668]" office:value-type="float" office:value="1" calcext:value-type="float">
            <text:p>1</text:p>
          </table:table-cell>
          <table:table-cell table:number-columns-repeated="6"/>
          <table:table-cell table:formula="of:=[.G673]*INDIRECT(ADDRESS([.A673]+[.D673];2;1;;&quot;rates&quot;))-[.H673]*INDIRECT(ADDRESS([.A673]+[.D67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74];[.B673];[.B673]+1)" office:value-type="date" office:date-value="2024-05-14" calcext:value-type="date">
            <text:p>2024-05-14</text:p>
          </table:table-cell>
          <table:table-cell table:formula="of:=MONTH([.B674])" office:value-type="float" office:value="5" calcext:value-type="float">
            <text:p>5</text:p>
          </table:table-cell>
          <table:table-cell table:formula="of:=[.D669]" office:value-type="float" office:value="2" calcext:value-type="float">
            <text:p>2</text:p>
          </table:table-cell>
          <table:table-cell table:number-columns-repeated="6"/>
          <table:table-cell table:formula="of:=[.G674]*INDIRECT(ADDRESS([.A674]+[.D674];2;1;;&quot;rates&quot;))-[.H674]*INDIRECT(ADDRESS([.A674]+[.D67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75];[.B674];[.B674]+1)" office:value-type="date" office:date-value="2024-05-14" calcext:value-type="date">
            <text:p>2024-05-14</text:p>
          </table:table-cell>
          <table:table-cell table:formula="of:=MONTH([.B675])" office:value-type="float" office:value="5" calcext:value-type="float">
            <text:p>5</text:p>
          </table:table-cell>
          <table:table-cell table:formula="of:=[.D670]" office:value-type="float" office:value="3" calcext:value-type="float">
            <text:p>3</text:p>
          </table:table-cell>
          <table:table-cell table:number-columns-repeated="6"/>
          <table:table-cell table:formula="of:=[.G675]*INDIRECT(ADDRESS([.A675]+[.D675];2;1;;&quot;rates&quot;))-[.H675]*INDIRECT(ADDRESS([.A675]+[.D67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76];[.B675];[.B675]+1)" office:value-type="date" office:date-value="2024-05-14" calcext:value-type="date">
            <text:p>2024-05-14</text:p>
          </table:table-cell>
          <table:table-cell table:formula="of:=MONTH([.B676])" office:value-type="float" office:value="5" calcext:value-type="float">
            <text:p>5</text:p>
          </table:table-cell>
          <table:table-cell table:formula="of:=[.D671]" office:value-type="float" office:value="4" calcext:value-type="float">
            <text:p>4</text:p>
          </table:table-cell>
          <table:table-cell table:number-columns-repeated="6"/>
          <table:table-cell table:formula="of:=[.G676]*INDIRECT(ADDRESS([.A676]+[.D676];2;1;;&quot;rates&quot;))-[.H676]*INDIRECT(ADDRESS([.A676]+[.D67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77];[.B676];[.B676]+1)" office:value-type="date" office:date-value="2024-05-15" calcext:value-type="date">
            <text:p>2024-05-15</text:p>
          </table:table-cell>
          <table:table-cell table:formula="of:=MONTH([.B677])" office:value-type="float" office:value="5" calcext:value-type="float">
            <text:p>5</text:p>
          </table:table-cell>
          <table:table-cell table:formula="of:=[.D672]" office:value-type="float" office:value="0" calcext:value-type="float">
            <text:p>0</text:p>
          </table:table-cell>
          <table:table-cell table:number-columns-repeated="6"/>
          <table:table-cell table:formula="of:=[.G677]*INDIRECT(ADDRESS([.A677]+[.D677];2;1;;&quot;rates&quot;))-[.H677]*INDIRECT(ADDRESS([.A677]+[.D67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78];[.B677];[.B677]+1)" office:value-type="date" office:date-value="2024-05-15" calcext:value-type="date">
            <text:p>2024-05-15</text:p>
          </table:table-cell>
          <table:table-cell table:formula="of:=MONTH([.B678])" office:value-type="float" office:value="5" calcext:value-type="float">
            <text:p>5</text:p>
          </table:table-cell>
          <table:table-cell table:formula="of:=[.D673]" office:value-type="float" office:value="1" calcext:value-type="float">
            <text:p>1</text:p>
          </table:table-cell>
          <table:table-cell table:number-columns-repeated="6"/>
          <table:table-cell table:formula="of:=[.G678]*INDIRECT(ADDRESS([.A678]+[.D678];2;1;;&quot;rates&quot;))-[.H678]*INDIRECT(ADDRESS([.A678]+[.D67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79];[.B678];[.B678]+1)" office:value-type="date" office:date-value="2024-05-15" calcext:value-type="date">
            <text:p>2024-05-15</text:p>
          </table:table-cell>
          <table:table-cell table:formula="of:=MONTH([.B679])" office:value-type="float" office:value="5" calcext:value-type="float">
            <text:p>5</text:p>
          </table:table-cell>
          <table:table-cell table:formula="of:=[.D674]" office:value-type="float" office:value="2" calcext:value-type="float">
            <text:p>2</text:p>
          </table:table-cell>
          <table:table-cell table:number-columns-repeated="6"/>
          <table:table-cell table:formula="of:=[.G679]*INDIRECT(ADDRESS([.A679]+[.D679];2;1;;&quot;rates&quot;))-[.H679]*INDIRECT(ADDRESS([.A679]+[.D67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80];[.B679];[.B679]+1)" office:value-type="date" office:date-value="2024-05-15" calcext:value-type="date">
            <text:p>2024-05-15</text:p>
          </table:table-cell>
          <table:table-cell table:formula="of:=MONTH([.B680])" office:value-type="float" office:value="5" calcext:value-type="float">
            <text:p>5</text:p>
          </table:table-cell>
          <table:table-cell table:formula="of:=[.D675]" office:value-type="float" office:value="3" calcext:value-type="float">
            <text:p>3</text:p>
          </table:table-cell>
          <table:table-cell table:number-columns-repeated="6"/>
          <table:table-cell table:formula="of:=[.G680]*INDIRECT(ADDRESS([.A680]+[.D680];2;1;;&quot;rates&quot;))-[.H680]*INDIRECT(ADDRESS([.A680]+[.D68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81];[.B680];[.B680]+1)" office:value-type="date" office:date-value="2024-05-15" calcext:value-type="date">
            <text:p>2024-05-15</text:p>
          </table:table-cell>
          <table:table-cell table:formula="of:=MONTH([.B681])" office:value-type="float" office:value="5" calcext:value-type="float">
            <text:p>5</text:p>
          </table:table-cell>
          <table:table-cell table:formula="of:=[.D676]" office:value-type="float" office:value="4" calcext:value-type="float">
            <text:p>4</text:p>
          </table:table-cell>
          <table:table-cell table:number-columns-repeated="6"/>
          <table:table-cell table:formula="of:=[.G681]*INDIRECT(ADDRESS([.A681]+[.D681];2;1;;&quot;rates&quot;))-[.H681]*INDIRECT(ADDRESS([.A681]+[.D68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82];[.B681];[.B681]+1)" office:value-type="date" office:date-value="2024-05-16" calcext:value-type="date">
            <text:p>2024-05-16</text:p>
          </table:table-cell>
          <table:table-cell table:formula="of:=MONTH([.B682])" office:value-type="float" office:value="5" calcext:value-type="float">
            <text:p>5</text:p>
          </table:table-cell>
          <table:table-cell table:formula="of:=[.D677]" office:value-type="float" office:value="0" calcext:value-type="float">
            <text:p>0</text:p>
          </table:table-cell>
          <table:table-cell table:number-columns-repeated="6"/>
          <table:table-cell table:formula="of:=[.G682]*INDIRECT(ADDRESS([.A682]+[.D682];2;1;;&quot;rates&quot;))-[.H682]*INDIRECT(ADDRESS([.A682]+[.D68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83];[.B682];[.B682]+1)" office:value-type="date" office:date-value="2024-05-16" calcext:value-type="date">
            <text:p>2024-05-16</text:p>
          </table:table-cell>
          <table:table-cell table:formula="of:=MONTH([.B683])" office:value-type="float" office:value="5" calcext:value-type="float">
            <text:p>5</text:p>
          </table:table-cell>
          <table:table-cell table:formula="of:=[.D678]" office:value-type="float" office:value="1" calcext:value-type="float">
            <text:p>1</text:p>
          </table:table-cell>
          <table:table-cell table:number-columns-repeated="6"/>
          <table:table-cell table:formula="of:=[.G683]*INDIRECT(ADDRESS([.A683]+[.D683];2;1;;&quot;rates&quot;))-[.H683]*INDIRECT(ADDRESS([.A683]+[.D68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84];[.B683];[.B683]+1)" office:value-type="date" office:date-value="2024-05-16" calcext:value-type="date">
            <text:p>2024-05-16</text:p>
          </table:table-cell>
          <table:table-cell table:formula="of:=MONTH([.B684])" office:value-type="float" office:value="5" calcext:value-type="float">
            <text:p>5</text:p>
          </table:table-cell>
          <table:table-cell table:formula="of:=[.D679]" office:value-type="float" office:value="2" calcext:value-type="float">
            <text:p>2</text:p>
          </table:table-cell>
          <table:table-cell table:number-columns-repeated="6"/>
          <table:table-cell table:formula="of:=[.G684]*INDIRECT(ADDRESS([.A684]+[.D684];2;1;;&quot;rates&quot;))-[.H684]*INDIRECT(ADDRESS([.A684]+[.D68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85];[.B684];[.B684]+1)" office:value-type="date" office:date-value="2024-05-16" calcext:value-type="date">
            <text:p>2024-05-16</text:p>
          </table:table-cell>
          <table:table-cell table:formula="of:=MONTH([.B685])" office:value-type="float" office:value="5" calcext:value-type="float">
            <text:p>5</text:p>
          </table:table-cell>
          <table:table-cell table:formula="of:=[.D680]" office:value-type="float" office:value="3" calcext:value-type="float">
            <text:p>3</text:p>
          </table:table-cell>
          <table:table-cell table:number-columns-repeated="6"/>
          <table:table-cell table:formula="of:=[.G685]*INDIRECT(ADDRESS([.A685]+[.D685];2;1;;&quot;rates&quot;))-[.H685]*INDIRECT(ADDRESS([.A685]+[.D68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86];[.B685];[.B685]+1)" office:value-type="date" office:date-value="2024-05-16" calcext:value-type="date">
            <text:p>2024-05-16</text:p>
          </table:table-cell>
          <table:table-cell table:formula="of:=MONTH([.B686])" office:value-type="float" office:value="5" calcext:value-type="float">
            <text:p>5</text:p>
          </table:table-cell>
          <table:table-cell table:formula="of:=[.D681]" office:value-type="float" office:value="4" calcext:value-type="float">
            <text:p>4</text:p>
          </table:table-cell>
          <table:table-cell table:number-columns-repeated="6"/>
          <table:table-cell table:formula="of:=[.G686]*INDIRECT(ADDRESS([.A686]+[.D686];2;1;;&quot;rates&quot;))-[.H686]*INDIRECT(ADDRESS([.A686]+[.D68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87];[.B686];[.B686]+1)" office:value-type="date" office:date-value="2024-05-17" calcext:value-type="date">
            <text:p>2024-05-17</text:p>
          </table:table-cell>
          <table:table-cell table:formula="of:=MONTH([.B687])" office:value-type="float" office:value="5" calcext:value-type="float">
            <text:p>5</text:p>
          </table:table-cell>
          <table:table-cell table:formula="of:=[.D682]" office:value-type="float" office:value="0" calcext:value-type="float">
            <text:p>0</text:p>
          </table:table-cell>
          <table:table-cell table:number-columns-repeated="6"/>
          <table:table-cell table:formula="of:=[.G687]*INDIRECT(ADDRESS([.A687]+[.D687];2;1;;&quot;rates&quot;))-[.H687]*INDIRECT(ADDRESS([.A687]+[.D68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88];[.B687];[.B687]+1)" office:value-type="date" office:date-value="2024-05-17" calcext:value-type="date">
            <text:p>2024-05-17</text:p>
          </table:table-cell>
          <table:table-cell table:formula="of:=MONTH([.B688])" office:value-type="float" office:value="5" calcext:value-type="float">
            <text:p>5</text:p>
          </table:table-cell>
          <table:table-cell table:formula="of:=[.D683]" office:value-type="float" office:value="1" calcext:value-type="float">
            <text:p>1</text:p>
          </table:table-cell>
          <table:table-cell table:number-columns-repeated="6"/>
          <table:table-cell table:formula="of:=[.G688]*INDIRECT(ADDRESS([.A688]+[.D688];2;1;;&quot;rates&quot;))-[.H688]*INDIRECT(ADDRESS([.A688]+[.D68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89];[.B688];[.B688]+1)" office:value-type="date" office:date-value="2024-05-17" calcext:value-type="date">
            <text:p>2024-05-17</text:p>
          </table:table-cell>
          <table:table-cell table:formula="of:=MONTH([.B689])" office:value-type="float" office:value="5" calcext:value-type="float">
            <text:p>5</text:p>
          </table:table-cell>
          <table:table-cell table:formula="of:=[.D684]" office:value-type="float" office:value="2" calcext:value-type="float">
            <text:p>2</text:p>
          </table:table-cell>
          <table:table-cell table:number-columns-repeated="6"/>
          <table:table-cell table:formula="of:=[.G689]*INDIRECT(ADDRESS([.A689]+[.D689];2;1;;&quot;rates&quot;))-[.H689]*INDIRECT(ADDRESS([.A689]+[.D68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90];[.B689];[.B689]+1)" office:value-type="date" office:date-value="2024-05-17" calcext:value-type="date">
            <text:p>2024-05-17</text:p>
          </table:table-cell>
          <table:table-cell table:formula="of:=MONTH([.B690])" office:value-type="float" office:value="5" calcext:value-type="float">
            <text:p>5</text:p>
          </table:table-cell>
          <table:table-cell table:formula="of:=[.D685]" office:value-type="float" office:value="3" calcext:value-type="float">
            <text:p>3</text:p>
          </table:table-cell>
          <table:table-cell table:number-columns-repeated="6"/>
          <table:table-cell table:formula="of:=[.G690]*INDIRECT(ADDRESS([.A690]+[.D690];2;1;;&quot;rates&quot;))-[.H690]*INDIRECT(ADDRESS([.A690]+[.D69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91];[.B690];[.B690]+1)" office:value-type="date" office:date-value="2024-05-17" calcext:value-type="date">
            <text:p>2024-05-17</text:p>
          </table:table-cell>
          <table:table-cell table:formula="of:=MONTH([.B691])" office:value-type="float" office:value="5" calcext:value-type="float">
            <text:p>5</text:p>
          </table:table-cell>
          <table:table-cell table:formula="of:=[.D686]" office:value-type="float" office:value="4" calcext:value-type="float">
            <text:p>4</text:p>
          </table:table-cell>
          <table:table-cell table:number-columns-repeated="6"/>
          <table:table-cell table:formula="of:=[.G691]*INDIRECT(ADDRESS([.A691]+[.D691];2;1;;&quot;rates&quot;))-[.H691]*INDIRECT(ADDRESS([.A691]+[.D69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92];[.B691];[.B691]+1)" office:value-type="date" office:date-value="2024-05-18" calcext:value-type="date">
            <text:p>2024-05-18</text:p>
          </table:table-cell>
          <table:table-cell table:formula="of:=MONTH([.B692])" office:value-type="float" office:value="5" calcext:value-type="float">
            <text:p>5</text:p>
          </table:table-cell>
          <table:table-cell table:formula="of:=[.D687]" office:value-type="float" office:value="0" calcext:value-type="float">
            <text:p>0</text:p>
          </table:table-cell>
          <table:table-cell table:number-columns-repeated="6"/>
          <table:table-cell table:formula="of:=[.G692]*INDIRECT(ADDRESS([.A692]+[.D692];2;1;;&quot;rates&quot;))-[.H692]*INDIRECT(ADDRESS([.A692]+[.D69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93];[.B692];[.B692]+1)" office:value-type="date" office:date-value="2024-05-18" calcext:value-type="date">
            <text:p>2024-05-18</text:p>
          </table:table-cell>
          <table:table-cell table:formula="of:=MONTH([.B693])" office:value-type="float" office:value="5" calcext:value-type="float">
            <text:p>5</text:p>
          </table:table-cell>
          <table:table-cell table:formula="of:=[.D688]" office:value-type="float" office:value="1" calcext:value-type="float">
            <text:p>1</text:p>
          </table:table-cell>
          <table:table-cell table:number-columns-repeated="6"/>
          <table:table-cell table:formula="of:=[.G693]*INDIRECT(ADDRESS([.A693]+[.D693];2;1;;&quot;rates&quot;))-[.H693]*INDIRECT(ADDRESS([.A693]+[.D69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94];[.B693];[.B693]+1)" office:value-type="date" office:date-value="2024-05-18" calcext:value-type="date">
            <text:p>2024-05-18</text:p>
          </table:table-cell>
          <table:table-cell table:formula="of:=MONTH([.B694])" office:value-type="float" office:value="5" calcext:value-type="float">
            <text:p>5</text:p>
          </table:table-cell>
          <table:table-cell table:formula="of:=[.D689]" office:value-type="float" office:value="2" calcext:value-type="float">
            <text:p>2</text:p>
          </table:table-cell>
          <table:table-cell table:number-columns-repeated="6"/>
          <table:table-cell table:formula="of:=[.G694]*INDIRECT(ADDRESS([.A694]+[.D694];2;1;;&quot;rates&quot;))-[.H694]*INDIRECT(ADDRESS([.A694]+[.D69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95];[.B694];[.B694]+1)" office:value-type="date" office:date-value="2024-05-18" calcext:value-type="date">
            <text:p>2024-05-18</text:p>
          </table:table-cell>
          <table:table-cell table:formula="of:=MONTH([.B695])" office:value-type="float" office:value="5" calcext:value-type="float">
            <text:p>5</text:p>
          </table:table-cell>
          <table:table-cell table:formula="of:=[.D690]" office:value-type="float" office:value="3" calcext:value-type="float">
            <text:p>3</text:p>
          </table:table-cell>
          <table:table-cell table:number-columns-repeated="6"/>
          <table:table-cell table:formula="of:=[.G695]*INDIRECT(ADDRESS([.A695]+[.D695];2;1;;&quot;rates&quot;))-[.H695]*INDIRECT(ADDRESS([.A695]+[.D69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96];[.B695];[.B695]+1)" office:value-type="date" office:date-value="2024-05-18" calcext:value-type="date">
            <text:p>2024-05-18</text:p>
          </table:table-cell>
          <table:table-cell table:formula="of:=MONTH([.B696])" office:value-type="float" office:value="5" calcext:value-type="float">
            <text:p>5</text:p>
          </table:table-cell>
          <table:table-cell table:formula="of:=[.D691]" office:value-type="float" office:value="4" calcext:value-type="float">
            <text:p>4</text:p>
          </table:table-cell>
          <table:table-cell table:number-columns-repeated="6"/>
          <table:table-cell table:formula="of:=[.G696]*INDIRECT(ADDRESS([.A696]+[.D696];2;1;;&quot;rates&quot;))-[.H696]*INDIRECT(ADDRESS([.A696]+[.D69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97];[.B696];[.B696]+1)" office:value-type="date" office:date-value="2024-05-19" calcext:value-type="date">
            <text:p>2024-05-19</text:p>
          </table:table-cell>
          <table:table-cell table:formula="of:=MONTH([.B697])" office:value-type="float" office:value="5" calcext:value-type="float">
            <text:p>5</text:p>
          </table:table-cell>
          <table:table-cell table:formula="of:=[.D692]" office:value-type="float" office:value="0" calcext:value-type="float">
            <text:p>0</text:p>
          </table:table-cell>
          <table:table-cell table:number-columns-repeated="6"/>
          <table:table-cell table:formula="of:=[.G697]*INDIRECT(ADDRESS([.A697]+[.D697];2;1;;&quot;rates&quot;))-[.H697]*INDIRECT(ADDRESS([.A697]+[.D69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98];[.B697];[.B697]+1)" office:value-type="date" office:date-value="2024-05-19" calcext:value-type="date">
            <text:p>2024-05-19</text:p>
          </table:table-cell>
          <table:table-cell table:formula="of:=MONTH([.B698])" office:value-type="float" office:value="5" calcext:value-type="float">
            <text:p>5</text:p>
          </table:table-cell>
          <table:table-cell table:formula="of:=[.D693]" office:value-type="float" office:value="1" calcext:value-type="float">
            <text:p>1</text:p>
          </table:table-cell>
          <table:table-cell table:number-columns-repeated="6"/>
          <table:table-cell table:formula="of:=[.G698]*INDIRECT(ADDRESS([.A698]+[.D698];2;1;;&quot;rates&quot;))-[.H698]*INDIRECT(ADDRESS([.A698]+[.D69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699];[.B698];[.B698]+1)" office:value-type="date" office:date-value="2024-05-19" calcext:value-type="date">
            <text:p>2024-05-19</text:p>
          </table:table-cell>
          <table:table-cell table:formula="of:=MONTH([.B699])" office:value-type="float" office:value="5" calcext:value-type="float">
            <text:p>5</text:p>
          </table:table-cell>
          <table:table-cell table:formula="of:=[.D694]" office:value-type="float" office:value="2" calcext:value-type="float">
            <text:p>2</text:p>
          </table:table-cell>
          <table:table-cell table:number-columns-repeated="6"/>
          <table:table-cell table:formula="of:=[.G699]*INDIRECT(ADDRESS([.A699]+[.D699];2;1;;&quot;rates&quot;))-[.H699]*INDIRECT(ADDRESS([.A699]+[.D69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00];[.B699];[.B699]+1)" office:value-type="date" office:date-value="2024-05-19" calcext:value-type="date">
            <text:p>2024-05-19</text:p>
          </table:table-cell>
          <table:table-cell table:formula="of:=MONTH([.B700])" office:value-type="float" office:value="5" calcext:value-type="float">
            <text:p>5</text:p>
          </table:table-cell>
          <table:table-cell table:formula="of:=[.D695]" office:value-type="float" office:value="3" calcext:value-type="float">
            <text:p>3</text:p>
          </table:table-cell>
          <table:table-cell table:number-columns-repeated="6"/>
          <table:table-cell table:formula="of:=[.G700]*INDIRECT(ADDRESS([.A700]+[.D700];2;1;;&quot;rates&quot;))-[.H700]*INDIRECT(ADDRESS([.A700]+[.D70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01];[.B700];[.B700]+1)" office:value-type="date" office:date-value="2024-05-19" calcext:value-type="date">
            <text:p>2024-05-19</text:p>
          </table:table-cell>
          <table:table-cell table:formula="of:=MONTH([.B701])" office:value-type="float" office:value="5" calcext:value-type="float">
            <text:p>5</text:p>
          </table:table-cell>
          <table:table-cell table:formula="of:=[.D696]" office:value-type="float" office:value="4" calcext:value-type="float">
            <text:p>4</text:p>
          </table:table-cell>
          <table:table-cell table:number-columns-repeated="6"/>
          <table:table-cell table:formula="of:=[.G701]*INDIRECT(ADDRESS([.A701]+[.D701];2;1;;&quot;rates&quot;))-[.H701]*INDIRECT(ADDRESS([.A701]+[.D70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02];[.B701];[.B701]+1)" office:value-type="date" office:date-value="2024-05-20" calcext:value-type="date">
            <text:p>2024-05-20</text:p>
          </table:table-cell>
          <table:table-cell table:formula="of:=MONTH([.B702])" office:value-type="float" office:value="5" calcext:value-type="float">
            <text:p>5</text:p>
          </table:table-cell>
          <table:table-cell table:formula="of:=[.D697]" office:value-type="float" office:value="0" calcext:value-type="float">
            <text:p>0</text:p>
          </table:table-cell>
          <table:table-cell table:number-columns-repeated="6"/>
          <table:table-cell table:formula="of:=[.G702]*INDIRECT(ADDRESS([.A702]+[.D702];2;1;;&quot;rates&quot;))-[.H702]*INDIRECT(ADDRESS([.A702]+[.D70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03];[.B702];[.B702]+1)" office:value-type="date" office:date-value="2024-05-20" calcext:value-type="date">
            <text:p>2024-05-20</text:p>
          </table:table-cell>
          <table:table-cell table:formula="of:=MONTH([.B703])" office:value-type="float" office:value="5" calcext:value-type="float">
            <text:p>5</text:p>
          </table:table-cell>
          <table:table-cell table:formula="of:=[.D698]" office:value-type="float" office:value="1" calcext:value-type="float">
            <text:p>1</text:p>
          </table:table-cell>
          <table:table-cell table:number-columns-repeated="6"/>
          <table:table-cell table:formula="of:=[.G703]*INDIRECT(ADDRESS([.A703]+[.D703];2;1;;&quot;rates&quot;))-[.H703]*INDIRECT(ADDRESS([.A703]+[.D70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04];[.B703];[.B703]+1)" office:value-type="date" office:date-value="2024-05-20" calcext:value-type="date">
            <text:p>2024-05-20</text:p>
          </table:table-cell>
          <table:table-cell table:formula="of:=MONTH([.B704])" office:value-type="float" office:value="5" calcext:value-type="float">
            <text:p>5</text:p>
          </table:table-cell>
          <table:table-cell table:formula="of:=[.D699]" office:value-type="float" office:value="2" calcext:value-type="float">
            <text:p>2</text:p>
          </table:table-cell>
          <table:table-cell table:number-columns-repeated="6"/>
          <table:table-cell table:formula="of:=[.G704]*INDIRECT(ADDRESS([.A704]+[.D704];2;1;;&quot;rates&quot;))-[.H704]*INDIRECT(ADDRESS([.A704]+[.D70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05];[.B704];[.B704]+1)" office:value-type="date" office:date-value="2024-05-20" calcext:value-type="date">
            <text:p>2024-05-20</text:p>
          </table:table-cell>
          <table:table-cell table:formula="of:=MONTH([.B705])" office:value-type="float" office:value="5" calcext:value-type="float">
            <text:p>5</text:p>
          </table:table-cell>
          <table:table-cell table:formula="of:=[.D700]" office:value-type="float" office:value="3" calcext:value-type="float">
            <text:p>3</text:p>
          </table:table-cell>
          <table:table-cell table:number-columns-repeated="6"/>
          <table:table-cell table:formula="of:=[.G705]*INDIRECT(ADDRESS([.A705]+[.D705];2;1;;&quot;rates&quot;))-[.H705]*INDIRECT(ADDRESS([.A705]+[.D70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06];[.B705];[.B705]+1)" office:value-type="date" office:date-value="2024-05-20" calcext:value-type="date">
            <text:p>2024-05-20</text:p>
          </table:table-cell>
          <table:table-cell table:formula="of:=MONTH([.B706])" office:value-type="float" office:value="5" calcext:value-type="float">
            <text:p>5</text:p>
          </table:table-cell>
          <table:table-cell table:formula="of:=[.D701]" office:value-type="float" office:value="4" calcext:value-type="float">
            <text:p>4</text:p>
          </table:table-cell>
          <table:table-cell table:number-columns-repeated="6"/>
          <table:table-cell table:formula="of:=[.G706]*INDIRECT(ADDRESS([.A706]+[.D706];2;1;;&quot;rates&quot;))-[.H706]*INDIRECT(ADDRESS([.A706]+[.D70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07];[.B706];[.B706]+1)" office:value-type="date" office:date-value="2024-05-21" calcext:value-type="date">
            <text:p>2024-05-21</text:p>
          </table:table-cell>
          <table:table-cell table:formula="of:=MONTH([.B707])" office:value-type="float" office:value="5" calcext:value-type="float">
            <text:p>5</text:p>
          </table:table-cell>
          <table:table-cell table:formula="of:=[.D702]" office:value-type="float" office:value="0" calcext:value-type="float">
            <text:p>0</text:p>
          </table:table-cell>
          <table:table-cell table:number-columns-repeated="6"/>
          <table:table-cell table:formula="of:=[.G707]*INDIRECT(ADDRESS([.A707]+[.D707];2;1;;&quot;rates&quot;))-[.H707]*INDIRECT(ADDRESS([.A707]+[.D70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08];[.B707];[.B707]+1)" office:value-type="date" office:date-value="2024-05-21" calcext:value-type="date">
            <text:p>2024-05-21</text:p>
          </table:table-cell>
          <table:table-cell table:formula="of:=MONTH([.B708])" office:value-type="float" office:value="5" calcext:value-type="float">
            <text:p>5</text:p>
          </table:table-cell>
          <table:table-cell table:formula="of:=[.D703]" office:value-type="float" office:value="1" calcext:value-type="float">
            <text:p>1</text:p>
          </table:table-cell>
          <table:table-cell table:number-columns-repeated="6"/>
          <table:table-cell table:formula="of:=[.G708]*INDIRECT(ADDRESS([.A708]+[.D708];2;1;;&quot;rates&quot;))-[.H708]*INDIRECT(ADDRESS([.A708]+[.D70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09];[.B708];[.B708]+1)" office:value-type="date" office:date-value="2024-05-21" calcext:value-type="date">
            <text:p>2024-05-21</text:p>
          </table:table-cell>
          <table:table-cell table:formula="of:=MONTH([.B709])" office:value-type="float" office:value="5" calcext:value-type="float">
            <text:p>5</text:p>
          </table:table-cell>
          <table:table-cell table:formula="of:=[.D704]" office:value-type="float" office:value="2" calcext:value-type="float">
            <text:p>2</text:p>
          </table:table-cell>
          <table:table-cell table:number-columns-repeated="6"/>
          <table:table-cell table:formula="of:=[.G709]*INDIRECT(ADDRESS([.A709]+[.D709];2;1;;&quot;rates&quot;))-[.H709]*INDIRECT(ADDRESS([.A709]+[.D70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10];[.B709];[.B709]+1)" office:value-type="date" office:date-value="2024-05-21" calcext:value-type="date">
            <text:p>2024-05-21</text:p>
          </table:table-cell>
          <table:table-cell table:formula="of:=MONTH([.B710])" office:value-type="float" office:value="5" calcext:value-type="float">
            <text:p>5</text:p>
          </table:table-cell>
          <table:table-cell table:formula="of:=[.D705]" office:value-type="float" office:value="3" calcext:value-type="float">
            <text:p>3</text:p>
          </table:table-cell>
          <table:table-cell table:number-columns-repeated="6"/>
          <table:table-cell table:formula="of:=[.G710]*INDIRECT(ADDRESS([.A710]+[.D710];2;1;;&quot;rates&quot;))-[.H710]*INDIRECT(ADDRESS([.A710]+[.D71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11];[.B710];[.B710]+1)" office:value-type="date" office:date-value="2024-05-21" calcext:value-type="date">
            <text:p>2024-05-21</text:p>
          </table:table-cell>
          <table:table-cell table:formula="of:=MONTH([.B711])" office:value-type="float" office:value="5" calcext:value-type="float">
            <text:p>5</text:p>
          </table:table-cell>
          <table:table-cell table:formula="of:=[.D706]" office:value-type="float" office:value="4" calcext:value-type="float">
            <text:p>4</text:p>
          </table:table-cell>
          <table:table-cell table:number-columns-repeated="6"/>
          <table:table-cell table:formula="of:=[.G711]*INDIRECT(ADDRESS([.A711]+[.D711];2;1;;&quot;rates&quot;))-[.H711]*INDIRECT(ADDRESS([.A711]+[.D71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12];[.B711];[.B711]+1)" office:value-type="date" office:date-value="2024-05-22" calcext:value-type="date">
            <text:p>2024-05-22</text:p>
          </table:table-cell>
          <table:table-cell table:formula="of:=MONTH([.B712])" office:value-type="float" office:value="5" calcext:value-type="float">
            <text:p>5</text:p>
          </table:table-cell>
          <table:table-cell table:formula="of:=[.D707]" office:value-type="float" office:value="0" calcext:value-type="float">
            <text:p>0</text:p>
          </table:table-cell>
          <table:table-cell table:number-columns-repeated="6"/>
          <table:table-cell table:formula="of:=[.G712]*INDIRECT(ADDRESS([.A712]+[.D712];2;1;;&quot;rates&quot;))-[.H712]*INDIRECT(ADDRESS([.A712]+[.D71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13];[.B712];[.B712]+1)" office:value-type="date" office:date-value="2024-05-22" calcext:value-type="date">
            <text:p>2024-05-22</text:p>
          </table:table-cell>
          <table:table-cell table:formula="of:=MONTH([.B713])" office:value-type="float" office:value="5" calcext:value-type="float">
            <text:p>5</text:p>
          </table:table-cell>
          <table:table-cell table:formula="of:=[.D708]" office:value-type="float" office:value="1" calcext:value-type="float">
            <text:p>1</text:p>
          </table:table-cell>
          <table:table-cell table:number-columns-repeated="6"/>
          <table:table-cell table:formula="of:=[.G713]*INDIRECT(ADDRESS([.A713]+[.D713];2;1;;&quot;rates&quot;))-[.H713]*INDIRECT(ADDRESS([.A713]+[.D71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14];[.B713];[.B713]+1)" office:value-type="date" office:date-value="2024-05-22" calcext:value-type="date">
            <text:p>2024-05-22</text:p>
          </table:table-cell>
          <table:table-cell table:formula="of:=MONTH([.B714])" office:value-type="float" office:value="5" calcext:value-type="float">
            <text:p>5</text:p>
          </table:table-cell>
          <table:table-cell table:formula="of:=[.D709]" office:value-type="float" office:value="2" calcext:value-type="float">
            <text:p>2</text:p>
          </table:table-cell>
          <table:table-cell table:number-columns-repeated="6"/>
          <table:table-cell table:formula="of:=[.G714]*INDIRECT(ADDRESS([.A714]+[.D714];2;1;;&quot;rates&quot;))-[.H714]*INDIRECT(ADDRESS([.A714]+[.D71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15];[.B714];[.B714]+1)" office:value-type="date" office:date-value="2024-05-22" calcext:value-type="date">
            <text:p>2024-05-22</text:p>
          </table:table-cell>
          <table:table-cell table:formula="of:=MONTH([.B715])" office:value-type="float" office:value="5" calcext:value-type="float">
            <text:p>5</text:p>
          </table:table-cell>
          <table:table-cell table:formula="of:=[.D710]" office:value-type="float" office:value="3" calcext:value-type="float">
            <text:p>3</text:p>
          </table:table-cell>
          <table:table-cell table:number-columns-repeated="6"/>
          <table:table-cell table:formula="of:=[.G715]*INDIRECT(ADDRESS([.A715]+[.D715];2;1;;&quot;rates&quot;))-[.H715]*INDIRECT(ADDRESS([.A715]+[.D71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16];[.B715];[.B715]+1)" office:value-type="date" office:date-value="2024-05-22" calcext:value-type="date">
            <text:p>2024-05-22</text:p>
          </table:table-cell>
          <table:table-cell table:formula="of:=MONTH([.B716])" office:value-type="float" office:value="5" calcext:value-type="float">
            <text:p>5</text:p>
          </table:table-cell>
          <table:table-cell table:formula="of:=[.D711]" office:value-type="float" office:value="4" calcext:value-type="float">
            <text:p>4</text:p>
          </table:table-cell>
          <table:table-cell table:number-columns-repeated="6"/>
          <table:table-cell table:formula="of:=[.G716]*INDIRECT(ADDRESS([.A716]+[.D716];2;1;;&quot;rates&quot;))-[.H716]*INDIRECT(ADDRESS([.A716]+[.D71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17];[.B716];[.B716]+1)" office:value-type="date" office:date-value="2024-05-23" calcext:value-type="date">
            <text:p>2024-05-23</text:p>
          </table:table-cell>
          <table:table-cell table:formula="of:=MONTH([.B717])" office:value-type="float" office:value="5" calcext:value-type="float">
            <text:p>5</text:p>
          </table:table-cell>
          <table:table-cell table:formula="of:=[.D712]" office:value-type="float" office:value="0" calcext:value-type="float">
            <text:p>0</text:p>
          </table:table-cell>
          <table:table-cell table:number-columns-repeated="6"/>
          <table:table-cell table:formula="of:=[.G717]*INDIRECT(ADDRESS([.A717]+[.D717];2;1;;&quot;rates&quot;))-[.H717]*INDIRECT(ADDRESS([.A717]+[.D71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18];[.B717];[.B717]+1)" office:value-type="date" office:date-value="2024-05-23" calcext:value-type="date">
            <text:p>2024-05-23</text:p>
          </table:table-cell>
          <table:table-cell table:formula="of:=MONTH([.B718])" office:value-type="float" office:value="5" calcext:value-type="float">
            <text:p>5</text:p>
          </table:table-cell>
          <table:table-cell table:formula="of:=[.D713]" office:value-type="float" office:value="1" calcext:value-type="float">
            <text:p>1</text:p>
          </table:table-cell>
          <table:table-cell table:number-columns-repeated="6"/>
          <table:table-cell table:formula="of:=[.G718]*INDIRECT(ADDRESS([.A718]+[.D718];2;1;;&quot;rates&quot;))-[.H718]*INDIRECT(ADDRESS([.A718]+[.D71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19];[.B718];[.B718]+1)" office:value-type="date" office:date-value="2024-05-23" calcext:value-type="date">
            <text:p>2024-05-23</text:p>
          </table:table-cell>
          <table:table-cell table:formula="of:=MONTH([.B719])" office:value-type="float" office:value="5" calcext:value-type="float">
            <text:p>5</text:p>
          </table:table-cell>
          <table:table-cell table:formula="of:=[.D714]" office:value-type="float" office:value="2" calcext:value-type="float">
            <text:p>2</text:p>
          </table:table-cell>
          <table:table-cell table:number-columns-repeated="6"/>
          <table:table-cell table:formula="of:=[.G719]*INDIRECT(ADDRESS([.A719]+[.D719];2;1;;&quot;rates&quot;))-[.H719]*INDIRECT(ADDRESS([.A719]+[.D71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20];[.B719];[.B719]+1)" office:value-type="date" office:date-value="2024-05-23" calcext:value-type="date">
            <text:p>2024-05-23</text:p>
          </table:table-cell>
          <table:table-cell table:formula="of:=MONTH([.B720])" office:value-type="float" office:value="5" calcext:value-type="float">
            <text:p>5</text:p>
          </table:table-cell>
          <table:table-cell table:formula="of:=[.D715]" office:value-type="float" office:value="3" calcext:value-type="float">
            <text:p>3</text:p>
          </table:table-cell>
          <table:table-cell table:number-columns-repeated="6"/>
          <table:table-cell table:formula="of:=[.G720]*INDIRECT(ADDRESS([.A720]+[.D720];2;1;;&quot;rates&quot;))-[.H720]*INDIRECT(ADDRESS([.A720]+[.D72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21];[.B720];[.B720]+1)" office:value-type="date" office:date-value="2024-05-23" calcext:value-type="date">
            <text:p>2024-05-23</text:p>
          </table:table-cell>
          <table:table-cell table:formula="of:=MONTH([.B721])" office:value-type="float" office:value="5" calcext:value-type="float">
            <text:p>5</text:p>
          </table:table-cell>
          <table:table-cell table:formula="of:=[.D716]" office:value-type="float" office:value="4" calcext:value-type="float">
            <text:p>4</text:p>
          </table:table-cell>
          <table:table-cell table:number-columns-repeated="6"/>
          <table:table-cell table:formula="of:=[.G721]*INDIRECT(ADDRESS([.A721]+[.D721];2;1;;&quot;rates&quot;))-[.H721]*INDIRECT(ADDRESS([.A721]+[.D72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22];[.B721];[.B721]+1)" office:value-type="date" office:date-value="2024-05-24" calcext:value-type="date">
            <text:p>2024-05-24</text:p>
          </table:table-cell>
          <table:table-cell table:formula="of:=MONTH([.B722])" office:value-type="float" office:value="5" calcext:value-type="float">
            <text:p>5</text:p>
          </table:table-cell>
          <table:table-cell table:formula="of:=[.D717]" office:value-type="float" office:value="0" calcext:value-type="float">
            <text:p>0</text:p>
          </table:table-cell>
          <table:table-cell table:number-columns-repeated="6"/>
          <table:table-cell table:formula="of:=[.G722]*INDIRECT(ADDRESS([.A722]+[.D722];2;1;;&quot;rates&quot;))-[.H722]*INDIRECT(ADDRESS([.A722]+[.D72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23];[.B722];[.B722]+1)" office:value-type="date" office:date-value="2024-05-24" calcext:value-type="date">
            <text:p>2024-05-24</text:p>
          </table:table-cell>
          <table:table-cell table:formula="of:=MONTH([.B723])" office:value-type="float" office:value="5" calcext:value-type="float">
            <text:p>5</text:p>
          </table:table-cell>
          <table:table-cell table:formula="of:=[.D718]" office:value-type="float" office:value="1" calcext:value-type="float">
            <text:p>1</text:p>
          </table:table-cell>
          <table:table-cell table:number-columns-repeated="6"/>
          <table:table-cell table:formula="of:=[.G723]*INDIRECT(ADDRESS([.A723]+[.D723];2;1;;&quot;rates&quot;))-[.H723]*INDIRECT(ADDRESS([.A723]+[.D72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24];[.B723];[.B723]+1)" office:value-type="date" office:date-value="2024-05-24" calcext:value-type="date">
            <text:p>2024-05-24</text:p>
          </table:table-cell>
          <table:table-cell table:formula="of:=MONTH([.B724])" office:value-type="float" office:value="5" calcext:value-type="float">
            <text:p>5</text:p>
          </table:table-cell>
          <table:table-cell table:formula="of:=[.D719]" office:value-type="float" office:value="2" calcext:value-type="float">
            <text:p>2</text:p>
          </table:table-cell>
          <table:table-cell table:number-columns-repeated="6"/>
          <table:table-cell table:formula="of:=[.G724]*INDIRECT(ADDRESS([.A724]+[.D724];2;1;;&quot;rates&quot;))-[.H724]*INDIRECT(ADDRESS([.A724]+[.D72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25];[.B724];[.B724]+1)" office:value-type="date" office:date-value="2024-05-24" calcext:value-type="date">
            <text:p>2024-05-24</text:p>
          </table:table-cell>
          <table:table-cell table:formula="of:=MONTH([.B725])" office:value-type="float" office:value="5" calcext:value-type="float">
            <text:p>5</text:p>
          </table:table-cell>
          <table:table-cell table:formula="of:=[.D720]" office:value-type="float" office:value="3" calcext:value-type="float">
            <text:p>3</text:p>
          </table:table-cell>
          <table:table-cell table:number-columns-repeated="6"/>
          <table:table-cell table:formula="of:=[.G725]*INDIRECT(ADDRESS([.A725]+[.D725];2;1;;&quot;rates&quot;))-[.H725]*INDIRECT(ADDRESS([.A725]+[.D72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26];[.B725];[.B725]+1)" office:value-type="date" office:date-value="2024-05-24" calcext:value-type="date">
            <text:p>2024-05-24</text:p>
          </table:table-cell>
          <table:table-cell table:formula="of:=MONTH([.B726])" office:value-type="float" office:value="5" calcext:value-type="float">
            <text:p>5</text:p>
          </table:table-cell>
          <table:table-cell table:formula="of:=[.D721]" office:value-type="float" office:value="4" calcext:value-type="float">
            <text:p>4</text:p>
          </table:table-cell>
          <table:table-cell table:number-columns-repeated="6"/>
          <table:table-cell table:formula="of:=[.G726]*INDIRECT(ADDRESS([.A726]+[.D726];2;1;;&quot;rates&quot;))-[.H726]*INDIRECT(ADDRESS([.A726]+[.D72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27];[.B726];[.B726]+1)" office:value-type="date" office:date-value="2024-05-25" calcext:value-type="date">
            <text:p>2024-05-25</text:p>
          </table:table-cell>
          <table:table-cell table:formula="of:=MONTH([.B727])" office:value-type="float" office:value="5" calcext:value-type="float">
            <text:p>5</text:p>
          </table:table-cell>
          <table:table-cell table:formula="of:=[.D722]" office:value-type="float" office:value="0" calcext:value-type="float">
            <text:p>0</text:p>
          </table:table-cell>
          <table:table-cell table:number-columns-repeated="6"/>
          <table:table-cell table:formula="of:=[.G727]*INDIRECT(ADDRESS([.A727]+[.D727];2;1;;&quot;rates&quot;))-[.H727]*INDIRECT(ADDRESS([.A727]+[.D72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28];[.B727];[.B727]+1)" office:value-type="date" office:date-value="2024-05-25" calcext:value-type="date">
            <text:p>2024-05-25</text:p>
          </table:table-cell>
          <table:table-cell table:formula="of:=MONTH([.B728])" office:value-type="float" office:value="5" calcext:value-type="float">
            <text:p>5</text:p>
          </table:table-cell>
          <table:table-cell table:formula="of:=[.D723]" office:value-type="float" office:value="1" calcext:value-type="float">
            <text:p>1</text:p>
          </table:table-cell>
          <table:table-cell table:number-columns-repeated="6"/>
          <table:table-cell table:formula="of:=[.G728]*INDIRECT(ADDRESS([.A728]+[.D728];2;1;;&quot;rates&quot;))-[.H728]*INDIRECT(ADDRESS([.A728]+[.D72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29];[.B728];[.B728]+1)" office:value-type="date" office:date-value="2024-05-25" calcext:value-type="date">
            <text:p>2024-05-25</text:p>
          </table:table-cell>
          <table:table-cell table:formula="of:=MONTH([.B729])" office:value-type="float" office:value="5" calcext:value-type="float">
            <text:p>5</text:p>
          </table:table-cell>
          <table:table-cell table:formula="of:=[.D724]" office:value-type="float" office:value="2" calcext:value-type="float">
            <text:p>2</text:p>
          </table:table-cell>
          <table:table-cell table:number-columns-repeated="6"/>
          <table:table-cell table:formula="of:=[.G729]*INDIRECT(ADDRESS([.A729]+[.D729];2;1;;&quot;rates&quot;))-[.H729]*INDIRECT(ADDRESS([.A729]+[.D72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30];[.B729];[.B729]+1)" office:value-type="date" office:date-value="2024-05-25" calcext:value-type="date">
            <text:p>2024-05-25</text:p>
          </table:table-cell>
          <table:table-cell table:formula="of:=MONTH([.B730])" office:value-type="float" office:value="5" calcext:value-type="float">
            <text:p>5</text:p>
          </table:table-cell>
          <table:table-cell table:formula="of:=[.D725]" office:value-type="float" office:value="3" calcext:value-type="float">
            <text:p>3</text:p>
          </table:table-cell>
          <table:table-cell table:number-columns-repeated="6"/>
          <table:table-cell table:formula="of:=[.G730]*INDIRECT(ADDRESS([.A730]+[.D730];2;1;;&quot;rates&quot;))-[.H730]*INDIRECT(ADDRESS([.A730]+[.D73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31];[.B730];[.B730]+1)" office:value-type="date" office:date-value="2024-05-25" calcext:value-type="date">
            <text:p>2024-05-25</text:p>
          </table:table-cell>
          <table:table-cell table:formula="of:=MONTH([.B731])" office:value-type="float" office:value="5" calcext:value-type="float">
            <text:p>5</text:p>
          </table:table-cell>
          <table:table-cell table:formula="of:=[.D726]" office:value-type="float" office:value="4" calcext:value-type="float">
            <text:p>4</text:p>
          </table:table-cell>
          <table:table-cell table:number-columns-repeated="6"/>
          <table:table-cell table:formula="of:=[.G731]*INDIRECT(ADDRESS([.A731]+[.D731];2;1;;&quot;rates&quot;))-[.H731]*INDIRECT(ADDRESS([.A731]+[.D73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32];[.B731];[.B731]+1)" office:value-type="date" office:date-value="2024-05-26" calcext:value-type="date">
            <text:p>2024-05-26</text:p>
          </table:table-cell>
          <table:table-cell table:formula="of:=MONTH([.B732])" office:value-type="float" office:value="5" calcext:value-type="float">
            <text:p>5</text:p>
          </table:table-cell>
          <table:table-cell table:formula="of:=[.D727]" office:value-type="float" office:value="0" calcext:value-type="float">
            <text:p>0</text:p>
          </table:table-cell>
          <table:table-cell table:number-columns-repeated="6"/>
          <table:table-cell table:formula="of:=[.G732]*INDIRECT(ADDRESS([.A732]+[.D732];2;1;;&quot;rates&quot;))-[.H732]*INDIRECT(ADDRESS([.A732]+[.D73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33];[.B732];[.B732]+1)" office:value-type="date" office:date-value="2024-05-26" calcext:value-type="date">
            <text:p>2024-05-26</text:p>
          </table:table-cell>
          <table:table-cell table:formula="of:=MONTH([.B733])" office:value-type="float" office:value="5" calcext:value-type="float">
            <text:p>5</text:p>
          </table:table-cell>
          <table:table-cell table:formula="of:=[.D728]" office:value-type="float" office:value="1" calcext:value-type="float">
            <text:p>1</text:p>
          </table:table-cell>
          <table:table-cell table:number-columns-repeated="6"/>
          <table:table-cell table:formula="of:=[.G733]*INDIRECT(ADDRESS([.A733]+[.D733];2;1;;&quot;rates&quot;))-[.H733]*INDIRECT(ADDRESS([.A733]+[.D73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34];[.B733];[.B733]+1)" office:value-type="date" office:date-value="2024-05-26" calcext:value-type="date">
            <text:p>2024-05-26</text:p>
          </table:table-cell>
          <table:table-cell table:formula="of:=MONTH([.B734])" office:value-type="float" office:value="5" calcext:value-type="float">
            <text:p>5</text:p>
          </table:table-cell>
          <table:table-cell table:formula="of:=[.D729]" office:value-type="float" office:value="2" calcext:value-type="float">
            <text:p>2</text:p>
          </table:table-cell>
          <table:table-cell table:number-columns-repeated="6"/>
          <table:table-cell table:formula="of:=[.G734]*INDIRECT(ADDRESS([.A734]+[.D734];2;1;;&quot;rates&quot;))-[.H734]*INDIRECT(ADDRESS([.A734]+[.D73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35];[.B734];[.B734]+1)" office:value-type="date" office:date-value="2024-05-26" calcext:value-type="date">
            <text:p>2024-05-26</text:p>
          </table:table-cell>
          <table:table-cell table:formula="of:=MONTH([.B735])" office:value-type="float" office:value="5" calcext:value-type="float">
            <text:p>5</text:p>
          </table:table-cell>
          <table:table-cell table:formula="of:=[.D730]" office:value-type="float" office:value="3" calcext:value-type="float">
            <text:p>3</text:p>
          </table:table-cell>
          <table:table-cell table:number-columns-repeated="6"/>
          <table:table-cell table:formula="of:=[.G735]*INDIRECT(ADDRESS([.A735]+[.D735];2;1;;&quot;rates&quot;))-[.H735]*INDIRECT(ADDRESS([.A735]+[.D73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36];[.B735];[.B735]+1)" office:value-type="date" office:date-value="2024-05-26" calcext:value-type="date">
            <text:p>2024-05-26</text:p>
          </table:table-cell>
          <table:table-cell table:formula="of:=MONTH([.B736])" office:value-type="float" office:value="5" calcext:value-type="float">
            <text:p>5</text:p>
          </table:table-cell>
          <table:table-cell table:formula="of:=[.D731]" office:value-type="float" office:value="4" calcext:value-type="float">
            <text:p>4</text:p>
          </table:table-cell>
          <table:table-cell table:number-columns-repeated="6"/>
          <table:table-cell table:formula="of:=[.G736]*INDIRECT(ADDRESS([.A736]+[.D736];2;1;;&quot;rates&quot;))-[.H736]*INDIRECT(ADDRESS([.A736]+[.D73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37];[.B736];[.B736]+1)" office:value-type="date" office:date-value="2024-05-27" calcext:value-type="date">
            <text:p>2024-05-27</text:p>
          </table:table-cell>
          <table:table-cell table:formula="of:=MONTH([.B737])" office:value-type="float" office:value="5" calcext:value-type="float">
            <text:p>5</text:p>
          </table:table-cell>
          <table:table-cell table:formula="of:=[.D732]" office:value-type="float" office:value="0" calcext:value-type="float">
            <text:p>0</text:p>
          </table:table-cell>
          <table:table-cell table:number-columns-repeated="6"/>
          <table:table-cell table:formula="of:=[.G737]*INDIRECT(ADDRESS([.A737]+[.D737];2;1;;&quot;rates&quot;))-[.H737]*INDIRECT(ADDRESS([.A737]+[.D73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38];[.B737];[.B737]+1)" office:value-type="date" office:date-value="2024-05-27" calcext:value-type="date">
            <text:p>2024-05-27</text:p>
          </table:table-cell>
          <table:table-cell table:formula="of:=MONTH([.B738])" office:value-type="float" office:value="5" calcext:value-type="float">
            <text:p>5</text:p>
          </table:table-cell>
          <table:table-cell table:formula="of:=[.D733]" office:value-type="float" office:value="1" calcext:value-type="float">
            <text:p>1</text:p>
          </table:table-cell>
          <table:table-cell table:number-columns-repeated="6"/>
          <table:table-cell table:formula="of:=[.G738]*INDIRECT(ADDRESS([.A738]+[.D738];2;1;;&quot;rates&quot;))-[.H738]*INDIRECT(ADDRESS([.A738]+[.D73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39];[.B738];[.B738]+1)" office:value-type="date" office:date-value="2024-05-27" calcext:value-type="date">
            <text:p>2024-05-27</text:p>
          </table:table-cell>
          <table:table-cell table:formula="of:=MONTH([.B739])" office:value-type="float" office:value="5" calcext:value-type="float">
            <text:p>5</text:p>
          </table:table-cell>
          <table:table-cell table:formula="of:=[.D734]" office:value-type="float" office:value="2" calcext:value-type="float">
            <text:p>2</text:p>
          </table:table-cell>
          <table:table-cell table:number-columns-repeated="6"/>
          <table:table-cell table:formula="of:=[.G739]*INDIRECT(ADDRESS([.A739]+[.D739];2;1;;&quot;rates&quot;))-[.H739]*INDIRECT(ADDRESS([.A739]+[.D73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40];[.B739];[.B739]+1)" office:value-type="date" office:date-value="2024-05-27" calcext:value-type="date">
            <text:p>2024-05-27</text:p>
          </table:table-cell>
          <table:table-cell table:formula="of:=MONTH([.B740])" office:value-type="float" office:value="5" calcext:value-type="float">
            <text:p>5</text:p>
          </table:table-cell>
          <table:table-cell table:formula="of:=[.D735]" office:value-type="float" office:value="3" calcext:value-type="float">
            <text:p>3</text:p>
          </table:table-cell>
          <table:table-cell table:number-columns-repeated="6"/>
          <table:table-cell table:formula="of:=[.G740]*INDIRECT(ADDRESS([.A740]+[.D740];2;1;;&quot;rates&quot;))-[.H740]*INDIRECT(ADDRESS([.A740]+[.D74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41];[.B740];[.B740]+1)" office:value-type="date" office:date-value="2024-05-27" calcext:value-type="date">
            <text:p>2024-05-27</text:p>
          </table:table-cell>
          <table:table-cell table:formula="of:=MONTH([.B741])" office:value-type="float" office:value="5" calcext:value-type="float">
            <text:p>5</text:p>
          </table:table-cell>
          <table:table-cell table:formula="of:=[.D736]" office:value-type="float" office:value="4" calcext:value-type="float">
            <text:p>4</text:p>
          </table:table-cell>
          <table:table-cell table:number-columns-repeated="6"/>
          <table:table-cell table:formula="of:=[.G741]*INDIRECT(ADDRESS([.A741]+[.D741];2;1;;&quot;rates&quot;))-[.H741]*INDIRECT(ADDRESS([.A741]+[.D74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42];[.B741];[.B741]+1)" office:value-type="date" office:date-value="2024-05-28" calcext:value-type="date">
            <text:p>2024-05-28</text:p>
          </table:table-cell>
          <table:table-cell table:formula="of:=MONTH([.B742])" office:value-type="float" office:value="5" calcext:value-type="float">
            <text:p>5</text:p>
          </table:table-cell>
          <table:table-cell table:formula="of:=[.D737]" office:value-type="float" office:value="0" calcext:value-type="float">
            <text:p>0</text:p>
          </table:table-cell>
          <table:table-cell table:number-columns-repeated="6"/>
          <table:table-cell table:formula="of:=[.G742]*INDIRECT(ADDRESS([.A742]+[.D742];2;1;;&quot;rates&quot;))-[.H742]*INDIRECT(ADDRESS([.A742]+[.D74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43];[.B742];[.B742]+1)" office:value-type="date" office:date-value="2024-05-28" calcext:value-type="date">
            <text:p>2024-05-28</text:p>
          </table:table-cell>
          <table:table-cell table:formula="of:=MONTH([.B743])" office:value-type="float" office:value="5" calcext:value-type="float">
            <text:p>5</text:p>
          </table:table-cell>
          <table:table-cell table:formula="of:=[.D738]" office:value-type="float" office:value="1" calcext:value-type="float">
            <text:p>1</text:p>
          </table:table-cell>
          <table:table-cell table:number-columns-repeated="6"/>
          <table:table-cell table:formula="of:=[.G743]*INDIRECT(ADDRESS([.A743]+[.D743];2;1;;&quot;rates&quot;))-[.H743]*INDIRECT(ADDRESS([.A743]+[.D74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44];[.B743];[.B743]+1)" office:value-type="date" office:date-value="2024-05-28" calcext:value-type="date">
            <text:p>2024-05-28</text:p>
          </table:table-cell>
          <table:table-cell table:formula="of:=MONTH([.B744])" office:value-type="float" office:value="5" calcext:value-type="float">
            <text:p>5</text:p>
          </table:table-cell>
          <table:table-cell table:formula="of:=[.D739]" office:value-type="float" office:value="2" calcext:value-type="float">
            <text:p>2</text:p>
          </table:table-cell>
          <table:table-cell table:number-columns-repeated="6"/>
          <table:table-cell table:formula="of:=[.G744]*INDIRECT(ADDRESS([.A744]+[.D744];2;1;;&quot;rates&quot;))-[.H744]*INDIRECT(ADDRESS([.A744]+[.D74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45];[.B744];[.B744]+1)" office:value-type="date" office:date-value="2024-05-28" calcext:value-type="date">
            <text:p>2024-05-28</text:p>
          </table:table-cell>
          <table:table-cell table:formula="of:=MONTH([.B745])" office:value-type="float" office:value="5" calcext:value-type="float">
            <text:p>5</text:p>
          </table:table-cell>
          <table:table-cell table:formula="of:=[.D740]" office:value-type="float" office:value="3" calcext:value-type="float">
            <text:p>3</text:p>
          </table:table-cell>
          <table:table-cell table:number-columns-repeated="6"/>
          <table:table-cell table:formula="of:=[.G745]*INDIRECT(ADDRESS([.A745]+[.D745];2;1;;&quot;rates&quot;))-[.H745]*INDIRECT(ADDRESS([.A745]+[.D74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46];[.B745];[.B745]+1)" office:value-type="date" office:date-value="2024-05-28" calcext:value-type="date">
            <text:p>2024-05-28</text:p>
          </table:table-cell>
          <table:table-cell table:formula="of:=MONTH([.B746])" office:value-type="float" office:value="5" calcext:value-type="float">
            <text:p>5</text:p>
          </table:table-cell>
          <table:table-cell table:formula="of:=[.D741]" office:value-type="float" office:value="4" calcext:value-type="float">
            <text:p>4</text:p>
          </table:table-cell>
          <table:table-cell table:number-columns-repeated="6"/>
          <table:table-cell table:formula="of:=[.G746]*INDIRECT(ADDRESS([.A746]+[.D746];2;1;;&quot;rates&quot;))-[.H746]*INDIRECT(ADDRESS([.A746]+[.D74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47];[.B746];[.B746]+1)" office:value-type="date" office:date-value="2024-05-29" calcext:value-type="date">
            <text:p>2024-05-29</text:p>
          </table:table-cell>
          <table:table-cell table:formula="of:=MONTH([.B747])" office:value-type="float" office:value="5" calcext:value-type="float">
            <text:p>5</text:p>
          </table:table-cell>
          <table:table-cell table:formula="of:=[.D742]" office:value-type="float" office:value="0" calcext:value-type="float">
            <text:p>0</text:p>
          </table:table-cell>
          <table:table-cell table:number-columns-repeated="6"/>
          <table:table-cell table:formula="of:=[.G747]*INDIRECT(ADDRESS([.A747]+[.D747];2;1;;&quot;rates&quot;))-[.H747]*INDIRECT(ADDRESS([.A747]+[.D74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48];[.B747];[.B747]+1)" office:value-type="date" office:date-value="2024-05-29" calcext:value-type="date">
            <text:p>2024-05-29</text:p>
          </table:table-cell>
          <table:table-cell table:formula="of:=MONTH([.B748])" office:value-type="float" office:value="5" calcext:value-type="float">
            <text:p>5</text:p>
          </table:table-cell>
          <table:table-cell table:formula="of:=[.D743]" office:value-type="float" office:value="1" calcext:value-type="float">
            <text:p>1</text:p>
          </table:table-cell>
          <table:table-cell table:number-columns-repeated="6"/>
          <table:table-cell table:formula="of:=[.G748]*INDIRECT(ADDRESS([.A748]+[.D748];2;1;;&quot;rates&quot;))-[.H748]*INDIRECT(ADDRESS([.A748]+[.D74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49];[.B748];[.B748]+1)" office:value-type="date" office:date-value="2024-05-29" calcext:value-type="date">
            <text:p>2024-05-29</text:p>
          </table:table-cell>
          <table:table-cell table:formula="of:=MONTH([.B749])" office:value-type="float" office:value="5" calcext:value-type="float">
            <text:p>5</text:p>
          </table:table-cell>
          <table:table-cell table:formula="of:=[.D744]" office:value-type="float" office:value="2" calcext:value-type="float">
            <text:p>2</text:p>
          </table:table-cell>
          <table:table-cell table:number-columns-repeated="6"/>
          <table:table-cell table:formula="of:=[.G749]*INDIRECT(ADDRESS([.A749]+[.D749];2;1;;&quot;rates&quot;))-[.H749]*INDIRECT(ADDRESS([.A749]+[.D74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50];[.B749];[.B749]+1)" office:value-type="date" office:date-value="2024-05-29" calcext:value-type="date">
            <text:p>2024-05-29</text:p>
          </table:table-cell>
          <table:table-cell table:formula="of:=MONTH([.B750])" office:value-type="float" office:value="5" calcext:value-type="float">
            <text:p>5</text:p>
          </table:table-cell>
          <table:table-cell table:formula="of:=[.D745]" office:value-type="float" office:value="3" calcext:value-type="float">
            <text:p>3</text:p>
          </table:table-cell>
          <table:table-cell table:number-columns-repeated="6"/>
          <table:table-cell table:formula="of:=[.G750]*INDIRECT(ADDRESS([.A750]+[.D750];2;1;;&quot;rates&quot;))-[.H750]*INDIRECT(ADDRESS([.A750]+[.D75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51];[.B750];[.B750]+1)" office:value-type="date" office:date-value="2024-05-29" calcext:value-type="date">
            <text:p>2024-05-29</text:p>
          </table:table-cell>
          <table:table-cell table:formula="of:=MONTH([.B751])" office:value-type="float" office:value="5" calcext:value-type="float">
            <text:p>5</text:p>
          </table:table-cell>
          <table:table-cell table:formula="of:=[.D746]" office:value-type="float" office:value="4" calcext:value-type="float">
            <text:p>4</text:p>
          </table:table-cell>
          <table:table-cell table:number-columns-repeated="6"/>
          <table:table-cell table:formula="of:=[.G751]*INDIRECT(ADDRESS([.A751]+[.D751];2;1;;&quot;rates&quot;))-[.H751]*INDIRECT(ADDRESS([.A751]+[.D75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52];[.B751];[.B751]+1)" office:value-type="date" office:date-value="2024-05-30" calcext:value-type="date">
            <text:p>2024-05-30</text:p>
          </table:table-cell>
          <table:table-cell table:formula="of:=MONTH([.B752])" office:value-type="float" office:value="5" calcext:value-type="float">
            <text:p>5</text:p>
          </table:table-cell>
          <table:table-cell table:formula="of:=[.D747]" office:value-type="float" office:value="0" calcext:value-type="float">
            <text:p>0</text:p>
          </table:table-cell>
          <table:table-cell table:number-columns-repeated="6"/>
          <table:table-cell table:formula="of:=[.G752]*INDIRECT(ADDRESS([.A752]+[.D752];2;1;;&quot;rates&quot;))-[.H752]*INDIRECT(ADDRESS([.A752]+[.D75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53];[.B752];[.B752]+1)" office:value-type="date" office:date-value="2024-05-30" calcext:value-type="date">
            <text:p>2024-05-30</text:p>
          </table:table-cell>
          <table:table-cell table:formula="of:=MONTH([.B753])" office:value-type="float" office:value="5" calcext:value-type="float">
            <text:p>5</text:p>
          </table:table-cell>
          <table:table-cell table:formula="of:=[.D748]" office:value-type="float" office:value="1" calcext:value-type="float">
            <text:p>1</text:p>
          </table:table-cell>
          <table:table-cell table:number-columns-repeated="6"/>
          <table:table-cell table:formula="of:=[.G753]*INDIRECT(ADDRESS([.A753]+[.D753];2;1;;&quot;rates&quot;))-[.H753]*INDIRECT(ADDRESS([.A753]+[.D75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54];[.B753];[.B753]+1)" office:value-type="date" office:date-value="2024-05-30" calcext:value-type="date">
            <text:p>2024-05-30</text:p>
          </table:table-cell>
          <table:table-cell table:formula="of:=MONTH([.B754])" office:value-type="float" office:value="5" calcext:value-type="float">
            <text:p>5</text:p>
          </table:table-cell>
          <table:table-cell table:formula="of:=[.D749]" office:value-type="float" office:value="2" calcext:value-type="float">
            <text:p>2</text:p>
          </table:table-cell>
          <table:table-cell table:number-columns-repeated="6"/>
          <table:table-cell table:formula="of:=[.G754]*INDIRECT(ADDRESS([.A754]+[.D754];2;1;;&quot;rates&quot;))-[.H754]*INDIRECT(ADDRESS([.A754]+[.D75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55];[.B754];[.B754]+1)" office:value-type="date" office:date-value="2024-05-30" calcext:value-type="date">
            <text:p>2024-05-30</text:p>
          </table:table-cell>
          <table:table-cell table:formula="of:=MONTH([.B755])" office:value-type="float" office:value="5" calcext:value-type="float">
            <text:p>5</text:p>
          </table:table-cell>
          <table:table-cell table:formula="of:=[.D750]" office:value-type="float" office:value="3" calcext:value-type="float">
            <text:p>3</text:p>
          </table:table-cell>
          <table:table-cell table:number-columns-repeated="6"/>
          <table:table-cell table:formula="of:=[.G755]*INDIRECT(ADDRESS([.A755]+[.D755];2;1;;&quot;rates&quot;))-[.H755]*INDIRECT(ADDRESS([.A755]+[.D75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56];[.B755];[.B755]+1)" office:value-type="date" office:date-value="2024-05-30" calcext:value-type="date">
            <text:p>2024-05-30</text:p>
          </table:table-cell>
          <table:table-cell table:formula="of:=MONTH([.B756])" office:value-type="float" office:value="5" calcext:value-type="float">
            <text:p>5</text:p>
          </table:table-cell>
          <table:table-cell table:formula="of:=[.D751]" office:value-type="float" office:value="4" calcext:value-type="float">
            <text:p>4</text:p>
          </table:table-cell>
          <table:table-cell table:number-columns-repeated="6"/>
          <table:table-cell table:formula="of:=[.G756]*INDIRECT(ADDRESS([.A756]+[.D756];2;1;;&quot;rates&quot;))-[.H756]*INDIRECT(ADDRESS([.A756]+[.D75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57];[.B756];[.B756]+1)" office:value-type="date" office:date-value="2024-05-31" calcext:value-type="date">
            <text:p>2024-05-31</text:p>
          </table:table-cell>
          <table:table-cell table:formula="of:=MONTH([.B757])" office:value-type="float" office:value="5" calcext:value-type="float">
            <text:p>5</text:p>
          </table:table-cell>
          <table:table-cell table:formula="of:=[.D752]" office:value-type="float" office:value="0" calcext:value-type="float">
            <text:p>0</text:p>
          </table:table-cell>
          <table:table-cell table:number-columns-repeated="6"/>
          <table:table-cell table:formula="of:=[.G757]*INDIRECT(ADDRESS([.A757]+[.D757];2;1;;&quot;rates&quot;))-[.H757]*INDIRECT(ADDRESS([.A757]+[.D75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58];[.B757];[.B757]+1)" office:value-type="date" office:date-value="2024-05-31" calcext:value-type="date">
            <text:p>2024-05-31</text:p>
          </table:table-cell>
          <table:table-cell table:formula="of:=MONTH([.B758])" office:value-type="float" office:value="5" calcext:value-type="float">
            <text:p>5</text:p>
          </table:table-cell>
          <table:table-cell table:formula="of:=[.D753]" office:value-type="float" office:value="1" calcext:value-type="float">
            <text:p>1</text:p>
          </table:table-cell>
          <table:table-cell table:number-columns-repeated="6"/>
          <table:table-cell table:formula="of:=[.G758]*INDIRECT(ADDRESS([.A758]+[.D758];2;1;;&quot;rates&quot;))-[.H758]*INDIRECT(ADDRESS([.A758]+[.D75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59];[.B758];[.B758]+1)" office:value-type="date" office:date-value="2024-05-31" calcext:value-type="date">
            <text:p>2024-05-31</text:p>
          </table:table-cell>
          <table:table-cell table:formula="of:=MONTH([.B759])" office:value-type="float" office:value="5" calcext:value-type="float">
            <text:p>5</text:p>
          </table:table-cell>
          <table:table-cell table:formula="of:=[.D754]" office:value-type="float" office:value="2" calcext:value-type="float">
            <text:p>2</text:p>
          </table:table-cell>
          <table:table-cell table:number-columns-repeated="6"/>
          <table:table-cell table:formula="of:=[.G759]*INDIRECT(ADDRESS([.A759]+[.D759];2;1;;&quot;rates&quot;))-[.H759]*INDIRECT(ADDRESS([.A759]+[.D75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60];[.B759];[.B759]+1)" office:value-type="date" office:date-value="2024-05-31" calcext:value-type="date">
            <text:p>2024-05-31</text:p>
          </table:table-cell>
          <table:table-cell table:formula="of:=MONTH([.B760])" office:value-type="float" office:value="5" calcext:value-type="float">
            <text:p>5</text:p>
          </table:table-cell>
          <table:table-cell table:formula="of:=[.D755]" office:value-type="float" office:value="3" calcext:value-type="float">
            <text:p>3</text:p>
          </table:table-cell>
          <table:table-cell table:number-columns-repeated="6"/>
          <table:table-cell table:formula="of:=[.G760]*INDIRECT(ADDRESS([.A760]+[.D760];2;1;;&quot;rates&quot;))-[.H760]*INDIRECT(ADDRESS([.A760]+[.D76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61];[.B760];[.B760]+1)" office:value-type="date" office:date-value="2024-05-31" calcext:value-type="date">
            <text:p>2024-05-31</text:p>
          </table:table-cell>
          <table:table-cell table:formula="of:=MONTH([.B761])" office:value-type="float" office:value="5" calcext:value-type="float">
            <text:p>5</text:p>
          </table:table-cell>
          <table:table-cell table:formula="of:=[.D756]" office:value-type="float" office:value="4" calcext:value-type="float">
            <text:p>4</text:p>
          </table:table-cell>
          <table:table-cell table:number-columns-repeated="6"/>
          <table:table-cell table:formula="of:=[.G761]*INDIRECT(ADDRESS([.A761]+[.D761];2;1;;&quot;rates&quot;))-[.H761]*INDIRECT(ADDRESS([.A761]+[.D76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62];[.B761];[.B761]+1)" office:value-type="date" office:date-value="2024-06-01" calcext:value-type="date">
            <text:p>2024-06-01</text:p>
          </table:table-cell>
          <table:table-cell table:formula="of:=MONTH([.B762])" office:value-type="float" office:value="6" calcext:value-type="float">
            <text:p>6</text:p>
          </table:table-cell>
          <table:table-cell table:formula="of:=[.D757]" office:value-type="float" office:value="0" calcext:value-type="float">
            <text:p>0</text:p>
          </table:table-cell>
          <table:table-cell table:number-columns-repeated="6"/>
          <table:table-cell table:formula="of:=[.G762]*INDIRECT(ADDRESS([.A762]+[.D762];2;1;;&quot;rates&quot;))-[.H762]*INDIRECT(ADDRESS([.A762]+[.D76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63];[.B762];[.B762]+1)" office:value-type="date" office:date-value="2024-06-01" calcext:value-type="date">
            <text:p>2024-06-01</text:p>
          </table:table-cell>
          <table:table-cell table:formula="of:=MONTH([.B763])" office:value-type="float" office:value="6" calcext:value-type="float">
            <text:p>6</text:p>
          </table:table-cell>
          <table:table-cell table:formula="of:=[.D758]" office:value-type="float" office:value="1" calcext:value-type="float">
            <text:p>1</text:p>
          </table:table-cell>
          <table:table-cell table:number-columns-repeated="6"/>
          <table:table-cell table:formula="of:=[.G763]*INDIRECT(ADDRESS([.A763]+[.D763];2;1;;&quot;rates&quot;))-[.H763]*INDIRECT(ADDRESS([.A763]+[.D76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64];[.B763];[.B763]+1)" office:value-type="date" office:date-value="2024-06-01" calcext:value-type="date">
            <text:p>2024-06-01</text:p>
          </table:table-cell>
          <table:table-cell table:formula="of:=MONTH([.B764])" office:value-type="float" office:value="6" calcext:value-type="float">
            <text:p>6</text:p>
          </table:table-cell>
          <table:table-cell table:formula="of:=[.D759]" office:value-type="float" office:value="2" calcext:value-type="float">
            <text:p>2</text:p>
          </table:table-cell>
          <table:table-cell table:number-columns-repeated="6"/>
          <table:table-cell table:formula="of:=[.G764]*INDIRECT(ADDRESS([.A764]+[.D764];2;1;;&quot;rates&quot;))-[.H764]*INDIRECT(ADDRESS([.A764]+[.D76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65];[.B764];[.B764]+1)" office:value-type="date" office:date-value="2024-06-01" calcext:value-type="date">
            <text:p>2024-06-01</text:p>
          </table:table-cell>
          <table:table-cell table:formula="of:=MONTH([.B765])" office:value-type="float" office:value="6" calcext:value-type="float">
            <text:p>6</text:p>
          </table:table-cell>
          <table:table-cell table:formula="of:=[.D760]" office:value-type="float" office:value="3" calcext:value-type="float">
            <text:p>3</text:p>
          </table:table-cell>
          <table:table-cell table:number-columns-repeated="6"/>
          <table:table-cell table:formula="of:=[.G765]*INDIRECT(ADDRESS([.A765]+[.D765];2;1;;&quot;rates&quot;))-[.H765]*INDIRECT(ADDRESS([.A765]+[.D76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66];[.B765];[.B765]+1)" office:value-type="date" office:date-value="2024-06-01" calcext:value-type="date">
            <text:p>2024-06-01</text:p>
          </table:table-cell>
          <table:table-cell table:formula="of:=MONTH([.B766])" office:value-type="float" office:value="6" calcext:value-type="float">
            <text:p>6</text:p>
          </table:table-cell>
          <table:table-cell table:formula="of:=[.D761]" office:value-type="float" office:value="4" calcext:value-type="float">
            <text:p>4</text:p>
          </table:table-cell>
          <table:table-cell table:number-columns-repeated="6"/>
          <table:table-cell table:formula="of:=[.G766]*INDIRECT(ADDRESS([.A766]+[.D766];2;1;;&quot;rates&quot;))-[.H766]*INDIRECT(ADDRESS([.A766]+[.D76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67];[.B766];[.B766]+1)" office:value-type="date" office:date-value="2024-06-02" calcext:value-type="date">
            <text:p>2024-06-02</text:p>
          </table:table-cell>
          <table:table-cell table:formula="of:=MONTH([.B767])" office:value-type="float" office:value="6" calcext:value-type="float">
            <text:p>6</text:p>
          </table:table-cell>
          <table:table-cell table:formula="of:=[.D762]" office:value-type="float" office:value="0" calcext:value-type="float">
            <text:p>0</text:p>
          </table:table-cell>
          <table:table-cell table:number-columns-repeated="6"/>
          <table:table-cell table:formula="of:=[.G767]*INDIRECT(ADDRESS([.A767]+[.D767];2;1;;&quot;rates&quot;))-[.H767]*INDIRECT(ADDRESS([.A767]+[.D76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68];[.B767];[.B767]+1)" office:value-type="date" office:date-value="2024-06-02" calcext:value-type="date">
            <text:p>2024-06-02</text:p>
          </table:table-cell>
          <table:table-cell table:formula="of:=MONTH([.B768])" office:value-type="float" office:value="6" calcext:value-type="float">
            <text:p>6</text:p>
          </table:table-cell>
          <table:table-cell table:formula="of:=[.D763]" office:value-type="float" office:value="1" calcext:value-type="float">
            <text:p>1</text:p>
          </table:table-cell>
          <table:table-cell table:number-columns-repeated="6"/>
          <table:table-cell table:formula="of:=[.G768]*INDIRECT(ADDRESS([.A768]+[.D768];2;1;;&quot;rates&quot;))-[.H768]*INDIRECT(ADDRESS([.A768]+[.D76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69];[.B768];[.B768]+1)" office:value-type="date" office:date-value="2024-06-02" calcext:value-type="date">
            <text:p>2024-06-02</text:p>
          </table:table-cell>
          <table:table-cell table:formula="of:=MONTH([.B769])" office:value-type="float" office:value="6" calcext:value-type="float">
            <text:p>6</text:p>
          </table:table-cell>
          <table:table-cell table:formula="of:=[.D764]" office:value-type="float" office:value="2" calcext:value-type="float">
            <text:p>2</text:p>
          </table:table-cell>
          <table:table-cell table:number-columns-repeated="6"/>
          <table:table-cell table:formula="of:=[.G769]*INDIRECT(ADDRESS([.A769]+[.D769];2;1;;&quot;rates&quot;))-[.H769]*INDIRECT(ADDRESS([.A769]+[.D76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70];[.B769];[.B769]+1)" office:value-type="date" office:date-value="2024-06-02" calcext:value-type="date">
            <text:p>2024-06-02</text:p>
          </table:table-cell>
          <table:table-cell table:formula="of:=MONTH([.B770])" office:value-type="float" office:value="6" calcext:value-type="float">
            <text:p>6</text:p>
          </table:table-cell>
          <table:table-cell table:formula="of:=[.D765]" office:value-type="float" office:value="3" calcext:value-type="float">
            <text:p>3</text:p>
          </table:table-cell>
          <table:table-cell table:number-columns-repeated="6"/>
          <table:table-cell table:formula="of:=[.G770]*INDIRECT(ADDRESS([.A770]+[.D770];2;1;;&quot;rates&quot;))-[.H770]*INDIRECT(ADDRESS([.A770]+[.D77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71];[.B770];[.B770]+1)" office:value-type="date" office:date-value="2024-06-02" calcext:value-type="date">
            <text:p>2024-06-02</text:p>
          </table:table-cell>
          <table:table-cell table:formula="of:=MONTH([.B771])" office:value-type="float" office:value="6" calcext:value-type="float">
            <text:p>6</text:p>
          </table:table-cell>
          <table:table-cell table:formula="of:=[.D766]" office:value-type="float" office:value="4" calcext:value-type="float">
            <text:p>4</text:p>
          </table:table-cell>
          <table:table-cell table:number-columns-repeated="6"/>
          <table:table-cell table:formula="of:=[.G771]*INDIRECT(ADDRESS([.A771]+[.D771];2;1;;&quot;rates&quot;))-[.H771]*INDIRECT(ADDRESS([.A771]+[.D77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72];[.B771];[.B771]+1)" office:value-type="date" office:date-value="2024-06-03" calcext:value-type="date">
            <text:p>2024-06-03</text:p>
          </table:table-cell>
          <table:table-cell table:formula="of:=MONTH([.B772])" office:value-type="float" office:value="6" calcext:value-type="float">
            <text:p>6</text:p>
          </table:table-cell>
          <table:table-cell table:formula="of:=[.D767]" office:value-type="float" office:value="0" calcext:value-type="float">
            <text:p>0</text:p>
          </table:table-cell>
          <table:table-cell table:number-columns-repeated="6"/>
          <table:table-cell table:formula="of:=[.G772]*INDIRECT(ADDRESS([.A772]+[.D772];2;1;;&quot;rates&quot;))-[.H772]*INDIRECT(ADDRESS([.A772]+[.D77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73];[.B772];[.B772]+1)" office:value-type="date" office:date-value="2024-06-03" calcext:value-type="date">
            <text:p>2024-06-03</text:p>
          </table:table-cell>
          <table:table-cell table:formula="of:=MONTH([.B773])" office:value-type="float" office:value="6" calcext:value-type="float">
            <text:p>6</text:p>
          </table:table-cell>
          <table:table-cell table:formula="of:=[.D768]" office:value-type="float" office:value="1" calcext:value-type="float">
            <text:p>1</text:p>
          </table:table-cell>
          <table:table-cell table:number-columns-repeated="6"/>
          <table:table-cell table:formula="of:=[.G773]*INDIRECT(ADDRESS([.A773]+[.D773];2;1;;&quot;rates&quot;))-[.H773]*INDIRECT(ADDRESS([.A773]+[.D77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74];[.B773];[.B773]+1)" office:value-type="date" office:date-value="2024-06-03" calcext:value-type="date">
            <text:p>2024-06-03</text:p>
          </table:table-cell>
          <table:table-cell table:formula="of:=MONTH([.B774])" office:value-type="float" office:value="6" calcext:value-type="float">
            <text:p>6</text:p>
          </table:table-cell>
          <table:table-cell table:formula="of:=[.D769]" office:value-type="float" office:value="2" calcext:value-type="float">
            <text:p>2</text:p>
          </table:table-cell>
          <table:table-cell table:number-columns-repeated="6"/>
          <table:table-cell table:formula="of:=[.G774]*INDIRECT(ADDRESS([.A774]+[.D774];2;1;;&quot;rates&quot;))-[.H774]*INDIRECT(ADDRESS([.A774]+[.D77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75];[.B774];[.B774]+1)" office:value-type="date" office:date-value="2024-06-03" calcext:value-type="date">
            <text:p>2024-06-03</text:p>
          </table:table-cell>
          <table:table-cell table:formula="of:=MONTH([.B775])" office:value-type="float" office:value="6" calcext:value-type="float">
            <text:p>6</text:p>
          </table:table-cell>
          <table:table-cell table:formula="of:=[.D770]" office:value-type="float" office:value="3" calcext:value-type="float">
            <text:p>3</text:p>
          </table:table-cell>
          <table:table-cell table:number-columns-repeated="6"/>
          <table:table-cell table:formula="of:=[.G775]*INDIRECT(ADDRESS([.A775]+[.D775];2;1;;&quot;rates&quot;))-[.H775]*INDIRECT(ADDRESS([.A775]+[.D77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76];[.B775];[.B775]+1)" office:value-type="date" office:date-value="2024-06-03" calcext:value-type="date">
            <text:p>2024-06-03</text:p>
          </table:table-cell>
          <table:table-cell table:formula="of:=MONTH([.B776])" office:value-type="float" office:value="6" calcext:value-type="float">
            <text:p>6</text:p>
          </table:table-cell>
          <table:table-cell table:formula="of:=[.D771]" office:value-type="float" office:value="4" calcext:value-type="float">
            <text:p>4</text:p>
          </table:table-cell>
          <table:table-cell table:number-columns-repeated="6"/>
          <table:table-cell table:formula="of:=[.G776]*INDIRECT(ADDRESS([.A776]+[.D776];2;1;;&quot;rates&quot;))-[.H776]*INDIRECT(ADDRESS([.A776]+[.D77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77];[.B776];[.B776]+1)" office:value-type="date" office:date-value="2024-06-04" calcext:value-type="date">
            <text:p>2024-06-04</text:p>
          </table:table-cell>
          <table:table-cell table:formula="of:=MONTH([.B777])" office:value-type="float" office:value="6" calcext:value-type="float">
            <text:p>6</text:p>
          </table:table-cell>
          <table:table-cell table:formula="of:=[.D772]" office:value-type="float" office:value="0" calcext:value-type="float">
            <text:p>0</text:p>
          </table:table-cell>
          <table:table-cell table:number-columns-repeated="6"/>
          <table:table-cell table:formula="of:=[.G777]*INDIRECT(ADDRESS([.A777]+[.D777];2;1;;&quot;rates&quot;))-[.H777]*INDIRECT(ADDRESS([.A777]+[.D77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78];[.B777];[.B777]+1)" office:value-type="date" office:date-value="2024-06-04" calcext:value-type="date">
            <text:p>2024-06-04</text:p>
          </table:table-cell>
          <table:table-cell table:formula="of:=MONTH([.B778])" office:value-type="float" office:value="6" calcext:value-type="float">
            <text:p>6</text:p>
          </table:table-cell>
          <table:table-cell table:formula="of:=[.D773]" office:value-type="float" office:value="1" calcext:value-type="float">
            <text:p>1</text:p>
          </table:table-cell>
          <table:table-cell table:number-columns-repeated="6"/>
          <table:table-cell table:formula="of:=[.G778]*INDIRECT(ADDRESS([.A778]+[.D778];2;1;;&quot;rates&quot;))-[.H778]*INDIRECT(ADDRESS([.A778]+[.D77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79];[.B778];[.B778]+1)" office:value-type="date" office:date-value="2024-06-04" calcext:value-type="date">
            <text:p>2024-06-04</text:p>
          </table:table-cell>
          <table:table-cell table:formula="of:=MONTH([.B779])" office:value-type="float" office:value="6" calcext:value-type="float">
            <text:p>6</text:p>
          </table:table-cell>
          <table:table-cell table:formula="of:=[.D774]" office:value-type="float" office:value="2" calcext:value-type="float">
            <text:p>2</text:p>
          </table:table-cell>
          <table:table-cell table:number-columns-repeated="6"/>
          <table:table-cell table:formula="of:=[.G779]*INDIRECT(ADDRESS([.A779]+[.D779];2;1;;&quot;rates&quot;))-[.H779]*INDIRECT(ADDRESS([.A779]+[.D77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80];[.B779];[.B779]+1)" office:value-type="date" office:date-value="2024-06-04" calcext:value-type="date">
            <text:p>2024-06-04</text:p>
          </table:table-cell>
          <table:table-cell table:formula="of:=MONTH([.B780])" office:value-type="float" office:value="6" calcext:value-type="float">
            <text:p>6</text:p>
          </table:table-cell>
          <table:table-cell table:formula="of:=[.D775]" office:value-type="float" office:value="3" calcext:value-type="float">
            <text:p>3</text:p>
          </table:table-cell>
          <table:table-cell table:number-columns-repeated="6"/>
          <table:table-cell table:formula="of:=[.G780]*INDIRECT(ADDRESS([.A780]+[.D780];2;1;;&quot;rates&quot;))-[.H780]*INDIRECT(ADDRESS([.A780]+[.D78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81];[.B780];[.B780]+1)" office:value-type="date" office:date-value="2024-06-04" calcext:value-type="date">
            <text:p>2024-06-04</text:p>
          </table:table-cell>
          <table:table-cell table:formula="of:=MONTH([.B781])" office:value-type="float" office:value="6" calcext:value-type="float">
            <text:p>6</text:p>
          </table:table-cell>
          <table:table-cell table:formula="of:=[.D776]" office:value-type="float" office:value="4" calcext:value-type="float">
            <text:p>4</text:p>
          </table:table-cell>
          <table:table-cell table:number-columns-repeated="6"/>
          <table:table-cell table:formula="of:=[.G781]*INDIRECT(ADDRESS([.A781]+[.D781];2;1;;&quot;rates&quot;))-[.H781]*INDIRECT(ADDRESS([.A781]+[.D78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82];[.B781];[.B781]+1)" office:value-type="date" office:date-value="2024-06-05" calcext:value-type="date">
            <text:p>2024-06-05</text:p>
          </table:table-cell>
          <table:table-cell table:formula="of:=MONTH([.B782])" office:value-type="float" office:value="6" calcext:value-type="float">
            <text:p>6</text:p>
          </table:table-cell>
          <table:table-cell table:formula="of:=[.D777]" office:value-type="float" office:value="0" calcext:value-type="float">
            <text:p>0</text:p>
          </table:table-cell>
          <table:table-cell table:number-columns-repeated="6"/>
          <table:table-cell table:formula="of:=[.G782]*INDIRECT(ADDRESS([.A782]+[.D782];2;1;;&quot;rates&quot;))-[.H782]*INDIRECT(ADDRESS([.A782]+[.D78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83];[.B782];[.B782]+1)" office:value-type="date" office:date-value="2024-06-05" calcext:value-type="date">
            <text:p>2024-06-05</text:p>
          </table:table-cell>
          <table:table-cell table:formula="of:=MONTH([.B783])" office:value-type="float" office:value="6" calcext:value-type="float">
            <text:p>6</text:p>
          </table:table-cell>
          <table:table-cell table:formula="of:=[.D778]" office:value-type="float" office:value="1" calcext:value-type="float">
            <text:p>1</text:p>
          </table:table-cell>
          <table:table-cell table:number-columns-repeated="6"/>
          <table:table-cell table:formula="of:=[.G783]*INDIRECT(ADDRESS([.A783]+[.D783];2;1;;&quot;rates&quot;))-[.H783]*INDIRECT(ADDRESS([.A783]+[.D78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84];[.B783];[.B783]+1)" office:value-type="date" office:date-value="2024-06-05" calcext:value-type="date">
            <text:p>2024-06-05</text:p>
          </table:table-cell>
          <table:table-cell table:formula="of:=MONTH([.B784])" office:value-type="float" office:value="6" calcext:value-type="float">
            <text:p>6</text:p>
          </table:table-cell>
          <table:table-cell table:formula="of:=[.D779]" office:value-type="float" office:value="2" calcext:value-type="float">
            <text:p>2</text:p>
          </table:table-cell>
          <table:table-cell table:number-columns-repeated="6"/>
          <table:table-cell table:formula="of:=[.G784]*INDIRECT(ADDRESS([.A784]+[.D784];2;1;;&quot;rates&quot;))-[.H784]*INDIRECT(ADDRESS([.A784]+[.D78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85];[.B784];[.B784]+1)" office:value-type="date" office:date-value="2024-06-05" calcext:value-type="date">
            <text:p>2024-06-05</text:p>
          </table:table-cell>
          <table:table-cell table:formula="of:=MONTH([.B785])" office:value-type="float" office:value="6" calcext:value-type="float">
            <text:p>6</text:p>
          </table:table-cell>
          <table:table-cell table:formula="of:=[.D780]" office:value-type="float" office:value="3" calcext:value-type="float">
            <text:p>3</text:p>
          </table:table-cell>
          <table:table-cell table:number-columns-repeated="6"/>
          <table:table-cell table:formula="of:=[.G785]*INDIRECT(ADDRESS([.A785]+[.D785];2;1;;&quot;rates&quot;))-[.H785]*INDIRECT(ADDRESS([.A785]+[.D78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86];[.B785];[.B785]+1)" office:value-type="date" office:date-value="2024-06-05" calcext:value-type="date">
            <text:p>2024-06-05</text:p>
          </table:table-cell>
          <table:table-cell table:formula="of:=MONTH([.B786])" office:value-type="float" office:value="6" calcext:value-type="float">
            <text:p>6</text:p>
          </table:table-cell>
          <table:table-cell table:formula="of:=[.D781]" office:value-type="float" office:value="4" calcext:value-type="float">
            <text:p>4</text:p>
          </table:table-cell>
          <table:table-cell table:number-columns-repeated="6"/>
          <table:table-cell table:formula="of:=[.G786]*INDIRECT(ADDRESS([.A786]+[.D786];2;1;;&quot;rates&quot;))-[.H786]*INDIRECT(ADDRESS([.A786]+[.D78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87];[.B786];[.B786]+1)" office:value-type="date" office:date-value="2024-06-06" calcext:value-type="date">
            <text:p>2024-06-06</text:p>
          </table:table-cell>
          <table:table-cell table:formula="of:=MONTH([.B787])" office:value-type="float" office:value="6" calcext:value-type="float">
            <text:p>6</text:p>
          </table:table-cell>
          <table:table-cell table:formula="of:=[.D782]" office:value-type="float" office:value="0" calcext:value-type="float">
            <text:p>0</text:p>
          </table:table-cell>
          <table:table-cell table:number-columns-repeated="6"/>
          <table:table-cell table:formula="of:=[.G787]*INDIRECT(ADDRESS([.A787]+[.D787];2;1;;&quot;rates&quot;))-[.H787]*INDIRECT(ADDRESS([.A787]+[.D78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88];[.B787];[.B787]+1)" office:value-type="date" office:date-value="2024-06-06" calcext:value-type="date">
            <text:p>2024-06-06</text:p>
          </table:table-cell>
          <table:table-cell table:formula="of:=MONTH([.B788])" office:value-type="float" office:value="6" calcext:value-type="float">
            <text:p>6</text:p>
          </table:table-cell>
          <table:table-cell table:formula="of:=[.D783]" office:value-type="float" office:value="1" calcext:value-type="float">
            <text:p>1</text:p>
          </table:table-cell>
          <table:table-cell table:number-columns-repeated="6"/>
          <table:table-cell table:formula="of:=[.G788]*INDIRECT(ADDRESS([.A788]+[.D788];2;1;;&quot;rates&quot;))-[.H788]*INDIRECT(ADDRESS([.A788]+[.D78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89];[.B788];[.B788]+1)" office:value-type="date" office:date-value="2024-06-06" calcext:value-type="date">
            <text:p>2024-06-06</text:p>
          </table:table-cell>
          <table:table-cell table:formula="of:=MONTH([.B789])" office:value-type="float" office:value="6" calcext:value-type="float">
            <text:p>6</text:p>
          </table:table-cell>
          <table:table-cell table:formula="of:=[.D784]" office:value-type="float" office:value="2" calcext:value-type="float">
            <text:p>2</text:p>
          </table:table-cell>
          <table:table-cell table:number-columns-repeated="6"/>
          <table:table-cell table:formula="of:=[.G789]*INDIRECT(ADDRESS([.A789]+[.D789];2;1;;&quot;rates&quot;))-[.H789]*INDIRECT(ADDRESS([.A789]+[.D78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90];[.B789];[.B789]+1)" office:value-type="date" office:date-value="2024-06-06" calcext:value-type="date">
            <text:p>2024-06-06</text:p>
          </table:table-cell>
          <table:table-cell table:formula="of:=MONTH([.B790])" office:value-type="float" office:value="6" calcext:value-type="float">
            <text:p>6</text:p>
          </table:table-cell>
          <table:table-cell table:formula="of:=[.D785]" office:value-type="float" office:value="3" calcext:value-type="float">
            <text:p>3</text:p>
          </table:table-cell>
          <table:table-cell table:number-columns-repeated="6"/>
          <table:table-cell table:formula="of:=[.G790]*INDIRECT(ADDRESS([.A790]+[.D790];2;1;;&quot;rates&quot;))-[.H790]*INDIRECT(ADDRESS([.A790]+[.D79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91];[.B790];[.B790]+1)" office:value-type="date" office:date-value="2024-06-06" calcext:value-type="date">
            <text:p>2024-06-06</text:p>
          </table:table-cell>
          <table:table-cell table:formula="of:=MONTH([.B791])" office:value-type="float" office:value="6" calcext:value-type="float">
            <text:p>6</text:p>
          </table:table-cell>
          <table:table-cell table:formula="of:=[.D786]" office:value-type="float" office:value="4" calcext:value-type="float">
            <text:p>4</text:p>
          </table:table-cell>
          <table:table-cell table:number-columns-repeated="6"/>
          <table:table-cell table:formula="of:=[.G791]*INDIRECT(ADDRESS([.A791]+[.D791];2;1;;&quot;rates&quot;))-[.H791]*INDIRECT(ADDRESS([.A791]+[.D79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92];[.B791];[.B791]+1)" office:value-type="date" office:date-value="2024-06-07" calcext:value-type="date">
            <text:p>2024-06-07</text:p>
          </table:table-cell>
          <table:table-cell table:formula="of:=MONTH([.B792])" office:value-type="float" office:value="6" calcext:value-type="float">
            <text:p>6</text:p>
          </table:table-cell>
          <table:table-cell table:formula="of:=[.D787]" office:value-type="float" office:value="0" calcext:value-type="float">
            <text:p>0</text:p>
          </table:table-cell>
          <table:table-cell table:number-columns-repeated="6"/>
          <table:table-cell table:formula="of:=[.G792]*INDIRECT(ADDRESS([.A792]+[.D792];2;1;;&quot;rates&quot;))-[.H792]*INDIRECT(ADDRESS([.A792]+[.D79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93];[.B792];[.B792]+1)" office:value-type="date" office:date-value="2024-06-07" calcext:value-type="date">
            <text:p>2024-06-07</text:p>
          </table:table-cell>
          <table:table-cell table:formula="of:=MONTH([.B793])" office:value-type="float" office:value="6" calcext:value-type="float">
            <text:p>6</text:p>
          </table:table-cell>
          <table:table-cell table:formula="of:=[.D788]" office:value-type="float" office:value="1" calcext:value-type="float">
            <text:p>1</text:p>
          </table:table-cell>
          <table:table-cell table:number-columns-repeated="6"/>
          <table:table-cell table:formula="of:=[.G793]*INDIRECT(ADDRESS([.A793]+[.D793];2;1;;&quot;rates&quot;))-[.H793]*INDIRECT(ADDRESS([.A793]+[.D79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94];[.B793];[.B793]+1)" office:value-type="date" office:date-value="2024-06-07" calcext:value-type="date">
            <text:p>2024-06-07</text:p>
          </table:table-cell>
          <table:table-cell table:formula="of:=MONTH([.B794])" office:value-type="float" office:value="6" calcext:value-type="float">
            <text:p>6</text:p>
          </table:table-cell>
          <table:table-cell table:formula="of:=[.D789]" office:value-type="float" office:value="2" calcext:value-type="float">
            <text:p>2</text:p>
          </table:table-cell>
          <table:table-cell table:number-columns-repeated="6"/>
          <table:table-cell table:formula="of:=[.G794]*INDIRECT(ADDRESS([.A794]+[.D794];2;1;;&quot;rates&quot;))-[.H794]*INDIRECT(ADDRESS([.A794]+[.D79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95];[.B794];[.B794]+1)" office:value-type="date" office:date-value="2024-06-07" calcext:value-type="date">
            <text:p>2024-06-07</text:p>
          </table:table-cell>
          <table:table-cell table:formula="of:=MONTH([.B795])" office:value-type="float" office:value="6" calcext:value-type="float">
            <text:p>6</text:p>
          </table:table-cell>
          <table:table-cell table:formula="of:=[.D790]" office:value-type="float" office:value="3" calcext:value-type="float">
            <text:p>3</text:p>
          </table:table-cell>
          <table:table-cell table:number-columns-repeated="6"/>
          <table:table-cell table:formula="of:=[.G795]*INDIRECT(ADDRESS([.A795]+[.D795];2;1;;&quot;rates&quot;))-[.H795]*INDIRECT(ADDRESS([.A795]+[.D79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96];[.B795];[.B795]+1)" office:value-type="date" office:date-value="2024-06-07" calcext:value-type="date">
            <text:p>2024-06-07</text:p>
          </table:table-cell>
          <table:table-cell table:formula="of:=MONTH([.B796])" office:value-type="float" office:value="6" calcext:value-type="float">
            <text:p>6</text:p>
          </table:table-cell>
          <table:table-cell table:formula="of:=[.D791]" office:value-type="float" office:value="4" calcext:value-type="float">
            <text:p>4</text:p>
          </table:table-cell>
          <table:table-cell table:number-columns-repeated="6"/>
          <table:table-cell table:formula="of:=[.G796]*INDIRECT(ADDRESS([.A796]+[.D796];2;1;;&quot;rates&quot;))-[.H796]*INDIRECT(ADDRESS([.A796]+[.D79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97];[.B796];[.B796]+1)" office:value-type="date" office:date-value="2024-06-08" calcext:value-type="date">
            <text:p>2024-06-08</text:p>
          </table:table-cell>
          <table:table-cell table:formula="of:=MONTH([.B797])" office:value-type="float" office:value="6" calcext:value-type="float">
            <text:p>6</text:p>
          </table:table-cell>
          <table:table-cell table:formula="of:=[.D792]" office:value-type="float" office:value="0" calcext:value-type="float">
            <text:p>0</text:p>
          </table:table-cell>
          <table:table-cell table:number-columns-repeated="6"/>
          <table:table-cell table:formula="of:=[.G797]*INDIRECT(ADDRESS([.A797]+[.D797];2;1;;&quot;rates&quot;))-[.H797]*INDIRECT(ADDRESS([.A797]+[.D79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98];[.B797];[.B797]+1)" office:value-type="date" office:date-value="2024-06-08" calcext:value-type="date">
            <text:p>2024-06-08</text:p>
          </table:table-cell>
          <table:table-cell table:formula="of:=MONTH([.B798])" office:value-type="float" office:value="6" calcext:value-type="float">
            <text:p>6</text:p>
          </table:table-cell>
          <table:table-cell table:formula="of:=[.D793]" office:value-type="float" office:value="1" calcext:value-type="float">
            <text:p>1</text:p>
          </table:table-cell>
          <table:table-cell table:number-columns-repeated="6"/>
          <table:table-cell table:formula="of:=[.G798]*INDIRECT(ADDRESS([.A798]+[.D798];2;1;;&quot;rates&quot;))-[.H798]*INDIRECT(ADDRESS([.A798]+[.D79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799];[.B798];[.B798]+1)" office:value-type="date" office:date-value="2024-06-08" calcext:value-type="date">
            <text:p>2024-06-08</text:p>
          </table:table-cell>
          <table:table-cell table:formula="of:=MONTH([.B799])" office:value-type="float" office:value="6" calcext:value-type="float">
            <text:p>6</text:p>
          </table:table-cell>
          <table:table-cell table:formula="of:=[.D794]" office:value-type="float" office:value="2" calcext:value-type="float">
            <text:p>2</text:p>
          </table:table-cell>
          <table:table-cell table:number-columns-repeated="6"/>
          <table:table-cell table:formula="of:=[.G799]*INDIRECT(ADDRESS([.A799]+[.D799];2;1;;&quot;rates&quot;))-[.H799]*INDIRECT(ADDRESS([.A799]+[.D79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00];[.B799];[.B799]+1)" office:value-type="date" office:date-value="2024-06-08" calcext:value-type="date">
            <text:p>2024-06-08</text:p>
          </table:table-cell>
          <table:table-cell table:formula="of:=MONTH([.B800])" office:value-type="float" office:value="6" calcext:value-type="float">
            <text:p>6</text:p>
          </table:table-cell>
          <table:table-cell table:formula="of:=[.D795]" office:value-type="float" office:value="3" calcext:value-type="float">
            <text:p>3</text:p>
          </table:table-cell>
          <table:table-cell table:number-columns-repeated="6"/>
          <table:table-cell table:formula="of:=[.G800]*INDIRECT(ADDRESS([.A800]+[.D800];2;1;;&quot;rates&quot;))-[.H800]*INDIRECT(ADDRESS([.A800]+[.D80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01];[.B800];[.B800]+1)" office:value-type="date" office:date-value="2024-06-08" calcext:value-type="date">
            <text:p>2024-06-08</text:p>
          </table:table-cell>
          <table:table-cell table:formula="of:=MONTH([.B801])" office:value-type="float" office:value="6" calcext:value-type="float">
            <text:p>6</text:p>
          </table:table-cell>
          <table:table-cell table:formula="of:=[.D796]" office:value-type="float" office:value="4" calcext:value-type="float">
            <text:p>4</text:p>
          </table:table-cell>
          <table:table-cell table:number-columns-repeated="6"/>
          <table:table-cell table:formula="of:=[.G801]*INDIRECT(ADDRESS([.A801]+[.D801];2;1;;&quot;rates&quot;))-[.H801]*INDIRECT(ADDRESS([.A801]+[.D80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02];[.B801];[.B801]+1)" office:value-type="date" office:date-value="2024-06-09" calcext:value-type="date">
            <text:p>2024-06-09</text:p>
          </table:table-cell>
          <table:table-cell table:formula="of:=MONTH([.B802])" office:value-type="float" office:value="6" calcext:value-type="float">
            <text:p>6</text:p>
          </table:table-cell>
          <table:table-cell table:formula="of:=[.D797]" office:value-type="float" office:value="0" calcext:value-type="float">
            <text:p>0</text:p>
          </table:table-cell>
          <table:table-cell table:number-columns-repeated="6"/>
          <table:table-cell table:formula="of:=[.G802]*INDIRECT(ADDRESS([.A802]+[.D802];2;1;;&quot;rates&quot;))-[.H802]*INDIRECT(ADDRESS([.A802]+[.D80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03];[.B802];[.B802]+1)" office:value-type="date" office:date-value="2024-06-09" calcext:value-type="date">
            <text:p>2024-06-09</text:p>
          </table:table-cell>
          <table:table-cell table:formula="of:=MONTH([.B803])" office:value-type="float" office:value="6" calcext:value-type="float">
            <text:p>6</text:p>
          </table:table-cell>
          <table:table-cell table:formula="of:=[.D798]" office:value-type="float" office:value="1" calcext:value-type="float">
            <text:p>1</text:p>
          </table:table-cell>
          <table:table-cell table:number-columns-repeated="6"/>
          <table:table-cell table:formula="of:=[.G803]*INDIRECT(ADDRESS([.A803]+[.D803];2;1;;&quot;rates&quot;))-[.H803]*INDIRECT(ADDRESS([.A803]+[.D80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04];[.B803];[.B803]+1)" office:value-type="date" office:date-value="2024-06-09" calcext:value-type="date">
            <text:p>2024-06-09</text:p>
          </table:table-cell>
          <table:table-cell table:formula="of:=MONTH([.B804])" office:value-type="float" office:value="6" calcext:value-type="float">
            <text:p>6</text:p>
          </table:table-cell>
          <table:table-cell table:formula="of:=[.D799]" office:value-type="float" office:value="2" calcext:value-type="float">
            <text:p>2</text:p>
          </table:table-cell>
          <table:table-cell table:number-columns-repeated="6"/>
          <table:table-cell table:formula="of:=[.G804]*INDIRECT(ADDRESS([.A804]+[.D804];2;1;;&quot;rates&quot;))-[.H804]*INDIRECT(ADDRESS([.A804]+[.D80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05];[.B804];[.B804]+1)" office:value-type="date" office:date-value="2024-06-09" calcext:value-type="date">
            <text:p>2024-06-09</text:p>
          </table:table-cell>
          <table:table-cell table:formula="of:=MONTH([.B805])" office:value-type="float" office:value="6" calcext:value-type="float">
            <text:p>6</text:p>
          </table:table-cell>
          <table:table-cell table:formula="of:=[.D800]" office:value-type="float" office:value="3" calcext:value-type="float">
            <text:p>3</text:p>
          </table:table-cell>
          <table:table-cell table:number-columns-repeated="6"/>
          <table:table-cell table:formula="of:=[.G805]*INDIRECT(ADDRESS([.A805]+[.D805];2;1;;&quot;rates&quot;))-[.H805]*INDIRECT(ADDRESS([.A805]+[.D80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06];[.B805];[.B805]+1)" office:value-type="date" office:date-value="2024-06-09" calcext:value-type="date">
            <text:p>2024-06-09</text:p>
          </table:table-cell>
          <table:table-cell table:formula="of:=MONTH([.B806])" office:value-type="float" office:value="6" calcext:value-type="float">
            <text:p>6</text:p>
          </table:table-cell>
          <table:table-cell table:formula="of:=[.D801]" office:value-type="float" office:value="4" calcext:value-type="float">
            <text:p>4</text:p>
          </table:table-cell>
          <table:table-cell table:number-columns-repeated="6"/>
          <table:table-cell table:formula="of:=[.G806]*INDIRECT(ADDRESS([.A806]+[.D806];2;1;;&quot;rates&quot;))-[.H806]*INDIRECT(ADDRESS([.A806]+[.D80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07];[.B806];[.B806]+1)" office:value-type="date" office:date-value="2024-06-10" calcext:value-type="date">
            <text:p>2024-06-10</text:p>
          </table:table-cell>
          <table:table-cell table:formula="of:=MONTH([.B807])" office:value-type="float" office:value="6" calcext:value-type="float">
            <text:p>6</text:p>
          </table:table-cell>
          <table:table-cell table:formula="of:=[.D802]" office:value-type="float" office:value="0" calcext:value-type="float">
            <text:p>0</text:p>
          </table:table-cell>
          <table:table-cell table:number-columns-repeated="6"/>
          <table:table-cell table:formula="of:=[.G807]*INDIRECT(ADDRESS([.A807]+[.D807];2;1;;&quot;rates&quot;))-[.H807]*INDIRECT(ADDRESS([.A807]+[.D80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08];[.B807];[.B807]+1)" office:value-type="date" office:date-value="2024-06-10" calcext:value-type="date">
            <text:p>2024-06-10</text:p>
          </table:table-cell>
          <table:table-cell table:formula="of:=MONTH([.B808])" office:value-type="float" office:value="6" calcext:value-type="float">
            <text:p>6</text:p>
          </table:table-cell>
          <table:table-cell table:formula="of:=[.D803]" office:value-type="float" office:value="1" calcext:value-type="float">
            <text:p>1</text:p>
          </table:table-cell>
          <table:table-cell table:number-columns-repeated="6"/>
          <table:table-cell table:formula="of:=[.G808]*INDIRECT(ADDRESS([.A808]+[.D808];2;1;;&quot;rates&quot;))-[.H808]*INDIRECT(ADDRESS([.A808]+[.D80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09];[.B808];[.B808]+1)" office:value-type="date" office:date-value="2024-06-10" calcext:value-type="date">
            <text:p>2024-06-10</text:p>
          </table:table-cell>
          <table:table-cell table:formula="of:=MONTH([.B809])" office:value-type="float" office:value="6" calcext:value-type="float">
            <text:p>6</text:p>
          </table:table-cell>
          <table:table-cell table:formula="of:=[.D804]" office:value-type="float" office:value="2" calcext:value-type="float">
            <text:p>2</text:p>
          </table:table-cell>
          <table:table-cell table:number-columns-repeated="6"/>
          <table:table-cell table:formula="of:=[.G809]*INDIRECT(ADDRESS([.A809]+[.D809];2;1;;&quot;rates&quot;))-[.H809]*INDIRECT(ADDRESS([.A809]+[.D80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10];[.B809];[.B809]+1)" office:value-type="date" office:date-value="2024-06-10" calcext:value-type="date">
            <text:p>2024-06-10</text:p>
          </table:table-cell>
          <table:table-cell table:formula="of:=MONTH([.B810])" office:value-type="float" office:value="6" calcext:value-type="float">
            <text:p>6</text:p>
          </table:table-cell>
          <table:table-cell table:formula="of:=[.D805]" office:value-type="float" office:value="3" calcext:value-type="float">
            <text:p>3</text:p>
          </table:table-cell>
          <table:table-cell table:number-columns-repeated="6"/>
          <table:table-cell table:formula="of:=[.G810]*INDIRECT(ADDRESS([.A810]+[.D810];2;1;;&quot;rates&quot;))-[.H810]*INDIRECT(ADDRESS([.A810]+[.D81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11];[.B810];[.B810]+1)" office:value-type="date" office:date-value="2024-06-10" calcext:value-type="date">
            <text:p>2024-06-10</text:p>
          </table:table-cell>
          <table:table-cell table:formula="of:=MONTH([.B811])" office:value-type="float" office:value="6" calcext:value-type="float">
            <text:p>6</text:p>
          </table:table-cell>
          <table:table-cell table:formula="of:=[.D806]" office:value-type="float" office:value="4" calcext:value-type="float">
            <text:p>4</text:p>
          </table:table-cell>
          <table:table-cell table:number-columns-repeated="6"/>
          <table:table-cell table:formula="of:=[.G811]*INDIRECT(ADDRESS([.A811]+[.D811];2;1;;&quot;rates&quot;))-[.H811]*INDIRECT(ADDRESS([.A811]+[.D81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12];[.B811];[.B811]+1)" office:value-type="date" office:date-value="2024-06-11" calcext:value-type="date">
            <text:p>2024-06-11</text:p>
          </table:table-cell>
          <table:table-cell table:formula="of:=MONTH([.B812])" office:value-type="float" office:value="6" calcext:value-type="float">
            <text:p>6</text:p>
          </table:table-cell>
          <table:table-cell table:formula="of:=[.D807]" office:value-type="float" office:value="0" calcext:value-type="float">
            <text:p>0</text:p>
          </table:table-cell>
          <table:table-cell table:number-columns-repeated="6"/>
          <table:table-cell table:formula="of:=[.G812]*INDIRECT(ADDRESS([.A812]+[.D812];2;1;;&quot;rates&quot;))-[.H812]*INDIRECT(ADDRESS([.A812]+[.D81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13];[.B812];[.B812]+1)" office:value-type="date" office:date-value="2024-06-11" calcext:value-type="date">
            <text:p>2024-06-11</text:p>
          </table:table-cell>
          <table:table-cell table:formula="of:=MONTH([.B813])" office:value-type="float" office:value="6" calcext:value-type="float">
            <text:p>6</text:p>
          </table:table-cell>
          <table:table-cell table:formula="of:=[.D808]" office:value-type="float" office:value="1" calcext:value-type="float">
            <text:p>1</text:p>
          </table:table-cell>
          <table:table-cell table:number-columns-repeated="6"/>
          <table:table-cell table:formula="of:=[.G813]*INDIRECT(ADDRESS([.A813]+[.D813];2;1;;&quot;rates&quot;))-[.H813]*INDIRECT(ADDRESS([.A813]+[.D81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14];[.B813];[.B813]+1)" office:value-type="date" office:date-value="2024-06-11" calcext:value-type="date">
            <text:p>2024-06-11</text:p>
          </table:table-cell>
          <table:table-cell table:formula="of:=MONTH([.B814])" office:value-type="float" office:value="6" calcext:value-type="float">
            <text:p>6</text:p>
          </table:table-cell>
          <table:table-cell table:formula="of:=[.D809]" office:value-type="float" office:value="2" calcext:value-type="float">
            <text:p>2</text:p>
          </table:table-cell>
          <table:table-cell table:number-columns-repeated="6"/>
          <table:table-cell table:formula="of:=[.G814]*INDIRECT(ADDRESS([.A814]+[.D814];2;1;;&quot;rates&quot;))-[.H814]*INDIRECT(ADDRESS([.A814]+[.D81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15];[.B814];[.B814]+1)" office:value-type="date" office:date-value="2024-06-11" calcext:value-type="date">
            <text:p>2024-06-11</text:p>
          </table:table-cell>
          <table:table-cell table:formula="of:=MONTH([.B815])" office:value-type="float" office:value="6" calcext:value-type="float">
            <text:p>6</text:p>
          </table:table-cell>
          <table:table-cell table:formula="of:=[.D810]" office:value-type="float" office:value="3" calcext:value-type="float">
            <text:p>3</text:p>
          </table:table-cell>
          <table:table-cell table:number-columns-repeated="6"/>
          <table:table-cell table:formula="of:=[.G815]*INDIRECT(ADDRESS([.A815]+[.D815];2;1;;&quot;rates&quot;))-[.H815]*INDIRECT(ADDRESS([.A815]+[.D81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16];[.B815];[.B815]+1)" office:value-type="date" office:date-value="2024-06-11" calcext:value-type="date">
            <text:p>2024-06-11</text:p>
          </table:table-cell>
          <table:table-cell table:formula="of:=MONTH([.B816])" office:value-type="float" office:value="6" calcext:value-type="float">
            <text:p>6</text:p>
          </table:table-cell>
          <table:table-cell table:formula="of:=[.D811]" office:value-type="float" office:value="4" calcext:value-type="float">
            <text:p>4</text:p>
          </table:table-cell>
          <table:table-cell table:number-columns-repeated="6"/>
          <table:table-cell table:formula="of:=[.G816]*INDIRECT(ADDRESS([.A816]+[.D816];2;1;;&quot;rates&quot;))-[.H816]*INDIRECT(ADDRESS([.A816]+[.D81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17];[.B816];[.B816]+1)" office:value-type="date" office:date-value="2024-06-12" calcext:value-type="date">
            <text:p>2024-06-12</text:p>
          </table:table-cell>
          <table:table-cell table:formula="of:=MONTH([.B817])" office:value-type="float" office:value="6" calcext:value-type="float">
            <text:p>6</text:p>
          </table:table-cell>
          <table:table-cell table:formula="of:=[.D812]" office:value-type="float" office:value="0" calcext:value-type="float">
            <text:p>0</text:p>
          </table:table-cell>
          <table:table-cell table:number-columns-repeated="6"/>
          <table:table-cell table:formula="of:=[.G817]*INDIRECT(ADDRESS([.A817]+[.D817];2;1;;&quot;rates&quot;))-[.H817]*INDIRECT(ADDRESS([.A817]+[.D81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18];[.B817];[.B817]+1)" office:value-type="date" office:date-value="2024-06-12" calcext:value-type="date">
            <text:p>2024-06-12</text:p>
          </table:table-cell>
          <table:table-cell table:formula="of:=MONTH([.B818])" office:value-type="float" office:value="6" calcext:value-type="float">
            <text:p>6</text:p>
          </table:table-cell>
          <table:table-cell table:formula="of:=[.D813]" office:value-type="float" office:value="1" calcext:value-type="float">
            <text:p>1</text:p>
          </table:table-cell>
          <table:table-cell table:number-columns-repeated="6"/>
          <table:table-cell table:formula="of:=[.G818]*INDIRECT(ADDRESS([.A818]+[.D818];2;1;;&quot;rates&quot;))-[.H818]*INDIRECT(ADDRESS([.A818]+[.D81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19];[.B818];[.B818]+1)" office:value-type="date" office:date-value="2024-06-12" calcext:value-type="date">
            <text:p>2024-06-12</text:p>
          </table:table-cell>
          <table:table-cell table:formula="of:=MONTH([.B819])" office:value-type="float" office:value="6" calcext:value-type="float">
            <text:p>6</text:p>
          </table:table-cell>
          <table:table-cell table:formula="of:=[.D814]" office:value-type="float" office:value="2" calcext:value-type="float">
            <text:p>2</text:p>
          </table:table-cell>
          <table:table-cell table:number-columns-repeated="6"/>
          <table:table-cell table:formula="of:=[.G819]*INDIRECT(ADDRESS([.A819]+[.D819];2;1;;&quot;rates&quot;))-[.H819]*INDIRECT(ADDRESS([.A819]+[.D81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20];[.B819];[.B819]+1)" office:value-type="date" office:date-value="2024-06-12" calcext:value-type="date">
            <text:p>2024-06-12</text:p>
          </table:table-cell>
          <table:table-cell table:formula="of:=MONTH([.B820])" office:value-type="float" office:value="6" calcext:value-type="float">
            <text:p>6</text:p>
          </table:table-cell>
          <table:table-cell table:formula="of:=[.D815]" office:value-type="float" office:value="3" calcext:value-type="float">
            <text:p>3</text:p>
          </table:table-cell>
          <table:table-cell table:number-columns-repeated="6"/>
          <table:table-cell table:formula="of:=[.G820]*INDIRECT(ADDRESS([.A820]+[.D820];2;1;;&quot;rates&quot;))-[.H820]*INDIRECT(ADDRESS([.A820]+[.D82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21];[.B820];[.B820]+1)" office:value-type="date" office:date-value="2024-06-12" calcext:value-type="date">
            <text:p>2024-06-12</text:p>
          </table:table-cell>
          <table:table-cell table:formula="of:=MONTH([.B821])" office:value-type="float" office:value="6" calcext:value-type="float">
            <text:p>6</text:p>
          </table:table-cell>
          <table:table-cell table:formula="of:=[.D816]" office:value-type="float" office:value="4" calcext:value-type="float">
            <text:p>4</text:p>
          </table:table-cell>
          <table:table-cell table:number-columns-repeated="6"/>
          <table:table-cell table:formula="of:=[.G821]*INDIRECT(ADDRESS([.A821]+[.D821];2;1;;&quot;rates&quot;))-[.H821]*INDIRECT(ADDRESS([.A821]+[.D82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22];[.B821];[.B821]+1)" office:value-type="date" office:date-value="2024-06-13" calcext:value-type="date">
            <text:p>2024-06-13</text:p>
          </table:table-cell>
          <table:table-cell table:formula="of:=MONTH([.B822])" office:value-type="float" office:value="6" calcext:value-type="float">
            <text:p>6</text:p>
          </table:table-cell>
          <table:table-cell table:formula="of:=[.D817]" office:value-type="float" office:value="0" calcext:value-type="float">
            <text:p>0</text:p>
          </table:table-cell>
          <table:table-cell table:number-columns-repeated="6"/>
          <table:table-cell table:formula="of:=[.G822]*INDIRECT(ADDRESS([.A822]+[.D822];2;1;;&quot;rates&quot;))-[.H822]*INDIRECT(ADDRESS([.A822]+[.D82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23];[.B822];[.B822]+1)" office:value-type="date" office:date-value="2024-06-13" calcext:value-type="date">
            <text:p>2024-06-13</text:p>
          </table:table-cell>
          <table:table-cell table:formula="of:=MONTH([.B823])" office:value-type="float" office:value="6" calcext:value-type="float">
            <text:p>6</text:p>
          </table:table-cell>
          <table:table-cell table:formula="of:=[.D818]" office:value-type="float" office:value="1" calcext:value-type="float">
            <text:p>1</text:p>
          </table:table-cell>
          <table:table-cell table:number-columns-repeated="6"/>
          <table:table-cell table:formula="of:=[.G823]*INDIRECT(ADDRESS([.A823]+[.D823];2;1;;&quot;rates&quot;))-[.H823]*INDIRECT(ADDRESS([.A823]+[.D82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24];[.B823];[.B823]+1)" office:value-type="date" office:date-value="2024-06-13" calcext:value-type="date">
            <text:p>2024-06-13</text:p>
          </table:table-cell>
          <table:table-cell table:formula="of:=MONTH([.B824])" office:value-type="float" office:value="6" calcext:value-type="float">
            <text:p>6</text:p>
          </table:table-cell>
          <table:table-cell table:formula="of:=[.D819]" office:value-type="float" office:value="2" calcext:value-type="float">
            <text:p>2</text:p>
          </table:table-cell>
          <table:table-cell table:number-columns-repeated="6"/>
          <table:table-cell table:formula="of:=[.G824]*INDIRECT(ADDRESS([.A824]+[.D824];2;1;;&quot;rates&quot;))-[.H824]*INDIRECT(ADDRESS([.A824]+[.D82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25];[.B824];[.B824]+1)" office:value-type="date" office:date-value="2024-06-13" calcext:value-type="date">
            <text:p>2024-06-13</text:p>
          </table:table-cell>
          <table:table-cell table:formula="of:=MONTH([.B825])" office:value-type="float" office:value="6" calcext:value-type="float">
            <text:p>6</text:p>
          </table:table-cell>
          <table:table-cell table:formula="of:=[.D820]" office:value-type="float" office:value="3" calcext:value-type="float">
            <text:p>3</text:p>
          </table:table-cell>
          <table:table-cell table:number-columns-repeated="6"/>
          <table:table-cell table:formula="of:=[.G825]*INDIRECT(ADDRESS([.A825]+[.D825];2;1;;&quot;rates&quot;))-[.H825]*INDIRECT(ADDRESS([.A825]+[.D82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26];[.B825];[.B825]+1)" office:value-type="date" office:date-value="2024-06-13" calcext:value-type="date">
            <text:p>2024-06-13</text:p>
          </table:table-cell>
          <table:table-cell table:formula="of:=MONTH([.B826])" office:value-type="float" office:value="6" calcext:value-type="float">
            <text:p>6</text:p>
          </table:table-cell>
          <table:table-cell table:formula="of:=[.D821]" office:value-type="float" office:value="4" calcext:value-type="float">
            <text:p>4</text:p>
          </table:table-cell>
          <table:table-cell table:number-columns-repeated="6"/>
          <table:table-cell table:formula="of:=[.G826]*INDIRECT(ADDRESS([.A826]+[.D826];2;1;;&quot;rates&quot;))-[.H826]*INDIRECT(ADDRESS([.A826]+[.D82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27];[.B826];[.B826]+1)" office:value-type="date" office:date-value="2024-06-14" calcext:value-type="date">
            <text:p>2024-06-14</text:p>
          </table:table-cell>
          <table:table-cell table:formula="of:=MONTH([.B827])" office:value-type="float" office:value="6" calcext:value-type="float">
            <text:p>6</text:p>
          </table:table-cell>
          <table:table-cell table:formula="of:=[.D822]" office:value-type="float" office:value="0" calcext:value-type="float">
            <text:p>0</text:p>
          </table:table-cell>
          <table:table-cell table:number-columns-repeated="6"/>
          <table:table-cell table:formula="of:=[.G827]*INDIRECT(ADDRESS([.A827]+[.D827];2;1;;&quot;rates&quot;))-[.H827]*INDIRECT(ADDRESS([.A827]+[.D82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28];[.B827];[.B827]+1)" office:value-type="date" office:date-value="2024-06-14" calcext:value-type="date">
            <text:p>2024-06-14</text:p>
          </table:table-cell>
          <table:table-cell table:formula="of:=MONTH([.B828])" office:value-type="float" office:value="6" calcext:value-type="float">
            <text:p>6</text:p>
          </table:table-cell>
          <table:table-cell table:formula="of:=[.D823]" office:value-type="float" office:value="1" calcext:value-type="float">
            <text:p>1</text:p>
          </table:table-cell>
          <table:table-cell table:number-columns-repeated="6"/>
          <table:table-cell table:formula="of:=[.G828]*INDIRECT(ADDRESS([.A828]+[.D828];2;1;;&quot;rates&quot;))-[.H828]*INDIRECT(ADDRESS([.A828]+[.D82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29];[.B828];[.B828]+1)" office:value-type="date" office:date-value="2024-06-14" calcext:value-type="date">
            <text:p>2024-06-14</text:p>
          </table:table-cell>
          <table:table-cell table:formula="of:=MONTH([.B829])" office:value-type="float" office:value="6" calcext:value-type="float">
            <text:p>6</text:p>
          </table:table-cell>
          <table:table-cell table:formula="of:=[.D824]" office:value-type="float" office:value="2" calcext:value-type="float">
            <text:p>2</text:p>
          </table:table-cell>
          <table:table-cell table:number-columns-repeated="6"/>
          <table:table-cell table:formula="of:=[.G829]*INDIRECT(ADDRESS([.A829]+[.D829];2;1;;&quot;rates&quot;))-[.H829]*INDIRECT(ADDRESS([.A829]+[.D82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30];[.B829];[.B829]+1)" office:value-type="date" office:date-value="2024-06-14" calcext:value-type="date">
            <text:p>2024-06-14</text:p>
          </table:table-cell>
          <table:table-cell table:formula="of:=MONTH([.B830])" office:value-type="float" office:value="6" calcext:value-type="float">
            <text:p>6</text:p>
          </table:table-cell>
          <table:table-cell table:formula="of:=[.D825]" office:value-type="float" office:value="3" calcext:value-type="float">
            <text:p>3</text:p>
          </table:table-cell>
          <table:table-cell table:number-columns-repeated="6"/>
          <table:table-cell table:formula="of:=[.G830]*INDIRECT(ADDRESS([.A830]+[.D830];2;1;;&quot;rates&quot;))-[.H830]*INDIRECT(ADDRESS([.A830]+[.D83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31];[.B830];[.B830]+1)" office:value-type="date" office:date-value="2024-06-14" calcext:value-type="date">
            <text:p>2024-06-14</text:p>
          </table:table-cell>
          <table:table-cell table:formula="of:=MONTH([.B831])" office:value-type="float" office:value="6" calcext:value-type="float">
            <text:p>6</text:p>
          </table:table-cell>
          <table:table-cell table:formula="of:=[.D826]" office:value-type="float" office:value="4" calcext:value-type="float">
            <text:p>4</text:p>
          </table:table-cell>
          <table:table-cell table:number-columns-repeated="6"/>
          <table:table-cell table:formula="of:=[.G831]*INDIRECT(ADDRESS([.A831]+[.D831];2;1;;&quot;rates&quot;))-[.H831]*INDIRECT(ADDRESS([.A831]+[.D83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32];[.B831];[.B831]+1)" office:value-type="date" office:date-value="2024-06-15" calcext:value-type="date">
            <text:p>2024-06-15</text:p>
          </table:table-cell>
          <table:table-cell table:formula="of:=MONTH([.B832])" office:value-type="float" office:value="6" calcext:value-type="float">
            <text:p>6</text:p>
          </table:table-cell>
          <table:table-cell table:formula="of:=[.D827]" office:value-type="float" office:value="0" calcext:value-type="float">
            <text:p>0</text:p>
          </table:table-cell>
          <table:table-cell table:number-columns-repeated="6"/>
          <table:table-cell table:formula="of:=[.G832]*INDIRECT(ADDRESS([.A832]+[.D832];2;1;;&quot;rates&quot;))-[.H832]*INDIRECT(ADDRESS([.A832]+[.D83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33];[.B832];[.B832]+1)" office:value-type="date" office:date-value="2024-06-15" calcext:value-type="date">
            <text:p>2024-06-15</text:p>
          </table:table-cell>
          <table:table-cell table:formula="of:=MONTH([.B833])" office:value-type="float" office:value="6" calcext:value-type="float">
            <text:p>6</text:p>
          </table:table-cell>
          <table:table-cell table:formula="of:=[.D828]" office:value-type="float" office:value="1" calcext:value-type="float">
            <text:p>1</text:p>
          </table:table-cell>
          <table:table-cell table:number-columns-repeated="6"/>
          <table:table-cell table:formula="of:=[.G833]*INDIRECT(ADDRESS([.A833]+[.D833];2;1;;&quot;rates&quot;))-[.H833]*INDIRECT(ADDRESS([.A833]+[.D83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34];[.B833];[.B833]+1)" office:value-type="date" office:date-value="2024-06-15" calcext:value-type="date">
            <text:p>2024-06-15</text:p>
          </table:table-cell>
          <table:table-cell table:formula="of:=MONTH([.B834])" office:value-type="float" office:value="6" calcext:value-type="float">
            <text:p>6</text:p>
          </table:table-cell>
          <table:table-cell table:formula="of:=[.D829]" office:value-type="float" office:value="2" calcext:value-type="float">
            <text:p>2</text:p>
          </table:table-cell>
          <table:table-cell table:number-columns-repeated="6"/>
          <table:table-cell table:formula="of:=[.G834]*INDIRECT(ADDRESS([.A834]+[.D834];2;1;;&quot;rates&quot;))-[.H834]*INDIRECT(ADDRESS([.A834]+[.D83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35];[.B834];[.B834]+1)" office:value-type="date" office:date-value="2024-06-15" calcext:value-type="date">
            <text:p>2024-06-15</text:p>
          </table:table-cell>
          <table:table-cell table:formula="of:=MONTH([.B835])" office:value-type="float" office:value="6" calcext:value-type="float">
            <text:p>6</text:p>
          </table:table-cell>
          <table:table-cell table:formula="of:=[.D830]" office:value-type="float" office:value="3" calcext:value-type="float">
            <text:p>3</text:p>
          </table:table-cell>
          <table:table-cell table:number-columns-repeated="6"/>
          <table:table-cell table:formula="of:=[.G835]*INDIRECT(ADDRESS([.A835]+[.D835];2;1;;&quot;rates&quot;))-[.H835]*INDIRECT(ADDRESS([.A835]+[.D83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36];[.B835];[.B835]+1)" office:value-type="date" office:date-value="2024-06-15" calcext:value-type="date">
            <text:p>2024-06-15</text:p>
          </table:table-cell>
          <table:table-cell table:formula="of:=MONTH([.B836])" office:value-type="float" office:value="6" calcext:value-type="float">
            <text:p>6</text:p>
          </table:table-cell>
          <table:table-cell table:formula="of:=[.D831]" office:value-type="float" office:value="4" calcext:value-type="float">
            <text:p>4</text:p>
          </table:table-cell>
          <table:table-cell table:number-columns-repeated="6"/>
          <table:table-cell table:formula="of:=[.G836]*INDIRECT(ADDRESS([.A836]+[.D836];2;1;;&quot;rates&quot;))-[.H836]*INDIRECT(ADDRESS([.A836]+[.D83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37];[.B836];[.B836]+1)" office:value-type="date" office:date-value="2024-06-16" calcext:value-type="date">
            <text:p>2024-06-16</text:p>
          </table:table-cell>
          <table:table-cell table:formula="of:=MONTH([.B837])" office:value-type="float" office:value="6" calcext:value-type="float">
            <text:p>6</text:p>
          </table:table-cell>
          <table:table-cell table:formula="of:=[.D832]" office:value-type="float" office:value="0" calcext:value-type="float">
            <text:p>0</text:p>
          </table:table-cell>
          <table:table-cell table:number-columns-repeated="6"/>
          <table:table-cell table:formula="of:=[.G837]*INDIRECT(ADDRESS([.A837]+[.D837];2;1;;&quot;rates&quot;))-[.H837]*INDIRECT(ADDRESS([.A837]+[.D83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38];[.B837];[.B837]+1)" office:value-type="date" office:date-value="2024-06-16" calcext:value-type="date">
            <text:p>2024-06-16</text:p>
          </table:table-cell>
          <table:table-cell table:formula="of:=MONTH([.B838])" office:value-type="float" office:value="6" calcext:value-type="float">
            <text:p>6</text:p>
          </table:table-cell>
          <table:table-cell table:formula="of:=[.D833]" office:value-type="float" office:value="1" calcext:value-type="float">
            <text:p>1</text:p>
          </table:table-cell>
          <table:table-cell table:number-columns-repeated="6"/>
          <table:table-cell table:formula="of:=[.G838]*INDIRECT(ADDRESS([.A838]+[.D838];2;1;;&quot;rates&quot;))-[.H838]*INDIRECT(ADDRESS([.A838]+[.D83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39];[.B838];[.B838]+1)" office:value-type="date" office:date-value="2024-06-16" calcext:value-type="date">
            <text:p>2024-06-16</text:p>
          </table:table-cell>
          <table:table-cell table:formula="of:=MONTH([.B839])" office:value-type="float" office:value="6" calcext:value-type="float">
            <text:p>6</text:p>
          </table:table-cell>
          <table:table-cell table:formula="of:=[.D834]" office:value-type="float" office:value="2" calcext:value-type="float">
            <text:p>2</text:p>
          </table:table-cell>
          <table:table-cell table:number-columns-repeated="6"/>
          <table:table-cell table:formula="of:=[.G839]*INDIRECT(ADDRESS([.A839]+[.D839];2;1;;&quot;rates&quot;))-[.H839]*INDIRECT(ADDRESS([.A839]+[.D83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40];[.B839];[.B839]+1)" office:value-type="date" office:date-value="2024-06-16" calcext:value-type="date">
            <text:p>2024-06-16</text:p>
          </table:table-cell>
          <table:table-cell table:formula="of:=MONTH([.B840])" office:value-type="float" office:value="6" calcext:value-type="float">
            <text:p>6</text:p>
          </table:table-cell>
          <table:table-cell table:formula="of:=[.D835]" office:value-type="float" office:value="3" calcext:value-type="float">
            <text:p>3</text:p>
          </table:table-cell>
          <table:table-cell table:number-columns-repeated="6"/>
          <table:table-cell table:formula="of:=[.G840]*INDIRECT(ADDRESS([.A840]+[.D840];2;1;;&quot;rates&quot;))-[.H840]*INDIRECT(ADDRESS([.A840]+[.D84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41];[.B840];[.B840]+1)" office:value-type="date" office:date-value="2024-06-16" calcext:value-type="date">
            <text:p>2024-06-16</text:p>
          </table:table-cell>
          <table:table-cell table:formula="of:=MONTH([.B841])" office:value-type="float" office:value="6" calcext:value-type="float">
            <text:p>6</text:p>
          </table:table-cell>
          <table:table-cell table:formula="of:=[.D836]" office:value-type="float" office:value="4" calcext:value-type="float">
            <text:p>4</text:p>
          </table:table-cell>
          <table:table-cell table:number-columns-repeated="6"/>
          <table:table-cell table:formula="of:=[.G841]*INDIRECT(ADDRESS([.A841]+[.D841];2;1;;&quot;rates&quot;))-[.H841]*INDIRECT(ADDRESS([.A841]+[.D84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42];[.B841];[.B841]+1)" office:value-type="date" office:date-value="2024-06-17" calcext:value-type="date">
            <text:p>2024-06-17</text:p>
          </table:table-cell>
          <table:table-cell table:formula="of:=MONTH([.B842])" office:value-type="float" office:value="6" calcext:value-type="float">
            <text:p>6</text:p>
          </table:table-cell>
          <table:table-cell table:formula="of:=[.D837]" office:value-type="float" office:value="0" calcext:value-type="float">
            <text:p>0</text:p>
          </table:table-cell>
          <table:table-cell table:number-columns-repeated="6"/>
          <table:table-cell table:formula="of:=[.G842]*INDIRECT(ADDRESS([.A842]+[.D842];2;1;;&quot;rates&quot;))-[.H842]*INDIRECT(ADDRESS([.A842]+[.D84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43];[.B842];[.B842]+1)" office:value-type="date" office:date-value="2024-06-17" calcext:value-type="date">
            <text:p>2024-06-17</text:p>
          </table:table-cell>
          <table:table-cell table:formula="of:=MONTH([.B843])" office:value-type="float" office:value="6" calcext:value-type="float">
            <text:p>6</text:p>
          </table:table-cell>
          <table:table-cell table:formula="of:=[.D838]" office:value-type="float" office:value="1" calcext:value-type="float">
            <text:p>1</text:p>
          </table:table-cell>
          <table:table-cell table:number-columns-repeated="6"/>
          <table:table-cell table:formula="of:=[.G843]*INDIRECT(ADDRESS([.A843]+[.D843];2;1;;&quot;rates&quot;))-[.H843]*INDIRECT(ADDRESS([.A843]+[.D84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44];[.B843];[.B843]+1)" office:value-type="date" office:date-value="2024-06-17" calcext:value-type="date">
            <text:p>2024-06-17</text:p>
          </table:table-cell>
          <table:table-cell table:formula="of:=MONTH([.B844])" office:value-type="float" office:value="6" calcext:value-type="float">
            <text:p>6</text:p>
          </table:table-cell>
          <table:table-cell table:formula="of:=[.D839]" office:value-type="float" office:value="2" calcext:value-type="float">
            <text:p>2</text:p>
          </table:table-cell>
          <table:table-cell table:number-columns-repeated="6"/>
          <table:table-cell table:formula="of:=[.G844]*INDIRECT(ADDRESS([.A844]+[.D844];2;1;;&quot;rates&quot;))-[.H844]*INDIRECT(ADDRESS([.A844]+[.D84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45];[.B844];[.B844]+1)" office:value-type="date" office:date-value="2024-06-17" calcext:value-type="date">
            <text:p>2024-06-17</text:p>
          </table:table-cell>
          <table:table-cell table:formula="of:=MONTH([.B845])" office:value-type="float" office:value="6" calcext:value-type="float">
            <text:p>6</text:p>
          </table:table-cell>
          <table:table-cell table:formula="of:=[.D840]" office:value-type="float" office:value="3" calcext:value-type="float">
            <text:p>3</text:p>
          </table:table-cell>
          <table:table-cell table:number-columns-repeated="6"/>
          <table:table-cell table:formula="of:=[.G845]*INDIRECT(ADDRESS([.A845]+[.D845];2;1;;&quot;rates&quot;))-[.H845]*INDIRECT(ADDRESS([.A845]+[.D84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46];[.B845];[.B845]+1)" office:value-type="date" office:date-value="2024-06-17" calcext:value-type="date">
            <text:p>2024-06-17</text:p>
          </table:table-cell>
          <table:table-cell table:formula="of:=MONTH([.B846])" office:value-type="float" office:value="6" calcext:value-type="float">
            <text:p>6</text:p>
          </table:table-cell>
          <table:table-cell table:formula="of:=[.D841]" office:value-type="float" office:value="4" calcext:value-type="float">
            <text:p>4</text:p>
          </table:table-cell>
          <table:table-cell table:number-columns-repeated="6"/>
          <table:table-cell table:formula="of:=[.G846]*INDIRECT(ADDRESS([.A846]+[.D846];2;1;;&quot;rates&quot;))-[.H846]*INDIRECT(ADDRESS([.A846]+[.D84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47];[.B846];[.B846]+1)" office:value-type="date" office:date-value="2024-06-18" calcext:value-type="date">
            <text:p>2024-06-18</text:p>
          </table:table-cell>
          <table:table-cell table:formula="of:=MONTH([.B847])" office:value-type="float" office:value="6" calcext:value-type="float">
            <text:p>6</text:p>
          </table:table-cell>
          <table:table-cell table:formula="of:=[.D842]" office:value-type="float" office:value="0" calcext:value-type="float">
            <text:p>0</text:p>
          </table:table-cell>
          <table:table-cell table:number-columns-repeated="6"/>
          <table:table-cell table:formula="of:=[.G847]*INDIRECT(ADDRESS([.A847]+[.D847];2;1;;&quot;rates&quot;))-[.H847]*INDIRECT(ADDRESS([.A847]+[.D84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48];[.B847];[.B847]+1)" office:value-type="date" office:date-value="2024-06-18" calcext:value-type="date">
            <text:p>2024-06-18</text:p>
          </table:table-cell>
          <table:table-cell table:formula="of:=MONTH([.B848])" office:value-type="float" office:value="6" calcext:value-type="float">
            <text:p>6</text:p>
          </table:table-cell>
          <table:table-cell table:formula="of:=[.D843]" office:value-type="float" office:value="1" calcext:value-type="float">
            <text:p>1</text:p>
          </table:table-cell>
          <table:table-cell table:number-columns-repeated="6"/>
          <table:table-cell table:formula="of:=[.G848]*INDIRECT(ADDRESS([.A848]+[.D848];2;1;;&quot;rates&quot;))-[.H848]*INDIRECT(ADDRESS([.A848]+[.D84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49];[.B848];[.B848]+1)" office:value-type="date" office:date-value="2024-06-18" calcext:value-type="date">
            <text:p>2024-06-18</text:p>
          </table:table-cell>
          <table:table-cell table:formula="of:=MONTH([.B849])" office:value-type="float" office:value="6" calcext:value-type="float">
            <text:p>6</text:p>
          </table:table-cell>
          <table:table-cell table:formula="of:=[.D844]" office:value-type="float" office:value="2" calcext:value-type="float">
            <text:p>2</text:p>
          </table:table-cell>
          <table:table-cell table:number-columns-repeated="6"/>
          <table:table-cell table:formula="of:=[.G849]*INDIRECT(ADDRESS([.A849]+[.D849];2;1;;&quot;rates&quot;))-[.H849]*INDIRECT(ADDRESS([.A849]+[.D84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50];[.B849];[.B849]+1)" office:value-type="date" office:date-value="2024-06-18" calcext:value-type="date">
            <text:p>2024-06-18</text:p>
          </table:table-cell>
          <table:table-cell table:formula="of:=MONTH([.B850])" office:value-type="float" office:value="6" calcext:value-type="float">
            <text:p>6</text:p>
          </table:table-cell>
          <table:table-cell table:formula="of:=[.D845]" office:value-type="float" office:value="3" calcext:value-type="float">
            <text:p>3</text:p>
          </table:table-cell>
          <table:table-cell table:number-columns-repeated="6"/>
          <table:table-cell table:formula="of:=[.G850]*INDIRECT(ADDRESS([.A850]+[.D850];2;1;;&quot;rates&quot;))-[.H850]*INDIRECT(ADDRESS([.A850]+[.D85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51];[.B850];[.B850]+1)" office:value-type="date" office:date-value="2024-06-18" calcext:value-type="date">
            <text:p>2024-06-18</text:p>
          </table:table-cell>
          <table:table-cell table:formula="of:=MONTH([.B851])" office:value-type="float" office:value="6" calcext:value-type="float">
            <text:p>6</text:p>
          </table:table-cell>
          <table:table-cell table:formula="of:=[.D846]" office:value-type="float" office:value="4" calcext:value-type="float">
            <text:p>4</text:p>
          </table:table-cell>
          <table:table-cell table:number-columns-repeated="6"/>
          <table:table-cell table:formula="of:=[.G851]*INDIRECT(ADDRESS([.A851]+[.D851];2;1;;&quot;rates&quot;))-[.H851]*INDIRECT(ADDRESS([.A851]+[.D85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52];[.B851];[.B851]+1)" office:value-type="date" office:date-value="2024-06-19" calcext:value-type="date">
            <text:p>2024-06-19</text:p>
          </table:table-cell>
          <table:table-cell table:formula="of:=MONTH([.B852])" office:value-type="float" office:value="6" calcext:value-type="float">
            <text:p>6</text:p>
          </table:table-cell>
          <table:table-cell table:formula="of:=[.D847]" office:value-type="float" office:value="0" calcext:value-type="float">
            <text:p>0</text:p>
          </table:table-cell>
          <table:table-cell table:number-columns-repeated="6"/>
          <table:table-cell table:formula="of:=[.G852]*INDIRECT(ADDRESS([.A852]+[.D852];2;1;;&quot;rates&quot;))-[.H852]*INDIRECT(ADDRESS([.A852]+[.D85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53];[.B852];[.B852]+1)" office:value-type="date" office:date-value="2024-06-19" calcext:value-type="date">
            <text:p>2024-06-19</text:p>
          </table:table-cell>
          <table:table-cell table:formula="of:=MONTH([.B853])" office:value-type="float" office:value="6" calcext:value-type="float">
            <text:p>6</text:p>
          </table:table-cell>
          <table:table-cell table:formula="of:=[.D848]" office:value-type="float" office:value="1" calcext:value-type="float">
            <text:p>1</text:p>
          </table:table-cell>
          <table:table-cell table:number-columns-repeated="6"/>
          <table:table-cell table:formula="of:=[.G853]*INDIRECT(ADDRESS([.A853]+[.D853];2;1;;&quot;rates&quot;))-[.H853]*INDIRECT(ADDRESS([.A853]+[.D85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54];[.B853];[.B853]+1)" office:value-type="date" office:date-value="2024-06-19" calcext:value-type="date">
            <text:p>2024-06-19</text:p>
          </table:table-cell>
          <table:table-cell table:formula="of:=MONTH([.B854])" office:value-type="float" office:value="6" calcext:value-type="float">
            <text:p>6</text:p>
          </table:table-cell>
          <table:table-cell table:formula="of:=[.D849]" office:value-type="float" office:value="2" calcext:value-type="float">
            <text:p>2</text:p>
          </table:table-cell>
          <table:table-cell table:number-columns-repeated="6"/>
          <table:table-cell table:formula="of:=[.G854]*INDIRECT(ADDRESS([.A854]+[.D854];2;1;;&quot;rates&quot;))-[.H854]*INDIRECT(ADDRESS([.A854]+[.D85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55];[.B854];[.B854]+1)" office:value-type="date" office:date-value="2024-06-19" calcext:value-type="date">
            <text:p>2024-06-19</text:p>
          </table:table-cell>
          <table:table-cell table:formula="of:=MONTH([.B855])" office:value-type="float" office:value="6" calcext:value-type="float">
            <text:p>6</text:p>
          </table:table-cell>
          <table:table-cell table:formula="of:=[.D850]" office:value-type="float" office:value="3" calcext:value-type="float">
            <text:p>3</text:p>
          </table:table-cell>
          <table:table-cell table:number-columns-repeated="6"/>
          <table:table-cell table:formula="of:=[.G855]*INDIRECT(ADDRESS([.A855]+[.D855];2;1;;&quot;rates&quot;))-[.H855]*INDIRECT(ADDRESS([.A855]+[.D85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56];[.B855];[.B855]+1)" office:value-type="date" office:date-value="2024-06-19" calcext:value-type="date">
            <text:p>2024-06-19</text:p>
          </table:table-cell>
          <table:table-cell table:formula="of:=MONTH([.B856])" office:value-type="float" office:value="6" calcext:value-type="float">
            <text:p>6</text:p>
          </table:table-cell>
          <table:table-cell table:formula="of:=[.D851]" office:value-type="float" office:value="4" calcext:value-type="float">
            <text:p>4</text:p>
          </table:table-cell>
          <table:table-cell table:number-columns-repeated="6"/>
          <table:table-cell table:formula="of:=[.G856]*INDIRECT(ADDRESS([.A856]+[.D856];2;1;;&quot;rates&quot;))-[.H856]*INDIRECT(ADDRESS([.A856]+[.D85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57];[.B856];[.B856]+1)" office:value-type="date" office:date-value="2024-06-20" calcext:value-type="date">
            <text:p>2024-06-20</text:p>
          </table:table-cell>
          <table:table-cell table:formula="of:=MONTH([.B857])" office:value-type="float" office:value="6" calcext:value-type="float">
            <text:p>6</text:p>
          </table:table-cell>
          <table:table-cell table:formula="of:=[.D852]" office:value-type="float" office:value="0" calcext:value-type="float">
            <text:p>0</text:p>
          </table:table-cell>
          <table:table-cell table:number-columns-repeated="6"/>
          <table:table-cell table:formula="of:=[.G857]*INDIRECT(ADDRESS([.A857]+[.D857];2;1;;&quot;rates&quot;))-[.H857]*INDIRECT(ADDRESS([.A857]+[.D85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58];[.B857];[.B857]+1)" office:value-type="date" office:date-value="2024-06-20" calcext:value-type="date">
            <text:p>2024-06-20</text:p>
          </table:table-cell>
          <table:table-cell table:formula="of:=MONTH([.B858])" office:value-type="float" office:value="6" calcext:value-type="float">
            <text:p>6</text:p>
          </table:table-cell>
          <table:table-cell table:formula="of:=[.D853]" office:value-type="float" office:value="1" calcext:value-type="float">
            <text:p>1</text:p>
          </table:table-cell>
          <table:table-cell table:number-columns-repeated="6"/>
          <table:table-cell table:formula="of:=[.G858]*INDIRECT(ADDRESS([.A858]+[.D858];2;1;;&quot;rates&quot;))-[.H858]*INDIRECT(ADDRESS([.A858]+[.D85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59];[.B858];[.B858]+1)" office:value-type="date" office:date-value="2024-06-20" calcext:value-type="date">
            <text:p>2024-06-20</text:p>
          </table:table-cell>
          <table:table-cell table:formula="of:=MONTH([.B859])" office:value-type="float" office:value="6" calcext:value-type="float">
            <text:p>6</text:p>
          </table:table-cell>
          <table:table-cell table:formula="of:=[.D854]" office:value-type="float" office:value="2" calcext:value-type="float">
            <text:p>2</text:p>
          </table:table-cell>
          <table:table-cell table:number-columns-repeated="6"/>
          <table:table-cell table:formula="of:=[.G859]*INDIRECT(ADDRESS([.A859]+[.D859];2;1;;&quot;rates&quot;))-[.H859]*INDIRECT(ADDRESS([.A859]+[.D85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60];[.B859];[.B859]+1)" office:value-type="date" office:date-value="2024-06-20" calcext:value-type="date">
            <text:p>2024-06-20</text:p>
          </table:table-cell>
          <table:table-cell table:formula="of:=MONTH([.B860])" office:value-type="float" office:value="6" calcext:value-type="float">
            <text:p>6</text:p>
          </table:table-cell>
          <table:table-cell table:formula="of:=[.D855]" office:value-type="float" office:value="3" calcext:value-type="float">
            <text:p>3</text:p>
          </table:table-cell>
          <table:table-cell table:number-columns-repeated="6"/>
          <table:table-cell table:formula="of:=[.G860]*INDIRECT(ADDRESS([.A860]+[.D860];2;1;;&quot;rates&quot;))-[.H860]*INDIRECT(ADDRESS([.A860]+[.D86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61];[.B860];[.B860]+1)" office:value-type="date" office:date-value="2024-06-20" calcext:value-type="date">
            <text:p>2024-06-20</text:p>
          </table:table-cell>
          <table:table-cell table:formula="of:=MONTH([.B861])" office:value-type="float" office:value="6" calcext:value-type="float">
            <text:p>6</text:p>
          </table:table-cell>
          <table:table-cell table:formula="of:=[.D856]" office:value-type="float" office:value="4" calcext:value-type="float">
            <text:p>4</text:p>
          </table:table-cell>
          <table:table-cell table:number-columns-repeated="6"/>
          <table:table-cell table:formula="of:=[.G861]*INDIRECT(ADDRESS([.A861]+[.D861];2;1;;&quot;rates&quot;))-[.H861]*INDIRECT(ADDRESS([.A861]+[.D86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62];[.B861];[.B861]+1)" office:value-type="date" office:date-value="2024-06-21" calcext:value-type="date">
            <text:p>2024-06-21</text:p>
          </table:table-cell>
          <table:table-cell table:formula="of:=MONTH([.B862])" office:value-type="float" office:value="6" calcext:value-type="float">
            <text:p>6</text:p>
          </table:table-cell>
          <table:table-cell table:formula="of:=[.D857]" office:value-type="float" office:value="0" calcext:value-type="float">
            <text:p>0</text:p>
          </table:table-cell>
          <table:table-cell table:number-columns-repeated="6"/>
          <table:table-cell table:formula="of:=[.G862]*INDIRECT(ADDRESS([.A862]+[.D862];2;1;;&quot;rates&quot;))-[.H862]*INDIRECT(ADDRESS([.A862]+[.D86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63];[.B862];[.B862]+1)" office:value-type="date" office:date-value="2024-06-21" calcext:value-type="date">
            <text:p>2024-06-21</text:p>
          </table:table-cell>
          <table:table-cell table:formula="of:=MONTH([.B863])" office:value-type="float" office:value="6" calcext:value-type="float">
            <text:p>6</text:p>
          </table:table-cell>
          <table:table-cell table:formula="of:=[.D858]" office:value-type="float" office:value="1" calcext:value-type="float">
            <text:p>1</text:p>
          </table:table-cell>
          <table:table-cell table:number-columns-repeated="6"/>
          <table:table-cell table:formula="of:=[.G863]*INDIRECT(ADDRESS([.A863]+[.D863];2;1;;&quot;rates&quot;))-[.H863]*INDIRECT(ADDRESS([.A863]+[.D86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64];[.B863];[.B863]+1)" office:value-type="date" office:date-value="2024-06-21" calcext:value-type="date">
            <text:p>2024-06-21</text:p>
          </table:table-cell>
          <table:table-cell table:formula="of:=MONTH([.B864])" office:value-type="float" office:value="6" calcext:value-type="float">
            <text:p>6</text:p>
          </table:table-cell>
          <table:table-cell table:formula="of:=[.D859]" office:value-type="float" office:value="2" calcext:value-type="float">
            <text:p>2</text:p>
          </table:table-cell>
          <table:table-cell table:number-columns-repeated="6"/>
          <table:table-cell table:formula="of:=[.G864]*INDIRECT(ADDRESS([.A864]+[.D864];2;1;;&quot;rates&quot;))-[.H864]*INDIRECT(ADDRESS([.A864]+[.D86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65];[.B864];[.B864]+1)" office:value-type="date" office:date-value="2024-06-21" calcext:value-type="date">
            <text:p>2024-06-21</text:p>
          </table:table-cell>
          <table:table-cell table:formula="of:=MONTH([.B865])" office:value-type="float" office:value="6" calcext:value-type="float">
            <text:p>6</text:p>
          </table:table-cell>
          <table:table-cell table:formula="of:=[.D860]" office:value-type="float" office:value="3" calcext:value-type="float">
            <text:p>3</text:p>
          </table:table-cell>
          <table:table-cell table:number-columns-repeated="6"/>
          <table:table-cell table:formula="of:=[.G865]*INDIRECT(ADDRESS([.A865]+[.D865];2;1;;&quot;rates&quot;))-[.H865]*INDIRECT(ADDRESS([.A865]+[.D86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66];[.B865];[.B865]+1)" office:value-type="date" office:date-value="2024-06-21" calcext:value-type="date">
            <text:p>2024-06-21</text:p>
          </table:table-cell>
          <table:table-cell table:formula="of:=MONTH([.B866])" office:value-type="float" office:value="6" calcext:value-type="float">
            <text:p>6</text:p>
          </table:table-cell>
          <table:table-cell table:formula="of:=[.D861]" office:value-type="float" office:value="4" calcext:value-type="float">
            <text:p>4</text:p>
          </table:table-cell>
          <table:table-cell table:number-columns-repeated="6"/>
          <table:table-cell table:formula="of:=[.G866]*INDIRECT(ADDRESS([.A866]+[.D866];2;1;;&quot;rates&quot;))-[.H866]*INDIRECT(ADDRESS([.A866]+[.D86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67];[.B866];[.B866]+1)" office:value-type="date" office:date-value="2024-06-22" calcext:value-type="date">
            <text:p>2024-06-22</text:p>
          </table:table-cell>
          <table:table-cell table:formula="of:=MONTH([.B867])" office:value-type="float" office:value="6" calcext:value-type="float">
            <text:p>6</text:p>
          </table:table-cell>
          <table:table-cell table:formula="of:=[.D862]" office:value-type="float" office:value="0" calcext:value-type="float">
            <text:p>0</text:p>
          </table:table-cell>
          <table:table-cell table:number-columns-repeated="6"/>
          <table:table-cell table:formula="of:=[.G867]*INDIRECT(ADDRESS([.A867]+[.D867];2;1;;&quot;rates&quot;))-[.H867]*INDIRECT(ADDRESS([.A867]+[.D86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68];[.B867];[.B867]+1)" office:value-type="date" office:date-value="2024-06-22" calcext:value-type="date">
            <text:p>2024-06-22</text:p>
          </table:table-cell>
          <table:table-cell table:formula="of:=MONTH([.B868])" office:value-type="float" office:value="6" calcext:value-type="float">
            <text:p>6</text:p>
          </table:table-cell>
          <table:table-cell table:formula="of:=[.D863]" office:value-type="float" office:value="1" calcext:value-type="float">
            <text:p>1</text:p>
          </table:table-cell>
          <table:table-cell table:number-columns-repeated="6"/>
          <table:table-cell table:formula="of:=[.G868]*INDIRECT(ADDRESS([.A868]+[.D868];2;1;;&quot;rates&quot;))-[.H868]*INDIRECT(ADDRESS([.A868]+[.D86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69];[.B868];[.B868]+1)" office:value-type="date" office:date-value="2024-06-22" calcext:value-type="date">
            <text:p>2024-06-22</text:p>
          </table:table-cell>
          <table:table-cell table:formula="of:=MONTH([.B869])" office:value-type="float" office:value="6" calcext:value-type="float">
            <text:p>6</text:p>
          </table:table-cell>
          <table:table-cell table:formula="of:=[.D864]" office:value-type="float" office:value="2" calcext:value-type="float">
            <text:p>2</text:p>
          </table:table-cell>
          <table:table-cell table:number-columns-repeated="6"/>
          <table:table-cell table:formula="of:=[.G869]*INDIRECT(ADDRESS([.A869]+[.D869];2;1;;&quot;rates&quot;))-[.H869]*INDIRECT(ADDRESS([.A869]+[.D86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70];[.B869];[.B869]+1)" office:value-type="date" office:date-value="2024-06-22" calcext:value-type="date">
            <text:p>2024-06-22</text:p>
          </table:table-cell>
          <table:table-cell table:formula="of:=MONTH([.B870])" office:value-type="float" office:value="6" calcext:value-type="float">
            <text:p>6</text:p>
          </table:table-cell>
          <table:table-cell table:formula="of:=[.D865]" office:value-type="float" office:value="3" calcext:value-type="float">
            <text:p>3</text:p>
          </table:table-cell>
          <table:table-cell table:number-columns-repeated="6"/>
          <table:table-cell table:formula="of:=[.G870]*INDIRECT(ADDRESS([.A870]+[.D870];2;1;;&quot;rates&quot;))-[.H870]*INDIRECT(ADDRESS([.A870]+[.D87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71];[.B870];[.B870]+1)" office:value-type="date" office:date-value="2024-06-22" calcext:value-type="date">
            <text:p>2024-06-22</text:p>
          </table:table-cell>
          <table:table-cell table:formula="of:=MONTH([.B871])" office:value-type="float" office:value="6" calcext:value-type="float">
            <text:p>6</text:p>
          </table:table-cell>
          <table:table-cell table:formula="of:=[.D866]" office:value-type="float" office:value="4" calcext:value-type="float">
            <text:p>4</text:p>
          </table:table-cell>
          <table:table-cell table:number-columns-repeated="6"/>
          <table:table-cell table:formula="of:=[.G871]*INDIRECT(ADDRESS([.A871]+[.D871];2;1;;&quot;rates&quot;))-[.H871]*INDIRECT(ADDRESS([.A871]+[.D87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72];[.B871];[.B871]+1)" office:value-type="date" office:date-value="2024-06-23" calcext:value-type="date">
            <text:p>2024-06-23</text:p>
          </table:table-cell>
          <table:table-cell table:formula="of:=MONTH([.B872])" office:value-type="float" office:value="6" calcext:value-type="float">
            <text:p>6</text:p>
          </table:table-cell>
          <table:table-cell table:formula="of:=[.D867]" office:value-type="float" office:value="0" calcext:value-type="float">
            <text:p>0</text:p>
          </table:table-cell>
          <table:table-cell table:number-columns-repeated="6"/>
          <table:table-cell table:formula="of:=[.G872]*INDIRECT(ADDRESS([.A872]+[.D872];2;1;;&quot;rates&quot;))-[.H872]*INDIRECT(ADDRESS([.A872]+[.D87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73];[.B872];[.B872]+1)" office:value-type="date" office:date-value="2024-06-23" calcext:value-type="date">
            <text:p>2024-06-23</text:p>
          </table:table-cell>
          <table:table-cell table:formula="of:=MONTH([.B873])" office:value-type="float" office:value="6" calcext:value-type="float">
            <text:p>6</text:p>
          </table:table-cell>
          <table:table-cell table:formula="of:=[.D868]" office:value-type="float" office:value="1" calcext:value-type="float">
            <text:p>1</text:p>
          </table:table-cell>
          <table:table-cell table:number-columns-repeated="6"/>
          <table:table-cell table:formula="of:=[.G873]*INDIRECT(ADDRESS([.A873]+[.D873];2;1;;&quot;rates&quot;))-[.H873]*INDIRECT(ADDRESS([.A873]+[.D87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74];[.B873];[.B873]+1)" office:value-type="date" office:date-value="2024-06-23" calcext:value-type="date">
            <text:p>2024-06-23</text:p>
          </table:table-cell>
          <table:table-cell table:formula="of:=MONTH([.B874])" office:value-type="float" office:value="6" calcext:value-type="float">
            <text:p>6</text:p>
          </table:table-cell>
          <table:table-cell table:formula="of:=[.D869]" office:value-type="float" office:value="2" calcext:value-type="float">
            <text:p>2</text:p>
          </table:table-cell>
          <table:table-cell table:number-columns-repeated="6"/>
          <table:table-cell table:formula="of:=[.G874]*INDIRECT(ADDRESS([.A874]+[.D874];2;1;;&quot;rates&quot;))-[.H874]*INDIRECT(ADDRESS([.A874]+[.D87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75];[.B874];[.B874]+1)" office:value-type="date" office:date-value="2024-06-23" calcext:value-type="date">
            <text:p>2024-06-23</text:p>
          </table:table-cell>
          <table:table-cell table:formula="of:=MONTH([.B875])" office:value-type="float" office:value="6" calcext:value-type="float">
            <text:p>6</text:p>
          </table:table-cell>
          <table:table-cell table:formula="of:=[.D870]" office:value-type="float" office:value="3" calcext:value-type="float">
            <text:p>3</text:p>
          </table:table-cell>
          <table:table-cell table:number-columns-repeated="6"/>
          <table:table-cell table:formula="of:=[.G875]*INDIRECT(ADDRESS([.A875]+[.D875];2;1;;&quot;rates&quot;))-[.H875]*INDIRECT(ADDRESS([.A875]+[.D87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76];[.B875];[.B875]+1)" office:value-type="date" office:date-value="2024-06-23" calcext:value-type="date">
            <text:p>2024-06-23</text:p>
          </table:table-cell>
          <table:table-cell table:formula="of:=MONTH([.B876])" office:value-type="float" office:value="6" calcext:value-type="float">
            <text:p>6</text:p>
          </table:table-cell>
          <table:table-cell table:formula="of:=[.D871]" office:value-type="float" office:value="4" calcext:value-type="float">
            <text:p>4</text:p>
          </table:table-cell>
          <table:table-cell table:number-columns-repeated="6"/>
          <table:table-cell table:formula="of:=[.G876]*INDIRECT(ADDRESS([.A876]+[.D876];2;1;;&quot;rates&quot;))-[.H876]*INDIRECT(ADDRESS([.A876]+[.D87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77];[.B876];[.B876]+1)" office:value-type="date" office:date-value="2024-06-24" calcext:value-type="date">
            <text:p>2024-06-24</text:p>
          </table:table-cell>
          <table:table-cell table:formula="of:=MONTH([.B877])" office:value-type="float" office:value="6" calcext:value-type="float">
            <text:p>6</text:p>
          </table:table-cell>
          <table:table-cell table:formula="of:=[.D872]" office:value-type="float" office:value="0" calcext:value-type="float">
            <text:p>0</text:p>
          </table:table-cell>
          <table:table-cell table:number-columns-repeated="6"/>
          <table:table-cell table:formula="of:=[.G877]*INDIRECT(ADDRESS([.A877]+[.D877];2;1;;&quot;rates&quot;))-[.H877]*INDIRECT(ADDRESS([.A877]+[.D87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78];[.B877];[.B877]+1)" office:value-type="date" office:date-value="2024-06-24" calcext:value-type="date">
            <text:p>2024-06-24</text:p>
          </table:table-cell>
          <table:table-cell table:formula="of:=MONTH([.B878])" office:value-type="float" office:value="6" calcext:value-type="float">
            <text:p>6</text:p>
          </table:table-cell>
          <table:table-cell table:formula="of:=[.D873]" office:value-type="float" office:value="1" calcext:value-type="float">
            <text:p>1</text:p>
          </table:table-cell>
          <table:table-cell table:number-columns-repeated="6"/>
          <table:table-cell table:formula="of:=[.G878]*INDIRECT(ADDRESS([.A878]+[.D878];2;1;;&quot;rates&quot;))-[.H878]*INDIRECT(ADDRESS([.A878]+[.D87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79];[.B878];[.B878]+1)" office:value-type="date" office:date-value="2024-06-24" calcext:value-type="date">
            <text:p>2024-06-24</text:p>
          </table:table-cell>
          <table:table-cell table:formula="of:=MONTH([.B879])" office:value-type="float" office:value="6" calcext:value-type="float">
            <text:p>6</text:p>
          </table:table-cell>
          <table:table-cell table:formula="of:=[.D874]" office:value-type="float" office:value="2" calcext:value-type="float">
            <text:p>2</text:p>
          </table:table-cell>
          <table:table-cell table:number-columns-repeated="6"/>
          <table:table-cell table:formula="of:=[.G879]*INDIRECT(ADDRESS([.A879]+[.D879];2;1;;&quot;rates&quot;))-[.H879]*INDIRECT(ADDRESS([.A879]+[.D87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80];[.B879];[.B879]+1)" office:value-type="date" office:date-value="2024-06-24" calcext:value-type="date">
            <text:p>2024-06-24</text:p>
          </table:table-cell>
          <table:table-cell table:formula="of:=MONTH([.B880])" office:value-type="float" office:value="6" calcext:value-type="float">
            <text:p>6</text:p>
          </table:table-cell>
          <table:table-cell table:formula="of:=[.D875]" office:value-type="float" office:value="3" calcext:value-type="float">
            <text:p>3</text:p>
          </table:table-cell>
          <table:table-cell table:number-columns-repeated="6"/>
          <table:table-cell table:formula="of:=[.G880]*INDIRECT(ADDRESS([.A880]+[.D880];2;1;;&quot;rates&quot;))-[.H880]*INDIRECT(ADDRESS([.A880]+[.D88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81];[.B880];[.B880]+1)" office:value-type="date" office:date-value="2024-06-24" calcext:value-type="date">
            <text:p>2024-06-24</text:p>
          </table:table-cell>
          <table:table-cell table:formula="of:=MONTH([.B881])" office:value-type="float" office:value="6" calcext:value-type="float">
            <text:p>6</text:p>
          </table:table-cell>
          <table:table-cell table:formula="of:=[.D876]" office:value-type="float" office:value="4" calcext:value-type="float">
            <text:p>4</text:p>
          </table:table-cell>
          <table:table-cell table:number-columns-repeated="6"/>
          <table:table-cell table:formula="of:=[.G881]*INDIRECT(ADDRESS([.A881]+[.D881];2;1;;&quot;rates&quot;))-[.H881]*INDIRECT(ADDRESS([.A881]+[.D88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82];[.B881];[.B881]+1)" office:value-type="date" office:date-value="2024-06-25" calcext:value-type="date">
            <text:p>2024-06-25</text:p>
          </table:table-cell>
          <table:table-cell table:formula="of:=MONTH([.B882])" office:value-type="float" office:value="6" calcext:value-type="float">
            <text:p>6</text:p>
          </table:table-cell>
          <table:table-cell table:formula="of:=[.D877]" office:value-type="float" office:value="0" calcext:value-type="float">
            <text:p>0</text:p>
          </table:table-cell>
          <table:table-cell table:number-columns-repeated="6"/>
          <table:table-cell table:formula="of:=[.G882]*INDIRECT(ADDRESS([.A882]+[.D882];2;1;;&quot;rates&quot;))-[.H882]*INDIRECT(ADDRESS([.A882]+[.D88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83];[.B882];[.B882]+1)" office:value-type="date" office:date-value="2024-06-25" calcext:value-type="date">
            <text:p>2024-06-25</text:p>
          </table:table-cell>
          <table:table-cell table:formula="of:=MONTH([.B883])" office:value-type="float" office:value="6" calcext:value-type="float">
            <text:p>6</text:p>
          </table:table-cell>
          <table:table-cell table:formula="of:=[.D878]" office:value-type="float" office:value="1" calcext:value-type="float">
            <text:p>1</text:p>
          </table:table-cell>
          <table:table-cell table:number-columns-repeated="6"/>
          <table:table-cell table:formula="of:=[.G883]*INDIRECT(ADDRESS([.A883]+[.D883];2;1;;&quot;rates&quot;))-[.H883]*INDIRECT(ADDRESS([.A883]+[.D88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84];[.B883];[.B883]+1)" office:value-type="date" office:date-value="2024-06-25" calcext:value-type="date">
            <text:p>2024-06-25</text:p>
          </table:table-cell>
          <table:table-cell table:formula="of:=MONTH([.B884])" office:value-type="float" office:value="6" calcext:value-type="float">
            <text:p>6</text:p>
          </table:table-cell>
          <table:table-cell table:formula="of:=[.D879]" office:value-type="float" office:value="2" calcext:value-type="float">
            <text:p>2</text:p>
          </table:table-cell>
          <table:table-cell table:number-columns-repeated="6"/>
          <table:table-cell table:formula="of:=[.G884]*INDIRECT(ADDRESS([.A884]+[.D884];2;1;;&quot;rates&quot;))-[.H884]*INDIRECT(ADDRESS([.A884]+[.D88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85];[.B884];[.B884]+1)" office:value-type="date" office:date-value="2024-06-25" calcext:value-type="date">
            <text:p>2024-06-25</text:p>
          </table:table-cell>
          <table:table-cell table:formula="of:=MONTH([.B885])" office:value-type="float" office:value="6" calcext:value-type="float">
            <text:p>6</text:p>
          </table:table-cell>
          <table:table-cell table:formula="of:=[.D880]" office:value-type="float" office:value="3" calcext:value-type="float">
            <text:p>3</text:p>
          </table:table-cell>
          <table:table-cell table:number-columns-repeated="6"/>
          <table:table-cell table:formula="of:=[.G885]*INDIRECT(ADDRESS([.A885]+[.D885];2;1;;&quot;rates&quot;))-[.H885]*INDIRECT(ADDRESS([.A885]+[.D88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86];[.B885];[.B885]+1)" office:value-type="date" office:date-value="2024-06-25" calcext:value-type="date">
            <text:p>2024-06-25</text:p>
          </table:table-cell>
          <table:table-cell table:formula="of:=MONTH([.B886])" office:value-type="float" office:value="6" calcext:value-type="float">
            <text:p>6</text:p>
          </table:table-cell>
          <table:table-cell table:formula="of:=[.D881]" office:value-type="float" office:value="4" calcext:value-type="float">
            <text:p>4</text:p>
          </table:table-cell>
          <table:table-cell table:number-columns-repeated="6"/>
          <table:table-cell table:formula="of:=[.G886]*INDIRECT(ADDRESS([.A886]+[.D886];2;1;;&quot;rates&quot;))-[.H886]*INDIRECT(ADDRESS([.A886]+[.D88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87];[.B886];[.B886]+1)" office:value-type="date" office:date-value="2024-06-26" calcext:value-type="date">
            <text:p>2024-06-26</text:p>
          </table:table-cell>
          <table:table-cell table:formula="of:=MONTH([.B887])" office:value-type="float" office:value="6" calcext:value-type="float">
            <text:p>6</text:p>
          </table:table-cell>
          <table:table-cell table:formula="of:=[.D882]" office:value-type="float" office:value="0" calcext:value-type="float">
            <text:p>0</text:p>
          </table:table-cell>
          <table:table-cell table:number-columns-repeated="6"/>
          <table:table-cell table:formula="of:=[.G887]*INDIRECT(ADDRESS([.A887]+[.D887];2;1;;&quot;rates&quot;))-[.H887]*INDIRECT(ADDRESS([.A887]+[.D88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88];[.B887];[.B887]+1)" office:value-type="date" office:date-value="2024-06-26" calcext:value-type="date">
            <text:p>2024-06-26</text:p>
          </table:table-cell>
          <table:table-cell table:formula="of:=MONTH([.B888])" office:value-type="float" office:value="6" calcext:value-type="float">
            <text:p>6</text:p>
          </table:table-cell>
          <table:table-cell table:formula="of:=[.D883]" office:value-type="float" office:value="1" calcext:value-type="float">
            <text:p>1</text:p>
          </table:table-cell>
          <table:table-cell table:number-columns-repeated="6"/>
          <table:table-cell table:formula="of:=[.G888]*INDIRECT(ADDRESS([.A888]+[.D888];2;1;;&quot;rates&quot;))-[.H888]*INDIRECT(ADDRESS([.A888]+[.D88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89];[.B888];[.B888]+1)" office:value-type="date" office:date-value="2024-06-26" calcext:value-type="date">
            <text:p>2024-06-26</text:p>
          </table:table-cell>
          <table:table-cell table:formula="of:=MONTH([.B889])" office:value-type="float" office:value="6" calcext:value-type="float">
            <text:p>6</text:p>
          </table:table-cell>
          <table:table-cell table:formula="of:=[.D884]" office:value-type="float" office:value="2" calcext:value-type="float">
            <text:p>2</text:p>
          </table:table-cell>
          <table:table-cell table:number-columns-repeated="6"/>
          <table:table-cell table:formula="of:=[.G889]*INDIRECT(ADDRESS([.A889]+[.D889];2;1;;&quot;rates&quot;))-[.H889]*INDIRECT(ADDRESS([.A889]+[.D88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90];[.B889];[.B889]+1)" office:value-type="date" office:date-value="2024-06-26" calcext:value-type="date">
            <text:p>2024-06-26</text:p>
          </table:table-cell>
          <table:table-cell table:formula="of:=MONTH([.B890])" office:value-type="float" office:value="6" calcext:value-type="float">
            <text:p>6</text:p>
          </table:table-cell>
          <table:table-cell table:formula="of:=[.D885]" office:value-type="float" office:value="3" calcext:value-type="float">
            <text:p>3</text:p>
          </table:table-cell>
          <table:table-cell table:number-columns-repeated="6"/>
          <table:table-cell table:formula="of:=[.G890]*INDIRECT(ADDRESS([.A890]+[.D890];2;1;;&quot;rates&quot;))-[.H890]*INDIRECT(ADDRESS([.A890]+[.D89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91];[.B890];[.B890]+1)" office:value-type="date" office:date-value="2024-06-26" calcext:value-type="date">
            <text:p>2024-06-26</text:p>
          </table:table-cell>
          <table:table-cell table:formula="of:=MONTH([.B891])" office:value-type="float" office:value="6" calcext:value-type="float">
            <text:p>6</text:p>
          </table:table-cell>
          <table:table-cell table:formula="of:=[.D886]" office:value-type="float" office:value="4" calcext:value-type="float">
            <text:p>4</text:p>
          </table:table-cell>
          <table:table-cell table:number-columns-repeated="6"/>
          <table:table-cell table:formula="of:=[.G891]*INDIRECT(ADDRESS([.A891]+[.D891];2;1;;&quot;rates&quot;))-[.H891]*INDIRECT(ADDRESS([.A891]+[.D89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92];[.B891];[.B891]+1)" office:value-type="date" office:date-value="2024-06-27" calcext:value-type="date">
            <text:p>2024-06-27</text:p>
          </table:table-cell>
          <table:table-cell table:formula="of:=MONTH([.B892])" office:value-type="float" office:value="6" calcext:value-type="float">
            <text:p>6</text:p>
          </table:table-cell>
          <table:table-cell table:formula="of:=[.D887]" office:value-type="float" office:value="0" calcext:value-type="float">
            <text:p>0</text:p>
          </table:table-cell>
          <table:table-cell table:number-columns-repeated="6"/>
          <table:table-cell table:formula="of:=[.G892]*INDIRECT(ADDRESS([.A892]+[.D892];2;1;;&quot;rates&quot;))-[.H892]*INDIRECT(ADDRESS([.A892]+[.D89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93];[.B892];[.B892]+1)" office:value-type="date" office:date-value="2024-06-27" calcext:value-type="date">
            <text:p>2024-06-27</text:p>
          </table:table-cell>
          <table:table-cell table:formula="of:=MONTH([.B893])" office:value-type="float" office:value="6" calcext:value-type="float">
            <text:p>6</text:p>
          </table:table-cell>
          <table:table-cell table:formula="of:=[.D888]" office:value-type="float" office:value="1" calcext:value-type="float">
            <text:p>1</text:p>
          </table:table-cell>
          <table:table-cell table:number-columns-repeated="6"/>
          <table:table-cell table:formula="of:=[.G893]*INDIRECT(ADDRESS([.A893]+[.D893];2;1;;&quot;rates&quot;))-[.H893]*INDIRECT(ADDRESS([.A893]+[.D89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94];[.B893];[.B893]+1)" office:value-type="date" office:date-value="2024-06-27" calcext:value-type="date">
            <text:p>2024-06-27</text:p>
          </table:table-cell>
          <table:table-cell table:formula="of:=MONTH([.B894])" office:value-type="float" office:value="6" calcext:value-type="float">
            <text:p>6</text:p>
          </table:table-cell>
          <table:table-cell table:formula="of:=[.D889]" office:value-type="float" office:value="2" calcext:value-type="float">
            <text:p>2</text:p>
          </table:table-cell>
          <table:table-cell table:number-columns-repeated="6"/>
          <table:table-cell table:formula="of:=[.G894]*INDIRECT(ADDRESS([.A894]+[.D894];2;1;;&quot;rates&quot;))-[.H894]*INDIRECT(ADDRESS([.A894]+[.D89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95];[.B894];[.B894]+1)" office:value-type="date" office:date-value="2024-06-27" calcext:value-type="date">
            <text:p>2024-06-27</text:p>
          </table:table-cell>
          <table:table-cell table:formula="of:=MONTH([.B895])" office:value-type="float" office:value="6" calcext:value-type="float">
            <text:p>6</text:p>
          </table:table-cell>
          <table:table-cell table:formula="of:=[.D890]" office:value-type="float" office:value="3" calcext:value-type="float">
            <text:p>3</text:p>
          </table:table-cell>
          <table:table-cell table:number-columns-repeated="6"/>
          <table:table-cell table:formula="of:=[.G895]*INDIRECT(ADDRESS([.A895]+[.D895];2;1;;&quot;rates&quot;))-[.H895]*INDIRECT(ADDRESS([.A895]+[.D89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96];[.B895];[.B895]+1)" office:value-type="date" office:date-value="2024-06-27" calcext:value-type="date">
            <text:p>2024-06-27</text:p>
          </table:table-cell>
          <table:table-cell table:formula="of:=MONTH([.B896])" office:value-type="float" office:value="6" calcext:value-type="float">
            <text:p>6</text:p>
          </table:table-cell>
          <table:table-cell table:formula="of:=[.D891]" office:value-type="float" office:value="4" calcext:value-type="float">
            <text:p>4</text:p>
          </table:table-cell>
          <table:table-cell table:number-columns-repeated="6"/>
          <table:table-cell table:formula="of:=[.G896]*INDIRECT(ADDRESS([.A896]+[.D896];2;1;;&quot;rates&quot;))-[.H896]*INDIRECT(ADDRESS([.A896]+[.D89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97];[.B896];[.B896]+1)" office:value-type="date" office:date-value="2024-06-28" calcext:value-type="date">
            <text:p>2024-06-28</text:p>
          </table:table-cell>
          <table:table-cell table:formula="of:=MONTH([.B897])" office:value-type="float" office:value="6" calcext:value-type="float">
            <text:p>6</text:p>
          </table:table-cell>
          <table:table-cell table:formula="of:=[.D892]" office:value-type="float" office:value="0" calcext:value-type="float">
            <text:p>0</text:p>
          </table:table-cell>
          <table:table-cell table:number-columns-repeated="6"/>
          <table:table-cell table:formula="of:=[.G897]*INDIRECT(ADDRESS([.A897]+[.D897];2;1;;&quot;rates&quot;))-[.H897]*INDIRECT(ADDRESS([.A897]+[.D89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98];[.B897];[.B897]+1)" office:value-type="date" office:date-value="2024-06-28" calcext:value-type="date">
            <text:p>2024-06-28</text:p>
          </table:table-cell>
          <table:table-cell table:formula="of:=MONTH([.B898])" office:value-type="float" office:value="6" calcext:value-type="float">
            <text:p>6</text:p>
          </table:table-cell>
          <table:table-cell table:formula="of:=[.D893]" office:value-type="float" office:value="1" calcext:value-type="float">
            <text:p>1</text:p>
          </table:table-cell>
          <table:table-cell table:number-columns-repeated="6"/>
          <table:table-cell table:formula="of:=[.G898]*INDIRECT(ADDRESS([.A898]+[.D898];2;1;;&quot;rates&quot;))-[.H898]*INDIRECT(ADDRESS([.A898]+[.D89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899];[.B898];[.B898]+1)" office:value-type="date" office:date-value="2024-06-28" calcext:value-type="date">
            <text:p>2024-06-28</text:p>
          </table:table-cell>
          <table:table-cell table:formula="of:=MONTH([.B899])" office:value-type="float" office:value="6" calcext:value-type="float">
            <text:p>6</text:p>
          </table:table-cell>
          <table:table-cell table:formula="of:=[.D894]" office:value-type="float" office:value="2" calcext:value-type="float">
            <text:p>2</text:p>
          </table:table-cell>
          <table:table-cell table:number-columns-repeated="6"/>
          <table:table-cell table:formula="of:=[.G899]*INDIRECT(ADDRESS([.A899]+[.D899];2;1;;&quot;rates&quot;))-[.H899]*INDIRECT(ADDRESS([.A899]+[.D89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900];[.B899];[.B899]+1)" office:value-type="date" office:date-value="2024-06-28" calcext:value-type="date">
            <text:p>2024-06-28</text:p>
          </table:table-cell>
          <table:table-cell table:formula="of:=MONTH([.B900])" office:value-type="float" office:value="6" calcext:value-type="float">
            <text:p>6</text:p>
          </table:table-cell>
          <table:table-cell table:formula="of:=[.D895]" office:value-type="float" office:value="3" calcext:value-type="float">
            <text:p>3</text:p>
          </table:table-cell>
          <table:table-cell table:number-columns-repeated="6"/>
          <table:table-cell table:formula="of:=[.G900]*INDIRECT(ADDRESS([.A900]+[.D900];2;1;;&quot;rates&quot;))-[.H900]*INDIRECT(ADDRESS([.A900]+[.D90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901];[.B900];[.B900]+1)" office:value-type="date" office:date-value="2024-06-28" calcext:value-type="date">
            <text:p>2024-06-28</text:p>
          </table:table-cell>
          <table:table-cell table:formula="of:=MONTH([.B901])" office:value-type="float" office:value="6" calcext:value-type="float">
            <text:p>6</text:p>
          </table:table-cell>
          <table:table-cell table:formula="of:=[.D896]" office:value-type="float" office:value="4" calcext:value-type="float">
            <text:p>4</text:p>
          </table:table-cell>
          <table:table-cell table:number-columns-repeated="6"/>
          <table:table-cell table:formula="of:=[.G901]*INDIRECT(ADDRESS([.A901]+[.D901];2;1;;&quot;rates&quot;))-[.H901]*INDIRECT(ADDRESS([.A901]+[.D90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902];[.B901];[.B901]+1)" office:value-type="date" office:date-value="2024-06-29" calcext:value-type="date">
            <text:p>2024-06-29</text:p>
          </table:table-cell>
          <table:table-cell table:formula="of:=MONTH([.B902])" office:value-type="float" office:value="6" calcext:value-type="float">
            <text:p>6</text:p>
          </table:table-cell>
          <table:table-cell table:formula="of:=[.D897]" office:value-type="float" office:value="0" calcext:value-type="float">
            <text:p>0</text:p>
          </table:table-cell>
          <table:table-cell table:number-columns-repeated="6"/>
          <table:table-cell table:formula="of:=[.G902]*INDIRECT(ADDRESS([.A902]+[.D902];2;1;;&quot;rates&quot;))-[.H902]*INDIRECT(ADDRESS([.A902]+[.D90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903];[.B902];[.B902]+1)" office:value-type="date" office:date-value="2024-06-29" calcext:value-type="date">
            <text:p>2024-06-29</text:p>
          </table:table-cell>
          <table:table-cell table:formula="of:=MONTH([.B903])" office:value-type="float" office:value="6" calcext:value-type="float">
            <text:p>6</text:p>
          </table:table-cell>
          <table:table-cell table:formula="of:=[.D898]" office:value-type="float" office:value="1" calcext:value-type="float">
            <text:p>1</text:p>
          </table:table-cell>
          <table:table-cell table:number-columns-repeated="6"/>
          <table:table-cell table:formula="of:=[.G903]*INDIRECT(ADDRESS([.A903]+[.D903];2;1;;&quot;rates&quot;))-[.H903]*INDIRECT(ADDRESS([.A903]+[.D90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904];[.B903];[.B903]+1)" office:value-type="date" office:date-value="2024-06-29" calcext:value-type="date">
            <text:p>2024-06-29</text:p>
          </table:table-cell>
          <table:table-cell table:formula="of:=MONTH([.B904])" office:value-type="float" office:value="6" calcext:value-type="float">
            <text:p>6</text:p>
          </table:table-cell>
          <table:table-cell table:formula="of:=[.D899]" office:value-type="float" office:value="2" calcext:value-type="float">
            <text:p>2</text:p>
          </table:table-cell>
          <table:table-cell table:number-columns-repeated="6"/>
          <table:table-cell table:formula="of:=[.G904]*INDIRECT(ADDRESS([.A904]+[.D904];2;1;;&quot;rates&quot;))-[.H904]*INDIRECT(ADDRESS([.A904]+[.D90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905];[.B904];[.B904]+1)" office:value-type="date" office:date-value="2024-06-29" calcext:value-type="date">
            <text:p>2024-06-29</text:p>
          </table:table-cell>
          <table:table-cell table:formula="of:=MONTH([.B905])" office:value-type="float" office:value="6" calcext:value-type="float">
            <text:p>6</text:p>
          </table:table-cell>
          <table:table-cell table:formula="of:=[.D900]" office:value-type="float" office:value="3" calcext:value-type="float">
            <text:p>3</text:p>
          </table:table-cell>
          <table:table-cell table:number-columns-repeated="6"/>
          <table:table-cell table:formula="of:=[.G905]*INDIRECT(ADDRESS([.A905]+[.D905];2;1;;&quot;rates&quot;))-[.H905]*INDIRECT(ADDRESS([.A905]+[.D90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906];[.B905];[.B905]+1)" office:value-type="date" office:date-value="2024-06-29" calcext:value-type="date">
            <text:p>2024-06-29</text:p>
          </table:table-cell>
          <table:table-cell table:formula="of:=MONTH([.B906])" office:value-type="float" office:value="6" calcext:value-type="float">
            <text:p>6</text:p>
          </table:table-cell>
          <table:table-cell table:formula="of:=[.D901]" office:value-type="float" office:value="4" calcext:value-type="float">
            <text:p>4</text:p>
          </table:table-cell>
          <table:table-cell table:number-columns-repeated="6"/>
          <table:table-cell table:formula="of:=[.G906]*INDIRECT(ADDRESS([.A906]+[.D906];2;1;;&quot;rates&quot;))-[.H906]*INDIRECT(ADDRESS([.A906]+[.D90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907];[.B906];[.B906]+1)" office:value-type="date" office:date-value="2024-06-30" calcext:value-type="date">
            <text:p>2024-06-30</text:p>
          </table:table-cell>
          <table:table-cell table:formula="of:=MONTH([.B907])" office:value-type="float" office:value="6" calcext:value-type="float">
            <text:p>6</text:p>
          </table:table-cell>
          <table:table-cell table:formula="of:=[.D902]" office:value-type="float" office:value="0" calcext:value-type="float">
            <text:p>0</text:p>
          </table:table-cell>
          <table:table-cell table:number-columns-repeated="6"/>
          <table:table-cell table:formula="of:=[.G907]*INDIRECT(ADDRESS([.A907]+[.D907];2;1;;&quot;rates&quot;))-[.H907]*INDIRECT(ADDRESS([.A907]+[.D907];3;1;;&quot;rates&quot;)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908];[.B907];[.B907]+1)" office:value-type="date" office:date-value="2024-06-30" calcext:value-type="date">
            <text:p>2024-06-30</text:p>
          </table:table-cell>
          <table:table-cell table:formula="of:=MONTH([.B908])" office:value-type="float" office:value="6" calcext:value-type="float">
            <text:p>6</text:p>
          </table:table-cell>
          <table:table-cell table:formula="of:=[.D903]" office:value-type="float" office:value="1" calcext:value-type="float">
            <text:p>1</text:p>
          </table:table-cell>
          <table:table-cell table:number-columns-repeated="6"/>
          <table:table-cell table:formula="of:=[.G908]*INDIRECT(ADDRESS([.A908]+[.D908];2;1;;&quot;rates&quot;))-[.H908]*INDIRECT(ADDRESS([.A908]+[.D908];3;1;;&quot;rates&quot;)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909];[.B908];[.B908]+1)" office:value-type="date" office:date-value="2024-06-30" calcext:value-type="date">
            <text:p>2024-06-30</text:p>
          </table:table-cell>
          <table:table-cell table:formula="of:=MONTH([.B909])" office:value-type="float" office:value="6" calcext:value-type="float">
            <text:p>6</text:p>
          </table:table-cell>
          <table:table-cell table:formula="of:=[.D904]" office:value-type="float" office:value="2" calcext:value-type="float">
            <text:p>2</text:p>
          </table:table-cell>
          <table:table-cell table:number-columns-repeated="6"/>
          <table:table-cell table:formula="of:=[.G909]*INDIRECT(ADDRESS([.A909]+[.D909];2;1;;&quot;rates&quot;))-[.H909]*INDIRECT(ADDRESS([.A909]+[.D909];3;1;;&quot;rates&quot;)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INDEX([$Rates.$B$19:$Rates.$B$23];[.D909]+1)" office:value-type="float" office:value="25.255" calcext:value-type="float">
            <text:p>25.255</text:p>
          </table:table-cell>
          <table:table-cell/>
          <table:table-cell table:formula="of:=INDEX(ADDRESS(19;2;1;;&quot;Rates&quot;):[.$C$23];[.D909]+1)" office:value-type="string" office:string-value="" calcext:value-type="error">
            <text:p>Err:502</text:p>
          </table:table-cell>
          <table:table-cell table:formula="of:=1*[.N9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910];[.B909];[.B909]+1)" office:value-type="date" office:date-value="2024-06-30" calcext:value-type="date">
            <text:p>2024-06-30</text:p>
          </table:table-cell>
          <table:table-cell table:formula="of:=MONTH([.B910])" office:value-type="float" office:value="6" calcext:value-type="float">
            <text:p>6</text:p>
          </table:table-cell>
          <table:table-cell table:formula="of:=[.D905]" office:value-type="float" office:value="3" calcext:value-type="float">
            <text:p>3</text:p>
          </table:table-cell>
          <table:table-cell table:number-columns-repeated="6"/>
          <table:table-cell table:formula="of:=[.G910]*INDIRECT(ADDRESS([.A910]+[.D910];2;1;;&quot;rates&quot;))-[.H910]*INDIRECT(ADDRESS([.A910]+[.D910];3;1;;&quot;rates&quot;)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911];[.B910];[.B910]+1)" office:value-type="date" office:date-value="2024-06-30" calcext:value-type="date">
            <text:p>2024-06-30</text:p>
          </table:table-cell>
          <table:table-cell table:formula="of:=MONTH([.B911])" office:value-type="float" office:value="6" calcext:value-type="float">
            <text:p>6</text:p>
          </table:table-cell>
          <table:table-cell table:formula="of:=[.D906]" office:value-type="float" office:value="4" calcext:value-type="float">
            <text:p>4</text:p>
          </table:table-cell>
          <table:table-cell table:number-columns-repeated="6"/>
          <table:table-cell table:formula="of:=[.G911]*INDIRECT(ADDRESS([.A911]+[.D911];2;1;;&quot;rates&quot;))-[.H911]*INDIRECT(ADDRESS([.A911]+[.D911];3;1;;&quot;rates&quot;)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12];[.B911];[.B911]+1)" office:value-type="date" office:date-value="2024-07-01" calcext:value-type="date">
            <text:p>2024-07-01</text:p>
          </table:table-cell>
          <table:table-cell table:formula="of:=MONTH([.B912])" office:value-type="float" office:value="7" calcext:value-type="float">
            <text:p>7</text:p>
          </table:table-cell>
          <table:table-cell table:formula="of:=[.D907]" office:value-type="float" office:value="0" calcext:value-type="float">
            <text:p>0</text:p>
          </table:table-cell>
          <table:table-cell table:number-columns-repeated="6"/>
          <table:table-cell table:formula="of:=[.G912]*INDIRECT(ADDRESS([.A912]+[.D912];2;1;;&quot;rates&quot;))-[.H912]*INDIRECT(ADDRESS([.A912]+[.D912];3;1;;&quot;rates&quot;)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13];[.B912];[.B912]+1)" office:value-type="date" office:date-value="2024-07-01" calcext:value-type="date">
            <text:p>2024-07-01</text:p>
          </table:table-cell>
          <table:table-cell table:formula="of:=MONTH([.B913])" office:value-type="float" office:value="7" calcext:value-type="float">
            <text:p>7</text:p>
          </table:table-cell>
          <table:table-cell table:formula="of:=[.D908]" office:value-type="float" office:value="1" calcext:value-type="float">
            <text:p>1</text:p>
          </table:table-cell>
          <table:table-cell table:number-columns-repeated="6"/>
          <table:table-cell table:formula="of:=[.G913]*INDIRECT(ADDRESS([.A913]+[.D913];2;1;;&quot;rates&quot;))-[.H913]*INDIRECT(ADDRESS([.A913]+[.D91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14];[.B913];[.B913]+1)" office:value-type="date" office:date-value="2024-07-01" calcext:value-type="date">
            <text:p>2024-07-01</text:p>
          </table:table-cell>
          <table:table-cell table:formula="of:=MONTH([.B914])" office:value-type="float" office:value="7" calcext:value-type="float">
            <text:p>7</text:p>
          </table:table-cell>
          <table:table-cell table:formula="of:=[.D909]" office:value-type="float" office:value="2" calcext:value-type="float">
            <text:p>2</text:p>
          </table:table-cell>
          <table:table-cell table:number-columns-repeated="6"/>
          <table:table-cell table:formula="of:=[.G914]*INDIRECT(ADDRESS([.A914]+[.D914];2;1;;&quot;rates&quot;))-[.H914]*INDIRECT(ADDRESS([.A914]+[.D91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15];[.B914];[.B914]+1)" office:value-type="date" office:date-value="2024-07-01" calcext:value-type="date">
            <text:p>2024-07-01</text:p>
          </table:table-cell>
          <table:table-cell table:formula="of:=MONTH([.B915])" office:value-type="float" office:value="7" calcext:value-type="float">
            <text:p>7</text:p>
          </table:table-cell>
          <table:table-cell table:formula="of:=[.D910]" office:value-type="float" office:value="3" calcext:value-type="float">
            <text:p>3</text:p>
          </table:table-cell>
          <table:table-cell table:number-columns-repeated="6"/>
          <table:table-cell table:formula="of:=[.G915]*INDIRECT(ADDRESS([.A915]+[.D915];2;1;;&quot;rates&quot;))-[.H915]*INDIRECT(ADDRESS([.A915]+[.D91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16];[.B915];[.B915]+1)" office:value-type="date" office:date-value="2024-07-01" calcext:value-type="date">
            <text:p>2024-07-01</text:p>
          </table:table-cell>
          <table:table-cell table:formula="of:=MONTH([.B916])" office:value-type="float" office:value="7" calcext:value-type="float">
            <text:p>7</text:p>
          </table:table-cell>
          <table:table-cell table:formula="of:=[.D911]" office:value-type="float" office:value="4" calcext:value-type="float">
            <text:p>4</text:p>
          </table:table-cell>
          <table:table-cell table:number-columns-repeated="6"/>
          <table:table-cell table:formula="of:=[.G916]*INDIRECT(ADDRESS([.A916]+[.D916];2;1;;&quot;rates&quot;))-[.H916]*INDIRECT(ADDRESS([.A916]+[.D91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17];[.B916];[.B916]+1)" office:value-type="date" office:date-value="2024-07-02" calcext:value-type="date">
            <text:p>2024-07-02</text:p>
          </table:table-cell>
          <table:table-cell table:formula="of:=MONTH([.B917])" office:value-type="float" office:value="7" calcext:value-type="float">
            <text:p>7</text:p>
          </table:table-cell>
          <table:table-cell table:formula="of:=[.D912]" office:value-type="float" office:value="0" calcext:value-type="float">
            <text:p>0</text:p>
          </table:table-cell>
          <table:table-cell table:number-columns-repeated="6"/>
          <table:table-cell table:formula="of:=[.G917]*INDIRECT(ADDRESS([.A917]+[.D917];2;1;;&quot;rates&quot;))-[.H917]*INDIRECT(ADDRESS([.A917]+[.D91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18];[.B917];[.B917]+1)" office:value-type="date" office:date-value="2024-07-02" calcext:value-type="date">
            <text:p>2024-07-02</text:p>
          </table:table-cell>
          <table:table-cell table:formula="of:=MONTH([.B918])" office:value-type="float" office:value="7" calcext:value-type="float">
            <text:p>7</text:p>
          </table:table-cell>
          <table:table-cell table:formula="of:=[.D913]" office:value-type="float" office:value="1" calcext:value-type="float">
            <text:p>1</text:p>
          </table:table-cell>
          <table:table-cell table:number-columns-repeated="6"/>
          <table:table-cell table:formula="of:=[.G918]*INDIRECT(ADDRESS([.A918]+[.D918];2;1;;&quot;rates&quot;))-[.H918]*INDIRECT(ADDRESS([.A918]+[.D91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19];[.B918];[.B918]+1)" office:value-type="date" office:date-value="2024-07-02" calcext:value-type="date">
            <text:p>2024-07-02</text:p>
          </table:table-cell>
          <table:table-cell table:formula="of:=MONTH([.B919])" office:value-type="float" office:value="7" calcext:value-type="float">
            <text:p>7</text:p>
          </table:table-cell>
          <table:table-cell table:formula="of:=[.D914]" office:value-type="float" office:value="2" calcext:value-type="float">
            <text:p>2</text:p>
          </table:table-cell>
          <table:table-cell table:number-columns-repeated="6"/>
          <table:table-cell table:formula="of:=[.G919]*INDIRECT(ADDRESS([.A919]+[.D919];2;1;;&quot;rates&quot;))-[.H919]*INDIRECT(ADDRESS([.A919]+[.D91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20];[.B919];[.B919]+1)" office:value-type="date" office:date-value="2024-07-02" calcext:value-type="date">
            <text:p>2024-07-02</text:p>
          </table:table-cell>
          <table:table-cell table:formula="of:=MONTH([.B920])" office:value-type="float" office:value="7" calcext:value-type="float">
            <text:p>7</text:p>
          </table:table-cell>
          <table:table-cell table:formula="of:=[.D915]" office:value-type="float" office:value="3" calcext:value-type="float">
            <text:p>3</text:p>
          </table:table-cell>
          <table:table-cell table:number-columns-repeated="6"/>
          <table:table-cell table:formula="of:=[.G920]*INDIRECT(ADDRESS([.A920]+[.D920];2;1;;&quot;rates&quot;))-[.H920]*INDIRECT(ADDRESS([.A920]+[.D92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21];[.B920];[.B920]+1)" office:value-type="date" office:date-value="2024-07-02" calcext:value-type="date">
            <text:p>2024-07-02</text:p>
          </table:table-cell>
          <table:table-cell table:formula="of:=MONTH([.B921])" office:value-type="float" office:value="7" calcext:value-type="float">
            <text:p>7</text:p>
          </table:table-cell>
          <table:table-cell table:formula="of:=[.D916]" office:value-type="float" office:value="4" calcext:value-type="float">
            <text:p>4</text:p>
          </table:table-cell>
          <table:table-cell table:number-columns-repeated="6"/>
          <table:table-cell table:formula="of:=[.G921]*INDIRECT(ADDRESS([.A921]+[.D921];2;1;;&quot;rates&quot;))-[.H921]*INDIRECT(ADDRESS([.A921]+[.D92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22];[.B921];[.B921]+1)" office:value-type="date" office:date-value="2024-07-03" calcext:value-type="date">
            <text:p>2024-07-03</text:p>
          </table:table-cell>
          <table:table-cell table:formula="of:=MONTH([.B922])" office:value-type="float" office:value="7" calcext:value-type="float">
            <text:p>7</text:p>
          </table:table-cell>
          <table:table-cell table:formula="of:=[.D917]" office:value-type="float" office:value="0" calcext:value-type="float">
            <text:p>0</text:p>
          </table:table-cell>
          <table:table-cell table:number-columns-repeated="6"/>
          <table:table-cell table:formula="of:=[.G922]*INDIRECT(ADDRESS([.A922]+[.D922];2;1;;&quot;rates&quot;))-[.H922]*INDIRECT(ADDRESS([.A922]+[.D92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23];[.B922];[.B922]+1)" office:value-type="date" office:date-value="2024-07-03" calcext:value-type="date">
            <text:p>2024-07-03</text:p>
          </table:table-cell>
          <table:table-cell table:formula="of:=MONTH([.B923])" office:value-type="float" office:value="7" calcext:value-type="float">
            <text:p>7</text:p>
          </table:table-cell>
          <table:table-cell table:formula="of:=[.D918]" office:value-type="float" office:value="1" calcext:value-type="float">
            <text:p>1</text:p>
          </table:table-cell>
          <table:table-cell table:number-columns-repeated="6"/>
          <table:table-cell table:formula="of:=[.G923]*INDIRECT(ADDRESS([.A923]+[.D923];2;1;;&quot;rates&quot;))-[.H923]*INDIRECT(ADDRESS([.A923]+[.D92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24];[.B923];[.B923]+1)" office:value-type="date" office:date-value="2024-07-03" calcext:value-type="date">
            <text:p>2024-07-03</text:p>
          </table:table-cell>
          <table:table-cell table:formula="of:=MONTH([.B924])" office:value-type="float" office:value="7" calcext:value-type="float">
            <text:p>7</text:p>
          </table:table-cell>
          <table:table-cell table:formula="of:=[.D919]" office:value-type="float" office:value="2" calcext:value-type="float">
            <text:p>2</text:p>
          </table:table-cell>
          <table:table-cell table:number-columns-repeated="6"/>
          <table:table-cell table:formula="of:=[.G924]*INDIRECT(ADDRESS([.A924]+[.D924];2;1;;&quot;rates&quot;))-[.H924]*INDIRECT(ADDRESS([.A924]+[.D92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25];[.B924];[.B924]+1)" office:value-type="date" office:date-value="2024-07-03" calcext:value-type="date">
            <text:p>2024-07-03</text:p>
          </table:table-cell>
          <table:table-cell table:formula="of:=MONTH([.B925])" office:value-type="float" office:value="7" calcext:value-type="float">
            <text:p>7</text:p>
          </table:table-cell>
          <table:table-cell table:formula="of:=[.D920]" office:value-type="float" office:value="3" calcext:value-type="float">
            <text:p>3</text:p>
          </table:table-cell>
          <table:table-cell table:number-columns-repeated="6"/>
          <table:table-cell table:formula="of:=[.G925]*INDIRECT(ADDRESS([.A925]+[.D925];2;1;;&quot;rates&quot;))-[.H925]*INDIRECT(ADDRESS([.A925]+[.D92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26];[.B925];[.B925]+1)" office:value-type="date" office:date-value="2024-07-03" calcext:value-type="date">
            <text:p>2024-07-03</text:p>
          </table:table-cell>
          <table:table-cell table:formula="of:=MONTH([.B926])" office:value-type="float" office:value="7" calcext:value-type="float">
            <text:p>7</text:p>
          </table:table-cell>
          <table:table-cell table:formula="of:=[.D921]" office:value-type="float" office:value="4" calcext:value-type="float">
            <text:p>4</text:p>
          </table:table-cell>
          <table:table-cell table:number-columns-repeated="6"/>
          <table:table-cell table:formula="of:=[.G926]*INDIRECT(ADDRESS([.A926]+[.D926];2;1;;&quot;rates&quot;))-[.H926]*INDIRECT(ADDRESS([.A926]+[.D92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27];[.B926];[.B926]+1)" office:value-type="date" office:date-value="2024-07-04" calcext:value-type="date">
            <text:p>2024-07-04</text:p>
          </table:table-cell>
          <table:table-cell table:formula="of:=MONTH([.B927])" office:value-type="float" office:value="7" calcext:value-type="float">
            <text:p>7</text:p>
          </table:table-cell>
          <table:table-cell table:formula="of:=[.D922]" office:value-type="float" office:value="0" calcext:value-type="float">
            <text:p>0</text:p>
          </table:table-cell>
          <table:table-cell table:number-columns-repeated="6"/>
          <table:table-cell table:formula="of:=[.G927]*INDIRECT(ADDRESS([.A927]+[.D927];2;1;;&quot;rates&quot;))-[.H927]*INDIRECT(ADDRESS([.A927]+[.D92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28];[.B927];[.B927]+1)" office:value-type="date" office:date-value="2024-07-04" calcext:value-type="date">
            <text:p>2024-07-04</text:p>
          </table:table-cell>
          <table:table-cell table:formula="of:=MONTH([.B928])" office:value-type="float" office:value="7" calcext:value-type="float">
            <text:p>7</text:p>
          </table:table-cell>
          <table:table-cell table:formula="of:=[.D923]" office:value-type="float" office:value="1" calcext:value-type="float">
            <text:p>1</text:p>
          </table:table-cell>
          <table:table-cell table:number-columns-repeated="6"/>
          <table:table-cell table:formula="of:=[.G928]*INDIRECT(ADDRESS([.A928]+[.D928];2;1;;&quot;rates&quot;))-[.H928]*INDIRECT(ADDRESS([.A928]+[.D92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29];[.B928];[.B928]+1)" office:value-type="date" office:date-value="2024-07-04" calcext:value-type="date">
            <text:p>2024-07-04</text:p>
          </table:table-cell>
          <table:table-cell table:formula="of:=MONTH([.B929])" office:value-type="float" office:value="7" calcext:value-type="float">
            <text:p>7</text:p>
          </table:table-cell>
          <table:table-cell table:formula="of:=[.D924]" office:value-type="float" office:value="2" calcext:value-type="float">
            <text:p>2</text:p>
          </table:table-cell>
          <table:table-cell table:number-columns-repeated="6"/>
          <table:table-cell table:formula="of:=[.G929]*INDIRECT(ADDRESS([.A929]+[.D929];2;1;;&quot;rates&quot;))-[.H929]*INDIRECT(ADDRESS([.A929]+[.D92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30];[.B929];[.B929]+1)" office:value-type="date" office:date-value="2024-07-04" calcext:value-type="date">
            <text:p>2024-07-04</text:p>
          </table:table-cell>
          <table:table-cell table:formula="of:=MONTH([.B930])" office:value-type="float" office:value="7" calcext:value-type="float">
            <text:p>7</text:p>
          </table:table-cell>
          <table:table-cell table:formula="of:=[.D925]" office:value-type="float" office:value="3" calcext:value-type="float">
            <text:p>3</text:p>
          </table:table-cell>
          <table:table-cell table:number-columns-repeated="6"/>
          <table:table-cell table:formula="of:=[.G930]*INDIRECT(ADDRESS([.A930]+[.D930];2;1;;&quot;rates&quot;))-[.H930]*INDIRECT(ADDRESS([.A930]+[.D93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31];[.B930];[.B930]+1)" office:value-type="date" office:date-value="2024-07-04" calcext:value-type="date">
            <text:p>2024-07-04</text:p>
          </table:table-cell>
          <table:table-cell table:formula="of:=MONTH([.B931])" office:value-type="float" office:value="7" calcext:value-type="float">
            <text:p>7</text:p>
          </table:table-cell>
          <table:table-cell table:formula="of:=[.D926]" office:value-type="float" office:value="4" calcext:value-type="float">
            <text:p>4</text:p>
          </table:table-cell>
          <table:table-cell table:number-columns-repeated="6"/>
          <table:table-cell table:formula="of:=[.G931]*INDIRECT(ADDRESS([.A931]+[.D931];2;1;;&quot;rates&quot;))-[.H931]*INDIRECT(ADDRESS([.A931]+[.D93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32];[.B931];[.B931]+1)" office:value-type="date" office:date-value="2024-07-05" calcext:value-type="date">
            <text:p>2024-07-05</text:p>
          </table:table-cell>
          <table:table-cell table:formula="of:=MONTH([.B932])" office:value-type="float" office:value="7" calcext:value-type="float">
            <text:p>7</text:p>
          </table:table-cell>
          <table:table-cell table:formula="of:=[.D927]" office:value-type="float" office:value="0" calcext:value-type="float">
            <text:p>0</text:p>
          </table:table-cell>
          <table:table-cell table:number-columns-repeated="6"/>
          <table:table-cell table:formula="of:=[.G932]*INDIRECT(ADDRESS([.A932]+[.D932];2;1;;&quot;rates&quot;))-[.H932]*INDIRECT(ADDRESS([.A932]+[.D93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33];[.B932];[.B932]+1)" office:value-type="date" office:date-value="2024-07-05" calcext:value-type="date">
            <text:p>2024-07-05</text:p>
          </table:table-cell>
          <table:table-cell table:formula="of:=MONTH([.B933])" office:value-type="float" office:value="7" calcext:value-type="float">
            <text:p>7</text:p>
          </table:table-cell>
          <table:table-cell table:formula="of:=[.D928]" office:value-type="float" office:value="1" calcext:value-type="float">
            <text:p>1</text:p>
          </table:table-cell>
          <table:table-cell table:number-columns-repeated="6"/>
          <table:table-cell table:formula="of:=[.G933]*INDIRECT(ADDRESS([.A933]+[.D933];2;1;;&quot;rates&quot;))-[.H933]*INDIRECT(ADDRESS([.A933]+[.D93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34];[.B933];[.B933]+1)" office:value-type="date" office:date-value="2024-07-05" calcext:value-type="date">
            <text:p>2024-07-05</text:p>
          </table:table-cell>
          <table:table-cell table:formula="of:=MONTH([.B934])" office:value-type="float" office:value="7" calcext:value-type="float">
            <text:p>7</text:p>
          </table:table-cell>
          <table:table-cell table:formula="of:=[.D929]" office:value-type="float" office:value="2" calcext:value-type="float">
            <text:p>2</text:p>
          </table:table-cell>
          <table:table-cell table:number-columns-repeated="6"/>
          <table:table-cell table:formula="of:=[.G934]*INDIRECT(ADDRESS([.A934]+[.D934];2;1;;&quot;rates&quot;))-[.H934]*INDIRECT(ADDRESS([.A934]+[.D93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35];[.B934];[.B934]+1)" office:value-type="date" office:date-value="2024-07-05" calcext:value-type="date">
            <text:p>2024-07-05</text:p>
          </table:table-cell>
          <table:table-cell table:formula="of:=MONTH([.B935])" office:value-type="float" office:value="7" calcext:value-type="float">
            <text:p>7</text:p>
          </table:table-cell>
          <table:table-cell table:formula="of:=[.D930]" office:value-type="float" office:value="3" calcext:value-type="float">
            <text:p>3</text:p>
          </table:table-cell>
          <table:table-cell table:number-columns-repeated="6"/>
          <table:table-cell table:formula="of:=[.G935]*INDIRECT(ADDRESS([.A935]+[.D935];2;1;;&quot;rates&quot;))-[.H935]*INDIRECT(ADDRESS([.A935]+[.D93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36];[.B935];[.B935]+1)" office:value-type="date" office:date-value="2024-07-05" calcext:value-type="date">
            <text:p>2024-07-05</text:p>
          </table:table-cell>
          <table:table-cell table:formula="of:=MONTH([.B936])" office:value-type="float" office:value="7" calcext:value-type="float">
            <text:p>7</text:p>
          </table:table-cell>
          <table:table-cell table:formula="of:=[.D931]" office:value-type="float" office:value="4" calcext:value-type="float">
            <text:p>4</text:p>
          </table:table-cell>
          <table:table-cell table:number-columns-repeated="6"/>
          <table:table-cell table:formula="of:=[.G936]*INDIRECT(ADDRESS([.A936]+[.D936];2;1;;&quot;rates&quot;))-[.H936]*INDIRECT(ADDRESS([.A936]+[.D93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37];[.B936];[.B936]+1)" office:value-type="date" office:date-value="2024-07-06" calcext:value-type="date">
            <text:p>2024-07-06</text:p>
          </table:table-cell>
          <table:table-cell table:formula="of:=MONTH([.B937])" office:value-type="float" office:value="7" calcext:value-type="float">
            <text:p>7</text:p>
          </table:table-cell>
          <table:table-cell table:formula="of:=[.D932]" office:value-type="float" office:value="0" calcext:value-type="float">
            <text:p>0</text:p>
          </table:table-cell>
          <table:table-cell table:number-columns-repeated="6"/>
          <table:table-cell table:formula="of:=[.G937]*INDIRECT(ADDRESS([.A937]+[.D937];2;1;;&quot;rates&quot;))-[.H937]*INDIRECT(ADDRESS([.A937]+[.D93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38];[.B937];[.B937]+1)" office:value-type="date" office:date-value="2024-07-06" calcext:value-type="date">
            <text:p>2024-07-06</text:p>
          </table:table-cell>
          <table:table-cell table:formula="of:=MONTH([.B938])" office:value-type="float" office:value="7" calcext:value-type="float">
            <text:p>7</text:p>
          </table:table-cell>
          <table:table-cell table:formula="of:=[.D933]" office:value-type="float" office:value="1" calcext:value-type="float">
            <text:p>1</text:p>
          </table:table-cell>
          <table:table-cell table:number-columns-repeated="6"/>
          <table:table-cell table:formula="of:=[.G938]*INDIRECT(ADDRESS([.A938]+[.D938];2;1;;&quot;rates&quot;))-[.H938]*INDIRECT(ADDRESS([.A938]+[.D93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39];[.B938];[.B938]+1)" office:value-type="date" office:date-value="2024-07-06" calcext:value-type="date">
            <text:p>2024-07-06</text:p>
          </table:table-cell>
          <table:table-cell table:formula="of:=MONTH([.B939])" office:value-type="float" office:value="7" calcext:value-type="float">
            <text:p>7</text:p>
          </table:table-cell>
          <table:table-cell table:formula="of:=[.D934]" office:value-type="float" office:value="2" calcext:value-type="float">
            <text:p>2</text:p>
          </table:table-cell>
          <table:table-cell table:number-columns-repeated="6"/>
          <table:table-cell table:formula="of:=[.G939]*INDIRECT(ADDRESS([.A939]+[.D939];2;1;;&quot;rates&quot;))-[.H939]*INDIRECT(ADDRESS([.A939]+[.D93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40];[.B939];[.B939]+1)" office:value-type="date" office:date-value="2024-07-06" calcext:value-type="date">
            <text:p>2024-07-06</text:p>
          </table:table-cell>
          <table:table-cell table:formula="of:=MONTH([.B940])" office:value-type="float" office:value="7" calcext:value-type="float">
            <text:p>7</text:p>
          </table:table-cell>
          <table:table-cell table:formula="of:=[.D935]" office:value-type="float" office:value="3" calcext:value-type="float">
            <text:p>3</text:p>
          </table:table-cell>
          <table:table-cell table:number-columns-repeated="6"/>
          <table:table-cell table:formula="of:=[.G940]*INDIRECT(ADDRESS([.A940]+[.D940];2;1;;&quot;rates&quot;))-[.H940]*INDIRECT(ADDRESS([.A940]+[.D94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41];[.B940];[.B940]+1)" office:value-type="date" office:date-value="2024-07-06" calcext:value-type="date">
            <text:p>2024-07-06</text:p>
          </table:table-cell>
          <table:table-cell table:formula="of:=MONTH([.B941])" office:value-type="float" office:value="7" calcext:value-type="float">
            <text:p>7</text:p>
          </table:table-cell>
          <table:table-cell table:formula="of:=[.D936]" office:value-type="float" office:value="4" calcext:value-type="float">
            <text:p>4</text:p>
          </table:table-cell>
          <table:table-cell table:number-columns-repeated="6"/>
          <table:table-cell table:formula="of:=[.G941]*INDIRECT(ADDRESS([.A941]+[.D941];2;1;;&quot;rates&quot;))-[.H941]*INDIRECT(ADDRESS([.A941]+[.D94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42];[.B941];[.B941]+1)" office:value-type="date" office:date-value="2024-07-07" calcext:value-type="date">
            <text:p>2024-07-07</text:p>
          </table:table-cell>
          <table:table-cell table:formula="of:=MONTH([.B942])" office:value-type="float" office:value="7" calcext:value-type="float">
            <text:p>7</text:p>
          </table:table-cell>
          <table:table-cell table:formula="of:=[.D937]" office:value-type="float" office:value="0" calcext:value-type="float">
            <text:p>0</text:p>
          </table:table-cell>
          <table:table-cell table:number-columns-repeated="6"/>
          <table:table-cell table:formula="of:=[.G942]*INDIRECT(ADDRESS([.A942]+[.D942];2;1;;&quot;rates&quot;))-[.H942]*INDIRECT(ADDRESS([.A942]+[.D94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43];[.B942];[.B942]+1)" office:value-type="date" office:date-value="2024-07-07" calcext:value-type="date">
            <text:p>2024-07-07</text:p>
          </table:table-cell>
          <table:table-cell table:formula="of:=MONTH([.B943])" office:value-type="float" office:value="7" calcext:value-type="float">
            <text:p>7</text:p>
          </table:table-cell>
          <table:table-cell table:formula="of:=[.D938]" office:value-type="float" office:value="1" calcext:value-type="float">
            <text:p>1</text:p>
          </table:table-cell>
          <table:table-cell table:number-columns-repeated="6"/>
          <table:table-cell table:formula="of:=[.G943]*INDIRECT(ADDRESS([.A943]+[.D943];2;1;;&quot;rates&quot;))-[.H943]*INDIRECT(ADDRESS([.A943]+[.D94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44];[.B943];[.B943]+1)" office:value-type="date" office:date-value="2024-07-07" calcext:value-type="date">
            <text:p>2024-07-07</text:p>
          </table:table-cell>
          <table:table-cell table:formula="of:=MONTH([.B944])" office:value-type="float" office:value="7" calcext:value-type="float">
            <text:p>7</text:p>
          </table:table-cell>
          <table:table-cell table:formula="of:=[.D939]" office:value-type="float" office:value="2" calcext:value-type="float">
            <text:p>2</text:p>
          </table:table-cell>
          <table:table-cell table:number-columns-repeated="6"/>
          <table:table-cell table:formula="of:=[.G944]*INDIRECT(ADDRESS([.A944]+[.D944];2;1;;&quot;rates&quot;))-[.H944]*INDIRECT(ADDRESS([.A944]+[.D94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45];[.B944];[.B944]+1)" office:value-type="date" office:date-value="2024-07-07" calcext:value-type="date">
            <text:p>2024-07-07</text:p>
          </table:table-cell>
          <table:table-cell table:formula="of:=MONTH([.B945])" office:value-type="float" office:value="7" calcext:value-type="float">
            <text:p>7</text:p>
          </table:table-cell>
          <table:table-cell table:formula="of:=[.D940]" office:value-type="float" office:value="3" calcext:value-type="float">
            <text:p>3</text:p>
          </table:table-cell>
          <table:table-cell table:number-columns-repeated="6"/>
          <table:table-cell table:formula="of:=[.G945]*INDIRECT(ADDRESS([.A945]+[.D945];2;1;;&quot;rates&quot;))-[.H945]*INDIRECT(ADDRESS([.A945]+[.D94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46];[.B945];[.B945]+1)" office:value-type="date" office:date-value="2024-07-07" calcext:value-type="date">
            <text:p>2024-07-07</text:p>
          </table:table-cell>
          <table:table-cell table:formula="of:=MONTH([.B946])" office:value-type="float" office:value="7" calcext:value-type="float">
            <text:p>7</text:p>
          </table:table-cell>
          <table:table-cell table:formula="of:=[.D941]" office:value-type="float" office:value="4" calcext:value-type="float">
            <text:p>4</text:p>
          </table:table-cell>
          <table:table-cell table:number-columns-repeated="6"/>
          <table:table-cell table:formula="of:=[.G946]*INDIRECT(ADDRESS([.A946]+[.D946];2;1;;&quot;rates&quot;))-[.H946]*INDIRECT(ADDRESS([.A946]+[.D94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47];[.B946];[.B946]+1)" office:value-type="date" office:date-value="2024-07-08" calcext:value-type="date">
            <text:p>2024-07-08</text:p>
          </table:table-cell>
          <table:table-cell table:formula="of:=MONTH([.B947])" office:value-type="float" office:value="7" calcext:value-type="float">
            <text:p>7</text:p>
          </table:table-cell>
          <table:table-cell table:formula="of:=[.D942]" office:value-type="float" office:value="0" calcext:value-type="float">
            <text:p>0</text:p>
          </table:table-cell>
          <table:table-cell table:number-columns-repeated="6"/>
          <table:table-cell table:formula="of:=[.G947]*INDIRECT(ADDRESS([.A947]+[.D947];2;1;;&quot;rates&quot;))-[.H947]*INDIRECT(ADDRESS([.A947]+[.D94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48];[.B947];[.B947]+1)" office:value-type="date" office:date-value="2024-07-08" calcext:value-type="date">
            <text:p>2024-07-08</text:p>
          </table:table-cell>
          <table:table-cell table:formula="of:=MONTH([.B948])" office:value-type="float" office:value="7" calcext:value-type="float">
            <text:p>7</text:p>
          </table:table-cell>
          <table:table-cell table:formula="of:=[.D943]" office:value-type="float" office:value="1" calcext:value-type="float">
            <text:p>1</text:p>
          </table:table-cell>
          <table:table-cell table:number-columns-repeated="6"/>
          <table:table-cell table:formula="of:=[.G948]*INDIRECT(ADDRESS([.A948]+[.D948];2;1;;&quot;rates&quot;))-[.H948]*INDIRECT(ADDRESS([.A948]+[.D94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49];[.B948];[.B948]+1)" office:value-type="date" office:date-value="2024-07-08" calcext:value-type="date">
            <text:p>2024-07-08</text:p>
          </table:table-cell>
          <table:table-cell table:formula="of:=MONTH([.B949])" office:value-type="float" office:value="7" calcext:value-type="float">
            <text:p>7</text:p>
          </table:table-cell>
          <table:table-cell table:formula="of:=[.D944]" office:value-type="float" office:value="2" calcext:value-type="float">
            <text:p>2</text:p>
          </table:table-cell>
          <table:table-cell table:number-columns-repeated="6"/>
          <table:table-cell table:formula="of:=[.G949]*INDIRECT(ADDRESS([.A949]+[.D949];2;1;;&quot;rates&quot;))-[.H949]*INDIRECT(ADDRESS([.A949]+[.D94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50];[.B949];[.B949]+1)" office:value-type="date" office:date-value="2024-07-08" calcext:value-type="date">
            <text:p>2024-07-08</text:p>
          </table:table-cell>
          <table:table-cell table:formula="of:=MONTH([.B950])" office:value-type="float" office:value="7" calcext:value-type="float">
            <text:p>7</text:p>
          </table:table-cell>
          <table:table-cell table:formula="of:=[.D945]" office:value-type="float" office:value="3" calcext:value-type="float">
            <text:p>3</text:p>
          </table:table-cell>
          <table:table-cell table:number-columns-repeated="6"/>
          <table:table-cell table:formula="of:=[.G950]*INDIRECT(ADDRESS([.A950]+[.D950];2;1;;&quot;rates&quot;))-[.H950]*INDIRECT(ADDRESS([.A950]+[.D95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51];[.B950];[.B950]+1)" office:value-type="date" office:date-value="2024-07-08" calcext:value-type="date">
            <text:p>2024-07-08</text:p>
          </table:table-cell>
          <table:table-cell table:formula="of:=MONTH([.B951])" office:value-type="float" office:value="7" calcext:value-type="float">
            <text:p>7</text:p>
          </table:table-cell>
          <table:table-cell table:formula="of:=[.D946]" office:value-type="float" office:value="4" calcext:value-type="float">
            <text:p>4</text:p>
          </table:table-cell>
          <table:table-cell table:number-columns-repeated="6"/>
          <table:table-cell table:formula="of:=[.G951]*INDIRECT(ADDRESS([.A951]+[.D951];2;1;;&quot;rates&quot;))-[.H951]*INDIRECT(ADDRESS([.A951]+[.D95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52];[.B951];[.B951]+1)" office:value-type="date" office:date-value="2024-07-09" calcext:value-type="date">
            <text:p>2024-07-09</text:p>
          </table:table-cell>
          <table:table-cell table:formula="of:=MONTH([.B952])" office:value-type="float" office:value="7" calcext:value-type="float">
            <text:p>7</text:p>
          </table:table-cell>
          <table:table-cell table:formula="of:=[.D947]" office:value-type="float" office:value="0" calcext:value-type="float">
            <text:p>0</text:p>
          </table:table-cell>
          <table:table-cell table:number-columns-repeated="6"/>
          <table:table-cell table:formula="of:=[.G952]*INDIRECT(ADDRESS([.A952]+[.D952];2;1;;&quot;rates&quot;))-[.H952]*INDIRECT(ADDRESS([.A952]+[.D95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53];[.B952];[.B952]+1)" office:value-type="date" office:date-value="2024-07-09" calcext:value-type="date">
            <text:p>2024-07-09</text:p>
          </table:table-cell>
          <table:table-cell table:formula="of:=MONTH([.B953])" office:value-type="float" office:value="7" calcext:value-type="float">
            <text:p>7</text:p>
          </table:table-cell>
          <table:table-cell table:formula="of:=[.D948]" office:value-type="float" office:value="1" calcext:value-type="float">
            <text:p>1</text:p>
          </table:table-cell>
          <table:table-cell table:number-columns-repeated="6"/>
          <table:table-cell table:formula="of:=[.G953]*INDIRECT(ADDRESS([.A953]+[.D953];2;1;;&quot;rates&quot;))-[.H953]*INDIRECT(ADDRESS([.A953]+[.D95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54];[.B953];[.B953]+1)" office:value-type="date" office:date-value="2024-07-09" calcext:value-type="date">
            <text:p>2024-07-09</text:p>
          </table:table-cell>
          <table:table-cell table:formula="of:=MONTH([.B954])" office:value-type="float" office:value="7" calcext:value-type="float">
            <text:p>7</text:p>
          </table:table-cell>
          <table:table-cell table:formula="of:=[.D949]" office:value-type="float" office:value="2" calcext:value-type="float">
            <text:p>2</text:p>
          </table:table-cell>
          <table:table-cell table:number-columns-repeated="6"/>
          <table:table-cell table:formula="of:=[.G954]*INDIRECT(ADDRESS([.A954]+[.D954];2;1;;&quot;rates&quot;))-[.H954]*INDIRECT(ADDRESS([.A954]+[.D95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55];[.B954];[.B954]+1)" office:value-type="date" office:date-value="2024-07-09" calcext:value-type="date">
            <text:p>2024-07-09</text:p>
          </table:table-cell>
          <table:table-cell table:formula="of:=MONTH([.B955])" office:value-type="float" office:value="7" calcext:value-type="float">
            <text:p>7</text:p>
          </table:table-cell>
          <table:table-cell table:formula="of:=[.D950]" office:value-type="float" office:value="3" calcext:value-type="float">
            <text:p>3</text:p>
          </table:table-cell>
          <table:table-cell table:number-columns-repeated="6"/>
          <table:table-cell table:formula="of:=[.G955]*INDIRECT(ADDRESS([.A955]+[.D955];2;1;;&quot;rates&quot;))-[.H955]*INDIRECT(ADDRESS([.A955]+[.D95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56];[.B955];[.B955]+1)" office:value-type="date" office:date-value="2024-07-09" calcext:value-type="date">
            <text:p>2024-07-09</text:p>
          </table:table-cell>
          <table:table-cell table:formula="of:=MONTH([.B956])" office:value-type="float" office:value="7" calcext:value-type="float">
            <text:p>7</text:p>
          </table:table-cell>
          <table:table-cell table:formula="of:=[.D951]" office:value-type="float" office:value="4" calcext:value-type="float">
            <text:p>4</text:p>
          </table:table-cell>
          <table:table-cell table:number-columns-repeated="6"/>
          <table:table-cell table:formula="of:=[.G956]*INDIRECT(ADDRESS([.A956]+[.D956];2;1;;&quot;rates&quot;))-[.H956]*INDIRECT(ADDRESS([.A956]+[.D95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57];[.B956];[.B956]+1)" office:value-type="date" office:date-value="2024-07-10" calcext:value-type="date">
            <text:p>2024-07-10</text:p>
          </table:table-cell>
          <table:table-cell table:formula="of:=MONTH([.B957])" office:value-type="float" office:value="7" calcext:value-type="float">
            <text:p>7</text:p>
          </table:table-cell>
          <table:table-cell table:formula="of:=[.D952]" office:value-type="float" office:value="0" calcext:value-type="float">
            <text:p>0</text:p>
          </table:table-cell>
          <table:table-cell table:number-columns-repeated="6"/>
          <table:table-cell table:formula="of:=[.G957]*INDIRECT(ADDRESS([.A957]+[.D957];2;1;;&quot;rates&quot;))-[.H957]*INDIRECT(ADDRESS([.A957]+[.D95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58];[.B957];[.B957]+1)" office:value-type="date" office:date-value="2024-07-10" calcext:value-type="date">
            <text:p>2024-07-10</text:p>
          </table:table-cell>
          <table:table-cell table:formula="of:=MONTH([.B958])" office:value-type="float" office:value="7" calcext:value-type="float">
            <text:p>7</text:p>
          </table:table-cell>
          <table:table-cell table:formula="of:=[.D953]" office:value-type="float" office:value="1" calcext:value-type="float">
            <text:p>1</text:p>
          </table:table-cell>
          <table:table-cell table:number-columns-repeated="6"/>
          <table:table-cell table:formula="of:=[.G958]*INDIRECT(ADDRESS([.A958]+[.D958];2;1;;&quot;rates&quot;))-[.H958]*INDIRECT(ADDRESS([.A958]+[.D95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59];[.B958];[.B958]+1)" office:value-type="date" office:date-value="2024-07-10" calcext:value-type="date">
            <text:p>2024-07-10</text:p>
          </table:table-cell>
          <table:table-cell table:formula="of:=MONTH([.B959])" office:value-type="float" office:value="7" calcext:value-type="float">
            <text:p>7</text:p>
          </table:table-cell>
          <table:table-cell table:formula="of:=[.D954]" office:value-type="float" office:value="2" calcext:value-type="float">
            <text:p>2</text:p>
          </table:table-cell>
          <table:table-cell table:number-columns-repeated="6"/>
          <table:table-cell table:formula="of:=[.G959]*INDIRECT(ADDRESS([.A959]+[.D959];2;1;;&quot;rates&quot;))-[.H959]*INDIRECT(ADDRESS([.A959]+[.D95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60];[.B959];[.B959]+1)" office:value-type="date" office:date-value="2024-07-10" calcext:value-type="date">
            <text:p>2024-07-10</text:p>
          </table:table-cell>
          <table:table-cell table:formula="of:=MONTH([.B960])" office:value-type="float" office:value="7" calcext:value-type="float">
            <text:p>7</text:p>
          </table:table-cell>
          <table:table-cell table:formula="of:=[.D955]" office:value-type="float" office:value="3" calcext:value-type="float">
            <text:p>3</text:p>
          </table:table-cell>
          <table:table-cell table:number-columns-repeated="6"/>
          <table:table-cell table:formula="of:=[.G960]*INDIRECT(ADDRESS([.A960]+[.D960];2;1;;&quot;rates&quot;))-[.H960]*INDIRECT(ADDRESS([.A960]+[.D96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61];[.B960];[.B960]+1)" office:value-type="date" office:date-value="2024-07-10" calcext:value-type="date">
            <text:p>2024-07-10</text:p>
          </table:table-cell>
          <table:table-cell table:formula="of:=MONTH([.B961])" office:value-type="float" office:value="7" calcext:value-type="float">
            <text:p>7</text:p>
          </table:table-cell>
          <table:table-cell table:formula="of:=[.D956]" office:value-type="float" office:value="4" calcext:value-type="float">
            <text:p>4</text:p>
          </table:table-cell>
          <table:table-cell table:number-columns-repeated="6"/>
          <table:table-cell table:formula="of:=[.G961]*INDIRECT(ADDRESS([.A961]+[.D961];2;1;;&quot;rates&quot;))-[.H961]*INDIRECT(ADDRESS([.A961]+[.D96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62];[.B961];[.B961]+1)" office:value-type="date" office:date-value="2024-07-11" calcext:value-type="date">
            <text:p>2024-07-11</text:p>
          </table:table-cell>
          <table:table-cell table:formula="of:=MONTH([.B962])" office:value-type="float" office:value="7" calcext:value-type="float">
            <text:p>7</text:p>
          </table:table-cell>
          <table:table-cell table:formula="of:=[.D957]" office:value-type="float" office:value="0" calcext:value-type="float">
            <text:p>0</text:p>
          </table:table-cell>
          <table:table-cell table:number-columns-repeated="6"/>
          <table:table-cell table:formula="of:=[.G962]*INDIRECT(ADDRESS([.A962]+[.D962];2;1;;&quot;rates&quot;))-[.H962]*INDIRECT(ADDRESS([.A962]+[.D96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63];[.B962];[.B962]+1)" office:value-type="date" office:date-value="2024-07-11" calcext:value-type="date">
            <text:p>2024-07-11</text:p>
          </table:table-cell>
          <table:table-cell table:formula="of:=MONTH([.B963])" office:value-type="float" office:value="7" calcext:value-type="float">
            <text:p>7</text:p>
          </table:table-cell>
          <table:table-cell table:formula="of:=[.D958]" office:value-type="float" office:value="1" calcext:value-type="float">
            <text:p>1</text:p>
          </table:table-cell>
          <table:table-cell table:number-columns-repeated="6"/>
          <table:table-cell table:formula="of:=[.G963]*INDIRECT(ADDRESS([.A963]+[.D963];2;1;;&quot;rates&quot;))-[.H963]*INDIRECT(ADDRESS([.A963]+[.D96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64];[.B963];[.B963]+1)" office:value-type="date" office:date-value="2024-07-11" calcext:value-type="date">
            <text:p>2024-07-11</text:p>
          </table:table-cell>
          <table:table-cell table:formula="of:=MONTH([.B964])" office:value-type="float" office:value="7" calcext:value-type="float">
            <text:p>7</text:p>
          </table:table-cell>
          <table:table-cell table:formula="of:=[.D959]" office:value-type="float" office:value="2" calcext:value-type="float">
            <text:p>2</text:p>
          </table:table-cell>
          <table:table-cell table:number-columns-repeated="6"/>
          <table:table-cell table:formula="of:=[.G964]*INDIRECT(ADDRESS([.A964]+[.D964];2;1;;&quot;rates&quot;))-[.H964]*INDIRECT(ADDRESS([.A964]+[.D96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65];[.B964];[.B964]+1)" office:value-type="date" office:date-value="2024-07-11" calcext:value-type="date">
            <text:p>2024-07-11</text:p>
          </table:table-cell>
          <table:table-cell table:formula="of:=MONTH([.B965])" office:value-type="float" office:value="7" calcext:value-type="float">
            <text:p>7</text:p>
          </table:table-cell>
          <table:table-cell table:formula="of:=[.D960]" office:value-type="float" office:value="3" calcext:value-type="float">
            <text:p>3</text:p>
          </table:table-cell>
          <table:table-cell table:number-columns-repeated="6"/>
          <table:table-cell table:formula="of:=[.G965]*INDIRECT(ADDRESS([.A965]+[.D965];2;1;;&quot;rates&quot;))-[.H965]*INDIRECT(ADDRESS([.A965]+[.D96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66];[.B965];[.B965]+1)" office:value-type="date" office:date-value="2024-07-11" calcext:value-type="date">
            <text:p>2024-07-11</text:p>
          </table:table-cell>
          <table:table-cell table:formula="of:=MONTH([.B966])" office:value-type="float" office:value="7" calcext:value-type="float">
            <text:p>7</text:p>
          </table:table-cell>
          <table:table-cell table:formula="of:=[.D961]" office:value-type="float" office:value="4" calcext:value-type="float">
            <text:p>4</text:p>
          </table:table-cell>
          <table:table-cell table:number-columns-repeated="6"/>
          <table:table-cell table:formula="of:=[.G966]*INDIRECT(ADDRESS([.A966]+[.D966];2;1;;&quot;rates&quot;))-[.H966]*INDIRECT(ADDRESS([.A966]+[.D96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67];[.B966];[.B966]+1)" office:value-type="date" office:date-value="2024-07-12" calcext:value-type="date">
            <text:p>2024-07-12</text:p>
          </table:table-cell>
          <table:table-cell table:formula="of:=MONTH([.B967])" office:value-type="float" office:value="7" calcext:value-type="float">
            <text:p>7</text:p>
          </table:table-cell>
          <table:table-cell table:formula="of:=[.D962]" office:value-type="float" office:value="0" calcext:value-type="float">
            <text:p>0</text:p>
          </table:table-cell>
          <table:table-cell table:number-columns-repeated="6"/>
          <table:table-cell table:formula="of:=[.G967]*INDIRECT(ADDRESS([.A967]+[.D967];2;1;;&quot;rates&quot;))-[.H967]*INDIRECT(ADDRESS([.A967]+[.D96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68];[.B967];[.B967]+1)" office:value-type="date" office:date-value="2024-07-12" calcext:value-type="date">
            <text:p>2024-07-12</text:p>
          </table:table-cell>
          <table:table-cell table:formula="of:=MONTH([.B968])" office:value-type="float" office:value="7" calcext:value-type="float">
            <text:p>7</text:p>
          </table:table-cell>
          <table:table-cell table:formula="of:=[.D963]" office:value-type="float" office:value="1" calcext:value-type="float">
            <text:p>1</text:p>
          </table:table-cell>
          <table:table-cell table:number-columns-repeated="6"/>
          <table:table-cell table:formula="of:=[.G968]*INDIRECT(ADDRESS([.A968]+[.D968];2;1;;&quot;rates&quot;))-[.H968]*INDIRECT(ADDRESS([.A968]+[.D96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69];[.B968];[.B968]+1)" office:value-type="date" office:date-value="2024-07-12" calcext:value-type="date">
            <text:p>2024-07-12</text:p>
          </table:table-cell>
          <table:table-cell table:formula="of:=MONTH([.B969])" office:value-type="float" office:value="7" calcext:value-type="float">
            <text:p>7</text:p>
          </table:table-cell>
          <table:table-cell table:formula="of:=[.D964]" office:value-type="float" office:value="2" calcext:value-type="float">
            <text:p>2</text:p>
          </table:table-cell>
          <table:table-cell table:number-columns-repeated="6"/>
          <table:table-cell table:formula="of:=[.G969]*INDIRECT(ADDRESS([.A969]+[.D969];2;1;;&quot;rates&quot;))-[.H969]*INDIRECT(ADDRESS([.A969]+[.D96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70];[.B969];[.B969]+1)" office:value-type="date" office:date-value="2024-07-12" calcext:value-type="date">
            <text:p>2024-07-12</text:p>
          </table:table-cell>
          <table:table-cell table:formula="of:=MONTH([.B970])" office:value-type="float" office:value="7" calcext:value-type="float">
            <text:p>7</text:p>
          </table:table-cell>
          <table:table-cell table:formula="of:=[.D965]" office:value-type="float" office:value="3" calcext:value-type="float">
            <text:p>3</text:p>
          </table:table-cell>
          <table:table-cell table:number-columns-repeated="6"/>
          <table:table-cell table:formula="of:=[.G970]*INDIRECT(ADDRESS([.A970]+[.D970];2;1;;&quot;rates&quot;))-[.H970]*INDIRECT(ADDRESS([.A970]+[.D97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71];[.B970];[.B970]+1)" office:value-type="date" office:date-value="2024-07-12" calcext:value-type="date">
            <text:p>2024-07-12</text:p>
          </table:table-cell>
          <table:table-cell table:formula="of:=MONTH([.B971])" office:value-type="float" office:value="7" calcext:value-type="float">
            <text:p>7</text:p>
          </table:table-cell>
          <table:table-cell table:formula="of:=[.D966]" office:value-type="float" office:value="4" calcext:value-type="float">
            <text:p>4</text:p>
          </table:table-cell>
          <table:table-cell table:number-columns-repeated="6"/>
          <table:table-cell table:formula="of:=[.G971]*INDIRECT(ADDRESS([.A971]+[.D971];2;1;;&quot;rates&quot;))-[.H971]*INDIRECT(ADDRESS([.A971]+[.D97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72];[.B971];[.B971]+1)" office:value-type="date" office:date-value="2024-07-13" calcext:value-type="date">
            <text:p>2024-07-13</text:p>
          </table:table-cell>
          <table:table-cell table:formula="of:=MONTH([.B972])" office:value-type="float" office:value="7" calcext:value-type="float">
            <text:p>7</text:p>
          </table:table-cell>
          <table:table-cell table:formula="of:=[.D967]" office:value-type="float" office:value="0" calcext:value-type="float">
            <text:p>0</text:p>
          </table:table-cell>
          <table:table-cell table:number-columns-repeated="6"/>
          <table:table-cell table:formula="of:=[.G972]*INDIRECT(ADDRESS([.A972]+[.D972];2;1;;&quot;rates&quot;))-[.H972]*INDIRECT(ADDRESS([.A972]+[.D97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73];[.B972];[.B972]+1)" office:value-type="date" office:date-value="2024-07-13" calcext:value-type="date">
            <text:p>2024-07-13</text:p>
          </table:table-cell>
          <table:table-cell table:formula="of:=MONTH([.B973])" office:value-type="float" office:value="7" calcext:value-type="float">
            <text:p>7</text:p>
          </table:table-cell>
          <table:table-cell table:formula="of:=[.D968]" office:value-type="float" office:value="1" calcext:value-type="float">
            <text:p>1</text:p>
          </table:table-cell>
          <table:table-cell table:number-columns-repeated="6"/>
          <table:table-cell table:formula="of:=[.G973]*INDIRECT(ADDRESS([.A973]+[.D973];2;1;;&quot;rates&quot;))-[.H973]*INDIRECT(ADDRESS([.A973]+[.D97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74];[.B973];[.B973]+1)" office:value-type="date" office:date-value="2024-07-13" calcext:value-type="date">
            <text:p>2024-07-13</text:p>
          </table:table-cell>
          <table:table-cell table:formula="of:=MONTH([.B974])" office:value-type="float" office:value="7" calcext:value-type="float">
            <text:p>7</text:p>
          </table:table-cell>
          <table:table-cell table:formula="of:=[.D969]" office:value-type="float" office:value="2" calcext:value-type="float">
            <text:p>2</text:p>
          </table:table-cell>
          <table:table-cell table:number-columns-repeated="6"/>
          <table:table-cell table:formula="of:=[.G974]*INDIRECT(ADDRESS([.A974]+[.D974];2;1;;&quot;rates&quot;))-[.H974]*INDIRECT(ADDRESS([.A974]+[.D97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75];[.B974];[.B974]+1)" office:value-type="date" office:date-value="2024-07-13" calcext:value-type="date">
            <text:p>2024-07-13</text:p>
          </table:table-cell>
          <table:table-cell table:formula="of:=MONTH([.B975])" office:value-type="float" office:value="7" calcext:value-type="float">
            <text:p>7</text:p>
          </table:table-cell>
          <table:table-cell table:formula="of:=[.D970]" office:value-type="float" office:value="3" calcext:value-type="float">
            <text:p>3</text:p>
          </table:table-cell>
          <table:table-cell table:number-columns-repeated="6"/>
          <table:table-cell table:formula="of:=[.G975]*INDIRECT(ADDRESS([.A975]+[.D975];2;1;;&quot;rates&quot;))-[.H975]*INDIRECT(ADDRESS([.A975]+[.D97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76];[.B975];[.B975]+1)" office:value-type="date" office:date-value="2024-07-13" calcext:value-type="date">
            <text:p>2024-07-13</text:p>
          </table:table-cell>
          <table:table-cell table:formula="of:=MONTH([.B976])" office:value-type="float" office:value="7" calcext:value-type="float">
            <text:p>7</text:p>
          </table:table-cell>
          <table:table-cell table:formula="of:=[.D971]" office:value-type="float" office:value="4" calcext:value-type="float">
            <text:p>4</text:p>
          </table:table-cell>
          <table:table-cell table:number-columns-repeated="6"/>
          <table:table-cell table:formula="of:=[.G976]*INDIRECT(ADDRESS([.A976]+[.D976];2;1;;&quot;rates&quot;))-[.H976]*INDIRECT(ADDRESS([.A976]+[.D97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77];[.B976];[.B976]+1)" office:value-type="date" office:date-value="2024-07-14" calcext:value-type="date">
            <text:p>2024-07-14</text:p>
          </table:table-cell>
          <table:table-cell table:formula="of:=MONTH([.B977])" office:value-type="float" office:value="7" calcext:value-type="float">
            <text:p>7</text:p>
          </table:table-cell>
          <table:table-cell table:formula="of:=[.D972]" office:value-type="float" office:value="0" calcext:value-type="float">
            <text:p>0</text:p>
          </table:table-cell>
          <table:table-cell table:number-columns-repeated="6"/>
          <table:table-cell table:formula="of:=[.G977]*INDIRECT(ADDRESS([.A977]+[.D977];2;1;;&quot;rates&quot;))-[.H977]*INDIRECT(ADDRESS([.A977]+[.D97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78];[.B977];[.B977]+1)" office:value-type="date" office:date-value="2024-07-14" calcext:value-type="date">
            <text:p>2024-07-14</text:p>
          </table:table-cell>
          <table:table-cell table:formula="of:=MONTH([.B978])" office:value-type="float" office:value="7" calcext:value-type="float">
            <text:p>7</text:p>
          </table:table-cell>
          <table:table-cell table:formula="of:=[.D973]" office:value-type="float" office:value="1" calcext:value-type="float">
            <text:p>1</text:p>
          </table:table-cell>
          <table:table-cell table:number-columns-repeated="6"/>
          <table:table-cell table:formula="of:=[.G978]*INDIRECT(ADDRESS([.A978]+[.D978];2;1;;&quot;rates&quot;))-[.H978]*INDIRECT(ADDRESS([.A978]+[.D97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79];[.B978];[.B978]+1)" office:value-type="date" office:date-value="2024-07-14" calcext:value-type="date">
            <text:p>2024-07-14</text:p>
          </table:table-cell>
          <table:table-cell table:formula="of:=MONTH([.B979])" office:value-type="float" office:value="7" calcext:value-type="float">
            <text:p>7</text:p>
          </table:table-cell>
          <table:table-cell table:formula="of:=[.D974]" office:value-type="float" office:value="2" calcext:value-type="float">
            <text:p>2</text:p>
          </table:table-cell>
          <table:table-cell table:number-columns-repeated="6"/>
          <table:table-cell table:formula="of:=[.G979]*INDIRECT(ADDRESS([.A979]+[.D979];2;1;;&quot;rates&quot;))-[.H979]*INDIRECT(ADDRESS([.A979]+[.D97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80];[.B979];[.B979]+1)" office:value-type="date" office:date-value="2024-07-14" calcext:value-type="date">
            <text:p>2024-07-14</text:p>
          </table:table-cell>
          <table:table-cell table:formula="of:=MONTH([.B980])" office:value-type="float" office:value="7" calcext:value-type="float">
            <text:p>7</text:p>
          </table:table-cell>
          <table:table-cell table:formula="of:=[.D975]" office:value-type="float" office:value="3" calcext:value-type="float">
            <text:p>3</text:p>
          </table:table-cell>
          <table:table-cell table:number-columns-repeated="6"/>
          <table:table-cell table:formula="of:=[.G980]*INDIRECT(ADDRESS([.A980]+[.D980];2;1;;&quot;rates&quot;))-[.H980]*INDIRECT(ADDRESS([.A980]+[.D98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81];[.B980];[.B980]+1)" office:value-type="date" office:date-value="2024-07-14" calcext:value-type="date">
            <text:p>2024-07-14</text:p>
          </table:table-cell>
          <table:table-cell table:formula="of:=MONTH([.B981])" office:value-type="float" office:value="7" calcext:value-type="float">
            <text:p>7</text:p>
          </table:table-cell>
          <table:table-cell table:formula="of:=[.D976]" office:value-type="float" office:value="4" calcext:value-type="float">
            <text:p>4</text:p>
          </table:table-cell>
          <table:table-cell table:number-columns-repeated="6"/>
          <table:table-cell table:formula="of:=[.G981]*INDIRECT(ADDRESS([.A981]+[.D981];2;1;;&quot;rates&quot;))-[.H981]*INDIRECT(ADDRESS([.A981]+[.D98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82];[.B981];[.B981]+1)" office:value-type="date" office:date-value="2024-07-15" calcext:value-type="date">
            <text:p>2024-07-15</text:p>
          </table:table-cell>
          <table:table-cell table:formula="of:=MONTH([.B982])" office:value-type="float" office:value="7" calcext:value-type="float">
            <text:p>7</text:p>
          </table:table-cell>
          <table:table-cell table:formula="of:=[.D977]" office:value-type="float" office:value="0" calcext:value-type="float">
            <text:p>0</text:p>
          </table:table-cell>
          <table:table-cell table:number-columns-repeated="6"/>
          <table:table-cell table:formula="of:=[.G982]*INDIRECT(ADDRESS([.A982]+[.D982];2;1;;&quot;rates&quot;))-[.H982]*INDIRECT(ADDRESS([.A982]+[.D98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83];[.B982];[.B982]+1)" office:value-type="date" office:date-value="2024-07-15" calcext:value-type="date">
            <text:p>2024-07-15</text:p>
          </table:table-cell>
          <table:table-cell table:formula="of:=MONTH([.B983])" office:value-type="float" office:value="7" calcext:value-type="float">
            <text:p>7</text:p>
          </table:table-cell>
          <table:table-cell table:formula="of:=[.D978]" office:value-type="float" office:value="1" calcext:value-type="float">
            <text:p>1</text:p>
          </table:table-cell>
          <table:table-cell table:number-columns-repeated="6"/>
          <table:table-cell table:formula="of:=[.G983]*INDIRECT(ADDRESS([.A983]+[.D983];2;1;;&quot;rates&quot;))-[.H983]*INDIRECT(ADDRESS([.A983]+[.D98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84];[.B983];[.B983]+1)" office:value-type="date" office:date-value="2024-07-15" calcext:value-type="date">
            <text:p>2024-07-15</text:p>
          </table:table-cell>
          <table:table-cell table:formula="of:=MONTH([.B984])" office:value-type="float" office:value="7" calcext:value-type="float">
            <text:p>7</text:p>
          </table:table-cell>
          <table:table-cell table:formula="of:=[.D979]" office:value-type="float" office:value="2" calcext:value-type="float">
            <text:p>2</text:p>
          </table:table-cell>
          <table:table-cell table:number-columns-repeated="6"/>
          <table:table-cell table:formula="of:=[.G984]*INDIRECT(ADDRESS([.A984]+[.D984];2;1;;&quot;rates&quot;))-[.H984]*INDIRECT(ADDRESS([.A984]+[.D98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85];[.B984];[.B984]+1)" office:value-type="date" office:date-value="2024-07-15" calcext:value-type="date">
            <text:p>2024-07-15</text:p>
          </table:table-cell>
          <table:table-cell table:formula="of:=MONTH([.B985])" office:value-type="float" office:value="7" calcext:value-type="float">
            <text:p>7</text:p>
          </table:table-cell>
          <table:table-cell table:formula="of:=[.D980]" office:value-type="float" office:value="3" calcext:value-type="float">
            <text:p>3</text:p>
          </table:table-cell>
          <table:table-cell table:number-columns-repeated="6"/>
          <table:table-cell table:formula="of:=[.G985]*INDIRECT(ADDRESS([.A985]+[.D985];2;1;;&quot;rates&quot;))-[.H985]*INDIRECT(ADDRESS([.A985]+[.D98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86];[.B985];[.B985]+1)" office:value-type="date" office:date-value="2024-07-15" calcext:value-type="date">
            <text:p>2024-07-15</text:p>
          </table:table-cell>
          <table:table-cell table:formula="of:=MONTH([.B986])" office:value-type="float" office:value="7" calcext:value-type="float">
            <text:p>7</text:p>
          </table:table-cell>
          <table:table-cell table:formula="of:=[.D981]" office:value-type="float" office:value="4" calcext:value-type="float">
            <text:p>4</text:p>
          </table:table-cell>
          <table:table-cell table:number-columns-repeated="6"/>
          <table:table-cell table:formula="of:=[.G986]*INDIRECT(ADDRESS([.A986]+[.D986];2;1;;&quot;rates&quot;))-[.H986]*INDIRECT(ADDRESS([.A986]+[.D98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87];[.B986];[.B986]+1)" office:value-type="date" office:date-value="2024-07-16" calcext:value-type="date">
            <text:p>2024-07-16</text:p>
          </table:table-cell>
          <table:table-cell table:formula="of:=MONTH([.B987])" office:value-type="float" office:value="7" calcext:value-type="float">
            <text:p>7</text:p>
          </table:table-cell>
          <table:table-cell table:formula="of:=[.D982]" office:value-type="float" office:value="0" calcext:value-type="float">
            <text:p>0</text:p>
          </table:table-cell>
          <table:table-cell table:number-columns-repeated="6"/>
          <table:table-cell table:formula="of:=[.G987]*INDIRECT(ADDRESS([.A987]+[.D987];2;1;;&quot;rates&quot;))-[.H987]*INDIRECT(ADDRESS([.A987]+[.D98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88];[.B987];[.B987]+1)" office:value-type="date" office:date-value="2024-07-16" calcext:value-type="date">
            <text:p>2024-07-16</text:p>
          </table:table-cell>
          <table:table-cell table:formula="of:=MONTH([.B988])" office:value-type="float" office:value="7" calcext:value-type="float">
            <text:p>7</text:p>
          </table:table-cell>
          <table:table-cell table:formula="of:=[.D983]" office:value-type="float" office:value="1" calcext:value-type="float">
            <text:p>1</text:p>
          </table:table-cell>
          <table:table-cell table:number-columns-repeated="6"/>
          <table:table-cell table:formula="of:=[.G988]*INDIRECT(ADDRESS([.A988]+[.D988];2;1;;&quot;rates&quot;))-[.H988]*INDIRECT(ADDRESS([.A988]+[.D98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89];[.B988];[.B988]+1)" office:value-type="date" office:date-value="2024-07-16" calcext:value-type="date">
            <text:p>2024-07-16</text:p>
          </table:table-cell>
          <table:table-cell table:formula="of:=MONTH([.B989])" office:value-type="float" office:value="7" calcext:value-type="float">
            <text:p>7</text:p>
          </table:table-cell>
          <table:table-cell table:formula="of:=[.D984]" office:value-type="float" office:value="2" calcext:value-type="float">
            <text:p>2</text:p>
          </table:table-cell>
          <table:table-cell table:number-columns-repeated="6"/>
          <table:table-cell table:formula="of:=[.G989]*INDIRECT(ADDRESS([.A989]+[.D989];2;1;;&quot;rates&quot;))-[.H989]*INDIRECT(ADDRESS([.A989]+[.D98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90];[.B989];[.B989]+1)" office:value-type="date" office:date-value="2024-07-16" calcext:value-type="date">
            <text:p>2024-07-16</text:p>
          </table:table-cell>
          <table:table-cell table:formula="of:=MONTH([.B990])" office:value-type="float" office:value="7" calcext:value-type="float">
            <text:p>7</text:p>
          </table:table-cell>
          <table:table-cell table:formula="of:=[.D985]" office:value-type="float" office:value="3" calcext:value-type="float">
            <text:p>3</text:p>
          </table:table-cell>
          <table:table-cell table:number-columns-repeated="6"/>
          <table:table-cell table:formula="of:=[.G990]*INDIRECT(ADDRESS([.A990]+[.D990];2;1;;&quot;rates&quot;))-[.H990]*INDIRECT(ADDRESS([.A990]+[.D99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91];[.B990];[.B990]+1)" office:value-type="date" office:date-value="2024-07-16" calcext:value-type="date">
            <text:p>2024-07-16</text:p>
          </table:table-cell>
          <table:table-cell table:formula="of:=MONTH([.B991])" office:value-type="float" office:value="7" calcext:value-type="float">
            <text:p>7</text:p>
          </table:table-cell>
          <table:table-cell table:formula="of:=[.D986]" office:value-type="float" office:value="4" calcext:value-type="float">
            <text:p>4</text:p>
          </table:table-cell>
          <table:table-cell table:number-columns-repeated="6"/>
          <table:table-cell table:formula="of:=[.G991]*INDIRECT(ADDRESS([.A991]+[.D991];2;1;;&quot;rates&quot;))-[.H991]*INDIRECT(ADDRESS([.A991]+[.D99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92];[.B991];[.B991]+1)" office:value-type="date" office:date-value="2024-07-17" calcext:value-type="date">
            <text:p>2024-07-17</text:p>
          </table:table-cell>
          <table:table-cell table:formula="of:=MONTH([.B992])" office:value-type="float" office:value="7" calcext:value-type="float">
            <text:p>7</text:p>
          </table:table-cell>
          <table:table-cell table:formula="of:=[.D987]" office:value-type="float" office:value="0" calcext:value-type="float">
            <text:p>0</text:p>
          </table:table-cell>
          <table:table-cell table:number-columns-repeated="6"/>
          <table:table-cell table:formula="of:=[.G992]*INDIRECT(ADDRESS([.A992]+[.D992];2;1;;&quot;rates&quot;))-[.H992]*INDIRECT(ADDRESS([.A992]+[.D99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93];[.B992];[.B992]+1)" office:value-type="date" office:date-value="2024-07-17" calcext:value-type="date">
            <text:p>2024-07-17</text:p>
          </table:table-cell>
          <table:table-cell table:formula="of:=MONTH([.B993])" office:value-type="float" office:value="7" calcext:value-type="float">
            <text:p>7</text:p>
          </table:table-cell>
          <table:table-cell table:formula="of:=[.D988]" office:value-type="float" office:value="1" calcext:value-type="float">
            <text:p>1</text:p>
          </table:table-cell>
          <table:table-cell table:number-columns-repeated="6"/>
          <table:table-cell table:formula="of:=[.G993]*INDIRECT(ADDRESS([.A993]+[.D993];2;1;;&quot;rates&quot;))-[.H993]*INDIRECT(ADDRESS([.A993]+[.D99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94];[.B993];[.B993]+1)" office:value-type="date" office:date-value="2024-07-17" calcext:value-type="date">
            <text:p>2024-07-17</text:p>
          </table:table-cell>
          <table:table-cell table:formula="of:=MONTH([.B994])" office:value-type="float" office:value="7" calcext:value-type="float">
            <text:p>7</text:p>
          </table:table-cell>
          <table:table-cell table:formula="of:=[.D989]" office:value-type="float" office:value="2" calcext:value-type="float">
            <text:p>2</text:p>
          </table:table-cell>
          <table:table-cell table:number-columns-repeated="6"/>
          <table:table-cell table:formula="of:=[.G994]*INDIRECT(ADDRESS([.A994]+[.D994];2;1;;&quot;rates&quot;))-[.H994]*INDIRECT(ADDRESS([.A994]+[.D99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95];[.B994];[.B994]+1)" office:value-type="date" office:date-value="2024-07-17" calcext:value-type="date">
            <text:p>2024-07-17</text:p>
          </table:table-cell>
          <table:table-cell table:formula="of:=MONTH([.B995])" office:value-type="float" office:value="7" calcext:value-type="float">
            <text:p>7</text:p>
          </table:table-cell>
          <table:table-cell table:formula="of:=[.D990]" office:value-type="float" office:value="3" calcext:value-type="float">
            <text:p>3</text:p>
          </table:table-cell>
          <table:table-cell table:number-columns-repeated="6"/>
          <table:table-cell table:formula="of:=[.G995]*INDIRECT(ADDRESS([.A995]+[.D995];2;1;;&quot;rates&quot;))-[.H995]*INDIRECT(ADDRESS([.A995]+[.D99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96];[.B995];[.B995]+1)" office:value-type="date" office:date-value="2024-07-17" calcext:value-type="date">
            <text:p>2024-07-17</text:p>
          </table:table-cell>
          <table:table-cell table:formula="of:=MONTH([.B996])" office:value-type="float" office:value="7" calcext:value-type="float">
            <text:p>7</text:p>
          </table:table-cell>
          <table:table-cell table:formula="of:=[.D991]" office:value-type="float" office:value="4" calcext:value-type="float">
            <text:p>4</text:p>
          </table:table-cell>
          <table:table-cell table:number-columns-repeated="6"/>
          <table:table-cell table:formula="of:=[.G996]*INDIRECT(ADDRESS([.A996]+[.D996];2;1;;&quot;rates&quot;))-[.H996]*INDIRECT(ADDRESS([.A996]+[.D99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97];[.B996];[.B996]+1)" office:value-type="date" office:date-value="2024-07-18" calcext:value-type="date">
            <text:p>2024-07-18</text:p>
          </table:table-cell>
          <table:table-cell table:formula="of:=MONTH([.B997])" office:value-type="float" office:value="7" calcext:value-type="float">
            <text:p>7</text:p>
          </table:table-cell>
          <table:table-cell table:formula="of:=[.D992]" office:value-type="float" office:value="0" calcext:value-type="float">
            <text:p>0</text:p>
          </table:table-cell>
          <table:table-cell table:number-columns-repeated="6"/>
          <table:table-cell table:formula="of:=[.G997]*INDIRECT(ADDRESS([.A997]+[.D997];2;1;;&quot;rates&quot;))-[.H997]*INDIRECT(ADDRESS([.A997]+[.D99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98];[.B997];[.B997]+1)" office:value-type="date" office:date-value="2024-07-18" calcext:value-type="date">
            <text:p>2024-07-18</text:p>
          </table:table-cell>
          <table:table-cell table:formula="of:=MONTH([.B998])" office:value-type="float" office:value="7" calcext:value-type="float">
            <text:p>7</text:p>
          </table:table-cell>
          <table:table-cell table:formula="of:=[.D993]" office:value-type="float" office:value="1" calcext:value-type="float">
            <text:p>1</text:p>
          </table:table-cell>
          <table:table-cell table:number-columns-repeated="6"/>
          <table:table-cell table:formula="of:=[.G998]*INDIRECT(ADDRESS([.A998]+[.D998];2;1;;&quot;rates&quot;))-[.H998]*INDIRECT(ADDRESS([.A998]+[.D99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999];[.B998];[.B998]+1)" office:value-type="date" office:date-value="2024-07-18" calcext:value-type="date">
            <text:p>2024-07-18</text:p>
          </table:table-cell>
          <table:table-cell table:formula="of:=MONTH([.B999])" office:value-type="float" office:value="7" calcext:value-type="float">
            <text:p>7</text:p>
          </table:table-cell>
          <table:table-cell table:formula="of:=[.D994]" office:value-type="float" office:value="2" calcext:value-type="float">
            <text:p>2</text:p>
          </table:table-cell>
          <table:table-cell table:number-columns-repeated="6"/>
          <table:table-cell table:formula="of:=[.G999]*INDIRECT(ADDRESS([.A999]+[.D999];2;1;;&quot;rates&quot;))-[.H999]*INDIRECT(ADDRESS([.A999]+[.D99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00];[.B999];[.B999]+1)" office:value-type="date" office:date-value="2024-07-18" calcext:value-type="date">
            <text:p>2024-07-18</text:p>
          </table:table-cell>
          <table:table-cell table:formula="of:=MONTH([.B1000])" office:value-type="float" office:value="7" calcext:value-type="float">
            <text:p>7</text:p>
          </table:table-cell>
          <table:table-cell table:formula="of:=[.D995]" office:value-type="float" office:value="3" calcext:value-type="float">
            <text:p>3</text:p>
          </table:table-cell>
          <table:table-cell table:number-columns-repeated="6"/>
          <table:table-cell table:formula="of:=[.G1000]*INDIRECT(ADDRESS([.A1000]+[.D1000];2;1;;&quot;rates&quot;))-[.H1000]*INDIRECT(ADDRESS([.A1000]+[.D100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01];[.B1000];[.B1000]+1)" office:value-type="date" office:date-value="2024-07-18" calcext:value-type="date">
            <text:p>2024-07-18</text:p>
          </table:table-cell>
          <table:table-cell table:formula="of:=MONTH([.B1001])" office:value-type="float" office:value="7" calcext:value-type="float">
            <text:p>7</text:p>
          </table:table-cell>
          <table:table-cell table:formula="of:=[.D996]" office:value-type="float" office:value="4" calcext:value-type="float">
            <text:p>4</text:p>
          </table:table-cell>
          <table:table-cell table:number-columns-repeated="6"/>
          <table:table-cell table:formula="of:=[.G1001]*INDIRECT(ADDRESS([.A1001]+[.D1001];2;1;;&quot;rates&quot;))-[.H1001]*INDIRECT(ADDRESS([.A1001]+[.D100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02];[.B1001];[.B1001]+1)" office:value-type="date" office:date-value="2024-07-19" calcext:value-type="date">
            <text:p>2024-07-19</text:p>
          </table:table-cell>
          <table:table-cell table:formula="of:=MONTH([.B1002])" office:value-type="float" office:value="7" calcext:value-type="float">
            <text:p>7</text:p>
          </table:table-cell>
          <table:table-cell table:formula="of:=[.D997]" office:value-type="float" office:value="0" calcext:value-type="float">
            <text:p>0</text:p>
          </table:table-cell>
          <table:table-cell table:number-columns-repeated="6"/>
          <table:table-cell table:formula="of:=[.G1002]*INDIRECT(ADDRESS([.A1002]+[.D1002];2;1;;&quot;rates&quot;))-[.H1002]*INDIRECT(ADDRESS([.A1002]+[.D100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03];[.B1002];[.B1002]+1)" office:value-type="date" office:date-value="2024-07-19" calcext:value-type="date">
            <text:p>2024-07-19</text:p>
          </table:table-cell>
          <table:table-cell table:formula="of:=MONTH([.B1003])" office:value-type="float" office:value="7" calcext:value-type="float">
            <text:p>7</text:p>
          </table:table-cell>
          <table:table-cell table:formula="of:=[.D998]" office:value-type="float" office:value="1" calcext:value-type="float">
            <text:p>1</text:p>
          </table:table-cell>
          <table:table-cell table:number-columns-repeated="6"/>
          <table:table-cell table:formula="of:=[.G1003]*INDIRECT(ADDRESS([.A1003]+[.D1003];2;1;;&quot;rates&quot;))-[.H1003]*INDIRECT(ADDRESS([.A1003]+[.D100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04];[.B1003];[.B1003]+1)" office:value-type="date" office:date-value="2024-07-19" calcext:value-type="date">
            <text:p>2024-07-19</text:p>
          </table:table-cell>
          <table:table-cell table:formula="of:=MONTH([.B1004])" office:value-type="float" office:value="7" calcext:value-type="float">
            <text:p>7</text:p>
          </table:table-cell>
          <table:table-cell table:formula="of:=[.D999]" office:value-type="float" office:value="2" calcext:value-type="float">
            <text:p>2</text:p>
          </table:table-cell>
          <table:table-cell table:number-columns-repeated="6"/>
          <table:table-cell table:formula="of:=[.G1004]*INDIRECT(ADDRESS([.A1004]+[.D1004];2;1;;&quot;rates&quot;))-[.H1004]*INDIRECT(ADDRESS([.A1004]+[.D100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05];[.B1004];[.B1004]+1)" office:value-type="date" office:date-value="2024-07-19" calcext:value-type="date">
            <text:p>2024-07-19</text:p>
          </table:table-cell>
          <table:table-cell table:formula="of:=MONTH([.B1005])" office:value-type="float" office:value="7" calcext:value-type="float">
            <text:p>7</text:p>
          </table:table-cell>
          <table:table-cell table:formula="of:=[.D1000]" office:value-type="float" office:value="3" calcext:value-type="float">
            <text:p>3</text:p>
          </table:table-cell>
          <table:table-cell table:number-columns-repeated="6"/>
          <table:table-cell table:formula="of:=[.G1005]*INDIRECT(ADDRESS([.A1005]+[.D1005];2;1;;&quot;rates&quot;))-[.H1005]*INDIRECT(ADDRESS([.A1005]+[.D100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06];[.B1005];[.B1005]+1)" office:value-type="date" office:date-value="2024-07-19" calcext:value-type="date">
            <text:p>2024-07-19</text:p>
          </table:table-cell>
          <table:table-cell table:formula="of:=MONTH([.B1006])" office:value-type="float" office:value="7" calcext:value-type="float">
            <text:p>7</text:p>
          </table:table-cell>
          <table:table-cell table:formula="of:=[.D1001]" office:value-type="float" office:value="4" calcext:value-type="float">
            <text:p>4</text:p>
          </table:table-cell>
          <table:table-cell table:number-columns-repeated="6"/>
          <table:table-cell table:formula="of:=[.G1006]*INDIRECT(ADDRESS([.A1006]+[.D1006];2;1;;&quot;rates&quot;))-[.H1006]*INDIRECT(ADDRESS([.A1006]+[.D100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07];[.B1006];[.B1006]+1)" office:value-type="date" office:date-value="2024-07-20" calcext:value-type="date">
            <text:p>2024-07-20</text:p>
          </table:table-cell>
          <table:table-cell table:formula="of:=MONTH([.B1007])" office:value-type="float" office:value="7" calcext:value-type="float">
            <text:p>7</text:p>
          </table:table-cell>
          <table:table-cell table:formula="of:=[.D1002]" office:value-type="float" office:value="0" calcext:value-type="float">
            <text:p>0</text:p>
          </table:table-cell>
          <table:table-cell table:number-columns-repeated="6"/>
          <table:table-cell table:formula="of:=[.G1007]*INDIRECT(ADDRESS([.A1007]+[.D1007];2;1;;&quot;rates&quot;))-[.H1007]*INDIRECT(ADDRESS([.A1007]+[.D100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08];[.B1007];[.B1007]+1)" office:value-type="date" office:date-value="2024-07-20" calcext:value-type="date">
            <text:p>2024-07-20</text:p>
          </table:table-cell>
          <table:table-cell table:formula="of:=MONTH([.B1008])" office:value-type="float" office:value="7" calcext:value-type="float">
            <text:p>7</text:p>
          </table:table-cell>
          <table:table-cell table:formula="of:=[.D1003]" office:value-type="float" office:value="1" calcext:value-type="float">
            <text:p>1</text:p>
          </table:table-cell>
          <table:table-cell table:number-columns-repeated="6"/>
          <table:table-cell table:formula="of:=[.G1008]*INDIRECT(ADDRESS([.A1008]+[.D1008];2;1;;&quot;rates&quot;))-[.H1008]*INDIRECT(ADDRESS([.A1008]+[.D100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09];[.B1008];[.B1008]+1)" office:value-type="date" office:date-value="2024-07-20" calcext:value-type="date">
            <text:p>2024-07-20</text:p>
          </table:table-cell>
          <table:table-cell table:formula="of:=MONTH([.B1009])" office:value-type="float" office:value="7" calcext:value-type="float">
            <text:p>7</text:p>
          </table:table-cell>
          <table:table-cell table:formula="of:=[.D1004]" office:value-type="float" office:value="2" calcext:value-type="float">
            <text:p>2</text:p>
          </table:table-cell>
          <table:table-cell table:number-columns-repeated="6"/>
          <table:table-cell table:formula="of:=[.G1009]*INDIRECT(ADDRESS([.A1009]+[.D1009];2;1;;&quot;rates&quot;))-[.H1009]*INDIRECT(ADDRESS([.A1009]+[.D100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10];[.B1009];[.B1009]+1)" office:value-type="date" office:date-value="2024-07-20" calcext:value-type="date">
            <text:p>2024-07-20</text:p>
          </table:table-cell>
          <table:table-cell table:formula="of:=MONTH([.B1010])" office:value-type="float" office:value="7" calcext:value-type="float">
            <text:p>7</text:p>
          </table:table-cell>
          <table:table-cell table:formula="of:=[.D1005]" office:value-type="float" office:value="3" calcext:value-type="float">
            <text:p>3</text:p>
          </table:table-cell>
          <table:table-cell table:number-columns-repeated="6"/>
          <table:table-cell table:formula="of:=[.G1010]*INDIRECT(ADDRESS([.A1010]+[.D1010];2;1;;&quot;rates&quot;))-[.H1010]*INDIRECT(ADDRESS([.A1010]+[.D101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11];[.B1010];[.B1010]+1)" office:value-type="date" office:date-value="2024-07-20" calcext:value-type="date">
            <text:p>2024-07-20</text:p>
          </table:table-cell>
          <table:table-cell table:formula="of:=MONTH([.B1011])" office:value-type="float" office:value="7" calcext:value-type="float">
            <text:p>7</text:p>
          </table:table-cell>
          <table:table-cell table:formula="of:=[.D1006]" office:value-type="float" office:value="4" calcext:value-type="float">
            <text:p>4</text:p>
          </table:table-cell>
          <table:table-cell table:number-columns-repeated="6"/>
          <table:table-cell table:formula="of:=[.G1011]*INDIRECT(ADDRESS([.A1011]+[.D1011];2;1;;&quot;rates&quot;))-[.H1011]*INDIRECT(ADDRESS([.A1011]+[.D101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12];[.B1011];[.B1011]+1)" office:value-type="date" office:date-value="2024-07-21" calcext:value-type="date">
            <text:p>2024-07-21</text:p>
          </table:table-cell>
          <table:table-cell table:formula="of:=MONTH([.B1012])" office:value-type="float" office:value="7" calcext:value-type="float">
            <text:p>7</text:p>
          </table:table-cell>
          <table:table-cell table:formula="of:=[.D1007]" office:value-type="float" office:value="0" calcext:value-type="float">
            <text:p>0</text:p>
          </table:table-cell>
          <table:table-cell table:number-columns-repeated="6"/>
          <table:table-cell table:formula="of:=[.G1012]*INDIRECT(ADDRESS([.A1012]+[.D1012];2;1;;&quot;rates&quot;))-[.H1012]*INDIRECT(ADDRESS([.A1012]+[.D101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13];[.B1012];[.B1012]+1)" office:value-type="date" office:date-value="2024-07-21" calcext:value-type="date">
            <text:p>2024-07-21</text:p>
          </table:table-cell>
          <table:table-cell table:formula="of:=MONTH([.B1013])" office:value-type="float" office:value="7" calcext:value-type="float">
            <text:p>7</text:p>
          </table:table-cell>
          <table:table-cell table:formula="of:=[.D1008]" office:value-type="float" office:value="1" calcext:value-type="float">
            <text:p>1</text:p>
          </table:table-cell>
          <table:table-cell table:number-columns-repeated="6"/>
          <table:table-cell table:formula="of:=[.G1013]*INDIRECT(ADDRESS([.A1013]+[.D1013];2;1;;&quot;rates&quot;))-[.H1013]*INDIRECT(ADDRESS([.A1013]+[.D101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14];[.B1013];[.B1013]+1)" office:value-type="date" office:date-value="2024-07-21" calcext:value-type="date">
            <text:p>2024-07-21</text:p>
          </table:table-cell>
          <table:table-cell table:formula="of:=MONTH([.B1014])" office:value-type="float" office:value="7" calcext:value-type="float">
            <text:p>7</text:p>
          </table:table-cell>
          <table:table-cell table:formula="of:=[.D1009]" office:value-type="float" office:value="2" calcext:value-type="float">
            <text:p>2</text:p>
          </table:table-cell>
          <table:table-cell table:number-columns-repeated="6"/>
          <table:table-cell table:formula="of:=[.G1014]*INDIRECT(ADDRESS([.A1014]+[.D1014];2;1;;&quot;rates&quot;))-[.H1014]*INDIRECT(ADDRESS([.A1014]+[.D101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15];[.B1014];[.B1014]+1)" office:value-type="date" office:date-value="2024-07-21" calcext:value-type="date">
            <text:p>2024-07-21</text:p>
          </table:table-cell>
          <table:table-cell table:formula="of:=MONTH([.B1015])" office:value-type="float" office:value="7" calcext:value-type="float">
            <text:p>7</text:p>
          </table:table-cell>
          <table:table-cell table:formula="of:=[.D1010]" office:value-type="float" office:value="3" calcext:value-type="float">
            <text:p>3</text:p>
          </table:table-cell>
          <table:table-cell table:number-columns-repeated="6"/>
          <table:table-cell table:formula="of:=[.G1015]*INDIRECT(ADDRESS([.A1015]+[.D1015];2;1;;&quot;rates&quot;))-[.H1015]*INDIRECT(ADDRESS([.A1015]+[.D101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16];[.B1015];[.B1015]+1)" office:value-type="date" office:date-value="2024-07-21" calcext:value-type="date">
            <text:p>2024-07-21</text:p>
          </table:table-cell>
          <table:table-cell table:formula="of:=MONTH([.B1016])" office:value-type="float" office:value="7" calcext:value-type="float">
            <text:p>7</text:p>
          </table:table-cell>
          <table:table-cell table:formula="of:=[.D1011]" office:value-type="float" office:value="4" calcext:value-type="float">
            <text:p>4</text:p>
          </table:table-cell>
          <table:table-cell table:number-columns-repeated="6"/>
          <table:table-cell table:formula="of:=[.G1016]*INDIRECT(ADDRESS([.A1016]+[.D1016];2;1;;&quot;rates&quot;))-[.H1016]*INDIRECT(ADDRESS([.A1016]+[.D101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17];[.B1016];[.B1016]+1)" office:value-type="date" office:date-value="2024-07-22" calcext:value-type="date">
            <text:p>2024-07-22</text:p>
          </table:table-cell>
          <table:table-cell table:formula="of:=MONTH([.B1017])" office:value-type="float" office:value="7" calcext:value-type="float">
            <text:p>7</text:p>
          </table:table-cell>
          <table:table-cell table:formula="of:=[.D1012]" office:value-type="float" office:value="0" calcext:value-type="float">
            <text:p>0</text:p>
          </table:table-cell>
          <table:table-cell table:number-columns-repeated="6"/>
          <table:table-cell table:formula="of:=[.G1017]*INDIRECT(ADDRESS([.A1017]+[.D1017];2;1;;&quot;rates&quot;))-[.H1017]*INDIRECT(ADDRESS([.A1017]+[.D101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18];[.B1017];[.B1017]+1)" office:value-type="date" office:date-value="2024-07-22" calcext:value-type="date">
            <text:p>2024-07-22</text:p>
          </table:table-cell>
          <table:table-cell table:formula="of:=MONTH([.B1018])" office:value-type="float" office:value="7" calcext:value-type="float">
            <text:p>7</text:p>
          </table:table-cell>
          <table:table-cell table:formula="of:=[.D1013]" office:value-type="float" office:value="1" calcext:value-type="float">
            <text:p>1</text:p>
          </table:table-cell>
          <table:table-cell table:number-columns-repeated="6"/>
          <table:table-cell table:formula="of:=[.G1018]*INDIRECT(ADDRESS([.A1018]+[.D1018];2;1;;&quot;rates&quot;))-[.H1018]*INDIRECT(ADDRESS([.A1018]+[.D101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19];[.B1018];[.B1018]+1)" office:value-type="date" office:date-value="2024-07-22" calcext:value-type="date">
            <text:p>2024-07-22</text:p>
          </table:table-cell>
          <table:table-cell table:formula="of:=MONTH([.B1019])" office:value-type="float" office:value="7" calcext:value-type="float">
            <text:p>7</text:p>
          </table:table-cell>
          <table:table-cell table:formula="of:=[.D1014]" office:value-type="float" office:value="2" calcext:value-type="float">
            <text:p>2</text:p>
          </table:table-cell>
          <table:table-cell table:number-columns-repeated="6"/>
          <table:table-cell table:formula="of:=[.G1019]*INDIRECT(ADDRESS([.A1019]+[.D1019];2;1;;&quot;rates&quot;))-[.H1019]*INDIRECT(ADDRESS([.A1019]+[.D101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20];[.B1019];[.B1019]+1)" office:value-type="date" office:date-value="2024-07-22" calcext:value-type="date">
            <text:p>2024-07-22</text:p>
          </table:table-cell>
          <table:table-cell table:formula="of:=MONTH([.B1020])" office:value-type="float" office:value="7" calcext:value-type="float">
            <text:p>7</text:p>
          </table:table-cell>
          <table:table-cell table:formula="of:=[.D1015]" office:value-type="float" office:value="3" calcext:value-type="float">
            <text:p>3</text:p>
          </table:table-cell>
          <table:table-cell table:number-columns-repeated="6"/>
          <table:table-cell table:formula="of:=[.G1020]*INDIRECT(ADDRESS([.A1020]+[.D1020];2;1;;&quot;rates&quot;))-[.H1020]*INDIRECT(ADDRESS([.A1020]+[.D102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21];[.B1020];[.B1020]+1)" office:value-type="date" office:date-value="2024-07-22" calcext:value-type="date">
            <text:p>2024-07-22</text:p>
          </table:table-cell>
          <table:table-cell table:formula="of:=MONTH([.B1021])" office:value-type="float" office:value="7" calcext:value-type="float">
            <text:p>7</text:p>
          </table:table-cell>
          <table:table-cell table:formula="of:=[.D1016]" office:value-type="float" office:value="4" calcext:value-type="float">
            <text:p>4</text:p>
          </table:table-cell>
          <table:table-cell table:number-columns-repeated="6"/>
          <table:table-cell table:formula="of:=[.G1021]*INDIRECT(ADDRESS([.A1021]+[.D1021];2;1;;&quot;rates&quot;))-[.H1021]*INDIRECT(ADDRESS([.A1021]+[.D102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22];[.B1021];[.B1021]+1)" office:value-type="date" office:date-value="2024-07-23" calcext:value-type="date">
            <text:p>2024-07-23</text:p>
          </table:table-cell>
          <table:table-cell table:formula="of:=MONTH([.B1022])" office:value-type="float" office:value="7" calcext:value-type="float">
            <text:p>7</text:p>
          </table:table-cell>
          <table:table-cell table:formula="of:=[.D1017]" office:value-type="float" office:value="0" calcext:value-type="float">
            <text:p>0</text:p>
          </table:table-cell>
          <table:table-cell table:number-columns-repeated="6"/>
          <table:table-cell table:formula="of:=[.G1022]*INDIRECT(ADDRESS([.A1022]+[.D1022];2;1;;&quot;rates&quot;))-[.H1022]*INDIRECT(ADDRESS([.A1022]+[.D102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23];[.B1022];[.B1022]+1)" office:value-type="date" office:date-value="2024-07-23" calcext:value-type="date">
            <text:p>2024-07-23</text:p>
          </table:table-cell>
          <table:table-cell table:formula="of:=MONTH([.B1023])" office:value-type="float" office:value="7" calcext:value-type="float">
            <text:p>7</text:p>
          </table:table-cell>
          <table:table-cell table:formula="of:=[.D1018]" office:value-type="float" office:value="1" calcext:value-type="float">
            <text:p>1</text:p>
          </table:table-cell>
          <table:table-cell table:number-columns-repeated="6"/>
          <table:table-cell table:formula="of:=[.G1023]*INDIRECT(ADDRESS([.A1023]+[.D1023];2;1;;&quot;rates&quot;))-[.H1023]*INDIRECT(ADDRESS([.A1023]+[.D102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24];[.B1023];[.B1023]+1)" office:value-type="date" office:date-value="2024-07-23" calcext:value-type="date">
            <text:p>2024-07-23</text:p>
          </table:table-cell>
          <table:table-cell table:formula="of:=MONTH([.B1024])" office:value-type="float" office:value="7" calcext:value-type="float">
            <text:p>7</text:p>
          </table:table-cell>
          <table:table-cell table:formula="of:=[.D1019]" office:value-type="float" office:value="2" calcext:value-type="float">
            <text:p>2</text:p>
          </table:table-cell>
          <table:table-cell table:number-columns-repeated="6"/>
          <table:table-cell table:formula="of:=[.G1024]*INDIRECT(ADDRESS([.A1024]+[.D1024];2;1;;&quot;rates&quot;))-[.H1024]*INDIRECT(ADDRESS([.A1024]+[.D102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25];[.B1024];[.B1024]+1)" office:value-type="date" office:date-value="2024-07-23" calcext:value-type="date">
            <text:p>2024-07-23</text:p>
          </table:table-cell>
          <table:table-cell table:formula="of:=MONTH([.B1025])" office:value-type="float" office:value="7" calcext:value-type="float">
            <text:p>7</text:p>
          </table:table-cell>
          <table:table-cell table:formula="of:=[.D1020]" office:value-type="float" office:value="3" calcext:value-type="float">
            <text:p>3</text:p>
          </table:table-cell>
          <table:table-cell table:number-columns-repeated="6"/>
          <table:table-cell table:formula="of:=[.G1025]*INDIRECT(ADDRESS([.A1025]+[.D1025];2;1;;&quot;rates&quot;))-[.H1025]*INDIRECT(ADDRESS([.A1025]+[.D102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26];[.B1025];[.B1025]+1)" office:value-type="date" office:date-value="2024-07-23" calcext:value-type="date">
            <text:p>2024-07-23</text:p>
          </table:table-cell>
          <table:table-cell table:formula="of:=MONTH([.B1026])" office:value-type="float" office:value="7" calcext:value-type="float">
            <text:p>7</text:p>
          </table:table-cell>
          <table:table-cell table:formula="of:=[.D1021]" office:value-type="float" office:value="4" calcext:value-type="float">
            <text:p>4</text:p>
          </table:table-cell>
          <table:table-cell table:number-columns-repeated="6"/>
          <table:table-cell table:formula="of:=[.G1026]*INDIRECT(ADDRESS([.A1026]+[.D1026];2;1;;&quot;rates&quot;))-[.H1026]*INDIRECT(ADDRESS([.A1026]+[.D102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27];[.B1026];[.B1026]+1)" office:value-type="date" office:date-value="2024-07-24" calcext:value-type="date">
            <text:p>2024-07-24</text:p>
          </table:table-cell>
          <table:table-cell table:formula="of:=MONTH([.B1027])" office:value-type="float" office:value="7" calcext:value-type="float">
            <text:p>7</text:p>
          </table:table-cell>
          <table:table-cell table:formula="of:=[.D1022]" office:value-type="float" office:value="0" calcext:value-type="float">
            <text:p>0</text:p>
          </table:table-cell>
          <table:table-cell table:number-columns-repeated="6"/>
          <table:table-cell table:formula="of:=[.G1027]*INDIRECT(ADDRESS([.A1027]+[.D1027];2;1;;&quot;rates&quot;))-[.H1027]*INDIRECT(ADDRESS([.A1027]+[.D102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28];[.B1027];[.B1027]+1)" office:value-type="date" office:date-value="2024-07-24" calcext:value-type="date">
            <text:p>2024-07-24</text:p>
          </table:table-cell>
          <table:table-cell table:formula="of:=MONTH([.B1028])" office:value-type="float" office:value="7" calcext:value-type="float">
            <text:p>7</text:p>
          </table:table-cell>
          <table:table-cell table:formula="of:=[.D1023]" office:value-type="float" office:value="1" calcext:value-type="float">
            <text:p>1</text:p>
          </table:table-cell>
          <table:table-cell table:number-columns-repeated="6"/>
          <table:table-cell table:formula="of:=[.G1028]*INDIRECT(ADDRESS([.A1028]+[.D1028];2;1;;&quot;rates&quot;))-[.H1028]*INDIRECT(ADDRESS([.A1028]+[.D102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29];[.B1028];[.B1028]+1)" office:value-type="date" office:date-value="2024-07-24" calcext:value-type="date">
            <text:p>2024-07-24</text:p>
          </table:table-cell>
          <table:table-cell table:formula="of:=MONTH([.B1029])" office:value-type="float" office:value="7" calcext:value-type="float">
            <text:p>7</text:p>
          </table:table-cell>
          <table:table-cell table:formula="of:=[.D1024]" office:value-type="float" office:value="2" calcext:value-type="float">
            <text:p>2</text:p>
          </table:table-cell>
          <table:table-cell table:number-columns-repeated="6"/>
          <table:table-cell table:formula="of:=[.G1029]*INDIRECT(ADDRESS([.A1029]+[.D1029];2;1;;&quot;rates&quot;))-[.H1029]*INDIRECT(ADDRESS([.A1029]+[.D102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30];[.B1029];[.B1029]+1)" office:value-type="date" office:date-value="2024-07-24" calcext:value-type="date">
            <text:p>2024-07-24</text:p>
          </table:table-cell>
          <table:table-cell table:formula="of:=MONTH([.B1030])" office:value-type="float" office:value="7" calcext:value-type="float">
            <text:p>7</text:p>
          </table:table-cell>
          <table:table-cell table:formula="of:=[.D1025]" office:value-type="float" office:value="3" calcext:value-type="float">
            <text:p>3</text:p>
          </table:table-cell>
          <table:table-cell table:number-columns-repeated="6"/>
          <table:table-cell table:formula="of:=[.G1030]*INDIRECT(ADDRESS([.A1030]+[.D1030];2;1;;&quot;rates&quot;))-[.H1030]*INDIRECT(ADDRESS([.A1030]+[.D103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31];[.B1030];[.B1030]+1)" office:value-type="date" office:date-value="2024-07-24" calcext:value-type="date">
            <text:p>2024-07-24</text:p>
          </table:table-cell>
          <table:table-cell table:formula="of:=MONTH([.B1031])" office:value-type="float" office:value="7" calcext:value-type="float">
            <text:p>7</text:p>
          </table:table-cell>
          <table:table-cell table:formula="of:=[.D1026]" office:value-type="float" office:value="4" calcext:value-type="float">
            <text:p>4</text:p>
          </table:table-cell>
          <table:table-cell table:number-columns-repeated="6"/>
          <table:table-cell table:formula="of:=[.G1031]*INDIRECT(ADDRESS([.A1031]+[.D1031];2;1;;&quot;rates&quot;))-[.H1031]*INDIRECT(ADDRESS([.A1031]+[.D103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32];[.B1031];[.B1031]+1)" office:value-type="date" office:date-value="2024-07-25" calcext:value-type="date">
            <text:p>2024-07-25</text:p>
          </table:table-cell>
          <table:table-cell table:formula="of:=MONTH([.B1032])" office:value-type="float" office:value="7" calcext:value-type="float">
            <text:p>7</text:p>
          </table:table-cell>
          <table:table-cell table:formula="of:=[.D1027]" office:value-type="float" office:value="0" calcext:value-type="float">
            <text:p>0</text:p>
          </table:table-cell>
          <table:table-cell table:number-columns-repeated="6"/>
          <table:table-cell table:formula="of:=[.G1032]*INDIRECT(ADDRESS([.A1032]+[.D1032];2;1;;&quot;rates&quot;))-[.H1032]*INDIRECT(ADDRESS([.A1032]+[.D103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33];[.B1032];[.B1032]+1)" office:value-type="date" office:date-value="2024-07-25" calcext:value-type="date">
            <text:p>2024-07-25</text:p>
          </table:table-cell>
          <table:table-cell table:formula="of:=MONTH([.B1033])" office:value-type="float" office:value="7" calcext:value-type="float">
            <text:p>7</text:p>
          </table:table-cell>
          <table:table-cell table:formula="of:=[.D1028]" office:value-type="float" office:value="1" calcext:value-type="float">
            <text:p>1</text:p>
          </table:table-cell>
          <table:table-cell table:number-columns-repeated="6"/>
          <table:table-cell table:formula="of:=[.G1033]*INDIRECT(ADDRESS([.A1033]+[.D1033];2;1;;&quot;rates&quot;))-[.H1033]*INDIRECT(ADDRESS([.A1033]+[.D103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34];[.B1033];[.B1033]+1)" office:value-type="date" office:date-value="2024-07-25" calcext:value-type="date">
            <text:p>2024-07-25</text:p>
          </table:table-cell>
          <table:table-cell table:formula="of:=MONTH([.B1034])" office:value-type="float" office:value="7" calcext:value-type="float">
            <text:p>7</text:p>
          </table:table-cell>
          <table:table-cell table:formula="of:=[.D1029]" office:value-type="float" office:value="2" calcext:value-type="float">
            <text:p>2</text:p>
          </table:table-cell>
          <table:table-cell table:number-columns-repeated="6"/>
          <table:table-cell table:formula="of:=[.G1034]*INDIRECT(ADDRESS([.A1034]+[.D1034];2;1;;&quot;rates&quot;))-[.H1034]*INDIRECT(ADDRESS([.A1034]+[.D103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35];[.B1034];[.B1034]+1)" office:value-type="date" office:date-value="2024-07-25" calcext:value-type="date">
            <text:p>2024-07-25</text:p>
          </table:table-cell>
          <table:table-cell table:formula="of:=MONTH([.B1035])" office:value-type="float" office:value="7" calcext:value-type="float">
            <text:p>7</text:p>
          </table:table-cell>
          <table:table-cell table:formula="of:=[.D1030]" office:value-type="float" office:value="3" calcext:value-type="float">
            <text:p>3</text:p>
          </table:table-cell>
          <table:table-cell table:number-columns-repeated="6"/>
          <table:table-cell table:formula="of:=[.G1035]*INDIRECT(ADDRESS([.A1035]+[.D1035];2;1;;&quot;rates&quot;))-[.H1035]*INDIRECT(ADDRESS([.A1035]+[.D103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36];[.B1035];[.B1035]+1)" office:value-type="date" office:date-value="2024-07-25" calcext:value-type="date">
            <text:p>2024-07-25</text:p>
          </table:table-cell>
          <table:table-cell table:formula="of:=MONTH([.B1036])" office:value-type="float" office:value="7" calcext:value-type="float">
            <text:p>7</text:p>
          </table:table-cell>
          <table:table-cell table:formula="of:=[.D1031]" office:value-type="float" office:value="4" calcext:value-type="float">
            <text:p>4</text:p>
          </table:table-cell>
          <table:table-cell table:number-columns-repeated="6"/>
          <table:table-cell table:formula="of:=[.G1036]*INDIRECT(ADDRESS([.A1036]+[.D1036];2;1;;&quot;rates&quot;))-[.H1036]*INDIRECT(ADDRESS([.A1036]+[.D103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37];[.B1036];[.B1036]+1)" office:value-type="date" office:date-value="2024-07-26" calcext:value-type="date">
            <text:p>2024-07-26</text:p>
          </table:table-cell>
          <table:table-cell table:formula="of:=MONTH([.B1037])" office:value-type="float" office:value="7" calcext:value-type="float">
            <text:p>7</text:p>
          </table:table-cell>
          <table:table-cell table:formula="of:=[.D1032]" office:value-type="float" office:value="0" calcext:value-type="float">
            <text:p>0</text:p>
          </table:table-cell>
          <table:table-cell table:number-columns-repeated="6"/>
          <table:table-cell table:formula="of:=[.G1037]*INDIRECT(ADDRESS([.A1037]+[.D1037];2;1;;&quot;rates&quot;))-[.H1037]*INDIRECT(ADDRESS([.A1037]+[.D103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38];[.B1037];[.B1037]+1)" office:value-type="date" office:date-value="2024-07-26" calcext:value-type="date">
            <text:p>2024-07-26</text:p>
          </table:table-cell>
          <table:table-cell table:formula="of:=MONTH([.B1038])" office:value-type="float" office:value="7" calcext:value-type="float">
            <text:p>7</text:p>
          </table:table-cell>
          <table:table-cell table:formula="of:=[.D1033]" office:value-type="float" office:value="1" calcext:value-type="float">
            <text:p>1</text:p>
          </table:table-cell>
          <table:table-cell table:number-columns-repeated="6"/>
          <table:table-cell table:formula="of:=[.G1038]*INDIRECT(ADDRESS([.A1038]+[.D1038];2;1;;&quot;rates&quot;))-[.H1038]*INDIRECT(ADDRESS([.A1038]+[.D103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39];[.B1038];[.B1038]+1)" office:value-type="date" office:date-value="2024-07-26" calcext:value-type="date">
            <text:p>2024-07-26</text:p>
          </table:table-cell>
          <table:table-cell table:formula="of:=MONTH([.B1039])" office:value-type="float" office:value="7" calcext:value-type="float">
            <text:p>7</text:p>
          </table:table-cell>
          <table:table-cell table:formula="of:=[.D1034]" office:value-type="float" office:value="2" calcext:value-type="float">
            <text:p>2</text:p>
          </table:table-cell>
          <table:table-cell table:number-columns-repeated="6"/>
          <table:table-cell table:formula="of:=[.G1039]*INDIRECT(ADDRESS([.A1039]+[.D1039];2;1;;&quot;rates&quot;))-[.H1039]*INDIRECT(ADDRESS([.A1039]+[.D103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40];[.B1039];[.B1039]+1)" office:value-type="date" office:date-value="2024-07-26" calcext:value-type="date">
            <text:p>2024-07-26</text:p>
          </table:table-cell>
          <table:table-cell table:formula="of:=MONTH([.B1040])" office:value-type="float" office:value="7" calcext:value-type="float">
            <text:p>7</text:p>
          </table:table-cell>
          <table:table-cell table:formula="of:=[.D1035]" office:value-type="float" office:value="3" calcext:value-type="float">
            <text:p>3</text:p>
          </table:table-cell>
          <table:table-cell table:number-columns-repeated="6"/>
          <table:table-cell table:formula="of:=[.G1040]*INDIRECT(ADDRESS([.A1040]+[.D1040];2;1;;&quot;rates&quot;))-[.H1040]*INDIRECT(ADDRESS([.A1040]+[.D104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41];[.B1040];[.B1040]+1)" office:value-type="date" office:date-value="2024-07-26" calcext:value-type="date">
            <text:p>2024-07-26</text:p>
          </table:table-cell>
          <table:table-cell table:formula="of:=MONTH([.B1041])" office:value-type="float" office:value="7" calcext:value-type="float">
            <text:p>7</text:p>
          </table:table-cell>
          <table:table-cell table:formula="of:=[.D1036]" office:value-type="float" office:value="4" calcext:value-type="float">
            <text:p>4</text:p>
          </table:table-cell>
          <table:table-cell table:number-columns-repeated="6"/>
          <table:table-cell table:formula="of:=[.G1041]*INDIRECT(ADDRESS([.A1041]+[.D1041];2;1;;&quot;rates&quot;))-[.H1041]*INDIRECT(ADDRESS([.A1041]+[.D104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42];[.B1041];[.B1041]+1)" office:value-type="date" office:date-value="2024-07-27" calcext:value-type="date">
            <text:p>2024-07-27</text:p>
          </table:table-cell>
          <table:table-cell table:formula="of:=MONTH([.B1042])" office:value-type="float" office:value="7" calcext:value-type="float">
            <text:p>7</text:p>
          </table:table-cell>
          <table:table-cell table:formula="of:=[.D1037]" office:value-type="float" office:value="0" calcext:value-type="float">
            <text:p>0</text:p>
          </table:table-cell>
          <table:table-cell table:number-columns-repeated="6"/>
          <table:table-cell table:formula="of:=[.G1042]*INDIRECT(ADDRESS([.A1042]+[.D1042];2;1;;&quot;rates&quot;))-[.H1042]*INDIRECT(ADDRESS([.A1042]+[.D104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43];[.B1042];[.B1042]+1)" office:value-type="date" office:date-value="2024-07-27" calcext:value-type="date">
            <text:p>2024-07-27</text:p>
          </table:table-cell>
          <table:table-cell table:formula="of:=MONTH([.B1043])" office:value-type="float" office:value="7" calcext:value-type="float">
            <text:p>7</text:p>
          </table:table-cell>
          <table:table-cell table:formula="of:=[.D1038]" office:value-type="float" office:value="1" calcext:value-type="float">
            <text:p>1</text:p>
          </table:table-cell>
          <table:table-cell table:number-columns-repeated="6"/>
          <table:table-cell table:formula="of:=[.G1043]*INDIRECT(ADDRESS([.A1043]+[.D1043];2;1;;&quot;rates&quot;))-[.H1043]*INDIRECT(ADDRESS([.A1043]+[.D104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44];[.B1043];[.B1043]+1)" office:value-type="date" office:date-value="2024-07-27" calcext:value-type="date">
            <text:p>2024-07-27</text:p>
          </table:table-cell>
          <table:table-cell table:formula="of:=MONTH([.B1044])" office:value-type="float" office:value="7" calcext:value-type="float">
            <text:p>7</text:p>
          </table:table-cell>
          <table:table-cell table:formula="of:=[.D1039]" office:value-type="float" office:value="2" calcext:value-type="float">
            <text:p>2</text:p>
          </table:table-cell>
          <table:table-cell table:number-columns-repeated="6"/>
          <table:table-cell table:formula="of:=[.G1044]*INDIRECT(ADDRESS([.A1044]+[.D1044];2;1;;&quot;rates&quot;))-[.H1044]*INDIRECT(ADDRESS([.A1044]+[.D104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45];[.B1044];[.B1044]+1)" office:value-type="date" office:date-value="2024-07-27" calcext:value-type="date">
            <text:p>2024-07-27</text:p>
          </table:table-cell>
          <table:table-cell table:formula="of:=MONTH([.B1045])" office:value-type="float" office:value="7" calcext:value-type="float">
            <text:p>7</text:p>
          </table:table-cell>
          <table:table-cell table:formula="of:=[.D1040]" office:value-type="float" office:value="3" calcext:value-type="float">
            <text:p>3</text:p>
          </table:table-cell>
          <table:table-cell table:number-columns-repeated="6"/>
          <table:table-cell table:formula="of:=[.G1045]*INDIRECT(ADDRESS([.A1045]+[.D1045];2;1;;&quot;rates&quot;))-[.H1045]*INDIRECT(ADDRESS([.A1045]+[.D104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46];[.B1045];[.B1045]+1)" office:value-type="date" office:date-value="2024-07-27" calcext:value-type="date">
            <text:p>2024-07-27</text:p>
          </table:table-cell>
          <table:table-cell table:formula="of:=MONTH([.B1046])" office:value-type="float" office:value="7" calcext:value-type="float">
            <text:p>7</text:p>
          </table:table-cell>
          <table:table-cell table:formula="of:=[.D1041]" office:value-type="float" office:value="4" calcext:value-type="float">
            <text:p>4</text:p>
          </table:table-cell>
          <table:table-cell table:number-columns-repeated="6"/>
          <table:table-cell table:formula="of:=[.G1046]*INDIRECT(ADDRESS([.A1046]+[.D1046];2;1;;&quot;rates&quot;))-[.H1046]*INDIRECT(ADDRESS([.A1046]+[.D104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47];[.B1046];[.B1046]+1)" office:value-type="date" office:date-value="2024-07-28" calcext:value-type="date">
            <text:p>2024-07-28</text:p>
          </table:table-cell>
          <table:table-cell table:formula="of:=MONTH([.B1047])" office:value-type="float" office:value="7" calcext:value-type="float">
            <text:p>7</text:p>
          </table:table-cell>
          <table:table-cell table:formula="of:=[.D1042]" office:value-type="float" office:value="0" calcext:value-type="float">
            <text:p>0</text:p>
          </table:table-cell>
          <table:table-cell table:number-columns-repeated="6"/>
          <table:table-cell table:formula="of:=[.G1047]*INDIRECT(ADDRESS([.A1047]+[.D1047];2;1;;&quot;rates&quot;))-[.H1047]*INDIRECT(ADDRESS([.A1047]+[.D104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48];[.B1047];[.B1047]+1)" office:value-type="date" office:date-value="2024-07-28" calcext:value-type="date">
            <text:p>2024-07-28</text:p>
          </table:table-cell>
          <table:table-cell table:formula="of:=MONTH([.B1048])" office:value-type="float" office:value="7" calcext:value-type="float">
            <text:p>7</text:p>
          </table:table-cell>
          <table:table-cell table:formula="of:=[.D1043]" office:value-type="float" office:value="1" calcext:value-type="float">
            <text:p>1</text:p>
          </table:table-cell>
          <table:table-cell table:number-columns-repeated="6"/>
          <table:table-cell table:formula="of:=[.G1048]*INDIRECT(ADDRESS([.A1048]+[.D1048];2;1;;&quot;rates&quot;))-[.H1048]*INDIRECT(ADDRESS([.A1048]+[.D104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49];[.B1048];[.B1048]+1)" office:value-type="date" office:date-value="2024-07-28" calcext:value-type="date">
            <text:p>2024-07-28</text:p>
          </table:table-cell>
          <table:table-cell table:formula="of:=MONTH([.B1049])" office:value-type="float" office:value="7" calcext:value-type="float">
            <text:p>7</text:p>
          </table:table-cell>
          <table:table-cell table:formula="of:=[.D1044]" office:value-type="float" office:value="2" calcext:value-type="float">
            <text:p>2</text:p>
          </table:table-cell>
          <table:table-cell table:number-columns-repeated="6"/>
          <table:table-cell table:formula="of:=[.G1049]*INDIRECT(ADDRESS([.A1049]+[.D1049];2;1;;&quot;rates&quot;))-[.H1049]*INDIRECT(ADDRESS([.A1049]+[.D104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50];[.B1049];[.B1049]+1)" office:value-type="date" office:date-value="2024-07-28" calcext:value-type="date">
            <text:p>2024-07-28</text:p>
          </table:table-cell>
          <table:table-cell table:formula="of:=MONTH([.B1050])" office:value-type="float" office:value="7" calcext:value-type="float">
            <text:p>7</text:p>
          </table:table-cell>
          <table:table-cell table:formula="of:=[.D1045]" office:value-type="float" office:value="3" calcext:value-type="float">
            <text:p>3</text:p>
          </table:table-cell>
          <table:table-cell table:number-columns-repeated="6"/>
          <table:table-cell table:formula="of:=[.G1050]*INDIRECT(ADDRESS([.A1050]+[.D1050];2;1;;&quot;rates&quot;))-[.H1050]*INDIRECT(ADDRESS([.A1050]+[.D105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51];[.B1050];[.B1050]+1)" office:value-type="date" office:date-value="2024-07-28" calcext:value-type="date">
            <text:p>2024-07-28</text:p>
          </table:table-cell>
          <table:table-cell table:formula="of:=MONTH([.B1051])" office:value-type="float" office:value="7" calcext:value-type="float">
            <text:p>7</text:p>
          </table:table-cell>
          <table:table-cell table:formula="of:=[.D1046]" office:value-type="float" office:value="4" calcext:value-type="float">
            <text:p>4</text:p>
          </table:table-cell>
          <table:table-cell table:number-columns-repeated="6"/>
          <table:table-cell table:formula="of:=[.G1051]*INDIRECT(ADDRESS([.A1051]+[.D1051];2;1;;&quot;rates&quot;))-[.H1051]*INDIRECT(ADDRESS([.A1051]+[.D105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52];[.B1051];[.B1051]+1)" office:value-type="date" office:date-value="2024-07-29" calcext:value-type="date">
            <text:p>2024-07-29</text:p>
          </table:table-cell>
          <table:table-cell table:formula="of:=MONTH([.B1052])" office:value-type="float" office:value="7" calcext:value-type="float">
            <text:p>7</text:p>
          </table:table-cell>
          <table:table-cell table:formula="of:=[.D1047]" office:value-type="float" office:value="0" calcext:value-type="float">
            <text:p>0</text:p>
          </table:table-cell>
          <table:table-cell table:number-columns-repeated="6"/>
          <table:table-cell table:formula="of:=[.G1052]*INDIRECT(ADDRESS([.A1052]+[.D1052];2;1;;&quot;rates&quot;))-[.H1052]*INDIRECT(ADDRESS([.A1052]+[.D105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53];[.B1052];[.B1052]+1)" office:value-type="date" office:date-value="2024-07-29" calcext:value-type="date">
            <text:p>2024-07-29</text:p>
          </table:table-cell>
          <table:table-cell table:formula="of:=MONTH([.B1053])" office:value-type="float" office:value="7" calcext:value-type="float">
            <text:p>7</text:p>
          </table:table-cell>
          <table:table-cell table:formula="of:=[.D1048]" office:value-type="float" office:value="1" calcext:value-type="float">
            <text:p>1</text:p>
          </table:table-cell>
          <table:table-cell table:number-columns-repeated="6"/>
          <table:table-cell table:formula="of:=[.G1053]*INDIRECT(ADDRESS([.A1053]+[.D1053];2;1;;&quot;rates&quot;))-[.H1053]*INDIRECT(ADDRESS([.A1053]+[.D105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54];[.B1053];[.B1053]+1)" office:value-type="date" office:date-value="2024-07-29" calcext:value-type="date">
            <text:p>2024-07-29</text:p>
          </table:table-cell>
          <table:table-cell table:formula="of:=MONTH([.B1054])" office:value-type="float" office:value="7" calcext:value-type="float">
            <text:p>7</text:p>
          </table:table-cell>
          <table:table-cell table:formula="of:=[.D1049]" office:value-type="float" office:value="2" calcext:value-type="float">
            <text:p>2</text:p>
          </table:table-cell>
          <table:table-cell table:number-columns-repeated="6"/>
          <table:table-cell table:formula="of:=[.G1054]*INDIRECT(ADDRESS([.A1054]+[.D1054];2;1;;&quot;rates&quot;))-[.H1054]*INDIRECT(ADDRESS([.A1054]+[.D105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55];[.B1054];[.B1054]+1)" office:value-type="date" office:date-value="2024-07-29" calcext:value-type="date">
            <text:p>2024-07-29</text:p>
          </table:table-cell>
          <table:table-cell table:formula="of:=MONTH([.B1055])" office:value-type="float" office:value="7" calcext:value-type="float">
            <text:p>7</text:p>
          </table:table-cell>
          <table:table-cell table:formula="of:=[.D1050]" office:value-type="float" office:value="3" calcext:value-type="float">
            <text:p>3</text:p>
          </table:table-cell>
          <table:table-cell table:number-columns-repeated="6"/>
          <table:table-cell table:formula="of:=[.G1055]*INDIRECT(ADDRESS([.A1055]+[.D1055];2;1;;&quot;rates&quot;))-[.H1055]*INDIRECT(ADDRESS([.A1055]+[.D105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56];[.B1055];[.B1055]+1)" office:value-type="date" office:date-value="2024-07-29" calcext:value-type="date">
            <text:p>2024-07-29</text:p>
          </table:table-cell>
          <table:table-cell table:formula="of:=MONTH([.B1056])" office:value-type="float" office:value="7" calcext:value-type="float">
            <text:p>7</text:p>
          </table:table-cell>
          <table:table-cell table:formula="of:=[.D1051]" office:value-type="float" office:value="4" calcext:value-type="float">
            <text:p>4</text:p>
          </table:table-cell>
          <table:table-cell table:number-columns-repeated="6"/>
          <table:table-cell table:formula="of:=[.G1056]*INDIRECT(ADDRESS([.A1056]+[.D1056];2;1;;&quot;rates&quot;))-[.H1056]*INDIRECT(ADDRESS([.A1056]+[.D105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57];[.B1056];[.B1056]+1)" office:value-type="date" office:date-value="2024-07-30" calcext:value-type="date">
            <text:p>2024-07-30</text:p>
          </table:table-cell>
          <table:table-cell table:formula="of:=MONTH([.B1057])" office:value-type="float" office:value="7" calcext:value-type="float">
            <text:p>7</text:p>
          </table:table-cell>
          <table:table-cell table:formula="of:=[.D1052]" office:value-type="float" office:value="0" calcext:value-type="float">
            <text:p>0</text:p>
          </table:table-cell>
          <table:table-cell table:number-columns-repeated="6"/>
          <table:table-cell table:formula="of:=[.G1057]*INDIRECT(ADDRESS([.A1057]+[.D1057];2;1;;&quot;rates&quot;))-[.H1057]*INDIRECT(ADDRESS([.A1057]+[.D105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58];[.B1057];[.B1057]+1)" office:value-type="date" office:date-value="2024-07-30" calcext:value-type="date">
            <text:p>2024-07-30</text:p>
          </table:table-cell>
          <table:table-cell table:formula="of:=MONTH([.B1058])" office:value-type="float" office:value="7" calcext:value-type="float">
            <text:p>7</text:p>
          </table:table-cell>
          <table:table-cell table:formula="of:=[.D1053]" office:value-type="float" office:value="1" calcext:value-type="float">
            <text:p>1</text:p>
          </table:table-cell>
          <table:table-cell table:number-columns-repeated="6"/>
          <table:table-cell table:formula="of:=[.G1058]*INDIRECT(ADDRESS([.A1058]+[.D1058];2;1;;&quot;rates&quot;))-[.H1058]*INDIRECT(ADDRESS([.A1058]+[.D105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59];[.B1058];[.B1058]+1)" office:value-type="date" office:date-value="2024-07-30" calcext:value-type="date">
            <text:p>2024-07-30</text:p>
          </table:table-cell>
          <table:table-cell table:formula="of:=MONTH([.B1059])" office:value-type="float" office:value="7" calcext:value-type="float">
            <text:p>7</text:p>
          </table:table-cell>
          <table:table-cell table:formula="of:=[.D1054]" office:value-type="float" office:value="2" calcext:value-type="float">
            <text:p>2</text:p>
          </table:table-cell>
          <table:table-cell table:number-columns-repeated="6"/>
          <table:table-cell table:formula="of:=[.G1059]*INDIRECT(ADDRESS([.A1059]+[.D1059];2;1;;&quot;rates&quot;))-[.H1059]*INDIRECT(ADDRESS([.A1059]+[.D105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60];[.B1059];[.B1059]+1)" office:value-type="date" office:date-value="2024-07-30" calcext:value-type="date">
            <text:p>2024-07-30</text:p>
          </table:table-cell>
          <table:table-cell table:formula="of:=MONTH([.B1060])" office:value-type="float" office:value="7" calcext:value-type="float">
            <text:p>7</text:p>
          </table:table-cell>
          <table:table-cell table:formula="of:=[.D1055]" office:value-type="float" office:value="3" calcext:value-type="float">
            <text:p>3</text:p>
          </table:table-cell>
          <table:table-cell table:number-columns-repeated="6"/>
          <table:table-cell table:formula="of:=[.G1060]*INDIRECT(ADDRESS([.A1060]+[.D1060];2;1;;&quot;rates&quot;))-[.H1060]*INDIRECT(ADDRESS([.A1060]+[.D106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61];[.B1060];[.B1060]+1)" office:value-type="date" office:date-value="2024-07-30" calcext:value-type="date">
            <text:p>2024-07-30</text:p>
          </table:table-cell>
          <table:table-cell table:formula="of:=MONTH([.B1061])" office:value-type="float" office:value="7" calcext:value-type="float">
            <text:p>7</text:p>
          </table:table-cell>
          <table:table-cell table:formula="of:=[.D1056]" office:value-type="float" office:value="4" calcext:value-type="float">
            <text:p>4</text:p>
          </table:table-cell>
          <table:table-cell table:number-columns-repeated="6"/>
          <table:table-cell table:formula="of:=[.G1061]*INDIRECT(ADDRESS([.A1061]+[.D1061];2;1;;&quot;rates&quot;))-[.H1061]*INDIRECT(ADDRESS([.A1061]+[.D106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62];[.B1061];[.B1061]+1)" office:value-type="date" office:date-value="2024-07-31" calcext:value-type="date">
            <text:p>2024-07-31</text:p>
          </table:table-cell>
          <table:table-cell table:formula="of:=MONTH([.B1062])" office:value-type="float" office:value="7" calcext:value-type="float">
            <text:p>7</text:p>
          </table:table-cell>
          <table:table-cell table:formula="of:=[.D1057]" office:value-type="float" office:value="0" calcext:value-type="float">
            <text:p>0</text:p>
          </table:table-cell>
          <table:table-cell table:number-columns-repeated="6"/>
          <table:table-cell table:formula="of:=[.G1062]*INDIRECT(ADDRESS([.A1062]+[.D1062];2;1;;&quot;rates&quot;))-[.H1062]*INDIRECT(ADDRESS([.A1062]+[.D106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63];[.B1062];[.B1062]+1)" office:value-type="date" office:date-value="2024-07-31" calcext:value-type="date">
            <text:p>2024-07-31</text:p>
          </table:table-cell>
          <table:table-cell table:formula="of:=MONTH([.B1063])" office:value-type="float" office:value="7" calcext:value-type="float">
            <text:p>7</text:p>
          </table:table-cell>
          <table:table-cell table:formula="of:=[.D1058]" office:value-type="float" office:value="1" calcext:value-type="float">
            <text:p>1</text:p>
          </table:table-cell>
          <table:table-cell table:number-columns-repeated="6"/>
          <table:table-cell table:formula="of:=[.G1063]*INDIRECT(ADDRESS([.A1063]+[.D1063];2;1;;&quot;rates&quot;))-[.H1063]*INDIRECT(ADDRESS([.A1063]+[.D106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64];[.B1063];[.B1063]+1)" office:value-type="date" office:date-value="2024-07-31" calcext:value-type="date">
            <text:p>2024-07-31</text:p>
          </table:table-cell>
          <table:table-cell table:formula="of:=MONTH([.B1064])" office:value-type="float" office:value="7" calcext:value-type="float">
            <text:p>7</text:p>
          </table:table-cell>
          <table:table-cell table:formula="of:=[.D1059]" office:value-type="float" office:value="2" calcext:value-type="float">
            <text:p>2</text:p>
          </table:table-cell>
          <table:table-cell table:number-columns-repeated="6"/>
          <table:table-cell table:formula="of:=[.G1064]*INDIRECT(ADDRESS([.A1064]+[.D1064];2;1;;&quot;rates&quot;))-[.H1064]*INDIRECT(ADDRESS([.A1064]+[.D106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65];[.B1064];[.B1064]+1)" office:value-type="date" office:date-value="2024-07-31" calcext:value-type="date">
            <text:p>2024-07-31</text:p>
          </table:table-cell>
          <table:table-cell table:formula="of:=MONTH([.B1065])" office:value-type="float" office:value="7" calcext:value-type="float">
            <text:p>7</text:p>
          </table:table-cell>
          <table:table-cell table:formula="of:=[.D1060]" office:value-type="float" office:value="3" calcext:value-type="float">
            <text:p>3</text:p>
          </table:table-cell>
          <table:table-cell table:number-columns-repeated="6"/>
          <table:table-cell table:formula="of:=[.G1065]*INDIRECT(ADDRESS([.A1065]+[.D1065];2;1;;&quot;rates&quot;))-[.H1065]*INDIRECT(ADDRESS([.A1065]+[.D106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66];[.B1065];[.B1065]+1)" office:value-type="date" office:date-value="2024-07-31" calcext:value-type="date">
            <text:p>2024-07-31</text:p>
          </table:table-cell>
          <table:table-cell table:formula="of:=MONTH([.B1066])" office:value-type="float" office:value="7" calcext:value-type="float">
            <text:p>7</text:p>
          </table:table-cell>
          <table:table-cell table:formula="of:=[.D1061]" office:value-type="float" office:value="4" calcext:value-type="float">
            <text:p>4</text:p>
          </table:table-cell>
          <table:table-cell table:number-columns-repeated="6"/>
          <table:table-cell table:formula="of:=[.G1066]*INDIRECT(ADDRESS([.A1066]+[.D1066];2;1;;&quot;rates&quot;))-[.H1066]*INDIRECT(ADDRESS([.A1066]+[.D106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67];[.B1066];[.B1066]+1)" office:value-type="date" office:date-value="2024-08-01" calcext:value-type="date">
            <text:p>2024-08-01</text:p>
          </table:table-cell>
          <table:table-cell table:formula="of:=MONTH([.B1067])" office:value-type="float" office:value="8" calcext:value-type="float">
            <text:p>8</text:p>
          </table:table-cell>
          <table:table-cell table:formula="of:=[.D1062]" office:value-type="float" office:value="0" calcext:value-type="float">
            <text:p>0</text:p>
          </table:table-cell>
          <table:table-cell table:number-columns-repeated="6"/>
          <table:table-cell table:formula="of:=[.G1067]*INDIRECT(ADDRESS([.A1067]+[.D1067];2;1;;&quot;rates&quot;))-[.H1067]*INDIRECT(ADDRESS([.A1067]+[.D106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68];[.B1067];[.B1067]+1)" office:value-type="date" office:date-value="2024-08-01" calcext:value-type="date">
            <text:p>2024-08-01</text:p>
          </table:table-cell>
          <table:table-cell table:formula="of:=MONTH([.B1068])" office:value-type="float" office:value="8" calcext:value-type="float">
            <text:p>8</text:p>
          </table:table-cell>
          <table:table-cell table:formula="of:=[.D1063]" office:value-type="float" office:value="1" calcext:value-type="float">
            <text:p>1</text:p>
          </table:table-cell>
          <table:table-cell table:number-columns-repeated="6"/>
          <table:table-cell table:formula="of:=[.G1068]*INDIRECT(ADDRESS([.A1068]+[.D1068];2;1;;&quot;rates&quot;))-[.H1068]*INDIRECT(ADDRESS([.A1068]+[.D106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69];[.B1068];[.B1068]+1)" office:value-type="date" office:date-value="2024-08-01" calcext:value-type="date">
            <text:p>2024-08-01</text:p>
          </table:table-cell>
          <table:table-cell table:formula="of:=MONTH([.B1069])" office:value-type="float" office:value="8" calcext:value-type="float">
            <text:p>8</text:p>
          </table:table-cell>
          <table:table-cell table:formula="of:=[.D1064]" office:value-type="float" office:value="2" calcext:value-type="float">
            <text:p>2</text:p>
          </table:table-cell>
          <table:table-cell table:number-columns-repeated="6"/>
          <table:table-cell table:formula="of:=[.G1069]*INDIRECT(ADDRESS([.A1069]+[.D1069];2;1;;&quot;rates&quot;))-[.H1069]*INDIRECT(ADDRESS([.A1069]+[.D106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70];[.B1069];[.B1069]+1)" office:value-type="date" office:date-value="2024-08-01" calcext:value-type="date">
            <text:p>2024-08-01</text:p>
          </table:table-cell>
          <table:table-cell table:formula="of:=MONTH([.B1070])" office:value-type="float" office:value="8" calcext:value-type="float">
            <text:p>8</text:p>
          </table:table-cell>
          <table:table-cell table:formula="of:=[.D1065]" office:value-type="float" office:value="3" calcext:value-type="float">
            <text:p>3</text:p>
          </table:table-cell>
          <table:table-cell table:number-columns-repeated="6"/>
          <table:table-cell table:formula="of:=[.G1070]*INDIRECT(ADDRESS([.A1070]+[.D1070];2;1;;&quot;rates&quot;))-[.H1070]*INDIRECT(ADDRESS([.A1070]+[.D107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71];[.B1070];[.B1070]+1)" office:value-type="date" office:date-value="2024-08-01" calcext:value-type="date">
            <text:p>2024-08-01</text:p>
          </table:table-cell>
          <table:table-cell table:formula="of:=MONTH([.B1071])" office:value-type="float" office:value="8" calcext:value-type="float">
            <text:p>8</text:p>
          </table:table-cell>
          <table:table-cell table:formula="of:=[.D1066]" office:value-type="float" office:value="4" calcext:value-type="float">
            <text:p>4</text:p>
          </table:table-cell>
          <table:table-cell table:number-columns-repeated="6"/>
          <table:table-cell table:formula="of:=[.G1071]*INDIRECT(ADDRESS([.A1071]+[.D1071];2;1;;&quot;rates&quot;))-[.H1071]*INDIRECT(ADDRESS([.A1071]+[.D107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72];[.B1071];[.B1071]+1)" office:value-type="date" office:date-value="2024-08-02" calcext:value-type="date">
            <text:p>2024-08-02</text:p>
          </table:table-cell>
          <table:table-cell table:formula="of:=MONTH([.B1072])" office:value-type="float" office:value="8" calcext:value-type="float">
            <text:p>8</text:p>
          </table:table-cell>
          <table:table-cell table:formula="of:=[.D1067]" office:value-type="float" office:value="0" calcext:value-type="float">
            <text:p>0</text:p>
          </table:table-cell>
          <table:table-cell table:number-columns-repeated="6"/>
          <table:table-cell table:formula="of:=[.G1072]*INDIRECT(ADDRESS([.A1072]+[.D1072];2;1;;&quot;rates&quot;))-[.H1072]*INDIRECT(ADDRESS([.A1072]+[.D107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73];[.B1072];[.B1072]+1)" office:value-type="date" office:date-value="2024-08-02" calcext:value-type="date">
            <text:p>2024-08-02</text:p>
          </table:table-cell>
          <table:table-cell table:formula="of:=MONTH([.B1073])" office:value-type="float" office:value="8" calcext:value-type="float">
            <text:p>8</text:p>
          </table:table-cell>
          <table:table-cell table:formula="of:=[.D1068]" office:value-type="float" office:value="1" calcext:value-type="float">
            <text:p>1</text:p>
          </table:table-cell>
          <table:table-cell table:number-columns-repeated="6"/>
          <table:table-cell table:formula="of:=[.G1073]*INDIRECT(ADDRESS([.A1073]+[.D1073];2;1;;&quot;rates&quot;))-[.H1073]*INDIRECT(ADDRESS([.A1073]+[.D107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74];[.B1073];[.B1073]+1)" office:value-type="date" office:date-value="2024-08-02" calcext:value-type="date">
            <text:p>2024-08-02</text:p>
          </table:table-cell>
          <table:table-cell table:formula="of:=MONTH([.B1074])" office:value-type="float" office:value="8" calcext:value-type="float">
            <text:p>8</text:p>
          </table:table-cell>
          <table:table-cell table:formula="of:=[.D1069]" office:value-type="float" office:value="2" calcext:value-type="float">
            <text:p>2</text:p>
          </table:table-cell>
          <table:table-cell table:number-columns-repeated="6"/>
          <table:table-cell table:formula="of:=[.G1074]*INDIRECT(ADDRESS([.A1074]+[.D1074];2;1;;&quot;rates&quot;))-[.H1074]*INDIRECT(ADDRESS([.A1074]+[.D107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75];[.B1074];[.B1074]+1)" office:value-type="date" office:date-value="2024-08-02" calcext:value-type="date">
            <text:p>2024-08-02</text:p>
          </table:table-cell>
          <table:table-cell table:formula="of:=MONTH([.B1075])" office:value-type="float" office:value="8" calcext:value-type="float">
            <text:p>8</text:p>
          </table:table-cell>
          <table:table-cell table:formula="of:=[.D1070]" office:value-type="float" office:value="3" calcext:value-type="float">
            <text:p>3</text:p>
          </table:table-cell>
          <table:table-cell table:number-columns-repeated="6"/>
          <table:table-cell table:formula="of:=[.G1075]*INDIRECT(ADDRESS([.A1075]+[.D1075];2;1;;&quot;rates&quot;))-[.H1075]*INDIRECT(ADDRESS([.A1075]+[.D107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76];[.B1075];[.B1075]+1)" office:value-type="date" office:date-value="2024-08-02" calcext:value-type="date">
            <text:p>2024-08-02</text:p>
          </table:table-cell>
          <table:table-cell table:formula="of:=MONTH([.B1076])" office:value-type="float" office:value="8" calcext:value-type="float">
            <text:p>8</text:p>
          </table:table-cell>
          <table:table-cell table:formula="of:=[.D1071]" office:value-type="float" office:value="4" calcext:value-type="float">
            <text:p>4</text:p>
          </table:table-cell>
          <table:table-cell table:number-columns-repeated="6"/>
          <table:table-cell table:formula="of:=[.G1076]*INDIRECT(ADDRESS([.A1076]+[.D1076];2;1;;&quot;rates&quot;))-[.H1076]*INDIRECT(ADDRESS([.A1076]+[.D107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77];[.B1076];[.B1076]+1)" office:value-type="date" office:date-value="2024-08-03" calcext:value-type="date">
            <text:p>2024-08-03</text:p>
          </table:table-cell>
          <table:table-cell table:formula="of:=MONTH([.B1077])" office:value-type="float" office:value="8" calcext:value-type="float">
            <text:p>8</text:p>
          </table:table-cell>
          <table:table-cell table:formula="of:=[.D1072]" office:value-type="float" office:value="0" calcext:value-type="float">
            <text:p>0</text:p>
          </table:table-cell>
          <table:table-cell table:number-columns-repeated="6"/>
          <table:table-cell table:formula="of:=[.G1077]*INDIRECT(ADDRESS([.A1077]+[.D1077];2;1;;&quot;rates&quot;))-[.H1077]*INDIRECT(ADDRESS([.A1077]+[.D107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78];[.B1077];[.B1077]+1)" office:value-type="date" office:date-value="2024-08-03" calcext:value-type="date">
            <text:p>2024-08-03</text:p>
          </table:table-cell>
          <table:table-cell table:formula="of:=MONTH([.B1078])" office:value-type="float" office:value="8" calcext:value-type="float">
            <text:p>8</text:p>
          </table:table-cell>
          <table:table-cell table:formula="of:=[.D1073]" office:value-type="float" office:value="1" calcext:value-type="float">
            <text:p>1</text:p>
          </table:table-cell>
          <table:table-cell table:number-columns-repeated="6"/>
          <table:table-cell table:formula="of:=[.G1078]*INDIRECT(ADDRESS([.A1078]+[.D1078];2;1;;&quot;rates&quot;))-[.H1078]*INDIRECT(ADDRESS([.A1078]+[.D107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79];[.B1078];[.B1078]+1)" office:value-type="date" office:date-value="2024-08-03" calcext:value-type="date">
            <text:p>2024-08-03</text:p>
          </table:table-cell>
          <table:table-cell table:formula="of:=MONTH([.B1079])" office:value-type="float" office:value="8" calcext:value-type="float">
            <text:p>8</text:p>
          </table:table-cell>
          <table:table-cell table:formula="of:=[.D1074]" office:value-type="float" office:value="2" calcext:value-type="float">
            <text:p>2</text:p>
          </table:table-cell>
          <table:table-cell table:number-columns-repeated="6"/>
          <table:table-cell table:formula="of:=[.G1079]*INDIRECT(ADDRESS([.A1079]+[.D1079];2;1;;&quot;rates&quot;))-[.H1079]*INDIRECT(ADDRESS([.A1079]+[.D107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80];[.B1079];[.B1079]+1)" office:value-type="date" office:date-value="2024-08-03" calcext:value-type="date">
            <text:p>2024-08-03</text:p>
          </table:table-cell>
          <table:table-cell table:formula="of:=MONTH([.B1080])" office:value-type="float" office:value="8" calcext:value-type="float">
            <text:p>8</text:p>
          </table:table-cell>
          <table:table-cell table:formula="of:=[.D1075]" office:value-type="float" office:value="3" calcext:value-type="float">
            <text:p>3</text:p>
          </table:table-cell>
          <table:table-cell table:number-columns-repeated="6"/>
          <table:table-cell table:formula="of:=[.G1080]*INDIRECT(ADDRESS([.A1080]+[.D1080];2;1;;&quot;rates&quot;))-[.H1080]*INDIRECT(ADDRESS([.A1080]+[.D108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81];[.B1080];[.B1080]+1)" office:value-type="date" office:date-value="2024-08-03" calcext:value-type="date">
            <text:p>2024-08-03</text:p>
          </table:table-cell>
          <table:table-cell table:formula="of:=MONTH([.B1081])" office:value-type="float" office:value="8" calcext:value-type="float">
            <text:p>8</text:p>
          </table:table-cell>
          <table:table-cell table:formula="of:=[.D1076]" office:value-type="float" office:value="4" calcext:value-type="float">
            <text:p>4</text:p>
          </table:table-cell>
          <table:table-cell table:number-columns-repeated="6"/>
          <table:table-cell table:formula="of:=[.G1081]*INDIRECT(ADDRESS([.A1081]+[.D1081];2;1;;&quot;rates&quot;))-[.H1081]*INDIRECT(ADDRESS([.A1081]+[.D108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82];[.B1081];[.B1081]+1)" office:value-type="date" office:date-value="2024-08-04" calcext:value-type="date">
            <text:p>2024-08-04</text:p>
          </table:table-cell>
          <table:table-cell table:formula="of:=MONTH([.B1082])" office:value-type="float" office:value="8" calcext:value-type="float">
            <text:p>8</text:p>
          </table:table-cell>
          <table:table-cell table:formula="of:=[.D1077]" office:value-type="float" office:value="0" calcext:value-type="float">
            <text:p>0</text:p>
          </table:table-cell>
          <table:table-cell table:number-columns-repeated="6"/>
          <table:table-cell table:formula="of:=[.G1082]*INDIRECT(ADDRESS([.A1082]+[.D1082];2;1;;&quot;rates&quot;))-[.H1082]*INDIRECT(ADDRESS([.A1082]+[.D108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83];[.B1082];[.B1082]+1)" office:value-type="date" office:date-value="2024-08-04" calcext:value-type="date">
            <text:p>2024-08-04</text:p>
          </table:table-cell>
          <table:table-cell table:formula="of:=MONTH([.B1083])" office:value-type="float" office:value="8" calcext:value-type="float">
            <text:p>8</text:p>
          </table:table-cell>
          <table:table-cell table:formula="of:=[.D1078]" office:value-type="float" office:value="1" calcext:value-type="float">
            <text:p>1</text:p>
          </table:table-cell>
          <table:table-cell table:number-columns-repeated="6"/>
          <table:table-cell table:formula="of:=[.G1083]*INDIRECT(ADDRESS([.A1083]+[.D1083];2;1;;&quot;rates&quot;))-[.H1083]*INDIRECT(ADDRESS([.A1083]+[.D108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84];[.B1083];[.B1083]+1)" office:value-type="date" office:date-value="2024-08-04" calcext:value-type="date">
            <text:p>2024-08-04</text:p>
          </table:table-cell>
          <table:table-cell table:formula="of:=MONTH([.B1084])" office:value-type="float" office:value="8" calcext:value-type="float">
            <text:p>8</text:p>
          </table:table-cell>
          <table:table-cell table:formula="of:=[.D1079]" office:value-type="float" office:value="2" calcext:value-type="float">
            <text:p>2</text:p>
          </table:table-cell>
          <table:table-cell table:number-columns-repeated="6"/>
          <table:table-cell table:formula="of:=[.G1084]*INDIRECT(ADDRESS([.A1084]+[.D1084];2;1;;&quot;rates&quot;))-[.H1084]*INDIRECT(ADDRESS([.A1084]+[.D108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85];[.B1084];[.B1084]+1)" office:value-type="date" office:date-value="2024-08-04" calcext:value-type="date">
            <text:p>2024-08-04</text:p>
          </table:table-cell>
          <table:table-cell table:formula="of:=MONTH([.B1085])" office:value-type="float" office:value="8" calcext:value-type="float">
            <text:p>8</text:p>
          </table:table-cell>
          <table:table-cell table:formula="of:=[.D1080]" office:value-type="float" office:value="3" calcext:value-type="float">
            <text:p>3</text:p>
          </table:table-cell>
          <table:table-cell table:number-columns-repeated="6"/>
          <table:table-cell table:formula="of:=[.G1085]*INDIRECT(ADDRESS([.A1085]+[.D1085];2;1;;&quot;rates&quot;))-[.H1085]*INDIRECT(ADDRESS([.A1085]+[.D108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86];[.B1085];[.B1085]+1)" office:value-type="date" office:date-value="2024-08-04" calcext:value-type="date">
            <text:p>2024-08-04</text:p>
          </table:table-cell>
          <table:table-cell table:formula="of:=MONTH([.B1086])" office:value-type="float" office:value="8" calcext:value-type="float">
            <text:p>8</text:p>
          </table:table-cell>
          <table:table-cell table:formula="of:=[.D1081]" office:value-type="float" office:value="4" calcext:value-type="float">
            <text:p>4</text:p>
          </table:table-cell>
          <table:table-cell table:number-columns-repeated="6"/>
          <table:table-cell table:formula="of:=[.G1086]*INDIRECT(ADDRESS([.A1086]+[.D1086];2;1;;&quot;rates&quot;))-[.H1086]*INDIRECT(ADDRESS([.A1086]+[.D108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87];[.B1086];[.B1086]+1)" office:value-type="date" office:date-value="2024-08-05" calcext:value-type="date">
            <text:p>2024-08-05</text:p>
          </table:table-cell>
          <table:table-cell table:formula="of:=MONTH([.B1087])" office:value-type="float" office:value="8" calcext:value-type="float">
            <text:p>8</text:p>
          </table:table-cell>
          <table:table-cell table:formula="of:=[.D1082]" office:value-type="float" office:value="0" calcext:value-type="float">
            <text:p>0</text:p>
          </table:table-cell>
          <table:table-cell table:number-columns-repeated="6"/>
          <table:table-cell table:formula="of:=[.G1087]*INDIRECT(ADDRESS([.A1087]+[.D1087];2;1;;&quot;rates&quot;))-[.H1087]*INDIRECT(ADDRESS([.A1087]+[.D108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88];[.B1087];[.B1087]+1)" office:value-type="date" office:date-value="2024-08-05" calcext:value-type="date">
            <text:p>2024-08-05</text:p>
          </table:table-cell>
          <table:table-cell table:formula="of:=MONTH([.B1088])" office:value-type="float" office:value="8" calcext:value-type="float">
            <text:p>8</text:p>
          </table:table-cell>
          <table:table-cell table:formula="of:=[.D1083]" office:value-type="float" office:value="1" calcext:value-type="float">
            <text:p>1</text:p>
          </table:table-cell>
          <table:table-cell table:number-columns-repeated="6"/>
          <table:table-cell table:formula="of:=[.G1088]*INDIRECT(ADDRESS([.A1088]+[.D1088];2;1;;&quot;rates&quot;))-[.H1088]*INDIRECT(ADDRESS([.A1088]+[.D108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89];[.B1088];[.B1088]+1)" office:value-type="date" office:date-value="2024-08-05" calcext:value-type="date">
            <text:p>2024-08-05</text:p>
          </table:table-cell>
          <table:table-cell table:formula="of:=MONTH([.B1089])" office:value-type="float" office:value="8" calcext:value-type="float">
            <text:p>8</text:p>
          </table:table-cell>
          <table:table-cell table:formula="of:=[.D1084]" office:value-type="float" office:value="2" calcext:value-type="float">
            <text:p>2</text:p>
          </table:table-cell>
          <table:table-cell table:number-columns-repeated="6"/>
          <table:table-cell table:formula="of:=[.G1089]*INDIRECT(ADDRESS([.A1089]+[.D1089];2;1;;&quot;rates&quot;))-[.H1089]*INDIRECT(ADDRESS([.A1089]+[.D108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90];[.B1089];[.B1089]+1)" office:value-type="date" office:date-value="2024-08-05" calcext:value-type="date">
            <text:p>2024-08-05</text:p>
          </table:table-cell>
          <table:table-cell table:formula="of:=MONTH([.B1090])" office:value-type="float" office:value="8" calcext:value-type="float">
            <text:p>8</text:p>
          </table:table-cell>
          <table:table-cell table:formula="of:=[.D1085]" office:value-type="float" office:value="3" calcext:value-type="float">
            <text:p>3</text:p>
          </table:table-cell>
          <table:table-cell table:number-columns-repeated="6"/>
          <table:table-cell table:formula="of:=[.G1090]*INDIRECT(ADDRESS([.A1090]+[.D1090];2;1;;&quot;rates&quot;))-[.H1090]*INDIRECT(ADDRESS([.A1090]+[.D109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91];[.B1090];[.B1090]+1)" office:value-type="date" office:date-value="2024-08-05" calcext:value-type="date">
            <text:p>2024-08-05</text:p>
          </table:table-cell>
          <table:table-cell table:formula="of:=MONTH([.B1091])" office:value-type="float" office:value="8" calcext:value-type="float">
            <text:p>8</text:p>
          </table:table-cell>
          <table:table-cell table:formula="of:=[.D1086]" office:value-type="float" office:value="4" calcext:value-type="float">
            <text:p>4</text:p>
          </table:table-cell>
          <table:table-cell table:number-columns-repeated="6"/>
          <table:table-cell table:formula="of:=[.G1091]*INDIRECT(ADDRESS([.A1091]+[.D1091];2;1;;&quot;rates&quot;))-[.H1091]*INDIRECT(ADDRESS([.A1091]+[.D109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92];[.B1091];[.B1091]+1)" office:value-type="date" office:date-value="2024-08-06" calcext:value-type="date">
            <text:p>2024-08-06</text:p>
          </table:table-cell>
          <table:table-cell table:formula="of:=MONTH([.B1092])" office:value-type="float" office:value="8" calcext:value-type="float">
            <text:p>8</text:p>
          </table:table-cell>
          <table:table-cell table:formula="of:=[.D1087]" office:value-type="float" office:value="0" calcext:value-type="float">
            <text:p>0</text:p>
          </table:table-cell>
          <table:table-cell table:number-columns-repeated="6"/>
          <table:table-cell table:formula="of:=[.G1092]*INDIRECT(ADDRESS([.A1092]+[.D1092];2;1;;&quot;rates&quot;))-[.H1092]*INDIRECT(ADDRESS([.A1092]+[.D109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93];[.B1092];[.B1092]+1)" office:value-type="date" office:date-value="2024-08-06" calcext:value-type="date">
            <text:p>2024-08-06</text:p>
          </table:table-cell>
          <table:table-cell table:formula="of:=MONTH([.B1093])" office:value-type="float" office:value="8" calcext:value-type="float">
            <text:p>8</text:p>
          </table:table-cell>
          <table:table-cell table:formula="of:=[.D1088]" office:value-type="float" office:value="1" calcext:value-type="float">
            <text:p>1</text:p>
          </table:table-cell>
          <table:table-cell table:number-columns-repeated="6"/>
          <table:table-cell table:formula="of:=[.G1093]*INDIRECT(ADDRESS([.A1093]+[.D1093];2;1;;&quot;rates&quot;))-[.H1093]*INDIRECT(ADDRESS([.A1093]+[.D109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94];[.B1093];[.B1093]+1)" office:value-type="date" office:date-value="2024-08-06" calcext:value-type="date">
            <text:p>2024-08-06</text:p>
          </table:table-cell>
          <table:table-cell table:formula="of:=MONTH([.B1094])" office:value-type="float" office:value="8" calcext:value-type="float">
            <text:p>8</text:p>
          </table:table-cell>
          <table:table-cell table:formula="of:=[.D1089]" office:value-type="float" office:value="2" calcext:value-type="float">
            <text:p>2</text:p>
          </table:table-cell>
          <table:table-cell table:number-columns-repeated="6"/>
          <table:table-cell table:formula="of:=[.G1094]*INDIRECT(ADDRESS([.A1094]+[.D1094];2;1;;&quot;rates&quot;))-[.H1094]*INDIRECT(ADDRESS([.A1094]+[.D109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95];[.B1094];[.B1094]+1)" office:value-type="date" office:date-value="2024-08-06" calcext:value-type="date">
            <text:p>2024-08-06</text:p>
          </table:table-cell>
          <table:table-cell table:formula="of:=MONTH([.B1095])" office:value-type="float" office:value="8" calcext:value-type="float">
            <text:p>8</text:p>
          </table:table-cell>
          <table:table-cell table:formula="of:=[.D1090]" office:value-type="float" office:value="3" calcext:value-type="float">
            <text:p>3</text:p>
          </table:table-cell>
          <table:table-cell table:number-columns-repeated="6"/>
          <table:table-cell table:formula="of:=[.G1095]*INDIRECT(ADDRESS([.A1095]+[.D1095];2;1;;&quot;rates&quot;))-[.H1095]*INDIRECT(ADDRESS([.A1095]+[.D109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96];[.B1095];[.B1095]+1)" office:value-type="date" office:date-value="2024-08-06" calcext:value-type="date">
            <text:p>2024-08-06</text:p>
          </table:table-cell>
          <table:table-cell table:formula="of:=MONTH([.B1096])" office:value-type="float" office:value="8" calcext:value-type="float">
            <text:p>8</text:p>
          </table:table-cell>
          <table:table-cell table:formula="of:=[.D1091]" office:value-type="float" office:value="4" calcext:value-type="float">
            <text:p>4</text:p>
          </table:table-cell>
          <table:table-cell table:number-columns-repeated="6"/>
          <table:table-cell table:formula="of:=[.G1096]*INDIRECT(ADDRESS([.A1096]+[.D1096];2;1;;&quot;rates&quot;))-[.H1096]*INDIRECT(ADDRESS([.A1096]+[.D109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97];[.B1096];[.B1096]+1)" office:value-type="date" office:date-value="2024-08-07" calcext:value-type="date">
            <text:p>2024-08-07</text:p>
          </table:table-cell>
          <table:table-cell table:formula="of:=MONTH([.B1097])" office:value-type="float" office:value="8" calcext:value-type="float">
            <text:p>8</text:p>
          </table:table-cell>
          <table:table-cell table:formula="of:=[.D1092]" office:value-type="float" office:value="0" calcext:value-type="float">
            <text:p>0</text:p>
          </table:table-cell>
          <table:table-cell table:number-columns-repeated="6"/>
          <table:table-cell table:formula="of:=[.G1097]*INDIRECT(ADDRESS([.A1097]+[.D1097];2;1;;&quot;rates&quot;))-[.H1097]*INDIRECT(ADDRESS([.A1097]+[.D109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98];[.B1097];[.B1097]+1)" office:value-type="date" office:date-value="2024-08-07" calcext:value-type="date">
            <text:p>2024-08-07</text:p>
          </table:table-cell>
          <table:table-cell table:formula="of:=MONTH([.B1098])" office:value-type="float" office:value="8" calcext:value-type="float">
            <text:p>8</text:p>
          </table:table-cell>
          <table:table-cell table:formula="of:=[.D1093]" office:value-type="float" office:value="1" calcext:value-type="float">
            <text:p>1</text:p>
          </table:table-cell>
          <table:table-cell table:number-columns-repeated="6"/>
          <table:table-cell table:formula="of:=[.G1098]*INDIRECT(ADDRESS([.A1098]+[.D1098];2;1;;&quot;rates&quot;))-[.H1098]*INDIRECT(ADDRESS([.A1098]+[.D109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099];[.B1098];[.B1098]+1)" office:value-type="date" office:date-value="2024-08-07" calcext:value-type="date">
            <text:p>2024-08-07</text:p>
          </table:table-cell>
          <table:table-cell table:formula="of:=MONTH([.B1099])" office:value-type="float" office:value="8" calcext:value-type="float">
            <text:p>8</text:p>
          </table:table-cell>
          <table:table-cell table:formula="of:=[.D1094]" office:value-type="float" office:value="2" calcext:value-type="float">
            <text:p>2</text:p>
          </table:table-cell>
          <table:table-cell table:number-columns-repeated="6"/>
          <table:table-cell table:formula="of:=[.G1099]*INDIRECT(ADDRESS([.A1099]+[.D1099];2;1;;&quot;rates&quot;))-[.H1099]*INDIRECT(ADDRESS([.A1099]+[.D109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00];[.B1099];[.B1099]+1)" office:value-type="date" office:date-value="2024-08-07" calcext:value-type="date">
            <text:p>2024-08-07</text:p>
          </table:table-cell>
          <table:table-cell table:formula="of:=MONTH([.B1100])" office:value-type="float" office:value="8" calcext:value-type="float">
            <text:p>8</text:p>
          </table:table-cell>
          <table:table-cell table:formula="of:=[.D1095]" office:value-type="float" office:value="3" calcext:value-type="float">
            <text:p>3</text:p>
          </table:table-cell>
          <table:table-cell table:number-columns-repeated="6"/>
          <table:table-cell table:formula="of:=[.G1100]*INDIRECT(ADDRESS([.A1100]+[.D1100];2;1;;&quot;rates&quot;))-[.H1100]*INDIRECT(ADDRESS([.A1100]+[.D110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01];[.B1100];[.B1100]+1)" office:value-type="date" office:date-value="2024-08-07" calcext:value-type="date">
            <text:p>2024-08-07</text:p>
          </table:table-cell>
          <table:table-cell table:formula="of:=MONTH([.B1101])" office:value-type="float" office:value="8" calcext:value-type="float">
            <text:p>8</text:p>
          </table:table-cell>
          <table:table-cell table:formula="of:=[.D1096]" office:value-type="float" office:value="4" calcext:value-type="float">
            <text:p>4</text:p>
          </table:table-cell>
          <table:table-cell table:number-columns-repeated="6"/>
          <table:table-cell table:formula="of:=[.G1101]*INDIRECT(ADDRESS([.A1101]+[.D1101];2;1;;&quot;rates&quot;))-[.H1101]*INDIRECT(ADDRESS([.A1101]+[.D110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02];[.B1101];[.B1101]+1)" office:value-type="date" office:date-value="2024-08-08" calcext:value-type="date">
            <text:p>2024-08-08</text:p>
          </table:table-cell>
          <table:table-cell table:formula="of:=MONTH([.B1102])" office:value-type="float" office:value="8" calcext:value-type="float">
            <text:p>8</text:p>
          </table:table-cell>
          <table:table-cell table:formula="of:=[.D1097]" office:value-type="float" office:value="0" calcext:value-type="float">
            <text:p>0</text:p>
          </table:table-cell>
          <table:table-cell table:number-columns-repeated="6"/>
          <table:table-cell table:formula="of:=[.G1102]*INDIRECT(ADDRESS([.A1102]+[.D1102];2;1;;&quot;rates&quot;))-[.H1102]*INDIRECT(ADDRESS([.A1102]+[.D110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03];[.B1102];[.B1102]+1)" office:value-type="date" office:date-value="2024-08-08" calcext:value-type="date">
            <text:p>2024-08-08</text:p>
          </table:table-cell>
          <table:table-cell table:formula="of:=MONTH([.B1103])" office:value-type="float" office:value="8" calcext:value-type="float">
            <text:p>8</text:p>
          </table:table-cell>
          <table:table-cell table:formula="of:=[.D1098]" office:value-type="float" office:value="1" calcext:value-type="float">
            <text:p>1</text:p>
          </table:table-cell>
          <table:table-cell table:number-columns-repeated="6"/>
          <table:table-cell table:formula="of:=[.G1103]*INDIRECT(ADDRESS([.A1103]+[.D1103];2;1;;&quot;rates&quot;))-[.H1103]*INDIRECT(ADDRESS([.A1103]+[.D110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04];[.B1103];[.B1103]+1)" office:value-type="date" office:date-value="2024-08-08" calcext:value-type="date">
            <text:p>2024-08-08</text:p>
          </table:table-cell>
          <table:table-cell table:formula="of:=MONTH([.B1104])" office:value-type="float" office:value="8" calcext:value-type="float">
            <text:p>8</text:p>
          </table:table-cell>
          <table:table-cell table:formula="of:=[.D1099]" office:value-type="float" office:value="2" calcext:value-type="float">
            <text:p>2</text:p>
          </table:table-cell>
          <table:table-cell table:number-columns-repeated="6"/>
          <table:table-cell table:formula="of:=[.G1104]*INDIRECT(ADDRESS([.A1104]+[.D1104];2;1;;&quot;rates&quot;))-[.H1104]*INDIRECT(ADDRESS([.A1104]+[.D110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05];[.B1104];[.B1104]+1)" office:value-type="date" office:date-value="2024-08-08" calcext:value-type="date">
            <text:p>2024-08-08</text:p>
          </table:table-cell>
          <table:table-cell table:formula="of:=MONTH([.B1105])" office:value-type="float" office:value="8" calcext:value-type="float">
            <text:p>8</text:p>
          </table:table-cell>
          <table:table-cell table:formula="of:=[.D1100]" office:value-type="float" office:value="3" calcext:value-type="float">
            <text:p>3</text:p>
          </table:table-cell>
          <table:table-cell table:number-columns-repeated="6"/>
          <table:table-cell table:formula="of:=[.G1105]*INDIRECT(ADDRESS([.A1105]+[.D1105];2;1;;&quot;rates&quot;))-[.H1105]*INDIRECT(ADDRESS([.A1105]+[.D110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06];[.B1105];[.B1105]+1)" office:value-type="date" office:date-value="2024-08-08" calcext:value-type="date">
            <text:p>2024-08-08</text:p>
          </table:table-cell>
          <table:table-cell table:formula="of:=MONTH([.B1106])" office:value-type="float" office:value="8" calcext:value-type="float">
            <text:p>8</text:p>
          </table:table-cell>
          <table:table-cell table:formula="of:=[.D1101]" office:value-type="float" office:value="4" calcext:value-type="float">
            <text:p>4</text:p>
          </table:table-cell>
          <table:table-cell table:number-columns-repeated="6"/>
          <table:table-cell table:formula="of:=[.G1106]*INDIRECT(ADDRESS([.A1106]+[.D1106];2;1;;&quot;rates&quot;))-[.H1106]*INDIRECT(ADDRESS([.A1106]+[.D110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07];[.B1106];[.B1106]+1)" office:value-type="date" office:date-value="2024-08-09" calcext:value-type="date">
            <text:p>2024-08-09</text:p>
          </table:table-cell>
          <table:table-cell table:formula="of:=MONTH([.B1107])" office:value-type="float" office:value="8" calcext:value-type="float">
            <text:p>8</text:p>
          </table:table-cell>
          <table:table-cell table:formula="of:=[.D1102]" office:value-type="float" office:value="0" calcext:value-type="float">
            <text:p>0</text:p>
          </table:table-cell>
          <table:table-cell table:number-columns-repeated="6"/>
          <table:table-cell table:formula="of:=[.G1107]*INDIRECT(ADDRESS([.A1107]+[.D1107];2;1;;&quot;rates&quot;))-[.H1107]*INDIRECT(ADDRESS([.A1107]+[.D110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08];[.B1107];[.B1107]+1)" office:value-type="date" office:date-value="2024-08-09" calcext:value-type="date">
            <text:p>2024-08-09</text:p>
          </table:table-cell>
          <table:table-cell table:formula="of:=MONTH([.B1108])" office:value-type="float" office:value="8" calcext:value-type="float">
            <text:p>8</text:p>
          </table:table-cell>
          <table:table-cell table:formula="of:=[.D1103]" office:value-type="float" office:value="1" calcext:value-type="float">
            <text:p>1</text:p>
          </table:table-cell>
          <table:table-cell table:number-columns-repeated="6"/>
          <table:table-cell table:formula="of:=[.G1108]*INDIRECT(ADDRESS([.A1108]+[.D1108];2;1;;&quot;rates&quot;))-[.H1108]*INDIRECT(ADDRESS([.A1108]+[.D110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09];[.B1108];[.B1108]+1)" office:value-type="date" office:date-value="2024-08-09" calcext:value-type="date">
            <text:p>2024-08-09</text:p>
          </table:table-cell>
          <table:table-cell table:formula="of:=MONTH([.B1109])" office:value-type="float" office:value="8" calcext:value-type="float">
            <text:p>8</text:p>
          </table:table-cell>
          <table:table-cell table:formula="of:=[.D1104]" office:value-type="float" office:value="2" calcext:value-type="float">
            <text:p>2</text:p>
          </table:table-cell>
          <table:table-cell table:number-columns-repeated="6"/>
          <table:table-cell table:formula="of:=[.G1109]*INDIRECT(ADDRESS([.A1109]+[.D1109];2;1;;&quot;rates&quot;))-[.H1109]*INDIRECT(ADDRESS([.A1109]+[.D110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10];[.B1109];[.B1109]+1)" office:value-type="date" office:date-value="2024-08-09" calcext:value-type="date">
            <text:p>2024-08-09</text:p>
          </table:table-cell>
          <table:table-cell table:formula="of:=MONTH([.B1110])" office:value-type="float" office:value="8" calcext:value-type="float">
            <text:p>8</text:p>
          </table:table-cell>
          <table:table-cell table:formula="of:=[.D1105]" office:value-type="float" office:value="3" calcext:value-type="float">
            <text:p>3</text:p>
          </table:table-cell>
          <table:table-cell table:number-columns-repeated="6"/>
          <table:table-cell table:formula="of:=[.G1110]*INDIRECT(ADDRESS([.A1110]+[.D1110];2;1;;&quot;rates&quot;))-[.H1110]*INDIRECT(ADDRESS([.A1110]+[.D111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11];[.B1110];[.B1110]+1)" office:value-type="date" office:date-value="2024-08-09" calcext:value-type="date">
            <text:p>2024-08-09</text:p>
          </table:table-cell>
          <table:table-cell table:formula="of:=MONTH([.B1111])" office:value-type="float" office:value="8" calcext:value-type="float">
            <text:p>8</text:p>
          </table:table-cell>
          <table:table-cell table:formula="of:=[.D1106]" office:value-type="float" office:value="4" calcext:value-type="float">
            <text:p>4</text:p>
          </table:table-cell>
          <table:table-cell table:number-columns-repeated="6"/>
          <table:table-cell table:formula="of:=[.G1111]*INDIRECT(ADDRESS([.A1111]+[.D1111];2;1;;&quot;rates&quot;))-[.H1111]*INDIRECT(ADDRESS([.A1111]+[.D111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12];[.B1111];[.B1111]+1)" office:value-type="date" office:date-value="2024-08-10" calcext:value-type="date">
            <text:p>2024-08-10</text:p>
          </table:table-cell>
          <table:table-cell table:formula="of:=MONTH([.B1112])" office:value-type="float" office:value="8" calcext:value-type="float">
            <text:p>8</text:p>
          </table:table-cell>
          <table:table-cell table:formula="of:=[.D1107]" office:value-type="float" office:value="0" calcext:value-type="float">
            <text:p>0</text:p>
          </table:table-cell>
          <table:table-cell table:number-columns-repeated="6"/>
          <table:table-cell table:formula="of:=[.G1112]*INDIRECT(ADDRESS([.A1112]+[.D1112];2;1;;&quot;rates&quot;))-[.H1112]*INDIRECT(ADDRESS([.A1112]+[.D111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13];[.B1112];[.B1112]+1)" office:value-type="date" office:date-value="2024-08-10" calcext:value-type="date">
            <text:p>2024-08-10</text:p>
          </table:table-cell>
          <table:table-cell table:formula="of:=MONTH([.B1113])" office:value-type="float" office:value="8" calcext:value-type="float">
            <text:p>8</text:p>
          </table:table-cell>
          <table:table-cell table:formula="of:=[.D1108]" office:value-type="float" office:value="1" calcext:value-type="float">
            <text:p>1</text:p>
          </table:table-cell>
          <table:table-cell table:number-columns-repeated="6"/>
          <table:table-cell table:formula="of:=[.G1113]*INDIRECT(ADDRESS([.A1113]+[.D1113];2;1;;&quot;rates&quot;))-[.H1113]*INDIRECT(ADDRESS([.A1113]+[.D111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14];[.B1113];[.B1113]+1)" office:value-type="date" office:date-value="2024-08-10" calcext:value-type="date">
            <text:p>2024-08-10</text:p>
          </table:table-cell>
          <table:table-cell table:formula="of:=MONTH([.B1114])" office:value-type="float" office:value="8" calcext:value-type="float">
            <text:p>8</text:p>
          </table:table-cell>
          <table:table-cell table:formula="of:=[.D1109]" office:value-type="float" office:value="2" calcext:value-type="float">
            <text:p>2</text:p>
          </table:table-cell>
          <table:table-cell table:number-columns-repeated="6"/>
          <table:table-cell table:formula="of:=[.G1114]*INDIRECT(ADDRESS([.A1114]+[.D1114];2;1;;&quot;rates&quot;))-[.H1114]*INDIRECT(ADDRESS([.A1114]+[.D111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15];[.B1114];[.B1114]+1)" office:value-type="date" office:date-value="2024-08-10" calcext:value-type="date">
            <text:p>2024-08-10</text:p>
          </table:table-cell>
          <table:table-cell table:formula="of:=MONTH([.B1115])" office:value-type="float" office:value="8" calcext:value-type="float">
            <text:p>8</text:p>
          </table:table-cell>
          <table:table-cell table:formula="of:=[.D1110]" office:value-type="float" office:value="3" calcext:value-type="float">
            <text:p>3</text:p>
          </table:table-cell>
          <table:table-cell table:number-columns-repeated="6"/>
          <table:table-cell table:formula="of:=[.G1115]*INDIRECT(ADDRESS([.A1115]+[.D1115];2;1;;&quot;rates&quot;))-[.H1115]*INDIRECT(ADDRESS([.A1115]+[.D111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16];[.B1115];[.B1115]+1)" office:value-type="date" office:date-value="2024-08-10" calcext:value-type="date">
            <text:p>2024-08-10</text:p>
          </table:table-cell>
          <table:table-cell table:formula="of:=MONTH([.B1116])" office:value-type="float" office:value="8" calcext:value-type="float">
            <text:p>8</text:p>
          </table:table-cell>
          <table:table-cell table:formula="of:=[.D1111]" office:value-type="float" office:value="4" calcext:value-type="float">
            <text:p>4</text:p>
          </table:table-cell>
          <table:table-cell table:number-columns-repeated="6"/>
          <table:table-cell table:formula="of:=[.G1116]*INDIRECT(ADDRESS([.A1116]+[.D1116];2;1;;&quot;rates&quot;))-[.H1116]*INDIRECT(ADDRESS([.A1116]+[.D111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17];[.B1116];[.B1116]+1)" office:value-type="date" office:date-value="2024-08-11" calcext:value-type="date">
            <text:p>2024-08-11</text:p>
          </table:table-cell>
          <table:table-cell table:formula="of:=MONTH([.B1117])" office:value-type="float" office:value="8" calcext:value-type="float">
            <text:p>8</text:p>
          </table:table-cell>
          <table:table-cell table:formula="of:=[.D1112]" office:value-type="float" office:value="0" calcext:value-type="float">
            <text:p>0</text:p>
          </table:table-cell>
          <table:table-cell table:number-columns-repeated="6"/>
          <table:table-cell table:formula="of:=[.G1117]*INDIRECT(ADDRESS([.A1117]+[.D1117];2;1;;&quot;rates&quot;))-[.H1117]*INDIRECT(ADDRESS([.A1117]+[.D111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18];[.B1117];[.B1117]+1)" office:value-type="date" office:date-value="2024-08-11" calcext:value-type="date">
            <text:p>2024-08-11</text:p>
          </table:table-cell>
          <table:table-cell table:formula="of:=MONTH([.B1118])" office:value-type="float" office:value="8" calcext:value-type="float">
            <text:p>8</text:p>
          </table:table-cell>
          <table:table-cell table:formula="of:=[.D1113]" office:value-type="float" office:value="1" calcext:value-type="float">
            <text:p>1</text:p>
          </table:table-cell>
          <table:table-cell table:number-columns-repeated="6"/>
          <table:table-cell table:formula="of:=[.G1118]*INDIRECT(ADDRESS([.A1118]+[.D1118];2;1;;&quot;rates&quot;))-[.H1118]*INDIRECT(ADDRESS([.A1118]+[.D111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19];[.B1118];[.B1118]+1)" office:value-type="date" office:date-value="2024-08-11" calcext:value-type="date">
            <text:p>2024-08-11</text:p>
          </table:table-cell>
          <table:table-cell table:formula="of:=MONTH([.B1119])" office:value-type="float" office:value="8" calcext:value-type="float">
            <text:p>8</text:p>
          </table:table-cell>
          <table:table-cell table:formula="of:=[.D1114]" office:value-type="float" office:value="2" calcext:value-type="float">
            <text:p>2</text:p>
          </table:table-cell>
          <table:table-cell table:number-columns-repeated="6"/>
          <table:table-cell table:formula="of:=[.G1119]*INDIRECT(ADDRESS([.A1119]+[.D1119];2;1;;&quot;rates&quot;))-[.H1119]*INDIRECT(ADDRESS([.A1119]+[.D111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20];[.B1119];[.B1119]+1)" office:value-type="date" office:date-value="2024-08-11" calcext:value-type="date">
            <text:p>2024-08-11</text:p>
          </table:table-cell>
          <table:table-cell table:formula="of:=MONTH([.B1120])" office:value-type="float" office:value="8" calcext:value-type="float">
            <text:p>8</text:p>
          </table:table-cell>
          <table:table-cell table:formula="of:=[.D1115]" office:value-type="float" office:value="3" calcext:value-type="float">
            <text:p>3</text:p>
          </table:table-cell>
          <table:table-cell table:number-columns-repeated="6"/>
          <table:table-cell table:formula="of:=[.G1120]*INDIRECT(ADDRESS([.A1120]+[.D1120];2;1;;&quot;rates&quot;))-[.H1120]*INDIRECT(ADDRESS([.A1120]+[.D112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21];[.B1120];[.B1120]+1)" office:value-type="date" office:date-value="2024-08-11" calcext:value-type="date">
            <text:p>2024-08-11</text:p>
          </table:table-cell>
          <table:table-cell table:formula="of:=MONTH([.B1121])" office:value-type="float" office:value="8" calcext:value-type="float">
            <text:p>8</text:p>
          </table:table-cell>
          <table:table-cell table:formula="of:=[.D1116]" office:value-type="float" office:value="4" calcext:value-type="float">
            <text:p>4</text:p>
          </table:table-cell>
          <table:table-cell table:number-columns-repeated="6"/>
          <table:table-cell table:formula="of:=[.G1121]*INDIRECT(ADDRESS([.A1121]+[.D1121];2;1;;&quot;rates&quot;))-[.H1121]*INDIRECT(ADDRESS([.A1121]+[.D112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22];[.B1121];[.B1121]+1)" office:value-type="date" office:date-value="2024-08-12" calcext:value-type="date">
            <text:p>2024-08-12</text:p>
          </table:table-cell>
          <table:table-cell table:formula="of:=MONTH([.B1122])" office:value-type="float" office:value="8" calcext:value-type="float">
            <text:p>8</text:p>
          </table:table-cell>
          <table:table-cell table:formula="of:=[.D1117]" office:value-type="float" office:value="0" calcext:value-type="float">
            <text:p>0</text:p>
          </table:table-cell>
          <table:table-cell table:number-columns-repeated="6"/>
          <table:table-cell table:formula="of:=[.G1122]*INDIRECT(ADDRESS([.A1122]+[.D1122];2;1;;&quot;rates&quot;))-[.H1122]*INDIRECT(ADDRESS([.A1122]+[.D112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23];[.B1122];[.B1122]+1)" office:value-type="date" office:date-value="2024-08-12" calcext:value-type="date">
            <text:p>2024-08-12</text:p>
          </table:table-cell>
          <table:table-cell table:formula="of:=MONTH([.B1123])" office:value-type="float" office:value="8" calcext:value-type="float">
            <text:p>8</text:p>
          </table:table-cell>
          <table:table-cell table:formula="of:=[.D1118]" office:value-type="float" office:value="1" calcext:value-type="float">
            <text:p>1</text:p>
          </table:table-cell>
          <table:table-cell table:number-columns-repeated="6"/>
          <table:table-cell table:formula="of:=[.G1123]*INDIRECT(ADDRESS([.A1123]+[.D1123];2;1;;&quot;rates&quot;))-[.H1123]*INDIRECT(ADDRESS([.A1123]+[.D112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24];[.B1123];[.B1123]+1)" office:value-type="date" office:date-value="2024-08-12" calcext:value-type="date">
            <text:p>2024-08-12</text:p>
          </table:table-cell>
          <table:table-cell table:formula="of:=MONTH([.B1124])" office:value-type="float" office:value="8" calcext:value-type="float">
            <text:p>8</text:p>
          </table:table-cell>
          <table:table-cell table:formula="of:=[.D1119]" office:value-type="float" office:value="2" calcext:value-type="float">
            <text:p>2</text:p>
          </table:table-cell>
          <table:table-cell table:number-columns-repeated="6"/>
          <table:table-cell table:formula="of:=[.G1124]*INDIRECT(ADDRESS([.A1124]+[.D1124];2;1;;&quot;rates&quot;))-[.H1124]*INDIRECT(ADDRESS([.A1124]+[.D112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25];[.B1124];[.B1124]+1)" office:value-type="date" office:date-value="2024-08-12" calcext:value-type="date">
            <text:p>2024-08-12</text:p>
          </table:table-cell>
          <table:table-cell table:formula="of:=MONTH([.B1125])" office:value-type="float" office:value="8" calcext:value-type="float">
            <text:p>8</text:p>
          </table:table-cell>
          <table:table-cell table:formula="of:=[.D1120]" office:value-type="float" office:value="3" calcext:value-type="float">
            <text:p>3</text:p>
          </table:table-cell>
          <table:table-cell table:number-columns-repeated="6"/>
          <table:table-cell table:formula="of:=[.G1125]*INDIRECT(ADDRESS([.A1125]+[.D1125];2;1;;&quot;rates&quot;))-[.H1125]*INDIRECT(ADDRESS([.A1125]+[.D112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26];[.B1125];[.B1125]+1)" office:value-type="date" office:date-value="2024-08-12" calcext:value-type="date">
            <text:p>2024-08-12</text:p>
          </table:table-cell>
          <table:table-cell table:formula="of:=MONTH([.B1126])" office:value-type="float" office:value="8" calcext:value-type="float">
            <text:p>8</text:p>
          </table:table-cell>
          <table:table-cell table:formula="of:=[.D1121]" office:value-type="float" office:value="4" calcext:value-type="float">
            <text:p>4</text:p>
          </table:table-cell>
          <table:table-cell table:number-columns-repeated="6"/>
          <table:table-cell table:formula="of:=[.G1126]*INDIRECT(ADDRESS([.A1126]+[.D1126];2;1;;&quot;rates&quot;))-[.H1126]*INDIRECT(ADDRESS([.A1126]+[.D112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27];[.B1126];[.B1126]+1)" office:value-type="date" office:date-value="2024-08-13" calcext:value-type="date">
            <text:p>2024-08-13</text:p>
          </table:table-cell>
          <table:table-cell table:formula="of:=MONTH([.B1127])" office:value-type="float" office:value="8" calcext:value-type="float">
            <text:p>8</text:p>
          </table:table-cell>
          <table:table-cell table:formula="of:=[.D1122]" office:value-type="float" office:value="0" calcext:value-type="float">
            <text:p>0</text:p>
          </table:table-cell>
          <table:table-cell table:number-columns-repeated="6"/>
          <table:table-cell table:formula="of:=[.G1127]*INDIRECT(ADDRESS([.A1127]+[.D1127];2;1;;&quot;rates&quot;))-[.H1127]*INDIRECT(ADDRESS([.A1127]+[.D112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28];[.B1127];[.B1127]+1)" office:value-type="date" office:date-value="2024-08-13" calcext:value-type="date">
            <text:p>2024-08-13</text:p>
          </table:table-cell>
          <table:table-cell table:formula="of:=MONTH([.B1128])" office:value-type="float" office:value="8" calcext:value-type="float">
            <text:p>8</text:p>
          </table:table-cell>
          <table:table-cell table:formula="of:=[.D1123]" office:value-type="float" office:value="1" calcext:value-type="float">
            <text:p>1</text:p>
          </table:table-cell>
          <table:table-cell table:number-columns-repeated="6"/>
          <table:table-cell table:formula="of:=[.G1128]*INDIRECT(ADDRESS([.A1128]+[.D1128];2;1;;&quot;rates&quot;))-[.H1128]*INDIRECT(ADDRESS([.A1128]+[.D112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29];[.B1128];[.B1128]+1)" office:value-type="date" office:date-value="2024-08-13" calcext:value-type="date">
            <text:p>2024-08-13</text:p>
          </table:table-cell>
          <table:table-cell table:formula="of:=MONTH([.B1129])" office:value-type="float" office:value="8" calcext:value-type="float">
            <text:p>8</text:p>
          </table:table-cell>
          <table:table-cell table:formula="of:=[.D1124]" office:value-type="float" office:value="2" calcext:value-type="float">
            <text:p>2</text:p>
          </table:table-cell>
          <table:table-cell table:number-columns-repeated="6"/>
          <table:table-cell table:formula="of:=[.G1129]*INDIRECT(ADDRESS([.A1129]+[.D1129];2;1;;&quot;rates&quot;))-[.H1129]*INDIRECT(ADDRESS([.A1129]+[.D112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30];[.B1129];[.B1129]+1)" office:value-type="date" office:date-value="2024-08-13" calcext:value-type="date">
            <text:p>2024-08-13</text:p>
          </table:table-cell>
          <table:table-cell table:formula="of:=MONTH([.B1130])" office:value-type="float" office:value="8" calcext:value-type="float">
            <text:p>8</text:p>
          </table:table-cell>
          <table:table-cell table:formula="of:=[.D1125]" office:value-type="float" office:value="3" calcext:value-type="float">
            <text:p>3</text:p>
          </table:table-cell>
          <table:table-cell table:number-columns-repeated="6"/>
          <table:table-cell table:formula="of:=[.G1130]*INDIRECT(ADDRESS([.A1130]+[.D1130];2;1;;&quot;rates&quot;))-[.H1130]*INDIRECT(ADDRESS([.A1130]+[.D113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31];[.B1130];[.B1130]+1)" office:value-type="date" office:date-value="2024-08-13" calcext:value-type="date">
            <text:p>2024-08-13</text:p>
          </table:table-cell>
          <table:table-cell table:formula="of:=MONTH([.B1131])" office:value-type="float" office:value="8" calcext:value-type="float">
            <text:p>8</text:p>
          </table:table-cell>
          <table:table-cell table:formula="of:=[.D1126]" office:value-type="float" office:value="4" calcext:value-type="float">
            <text:p>4</text:p>
          </table:table-cell>
          <table:table-cell table:number-columns-repeated="6"/>
          <table:table-cell table:formula="of:=[.G1131]*INDIRECT(ADDRESS([.A1131]+[.D1131];2;1;;&quot;rates&quot;))-[.H1131]*INDIRECT(ADDRESS([.A1131]+[.D113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32];[.B1131];[.B1131]+1)" office:value-type="date" office:date-value="2024-08-14" calcext:value-type="date">
            <text:p>2024-08-14</text:p>
          </table:table-cell>
          <table:table-cell table:formula="of:=MONTH([.B1132])" office:value-type="float" office:value="8" calcext:value-type="float">
            <text:p>8</text:p>
          </table:table-cell>
          <table:table-cell table:formula="of:=[.D1127]" office:value-type="float" office:value="0" calcext:value-type="float">
            <text:p>0</text:p>
          </table:table-cell>
          <table:table-cell table:number-columns-repeated="6"/>
          <table:table-cell table:formula="of:=[.G1132]*INDIRECT(ADDRESS([.A1132]+[.D1132];2;1;;&quot;rates&quot;))-[.H1132]*INDIRECT(ADDRESS([.A1132]+[.D113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33];[.B1132];[.B1132]+1)" office:value-type="date" office:date-value="2024-08-14" calcext:value-type="date">
            <text:p>2024-08-14</text:p>
          </table:table-cell>
          <table:table-cell table:formula="of:=MONTH([.B1133])" office:value-type="float" office:value="8" calcext:value-type="float">
            <text:p>8</text:p>
          </table:table-cell>
          <table:table-cell table:formula="of:=[.D1128]" office:value-type="float" office:value="1" calcext:value-type="float">
            <text:p>1</text:p>
          </table:table-cell>
          <table:table-cell table:number-columns-repeated="6"/>
          <table:table-cell table:formula="of:=[.G1133]*INDIRECT(ADDRESS([.A1133]+[.D1133];2;1;;&quot;rates&quot;))-[.H1133]*INDIRECT(ADDRESS([.A1133]+[.D113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34];[.B1133];[.B1133]+1)" office:value-type="date" office:date-value="2024-08-14" calcext:value-type="date">
            <text:p>2024-08-14</text:p>
          </table:table-cell>
          <table:table-cell table:formula="of:=MONTH([.B1134])" office:value-type="float" office:value="8" calcext:value-type="float">
            <text:p>8</text:p>
          </table:table-cell>
          <table:table-cell table:formula="of:=[.D1129]" office:value-type="float" office:value="2" calcext:value-type="float">
            <text:p>2</text:p>
          </table:table-cell>
          <table:table-cell table:number-columns-repeated="6"/>
          <table:table-cell table:formula="of:=[.G1134]*INDIRECT(ADDRESS([.A1134]+[.D1134];2;1;;&quot;rates&quot;))-[.H1134]*INDIRECT(ADDRESS([.A1134]+[.D113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35];[.B1134];[.B1134]+1)" office:value-type="date" office:date-value="2024-08-14" calcext:value-type="date">
            <text:p>2024-08-14</text:p>
          </table:table-cell>
          <table:table-cell table:formula="of:=MONTH([.B1135])" office:value-type="float" office:value="8" calcext:value-type="float">
            <text:p>8</text:p>
          </table:table-cell>
          <table:table-cell table:formula="of:=[.D1130]" office:value-type="float" office:value="3" calcext:value-type="float">
            <text:p>3</text:p>
          </table:table-cell>
          <table:table-cell table:number-columns-repeated="6"/>
          <table:table-cell table:formula="of:=[.G1135]*INDIRECT(ADDRESS([.A1135]+[.D1135];2;1;;&quot;rates&quot;))-[.H1135]*INDIRECT(ADDRESS([.A1135]+[.D113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36];[.B1135];[.B1135]+1)" office:value-type="date" office:date-value="2024-08-14" calcext:value-type="date">
            <text:p>2024-08-14</text:p>
          </table:table-cell>
          <table:table-cell table:formula="of:=MONTH([.B1136])" office:value-type="float" office:value="8" calcext:value-type="float">
            <text:p>8</text:p>
          </table:table-cell>
          <table:table-cell table:formula="of:=[.D1131]" office:value-type="float" office:value="4" calcext:value-type="float">
            <text:p>4</text:p>
          </table:table-cell>
          <table:table-cell table:number-columns-repeated="6"/>
          <table:table-cell table:formula="of:=[.G1136]*INDIRECT(ADDRESS([.A1136]+[.D1136];2;1;;&quot;rates&quot;))-[.H1136]*INDIRECT(ADDRESS([.A1136]+[.D113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37];[.B1136];[.B1136]+1)" office:value-type="date" office:date-value="2024-08-15" calcext:value-type="date">
            <text:p>2024-08-15</text:p>
          </table:table-cell>
          <table:table-cell table:formula="of:=MONTH([.B1137])" office:value-type="float" office:value="8" calcext:value-type="float">
            <text:p>8</text:p>
          </table:table-cell>
          <table:table-cell table:formula="of:=[.D1132]" office:value-type="float" office:value="0" calcext:value-type="float">
            <text:p>0</text:p>
          </table:table-cell>
          <table:table-cell table:number-columns-repeated="6"/>
          <table:table-cell table:formula="of:=[.G1137]*INDIRECT(ADDRESS([.A1137]+[.D1137];2;1;;&quot;rates&quot;))-[.H1137]*INDIRECT(ADDRESS([.A1137]+[.D113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38];[.B1137];[.B1137]+1)" office:value-type="date" office:date-value="2024-08-15" calcext:value-type="date">
            <text:p>2024-08-15</text:p>
          </table:table-cell>
          <table:table-cell table:formula="of:=MONTH([.B1138])" office:value-type="float" office:value="8" calcext:value-type="float">
            <text:p>8</text:p>
          </table:table-cell>
          <table:table-cell table:formula="of:=[.D1133]" office:value-type="float" office:value="1" calcext:value-type="float">
            <text:p>1</text:p>
          </table:table-cell>
          <table:table-cell table:number-columns-repeated="6"/>
          <table:table-cell table:formula="of:=[.G1138]*INDIRECT(ADDRESS([.A1138]+[.D1138];2;1;;&quot;rates&quot;))-[.H1138]*INDIRECT(ADDRESS([.A1138]+[.D113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39];[.B1138];[.B1138]+1)" office:value-type="date" office:date-value="2024-08-15" calcext:value-type="date">
            <text:p>2024-08-15</text:p>
          </table:table-cell>
          <table:table-cell table:formula="of:=MONTH([.B1139])" office:value-type="float" office:value="8" calcext:value-type="float">
            <text:p>8</text:p>
          </table:table-cell>
          <table:table-cell table:formula="of:=[.D1134]" office:value-type="float" office:value="2" calcext:value-type="float">
            <text:p>2</text:p>
          </table:table-cell>
          <table:table-cell table:number-columns-repeated="6"/>
          <table:table-cell table:formula="of:=[.G1139]*INDIRECT(ADDRESS([.A1139]+[.D1139];2;1;;&quot;rates&quot;))-[.H1139]*INDIRECT(ADDRESS([.A1139]+[.D113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40];[.B1139];[.B1139]+1)" office:value-type="date" office:date-value="2024-08-15" calcext:value-type="date">
            <text:p>2024-08-15</text:p>
          </table:table-cell>
          <table:table-cell table:formula="of:=MONTH([.B1140])" office:value-type="float" office:value="8" calcext:value-type="float">
            <text:p>8</text:p>
          </table:table-cell>
          <table:table-cell table:formula="of:=[.D1135]" office:value-type="float" office:value="3" calcext:value-type="float">
            <text:p>3</text:p>
          </table:table-cell>
          <table:table-cell table:number-columns-repeated="6"/>
          <table:table-cell table:formula="of:=[.G1140]*INDIRECT(ADDRESS([.A1140]+[.D1140];2;1;;&quot;rates&quot;))-[.H1140]*INDIRECT(ADDRESS([.A1140]+[.D114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41];[.B1140];[.B1140]+1)" office:value-type="date" office:date-value="2024-08-15" calcext:value-type="date">
            <text:p>2024-08-15</text:p>
          </table:table-cell>
          <table:table-cell table:formula="of:=MONTH([.B1141])" office:value-type="float" office:value="8" calcext:value-type="float">
            <text:p>8</text:p>
          </table:table-cell>
          <table:table-cell table:formula="of:=[.D1136]" office:value-type="float" office:value="4" calcext:value-type="float">
            <text:p>4</text:p>
          </table:table-cell>
          <table:table-cell table:number-columns-repeated="6"/>
          <table:table-cell table:formula="of:=[.G1141]*INDIRECT(ADDRESS([.A1141]+[.D1141];2;1;;&quot;rates&quot;))-[.H1141]*INDIRECT(ADDRESS([.A1141]+[.D114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42];[.B1141];[.B1141]+1)" office:value-type="date" office:date-value="2024-08-16" calcext:value-type="date">
            <text:p>2024-08-16</text:p>
          </table:table-cell>
          <table:table-cell table:formula="of:=MONTH([.B1142])" office:value-type="float" office:value="8" calcext:value-type="float">
            <text:p>8</text:p>
          </table:table-cell>
          <table:table-cell table:formula="of:=[.D1137]" office:value-type="float" office:value="0" calcext:value-type="float">
            <text:p>0</text:p>
          </table:table-cell>
          <table:table-cell table:number-columns-repeated="6"/>
          <table:table-cell table:formula="of:=[.G1142]*INDIRECT(ADDRESS([.A1142]+[.D1142];2;1;;&quot;rates&quot;))-[.H1142]*INDIRECT(ADDRESS([.A1142]+[.D114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43];[.B1142];[.B1142]+1)" office:value-type="date" office:date-value="2024-08-16" calcext:value-type="date">
            <text:p>2024-08-16</text:p>
          </table:table-cell>
          <table:table-cell table:formula="of:=MONTH([.B1143])" office:value-type="float" office:value="8" calcext:value-type="float">
            <text:p>8</text:p>
          </table:table-cell>
          <table:table-cell table:formula="of:=[.D1138]" office:value-type="float" office:value="1" calcext:value-type="float">
            <text:p>1</text:p>
          </table:table-cell>
          <table:table-cell table:number-columns-repeated="6"/>
          <table:table-cell table:formula="of:=[.G1143]*INDIRECT(ADDRESS([.A1143]+[.D1143];2;1;;&quot;rates&quot;))-[.H1143]*INDIRECT(ADDRESS([.A1143]+[.D114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44];[.B1143];[.B1143]+1)" office:value-type="date" office:date-value="2024-08-16" calcext:value-type="date">
            <text:p>2024-08-16</text:p>
          </table:table-cell>
          <table:table-cell table:formula="of:=MONTH([.B1144])" office:value-type="float" office:value="8" calcext:value-type="float">
            <text:p>8</text:p>
          </table:table-cell>
          <table:table-cell table:formula="of:=[.D1139]" office:value-type="float" office:value="2" calcext:value-type="float">
            <text:p>2</text:p>
          </table:table-cell>
          <table:table-cell table:number-columns-repeated="6"/>
          <table:table-cell table:formula="of:=[.G1144]*INDIRECT(ADDRESS([.A1144]+[.D1144];2;1;;&quot;rates&quot;))-[.H1144]*INDIRECT(ADDRESS([.A1144]+[.D114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45];[.B1144];[.B1144]+1)" office:value-type="date" office:date-value="2024-08-16" calcext:value-type="date">
            <text:p>2024-08-16</text:p>
          </table:table-cell>
          <table:table-cell table:formula="of:=MONTH([.B1145])" office:value-type="float" office:value="8" calcext:value-type="float">
            <text:p>8</text:p>
          </table:table-cell>
          <table:table-cell table:formula="of:=[.D1140]" office:value-type="float" office:value="3" calcext:value-type="float">
            <text:p>3</text:p>
          </table:table-cell>
          <table:table-cell table:number-columns-repeated="6"/>
          <table:table-cell table:formula="of:=[.G1145]*INDIRECT(ADDRESS([.A1145]+[.D1145];2;1;;&quot;rates&quot;))-[.H1145]*INDIRECT(ADDRESS([.A1145]+[.D114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46];[.B1145];[.B1145]+1)" office:value-type="date" office:date-value="2024-08-16" calcext:value-type="date">
            <text:p>2024-08-16</text:p>
          </table:table-cell>
          <table:table-cell table:formula="of:=MONTH([.B1146])" office:value-type="float" office:value="8" calcext:value-type="float">
            <text:p>8</text:p>
          </table:table-cell>
          <table:table-cell table:formula="of:=[.D1141]" office:value-type="float" office:value="4" calcext:value-type="float">
            <text:p>4</text:p>
          </table:table-cell>
          <table:table-cell table:number-columns-repeated="6"/>
          <table:table-cell table:formula="of:=[.G1146]*INDIRECT(ADDRESS([.A1146]+[.D1146];2;1;;&quot;rates&quot;))-[.H1146]*INDIRECT(ADDRESS([.A1146]+[.D114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47];[.B1146];[.B1146]+1)" office:value-type="date" office:date-value="2024-08-17" calcext:value-type="date">
            <text:p>2024-08-17</text:p>
          </table:table-cell>
          <table:table-cell table:formula="of:=MONTH([.B1147])" office:value-type="float" office:value="8" calcext:value-type="float">
            <text:p>8</text:p>
          </table:table-cell>
          <table:table-cell table:formula="of:=[.D1142]" office:value-type="float" office:value="0" calcext:value-type="float">
            <text:p>0</text:p>
          </table:table-cell>
          <table:table-cell table:number-columns-repeated="6"/>
          <table:table-cell table:formula="of:=[.G1147]*INDIRECT(ADDRESS([.A1147]+[.D1147];2;1;;&quot;rates&quot;))-[.H1147]*INDIRECT(ADDRESS([.A1147]+[.D114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48];[.B1147];[.B1147]+1)" office:value-type="date" office:date-value="2024-08-17" calcext:value-type="date">
            <text:p>2024-08-17</text:p>
          </table:table-cell>
          <table:table-cell table:formula="of:=MONTH([.B1148])" office:value-type="float" office:value="8" calcext:value-type="float">
            <text:p>8</text:p>
          </table:table-cell>
          <table:table-cell table:formula="of:=[.D1143]" office:value-type="float" office:value="1" calcext:value-type="float">
            <text:p>1</text:p>
          </table:table-cell>
          <table:table-cell table:number-columns-repeated="6"/>
          <table:table-cell table:formula="of:=[.G1148]*INDIRECT(ADDRESS([.A1148]+[.D1148];2;1;;&quot;rates&quot;))-[.H1148]*INDIRECT(ADDRESS([.A1148]+[.D114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49];[.B1148];[.B1148]+1)" office:value-type="date" office:date-value="2024-08-17" calcext:value-type="date">
            <text:p>2024-08-17</text:p>
          </table:table-cell>
          <table:table-cell table:formula="of:=MONTH([.B1149])" office:value-type="float" office:value="8" calcext:value-type="float">
            <text:p>8</text:p>
          </table:table-cell>
          <table:table-cell table:formula="of:=[.D1144]" office:value-type="float" office:value="2" calcext:value-type="float">
            <text:p>2</text:p>
          </table:table-cell>
          <table:table-cell table:number-columns-repeated="6"/>
          <table:table-cell table:formula="of:=[.G1149]*INDIRECT(ADDRESS([.A1149]+[.D1149];2;1;;&quot;rates&quot;))-[.H1149]*INDIRECT(ADDRESS([.A1149]+[.D114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50];[.B1149];[.B1149]+1)" office:value-type="date" office:date-value="2024-08-17" calcext:value-type="date">
            <text:p>2024-08-17</text:p>
          </table:table-cell>
          <table:table-cell table:formula="of:=MONTH([.B1150])" office:value-type="float" office:value="8" calcext:value-type="float">
            <text:p>8</text:p>
          </table:table-cell>
          <table:table-cell table:formula="of:=[.D1145]" office:value-type="float" office:value="3" calcext:value-type="float">
            <text:p>3</text:p>
          </table:table-cell>
          <table:table-cell table:number-columns-repeated="6"/>
          <table:table-cell table:formula="of:=[.G1150]*INDIRECT(ADDRESS([.A1150]+[.D1150];2;1;;&quot;rates&quot;))-[.H1150]*INDIRECT(ADDRESS([.A1150]+[.D115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51];[.B1150];[.B1150]+1)" office:value-type="date" office:date-value="2024-08-17" calcext:value-type="date">
            <text:p>2024-08-17</text:p>
          </table:table-cell>
          <table:table-cell table:formula="of:=MONTH([.B1151])" office:value-type="float" office:value="8" calcext:value-type="float">
            <text:p>8</text:p>
          </table:table-cell>
          <table:table-cell table:formula="of:=[.D1146]" office:value-type="float" office:value="4" calcext:value-type="float">
            <text:p>4</text:p>
          </table:table-cell>
          <table:table-cell table:number-columns-repeated="6"/>
          <table:table-cell table:formula="of:=[.G1151]*INDIRECT(ADDRESS([.A1151]+[.D1151];2;1;;&quot;rates&quot;))-[.H1151]*INDIRECT(ADDRESS([.A1151]+[.D115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52];[.B1151];[.B1151]+1)" office:value-type="date" office:date-value="2024-08-18" calcext:value-type="date">
            <text:p>2024-08-18</text:p>
          </table:table-cell>
          <table:table-cell table:formula="of:=MONTH([.B1152])" office:value-type="float" office:value="8" calcext:value-type="float">
            <text:p>8</text:p>
          </table:table-cell>
          <table:table-cell table:formula="of:=[.D1147]" office:value-type="float" office:value="0" calcext:value-type="float">
            <text:p>0</text:p>
          </table:table-cell>
          <table:table-cell table:number-columns-repeated="6"/>
          <table:table-cell table:formula="of:=[.G1152]*INDIRECT(ADDRESS([.A1152]+[.D1152];2;1;;&quot;rates&quot;))-[.H1152]*INDIRECT(ADDRESS([.A1152]+[.D115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53];[.B1152];[.B1152]+1)" office:value-type="date" office:date-value="2024-08-18" calcext:value-type="date">
            <text:p>2024-08-18</text:p>
          </table:table-cell>
          <table:table-cell table:formula="of:=MONTH([.B1153])" office:value-type="float" office:value="8" calcext:value-type="float">
            <text:p>8</text:p>
          </table:table-cell>
          <table:table-cell table:formula="of:=[.D1148]" office:value-type="float" office:value="1" calcext:value-type="float">
            <text:p>1</text:p>
          </table:table-cell>
          <table:table-cell table:number-columns-repeated="6"/>
          <table:table-cell table:formula="of:=[.G1153]*INDIRECT(ADDRESS([.A1153]+[.D1153];2;1;;&quot;rates&quot;))-[.H1153]*INDIRECT(ADDRESS([.A1153]+[.D115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54];[.B1153];[.B1153]+1)" office:value-type="date" office:date-value="2024-08-18" calcext:value-type="date">
            <text:p>2024-08-18</text:p>
          </table:table-cell>
          <table:table-cell table:formula="of:=MONTH([.B1154])" office:value-type="float" office:value="8" calcext:value-type="float">
            <text:p>8</text:p>
          </table:table-cell>
          <table:table-cell table:formula="of:=[.D1149]" office:value-type="float" office:value="2" calcext:value-type="float">
            <text:p>2</text:p>
          </table:table-cell>
          <table:table-cell table:number-columns-repeated="6"/>
          <table:table-cell table:formula="of:=[.G1154]*INDIRECT(ADDRESS([.A1154]+[.D1154];2;1;;&quot;rates&quot;))-[.H1154]*INDIRECT(ADDRESS([.A1154]+[.D115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55];[.B1154];[.B1154]+1)" office:value-type="date" office:date-value="2024-08-18" calcext:value-type="date">
            <text:p>2024-08-18</text:p>
          </table:table-cell>
          <table:table-cell table:formula="of:=MONTH([.B1155])" office:value-type="float" office:value="8" calcext:value-type="float">
            <text:p>8</text:p>
          </table:table-cell>
          <table:table-cell table:formula="of:=[.D1150]" office:value-type="float" office:value="3" calcext:value-type="float">
            <text:p>3</text:p>
          </table:table-cell>
          <table:table-cell table:number-columns-repeated="6"/>
          <table:table-cell table:formula="of:=[.G1155]*INDIRECT(ADDRESS([.A1155]+[.D1155];2;1;;&quot;rates&quot;))-[.H1155]*INDIRECT(ADDRESS([.A1155]+[.D115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56];[.B1155];[.B1155]+1)" office:value-type="date" office:date-value="2024-08-18" calcext:value-type="date">
            <text:p>2024-08-18</text:p>
          </table:table-cell>
          <table:table-cell table:formula="of:=MONTH([.B1156])" office:value-type="float" office:value="8" calcext:value-type="float">
            <text:p>8</text:p>
          </table:table-cell>
          <table:table-cell table:formula="of:=[.D1151]" office:value-type="float" office:value="4" calcext:value-type="float">
            <text:p>4</text:p>
          </table:table-cell>
          <table:table-cell table:number-columns-repeated="6"/>
          <table:table-cell table:formula="of:=[.G1156]*INDIRECT(ADDRESS([.A1156]+[.D1156];2;1;;&quot;rates&quot;))-[.H1156]*INDIRECT(ADDRESS([.A1156]+[.D115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57];[.B1156];[.B1156]+1)" office:value-type="date" office:date-value="2024-08-19" calcext:value-type="date">
            <text:p>2024-08-19</text:p>
          </table:table-cell>
          <table:table-cell table:formula="of:=MONTH([.B1157])" office:value-type="float" office:value="8" calcext:value-type="float">
            <text:p>8</text:p>
          </table:table-cell>
          <table:table-cell table:formula="of:=[.D1152]" office:value-type="float" office:value="0" calcext:value-type="float">
            <text:p>0</text:p>
          </table:table-cell>
          <table:table-cell table:number-columns-repeated="6"/>
          <table:table-cell table:formula="of:=[.G1157]*INDIRECT(ADDRESS([.A1157]+[.D1157];2;1;;&quot;rates&quot;))-[.H1157]*INDIRECT(ADDRESS([.A1157]+[.D115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58];[.B1157];[.B1157]+1)" office:value-type="date" office:date-value="2024-08-19" calcext:value-type="date">
            <text:p>2024-08-19</text:p>
          </table:table-cell>
          <table:table-cell table:formula="of:=MONTH([.B1158])" office:value-type="float" office:value="8" calcext:value-type="float">
            <text:p>8</text:p>
          </table:table-cell>
          <table:table-cell table:formula="of:=[.D1153]" office:value-type="float" office:value="1" calcext:value-type="float">
            <text:p>1</text:p>
          </table:table-cell>
          <table:table-cell table:number-columns-repeated="6"/>
          <table:table-cell table:formula="of:=[.G1158]*INDIRECT(ADDRESS([.A1158]+[.D1158];2;1;;&quot;rates&quot;))-[.H1158]*INDIRECT(ADDRESS([.A1158]+[.D115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59];[.B1158];[.B1158]+1)" office:value-type="date" office:date-value="2024-08-19" calcext:value-type="date">
            <text:p>2024-08-19</text:p>
          </table:table-cell>
          <table:table-cell table:formula="of:=MONTH([.B1159])" office:value-type="float" office:value="8" calcext:value-type="float">
            <text:p>8</text:p>
          </table:table-cell>
          <table:table-cell table:formula="of:=[.D1154]" office:value-type="float" office:value="2" calcext:value-type="float">
            <text:p>2</text:p>
          </table:table-cell>
          <table:table-cell table:number-columns-repeated="6"/>
          <table:table-cell table:formula="of:=[.G1159]*INDIRECT(ADDRESS([.A1159]+[.D1159];2;1;;&quot;rates&quot;))-[.H1159]*INDIRECT(ADDRESS([.A1159]+[.D115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60];[.B1159];[.B1159]+1)" office:value-type="date" office:date-value="2024-08-19" calcext:value-type="date">
            <text:p>2024-08-19</text:p>
          </table:table-cell>
          <table:table-cell table:formula="of:=MONTH([.B1160])" office:value-type="float" office:value="8" calcext:value-type="float">
            <text:p>8</text:p>
          </table:table-cell>
          <table:table-cell table:formula="of:=[.D1155]" office:value-type="float" office:value="3" calcext:value-type="float">
            <text:p>3</text:p>
          </table:table-cell>
          <table:table-cell table:number-columns-repeated="6"/>
          <table:table-cell table:formula="of:=[.G1160]*INDIRECT(ADDRESS([.A1160]+[.D1160];2;1;;&quot;rates&quot;))-[.H1160]*INDIRECT(ADDRESS([.A1160]+[.D116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61];[.B1160];[.B1160]+1)" office:value-type="date" office:date-value="2024-08-19" calcext:value-type="date">
            <text:p>2024-08-19</text:p>
          </table:table-cell>
          <table:table-cell table:formula="of:=MONTH([.B1161])" office:value-type="float" office:value="8" calcext:value-type="float">
            <text:p>8</text:p>
          </table:table-cell>
          <table:table-cell table:formula="of:=[.D1156]" office:value-type="float" office:value="4" calcext:value-type="float">
            <text:p>4</text:p>
          </table:table-cell>
          <table:table-cell table:number-columns-repeated="6"/>
          <table:table-cell table:formula="of:=[.G1161]*INDIRECT(ADDRESS([.A1161]+[.D1161];2;1;;&quot;rates&quot;))-[.H1161]*INDIRECT(ADDRESS([.A1161]+[.D116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62];[.B1161];[.B1161]+1)" office:value-type="date" office:date-value="2024-08-20" calcext:value-type="date">
            <text:p>2024-08-20</text:p>
          </table:table-cell>
          <table:table-cell table:formula="of:=MONTH([.B1162])" office:value-type="float" office:value="8" calcext:value-type="float">
            <text:p>8</text:p>
          </table:table-cell>
          <table:table-cell table:formula="of:=[.D1157]" office:value-type="float" office:value="0" calcext:value-type="float">
            <text:p>0</text:p>
          </table:table-cell>
          <table:table-cell table:number-columns-repeated="6"/>
          <table:table-cell table:formula="of:=[.G1162]*INDIRECT(ADDRESS([.A1162]+[.D1162];2;1;;&quot;rates&quot;))-[.H1162]*INDIRECT(ADDRESS([.A1162]+[.D116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63];[.B1162];[.B1162]+1)" office:value-type="date" office:date-value="2024-08-20" calcext:value-type="date">
            <text:p>2024-08-20</text:p>
          </table:table-cell>
          <table:table-cell table:formula="of:=MONTH([.B1163])" office:value-type="float" office:value="8" calcext:value-type="float">
            <text:p>8</text:p>
          </table:table-cell>
          <table:table-cell table:formula="of:=[.D1158]" office:value-type="float" office:value="1" calcext:value-type="float">
            <text:p>1</text:p>
          </table:table-cell>
          <table:table-cell table:number-columns-repeated="6"/>
          <table:table-cell table:formula="of:=[.G1163]*INDIRECT(ADDRESS([.A1163]+[.D1163];2;1;;&quot;rates&quot;))-[.H1163]*INDIRECT(ADDRESS([.A1163]+[.D116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64];[.B1163];[.B1163]+1)" office:value-type="date" office:date-value="2024-08-20" calcext:value-type="date">
            <text:p>2024-08-20</text:p>
          </table:table-cell>
          <table:table-cell table:formula="of:=MONTH([.B1164])" office:value-type="float" office:value="8" calcext:value-type="float">
            <text:p>8</text:p>
          </table:table-cell>
          <table:table-cell table:formula="of:=[.D1159]" office:value-type="float" office:value="2" calcext:value-type="float">
            <text:p>2</text:p>
          </table:table-cell>
          <table:table-cell table:number-columns-repeated="6"/>
          <table:table-cell table:formula="of:=[.G1164]*INDIRECT(ADDRESS([.A1164]+[.D1164];2;1;;&quot;rates&quot;))-[.H1164]*INDIRECT(ADDRESS([.A1164]+[.D116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65];[.B1164];[.B1164]+1)" office:value-type="date" office:date-value="2024-08-20" calcext:value-type="date">
            <text:p>2024-08-20</text:p>
          </table:table-cell>
          <table:table-cell table:formula="of:=MONTH([.B1165])" office:value-type="float" office:value="8" calcext:value-type="float">
            <text:p>8</text:p>
          </table:table-cell>
          <table:table-cell table:formula="of:=[.D1160]" office:value-type="float" office:value="3" calcext:value-type="float">
            <text:p>3</text:p>
          </table:table-cell>
          <table:table-cell table:number-columns-repeated="6"/>
          <table:table-cell table:formula="of:=[.G1165]*INDIRECT(ADDRESS([.A1165]+[.D1165];2;1;;&quot;rates&quot;))-[.H1165]*INDIRECT(ADDRESS([.A1165]+[.D116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66];[.B1165];[.B1165]+1)" office:value-type="date" office:date-value="2024-08-20" calcext:value-type="date">
            <text:p>2024-08-20</text:p>
          </table:table-cell>
          <table:table-cell table:formula="of:=MONTH([.B1166])" office:value-type="float" office:value="8" calcext:value-type="float">
            <text:p>8</text:p>
          </table:table-cell>
          <table:table-cell table:formula="of:=[.D1161]" office:value-type="float" office:value="4" calcext:value-type="float">
            <text:p>4</text:p>
          </table:table-cell>
          <table:table-cell table:number-columns-repeated="6"/>
          <table:table-cell table:formula="of:=[.G1166]*INDIRECT(ADDRESS([.A1166]+[.D1166];2;1;;&quot;rates&quot;))-[.H1166]*INDIRECT(ADDRESS([.A1166]+[.D116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67];[.B1166];[.B1166]+1)" office:value-type="date" office:date-value="2024-08-21" calcext:value-type="date">
            <text:p>2024-08-21</text:p>
          </table:table-cell>
          <table:table-cell table:formula="of:=MONTH([.B1167])" office:value-type="float" office:value="8" calcext:value-type="float">
            <text:p>8</text:p>
          </table:table-cell>
          <table:table-cell table:formula="of:=[.D1162]" office:value-type="float" office:value="0" calcext:value-type="float">
            <text:p>0</text:p>
          </table:table-cell>
          <table:table-cell table:number-columns-repeated="6"/>
          <table:table-cell table:formula="of:=[.G1167]*INDIRECT(ADDRESS([.A1167]+[.D1167];2;1;;&quot;rates&quot;))-[.H1167]*INDIRECT(ADDRESS([.A1167]+[.D116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68];[.B1167];[.B1167]+1)" office:value-type="date" office:date-value="2024-08-21" calcext:value-type="date">
            <text:p>2024-08-21</text:p>
          </table:table-cell>
          <table:table-cell table:formula="of:=MONTH([.B1168])" office:value-type="float" office:value="8" calcext:value-type="float">
            <text:p>8</text:p>
          </table:table-cell>
          <table:table-cell table:formula="of:=[.D1163]" office:value-type="float" office:value="1" calcext:value-type="float">
            <text:p>1</text:p>
          </table:table-cell>
          <table:table-cell table:number-columns-repeated="6"/>
          <table:table-cell table:formula="of:=[.G1168]*INDIRECT(ADDRESS([.A1168]+[.D1168];2;1;;&quot;rates&quot;))-[.H1168]*INDIRECT(ADDRESS([.A1168]+[.D116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69];[.B1168];[.B1168]+1)" office:value-type="date" office:date-value="2024-08-21" calcext:value-type="date">
            <text:p>2024-08-21</text:p>
          </table:table-cell>
          <table:table-cell table:formula="of:=MONTH([.B1169])" office:value-type="float" office:value="8" calcext:value-type="float">
            <text:p>8</text:p>
          </table:table-cell>
          <table:table-cell table:formula="of:=[.D1164]" office:value-type="float" office:value="2" calcext:value-type="float">
            <text:p>2</text:p>
          </table:table-cell>
          <table:table-cell table:number-columns-repeated="6"/>
          <table:table-cell table:formula="of:=[.G1169]*INDIRECT(ADDRESS([.A1169]+[.D1169];2;1;;&quot;rates&quot;))-[.H1169]*INDIRECT(ADDRESS([.A1169]+[.D116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70];[.B1169];[.B1169]+1)" office:value-type="date" office:date-value="2024-08-21" calcext:value-type="date">
            <text:p>2024-08-21</text:p>
          </table:table-cell>
          <table:table-cell table:formula="of:=MONTH([.B1170])" office:value-type="float" office:value="8" calcext:value-type="float">
            <text:p>8</text:p>
          </table:table-cell>
          <table:table-cell table:formula="of:=[.D1165]" office:value-type="float" office:value="3" calcext:value-type="float">
            <text:p>3</text:p>
          </table:table-cell>
          <table:table-cell table:number-columns-repeated="6"/>
          <table:table-cell table:formula="of:=[.G1170]*INDIRECT(ADDRESS([.A1170]+[.D1170];2;1;;&quot;rates&quot;))-[.H1170]*INDIRECT(ADDRESS([.A1170]+[.D117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71];[.B1170];[.B1170]+1)" office:value-type="date" office:date-value="2024-08-21" calcext:value-type="date">
            <text:p>2024-08-21</text:p>
          </table:table-cell>
          <table:table-cell table:formula="of:=MONTH([.B1171])" office:value-type="float" office:value="8" calcext:value-type="float">
            <text:p>8</text:p>
          </table:table-cell>
          <table:table-cell table:formula="of:=[.D1166]" office:value-type="float" office:value="4" calcext:value-type="float">
            <text:p>4</text:p>
          </table:table-cell>
          <table:table-cell table:number-columns-repeated="6"/>
          <table:table-cell table:formula="of:=[.G1171]*INDIRECT(ADDRESS([.A1171]+[.D1171];2;1;;&quot;rates&quot;))-[.H1171]*INDIRECT(ADDRESS([.A1171]+[.D117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72];[.B1171];[.B1171]+1)" office:value-type="date" office:date-value="2024-08-22" calcext:value-type="date">
            <text:p>2024-08-22</text:p>
          </table:table-cell>
          <table:table-cell table:formula="of:=MONTH([.B1172])" office:value-type="float" office:value="8" calcext:value-type="float">
            <text:p>8</text:p>
          </table:table-cell>
          <table:table-cell table:formula="of:=[.D1167]" office:value-type="float" office:value="0" calcext:value-type="float">
            <text:p>0</text:p>
          </table:table-cell>
          <table:table-cell table:number-columns-repeated="6"/>
          <table:table-cell table:formula="of:=[.G1172]*INDIRECT(ADDRESS([.A1172]+[.D1172];2;1;;&quot;rates&quot;))-[.H1172]*INDIRECT(ADDRESS([.A1172]+[.D117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73];[.B1172];[.B1172]+1)" office:value-type="date" office:date-value="2024-08-22" calcext:value-type="date">
            <text:p>2024-08-22</text:p>
          </table:table-cell>
          <table:table-cell table:formula="of:=MONTH([.B1173])" office:value-type="float" office:value="8" calcext:value-type="float">
            <text:p>8</text:p>
          </table:table-cell>
          <table:table-cell table:formula="of:=[.D1168]" office:value-type="float" office:value="1" calcext:value-type="float">
            <text:p>1</text:p>
          </table:table-cell>
          <table:table-cell table:number-columns-repeated="6"/>
          <table:table-cell table:formula="of:=[.G1173]*INDIRECT(ADDRESS([.A1173]+[.D1173];2;1;;&quot;rates&quot;))-[.H1173]*INDIRECT(ADDRESS([.A1173]+[.D117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74];[.B1173];[.B1173]+1)" office:value-type="date" office:date-value="2024-08-22" calcext:value-type="date">
            <text:p>2024-08-22</text:p>
          </table:table-cell>
          <table:table-cell table:formula="of:=MONTH([.B1174])" office:value-type="float" office:value="8" calcext:value-type="float">
            <text:p>8</text:p>
          </table:table-cell>
          <table:table-cell table:formula="of:=[.D1169]" office:value-type="float" office:value="2" calcext:value-type="float">
            <text:p>2</text:p>
          </table:table-cell>
          <table:table-cell table:number-columns-repeated="6"/>
          <table:table-cell table:formula="of:=[.G1174]*INDIRECT(ADDRESS([.A1174]+[.D1174];2;1;;&quot;rates&quot;))-[.H1174]*INDIRECT(ADDRESS([.A1174]+[.D117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75];[.B1174];[.B1174]+1)" office:value-type="date" office:date-value="2024-08-22" calcext:value-type="date">
            <text:p>2024-08-22</text:p>
          </table:table-cell>
          <table:table-cell table:formula="of:=MONTH([.B1175])" office:value-type="float" office:value="8" calcext:value-type="float">
            <text:p>8</text:p>
          </table:table-cell>
          <table:table-cell table:formula="of:=[.D1170]" office:value-type="float" office:value="3" calcext:value-type="float">
            <text:p>3</text:p>
          </table:table-cell>
          <table:table-cell table:number-columns-repeated="6"/>
          <table:table-cell table:formula="of:=[.G1175]*INDIRECT(ADDRESS([.A1175]+[.D1175];2;1;;&quot;rates&quot;))-[.H1175]*INDIRECT(ADDRESS([.A1175]+[.D117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76];[.B1175];[.B1175]+1)" office:value-type="date" office:date-value="2024-08-22" calcext:value-type="date">
            <text:p>2024-08-22</text:p>
          </table:table-cell>
          <table:table-cell table:formula="of:=MONTH([.B1176])" office:value-type="float" office:value="8" calcext:value-type="float">
            <text:p>8</text:p>
          </table:table-cell>
          <table:table-cell table:formula="of:=[.D1171]" office:value-type="float" office:value="4" calcext:value-type="float">
            <text:p>4</text:p>
          </table:table-cell>
          <table:table-cell table:number-columns-repeated="6"/>
          <table:table-cell table:formula="of:=[.G1176]*INDIRECT(ADDRESS([.A1176]+[.D1176];2;1;;&quot;rates&quot;))-[.H1176]*INDIRECT(ADDRESS([.A1176]+[.D117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77];[.B1176];[.B1176]+1)" office:value-type="date" office:date-value="2024-08-23" calcext:value-type="date">
            <text:p>2024-08-23</text:p>
          </table:table-cell>
          <table:table-cell table:formula="of:=MONTH([.B1177])" office:value-type="float" office:value="8" calcext:value-type="float">
            <text:p>8</text:p>
          </table:table-cell>
          <table:table-cell table:formula="of:=[.D1172]" office:value-type="float" office:value="0" calcext:value-type="float">
            <text:p>0</text:p>
          </table:table-cell>
          <table:table-cell table:number-columns-repeated="6"/>
          <table:table-cell table:formula="of:=[.G1177]*INDIRECT(ADDRESS([.A1177]+[.D1177];2;1;;&quot;rates&quot;))-[.H1177]*INDIRECT(ADDRESS([.A1177]+[.D117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78];[.B1177];[.B1177]+1)" office:value-type="date" office:date-value="2024-08-23" calcext:value-type="date">
            <text:p>2024-08-23</text:p>
          </table:table-cell>
          <table:table-cell table:formula="of:=MONTH([.B1178])" office:value-type="float" office:value="8" calcext:value-type="float">
            <text:p>8</text:p>
          </table:table-cell>
          <table:table-cell table:formula="of:=[.D1173]" office:value-type="float" office:value="1" calcext:value-type="float">
            <text:p>1</text:p>
          </table:table-cell>
          <table:table-cell table:number-columns-repeated="6"/>
          <table:table-cell table:formula="of:=[.G1178]*INDIRECT(ADDRESS([.A1178]+[.D1178];2;1;;&quot;rates&quot;))-[.H1178]*INDIRECT(ADDRESS([.A1178]+[.D117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79];[.B1178];[.B1178]+1)" office:value-type="date" office:date-value="2024-08-23" calcext:value-type="date">
            <text:p>2024-08-23</text:p>
          </table:table-cell>
          <table:table-cell table:formula="of:=MONTH([.B1179])" office:value-type="float" office:value="8" calcext:value-type="float">
            <text:p>8</text:p>
          </table:table-cell>
          <table:table-cell table:formula="of:=[.D1174]" office:value-type="float" office:value="2" calcext:value-type="float">
            <text:p>2</text:p>
          </table:table-cell>
          <table:table-cell table:number-columns-repeated="6"/>
          <table:table-cell table:formula="of:=[.G1179]*INDIRECT(ADDRESS([.A1179]+[.D1179];2;1;;&quot;rates&quot;))-[.H1179]*INDIRECT(ADDRESS([.A1179]+[.D117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80];[.B1179];[.B1179]+1)" office:value-type="date" office:date-value="2024-08-23" calcext:value-type="date">
            <text:p>2024-08-23</text:p>
          </table:table-cell>
          <table:table-cell table:formula="of:=MONTH([.B1180])" office:value-type="float" office:value="8" calcext:value-type="float">
            <text:p>8</text:p>
          </table:table-cell>
          <table:table-cell table:formula="of:=[.D1175]" office:value-type="float" office:value="3" calcext:value-type="float">
            <text:p>3</text:p>
          </table:table-cell>
          <table:table-cell table:number-columns-repeated="6"/>
          <table:table-cell table:formula="of:=[.G1180]*INDIRECT(ADDRESS([.A1180]+[.D1180];2;1;;&quot;rates&quot;))-[.H1180]*INDIRECT(ADDRESS([.A1180]+[.D118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81];[.B1180];[.B1180]+1)" office:value-type="date" office:date-value="2024-08-23" calcext:value-type="date">
            <text:p>2024-08-23</text:p>
          </table:table-cell>
          <table:table-cell table:formula="of:=MONTH([.B1181])" office:value-type="float" office:value="8" calcext:value-type="float">
            <text:p>8</text:p>
          </table:table-cell>
          <table:table-cell table:formula="of:=[.D1176]" office:value-type="float" office:value="4" calcext:value-type="float">
            <text:p>4</text:p>
          </table:table-cell>
          <table:table-cell table:number-columns-repeated="6"/>
          <table:table-cell table:formula="of:=[.G1181]*INDIRECT(ADDRESS([.A1181]+[.D1181];2;1;;&quot;rates&quot;))-[.H1181]*INDIRECT(ADDRESS([.A1181]+[.D118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82];[.B1181];[.B1181]+1)" office:value-type="date" office:date-value="2024-08-24" calcext:value-type="date">
            <text:p>2024-08-24</text:p>
          </table:table-cell>
          <table:table-cell table:formula="of:=MONTH([.B1182])" office:value-type="float" office:value="8" calcext:value-type="float">
            <text:p>8</text:p>
          </table:table-cell>
          <table:table-cell table:formula="of:=[.D1177]" office:value-type="float" office:value="0" calcext:value-type="float">
            <text:p>0</text:p>
          </table:table-cell>
          <table:table-cell table:number-columns-repeated="6"/>
          <table:table-cell table:formula="of:=[.G1182]*INDIRECT(ADDRESS([.A1182]+[.D1182];2;1;;&quot;rates&quot;))-[.H1182]*INDIRECT(ADDRESS([.A1182]+[.D118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83];[.B1182];[.B1182]+1)" office:value-type="date" office:date-value="2024-08-24" calcext:value-type="date">
            <text:p>2024-08-24</text:p>
          </table:table-cell>
          <table:table-cell table:formula="of:=MONTH([.B1183])" office:value-type="float" office:value="8" calcext:value-type="float">
            <text:p>8</text:p>
          </table:table-cell>
          <table:table-cell table:formula="of:=[.D1178]" office:value-type="float" office:value="1" calcext:value-type="float">
            <text:p>1</text:p>
          </table:table-cell>
          <table:table-cell table:number-columns-repeated="6"/>
          <table:table-cell table:formula="of:=[.G1183]*INDIRECT(ADDRESS([.A1183]+[.D1183];2;1;;&quot;rates&quot;))-[.H1183]*INDIRECT(ADDRESS([.A1183]+[.D118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84];[.B1183];[.B1183]+1)" office:value-type="date" office:date-value="2024-08-24" calcext:value-type="date">
            <text:p>2024-08-24</text:p>
          </table:table-cell>
          <table:table-cell table:formula="of:=MONTH([.B1184])" office:value-type="float" office:value="8" calcext:value-type="float">
            <text:p>8</text:p>
          </table:table-cell>
          <table:table-cell table:formula="of:=[.D1179]" office:value-type="float" office:value="2" calcext:value-type="float">
            <text:p>2</text:p>
          </table:table-cell>
          <table:table-cell table:number-columns-repeated="6"/>
          <table:table-cell table:formula="of:=[.G1184]*INDIRECT(ADDRESS([.A1184]+[.D1184];2;1;;&quot;rates&quot;))-[.H1184]*INDIRECT(ADDRESS([.A1184]+[.D118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85];[.B1184];[.B1184]+1)" office:value-type="date" office:date-value="2024-08-24" calcext:value-type="date">
            <text:p>2024-08-24</text:p>
          </table:table-cell>
          <table:table-cell table:formula="of:=MONTH([.B1185])" office:value-type="float" office:value="8" calcext:value-type="float">
            <text:p>8</text:p>
          </table:table-cell>
          <table:table-cell table:formula="of:=[.D1180]" office:value-type="float" office:value="3" calcext:value-type="float">
            <text:p>3</text:p>
          </table:table-cell>
          <table:table-cell table:number-columns-repeated="6"/>
          <table:table-cell table:formula="of:=[.G1185]*INDIRECT(ADDRESS([.A1185]+[.D1185];2;1;;&quot;rates&quot;))-[.H1185]*INDIRECT(ADDRESS([.A1185]+[.D118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86];[.B1185];[.B1185]+1)" office:value-type="date" office:date-value="2024-08-24" calcext:value-type="date">
            <text:p>2024-08-24</text:p>
          </table:table-cell>
          <table:table-cell table:formula="of:=MONTH([.B1186])" office:value-type="float" office:value="8" calcext:value-type="float">
            <text:p>8</text:p>
          </table:table-cell>
          <table:table-cell table:formula="of:=[.D1181]" office:value-type="float" office:value="4" calcext:value-type="float">
            <text:p>4</text:p>
          </table:table-cell>
          <table:table-cell table:number-columns-repeated="6"/>
          <table:table-cell table:formula="of:=[.G1186]*INDIRECT(ADDRESS([.A1186]+[.D1186];2;1;;&quot;rates&quot;))-[.H1186]*INDIRECT(ADDRESS([.A1186]+[.D118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87];[.B1186];[.B1186]+1)" office:value-type="date" office:date-value="2024-08-25" calcext:value-type="date">
            <text:p>2024-08-25</text:p>
          </table:table-cell>
          <table:table-cell table:formula="of:=MONTH([.B1187])" office:value-type="float" office:value="8" calcext:value-type="float">
            <text:p>8</text:p>
          </table:table-cell>
          <table:table-cell table:formula="of:=[.D1182]" office:value-type="float" office:value="0" calcext:value-type="float">
            <text:p>0</text:p>
          </table:table-cell>
          <table:table-cell table:number-columns-repeated="6"/>
          <table:table-cell table:formula="of:=[.G1187]*INDIRECT(ADDRESS([.A1187]+[.D1187];2;1;;&quot;rates&quot;))-[.H1187]*INDIRECT(ADDRESS([.A1187]+[.D118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88];[.B1187];[.B1187]+1)" office:value-type="date" office:date-value="2024-08-25" calcext:value-type="date">
            <text:p>2024-08-25</text:p>
          </table:table-cell>
          <table:table-cell table:formula="of:=MONTH([.B1188])" office:value-type="float" office:value="8" calcext:value-type="float">
            <text:p>8</text:p>
          </table:table-cell>
          <table:table-cell table:formula="of:=[.D1183]" office:value-type="float" office:value="1" calcext:value-type="float">
            <text:p>1</text:p>
          </table:table-cell>
          <table:table-cell table:number-columns-repeated="6"/>
          <table:table-cell table:formula="of:=[.G1188]*INDIRECT(ADDRESS([.A1188]+[.D1188];2;1;;&quot;rates&quot;))-[.H1188]*INDIRECT(ADDRESS([.A1188]+[.D118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89];[.B1188];[.B1188]+1)" office:value-type="date" office:date-value="2024-08-25" calcext:value-type="date">
            <text:p>2024-08-25</text:p>
          </table:table-cell>
          <table:table-cell table:formula="of:=MONTH([.B1189])" office:value-type="float" office:value="8" calcext:value-type="float">
            <text:p>8</text:p>
          </table:table-cell>
          <table:table-cell table:formula="of:=[.D1184]" office:value-type="float" office:value="2" calcext:value-type="float">
            <text:p>2</text:p>
          </table:table-cell>
          <table:table-cell table:number-columns-repeated="6"/>
          <table:table-cell table:formula="of:=[.G1189]*INDIRECT(ADDRESS([.A1189]+[.D1189];2;1;;&quot;rates&quot;))-[.H1189]*INDIRECT(ADDRESS([.A1189]+[.D118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90];[.B1189];[.B1189]+1)" office:value-type="date" office:date-value="2024-08-25" calcext:value-type="date">
            <text:p>2024-08-25</text:p>
          </table:table-cell>
          <table:table-cell table:formula="of:=MONTH([.B1190])" office:value-type="float" office:value="8" calcext:value-type="float">
            <text:p>8</text:p>
          </table:table-cell>
          <table:table-cell table:formula="of:=[.D1185]" office:value-type="float" office:value="3" calcext:value-type="float">
            <text:p>3</text:p>
          </table:table-cell>
          <table:table-cell table:number-columns-repeated="6"/>
          <table:table-cell table:formula="of:=[.G1190]*INDIRECT(ADDRESS([.A1190]+[.D1190];2;1;;&quot;rates&quot;))-[.H1190]*INDIRECT(ADDRESS([.A1190]+[.D119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91];[.B1190];[.B1190]+1)" office:value-type="date" office:date-value="2024-08-25" calcext:value-type="date">
            <text:p>2024-08-25</text:p>
          </table:table-cell>
          <table:table-cell table:formula="of:=MONTH([.B1191])" office:value-type="float" office:value="8" calcext:value-type="float">
            <text:p>8</text:p>
          </table:table-cell>
          <table:table-cell table:formula="of:=[.D1186]" office:value-type="float" office:value="4" calcext:value-type="float">
            <text:p>4</text:p>
          </table:table-cell>
          <table:table-cell table:number-columns-repeated="6"/>
          <table:table-cell table:formula="of:=[.G1191]*INDIRECT(ADDRESS([.A1191]+[.D1191];2;1;;&quot;rates&quot;))-[.H1191]*INDIRECT(ADDRESS([.A1191]+[.D119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92];[.B1191];[.B1191]+1)" office:value-type="date" office:date-value="2024-08-26" calcext:value-type="date">
            <text:p>2024-08-26</text:p>
          </table:table-cell>
          <table:table-cell table:formula="of:=MONTH([.B1192])" office:value-type="float" office:value="8" calcext:value-type="float">
            <text:p>8</text:p>
          </table:table-cell>
          <table:table-cell table:formula="of:=[.D1187]" office:value-type="float" office:value="0" calcext:value-type="float">
            <text:p>0</text:p>
          </table:table-cell>
          <table:table-cell table:number-columns-repeated="6"/>
          <table:table-cell table:formula="of:=[.G1192]*INDIRECT(ADDRESS([.A1192]+[.D1192];2;1;;&quot;rates&quot;))-[.H1192]*INDIRECT(ADDRESS([.A1192]+[.D119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93];[.B1192];[.B1192]+1)" office:value-type="date" office:date-value="2024-08-26" calcext:value-type="date">
            <text:p>2024-08-26</text:p>
          </table:table-cell>
          <table:table-cell table:formula="of:=MONTH([.B1193])" office:value-type="float" office:value="8" calcext:value-type="float">
            <text:p>8</text:p>
          </table:table-cell>
          <table:table-cell table:formula="of:=[.D1188]" office:value-type="float" office:value="1" calcext:value-type="float">
            <text:p>1</text:p>
          </table:table-cell>
          <table:table-cell table:number-columns-repeated="6"/>
          <table:table-cell table:formula="of:=[.G1193]*INDIRECT(ADDRESS([.A1193]+[.D1193];2;1;;&quot;rates&quot;))-[.H1193]*INDIRECT(ADDRESS([.A1193]+[.D119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94];[.B1193];[.B1193]+1)" office:value-type="date" office:date-value="2024-08-26" calcext:value-type="date">
            <text:p>2024-08-26</text:p>
          </table:table-cell>
          <table:table-cell table:formula="of:=MONTH([.B1194])" office:value-type="float" office:value="8" calcext:value-type="float">
            <text:p>8</text:p>
          </table:table-cell>
          <table:table-cell table:formula="of:=[.D1189]" office:value-type="float" office:value="2" calcext:value-type="float">
            <text:p>2</text:p>
          </table:table-cell>
          <table:table-cell table:number-columns-repeated="6"/>
          <table:table-cell table:formula="of:=[.G1194]*INDIRECT(ADDRESS([.A1194]+[.D1194];2;1;;&quot;rates&quot;))-[.H1194]*INDIRECT(ADDRESS([.A1194]+[.D119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95];[.B1194];[.B1194]+1)" office:value-type="date" office:date-value="2024-08-26" calcext:value-type="date">
            <text:p>2024-08-26</text:p>
          </table:table-cell>
          <table:table-cell table:formula="of:=MONTH([.B1195])" office:value-type="float" office:value="8" calcext:value-type="float">
            <text:p>8</text:p>
          </table:table-cell>
          <table:table-cell table:formula="of:=[.D1190]" office:value-type="float" office:value="3" calcext:value-type="float">
            <text:p>3</text:p>
          </table:table-cell>
          <table:table-cell table:number-columns-repeated="6"/>
          <table:table-cell table:formula="of:=[.G1195]*INDIRECT(ADDRESS([.A1195]+[.D1195];2;1;;&quot;rates&quot;))-[.H1195]*INDIRECT(ADDRESS([.A1195]+[.D119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96];[.B1195];[.B1195]+1)" office:value-type="date" office:date-value="2024-08-26" calcext:value-type="date">
            <text:p>2024-08-26</text:p>
          </table:table-cell>
          <table:table-cell table:formula="of:=MONTH([.B1196])" office:value-type="float" office:value="8" calcext:value-type="float">
            <text:p>8</text:p>
          </table:table-cell>
          <table:table-cell table:formula="of:=[.D1191]" office:value-type="float" office:value="4" calcext:value-type="float">
            <text:p>4</text:p>
          </table:table-cell>
          <table:table-cell table:number-columns-repeated="6"/>
          <table:table-cell table:formula="of:=[.G1196]*INDIRECT(ADDRESS([.A1196]+[.D1196];2;1;;&quot;rates&quot;))-[.H1196]*INDIRECT(ADDRESS([.A1196]+[.D119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97];[.B1196];[.B1196]+1)" office:value-type="date" office:date-value="2024-08-27" calcext:value-type="date">
            <text:p>2024-08-27</text:p>
          </table:table-cell>
          <table:table-cell table:formula="of:=MONTH([.B1197])" office:value-type="float" office:value="8" calcext:value-type="float">
            <text:p>8</text:p>
          </table:table-cell>
          <table:table-cell table:formula="of:=[.D1192]" office:value-type="float" office:value="0" calcext:value-type="float">
            <text:p>0</text:p>
          </table:table-cell>
          <table:table-cell table:number-columns-repeated="6"/>
          <table:table-cell table:formula="of:=[.G1197]*INDIRECT(ADDRESS([.A1197]+[.D1197];2;1;;&quot;rates&quot;))-[.H1197]*INDIRECT(ADDRESS([.A1197]+[.D119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98];[.B1197];[.B1197]+1)" office:value-type="date" office:date-value="2024-08-27" calcext:value-type="date">
            <text:p>2024-08-27</text:p>
          </table:table-cell>
          <table:table-cell table:formula="of:=MONTH([.B1198])" office:value-type="float" office:value="8" calcext:value-type="float">
            <text:p>8</text:p>
          </table:table-cell>
          <table:table-cell table:formula="of:=[.D1193]" office:value-type="float" office:value="1" calcext:value-type="float">
            <text:p>1</text:p>
          </table:table-cell>
          <table:table-cell table:number-columns-repeated="6"/>
          <table:table-cell table:formula="of:=[.G1198]*INDIRECT(ADDRESS([.A1198]+[.D1198];2;1;;&quot;rates&quot;))-[.H1198]*INDIRECT(ADDRESS([.A1198]+[.D119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199];[.B1198];[.B1198]+1)" office:value-type="date" office:date-value="2024-08-27" calcext:value-type="date">
            <text:p>2024-08-27</text:p>
          </table:table-cell>
          <table:table-cell table:formula="of:=MONTH([.B1199])" office:value-type="float" office:value="8" calcext:value-type="float">
            <text:p>8</text:p>
          </table:table-cell>
          <table:table-cell table:formula="of:=[.D1194]" office:value-type="float" office:value="2" calcext:value-type="float">
            <text:p>2</text:p>
          </table:table-cell>
          <table:table-cell table:number-columns-repeated="6"/>
          <table:table-cell table:formula="of:=[.G1199]*INDIRECT(ADDRESS([.A1199]+[.D1199];2;1;;&quot;rates&quot;))-[.H1199]*INDIRECT(ADDRESS([.A1199]+[.D119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00];[.B1199];[.B1199]+1)" office:value-type="date" office:date-value="2024-08-27" calcext:value-type="date">
            <text:p>2024-08-27</text:p>
          </table:table-cell>
          <table:table-cell table:formula="of:=MONTH([.B1200])" office:value-type="float" office:value="8" calcext:value-type="float">
            <text:p>8</text:p>
          </table:table-cell>
          <table:table-cell table:formula="of:=[.D1195]" office:value-type="float" office:value="3" calcext:value-type="float">
            <text:p>3</text:p>
          </table:table-cell>
          <table:table-cell table:number-columns-repeated="6"/>
          <table:table-cell table:formula="of:=[.G1200]*INDIRECT(ADDRESS([.A1200]+[.D1200];2;1;;&quot;rates&quot;))-[.H1200]*INDIRECT(ADDRESS([.A1200]+[.D120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01];[.B1200];[.B1200]+1)" office:value-type="date" office:date-value="2024-08-27" calcext:value-type="date">
            <text:p>2024-08-27</text:p>
          </table:table-cell>
          <table:table-cell table:formula="of:=MONTH([.B1201])" office:value-type="float" office:value="8" calcext:value-type="float">
            <text:p>8</text:p>
          </table:table-cell>
          <table:table-cell table:formula="of:=[.D1196]" office:value-type="float" office:value="4" calcext:value-type="float">
            <text:p>4</text:p>
          </table:table-cell>
          <table:table-cell table:number-columns-repeated="6"/>
          <table:table-cell table:formula="of:=[.G1201]*INDIRECT(ADDRESS([.A1201]+[.D1201];2;1;;&quot;rates&quot;))-[.H1201]*INDIRECT(ADDRESS([.A1201]+[.D120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02];[.B1201];[.B1201]+1)" office:value-type="date" office:date-value="2024-08-28" calcext:value-type="date">
            <text:p>2024-08-28</text:p>
          </table:table-cell>
          <table:table-cell table:formula="of:=MONTH([.B1202])" office:value-type="float" office:value="8" calcext:value-type="float">
            <text:p>8</text:p>
          </table:table-cell>
          <table:table-cell table:formula="of:=[.D1197]" office:value-type="float" office:value="0" calcext:value-type="float">
            <text:p>0</text:p>
          </table:table-cell>
          <table:table-cell table:number-columns-repeated="6"/>
          <table:table-cell table:formula="of:=[.G1202]*INDIRECT(ADDRESS([.A1202]+[.D1202];2;1;;&quot;rates&quot;))-[.H1202]*INDIRECT(ADDRESS([.A1202]+[.D120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03];[.B1202];[.B1202]+1)" office:value-type="date" office:date-value="2024-08-28" calcext:value-type="date">
            <text:p>2024-08-28</text:p>
          </table:table-cell>
          <table:table-cell table:formula="of:=MONTH([.B1203])" office:value-type="float" office:value="8" calcext:value-type="float">
            <text:p>8</text:p>
          </table:table-cell>
          <table:table-cell table:formula="of:=[.D1198]" office:value-type="float" office:value="1" calcext:value-type="float">
            <text:p>1</text:p>
          </table:table-cell>
          <table:table-cell table:number-columns-repeated="6"/>
          <table:table-cell table:formula="of:=[.G1203]*INDIRECT(ADDRESS([.A1203]+[.D1203];2;1;;&quot;rates&quot;))-[.H1203]*INDIRECT(ADDRESS([.A1203]+[.D120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04];[.B1203];[.B1203]+1)" office:value-type="date" office:date-value="2024-08-28" calcext:value-type="date">
            <text:p>2024-08-28</text:p>
          </table:table-cell>
          <table:table-cell table:formula="of:=MONTH([.B1204])" office:value-type="float" office:value="8" calcext:value-type="float">
            <text:p>8</text:p>
          </table:table-cell>
          <table:table-cell table:formula="of:=[.D1199]" office:value-type="float" office:value="2" calcext:value-type="float">
            <text:p>2</text:p>
          </table:table-cell>
          <table:table-cell table:number-columns-repeated="6"/>
          <table:table-cell table:formula="of:=[.G1204]*INDIRECT(ADDRESS([.A1204]+[.D1204];2;1;;&quot;rates&quot;))-[.H1204]*INDIRECT(ADDRESS([.A1204]+[.D120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05];[.B1204];[.B1204]+1)" office:value-type="date" office:date-value="2024-08-28" calcext:value-type="date">
            <text:p>2024-08-28</text:p>
          </table:table-cell>
          <table:table-cell table:formula="of:=MONTH([.B1205])" office:value-type="float" office:value="8" calcext:value-type="float">
            <text:p>8</text:p>
          </table:table-cell>
          <table:table-cell table:formula="of:=[.D1200]" office:value-type="float" office:value="3" calcext:value-type="float">
            <text:p>3</text:p>
          </table:table-cell>
          <table:table-cell table:number-columns-repeated="6"/>
          <table:table-cell table:formula="of:=[.G1205]*INDIRECT(ADDRESS([.A1205]+[.D1205];2;1;;&quot;rates&quot;))-[.H1205]*INDIRECT(ADDRESS([.A1205]+[.D120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06];[.B1205];[.B1205]+1)" office:value-type="date" office:date-value="2024-08-28" calcext:value-type="date">
            <text:p>2024-08-28</text:p>
          </table:table-cell>
          <table:table-cell table:formula="of:=MONTH([.B1206])" office:value-type="float" office:value="8" calcext:value-type="float">
            <text:p>8</text:p>
          </table:table-cell>
          <table:table-cell table:formula="of:=[.D1201]" office:value-type="float" office:value="4" calcext:value-type="float">
            <text:p>4</text:p>
          </table:table-cell>
          <table:table-cell table:number-columns-repeated="6"/>
          <table:table-cell table:formula="of:=[.G1206]*INDIRECT(ADDRESS([.A1206]+[.D1206];2;1;;&quot;rates&quot;))-[.H1206]*INDIRECT(ADDRESS([.A1206]+[.D120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07];[.B1206];[.B1206]+1)" office:value-type="date" office:date-value="2024-08-29" calcext:value-type="date">
            <text:p>2024-08-29</text:p>
          </table:table-cell>
          <table:table-cell table:formula="of:=MONTH([.B1207])" office:value-type="float" office:value="8" calcext:value-type="float">
            <text:p>8</text:p>
          </table:table-cell>
          <table:table-cell table:formula="of:=[.D1202]" office:value-type="float" office:value="0" calcext:value-type="float">
            <text:p>0</text:p>
          </table:table-cell>
          <table:table-cell table:number-columns-repeated="6"/>
          <table:table-cell table:formula="of:=[.G1207]*INDIRECT(ADDRESS([.A1207]+[.D1207];2;1;;&quot;rates&quot;))-[.H1207]*INDIRECT(ADDRESS([.A1207]+[.D120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08];[.B1207];[.B1207]+1)" office:value-type="date" office:date-value="2024-08-29" calcext:value-type="date">
            <text:p>2024-08-29</text:p>
          </table:table-cell>
          <table:table-cell table:formula="of:=MONTH([.B1208])" office:value-type="float" office:value="8" calcext:value-type="float">
            <text:p>8</text:p>
          </table:table-cell>
          <table:table-cell table:formula="of:=[.D1203]" office:value-type="float" office:value="1" calcext:value-type="float">
            <text:p>1</text:p>
          </table:table-cell>
          <table:table-cell table:number-columns-repeated="6"/>
          <table:table-cell table:formula="of:=[.G1208]*INDIRECT(ADDRESS([.A1208]+[.D1208];2;1;;&quot;rates&quot;))-[.H1208]*INDIRECT(ADDRESS([.A1208]+[.D120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09];[.B1208];[.B1208]+1)" office:value-type="date" office:date-value="2024-08-29" calcext:value-type="date">
            <text:p>2024-08-29</text:p>
          </table:table-cell>
          <table:table-cell table:formula="of:=MONTH([.B1209])" office:value-type="float" office:value="8" calcext:value-type="float">
            <text:p>8</text:p>
          </table:table-cell>
          <table:table-cell table:formula="of:=[.D1204]" office:value-type="float" office:value="2" calcext:value-type="float">
            <text:p>2</text:p>
          </table:table-cell>
          <table:table-cell table:number-columns-repeated="6"/>
          <table:table-cell table:formula="of:=[.G1209]*INDIRECT(ADDRESS([.A1209]+[.D1209];2;1;;&quot;rates&quot;))-[.H1209]*INDIRECT(ADDRESS([.A1209]+[.D120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10];[.B1209];[.B1209]+1)" office:value-type="date" office:date-value="2024-08-29" calcext:value-type="date">
            <text:p>2024-08-29</text:p>
          </table:table-cell>
          <table:table-cell table:formula="of:=MONTH([.B1210])" office:value-type="float" office:value="8" calcext:value-type="float">
            <text:p>8</text:p>
          </table:table-cell>
          <table:table-cell table:formula="of:=[.D1205]" office:value-type="float" office:value="3" calcext:value-type="float">
            <text:p>3</text:p>
          </table:table-cell>
          <table:table-cell table:number-columns-repeated="6"/>
          <table:table-cell table:formula="of:=[.G1210]*INDIRECT(ADDRESS([.A1210]+[.D1210];2;1;;&quot;rates&quot;))-[.H1210]*INDIRECT(ADDRESS([.A1210]+[.D121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11];[.B1210];[.B1210]+1)" office:value-type="date" office:date-value="2024-08-29" calcext:value-type="date">
            <text:p>2024-08-29</text:p>
          </table:table-cell>
          <table:table-cell table:formula="of:=MONTH([.B1211])" office:value-type="float" office:value="8" calcext:value-type="float">
            <text:p>8</text:p>
          </table:table-cell>
          <table:table-cell table:formula="of:=[.D1206]" office:value-type="float" office:value="4" calcext:value-type="float">
            <text:p>4</text:p>
          </table:table-cell>
          <table:table-cell table:number-columns-repeated="6"/>
          <table:table-cell table:formula="of:=[.G1211]*INDIRECT(ADDRESS([.A1211]+[.D1211];2;1;;&quot;rates&quot;))-[.H1211]*INDIRECT(ADDRESS([.A1211]+[.D121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12];[.B1211];[.B1211]+1)" office:value-type="date" office:date-value="2024-08-30" calcext:value-type="date">
            <text:p>2024-08-30</text:p>
          </table:table-cell>
          <table:table-cell table:formula="of:=MONTH([.B1212])" office:value-type="float" office:value="8" calcext:value-type="float">
            <text:p>8</text:p>
          </table:table-cell>
          <table:table-cell table:formula="of:=[.D1207]" office:value-type="float" office:value="0" calcext:value-type="float">
            <text:p>0</text:p>
          </table:table-cell>
          <table:table-cell table:number-columns-repeated="6"/>
          <table:table-cell table:formula="of:=[.G1212]*INDIRECT(ADDRESS([.A1212]+[.D1212];2;1;;&quot;rates&quot;))-[.H1212]*INDIRECT(ADDRESS([.A1212]+[.D121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13];[.B1212];[.B1212]+1)" office:value-type="date" office:date-value="2024-08-30" calcext:value-type="date">
            <text:p>2024-08-30</text:p>
          </table:table-cell>
          <table:table-cell table:formula="of:=MONTH([.B1213])" office:value-type="float" office:value="8" calcext:value-type="float">
            <text:p>8</text:p>
          </table:table-cell>
          <table:table-cell table:formula="of:=[.D1208]" office:value-type="float" office:value="1" calcext:value-type="float">
            <text:p>1</text:p>
          </table:table-cell>
          <table:table-cell table:number-columns-repeated="6"/>
          <table:table-cell table:formula="of:=[.G1213]*INDIRECT(ADDRESS([.A1213]+[.D1213];2;1;;&quot;rates&quot;))-[.H1213]*INDIRECT(ADDRESS([.A1213]+[.D121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14];[.B1213];[.B1213]+1)" office:value-type="date" office:date-value="2024-08-30" calcext:value-type="date">
            <text:p>2024-08-30</text:p>
          </table:table-cell>
          <table:table-cell table:formula="of:=MONTH([.B1214])" office:value-type="float" office:value="8" calcext:value-type="float">
            <text:p>8</text:p>
          </table:table-cell>
          <table:table-cell table:formula="of:=[.D1209]" office:value-type="float" office:value="2" calcext:value-type="float">
            <text:p>2</text:p>
          </table:table-cell>
          <table:table-cell table:number-columns-repeated="6"/>
          <table:table-cell table:formula="of:=[.G1214]*INDIRECT(ADDRESS([.A1214]+[.D1214];2;1;;&quot;rates&quot;))-[.H1214]*INDIRECT(ADDRESS([.A1214]+[.D121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15];[.B1214];[.B1214]+1)" office:value-type="date" office:date-value="2024-08-30" calcext:value-type="date">
            <text:p>2024-08-30</text:p>
          </table:table-cell>
          <table:table-cell table:formula="of:=MONTH([.B1215])" office:value-type="float" office:value="8" calcext:value-type="float">
            <text:p>8</text:p>
          </table:table-cell>
          <table:table-cell table:formula="of:=[.D1210]" office:value-type="float" office:value="3" calcext:value-type="float">
            <text:p>3</text:p>
          </table:table-cell>
          <table:table-cell table:number-columns-repeated="6"/>
          <table:table-cell table:formula="of:=[.G1215]*INDIRECT(ADDRESS([.A1215]+[.D1215];2;1;;&quot;rates&quot;))-[.H1215]*INDIRECT(ADDRESS([.A1215]+[.D121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16];[.B1215];[.B1215]+1)" office:value-type="date" office:date-value="2024-08-30" calcext:value-type="date">
            <text:p>2024-08-30</text:p>
          </table:table-cell>
          <table:table-cell table:formula="of:=MONTH([.B1216])" office:value-type="float" office:value="8" calcext:value-type="float">
            <text:p>8</text:p>
          </table:table-cell>
          <table:table-cell table:formula="of:=[.D1211]" office:value-type="float" office:value="4" calcext:value-type="float">
            <text:p>4</text:p>
          </table:table-cell>
          <table:table-cell table:number-columns-repeated="6"/>
          <table:table-cell table:formula="of:=[.G1216]*INDIRECT(ADDRESS([.A1216]+[.D1216];2;1;;&quot;rates&quot;))-[.H1216]*INDIRECT(ADDRESS([.A1216]+[.D121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17];[.B1216];[.B1216]+1)" office:value-type="date" office:date-value="2024-08-31" calcext:value-type="date">
            <text:p>2024-08-31</text:p>
          </table:table-cell>
          <table:table-cell table:formula="of:=MONTH([.B1217])" office:value-type="float" office:value="8" calcext:value-type="float">
            <text:p>8</text:p>
          </table:table-cell>
          <table:table-cell table:formula="of:=[.D1212]" office:value-type="float" office:value="0" calcext:value-type="float">
            <text:p>0</text:p>
          </table:table-cell>
          <table:table-cell table:number-columns-repeated="6"/>
          <table:table-cell table:formula="of:=[.G1217]*INDIRECT(ADDRESS([.A1217]+[.D1217];2;1;;&quot;rates&quot;))-[.H1217]*INDIRECT(ADDRESS([.A1217]+[.D121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18];[.B1217];[.B1217]+1)" office:value-type="date" office:date-value="2024-08-31" calcext:value-type="date">
            <text:p>2024-08-31</text:p>
          </table:table-cell>
          <table:table-cell table:formula="of:=MONTH([.B1218])" office:value-type="float" office:value="8" calcext:value-type="float">
            <text:p>8</text:p>
          </table:table-cell>
          <table:table-cell table:formula="of:=[.D1213]" office:value-type="float" office:value="1" calcext:value-type="float">
            <text:p>1</text:p>
          </table:table-cell>
          <table:table-cell table:number-columns-repeated="6"/>
          <table:table-cell table:formula="of:=[.G1218]*INDIRECT(ADDRESS([.A1218]+[.D1218];2;1;;&quot;rates&quot;))-[.H1218]*INDIRECT(ADDRESS([.A1218]+[.D121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19];[.B1218];[.B1218]+1)" office:value-type="date" office:date-value="2024-08-31" calcext:value-type="date">
            <text:p>2024-08-31</text:p>
          </table:table-cell>
          <table:table-cell table:formula="of:=MONTH([.B1219])" office:value-type="float" office:value="8" calcext:value-type="float">
            <text:p>8</text:p>
          </table:table-cell>
          <table:table-cell table:formula="of:=[.D1214]" office:value-type="float" office:value="2" calcext:value-type="float">
            <text:p>2</text:p>
          </table:table-cell>
          <table:table-cell table:number-columns-repeated="6"/>
          <table:table-cell table:formula="of:=[.G1219]*INDIRECT(ADDRESS([.A1219]+[.D1219];2;1;;&quot;rates&quot;))-[.H1219]*INDIRECT(ADDRESS([.A1219]+[.D121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20];[.B1219];[.B1219]+1)" office:value-type="date" office:date-value="2024-08-31" calcext:value-type="date">
            <text:p>2024-08-31</text:p>
          </table:table-cell>
          <table:table-cell table:formula="of:=MONTH([.B1220])" office:value-type="float" office:value="8" calcext:value-type="float">
            <text:p>8</text:p>
          </table:table-cell>
          <table:table-cell table:formula="of:=[.D1215]" office:value-type="float" office:value="3" calcext:value-type="float">
            <text:p>3</text:p>
          </table:table-cell>
          <table:table-cell table:number-columns-repeated="6"/>
          <table:table-cell table:formula="of:=[.G1220]*INDIRECT(ADDRESS([.A1220]+[.D1220];2;1;;&quot;rates&quot;))-[.H1220]*INDIRECT(ADDRESS([.A1220]+[.D122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21];[.B1220];[.B1220]+1)" office:value-type="date" office:date-value="2024-08-31" calcext:value-type="date">
            <text:p>2024-08-31</text:p>
          </table:table-cell>
          <table:table-cell table:formula="of:=MONTH([.B1221])" office:value-type="float" office:value="8" calcext:value-type="float">
            <text:p>8</text:p>
          </table:table-cell>
          <table:table-cell table:formula="of:=[.D1216]" office:value-type="float" office:value="4" calcext:value-type="float">
            <text:p>4</text:p>
          </table:table-cell>
          <table:table-cell table:number-columns-repeated="6"/>
          <table:table-cell table:formula="of:=[.G1221]*INDIRECT(ADDRESS([.A1221]+[.D1221];2;1;;&quot;rates&quot;))-[.H1221]*INDIRECT(ADDRESS([.A1221]+[.D122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22];[.B1221];[.B1221]+1)" office:value-type="date" office:date-value="2024-09-01" calcext:value-type="date">
            <text:p>2024-09-01</text:p>
          </table:table-cell>
          <table:table-cell table:formula="of:=MONTH([.B1222])" office:value-type="float" office:value="9" calcext:value-type="float">
            <text:p>9</text:p>
          </table:table-cell>
          <table:table-cell table:formula="of:=[.D2]" office:value-type="float" office:value="0" calcext:value-type="float">
            <text:p>0</text:p>
          </table:table-cell>
          <table:table-cell table:number-columns-repeated="6"/>
          <table:table-cell table:formula="of:=[.G1222]*INDIRECT(ADDRESS([.A1222]+[.D1222];2;1;;&quot;rates&quot;))-[.H1222]*INDIRECT(ADDRESS([.A1222]+[.D122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23];[.B1222];[.B1222]+1)" office:value-type="date" office:date-value="2024-09-01" calcext:value-type="date">
            <text:p>2024-09-01</text:p>
          </table:table-cell>
          <table:table-cell table:formula="of:=MONTH([.B1223])" office:value-type="float" office:value="9" calcext:value-type="float">
            <text:p>9</text:p>
          </table:table-cell>
          <table:table-cell table:formula="of:=[.D1218]" office:value-type="float" office:value="1" calcext:value-type="float">
            <text:p>1</text:p>
          </table:table-cell>
          <table:table-cell table:number-columns-repeated="6"/>
          <table:table-cell table:formula="of:=[.G1223]*INDIRECT(ADDRESS([.A1223]+[.D1223];2;1;;&quot;rates&quot;))-[.H1223]*INDIRECT(ADDRESS([.A1223]+[.D122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24];[.B1223];[.B1223]+1)" office:value-type="date" office:date-value="2024-09-01" calcext:value-type="date">
            <text:p>2024-09-01</text:p>
          </table:table-cell>
          <table:table-cell table:formula="of:=MONTH([.B1224])" office:value-type="float" office:value="9" calcext:value-type="float">
            <text:p>9</text:p>
          </table:table-cell>
          <table:table-cell table:formula="of:=[.D1219]" office:value-type="float" office:value="2" calcext:value-type="float">
            <text:p>2</text:p>
          </table:table-cell>
          <table:table-cell table:number-columns-repeated="6"/>
          <table:table-cell table:formula="of:=[.G1224]*INDIRECT(ADDRESS([.A1224]+[.D1224];2;1;;&quot;rates&quot;))-[.H1224]*INDIRECT(ADDRESS([.A1224]+[.D122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25];[.B1224];[.B1224]+1)" office:value-type="date" office:date-value="2024-09-01" calcext:value-type="date">
            <text:p>2024-09-01</text:p>
          </table:table-cell>
          <table:table-cell table:formula="of:=MONTH([.B1225])" office:value-type="float" office:value="9" calcext:value-type="float">
            <text:p>9</text:p>
          </table:table-cell>
          <table:table-cell table:formula="of:=[.D1220]" office:value-type="float" office:value="3" calcext:value-type="float">
            <text:p>3</text:p>
          </table:table-cell>
          <table:table-cell table:number-columns-repeated="6"/>
          <table:table-cell table:formula="of:=[.G1225]*INDIRECT(ADDRESS([.A1225]+[.D1225];2;1;;&quot;rates&quot;))-[.H1225]*INDIRECT(ADDRESS([.A1225]+[.D122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26];[.B1225];[.B1225]+1)" office:value-type="date" office:date-value="2024-09-01" calcext:value-type="date">
            <text:p>2024-09-01</text:p>
          </table:table-cell>
          <table:table-cell table:formula="of:=MONTH([.B1226])" office:value-type="float" office:value="9" calcext:value-type="float">
            <text:p>9</text:p>
          </table:table-cell>
          <table:table-cell table:formula="of:=[.D1221]" office:value-type="float" office:value="4" calcext:value-type="float">
            <text:p>4</text:p>
          </table:table-cell>
          <table:table-cell table:number-columns-repeated="6"/>
          <table:table-cell table:formula="of:=[.G1226]*INDIRECT(ADDRESS([.A1226]+[.D1226];2;1;;&quot;rates&quot;))-[.H1226]*INDIRECT(ADDRESS([.A1226]+[.D122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27];[.B1226];[.B1226]+1)" office:value-type="date" office:date-value="2024-09-02" calcext:value-type="date">
            <text:p>2024-09-02</text:p>
          </table:table-cell>
          <table:table-cell table:formula="of:=MONTH([.B1227])" office:value-type="float" office:value="9" calcext:value-type="float">
            <text:p>9</text:p>
          </table:table-cell>
          <table:table-cell table:formula="of:=[.D1222]" office:value-type="float" office:value="0" calcext:value-type="float">
            <text:p>0</text:p>
          </table:table-cell>
          <table:table-cell table:number-columns-repeated="6"/>
          <table:table-cell table:formula="of:=[.G1227]*INDIRECT(ADDRESS([.A1227]+[.D1227];2;1;;&quot;rates&quot;))-[.H1227]*INDIRECT(ADDRESS([.A1227]+[.D122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28];[.B1227];[.B1227]+1)" office:value-type="date" office:date-value="2024-09-02" calcext:value-type="date">
            <text:p>2024-09-02</text:p>
          </table:table-cell>
          <table:table-cell table:formula="of:=MONTH([.B1228])" office:value-type="float" office:value="9" calcext:value-type="float">
            <text:p>9</text:p>
          </table:table-cell>
          <table:table-cell table:formula="of:=[.D1223]" office:value-type="float" office:value="1" calcext:value-type="float">
            <text:p>1</text:p>
          </table:table-cell>
          <table:table-cell table:number-columns-repeated="6"/>
          <table:table-cell table:formula="of:=[.G1228]*INDIRECT(ADDRESS([.A1228]+[.D1228];2;1;;&quot;rates&quot;))-[.H1228]*INDIRECT(ADDRESS([.A1228]+[.D122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29];[.B1228];[.B1228]+1)" office:value-type="date" office:date-value="2024-09-02" calcext:value-type="date">
            <text:p>2024-09-02</text:p>
          </table:table-cell>
          <table:table-cell table:formula="of:=MONTH([.B1229])" office:value-type="float" office:value="9" calcext:value-type="float">
            <text:p>9</text:p>
          </table:table-cell>
          <table:table-cell table:formula="of:=[.D1224]" office:value-type="float" office:value="2" calcext:value-type="float">
            <text:p>2</text:p>
          </table:table-cell>
          <table:table-cell table:number-columns-repeated="6"/>
          <table:table-cell table:formula="of:=[.G1229]*INDIRECT(ADDRESS([.A1229]+[.D1229];2;1;;&quot;rates&quot;))-[.H1229]*INDIRECT(ADDRESS([.A1229]+[.D122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30];[.B1229];[.B1229]+1)" office:value-type="date" office:date-value="2024-09-02" calcext:value-type="date">
            <text:p>2024-09-02</text:p>
          </table:table-cell>
          <table:table-cell table:formula="of:=MONTH([.B1230])" office:value-type="float" office:value="9" calcext:value-type="float">
            <text:p>9</text:p>
          </table:table-cell>
          <table:table-cell table:formula="of:=[.D1225]" office:value-type="float" office:value="3" calcext:value-type="float">
            <text:p>3</text:p>
          </table:table-cell>
          <table:table-cell table:number-columns-repeated="6"/>
          <table:table-cell table:formula="of:=[.G1230]*INDIRECT(ADDRESS([.A1230]+[.D1230];2;1;;&quot;rates&quot;))-[.H1230]*INDIRECT(ADDRESS([.A1230]+[.D123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31];[.B1230];[.B1230]+1)" office:value-type="date" office:date-value="2024-09-02" calcext:value-type="date">
            <text:p>2024-09-02</text:p>
          </table:table-cell>
          <table:table-cell table:formula="of:=MONTH([.B1231])" office:value-type="float" office:value="9" calcext:value-type="float">
            <text:p>9</text:p>
          </table:table-cell>
          <table:table-cell table:formula="of:=[.D1226]" office:value-type="float" office:value="4" calcext:value-type="float">
            <text:p>4</text:p>
          </table:table-cell>
          <table:table-cell table:number-columns-repeated="6"/>
          <table:table-cell table:formula="of:=[.G1231]*INDIRECT(ADDRESS([.A1231]+[.D1231];2;1;;&quot;rates&quot;))-[.H1231]*INDIRECT(ADDRESS([.A1231]+[.D123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32];[.B1231];[.B1231]+1)" office:value-type="date" office:date-value="2024-09-03" calcext:value-type="date">
            <text:p>2024-09-03</text:p>
          </table:table-cell>
          <table:table-cell table:formula="of:=MONTH([.B1232])" office:value-type="float" office:value="9" calcext:value-type="float">
            <text:p>9</text:p>
          </table:table-cell>
          <table:table-cell table:formula="of:=[.D1227]" office:value-type="float" office:value="0" calcext:value-type="float">
            <text:p>0</text:p>
          </table:table-cell>
          <table:table-cell table:number-columns-repeated="6"/>
          <table:table-cell table:formula="of:=[.G1232]*INDIRECT(ADDRESS([.A1232]+[.D1232];2;1;;&quot;rates&quot;))-[.H1232]*INDIRECT(ADDRESS([.A1232]+[.D123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33];[.B1232];[.B1232]+1)" office:value-type="date" office:date-value="2024-09-03" calcext:value-type="date">
            <text:p>2024-09-03</text:p>
          </table:table-cell>
          <table:table-cell table:formula="of:=MONTH([.B1233])" office:value-type="float" office:value="9" calcext:value-type="float">
            <text:p>9</text:p>
          </table:table-cell>
          <table:table-cell table:formula="of:=[.D1228]" office:value-type="float" office:value="1" calcext:value-type="float">
            <text:p>1</text:p>
          </table:table-cell>
          <table:table-cell table:number-columns-repeated="6"/>
          <table:table-cell table:formula="of:=[.G1233]*INDIRECT(ADDRESS([.A1233]+[.D1233];2;1;;&quot;rates&quot;))-[.H1233]*INDIRECT(ADDRESS([.A1233]+[.D123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34];[.B1233];[.B1233]+1)" office:value-type="date" office:date-value="2024-09-03" calcext:value-type="date">
            <text:p>2024-09-03</text:p>
          </table:table-cell>
          <table:table-cell table:formula="of:=MONTH([.B1234])" office:value-type="float" office:value="9" calcext:value-type="float">
            <text:p>9</text:p>
          </table:table-cell>
          <table:table-cell table:formula="of:=[.D1229]" office:value-type="float" office:value="2" calcext:value-type="float">
            <text:p>2</text:p>
          </table:table-cell>
          <table:table-cell table:number-columns-repeated="6"/>
          <table:table-cell table:formula="of:=[.G1234]*INDIRECT(ADDRESS([.A1234]+[.D1234];2;1;;&quot;rates&quot;))-[.H1234]*INDIRECT(ADDRESS([.A1234]+[.D123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35];[.B1234];[.B1234]+1)" office:value-type="date" office:date-value="2024-09-03" calcext:value-type="date">
            <text:p>2024-09-03</text:p>
          </table:table-cell>
          <table:table-cell table:formula="of:=MONTH([.B1235])" office:value-type="float" office:value="9" calcext:value-type="float">
            <text:p>9</text:p>
          </table:table-cell>
          <table:table-cell table:formula="of:=[.D1230]" office:value-type="float" office:value="3" calcext:value-type="float">
            <text:p>3</text:p>
          </table:table-cell>
          <table:table-cell table:number-columns-repeated="6"/>
          <table:table-cell table:formula="of:=[.G1235]*INDIRECT(ADDRESS([.A1235]+[.D1235];2;1;;&quot;rates&quot;))-[.H1235]*INDIRECT(ADDRESS([.A1235]+[.D123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36];[.B1235];[.B1235]+1)" office:value-type="date" office:date-value="2024-09-03" calcext:value-type="date">
            <text:p>2024-09-03</text:p>
          </table:table-cell>
          <table:table-cell table:formula="of:=MONTH([.B1236])" office:value-type="float" office:value="9" calcext:value-type="float">
            <text:p>9</text:p>
          </table:table-cell>
          <table:table-cell table:formula="of:=[.D1231]" office:value-type="float" office:value="4" calcext:value-type="float">
            <text:p>4</text:p>
          </table:table-cell>
          <table:table-cell table:number-columns-repeated="6"/>
          <table:table-cell table:formula="of:=[.G1236]*INDIRECT(ADDRESS([.A1236]+[.D1236];2;1;;&quot;rates&quot;))-[.H1236]*INDIRECT(ADDRESS([.A1236]+[.D123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37];[.B1236];[.B1236]+1)" office:value-type="date" office:date-value="2024-09-04" calcext:value-type="date">
            <text:p>2024-09-04</text:p>
          </table:table-cell>
          <table:table-cell table:formula="of:=MONTH([.B1237])" office:value-type="float" office:value="9" calcext:value-type="float">
            <text:p>9</text:p>
          </table:table-cell>
          <table:table-cell table:formula="of:=[.D1232]" office:value-type="float" office:value="0" calcext:value-type="float">
            <text:p>0</text:p>
          </table:table-cell>
          <table:table-cell table:number-columns-repeated="6"/>
          <table:table-cell table:formula="of:=[.G1237]*INDIRECT(ADDRESS([.A1237]+[.D1237];2;1;;&quot;rates&quot;))-[.H1237]*INDIRECT(ADDRESS([.A1237]+[.D123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38];[.B1237];[.B1237]+1)" office:value-type="date" office:date-value="2024-09-04" calcext:value-type="date">
            <text:p>2024-09-04</text:p>
          </table:table-cell>
          <table:table-cell table:formula="of:=MONTH([.B1238])" office:value-type="float" office:value="9" calcext:value-type="float">
            <text:p>9</text:p>
          </table:table-cell>
          <table:table-cell table:formula="of:=[.D1233]" office:value-type="float" office:value="1" calcext:value-type="float">
            <text:p>1</text:p>
          </table:table-cell>
          <table:table-cell table:number-columns-repeated="6"/>
          <table:table-cell table:formula="of:=[.G1238]*INDIRECT(ADDRESS([.A1238]+[.D1238];2;1;;&quot;rates&quot;))-[.H1238]*INDIRECT(ADDRESS([.A1238]+[.D123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39];[.B1238];[.B1238]+1)" office:value-type="date" office:date-value="2024-09-04" calcext:value-type="date">
            <text:p>2024-09-04</text:p>
          </table:table-cell>
          <table:table-cell table:formula="of:=MONTH([.B1239])" office:value-type="float" office:value="9" calcext:value-type="float">
            <text:p>9</text:p>
          </table:table-cell>
          <table:table-cell table:formula="of:=[.D1234]" office:value-type="float" office:value="2" calcext:value-type="float">
            <text:p>2</text:p>
          </table:table-cell>
          <table:table-cell table:number-columns-repeated="6"/>
          <table:table-cell table:formula="of:=[.G1239]*INDIRECT(ADDRESS([.A1239]+[.D1239];2;1;;&quot;rates&quot;))-[.H1239]*INDIRECT(ADDRESS([.A1239]+[.D123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40];[.B1239];[.B1239]+1)" office:value-type="date" office:date-value="2024-09-04" calcext:value-type="date">
            <text:p>2024-09-04</text:p>
          </table:table-cell>
          <table:table-cell table:formula="of:=MONTH([.B1240])" office:value-type="float" office:value="9" calcext:value-type="float">
            <text:p>9</text:p>
          </table:table-cell>
          <table:table-cell table:formula="of:=[.D1235]" office:value-type="float" office:value="3" calcext:value-type="float">
            <text:p>3</text:p>
          </table:table-cell>
          <table:table-cell table:number-columns-repeated="6"/>
          <table:table-cell table:formula="of:=[.G1240]*INDIRECT(ADDRESS([.A1240]+[.D1240];2;1;;&quot;rates&quot;))-[.H1240]*INDIRECT(ADDRESS([.A1240]+[.D124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41];[.B1240];[.B1240]+1)" office:value-type="date" office:date-value="2024-09-04" calcext:value-type="date">
            <text:p>2024-09-04</text:p>
          </table:table-cell>
          <table:table-cell table:formula="of:=MONTH([.B1241])" office:value-type="float" office:value="9" calcext:value-type="float">
            <text:p>9</text:p>
          </table:table-cell>
          <table:table-cell table:formula="of:=[.D1236]" office:value-type="float" office:value="4" calcext:value-type="float">
            <text:p>4</text:p>
          </table:table-cell>
          <table:table-cell table:number-columns-repeated="6"/>
          <table:table-cell table:formula="of:=[.G1241]*INDIRECT(ADDRESS([.A1241]+[.D1241];2;1;;&quot;rates&quot;))-[.H1241]*INDIRECT(ADDRESS([.A1241]+[.D124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42];[.B1241];[.B1241]+1)" office:value-type="date" office:date-value="2024-09-05" calcext:value-type="date">
            <text:p>2024-09-05</text:p>
          </table:table-cell>
          <table:table-cell table:formula="of:=MONTH([.B1242])" office:value-type="float" office:value="9" calcext:value-type="float">
            <text:p>9</text:p>
          </table:table-cell>
          <table:table-cell table:formula="of:=[.D1237]" office:value-type="float" office:value="0" calcext:value-type="float">
            <text:p>0</text:p>
          </table:table-cell>
          <table:table-cell table:number-columns-repeated="6"/>
          <table:table-cell table:formula="of:=[.G1242]*INDIRECT(ADDRESS([.A1242]+[.D1242];2;1;;&quot;rates&quot;))-[.H1242]*INDIRECT(ADDRESS([.A1242]+[.D124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43];[.B1242];[.B1242]+1)" office:value-type="date" office:date-value="2024-09-05" calcext:value-type="date">
            <text:p>2024-09-05</text:p>
          </table:table-cell>
          <table:table-cell table:formula="of:=MONTH([.B1243])" office:value-type="float" office:value="9" calcext:value-type="float">
            <text:p>9</text:p>
          </table:table-cell>
          <table:table-cell table:formula="of:=[.D1238]" office:value-type="float" office:value="1" calcext:value-type="float">
            <text:p>1</text:p>
          </table:table-cell>
          <table:table-cell table:number-columns-repeated="6"/>
          <table:table-cell table:formula="of:=[.G1243]*INDIRECT(ADDRESS([.A1243]+[.D1243];2;1;;&quot;rates&quot;))-[.H1243]*INDIRECT(ADDRESS([.A1243]+[.D124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44];[.B1243];[.B1243]+1)" office:value-type="date" office:date-value="2024-09-05" calcext:value-type="date">
            <text:p>2024-09-05</text:p>
          </table:table-cell>
          <table:table-cell table:formula="of:=MONTH([.B1244])" office:value-type="float" office:value="9" calcext:value-type="float">
            <text:p>9</text:p>
          </table:table-cell>
          <table:table-cell table:formula="of:=[.D1239]" office:value-type="float" office:value="2" calcext:value-type="float">
            <text:p>2</text:p>
          </table:table-cell>
          <table:table-cell table:number-columns-repeated="6"/>
          <table:table-cell table:formula="of:=[.G1244]*INDIRECT(ADDRESS([.A1244]+[.D1244];2;1;;&quot;rates&quot;))-[.H1244]*INDIRECT(ADDRESS([.A1244]+[.D124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45];[.B1244];[.B1244]+1)" office:value-type="date" office:date-value="2024-09-05" calcext:value-type="date">
            <text:p>2024-09-05</text:p>
          </table:table-cell>
          <table:table-cell table:formula="of:=MONTH([.B1245])" office:value-type="float" office:value="9" calcext:value-type="float">
            <text:p>9</text:p>
          </table:table-cell>
          <table:table-cell table:formula="of:=[.D1240]" office:value-type="float" office:value="3" calcext:value-type="float">
            <text:p>3</text:p>
          </table:table-cell>
          <table:table-cell table:number-columns-repeated="6"/>
          <table:table-cell table:formula="of:=[.G1245]*INDIRECT(ADDRESS([.A1245]+[.D1245];2;1;;&quot;rates&quot;))-[.H1245]*INDIRECT(ADDRESS([.A1245]+[.D124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46];[.B1245];[.B1245]+1)" office:value-type="date" office:date-value="2024-09-05" calcext:value-type="date">
            <text:p>2024-09-05</text:p>
          </table:table-cell>
          <table:table-cell table:formula="of:=MONTH([.B1246])" office:value-type="float" office:value="9" calcext:value-type="float">
            <text:p>9</text:p>
          </table:table-cell>
          <table:table-cell table:formula="of:=[.D1241]" office:value-type="float" office:value="4" calcext:value-type="float">
            <text:p>4</text:p>
          </table:table-cell>
          <table:table-cell table:number-columns-repeated="6"/>
          <table:table-cell table:formula="of:=[.G1246]*INDIRECT(ADDRESS([.A1246]+[.D1246];2;1;;&quot;rates&quot;))-[.H1246]*INDIRECT(ADDRESS([.A1246]+[.D124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47];[.B1246];[.B1246]+1)" office:value-type="date" office:date-value="2024-09-06" calcext:value-type="date">
            <text:p>2024-09-06</text:p>
          </table:table-cell>
          <table:table-cell table:formula="of:=MONTH([.B1247])" office:value-type="float" office:value="9" calcext:value-type="float">
            <text:p>9</text:p>
          </table:table-cell>
          <table:table-cell table:formula="of:=[.D1242]" office:value-type="float" office:value="0" calcext:value-type="float">
            <text:p>0</text:p>
          </table:table-cell>
          <table:table-cell table:number-columns-repeated="6"/>
          <table:table-cell table:formula="of:=[.G1247]*INDIRECT(ADDRESS([.A1247]+[.D1247];2;1;;&quot;rates&quot;))-[.H1247]*INDIRECT(ADDRESS([.A1247]+[.D124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48];[.B1247];[.B1247]+1)" office:value-type="date" office:date-value="2024-09-06" calcext:value-type="date">
            <text:p>2024-09-06</text:p>
          </table:table-cell>
          <table:table-cell table:formula="of:=MONTH([.B1248])" office:value-type="float" office:value="9" calcext:value-type="float">
            <text:p>9</text:p>
          </table:table-cell>
          <table:table-cell table:formula="of:=[.D1243]" office:value-type="float" office:value="1" calcext:value-type="float">
            <text:p>1</text:p>
          </table:table-cell>
          <table:table-cell table:number-columns-repeated="6"/>
          <table:table-cell table:formula="of:=[.G1248]*INDIRECT(ADDRESS([.A1248]+[.D1248];2;1;;&quot;rates&quot;))-[.H1248]*INDIRECT(ADDRESS([.A1248]+[.D124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49];[.B1248];[.B1248]+1)" office:value-type="date" office:date-value="2024-09-06" calcext:value-type="date">
            <text:p>2024-09-06</text:p>
          </table:table-cell>
          <table:table-cell table:formula="of:=MONTH([.B1249])" office:value-type="float" office:value="9" calcext:value-type="float">
            <text:p>9</text:p>
          </table:table-cell>
          <table:table-cell table:formula="of:=[.D1244]" office:value-type="float" office:value="2" calcext:value-type="float">
            <text:p>2</text:p>
          </table:table-cell>
          <table:table-cell table:number-columns-repeated="6"/>
          <table:table-cell table:formula="of:=[.G1249]*INDIRECT(ADDRESS([.A1249]+[.D1249];2;1;;&quot;rates&quot;))-[.H1249]*INDIRECT(ADDRESS([.A1249]+[.D124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50];[.B1249];[.B1249]+1)" office:value-type="date" office:date-value="2024-09-06" calcext:value-type="date">
            <text:p>2024-09-06</text:p>
          </table:table-cell>
          <table:table-cell table:formula="of:=MONTH([.B1250])" office:value-type="float" office:value="9" calcext:value-type="float">
            <text:p>9</text:p>
          </table:table-cell>
          <table:table-cell table:formula="of:=[.D1245]" office:value-type="float" office:value="3" calcext:value-type="float">
            <text:p>3</text:p>
          </table:table-cell>
          <table:table-cell table:number-columns-repeated="6"/>
          <table:table-cell table:formula="of:=[.G1250]*INDIRECT(ADDRESS([.A1250]+[.D1250];2;1;;&quot;rates&quot;))-[.H1250]*INDIRECT(ADDRESS([.A1250]+[.D125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51];[.B1250];[.B1250]+1)" office:value-type="date" office:date-value="2024-09-06" calcext:value-type="date">
            <text:p>2024-09-06</text:p>
          </table:table-cell>
          <table:table-cell table:formula="of:=MONTH([.B1251])" office:value-type="float" office:value="9" calcext:value-type="float">
            <text:p>9</text:p>
          </table:table-cell>
          <table:table-cell table:formula="of:=[.D1246]" office:value-type="float" office:value="4" calcext:value-type="float">
            <text:p>4</text:p>
          </table:table-cell>
          <table:table-cell table:number-columns-repeated="6"/>
          <table:table-cell table:formula="of:=[.G1251]*INDIRECT(ADDRESS([.A1251]+[.D1251];2;1;;&quot;rates&quot;))-[.H1251]*INDIRECT(ADDRESS([.A1251]+[.D125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52];[.B1251];[.B1251]+1)" office:value-type="date" office:date-value="2024-09-07" calcext:value-type="date">
            <text:p>2024-09-07</text:p>
          </table:table-cell>
          <table:table-cell table:formula="of:=MONTH([.B1252])" office:value-type="float" office:value="9" calcext:value-type="float">
            <text:p>9</text:p>
          </table:table-cell>
          <table:table-cell table:formula="of:=[.D1247]" office:value-type="float" office:value="0" calcext:value-type="float">
            <text:p>0</text:p>
          </table:table-cell>
          <table:table-cell table:number-columns-repeated="6"/>
          <table:table-cell table:formula="of:=[.G1252]*INDIRECT(ADDRESS([.A1252]+[.D1252];2;1;;&quot;rates&quot;))-[.H1252]*INDIRECT(ADDRESS([.A1252]+[.D125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53];[.B1252];[.B1252]+1)" office:value-type="date" office:date-value="2024-09-07" calcext:value-type="date">
            <text:p>2024-09-07</text:p>
          </table:table-cell>
          <table:table-cell table:formula="of:=MONTH([.B1253])" office:value-type="float" office:value="9" calcext:value-type="float">
            <text:p>9</text:p>
          </table:table-cell>
          <table:table-cell table:formula="of:=[.D1248]" office:value-type="float" office:value="1" calcext:value-type="float">
            <text:p>1</text:p>
          </table:table-cell>
          <table:table-cell table:number-columns-repeated="6"/>
          <table:table-cell table:formula="of:=[.G1253]*INDIRECT(ADDRESS([.A1253]+[.D1253];2;1;;&quot;rates&quot;))-[.H1253]*INDIRECT(ADDRESS([.A1253]+[.D125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54];[.B1253];[.B1253]+1)" office:value-type="date" office:date-value="2024-09-07" calcext:value-type="date">
            <text:p>2024-09-07</text:p>
          </table:table-cell>
          <table:table-cell table:formula="of:=MONTH([.B1254])" office:value-type="float" office:value="9" calcext:value-type="float">
            <text:p>9</text:p>
          </table:table-cell>
          <table:table-cell table:formula="of:=[.D1249]" office:value-type="float" office:value="2" calcext:value-type="float">
            <text:p>2</text:p>
          </table:table-cell>
          <table:table-cell table:number-columns-repeated="6"/>
          <table:table-cell table:formula="of:=[.G1254]*INDIRECT(ADDRESS([.A1254]+[.D1254];2;1;;&quot;rates&quot;))-[.H1254]*INDIRECT(ADDRESS([.A1254]+[.D125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55];[.B1254];[.B1254]+1)" office:value-type="date" office:date-value="2024-09-07" calcext:value-type="date">
            <text:p>2024-09-07</text:p>
          </table:table-cell>
          <table:table-cell table:formula="of:=MONTH([.B1255])" office:value-type="float" office:value="9" calcext:value-type="float">
            <text:p>9</text:p>
          </table:table-cell>
          <table:table-cell table:formula="of:=[.D1250]" office:value-type="float" office:value="3" calcext:value-type="float">
            <text:p>3</text:p>
          </table:table-cell>
          <table:table-cell table:number-columns-repeated="6"/>
          <table:table-cell table:formula="of:=[.G1255]*INDIRECT(ADDRESS([.A1255]+[.D1255];2;1;;&quot;rates&quot;))-[.H1255]*INDIRECT(ADDRESS([.A1255]+[.D125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56];[.B1255];[.B1255]+1)" office:value-type="date" office:date-value="2024-09-07" calcext:value-type="date">
            <text:p>2024-09-07</text:p>
          </table:table-cell>
          <table:table-cell table:formula="of:=MONTH([.B1256])" office:value-type="float" office:value="9" calcext:value-type="float">
            <text:p>9</text:p>
          </table:table-cell>
          <table:table-cell table:formula="of:=[.D1251]" office:value-type="float" office:value="4" calcext:value-type="float">
            <text:p>4</text:p>
          </table:table-cell>
          <table:table-cell table:number-columns-repeated="6"/>
          <table:table-cell table:formula="of:=[.G1256]*INDIRECT(ADDRESS([.A1256]+[.D1256];2;1;;&quot;rates&quot;))-[.H1256]*INDIRECT(ADDRESS([.A1256]+[.D125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57];[.B1256];[.B1256]+1)" office:value-type="date" office:date-value="2024-09-08" calcext:value-type="date">
            <text:p>2024-09-08</text:p>
          </table:table-cell>
          <table:table-cell table:formula="of:=MONTH([.B1257])" office:value-type="float" office:value="9" calcext:value-type="float">
            <text:p>9</text:p>
          </table:table-cell>
          <table:table-cell table:formula="of:=[.D1252]" office:value-type="float" office:value="0" calcext:value-type="float">
            <text:p>0</text:p>
          </table:table-cell>
          <table:table-cell table:number-columns-repeated="6"/>
          <table:table-cell table:formula="of:=[.G1257]*INDIRECT(ADDRESS([.A1257]+[.D1257];2;1;;&quot;rates&quot;))-[.H1257]*INDIRECT(ADDRESS([.A1257]+[.D125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58];[.B1257];[.B1257]+1)" office:value-type="date" office:date-value="2024-09-08" calcext:value-type="date">
            <text:p>2024-09-08</text:p>
          </table:table-cell>
          <table:table-cell table:formula="of:=MONTH([.B1258])" office:value-type="float" office:value="9" calcext:value-type="float">
            <text:p>9</text:p>
          </table:table-cell>
          <table:table-cell table:formula="of:=[.D1253]" office:value-type="float" office:value="1" calcext:value-type="float">
            <text:p>1</text:p>
          </table:table-cell>
          <table:table-cell table:number-columns-repeated="6"/>
          <table:table-cell table:formula="of:=[.G1258]*INDIRECT(ADDRESS([.A1258]+[.D1258];2;1;;&quot;rates&quot;))-[.H1258]*INDIRECT(ADDRESS([.A1258]+[.D125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59];[.B1258];[.B1258]+1)" office:value-type="date" office:date-value="2024-09-08" calcext:value-type="date">
            <text:p>2024-09-08</text:p>
          </table:table-cell>
          <table:table-cell table:formula="of:=MONTH([.B1259])" office:value-type="float" office:value="9" calcext:value-type="float">
            <text:p>9</text:p>
          </table:table-cell>
          <table:table-cell table:formula="of:=[.D1254]" office:value-type="float" office:value="2" calcext:value-type="float">
            <text:p>2</text:p>
          </table:table-cell>
          <table:table-cell table:number-columns-repeated="6"/>
          <table:table-cell table:formula="of:=[.G1259]*INDIRECT(ADDRESS([.A1259]+[.D1259];2;1;;&quot;rates&quot;))-[.H1259]*INDIRECT(ADDRESS([.A1259]+[.D125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60];[.B1259];[.B1259]+1)" office:value-type="date" office:date-value="2024-09-08" calcext:value-type="date">
            <text:p>2024-09-08</text:p>
          </table:table-cell>
          <table:table-cell table:formula="of:=MONTH([.B1260])" office:value-type="float" office:value="9" calcext:value-type="float">
            <text:p>9</text:p>
          </table:table-cell>
          <table:table-cell table:formula="of:=[.D1255]" office:value-type="float" office:value="3" calcext:value-type="float">
            <text:p>3</text:p>
          </table:table-cell>
          <table:table-cell table:number-columns-repeated="6"/>
          <table:table-cell table:formula="of:=[.G1260]*INDIRECT(ADDRESS([.A1260]+[.D1260];2;1;;&quot;rates&quot;))-[.H1260]*INDIRECT(ADDRESS([.A1260]+[.D126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61];[.B1260];[.B1260]+1)" office:value-type="date" office:date-value="2024-09-08" calcext:value-type="date">
            <text:p>2024-09-08</text:p>
          </table:table-cell>
          <table:table-cell table:formula="of:=MONTH([.B1261])" office:value-type="float" office:value="9" calcext:value-type="float">
            <text:p>9</text:p>
          </table:table-cell>
          <table:table-cell table:formula="of:=[.D1256]" office:value-type="float" office:value="4" calcext:value-type="float">
            <text:p>4</text:p>
          </table:table-cell>
          <table:table-cell table:number-columns-repeated="6"/>
          <table:table-cell table:formula="of:=[.G1261]*INDIRECT(ADDRESS([.A1261]+[.D1261];2;1;;&quot;rates&quot;))-[.H1261]*INDIRECT(ADDRESS([.A1261]+[.D126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62];[.B1261];[.B1261]+1)" office:value-type="date" office:date-value="2024-09-09" calcext:value-type="date">
            <text:p>2024-09-09</text:p>
          </table:table-cell>
          <table:table-cell table:formula="of:=MONTH([.B1262])" office:value-type="float" office:value="9" calcext:value-type="float">
            <text:p>9</text:p>
          </table:table-cell>
          <table:table-cell table:formula="of:=[.D1257]" office:value-type="float" office:value="0" calcext:value-type="float">
            <text:p>0</text:p>
          </table:table-cell>
          <table:table-cell table:number-columns-repeated="6"/>
          <table:table-cell table:formula="of:=[.G1262]*INDIRECT(ADDRESS([.A1262]+[.D1262];2;1;;&quot;rates&quot;))-[.H1262]*INDIRECT(ADDRESS([.A1262]+[.D126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63];[.B1262];[.B1262]+1)" office:value-type="date" office:date-value="2024-09-09" calcext:value-type="date">
            <text:p>2024-09-09</text:p>
          </table:table-cell>
          <table:table-cell table:formula="of:=MONTH([.B1263])" office:value-type="float" office:value="9" calcext:value-type="float">
            <text:p>9</text:p>
          </table:table-cell>
          <table:table-cell table:formula="of:=[.D1258]" office:value-type="float" office:value="1" calcext:value-type="float">
            <text:p>1</text:p>
          </table:table-cell>
          <table:table-cell table:number-columns-repeated="6"/>
          <table:table-cell table:formula="of:=[.G1263]*INDIRECT(ADDRESS([.A1263]+[.D1263];2;1;;&quot;rates&quot;))-[.H1263]*INDIRECT(ADDRESS([.A1263]+[.D126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64];[.B1263];[.B1263]+1)" office:value-type="date" office:date-value="2024-09-09" calcext:value-type="date">
            <text:p>2024-09-09</text:p>
          </table:table-cell>
          <table:table-cell table:formula="of:=MONTH([.B1264])" office:value-type="float" office:value="9" calcext:value-type="float">
            <text:p>9</text:p>
          </table:table-cell>
          <table:table-cell table:formula="of:=[.D1259]" office:value-type="float" office:value="2" calcext:value-type="float">
            <text:p>2</text:p>
          </table:table-cell>
          <table:table-cell table:number-columns-repeated="6"/>
          <table:table-cell table:formula="of:=[.G1264]*INDIRECT(ADDRESS([.A1264]+[.D1264];2;1;;&quot;rates&quot;))-[.H1264]*INDIRECT(ADDRESS([.A1264]+[.D126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65];[.B1264];[.B1264]+1)" office:value-type="date" office:date-value="2024-09-09" calcext:value-type="date">
            <text:p>2024-09-09</text:p>
          </table:table-cell>
          <table:table-cell table:formula="of:=MONTH([.B1265])" office:value-type="float" office:value="9" calcext:value-type="float">
            <text:p>9</text:p>
          </table:table-cell>
          <table:table-cell table:formula="of:=[.D1260]" office:value-type="float" office:value="3" calcext:value-type="float">
            <text:p>3</text:p>
          </table:table-cell>
          <table:table-cell table:number-columns-repeated="6"/>
          <table:table-cell table:formula="of:=[.G1265]*INDIRECT(ADDRESS([.A1265]+[.D1265];2;1;;&quot;rates&quot;))-[.H1265]*INDIRECT(ADDRESS([.A1265]+[.D126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66];[.B1265];[.B1265]+1)" office:value-type="date" office:date-value="2024-09-09" calcext:value-type="date">
            <text:p>2024-09-09</text:p>
          </table:table-cell>
          <table:table-cell table:formula="of:=MONTH([.B1266])" office:value-type="float" office:value="9" calcext:value-type="float">
            <text:p>9</text:p>
          </table:table-cell>
          <table:table-cell table:formula="of:=[.D1261]" office:value-type="float" office:value="4" calcext:value-type="float">
            <text:p>4</text:p>
          </table:table-cell>
          <table:table-cell table:number-columns-repeated="6"/>
          <table:table-cell table:formula="of:=[.G1266]*INDIRECT(ADDRESS([.A1266]+[.D1266];2;1;;&quot;rates&quot;))-[.H1266]*INDIRECT(ADDRESS([.A1266]+[.D126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67];[.B1266];[.B1266]+1)" office:value-type="date" office:date-value="2024-09-10" calcext:value-type="date">
            <text:p>2024-09-10</text:p>
          </table:table-cell>
          <table:table-cell table:formula="of:=MONTH([.B1267])" office:value-type="float" office:value="9" calcext:value-type="float">
            <text:p>9</text:p>
          </table:table-cell>
          <table:table-cell table:formula="of:=[.D1262]" office:value-type="float" office:value="0" calcext:value-type="float">
            <text:p>0</text:p>
          </table:table-cell>
          <table:table-cell table:number-columns-repeated="6"/>
          <table:table-cell table:formula="of:=[.G1267]*INDIRECT(ADDRESS([.A1267]+[.D1267];2;1;;&quot;rates&quot;))-[.H1267]*INDIRECT(ADDRESS([.A1267]+[.D126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68];[.B1267];[.B1267]+1)" office:value-type="date" office:date-value="2024-09-10" calcext:value-type="date">
            <text:p>2024-09-10</text:p>
          </table:table-cell>
          <table:table-cell table:formula="of:=MONTH([.B1268])" office:value-type="float" office:value="9" calcext:value-type="float">
            <text:p>9</text:p>
          </table:table-cell>
          <table:table-cell table:formula="of:=[.D1263]" office:value-type="float" office:value="1" calcext:value-type="float">
            <text:p>1</text:p>
          </table:table-cell>
          <table:table-cell table:number-columns-repeated="6"/>
          <table:table-cell table:formula="of:=[.G1268]*INDIRECT(ADDRESS([.A1268]+[.D1268];2;1;;&quot;rates&quot;))-[.H1268]*INDIRECT(ADDRESS([.A1268]+[.D126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69];[.B1268];[.B1268]+1)" office:value-type="date" office:date-value="2024-09-10" calcext:value-type="date">
            <text:p>2024-09-10</text:p>
          </table:table-cell>
          <table:table-cell table:formula="of:=MONTH([.B1269])" office:value-type="float" office:value="9" calcext:value-type="float">
            <text:p>9</text:p>
          </table:table-cell>
          <table:table-cell table:formula="of:=[.D1264]" office:value-type="float" office:value="2" calcext:value-type="float">
            <text:p>2</text:p>
          </table:table-cell>
          <table:table-cell table:number-columns-repeated="6"/>
          <table:table-cell table:formula="of:=[.G1269]*INDIRECT(ADDRESS([.A1269]+[.D1269];2;1;;&quot;rates&quot;))-[.H1269]*INDIRECT(ADDRESS([.A1269]+[.D126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70];[.B1269];[.B1269]+1)" office:value-type="date" office:date-value="2024-09-10" calcext:value-type="date">
            <text:p>2024-09-10</text:p>
          </table:table-cell>
          <table:table-cell table:formula="of:=MONTH([.B1270])" office:value-type="float" office:value="9" calcext:value-type="float">
            <text:p>9</text:p>
          </table:table-cell>
          <table:table-cell table:formula="of:=[.D1265]" office:value-type="float" office:value="3" calcext:value-type="float">
            <text:p>3</text:p>
          </table:table-cell>
          <table:table-cell table:number-columns-repeated="6"/>
          <table:table-cell table:formula="of:=[.G1270]*INDIRECT(ADDRESS([.A1270]+[.D1270];2;1;;&quot;rates&quot;))-[.H1270]*INDIRECT(ADDRESS([.A1270]+[.D127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71];[.B1270];[.B1270]+1)" office:value-type="date" office:date-value="2024-09-10" calcext:value-type="date">
            <text:p>2024-09-10</text:p>
          </table:table-cell>
          <table:table-cell table:formula="of:=MONTH([.B1271])" office:value-type="float" office:value="9" calcext:value-type="float">
            <text:p>9</text:p>
          </table:table-cell>
          <table:table-cell table:formula="of:=[.D1266]" office:value-type="float" office:value="4" calcext:value-type="float">
            <text:p>4</text:p>
          </table:table-cell>
          <table:table-cell table:number-columns-repeated="6"/>
          <table:table-cell table:formula="of:=[.G1271]*INDIRECT(ADDRESS([.A1271]+[.D1271];2;1;;&quot;rates&quot;))-[.H1271]*INDIRECT(ADDRESS([.A1271]+[.D127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72];[.B1271];[.B1271]+1)" office:value-type="date" office:date-value="2024-09-11" calcext:value-type="date">
            <text:p>2024-09-11</text:p>
          </table:table-cell>
          <table:table-cell table:formula="of:=MONTH([.B1272])" office:value-type="float" office:value="9" calcext:value-type="float">
            <text:p>9</text:p>
          </table:table-cell>
          <table:table-cell table:formula="of:=[.D1267]" office:value-type="float" office:value="0" calcext:value-type="float">
            <text:p>0</text:p>
          </table:table-cell>
          <table:table-cell table:number-columns-repeated="6"/>
          <table:table-cell table:formula="of:=[.G1272]*INDIRECT(ADDRESS([.A1272]+[.D1272];2;1;;&quot;rates&quot;))-[.H1272]*INDIRECT(ADDRESS([.A1272]+[.D127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73];[.B1272];[.B1272]+1)" office:value-type="date" office:date-value="2024-09-11" calcext:value-type="date">
            <text:p>2024-09-11</text:p>
          </table:table-cell>
          <table:table-cell table:formula="of:=MONTH([.B1273])" office:value-type="float" office:value="9" calcext:value-type="float">
            <text:p>9</text:p>
          </table:table-cell>
          <table:table-cell table:formula="of:=[.D1268]" office:value-type="float" office:value="1" calcext:value-type="float">
            <text:p>1</text:p>
          </table:table-cell>
          <table:table-cell table:number-columns-repeated="6"/>
          <table:table-cell table:formula="of:=[.G1273]*INDIRECT(ADDRESS([.A1273]+[.D1273];2;1;;&quot;rates&quot;))-[.H1273]*INDIRECT(ADDRESS([.A1273]+[.D127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74];[.B1273];[.B1273]+1)" office:value-type="date" office:date-value="2024-09-11" calcext:value-type="date">
            <text:p>2024-09-11</text:p>
          </table:table-cell>
          <table:table-cell table:formula="of:=MONTH([.B1274])" office:value-type="float" office:value="9" calcext:value-type="float">
            <text:p>9</text:p>
          </table:table-cell>
          <table:table-cell table:formula="of:=[.D1269]" office:value-type="float" office:value="2" calcext:value-type="float">
            <text:p>2</text:p>
          </table:table-cell>
          <table:table-cell table:number-columns-repeated="6"/>
          <table:table-cell table:formula="of:=[.G1274]*INDIRECT(ADDRESS([.A1274]+[.D1274];2;1;;&quot;rates&quot;))-[.H1274]*INDIRECT(ADDRESS([.A1274]+[.D127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75];[.B1274];[.B1274]+1)" office:value-type="date" office:date-value="2024-09-11" calcext:value-type="date">
            <text:p>2024-09-11</text:p>
          </table:table-cell>
          <table:table-cell table:formula="of:=MONTH([.B1275])" office:value-type="float" office:value="9" calcext:value-type="float">
            <text:p>9</text:p>
          </table:table-cell>
          <table:table-cell table:formula="of:=[.D1270]" office:value-type="float" office:value="3" calcext:value-type="float">
            <text:p>3</text:p>
          </table:table-cell>
          <table:table-cell table:number-columns-repeated="6"/>
          <table:table-cell table:formula="of:=[.G1275]*INDIRECT(ADDRESS([.A1275]+[.D1275];2;1;;&quot;rates&quot;))-[.H1275]*INDIRECT(ADDRESS([.A1275]+[.D127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76];[.B1275];[.B1275]+1)" office:value-type="date" office:date-value="2024-09-11" calcext:value-type="date">
            <text:p>2024-09-11</text:p>
          </table:table-cell>
          <table:table-cell table:formula="of:=MONTH([.B1276])" office:value-type="float" office:value="9" calcext:value-type="float">
            <text:p>9</text:p>
          </table:table-cell>
          <table:table-cell table:formula="of:=[.D1271]" office:value-type="float" office:value="4" calcext:value-type="float">
            <text:p>4</text:p>
          </table:table-cell>
          <table:table-cell table:number-columns-repeated="6"/>
          <table:table-cell table:formula="of:=[.G1276]*INDIRECT(ADDRESS([.A1276]+[.D1276];2;1;;&quot;rates&quot;))-[.H1276]*INDIRECT(ADDRESS([.A1276]+[.D127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77];[.B1276];[.B1276]+1)" office:value-type="date" office:date-value="2024-09-12" calcext:value-type="date">
            <text:p>2024-09-12</text:p>
          </table:table-cell>
          <table:table-cell table:formula="of:=MONTH([.B1277])" office:value-type="float" office:value="9" calcext:value-type="float">
            <text:p>9</text:p>
          </table:table-cell>
          <table:table-cell table:formula="of:=[.D1272]" office:value-type="float" office:value="0" calcext:value-type="float">
            <text:p>0</text:p>
          </table:table-cell>
          <table:table-cell table:number-columns-repeated="6"/>
          <table:table-cell table:formula="of:=[.G1277]*INDIRECT(ADDRESS([.A1277]+[.D1277];2;1;;&quot;rates&quot;))-[.H1277]*INDIRECT(ADDRESS([.A1277]+[.D127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78];[.B1277];[.B1277]+1)" office:value-type="date" office:date-value="2024-09-12" calcext:value-type="date">
            <text:p>2024-09-12</text:p>
          </table:table-cell>
          <table:table-cell table:formula="of:=MONTH([.B1278])" office:value-type="float" office:value="9" calcext:value-type="float">
            <text:p>9</text:p>
          </table:table-cell>
          <table:table-cell table:formula="of:=[.D1273]" office:value-type="float" office:value="1" calcext:value-type="float">
            <text:p>1</text:p>
          </table:table-cell>
          <table:table-cell table:number-columns-repeated="6"/>
          <table:table-cell table:formula="of:=[.G1278]*INDIRECT(ADDRESS([.A1278]+[.D1278];2;1;;&quot;rates&quot;))-[.H1278]*INDIRECT(ADDRESS([.A1278]+[.D127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79];[.B1278];[.B1278]+1)" office:value-type="date" office:date-value="2024-09-12" calcext:value-type="date">
            <text:p>2024-09-12</text:p>
          </table:table-cell>
          <table:table-cell table:formula="of:=MONTH([.B1279])" office:value-type="float" office:value="9" calcext:value-type="float">
            <text:p>9</text:p>
          </table:table-cell>
          <table:table-cell table:formula="of:=[.D1274]" office:value-type="float" office:value="2" calcext:value-type="float">
            <text:p>2</text:p>
          </table:table-cell>
          <table:table-cell table:number-columns-repeated="6"/>
          <table:table-cell table:formula="of:=[.G1279]*INDIRECT(ADDRESS([.A1279]+[.D1279];2;1;;&quot;rates&quot;))-[.H1279]*INDIRECT(ADDRESS([.A1279]+[.D127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80];[.B1279];[.B1279]+1)" office:value-type="date" office:date-value="2024-09-12" calcext:value-type="date">
            <text:p>2024-09-12</text:p>
          </table:table-cell>
          <table:table-cell table:formula="of:=MONTH([.B1280])" office:value-type="float" office:value="9" calcext:value-type="float">
            <text:p>9</text:p>
          </table:table-cell>
          <table:table-cell table:formula="of:=[.D1275]" office:value-type="float" office:value="3" calcext:value-type="float">
            <text:p>3</text:p>
          </table:table-cell>
          <table:table-cell table:number-columns-repeated="6"/>
          <table:table-cell table:formula="of:=[.G1280]*INDIRECT(ADDRESS([.A1280]+[.D1280];2;1;;&quot;rates&quot;))-[.H1280]*INDIRECT(ADDRESS([.A1280]+[.D128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81];[.B1280];[.B1280]+1)" office:value-type="date" office:date-value="2024-09-12" calcext:value-type="date">
            <text:p>2024-09-12</text:p>
          </table:table-cell>
          <table:table-cell table:formula="of:=MONTH([.B1281])" office:value-type="float" office:value="9" calcext:value-type="float">
            <text:p>9</text:p>
          </table:table-cell>
          <table:table-cell table:formula="of:=[.D1276]" office:value-type="float" office:value="4" calcext:value-type="float">
            <text:p>4</text:p>
          </table:table-cell>
          <table:table-cell table:number-columns-repeated="6"/>
          <table:table-cell table:formula="of:=[.G1281]*INDIRECT(ADDRESS([.A1281]+[.D1281];2;1;;&quot;rates&quot;))-[.H1281]*INDIRECT(ADDRESS([.A1281]+[.D128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82];[.B1281];[.B1281]+1)" office:value-type="date" office:date-value="2024-09-13" calcext:value-type="date">
            <text:p>2024-09-13</text:p>
          </table:table-cell>
          <table:table-cell table:formula="of:=MONTH([.B1282])" office:value-type="float" office:value="9" calcext:value-type="float">
            <text:p>9</text:p>
          </table:table-cell>
          <table:table-cell table:formula="of:=[.D1277]" office:value-type="float" office:value="0" calcext:value-type="float">
            <text:p>0</text:p>
          </table:table-cell>
          <table:table-cell table:number-columns-repeated="6"/>
          <table:table-cell table:formula="of:=[.G1282]*INDIRECT(ADDRESS([.A1282]+[.D1282];2;1;;&quot;rates&quot;))-[.H1282]*INDIRECT(ADDRESS([.A1282]+[.D128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83];[.B1282];[.B1282]+1)" office:value-type="date" office:date-value="2024-09-13" calcext:value-type="date">
            <text:p>2024-09-13</text:p>
          </table:table-cell>
          <table:table-cell table:formula="of:=MONTH([.B1283])" office:value-type="float" office:value="9" calcext:value-type="float">
            <text:p>9</text:p>
          </table:table-cell>
          <table:table-cell table:formula="of:=[.D1278]" office:value-type="float" office:value="1" calcext:value-type="float">
            <text:p>1</text:p>
          </table:table-cell>
          <table:table-cell table:number-columns-repeated="6"/>
          <table:table-cell table:formula="of:=[.G1283]*INDIRECT(ADDRESS([.A1283]+[.D1283];2;1;;&quot;rates&quot;))-[.H1283]*INDIRECT(ADDRESS([.A1283]+[.D128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84];[.B1283];[.B1283]+1)" office:value-type="date" office:date-value="2024-09-13" calcext:value-type="date">
            <text:p>2024-09-13</text:p>
          </table:table-cell>
          <table:table-cell table:formula="of:=MONTH([.B1284])" office:value-type="float" office:value="9" calcext:value-type="float">
            <text:p>9</text:p>
          </table:table-cell>
          <table:table-cell table:formula="of:=[.D1279]" office:value-type="float" office:value="2" calcext:value-type="float">
            <text:p>2</text:p>
          </table:table-cell>
          <table:table-cell table:number-columns-repeated="6"/>
          <table:table-cell table:formula="of:=[.G1284]*INDIRECT(ADDRESS([.A1284]+[.D1284];2;1;;&quot;rates&quot;))-[.H1284]*INDIRECT(ADDRESS([.A1284]+[.D128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85];[.B1284];[.B1284]+1)" office:value-type="date" office:date-value="2024-09-13" calcext:value-type="date">
            <text:p>2024-09-13</text:p>
          </table:table-cell>
          <table:table-cell table:formula="of:=MONTH([.B1285])" office:value-type="float" office:value="9" calcext:value-type="float">
            <text:p>9</text:p>
          </table:table-cell>
          <table:table-cell table:formula="of:=[.D1280]" office:value-type="float" office:value="3" calcext:value-type="float">
            <text:p>3</text:p>
          </table:table-cell>
          <table:table-cell table:number-columns-repeated="6"/>
          <table:table-cell table:formula="of:=[.G1285]*INDIRECT(ADDRESS([.A1285]+[.D1285];2;1;;&quot;rates&quot;))-[.H1285]*INDIRECT(ADDRESS([.A1285]+[.D128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86];[.B1285];[.B1285]+1)" office:value-type="date" office:date-value="2024-09-13" calcext:value-type="date">
            <text:p>2024-09-13</text:p>
          </table:table-cell>
          <table:table-cell table:formula="of:=MONTH([.B1286])" office:value-type="float" office:value="9" calcext:value-type="float">
            <text:p>9</text:p>
          </table:table-cell>
          <table:table-cell table:formula="of:=[.D1281]" office:value-type="float" office:value="4" calcext:value-type="float">
            <text:p>4</text:p>
          </table:table-cell>
          <table:table-cell table:number-columns-repeated="6"/>
          <table:table-cell table:formula="of:=[.G1286]*INDIRECT(ADDRESS([.A1286]+[.D1286];2;1;;&quot;rates&quot;))-[.H1286]*INDIRECT(ADDRESS([.A1286]+[.D128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87];[.B1286];[.B1286]+1)" office:value-type="date" office:date-value="2024-09-14" calcext:value-type="date">
            <text:p>2024-09-14</text:p>
          </table:table-cell>
          <table:table-cell table:formula="of:=MONTH([.B1287])" office:value-type="float" office:value="9" calcext:value-type="float">
            <text:p>9</text:p>
          </table:table-cell>
          <table:table-cell table:formula="of:=[.D1282]" office:value-type="float" office:value="0" calcext:value-type="float">
            <text:p>0</text:p>
          </table:table-cell>
          <table:table-cell table:number-columns-repeated="6"/>
          <table:table-cell table:formula="of:=[.G1287]*INDIRECT(ADDRESS([.A1287]+[.D1287];2;1;;&quot;rates&quot;))-[.H1287]*INDIRECT(ADDRESS([.A1287]+[.D128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88];[.B1287];[.B1287]+1)" office:value-type="date" office:date-value="2024-09-14" calcext:value-type="date">
            <text:p>2024-09-14</text:p>
          </table:table-cell>
          <table:table-cell table:formula="of:=MONTH([.B1288])" office:value-type="float" office:value="9" calcext:value-type="float">
            <text:p>9</text:p>
          </table:table-cell>
          <table:table-cell table:formula="of:=[.D1283]" office:value-type="float" office:value="1" calcext:value-type="float">
            <text:p>1</text:p>
          </table:table-cell>
          <table:table-cell table:number-columns-repeated="6"/>
          <table:table-cell table:formula="of:=[.G1288]*INDIRECT(ADDRESS([.A1288]+[.D1288];2;1;;&quot;rates&quot;))-[.H1288]*INDIRECT(ADDRESS([.A1288]+[.D128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89];[.B1288];[.B1288]+1)" office:value-type="date" office:date-value="2024-09-14" calcext:value-type="date">
            <text:p>2024-09-14</text:p>
          </table:table-cell>
          <table:table-cell table:formula="of:=MONTH([.B1289])" office:value-type="float" office:value="9" calcext:value-type="float">
            <text:p>9</text:p>
          </table:table-cell>
          <table:table-cell table:formula="of:=[.D1284]" office:value-type="float" office:value="2" calcext:value-type="float">
            <text:p>2</text:p>
          </table:table-cell>
          <table:table-cell table:number-columns-repeated="6"/>
          <table:table-cell table:formula="of:=[.G1289]*INDIRECT(ADDRESS([.A1289]+[.D1289];2;1;;&quot;rates&quot;))-[.H1289]*INDIRECT(ADDRESS([.A1289]+[.D128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90];[.B1289];[.B1289]+1)" office:value-type="date" office:date-value="2024-09-14" calcext:value-type="date">
            <text:p>2024-09-14</text:p>
          </table:table-cell>
          <table:table-cell table:formula="of:=MONTH([.B1290])" office:value-type="float" office:value="9" calcext:value-type="float">
            <text:p>9</text:p>
          </table:table-cell>
          <table:table-cell table:formula="of:=[.D1285]" office:value-type="float" office:value="3" calcext:value-type="float">
            <text:p>3</text:p>
          </table:table-cell>
          <table:table-cell table:number-columns-repeated="6"/>
          <table:table-cell table:formula="of:=[.G1290]*INDIRECT(ADDRESS([.A1290]+[.D1290];2;1;;&quot;rates&quot;))-[.H1290]*INDIRECT(ADDRESS([.A1290]+[.D129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91];[.B1290];[.B1290]+1)" office:value-type="date" office:date-value="2024-09-14" calcext:value-type="date">
            <text:p>2024-09-14</text:p>
          </table:table-cell>
          <table:table-cell table:formula="of:=MONTH([.B1291])" office:value-type="float" office:value="9" calcext:value-type="float">
            <text:p>9</text:p>
          </table:table-cell>
          <table:table-cell table:formula="of:=[.D1286]" office:value-type="float" office:value="4" calcext:value-type="float">
            <text:p>4</text:p>
          </table:table-cell>
          <table:table-cell table:number-columns-repeated="6"/>
          <table:table-cell table:formula="of:=[.G1291]*INDIRECT(ADDRESS([.A1291]+[.D1291];2;1;;&quot;rates&quot;))-[.H1291]*INDIRECT(ADDRESS([.A1291]+[.D129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92];[.B1291];[.B1291]+1)" office:value-type="date" office:date-value="2024-09-15" calcext:value-type="date">
            <text:p>2024-09-15</text:p>
          </table:table-cell>
          <table:table-cell table:formula="of:=MONTH([.B1292])" office:value-type="float" office:value="9" calcext:value-type="float">
            <text:p>9</text:p>
          </table:table-cell>
          <table:table-cell table:formula="of:=[.D1287]" office:value-type="float" office:value="0" calcext:value-type="float">
            <text:p>0</text:p>
          </table:table-cell>
          <table:table-cell table:number-columns-repeated="6"/>
          <table:table-cell table:formula="of:=[.G1292]*INDIRECT(ADDRESS([.A1292]+[.D1292];2;1;;&quot;rates&quot;))-[.H1292]*INDIRECT(ADDRESS([.A1292]+[.D129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93];[.B1292];[.B1292]+1)" office:value-type="date" office:date-value="2024-09-15" calcext:value-type="date">
            <text:p>2024-09-15</text:p>
          </table:table-cell>
          <table:table-cell table:formula="of:=MONTH([.B1293])" office:value-type="float" office:value="9" calcext:value-type="float">
            <text:p>9</text:p>
          </table:table-cell>
          <table:table-cell table:formula="of:=[.D1288]" office:value-type="float" office:value="1" calcext:value-type="float">
            <text:p>1</text:p>
          </table:table-cell>
          <table:table-cell table:number-columns-repeated="6"/>
          <table:table-cell table:formula="of:=[.G1293]*INDIRECT(ADDRESS([.A1293]+[.D1293];2;1;;&quot;rates&quot;))-[.H1293]*INDIRECT(ADDRESS([.A1293]+[.D129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94];[.B1293];[.B1293]+1)" office:value-type="date" office:date-value="2024-09-15" calcext:value-type="date">
            <text:p>2024-09-15</text:p>
          </table:table-cell>
          <table:table-cell table:formula="of:=MONTH([.B1294])" office:value-type="float" office:value="9" calcext:value-type="float">
            <text:p>9</text:p>
          </table:table-cell>
          <table:table-cell table:formula="of:=[.D1289]" office:value-type="float" office:value="2" calcext:value-type="float">
            <text:p>2</text:p>
          </table:table-cell>
          <table:table-cell table:number-columns-repeated="6"/>
          <table:table-cell table:formula="of:=[.G1294]*INDIRECT(ADDRESS([.A1294]+[.D1294];2;1;;&quot;rates&quot;))-[.H1294]*INDIRECT(ADDRESS([.A1294]+[.D129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95];[.B1294];[.B1294]+1)" office:value-type="date" office:date-value="2024-09-15" calcext:value-type="date">
            <text:p>2024-09-15</text:p>
          </table:table-cell>
          <table:table-cell table:formula="of:=MONTH([.B1295])" office:value-type="float" office:value="9" calcext:value-type="float">
            <text:p>9</text:p>
          </table:table-cell>
          <table:table-cell table:formula="of:=[.D1290]" office:value-type="float" office:value="3" calcext:value-type="float">
            <text:p>3</text:p>
          </table:table-cell>
          <table:table-cell table:number-columns-repeated="6"/>
          <table:table-cell table:formula="of:=[.G1295]*INDIRECT(ADDRESS([.A1295]+[.D1295];2;1;;&quot;rates&quot;))-[.H1295]*INDIRECT(ADDRESS([.A1295]+[.D129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96];[.B1295];[.B1295]+1)" office:value-type="date" office:date-value="2024-09-15" calcext:value-type="date">
            <text:p>2024-09-15</text:p>
          </table:table-cell>
          <table:table-cell table:formula="of:=MONTH([.B1296])" office:value-type="float" office:value="9" calcext:value-type="float">
            <text:p>9</text:p>
          </table:table-cell>
          <table:table-cell table:formula="of:=[.D1291]" office:value-type="float" office:value="4" calcext:value-type="float">
            <text:p>4</text:p>
          </table:table-cell>
          <table:table-cell table:number-columns-repeated="6"/>
          <table:table-cell table:formula="of:=[.G1296]*INDIRECT(ADDRESS([.A1296]+[.D1296];2;1;;&quot;rates&quot;))-[.H1296]*INDIRECT(ADDRESS([.A1296]+[.D129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97];[.B1296];[.B1296]+1)" office:value-type="date" office:date-value="2024-09-16" calcext:value-type="date">
            <text:p>2024-09-16</text:p>
          </table:table-cell>
          <table:table-cell table:formula="of:=MONTH([.B1297])" office:value-type="float" office:value="9" calcext:value-type="float">
            <text:p>9</text:p>
          </table:table-cell>
          <table:table-cell table:formula="of:=[.D1292]" office:value-type="float" office:value="0" calcext:value-type="float">
            <text:p>0</text:p>
          </table:table-cell>
          <table:table-cell table:number-columns-repeated="6"/>
          <table:table-cell table:formula="of:=[.G1297]*INDIRECT(ADDRESS([.A1297]+[.D1297];2;1;;&quot;rates&quot;))-[.H1297]*INDIRECT(ADDRESS([.A1297]+[.D129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98];[.B1297];[.B1297]+1)" office:value-type="date" office:date-value="2024-09-16" calcext:value-type="date">
            <text:p>2024-09-16</text:p>
          </table:table-cell>
          <table:table-cell table:formula="of:=MONTH([.B1298])" office:value-type="float" office:value="9" calcext:value-type="float">
            <text:p>9</text:p>
          </table:table-cell>
          <table:table-cell table:formula="of:=[.D1293]" office:value-type="float" office:value="1" calcext:value-type="float">
            <text:p>1</text:p>
          </table:table-cell>
          <table:table-cell table:number-columns-repeated="6"/>
          <table:table-cell table:formula="of:=[.G1298]*INDIRECT(ADDRESS([.A1298]+[.D1298];2;1;;&quot;rates&quot;))-[.H1298]*INDIRECT(ADDRESS([.A1298]+[.D129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299];[.B1298];[.B1298]+1)" office:value-type="date" office:date-value="2024-09-16" calcext:value-type="date">
            <text:p>2024-09-16</text:p>
          </table:table-cell>
          <table:table-cell table:formula="of:=MONTH([.B1299])" office:value-type="float" office:value="9" calcext:value-type="float">
            <text:p>9</text:p>
          </table:table-cell>
          <table:table-cell table:formula="of:=[.D1294]" office:value-type="float" office:value="2" calcext:value-type="float">
            <text:p>2</text:p>
          </table:table-cell>
          <table:table-cell table:number-columns-repeated="6"/>
          <table:table-cell table:formula="of:=[.G1299]*INDIRECT(ADDRESS([.A1299]+[.D1299];2;1;;&quot;rates&quot;))-[.H1299]*INDIRECT(ADDRESS([.A1299]+[.D129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00];[.B1299];[.B1299]+1)" office:value-type="date" office:date-value="2024-09-16" calcext:value-type="date">
            <text:p>2024-09-16</text:p>
          </table:table-cell>
          <table:table-cell table:formula="of:=MONTH([.B1300])" office:value-type="float" office:value="9" calcext:value-type="float">
            <text:p>9</text:p>
          </table:table-cell>
          <table:table-cell table:formula="of:=[.D1295]" office:value-type="float" office:value="3" calcext:value-type="float">
            <text:p>3</text:p>
          </table:table-cell>
          <table:table-cell table:number-columns-repeated="6"/>
          <table:table-cell table:formula="of:=[.G1300]*INDIRECT(ADDRESS([.A1300]+[.D1300];2;1;;&quot;rates&quot;))-[.H1300]*INDIRECT(ADDRESS([.A1300]+[.D130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01];[.B1300];[.B1300]+1)" office:value-type="date" office:date-value="2024-09-16" calcext:value-type="date">
            <text:p>2024-09-16</text:p>
          </table:table-cell>
          <table:table-cell table:formula="of:=MONTH([.B1301])" office:value-type="float" office:value="9" calcext:value-type="float">
            <text:p>9</text:p>
          </table:table-cell>
          <table:table-cell table:formula="of:=[.D1296]" office:value-type="float" office:value="4" calcext:value-type="float">
            <text:p>4</text:p>
          </table:table-cell>
          <table:table-cell table:number-columns-repeated="6"/>
          <table:table-cell table:formula="of:=[.G1301]*INDIRECT(ADDRESS([.A1301]+[.D1301];2;1;;&quot;rates&quot;))-[.H1301]*INDIRECT(ADDRESS([.A1301]+[.D130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02];[.B1301];[.B1301]+1)" office:value-type="date" office:date-value="2024-09-17" calcext:value-type="date">
            <text:p>2024-09-17</text:p>
          </table:table-cell>
          <table:table-cell table:formula="of:=MONTH([.B1302])" office:value-type="float" office:value="9" calcext:value-type="float">
            <text:p>9</text:p>
          </table:table-cell>
          <table:table-cell table:formula="of:=[.D1297]" office:value-type="float" office:value="0" calcext:value-type="float">
            <text:p>0</text:p>
          </table:table-cell>
          <table:table-cell table:number-columns-repeated="6"/>
          <table:table-cell table:formula="of:=[.G1302]*INDIRECT(ADDRESS([.A1302]+[.D1302];2;1;;&quot;rates&quot;))-[.H1302]*INDIRECT(ADDRESS([.A1302]+[.D130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03];[.B1302];[.B1302]+1)" office:value-type="date" office:date-value="2024-09-17" calcext:value-type="date">
            <text:p>2024-09-17</text:p>
          </table:table-cell>
          <table:table-cell table:formula="of:=MONTH([.B1303])" office:value-type="float" office:value="9" calcext:value-type="float">
            <text:p>9</text:p>
          </table:table-cell>
          <table:table-cell table:formula="of:=[.D1298]" office:value-type="float" office:value="1" calcext:value-type="float">
            <text:p>1</text:p>
          </table:table-cell>
          <table:table-cell table:number-columns-repeated="6"/>
          <table:table-cell table:formula="of:=[.G1303]*INDIRECT(ADDRESS([.A1303]+[.D1303];2;1;;&quot;rates&quot;))-[.H1303]*INDIRECT(ADDRESS([.A1303]+[.D130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04];[.B1303];[.B1303]+1)" office:value-type="date" office:date-value="2024-09-17" calcext:value-type="date">
            <text:p>2024-09-17</text:p>
          </table:table-cell>
          <table:table-cell table:formula="of:=MONTH([.B1304])" office:value-type="float" office:value="9" calcext:value-type="float">
            <text:p>9</text:p>
          </table:table-cell>
          <table:table-cell table:formula="of:=[.D1299]" office:value-type="float" office:value="2" calcext:value-type="float">
            <text:p>2</text:p>
          </table:table-cell>
          <table:table-cell table:number-columns-repeated="6"/>
          <table:table-cell table:formula="of:=[.G1304]*INDIRECT(ADDRESS([.A1304]+[.D1304];2;1;;&quot;rates&quot;))-[.H1304]*INDIRECT(ADDRESS([.A1304]+[.D130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05];[.B1304];[.B1304]+1)" office:value-type="date" office:date-value="2024-09-17" calcext:value-type="date">
            <text:p>2024-09-17</text:p>
          </table:table-cell>
          <table:table-cell table:formula="of:=MONTH([.B1305])" office:value-type="float" office:value="9" calcext:value-type="float">
            <text:p>9</text:p>
          </table:table-cell>
          <table:table-cell table:formula="of:=[.D1300]" office:value-type="float" office:value="3" calcext:value-type="float">
            <text:p>3</text:p>
          </table:table-cell>
          <table:table-cell table:number-columns-repeated="6"/>
          <table:table-cell table:formula="of:=[.G1305]*INDIRECT(ADDRESS([.A1305]+[.D1305];2;1;;&quot;rates&quot;))-[.H1305]*INDIRECT(ADDRESS([.A1305]+[.D130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06];[.B1305];[.B1305]+1)" office:value-type="date" office:date-value="2024-09-17" calcext:value-type="date">
            <text:p>2024-09-17</text:p>
          </table:table-cell>
          <table:table-cell table:formula="of:=MONTH([.B1306])" office:value-type="float" office:value="9" calcext:value-type="float">
            <text:p>9</text:p>
          </table:table-cell>
          <table:table-cell table:formula="of:=[.D1301]" office:value-type="float" office:value="4" calcext:value-type="float">
            <text:p>4</text:p>
          </table:table-cell>
          <table:table-cell table:number-columns-repeated="6"/>
          <table:table-cell table:formula="of:=[.G1306]*INDIRECT(ADDRESS([.A1306]+[.D1306];2;1;;&quot;rates&quot;))-[.H1306]*INDIRECT(ADDRESS([.A1306]+[.D130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07];[.B1306];[.B1306]+1)" office:value-type="date" office:date-value="2024-09-18" calcext:value-type="date">
            <text:p>2024-09-18</text:p>
          </table:table-cell>
          <table:table-cell table:formula="of:=MONTH([.B1307])" office:value-type="float" office:value="9" calcext:value-type="float">
            <text:p>9</text:p>
          </table:table-cell>
          <table:table-cell table:formula="of:=[.D1302]" office:value-type="float" office:value="0" calcext:value-type="float">
            <text:p>0</text:p>
          </table:table-cell>
          <table:table-cell table:number-columns-repeated="6"/>
          <table:table-cell table:formula="of:=[.G1307]*INDIRECT(ADDRESS([.A1307]+[.D1307];2;1;;&quot;rates&quot;))-[.H1307]*INDIRECT(ADDRESS([.A1307]+[.D130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08];[.B1307];[.B1307]+1)" office:value-type="date" office:date-value="2024-09-18" calcext:value-type="date">
            <text:p>2024-09-18</text:p>
          </table:table-cell>
          <table:table-cell table:formula="of:=MONTH([.B1308])" office:value-type="float" office:value="9" calcext:value-type="float">
            <text:p>9</text:p>
          </table:table-cell>
          <table:table-cell table:formula="of:=[.D1303]" office:value-type="float" office:value="1" calcext:value-type="float">
            <text:p>1</text:p>
          </table:table-cell>
          <table:table-cell table:number-columns-repeated="6"/>
          <table:table-cell table:formula="of:=[.G1308]*INDIRECT(ADDRESS([.A1308]+[.D1308];2;1;;&quot;rates&quot;))-[.H1308]*INDIRECT(ADDRESS([.A1308]+[.D130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09];[.B1308];[.B1308]+1)" office:value-type="date" office:date-value="2024-09-18" calcext:value-type="date">
            <text:p>2024-09-18</text:p>
          </table:table-cell>
          <table:table-cell table:formula="of:=MONTH([.B1309])" office:value-type="float" office:value="9" calcext:value-type="float">
            <text:p>9</text:p>
          </table:table-cell>
          <table:table-cell table:formula="of:=[.D1304]" office:value-type="float" office:value="2" calcext:value-type="float">
            <text:p>2</text:p>
          </table:table-cell>
          <table:table-cell table:number-columns-repeated="6"/>
          <table:table-cell table:formula="of:=[.G1309]*INDIRECT(ADDRESS([.A1309]+[.D1309];2;1;;&quot;rates&quot;))-[.H1309]*INDIRECT(ADDRESS([.A1309]+[.D130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10];[.B1309];[.B1309]+1)" office:value-type="date" office:date-value="2024-09-18" calcext:value-type="date">
            <text:p>2024-09-18</text:p>
          </table:table-cell>
          <table:table-cell table:formula="of:=MONTH([.B1310])" office:value-type="float" office:value="9" calcext:value-type="float">
            <text:p>9</text:p>
          </table:table-cell>
          <table:table-cell table:formula="of:=[.D1305]" office:value-type="float" office:value="3" calcext:value-type="float">
            <text:p>3</text:p>
          </table:table-cell>
          <table:table-cell table:number-columns-repeated="6"/>
          <table:table-cell table:formula="of:=[.G1310]*INDIRECT(ADDRESS([.A1310]+[.D1310];2;1;;&quot;rates&quot;))-[.H1310]*INDIRECT(ADDRESS([.A1310]+[.D131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11];[.B1310];[.B1310]+1)" office:value-type="date" office:date-value="2024-09-18" calcext:value-type="date">
            <text:p>2024-09-18</text:p>
          </table:table-cell>
          <table:table-cell table:formula="of:=MONTH([.B1311])" office:value-type="float" office:value="9" calcext:value-type="float">
            <text:p>9</text:p>
          </table:table-cell>
          <table:table-cell table:formula="of:=[.D1306]" office:value-type="float" office:value="4" calcext:value-type="float">
            <text:p>4</text:p>
          </table:table-cell>
          <table:table-cell table:number-columns-repeated="6"/>
          <table:table-cell table:formula="of:=[.G1311]*INDIRECT(ADDRESS([.A1311]+[.D1311];2;1;;&quot;rates&quot;))-[.H1311]*INDIRECT(ADDRESS([.A1311]+[.D131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12];[.B1311];[.B1311]+1)" office:value-type="date" office:date-value="2024-09-19" calcext:value-type="date">
            <text:p>2024-09-19</text:p>
          </table:table-cell>
          <table:table-cell table:formula="of:=MONTH([.B1312])" office:value-type="float" office:value="9" calcext:value-type="float">
            <text:p>9</text:p>
          </table:table-cell>
          <table:table-cell table:formula="of:=[.D1307]" office:value-type="float" office:value="0" calcext:value-type="float">
            <text:p>0</text:p>
          </table:table-cell>
          <table:table-cell table:number-columns-repeated="6"/>
          <table:table-cell table:formula="of:=[.G1312]*INDIRECT(ADDRESS([.A1312]+[.D1312];2;1;;&quot;rates&quot;))-[.H1312]*INDIRECT(ADDRESS([.A1312]+[.D131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13];[.B1312];[.B1312]+1)" office:value-type="date" office:date-value="2024-09-19" calcext:value-type="date">
            <text:p>2024-09-19</text:p>
          </table:table-cell>
          <table:table-cell table:formula="of:=MONTH([.B1313])" office:value-type="float" office:value="9" calcext:value-type="float">
            <text:p>9</text:p>
          </table:table-cell>
          <table:table-cell table:formula="of:=[.D1308]" office:value-type="float" office:value="1" calcext:value-type="float">
            <text:p>1</text:p>
          </table:table-cell>
          <table:table-cell table:number-columns-repeated="6"/>
          <table:table-cell table:formula="of:=[.G1313]*INDIRECT(ADDRESS([.A1313]+[.D1313];2;1;;&quot;rates&quot;))-[.H1313]*INDIRECT(ADDRESS([.A1313]+[.D131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14];[.B1313];[.B1313]+1)" office:value-type="date" office:date-value="2024-09-19" calcext:value-type="date">
            <text:p>2024-09-19</text:p>
          </table:table-cell>
          <table:table-cell table:formula="of:=MONTH([.B1314])" office:value-type="float" office:value="9" calcext:value-type="float">
            <text:p>9</text:p>
          </table:table-cell>
          <table:table-cell table:formula="of:=[.D1309]" office:value-type="float" office:value="2" calcext:value-type="float">
            <text:p>2</text:p>
          </table:table-cell>
          <table:table-cell table:number-columns-repeated="6"/>
          <table:table-cell table:formula="of:=[.G1314]*INDIRECT(ADDRESS([.A1314]+[.D1314];2;1;;&quot;rates&quot;))-[.H1314]*INDIRECT(ADDRESS([.A1314]+[.D131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15];[.B1314];[.B1314]+1)" office:value-type="date" office:date-value="2024-09-19" calcext:value-type="date">
            <text:p>2024-09-19</text:p>
          </table:table-cell>
          <table:table-cell table:formula="of:=MONTH([.B1315])" office:value-type="float" office:value="9" calcext:value-type="float">
            <text:p>9</text:p>
          </table:table-cell>
          <table:table-cell table:formula="of:=[.D1310]" office:value-type="float" office:value="3" calcext:value-type="float">
            <text:p>3</text:p>
          </table:table-cell>
          <table:table-cell table:number-columns-repeated="6"/>
          <table:table-cell table:formula="of:=[.G1315]*INDIRECT(ADDRESS([.A1315]+[.D1315];2;1;;&quot;rates&quot;))-[.H1315]*INDIRECT(ADDRESS([.A1315]+[.D131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16];[.B1315];[.B1315]+1)" office:value-type="date" office:date-value="2024-09-19" calcext:value-type="date">
            <text:p>2024-09-19</text:p>
          </table:table-cell>
          <table:table-cell table:formula="of:=MONTH([.B1316])" office:value-type="float" office:value="9" calcext:value-type="float">
            <text:p>9</text:p>
          </table:table-cell>
          <table:table-cell table:formula="of:=[.D1311]" office:value-type="float" office:value="4" calcext:value-type="float">
            <text:p>4</text:p>
          </table:table-cell>
          <table:table-cell table:number-columns-repeated="6"/>
          <table:table-cell table:formula="of:=[.G1316]*INDIRECT(ADDRESS([.A1316]+[.D1316];2;1;;&quot;rates&quot;))-[.H1316]*INDIRECT(ADDRESS([.A1316]+[.D131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17];[.B1316];[.B1316]+1)" office:value-type="date" office:date-value="2024-09-20" calcext:value-type="date">
            <text:p>2024-09-20</text:p>
          </table:table-cell>
          <table:table-cell table:formula="of:=MONTH([.B1317])" office:value-type="float" office:value="9" calcext:value-type="float">
            <text:p>9</text:p>
          </table:table-cell>
          <table:table-cell table:formula="of:=[.D1312]" office:value-type="float" office:value="0" calcext:value-type="float">
            <text:p>0</text:p>
          </table:table-cell>
          <table:table-cell table:number-columns-repeated="6"/>
          <table:table-cell table:formula="of:=[.G1317]*INDIRECT(ADDRESS([.A1317]+[.D1317];2;1;;&quot;rates&quot;))-[.H1317]*INDIRECT(ADDRESS([.A1317]+[.D131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18];[.B1317];[.B1317]+1)" office:value-type="date" office:date-value="2024-09-20" calcext:value-type="date">
            <text:p>2024-09-20</text:p>
          </table:table-cell>
          <table:table-cell table:formula="of:=MONTH([.B1318])" office:value-type="float" office:value="9" calcext:value-type="float">
            <text:p>9</text:p>
          </table:table-cell>
          <table:table-cell table:formula="of:=[.D1313]" office:value-type="float" office:value="1" calcext:value-type="float">
            <text:p>1</text:p>
          </table:table-cell>
          <table:table-cell table:number-columns-repeated="6"/>
          <table:table-cell table:formula="of:=[.G1318]*INDIRECT(ADDRESS([.A1318]+[.D1318];2;1;;&quot;rates&quot;))-[.H1318]*INDIRECT(ADDRESS([.A1318]+[.D131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19];[.B1318];[.B1318]+1)" office:value-type="date" office:date-value="2024-09-20" calcext:value-type="date">
            <text:p>2024-09-20</text:p>
          </table:table-cell>
          <table:table-cell table:formula="of:=MONTH([.B1319])" office:value-type="float" office:value="9" calcext:value-type="float">
            <text:p>9</text:p>
          </table:table-cell>
          <table:table-cell table:formula="of:=[.D1314]" office:value-type="float" office:value="2" calcext:value-type="float">
            <text:p>2</text:p>
          </table:table-cell>
          <table:table-cell table:number-columns-repeated="6"/>
          <table:table-cell table:formula="of:=[.G1319]*INDIRECT(ADDRESS([.A1319]+[.D1319];2;1;;&quot;rates&quot;))-[.H1319]*INDIRECT(ADDRESS([.A1319]+[.D131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20];[.B1319];[.B1319]+1)" office:value-type="date" office:date-value="2024-09-20" calcext:value-type="date">
            <text:p>2024-09-20</text:p>
          </table:table-cell>
          <table:table-cell table:formula="of:=MONTH([.B1320])" office:value-type="float" office:value="9" calcext:value-type="float">
            <text:p>9</text:p>
          </table:table-cell>
          <table:table-cell table:formula="of:=[.D1315]" office:value-type="float" office:value="3" calcext:value-type="float">
            <text:p>3</text:p>
          </table:table-cell>
          <table:table-cell table:number-columns-repeated="6"/>
          <table:table-cell table:formula="of:=[.G1320]*INDIRECT(ADDRESS([.A1320]+[.D1320];2;1;;&quot;rates&quot;))-[.H1320]*INDIRECT(ADDRESS([.A1320]+[.D132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21];[.B1320];[.B1320]+1)" office:value-type="date" office:date-value="2024-09-20" calcext:value-type="date">
            <text:p>2024-09-20</text:p>
          </table:table-cell>
          <table:table-cell table:formula="of:=MONTH([.B1321])" office:value-type="float" office:value="9" calcext:value-type="float">
            <text:p>9</text:p>
          </table:table-cell>
          <table:table-cell table:formula="of:=[.D1316]" office:value-type="float" office:value="4" calcext:value-type="float">
            <text:p>4</text:p>
          </table:table-cell>
          <table:table-cell table:number-columns-repeated="6"/>
          <table:table-cell table:formula="of:=[.G1321]*INDIRECT(ADDRESS([.A1321]+[.D1321];2;1;;&quot;rates&quot;))-[.H1321]*INDIRECT(ADDRESS([.A1321]+[.D132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22];[.B1321];[.B1321]+1)" office:value-type="date" office:date-value="2024-09-21" calcext:value-type="date">
            <text:p>2024-09-21</text:p>
          </table:table-cell>
          <table:table-cell table:formula="of:=MONTH([.B1322])" office:value-type="float" office:value="9" calcext:value-type="float">
            <text:p>9</text:p>
          </table:table-cell>
          <table:table-cell table:formula="of:=[.D1317]" office:value-type="float" office:value="0" calcext:value-type="float">
            <text:p>0</text:p>
          </table:table-cell>
          <table:table-cell table:number-columns-repeated="6"/>
          <table:table-cell table:formula="of:=[.G1322]*INDIRECT(ADDRESS([.A1322]+[.D1322];2;1;;&quot;rates&quot;))-[.H1322]*INDIRECT(ADDRESS([.A1322]+[.D132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23];[.B1322];[.B1322]+1)" office:value-type="date" office:date-value="2024-09-21" calcext:value-type="date">
            <text:p>2024-09-21</text:p>
          </table:table-cell>
          <table:table-cell table:formula="of:=MONTH([.B1323])" office:value-type="float" office:value="9" calcext:value-type="float">
            <text:p>9</text:p>
          </table:table-cell>
          <table:table-cell table:formula="of:=[.D1318]" office:value-type="float" office:value="1" calcext:value-type="float">
            <text:p>1</text:p>
          </table:table-cell>
          <table:table-cell table:number-columns-repeated="6"/>
          <table:table-cell table:formula="of:=[.G1323]*INDIRECT(ADDRESS([.A1323]+[.D1323];2;1;;&quot;rates&quot;))-[.H1323]*INDIRECT(ADDRESS([.A1323]+[.D132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24];[.B1323];[.B1323]+1)" office:value-type="date" office:date-value="2024-09-21" calcext:value-type="date">
            <text:p>2024-09-21</text:p>
          </table:table-cell>
          <table:table-cell table:formula="of:=MONTH([.B1324])" office:value-type="float" office:value="9" calcext:value-type="float">
            <text:p>9</text:p>
          </table:table-cell>
          <table:table-cell table:formula="of:=[.D1319]" office:value-type="float" office:value="2" calcext:value-type="float">
            <text:p>2</text:p>
          </table:table-cell>
          <table:table-cell table:number-columns-repeated="6"/>
          <table:table-cell table:formula="of:=[.G1324]*INDIRECT(ADDRESS([.A1324]+[.D1324];2;1;;&quot;rates&quot;))-[.H1324]*INDIRECT(ADDRESS([.A1324]+[.D132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25];[.B1324];[.B1324]+1)" office:value-type="date" office:date-value="2024-09-21" calcext:value-type="date">
            <text:p>2024-09-21</text:p>
          </table:table-cell>
          <table:table-cell table:formula="of:=MONTH([.B1325])" office:value-type="float" office:value="9" calcext:value-type="float">
            <text:p>9</text:p>
          </table:table-cell>
          <table:table-cell table:formula="of:=[.D1320]" office:value-type="float" office:value="3" calcext:value-type="float">
            <text:p>3</text:p>
          </table:table-cell>
          <table:table-cell table:number-columns-repeated="6"/>
          <table:table-cell table:formula="of:=[.G1325]*INDIRECT(ADDRESS([.A1325]+[.D1325];2;1;;&quot;rates&quot;))-[.H1325]*INDIRECT(ADDRESS([.A1325]+[.D132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26];[.B1325];[.B1325]+1)" office:value-type="date" office:date-value="2024-09-21" calcext:value-type="date">
            <text:p>2024-09-21</text:p>
          </table:table-cell>
          <table:table-cell table:formula="of:=MONTH([.B1326])" office:value-type="float" office:value="9" calcext:value-type="float">
            <text:p>9</text:p>
          </table:table-cell>
          <table:table-cell table:formula="of:=[.D1321]" office:value-type="float" office:value="4" calcext:value-type="float">
            <text:p>4</text:p>
          </table:table-cell>
          <table:table-cell table:number-columns-repeated="6"/>
          <table:table-cell table:formula="of:=[.G1326]*INDIRECT(ADDRESS([.A1326]+[.D1326];2;1;;&quot;rates&quot;))-[.H1326]*INDIRECT(ADDRESS([.A1326]+[.D132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27];[.B1326];[.B1326]+1)" office:value-type="date" office:date-value="2024-09-22" calcext:value-type="date">
            <text:p>2024-09-22</text:p>
          </table:table-cell>
          <table:table-cell table:formula="of:=MONTH([.B1327])" office:value-type="float" office:value="9" calcext:value-type="float">
            <text:p>9</text:p>
          </table:table-cell>
          <table:table-cell table:formula="of:=[.D1322]" office:value-type="float" office:value="0" calcext:value-type="float">
            <text:p>0</text:p>
          </table:table-cell>
          <table:table-cell table:number-columns-repeated="6"/>
          <table:table-cell table:formula="of:=[.G1327]*INDIRECT(ADDRESS([.A1327]+[.D1327];2;1;;&quot;rates&quot;))-[.H1327]*INDIRECT(ADDRESS([.A1327]+[.D132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28];[.B1327];[.B1327]+1)" office:value-type="date" office:date-value="2024-09-22" calcext:value-type="date">
            <text:p>2024-09-22</text:p>
          </table:table-cell>
          <table:table-cell table:formula="of:=MONTH([.B1328])" office:value-type="float" office:value="9" calcext:value-type="float">
            <text:p>9</text:p>
          </table:table-cell>
          <table:table-cell table:formula="of:=[.D1323]" office:value-type="float" office:value="1" calcext:value-type="float">
            <text:p>1</text:p>
          </table:table-cell>
          <table:table-cell table:number-columns-repeated="6"/>
          <table:table-cell table:formula="of:=[.G1328]*INDIRECT(ADDRESS([.A1328]+[.D1328];2;1;;&quot;rates&quot;))-[.H1328]*INDIRECT(ADDRESS([.A1328]+[.D132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29];[.B1328];[.B1328]+1)" office:value-type="date" office:date-value="2024-09-22" calcext:value-type="date">
            <text:p>2024-09-22</text:p>
          </table:table-cell>
          <table:table-cell table:formula="of:=MONTH([.B1329])" office:value-type="float" office:value="9" calcext:value-type="float">
            <text:p>9</text:p>
          </table:table-cell>
          <table:table-cell table:formula="of:=[.D1324]" office:value-type="float" office:value="2" calcext:value-type="float">
            <text:p>2</text:p>
          </table:table-cell>
          <table:table-cell table:number-columns-repeated="6"/>
          <table:table-cell table:formula="of:=[.G1329]*INDIRECT(ADDRESS([.A1329]+[.D1329];2;1;;&quot;rates&quot;))-[.H1329]*INDIRECT(ADDRESS([.A1329]+[.D132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30];[.B1329];[.B1329]+1)" office:value-type="date" office:date-value="2024-09-22" calcext:value-type="date">
            <text:p>2024-09-22</text:p>
          </table:table-cell>
          <table:table-cell table:formula="of:=MONTH([.B1330])" office:value-type="float" office:value="9" calcext:value-type="float">
            <text:p>9</text:p>
          </table:table-cell>
          <table:table-cell table:formula="of:=[.D1325]" office:value-type="float" office:value="3" calcext:value-type="float">
            <text:p>3</text:p>
          </table:table-cell>
          <table:table-cell table:number-columns-repeated="6"/>
          <table:table-cell table:formula="of:=[.G1330]*INDIRECT(ADDRESS([.A1330]+[.D1330];2;1;;&quot;rates&quot;))-[.H1330]*INDIRECT(ADDRESS([.A1330]+[.D133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31];[.B1330];[.B1330]+1)" office:value-type="date" office:date-value="2024-09-22" calcext:value-type="date">
            <text:p>2024-09-22</text:p>
          </table:table-cell>
          <table:table-cell table:formula="of:=MONTH([.B1331])" office:value-type="float" office:value="9" calcext:value-type="float">
            <text:p>9</text:p>
          </table:table-cell>
          <table:table-cell table:formula="of:=[.D1326]" office:value-type="float" office:value="4" calcext:value-type="float">
            <text:p>4</text:p>
          </table:table-cell>
          <table:table-cell table:number-columns-repeated="6"/>
          <table:table-cell table:formula="of:=[.G1331]*INDIRECT(ADDRESS([.A1331]+[.D1331];2;1;;&quot;rates&quot;))-[.H1331]*INDIRECT(ADDRESS([.A1331]+[.D133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32];[.B1331];[.B1331]+1)" office:value-type="date" office:date-value="2024-09-23" calcext:value-type="date">
            <text:p>2024-09-23</text:p>
          </table:table-cell>
          <table:table-cell table:formula="of:=MONTH([.B1332])" office:value-type="float" office:value="9" calcext:value-type="float">
            <text:p>9</text:p>
          </table:table-cell>
          <table:table-cell table:formula="of:=[.D1327]" office:value-type="float" office:value="0" calcext:value-type="float">
            <text:p>0</text:p>
          </table:table-cell>
          <table:table-cell table:number-columns-repeated="6"/>
          <table:table-cell table:formula="of:=[.G1332]*INDIRECT(ADDRESS([.A1332]+[.D1332];2;1;;&quot;rates&quot;))-[.H1332]*INDIRECT(ADDRESS([.A1332]+[.D133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33];[.B1332];[.B1332]+1)" office:value-type="date" office:date-value="2024-09-23" calcext:value-type="date">
            <text:p>2024-09-23</text:p>
          </table:table-cell>
          <table:table-cell table:formula="of:=MONTH([.B1333])" office:value-type="float" office:value="9" calcext:value-type="float">
            <text:p>9</text:p>
          </table:table-cell>
          <table:table-cell table:formula="of:=[.D1328]" office:value-type="float" office:value="1" calcext:value-type="float">
            <text:p>1</text:p>
          </table:table-cell>
          <table:table-cell table:number-columns-repeated="6"/>
          <table:table-cell table:formula="of:=[.G1333]*INDIRECT(ADDRESS([.A1333]+[.D1333];2;1;;&quot;rates&quot;))-[.H1333]*INDIRECT(ADDRESS([.A1333]+[.D133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34];[.B1333];[.B1333]+1)" office:value-type="date" office:date-value="2024-09-23" calcext:value-type="date">
            <text:p>2024-09-23</text:p>
          </table:table-cell>
          <table:table-cell table:formula="of:=MONTH([.B1334])" office:value-type="float" office:value="9" calcext:value-type="float">
            <text:p>9</text:p>
          </table:table-cell>
          <table:table-cell table:formula="of:=[.D1329]" office:value-type="float" office:value="2" calcext:value-type="float">
            <text:p>2</text:p>
          </table:table-cell>
          <table:table-cell table:number-columns-repeated="6"/>
          <table:table-cell table:formula="of:=[.G1334]*INDIRECT(ADDRESS([.A1334]+[.D1334];2;1;;&quot;rates&quot;))-[.H1334]*INDIRECT(ADDRESS([.A1334]+[.D133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35];[.B1334];[.B1334]+1)" office:value-type="date" office:date-value="2024-09-23" calcext:value-type="date">
            <text:p>2024-09-23</text:p>
          </table:table-cell>
          <table:table-cell table:formula="of:=MONTH([.B1335])" office:value-type="float" office:value="9" calcext:value-type="float">
            <text:p>9</text:p>
          </table:table-cell>
          <table:table-cell table:formula="of:=[.D1330]" office:value-type="float" office:value="3" calcext:value-type="float">
            <text:p>3</text:p>
          </table:table-cell>
          <table:table-cell table:number-columns-repeated="6"/>
          <table:table-cell table:formula="of:=[.G1335]*INDIRECT(ADDRESS([.A1335]+[.D1335];2;1;;&quot;rates&quot;))-[.H1335]*INDIRECT(ADDRESS([.A1335]+[.D133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36];[.B1335];[.B1335]+1)" office:value-type="date" office:date-value="2024-09-23" calcext:value-type="date">
            <text:p>2024-09-23</text:p>
          </table:table-cell>
          <table:table-cell table:formula="of:=MONTH([.B1336])" office:value-type="float" office:value="9" calcext:value-type="float">
            <text:p>9</text:p>
          </table:table-cell>
          <table:table-cell table:formula="of:=[.D1331]" office:value-type="float" office:value="4" calcext:value-type="float">
            <text:p>4</text:p>
          </table:table-cell>
          <table:table-cell table:number-columns-repeated="6"/>
          <table:table-cell table:formula="of:=[.G1336]*INDIRECT(ADDRESS([.A1336]+[.D1336];2;1;;&quot;rates&quot;))-[.H1336]*INDIRECT(ADDRESS([.A1336]+[.D133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37];[.B1336];[.B1336]+1)" office:value-type="date" office:date-value="2024-09-24" calcext:value-type="date">
            <text:p>2024-09-24</text:p>
          </table:table-cell>
          <table:table-cell table:formula="of:=MONTH([.B1337])" office:value-type="float" office:value="9" calcext:value-type="float">
            <text:p>9</text:p>
          </table:table-cell>
          <table:table-cell table:formula="of:=[.D1332]" office:value-type="float" office:value="0" calcext:value-type="float">
            <text:p>0</text:p>
          </table:table-cell>
          <table:table-cell table:number-columns-repeated="6"/>
          <table:table-cell table:formula="of:=[.G1337]*INDIRECT(ADDRESS([.A1337]+[.D1337];2;1;;&quot;rates&quot;))-[.H1337]*INDIRECT(ADDRESS([.A1337]+[.D133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38];[.B1337];[.B1337]+1)" office:value-type="date" office:date-value="2024-09-24" calcext:value-type="date">
            <text:p>2024-09-24</text:p>
          </table:table-cell>
          <table:table-cell table:formula="of:=MONTH([.B1338])" office:value-type="float" office:value="9" calcext:value-type="float">
            <text:p>9</text:p>
          </table:table-cell>
          <table:table-cell table:formula="of:=[.D1333]" office:value-type="float" office:value="1" calcext:value-type="float">
            <text:p>1</text:p>
          </table:table-cell>
          <table:table-cell table:number-columns-repeated="6"/>
          <table:table-cell table:formula="of:=[.G1338]*INDIRECT(ADDRESS([.A1338]+[.D1338];2;1;;&quot;rates&quot;))-[.H1338]*INDIRECT(ADDRESS([.A1338]+[.D133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39];[.B1338];[.B1338]+1)" office:value-type="date" office:date-value="2024-09-24" calcext:value-type="date">
            <text:p>2024-09-24</text:p>
          </table:table-cell>
          <table:table-cell table:formula="of:=MONTH([.B1339])" office:value-type="float" office:value="9" calcext:value-type="float">
            <text:p>9</text:p>
          </table:table-cell>
          <table:table-cell table:formula="of:=[.D1334]" office:value-type="float" office:value="2" calcext:value-type="float">
            <text:p>2</text:p>
          </table:table-cell>
          <table:table-cell table:number-columns-repeated="6"/>
          <table:table-cell table:formula="of:=[.G1339]*INDIRECT(ADDRESS([.A1339]+[.D1339];2;1;;&quot;rates&quot;))-[.H1339]*INDIRECT(ADDRESS([.A1339]+[.D133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40];[.B1339];[.B1339]+1)" office:value-type="date" office:date-value="2024-09-24" calcext:value-type="date">
            <text:p>2024-09-24</text:p>
          </table:table-cell>
          <table:table-cell table:formula="of:=MONTH([.B1340])" office:value-type="float" office:value="9" calcext:value-type="float">
            <text:p>9</text:p>
          </table:table-cell>
          <table:table-cell table:formula="of:=[.D1335]" office:value-type="float" office:value="3" calcext:value-type="float">
            <text:p>3</text:p>
          </table:table-cell>
          <table:table-cell table:number-columns-repeated="6"/>
          <table:table-cell table:formula="of:=[.G1340]*INDIRECT(ADDRESS([.A1340]+[.D1340];2;1;;&quot;rates&quot;))-[.H1340]*INDIRECT(ADDRESS([.A1340]+[.D134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41];[.B1340];[.B1340]+1)" office:value-type="date" office:date-value="2024-09-24" calcext:value-type="date">
            <text:p>2024-09-24</text:p>
          </table:table-cell>
          <table:table-cell table:formula="of:=MONTH([.B1341])" office:value-type="float" office:value="9" calcext:value-type="float">
            <text:p>9</text:p>
          </table:table-cell>
          <table:table-cell table:formula="of:=[.D1336]" office:value-type="float" office:value="4" calcext:value-type="float">
            <text:p>4</text:p>
          </table:table-cell>
          <table:table-cell table:number-columns-repeated="6"/>
          <table:table-cell table:formula="of:=[.G1341]*INDIRECT(ADDRESS([.A1341]+[.D1341];2;1;;&quot;rates&quot;))-[.H1341]*INDIRECT(ADDRESS([.A1341]+[.D134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42];[.B1341];[.B1341]+1)" office:value-type="date" office:date-value="2024-09-25" calcext:value-type="date">
            <text:p>2024-09-25</text:p>
          </table:table-cell>
          <table:table-cell table:formula="of:=MONTH([.B1342])" office:value-type="float" office:value="9" calcext:value-type="float">
            <text:p>9</text:p>
          </table:table-cell>
          <table:table-cell table:formula="of:=[.D1337]" office:value-type="float" office:value="0" calcext:value-type="float">
            <text:p>0</text:p>
          </table:table-cell>
          <table:table-cell table:number-columns-repeated="6"/>
          <table:table-cell table:formula="of:=[.G1342]*INDIRECT(ADDRESS([.A1342]+[.D1342];2;1;;&quot;rates&quot;))-[.H1342]*INDIRECT(ADDRESS([.A1342]+[.D134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43];[.B1342];[.B1342]+1)" office:value-type="date" office:date-value="2024-09-25" calcext:value-type="date">
            <text:p>2024-09-25</text:p>
          </table:table-cell>
          <table:table-cell table:formula="of:=MONTH([.B1343])" office:value-type="float" office:value="9" calcext:value-type="float">
            <text:p>9</text:p>
          </table:table-cell>
          <table:table-cell table:formula="of:=[.D1338]" office:value-type="float" office:value="1" calcext:value-type="float">
            <text:p>1</text:p>
          </table:table-cell>
          <table:table-cell table:number-columns-repeated="6"/>
          <table:table-cell table:formula="of:=[.G1343]*INDIRECT(ADDRESS([.A1343]+[.D1343];2;1;;&quot;rates&quot;))-[.H1343]*INDIRECT(ADDRESS([.A1343]+[.D134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44];[.B1343];[.B1343]+1)" office:value-type="date" office:date-value="2024-09-25" calcext:value-type="date">
            <text:p>2024-09-25</text:p>
          </table:table-cell>
          <table:table-cell table:formula="of:=MONTH([.B1344])" office:value-type="float" office:value="9" calcext:value-type="float">
            <text:p>9</text:p>
          </table:table-cell>
          <table:table-cell table:formula="of:=[.D1339]" office:value-type="float" office:value="2" calcext:value-type="float">
            <text:p>2</text:p>
          </table:table-cell>
          <table:table-cell table:number-columns-repeated="6"/>
          <table:table-cell table:formula="of:=[.G1344]*INDIRECT(ADDRESS([.A1344]+[.D1344];2;1;;&quot;rates&quot;))-[.H1344]*INDIRECT(ADDRESS([.A1344]+[.D134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45];[.B1344];[.B1344]+1)" office:value-type="date" office:date-value="2024-09-25" calcext:value-type="date">
            <text:p>2024-09-25</text:p>
          </table:table-cell>
          <table:table-cell table:formula="of:=MONTH([.B1345])" office:value-type="float" office:value="9" calcext:value-type="float">
            <text:p>9</text:p>
          </table:table-cell>
          <table:table-cell table:formula="of:=[.D1340]" office:value-type="float" office:value="3" calcext:value-type="float">
            <text:p>3</text:p>
          </table:table-cell>
          <table:table-cell table:number-columns-repeated="6"/>
          <table:table-cell table:formula="of:=[.G1345]*INDIRECT(ADDRESS([.A1345]+[.D1345];2;1;;&quot;rates&quot;))-[.H1345]*INDIRECT(ADDRESS([.A1345]+[.D134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46];[.B1345];[.B1345]+1)" office:value-type="date" office:date-value="2024-09-25" calcext:value-type="date">
            <text:p>2024-09-25</text:p>
          </table:table-cell>
          <table:table-cell table:formula="of:=MONTH([.B1346])" office:value-type="float" office:value="9" calcext:value-type="float">
            <text:p>9</text:p>
          </table:table-cell>
          <table:table-cell table:formula="of:=[.D1341]" office:value-type="float" office:value="4" calcext:value-type="float">
            <text:p>4</text:p>
          </table:table-cell>
          <table:table-cell table:number-columns-repeated="6"/>
          <table:table-cell table:formula="of:=[.G1346]*INDIRECT(ADDRESS([.A1346]+[.D1346];2;1;;&quot;rates&quot;))-[.H1346]*INDIRECT(ADDRESS([.A1346]+[.D134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47];[.B1346];[.B1346]+1)" office:value-type="date" office:date-value="2024-09-26" calcext:value-type="date">
            <text:p>2024-09-26</text:p>
          </table:table-cell>
          <table:table-cell table:formula="of:=MONTH([.B1347])" office:value-type="float" office:value="9" calcext:value-type="float">
            <text:p>9</text:p>
          </table:table-cell>
          <table:table-cell table:formula="of:=[.D1342]" office:value-type="float" office:value="0" calcext:value-type="float">
            <text:p>0</text:p>
          </table:table-cell>
          <table:table-cell table:number-columns-repeated="6"/>
          <table:table-cell table:formula="of:=[.G1347]*INDIRECT(ADDRESS([.A1347]+[.D1347];2;1;;&quot;rates&quot;))-[.H1347]*INDIRECT(ADDRESS([.A1347]+[.D134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48];[.B1347];[.B1347]+1)" office:value-type="date" office:date-value="2024-09-26" calcext:value-type="date">
            <text:p>2024-09-26</text:p>
          </table:table-cell>
          <table:table-cell table:formula="of:=MONTH([.B1348])" office:value-type="float" office:value="9" calcext:value-type="float">
            <text:p>9</text:p>
          </table:table-cell>
          <table:table-cell table:formula="of:=[.D1343]" office:value-type="float" office:value="1" calcext:value-type="float">
            <text:p>1</text:p>
          </table:table-cell>
          <table:table-cell table:number-columns-repeated="6"/>
          <table:table-cell table:formula="of:=[.G1348]*INDIRECT(ADDRESS([.A1348]+[.D1348];2;1;;&quot;rates&quot;))-[.H1348]*INDIRECT(ADDRESS([.A1348]+[.D134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49];[.B1348];[.B1348]+1)" office:value-type="date" office:date-value="2024-09-26" calcext:value-type="date">
            <text:p>2024-09-26</text:p>
          </table:table-cell>
          <table:table-cell table:formula="of:=MONTH([.B1349])" office:value-type="float" office:value="9" calcext:value-type="float">
            <text:p>9</text:p>
          </table:table-cell>
          <table:table-cell table:formula="of:=[.D1344]" office:value-type="float" office:value="2" calcext:value-type="float">
            <text:p>2</text:p>
          </table:table-cell>
          <table:table-cell table:number-columns-repeated="6"/>
          <table:table-cell table:formula="of:=[.G1349]*INDIRECT(ADDRESS([.A1349]+[.D1349];2;1;;&quot;rates&quot;))-[.H1349]*INDIRECT(ADDRESS([.A1349]+[.D134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50];[.B1349];[.B1349]+1)" office:value-type="date" office:date-value="2024-09-26" calcext:value-type="date">
            <text:p>2024-09-26</text:p>
          </table:table-cell>
          <table:table-cell table:formula="of:=MONTH([.B1350])" office:value-type="float" office:value="9" calcext:value-type="float">
            <text:p>9</text:p>
          </table:table-cell>
          <table:table-cell table:formula="of:=[.D1345]" office:value-type="float" office:value="3" calcext:value-type="float">
            <text:p>3</text:p>
          </table:table-cell>
          <table:table-cell table:number-columns-repeated="6"/>
          <table:table-cell table:formula="of:=[.G1350]*INDIRECT(ADDRESS([.A1350]+[.D1350];2;1;;&quot;rates&quot;))-[.H1350]*INDIRECT(ADDRESS([.A1350]+[.D135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51];[.B1350];[.B1350]+1)" office:value-type="date" office:date-value="2024-09-26" calcext:value-type="date">
            <text:p>2024-09-26</text:p>
          </table:table-cell>
          <table:table-cell table:formula="of:=MONTH([.B1351])" office:value-type="float" office:value="9" calcext:value-type="float">
            <text:p>9</text:p>
          </table:table-cell>
          <table:table-cell table:formula="of:=[.D1346]" office:value-type="float" office:value="4" calcext:value-type="float">
            <text:p>4</text:p>
          </table:table-cell>
          <table:table-cell table:number-columns-repeated="6"/>
          <table:table-cell table:formula="of:=[.G1351]*INDIRECT(ADDRESS([.A1351]+[.D1351];2;1;;&quot;rates&quot;))-[.H1351]*INDIRECT(ADDRESS([.A1351]+[.D135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52];[.B1351];[.B1351]+1)" office:value-type="date" office:date-value="2024-09-27" calcext:value-type="date">
            <text:p>2024-09-27</text:p>
          </table:table-cell>
          <table:table-cell table:formula="of:=MONTH([.B1352])" office:value-type="float" office:value="9" calcext:value-type="float">
            <text:p>9</text:p>
          </table:table-cell>
          <table:table-cell table:formula="of:=[.D1347]" office:value-type="float" office:value="0" calcext:value-type="float">
            <text:p>0</text:p>
          </table:table-cell>
          <table:table-cell table:number-columns-repeated="6"/>
          <table:table-cell table:formula="of:=[.G1352]*INDIRECT(ADDRESS([.A1352]+[.D1352];2;1;;&quot;rates&quot;))-[.H1352]*INDIRECT(ADDRESS([.A1352]+[.D135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53];[.B1352];[.B1352]+1)" office:value-type="date" office:date-value="2024-09-27" calcext:value-type="date">
            <text:p>2024-09-27</text:p>
          </table:table-cell>
          <table:table-cell table:formula="of:=MONTH([.B1353])" office:value-type="float" office:value="9" calcext:value-type="float">
            <text:p>9</text:p>
          </table:table-cell>
          <table:table-cell table:formula="of:=[.D1348]" office:value-type="float" office:value="1" calcext:value-type="float">
            <text:p>1</text:p>
          </table:table-cell>
          <table:table-cell table:number-columns-repeated="6"/>
          <table:table-cell table:formula="of:=[.G1353]*INDIRECT(ADDRESS([.A1353]+[.D1353];2;1;;&quot;rates&quot;))-[.H1353]*INDIRECT(ADDRESS([.A1353]+[.D135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54];[.B1353];[.B1353]+1)" office:value-type="date" office:date-value="2024-09-27" calcext:value-type="date">
            <text:p>2024-09-27</text:p>
          </table:table-cell>
          <table:table-cell table:formula="of:=MONTH([.B1354])" office:value-type="float" office:value="9" calcext:value-type="float">
            <text:p>9</text:p>
          </table:table-cell>
          <table:table-cell table:formula="of:=[.D1349]" office:value-type="float" office:value="2" calcext:value-type="float">
            <text:p>2</text:p>
          </table:table-cell>
          <table:table-cell table:number-columns-repeated="6"/>
          <table:table-cell table:formula="of:=[.G1354]*INDIRECT(ADDRESS([.A1354]+[.D1354];2;1;;&quot;rates&quot;))-[.H1354]*INDIRECT(ADDRESS([.A1354]+[.D135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55];[.B1354];[.B1354]+1)" office:value-type="date" office:date-value="2024-09-27" calcext:value-type="date">
            <text:p>2024-09-27</text:p>
          </table:table-cell>
          <table:table-cell table:formula="of:=MONTH([.B1355])" office:value-type="float" office:value="9" calcext:value-type="float">
            <text:p>9</text:p>
          </table:table-cell>
          <table:table-cell table:formula="of:=[.D1350]" office:value-type="float" office:value="3" calcext:value-type="float">
            <text:p>3</text:p>
          </table:table-cell>
          <table:table-cell table:number-columns-repeated="6"/>
          <table:table-cell table:formula="of:=[.G1355]*INDIRECT(ADDRESS([.A1355]+[.D1355];2;1;;&quot;rates&quot;))-[.H1355]*INDIRECT(ADDRESS([.A1355]+[.D135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56];[.B1355];[.B1355]+1)" office:value-type="date" office:date-value="2024-09-27" calcext:value-type="date">
            <text:p>2024-09-27</text:p>
          </table:table-cell>
          <table:table-cell table:formula="of:=MONTH([.B1356])" office:value-type="float" office:value="9" calcext:value-type="float">
            <text:p>9</text:p>
          </table:table-cell>
          <table:table-cell table:formula="of:=[.D1351]" office:value-type="float" office:value="4" calcext:value-type="float">
            <text:p>4</text:p>
          </table:table-cell>
          <table:table-cell table:number-columns-repeated="6"/>
          <table:table-cell table:formula="of:=[.G1356]*INDIRECT(ADDRESS([.A1356]+[.D1356];2;1;;&quot;rates&quot;))-[.H1356]*INDIRECT(ADDRESS([.A1356]+[.D135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57];[.B1356];[.B1356]+1)" office:value-type="date" office:date-value="2024-09-28" calcext:value-type="date">
            <text:p>2024-09-28</text:p>
          </table:table-cell>
          <table:table-cell table:formula="of:=MONTH([.B1357])" office:value-type="float" office:value="9" calcext:value-type="float">
            <text:p>9</text:p>
          </table:table-cell>
          <table:table-cell table:formula="of:=[.D1352]" office:value-type="float" office:value="0" calcext:value-type="float">
            <text:p>0</text:p>
          </table:table-cell>
          <table:table-cell table:number-columns-repeated="6"/>
          <table:table-cell table:formula="of:=[.G1357]*INDIRECT(ADDRESS([.A1357]+[.D1357];2;1;;&quot;rates&quot;))-[.H1357]*INDIRECT(ADDRESS([.A1357]+[.D135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58];[.B1357];[.B1357]+1)" office:value-type="date" office:date-value="2024-09-28" calcext:value-type="date">
            <text:p>2024-09-28</text:p>
          </table:table-cell>
          <table:table-cell table:formula="of:=MONTH([.B1358])" office:value-type="float" office:value="9" calcext:value-type="float">
            <text:p>9</text:p>
          </table:table-cell>
          <table:table-cell table:formula="of:=[.D1353]" office:value-type="float" office:value="1" calcext:value-type="float">
            <text:p>1</text:p>
          </table:table-cell>
          <table:table-cell table:number-columns-repeated="6"/>
          <table:table-cell table:formula="of:=[.G1358]*INDIRECT(ADDRESS([.A1358]+[.D1358];2;1;;&quot;rates&quot;))-[.H1358]*INDIRECT(ADDRESS([.A1358]+[.D135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59];[.B1358];[.B1358]+1)" office:value-type="date" office:date-value="2024-09-28" calcext:value-type="date">
            <text:p>2024-09-28</text:p>
          </table:table-cell>
          <table:table-cell table:formula="of:=MONTH([.B1359])" office:value-type="float" office:value="9" calcext:value-type="float">
            <text:p>9</text:p>
          </table:table-cell>
          <table:table-cell table:formula="of:=[.D1354]" office:value-type="float" office:value="2" calcext:value-type="float">
            <text:p>2</text:p>
          </table:table-cell>
          <table:table-cell table:number-columns-repeated="6"/>
          <table:table-cell table:formula="of:=[.G1359]*INDIRECT(ADDRESS([.A1359]+[.D1359];2;1;;&quot;rates&quot;))-[.H1359]*INDIRECT(ADDRESS([.A1359]+[.D135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60];[.B1359];[.B1359]+1)" office:value-type="date" office:date-value="2024-09-28" calcext:value-type="date">
            <text:p>2024-09-28</text:p>
          </table:table-cell>
          <table:table-cell table:formula="of:=MONTH([.B1360])" office:value-type="float" office:value="9" calcext:value-type="float">
            <text:p>9</text:p>
          </table:table-cell>
          <table:table-cell table:formula="of:=[.D1355]" office:value-type="float" office:value="3" calcext:value-type="float">
            <text:p>3</text:p>
          </table:table-cell>
          <table:table-cell table:number-columns-repeated="6"/>
          <table:table-cell table:formula="of:=[.G1360]*INDIRECT(ADDRESS([.A1360]+[.D1360];2;1;;&quot;rates&quot;))-[.H1360]*INDIRECT(ADDRESS([.A1360]+[.D136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61];[.B1360];[.B1360]+1)" office:value-type="date" office:date-value="2024-09-28" calcext:value-type="date">
            <text:p>2024-09-28</text:p>
          </table:table-cell>
          <table:table-cell table:formula="of:=MONTH([.B1361])" office:value-type="float" office:value="9" calcext:value-type="float">
            <text:p>9</text:p>
          </table:table-cell>
          <table:table-cell table:formula="of:=[.D1356]" office:value-type="float" office:value="4" calcext:value-type="float">
            <text:p>4</text:p>
          </table:table-cell>
          <table:table-cell table:number-columns-repeated="6"/>
          <table:table-cell table:formula="of:=[.G1361]*INDIRECT(ADDRESS([.A1361]+[.D1361];2;1;;&quot;rates&quot;))-[.H1361]*INDIRECT(ADDRESS([.A1361]+[.D136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62];[.B1361];[.B1361]+1)" office:value-type="date" office:date-value="2024-09-29" calcext:value-type="date">
            <text:p>2024-09-29</text:p>
          </table:table-cell>
          <table:table-cell table:formula="of:=MONTH([.B1362])" office:value-type="float" office:value="9" calcext:value-type="float">
            <text:p>9</text:p>
          </table:table-cell>
          <table:table-cell table:formula="of:=[.D1357]" office:value-type="float" office:value="0" calcext:value-type="float">
            <text:p>0</text:p>
          </table:table-cell>
          <table:table-cell table:number-columns-repeated="6"/>
          <table:table-cell table:formula="of:=[.G1362]*INDIRECT(ADDRESS([.A1362]+[.D1362];2;1;;&quot;rates&quot;))-[.H1362]*INDIRECT(ADDRESS([.A1362]+[.D136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63];[.B1362];[.B1362]+1)" office:value-type="date" office:date-value="2024-09-29" calcext:value-type="date">
            <text:p>2024-09-29</text:p>
          </table:table-cell>
          <table:table-cell table:formula="of:=MONTH([.B1363])" office:value-type="float" office:value="9" calcext:value-type="float">
            <text:p>9</text:p>
          </table:table-cell>
          <table:table-cell table:formula="of:=[.D1358]" office:value-type="float" office:value="1" calcext:value-type="float">
            <text:p>1</text:p>
          </table:table-cell>
          <table:table-cell table:number-columns-repeated="6"/>
          <table:table-cell table:formula="of:=[.G1363]*INDIRECT(ADDRESS([.A1363]+[.D1363];2;1;;&quot;rates&quot;))-[.H1363]*INDIRECT(ADDRESS([.A1363]+[.D136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64];[.B1363];[.B1363]+1)" office:value-type="date" office:date-value="2024-09-29" calcext:value-type="date">
            <text:p>2024-09-29</text:p>
          </table:table-cell>
          <table:table-cell table:formula="of:=MONTH([.B1364])" office:value-type="float" office:value="9" calcext:value-type="float">
            <text:p>9</text:p>
          </table:table-cell>
          <table:table-cell table:formula="of:=[.D1359]" office:value-type="float" office:value="2" calcext:value-type="float">
            <text:p>2</text:p>
          </table:table-cell>
          <table:table-cell table:number-columns-repeated="6"/>
          <table:table-cell table:formula="of:=[.G1364]*INDIRECT(ADDRESS([.A1364]+[.D1364];2;1;;&quot;rates&quot;))-[.H1364]*INDIRECT(ADDRESS([.A1364]+[.D136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65];[.B1364];[.B1364]+1)" office:value-type="date" office:date-value="2024-09-29" calcext:value-type="date">
            <text:p>2024-09-29</text:p>
          </table:table-cell>
          <table:table-cell table:formula="of:=MONTH([.B1365])" office:value-type="float" office:value="9" calcext:value-type="float">
            <text:p>9</text:p>
          </table:table-cell>
          <table:table-cell table:formula="of:=[.D1360]" office:value-type="float" office:value="3" calcext:value-type="float">
            <text:p>3</text:p>
          </table:table-cell>
          <table:table-cell table:number-columns-repeated="6"/>
          <table:table-cell table:formula="of:=[.G1365]*INDIRECT(ADDRESS([.A1365]+[.D1365];2;1;;&quot;rates&quot;))-[.H1365]*INDIRECT(ADDRESS([.A1365]+[.D136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66];[.B1365];[.B1365]+1)" office:value-type="date" office:date-value="2024-09-29" calcext:value-type="date">
            <text:p>2024-09-29</text:p>
          </table:table-cell>
          <table:table-cell table:formula="of:=MONTH([.B1366])" office:value-type="float" office:value="9" calcext:value-type="float">
            <text:p>9</text:p>
          </table:table-cell>
          <table:table-cell table:formula="of:=[.D1361]" office:value-type="float" office:value="4" calcext:value-type="float">
            <text:p>4</text:p>
          </table:table-cell>
          <table:table-cell table:number-columns-repeated="6"/>
          <table:table-cell table:formula="of:=[.G1366]*INDIRECT(ADDRESS([.A1366]+[.D1366];2;1;;&quot;rates&quot;))-[.H1366]*INDIRECT(ADDRESS([.A1366]+[.D136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67];[.B1366];[.B1366]+1)" office:value-type="date" office:date-value="2024-09-30" calcext:value-type="date">
            <text:p>2024-09-30</text:p>
          </table:table-cell>
          <table:table-cell table:formula="of:=MONTH([.B1367])" office:value-type="float" office:value="9" calcext:value-type="float">
            <text:p>9</text:p>
          </table:table-cell>
          <table:table-cell table:formula="of:=[.D1362]" office:value-type="float" office:value="0" calcext:value-type="float">
            <text:p>0</text:p>
          </table:table-cell>
          <table:table-cell table:number-columns-repeated="6"/>
          <table:table-cell table:formula="of:=[.G1367]*INDIRECT(ADDRESS([.A1367]+[.D1367];2;1;;&quot;rates&quot;))-[.H1367]*INDIRECT(ADDRESS([.A1367]+[.D136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68];[.B1367];[.B1367]+1)" office:value-type="date" office:date-value="2024-09-30" calcext:value-type="date">
            <text:p>2024-09-30</text:p>
          </table:table-cell>
          <table:table-cell table:formula="of:=MONTH([.B1368])" office:value-type="float" office:value="9" calcext:value-type="float">
            <text:p>9</text:p>
          </table:table-cell>
          <table:table-cell table:formula="of:=[.D1363]" office:value-type="float" office:value="1" calcext:value-type="float">
            <text:p>1</text:p>
          </table:table-cell>
          <table:table-cell table:number-columns-repeated="6"/>
          <table:table-cell table:formula="of:=[.G1368]*INDIRECT(ADDRESS([.A1368]+[.D1368];2;1;;&quot;rates&quot;))-[.H1368]*INDIRECT(ADDRESS([.A1368]+[.D136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69];[.B1368];[.B1368]+1)" office:value-type="date" office:date-value="2024-09-30" calcext:value-type="date">
            <text:p>2024-09-30</text:p>
          </table:table-cell>
          <table:table-cell table:formula="of:=MONTH([.B1369])" office:value-type="float" office:value="9" calcext:value-type="float">
            <text:p>9</text:p>
          </table:table-cell>
          <table:table-cell table:formula="of:=[.D1364]" office:value-type="float" office:value="2" calcext:value-type="float">
            <text:p>2</text:p>
          </table:table-cell>
          <table:table-cell table:number-columns-repeated="6"/>
          <table:table-cell table:formula="of:=[.G1369]*INDIRECT(ADDRESS([.A1369]+[.D1369];2;1;;&quot;rates&quot;))-[.H1369]*INDIRECT(ADDRESS([.A1369]+[.D136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70];[.B1369];[.B1369]+1)" office:value-type="date" office:date-value="2024-09-30" calcext:value-type="date">
            <text:p>2024-09-30</text:p>
          </table:table-cell>
          <table:table-cell table:formula="of:=MONTH([.B1370])" office:value-type="float" office:value="9" calcext:value-type="float">
            <text:p>9</text:p>
          </table:table-cell>
          <table:table-cell table:formula="of:=[.D1365]" office:value-type="float" office:value="3" calcext:value-type="float">
            <text:p>3</text:p>
          </table:table-cell>
          <table:table-cell table:number-columns-repeated="6"/>
          <table:table-cell table:formula="of:=[.G1370]*INDIRECT(ADDRESS([.A1370]+[.D1370];2;1;;&quot;rates&quot;))-[.H1370]*INDIRECT(ADDRESS([.A1370]+[.D137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1371];[.B1370];[.B1370]+1)" office:value-type="date" office:date-value="2024-09-30" calcext:value-type="date">
            <text:p>2024-09-30</text:p>
          </table:table-cell>
          <table:table-cell table:formula="of:=MONTH([.B1371])" office:value-type="float" office:value="9" calcext:value-type="float">
            <text:p>9</text:p>
          </table:table-cell>
          <table:table-cell table:formula="of:=[.D1366]" office:value-type="float" office:value="4" calcext:value-type="float">
            <text:p>4</text:p>
          </table:table-cell>
          <table:table-cell table:number-columns-repeated="6"/>
          <table:table-cell table:formula="of:=[.G1371]*INDIRECT(ADDRESS([.A1371]+[.D1371];2;1;;&quot;rates&quot;))-[.H1371]*INDIRECT(ADDRESS([.A1371]+[.D137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72];[.B1371];[.B1371]+1)" office:value-type="date" office:date-value="2024-10-01" calcext:value-type="date">
            <text:p>2024-10-01</text:p>
          </table:table-cell>
          <table:table-cell table:formula="of:=MONTH([.B1372])" office:value-type="float" office:value="10" calcext:value-type="float">
            <text:p>10</text:p>
          </table:table-cell>
          <table:table-cell table:formula="of:=[.D1367]" office:value-type="float" office:value="0" calcext:value-type="float">
            <text:p>0</text:p>
          </table:table-cell>
          <table:table-cell table:number-columns-repeated="6"/>
          <table:table-cell table:formula="of:=[.G1372]*INDIRECT(ADDRESS([.A1372]+[.D1372];2;1;;&quot;rates&quot;))-[.H1372]*INDIRECT(ADDRESS([.A1372]+[.D137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73];[.B1372];[.B1372]+1)" office:value-type="date" office:date-value="2024-10-01" calcext:value-type="date">
            <text:p>2024-10-01</text:p>
          </table:table-cell>
          <table:table-cell table:formula="of:=MONTH([.B1373])" office:value-type="float" office:value="10" calcext:value-type="float">
            <text:p>10</text:p>
          </table:table-cell>
          <table:table-cell table:formula="of:=[.D1368]" office:value-type="float" office:value="1" calcext:value-type="float">
            <text:p>1</text:p>
          </table:table-cell>
          <table:table-cell table:number-columns-repeated="6"/>
          <table:table-cell table:formula="of:=[.G1373]*INDIRECT(ADDRESS([.A1373]+[.D1373];2;1;;&quot;rates&quot;))-[.H1373]*INDIRECT(ADDRESS([.A1373]+[.D137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74];[.B1373];[.B1373]+1)" office:value-type="date" office:date-value="2024-10-01" calcext:value-type="date">
            <text:p>2024-10-01</text:p>
          </table:table-cell>
          <table:table-cell table:formula="of:=MONTH([.B1374])" office:value-type="float" office:value="10" calcext:value-type="float">
            <text:p>10</text:p>
          </table:table-cell>
          <table:table-cell table:formula="of:=[.D1369]" office:value-type="float" office:value="2" calcext:value-type="float">
            <text:p>2</text:p>
          </table:table-cell>
          <table:table-cell table:number-columns-repeated="6"/>
          <table:table-cell table:formula="of:=[.G1374]*INDIRECT(ADDRESS([.A1374]+[.D1374];2;1;;&quot;rates&quot;))-[.H1374]*INDIRECT(ADDRESS([.A1374]+[.D137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75];[.B1374];[.B1374]+1)" office:value-type="date" office:date-value="2024-10-01" calcext:value-type="date">
            <text:p>2024-10-01</text:p>
          </table:table-cell>
          <table:table-cell table:formula="of:=MONTH([.B1375])" office:value-type="float" office:value="10" calcext:value-type="float">
            <text:p>10</text:p>
          </table:table-cell>
          <table:table-cell table:formula="of:=[.D1370]" office:value-type="float" office:value="3" calcext:value-type="float">
            <text:p>3</text:p>
          </table:table-cell>
          <table:table-cell table:number-columns-repeated="6"/>
          <table:table-cell table:formula="of:=[.G1375]*INDIRECT(ADDRESS([.A1375]+[.D1375];2;1;;&quot;rates&quot;))-[.H1375]*INDIRECT(ADDRESS([.A1375]+[.D137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76];[.B1375];[.B1375]+1)" office:value-type="date" office:date-value="2024-10-01" calcext:value-type="date">
            <text:p>2024-10-01</text:p>
          </table:table-cell>
          <table:table-cell table:formula="of:=MONTH([.B1376])" office:value-type="float" office:value="10" calcext:value-type="float">
            <text:p>10</text:p>
          </table:table-cell>
          <table:table-cell table:formula="of:=[.D1371]" office:value-type="float" office:value="4" calcext:value-type="float">
            <text:p>4</text:p>
          </table:table-cell>
          <table:table-cell table:number-columns-repeated="6"/>
          <table:table-cell table:formula="of:=[.G1376]*INDIRECT(ADDRESS([.A1376]+[.D1376];2;1;;&quot;rates&quot;))-[.H1376]*INDIRECT(ADDRESS([.A1376]+[.D137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77];[.B1376];[.B1376]+1)" office:value-type="date" office:date-value="2024-10-02" calcext:value-type="date">
            <text:p>2024-10-02</text:p>
          </table:table-cell>
          <table:table-cell table:formula="of:=MONTH([.B1377])" office:value-type="float" office:value="10" calcext:value-type="float">
            <text:p>10</text:p>
          </table:table-cell>
          <table:table-cell table:formula="of:=[.D1372]" office:value-type="float" office:value="0" calcext:value-type="float">
            <text:p>0</text:p>
          </table:table-cell>
          <table:table-cell table:number-columns-repeated="6"/>
          <table:table-cell table:formula="of:=[.G1377]*INDIRECT(ADDRESS([.A1377]+[.D1377];2;1;;&quot;rates&quot;))-[.H1377]*INDIRECT(ADDRESS([.A1377]+[.D137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78];[.B1377];[.B1377]+1)" office:value-type="date" office:date-value="2024-10-02" calcext:value-type="date">
            <text:p>2024-10-02</text:p>
          </table:table-cell>
          <table:table-cell table:formula="of:=MONTH([.B1378])" office:value-type="float" office:value="10" calcext:value-type="float">
            <text:p>10</text:p>
          </table:table-cell>
          <table:table-cell table:formula="of:=[.D1373]" office:value-type="float" office:value="1" calcext:value-type="float">
            <text:p>1</text:p>
          </table:table-cell>
          <table:table-cell table:number-columns-repeated="6"/>
          <table:table-cell table:formula="of:=[.G1378]*INDIRECT(ADDRESS([.A1378]+[.D1378];2;1;;&quot;rates&quot;))-[.H1378]*INDIRECT(ADDRESS([.A1378]+[.D137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79];[.B1378];[.B1378]+1)" office:value-type="date" office:date-value="2024-10-02" calcext:value-type="date">
            <text:p>2024-10-02</text:p>
          </table:table-cell>
          <table:table-cell table:formula="of:=MONTH([.B1379])" office:value-type="float" office:value="10" calcext:value-type="float">
            <text:p>10</text:p>
          </table:table-cell>
          <table:table-cell table:formula="of:=[.D1374]" office:value-type="float" office:value="2" calcext:value-type="float">
            <text:p>2</text:p>
          </table:table-cell>
          <table:table-cell table:number-columns-repeated="6"/>
          <table:table-cell table:formula="of:=[.G1379]*INDIRECT(ADDRESS([.A1379]+[.D1379];2;1;;&quot;rates&quot;))-[.H1379]*INDIRECT(ADDRESS([.A1379]+[.D137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80];[.B1379];[.B1379]+1)" office:value-type="date" office:date-value="2024-10-02" calcext:value-type="date">
            <text:p>2024-10-02</text:p>
          </table:table-cell>
          <table:table-cell table:formula="of:=MONTH([.B1380])" office:value-type="float" office:value="10" calcext:value-type="float">
            <text:p>10</text:p>
          </table:table-cell>
          <table:table-cell table:formula="of:=[.D1375]" office:value-type="float" office:value="3" calcext:value-type="float">
            <text:p>3</text:p>
          </table:table-cell>
          <table:table-cell table:number-columns-repeated="6"/>
          <table:table-cell table:formula="of:=[.G1380]*INDIRECT(ADDRESS([.A1380]+[.D1380];2;1;;&quot;rates&quot;))-[.H1380]*INDIRECT(ADDRESS([.A1380]+[.D138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81];[.B1380];[.B1380]+1)" office:value-type="date" office:date-value="2024-10-02" calcext:value-type="date">
            <text:p>2024-10-02</text:p>
          </table:table-cell>
          <table:table-cell table:formula="of:=MONTH([.B1381])" office:value-type="float" office:value="10" calcext:value-type="float">
            <text:p>10</text:p>
          </table:table-cell>
          <table:table-cell table:formula="of:=[.D1376]" office:value-type="float" office:value="4" calcext:value-type="float">
            <text:p>4</text:p>
          </table:table-cell>
          <table:table-cell table:number-columns-repeated="6"/>
          <table:table-cell table:formula="of:=[.G1381]*INDIRECT(ADDRESS([.A1381]+[.D1381];2;1;;&quot;rates&quot;))-[.H1381]*INDIRECT(ADDRESS([.A1381]+[.D138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82];[.B1381];[.B1381]+1)" office:value-type="date" office:date-value="2024-10-03" calcext:value-type="date">
            <text:p>2024-10-03</text:p>
          </table:table-cell>
          <table:table-cell table:formula="of:=MONTH([.B1382])" office:value-type="float" office:value="10" calcext:value-type="float">
            <text:p>10</text:p>
          </table:table-cell>
          <table:table-cell table:formula="of:=[.D1377]" office:value-type="float" office:value="0" calcext:value-type="float">
            <text:p>0</text:p>
          </table:table-cell>
          <table:table-cell table:number-columns-repeated="6"/>
          <table:table-cell table:formula="of:=[.G1382]*INDIRECT(ADDRESS([.A1382]+[.D1382];2;1;;&quot;rates&quot;))-[.H1382]*INDIRECT(ADDRESS([.A1382]+[.D138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83];[.B1382];[.B1382]+1)" office:value-type="date" office:date-value="2024-10-03" calcext:value-type="date">
            <text:p>2024-10-03</text:p>
          </table:table-cell>
          <table:table-cell table:formula="of:=MONTH([.B1383])" office:value-type="float" office:value="10" calcext:value-type="float">
            <text:p>10</text:p>
          </table:table-cell>
          <table:table-cell table:formula="of:=[.D1378]" office:value-type="float" office:value="1" calcext:value-type="float">
            <text:p>1</text:p>
          </table:table-cell>
          <table:table-cell table:number-columns-repeated="6"/>
          <table:table-cell table:formula="of:=[.G1383]*INDIRECT(ADDRESS([.A1383]+[.D1383];2;1;;&quot;rates&quot;))-[.H1383]*INDIRECT(ADDRESS([.A1383]+[.D138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84];[.B1383];[.B1383]+1)" office:value-type="date" office:date-value="2024-10-03" calcext:value-type="date">
            <text:p>2024-10-03</text:p>
          </table:table-cell>
          <table:table-cell table:formula="of:=MONTH([.B1384])" office:value-type="float" office:value="10" calcext:value-type="float">
            <text:p>10</text:p>
          </table:table-cell>
          <table:table-cell table:formula="of:=[.D1379]" office:value-type="float" office:value="2" calcext:value-type="float">
            <text:p>2</text:p>
          </table:table-cell>
          <table:table-cell table:number-columns-repeated="6"/>
          <table:table-cell table:formula="of:=[.G1384]*INDIRECT(ADDRESS([.A1384]+[.D1384];2;1;;&quot;rates&quot;))-[.H1384]*INDIRECT(ADDRESS([.A1384]+[.D138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85];[.B1384];[.B1384]+1)" office:value-type="date" office:date-value="2024-10-03" calcext:value-type="date">
            <text:p>2024-10-03</text:p>
          </table:table-cell>
          <table:table-cell table:formula="of:=MONTH([.B1385])" office:value-type="float" office:value="10" calcext:value-type="float">
            <text:p>10</text:p>
          </table:table-cell>
          <table:table-cell table:formula="of:=[.D1380]" office:value-type="float" office:value="3" calcext:value-type="float">
            <text:p>3</text:p>
          </table:table-cell>
          <table:table-cell table:number-columns-repeated="6"/>
          <table:table-cell table:formula="of:=[.G1385]*INDIRECT(ADDRESS([.A1385]+[.D1385];2;1;;&quot;rates&quot;))-[.H1385]*INDIRECT(ADDRESS([.A1385]+[.D138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86];[.B1385];[.B1385]+1)" office:value-type="date" office:date-value="2024-10-03" calcext:value-type="date">
            <text:p>2024-10-03</text:p>
          </table:table-cell>
          <table:table-cell table:formula="of:=MONTH([.B1386])" office:value-type="float" office:value="10" calcext:value-type="float">
            <text:p>10</text:p>
          </table:table-cell>
          <table:table-cell table:formula="of:=[.D1381]" office:value-type="float" office:value="4" calcext:value-type="float">
            <text:p>4</text:p>
          </table:table-cell>
          <table:table-cell table:number-columns-repeated="6"/>
          <table:table-cell table:formula="of:=[.G1386]*INDIRECT(ADDRESS([.A1386]+[.D1386];2;1;;&quot;rates&quot;))-[.H1386]*INDIRECT(ADDRESS([.A1386]+[.D138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87];[.B1386];[.B1386]+1)" office:value-type="date" office:date-value="2024-10-04" calcext:value-type="date">
            <text:p>2024-10-04</text:p>
          </table:table-cell>
          <table:table-cell table:formula="of:=MONTH([.B1387])" office:value-type="float" office:value="10" calcext:value-type="float">
            <text:p>10</text:p>
          </table:table-cell>
          <table:table-cell table:formula="of:=[.D1382]" office:value-type="float" office:value="0" calcext:value-type="float">
            <text:p>0</text:p>
          </table:table-cell>
          <table:table-cell table:number-columns-repeated="6"/>
          <table:table-cell table:formula="of:=[.G1387]*INDIRECT(ADDRESS([.A1387]+[.D1387];2;1;;&quot;rates&quot;))-[.H1387]*INDIRECT(ADDRESS([.A1387]+[.D138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88];[.B1387];[.B1387]+1)" office:value-type="date" office:date-value="2024-10-04" calcext:value-type="date">
            <text:p>2024-10-04</text:p>
          </table:table-cell>
          <table:table-cell table:formula="of:=MONTH([.B1388])" office:value-type="float" office:value="10" calcext:value-type="float">
            <text:p>10</text:p>
          </table:table-cell>
          <table:table-cell table:formula="of:=[.D1383]" office:value-type="float" office:value="1" calcext:value-type="float">
            <text:p>1</text:p>
          </table:table-cell>
          <table:table-cell table:number-columns-repeated="6"/>
          <table:table-cell table:formula="of:=[.G1388]*INDIRECT(ADDRESS([.A1388]+[.D1388];2;1;;&quot;rates&quot;))-[.H1388]*INDIRECT(ADDRESS([.A1388]+[.D138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89];[.B1388];[.B1388]+1)" office:value-type="date" office:date-value="2024-10-04" calcext:value-type="date">
            <text:p>2024-10-04</text:p>
          </table:table-cell>
          <table:table-cell table:formula="of:=MONTH([.B1389])" office:value-type="float" office:value="10" calcext:value-type="float">
            <text:p>10</text:p>
          </table:table-cell>
          <table:table-cell table:formula="of:=[.D1384]" office:value-type="float" office:value="2" calcext:value-type="float">
            <text:p>2</text:p>
          </table:table-cell>
          <table:table-cell table:number-columns-repeated="6"/>
          <table:table-cell table:formula="of:=[.G1389]*INDIRECT(ADDRESS([.A1389]+[.D1389];2;1;;&quot;rates&quot;))-[.H1389]*INDIRECT(ADDRESS([.A1389]+[.D138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90];[.B1389];[.B1389]+1)" office:value-type="date" office:date-value="2024-10-04" calcext:value-type="date">
            <text:p>2024-10-04</text:p>
          </table:table-cell>
          <table:table-cell table:formula="of:=MONTH([.B1390])" office:value-type="float" office:value="10" calcext:value-type="float">
            <text:p>10</text:p>
          </table:table-cell>
          <table:table-cell table:formula="of:=[.D1385]" office:value-type="float" office:value="3" calcext:value-type="float">
            <text:p>3</text:p>
          </table:table-cell>
          <table:table-cell table:number-columns-repeated="6"/>
          <table:table-cell table:formula="of:=[.G1390]*INDIRECT(ADDRESS([.A1390]+[.D1390];2;1;;&quot;rates&quot;))-[.H1390]*INDIRECT(ADDRESS([.A1390]+[.D139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91];[.B1390];[.B1390]+1)" office:value-type="date" office:date-value="2024-10-04" calcext:value-type="date">
            <text:p>2024-10-04</text:p>
          </table:table-cell>
          <table:table-cell table:formula="of:=MONTH([.B1391])" office:value-type="float" office:value="10" calcext:value-type="float">
            <text:p>10</text:p>
          </table:table-cell>
          <table:table-cell table:formula="of:=[.D1386]" office:value-type="float" office:value="4" calcext:value-type="float">
            <text:p>4</text:p>
          </table:table-cell>
          <table:table-cell table:number-columns-repeated="6"/>
          <table:table-cell table:formula="of:=[.G1391]*INDIRECT(ADDRESS([.A1391]+[.D1391];2;1;;&quot;rates&quot;))-[.H1391]*INDIRECT(ADDRESS([.A1391]+[.D139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92];[.B1391];[.B1391]+1)" office:value-type="date" office:date-value="2024-10-05" calcext:value-type="date">
            <text:p>2024-10-05</text:p>
          </table:table-cell>
          <table:table-cell table:formula="of:=MONTH([.B1392])" office:value-type="float" office:value="10" calcext:value-type="float">
            <text:p>10</text:p>
          </table:table-cell>
          <table:table-cell table:formula="of:=[.D1387]" office:value-type="float" office:value="0" calcext:value-type="float">
            <text:p>0</text:p>
          </table:table-cell>
          <table:table-cell table:number-columns-repeated="6"/>
          <table:table-cell table:formula="of:=[.G1392]*INDIRECT(ADDRESS([.A1392]+[.D1392];2;1;;&quot;rates&quot;))-[.H1392]*INDIRECT(ADDRESS([.A1392]+[.D139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93];[.B1392];[.B1392]+1)" office:value-type="date" office:date-value="2024-10-05" calcext:value-type="date">
            <text:p>2024-10-05</text:p>
          </table:table-cell>
          <table:table-cell table:formula="of:=MONTH([.B1393])" office:value-type="float" office:value="10" calcext:value-type="float">
            <text:p>10</text:p>
          </table:table-cell>
          <table:table-cell table:formula="of:=[.D1388]" office:value-type="float" office:value="1" calcext:value-type="float">
            <text:p>1</text:p>
          </table:table-cell>
          <table:table-cell table:number-columns-repeated="6"/>
          <table:table-cell table:formula="of:=[.G1393]*INDIRECT(ADDRESS([.A1393]+[.D1393];2;1;;&quot;rates&quot;))-[.H1393]*INDIRECT(ADDRESS([.A1393]+[.D139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94];[.B1393];[.B1393]+1)" office:value-type="date" office:date-value="2024-10-05" calcext:value-type="date">
            <text:p>2024-10-05</text:p>
          </table:table-cell>
          <table:table-cell table:formula="of:=MONTH([.B1394])" office:value-type="float" office:value="10" calcext:value-type="float">
            <text:p>10</text:p>
          </table:table-cell>
          <table:table-cell table:formula="of:=[.D1389]" office:value-type="float" office:value="2" calcext:value-type="float">
            <text:p>2</text:p>
          </table:table-cell>
          <table:table-cell table:number-columns-repeated="6"/>
          <table:table-cell table:formula="of:=[.G1394]*INDIRECT(ADDRESS([.A1394]+[.D1394];2;1;;&quot;rates&quot;))-[.H1394]*INDIRECT(ADDRESS([.A1394]+[.D139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95];[.B1394];[.B1394]+1)" office:value-type="date" office:date-value="2024-10-05" calcext:value-type="date">
            <text:p>2024-10-05</text:p>
          </table:table-cell>
          <table:table-cell table:formula="of:=MONTH([.B1395])" office:value-type="float" office:value="10" calcext:value-type="float">
            <text:p>10</text:p>
          </table:table-cell>
          <table:table-cell table:formula="of:=[.D1390]" office:value-type="float" office:value="3" calcext:value-type="float">
            <text:p>3</text:p>
          </table:table-cell>
          <table:table-cell table:number-columns-repeated="6"/>
          <table:table-cell table:formula="of:=[.G1395]*INDIRECT(ADDRESS([.A1395]+[.D1395];2;1;;&quot;rates&quot;))-[.H1395]*INDIRECT(ADDRESS([.A1395]+[.D139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96];[.B1395];[.B1395]+1)" office:value-type="date" office:date-value="2024-10-05" calcext:value-type="date">
            <text:p>2024-10-05</text:p>
          </table:table-cell>
          <table:table-cell table:formula="of:=MONTH([.B1396])" office:value-type="float" office:value="10" calcext:value-type="float">
            <text:p>10</text:p>
          </table:table-cell>
          <table:table-cell table:formula="of:=[.D1391]" office:value-type="float" office:value="4" calcext:value-type="float">
            <text:p>4</text:p>
          </table:table-cell>
          <table:table-cell table:number-columns-repeated="6"/>
          <table:table-cell table:formula="of:=[.G1396]*INDIRECT(ADDRESS([.A1396]+[.D1396];2;1;;&quot;rates&quot;))-[.H1396]*INDIRECT(ADDRESS([.A1396]+[.D139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97];[.B1396];[.B1396]+1)" office:value-type="date" office:date-value="2024-10-06" calcext:value-type="date">
            <text:p>2024-10-06</text:p>
          </table:table-cell>
          <table:table-cell table:formula="of:=MONTH([.B1397])" office:value-type="float" office:value="10" calcext:value-type="float">
            <text:p>10</text:p>
          </table:table-cell>
          <table:table-cell table:formula="of:=[.D1392]" office:value-type="float" office:value="0" calcext:value-type="float">
            <text:p>0</text:p>
          </table:table-cell>
          <table:table-cell table:number-columns-repeated="6"/>
          <table:table-cell table:formula="of:=[.G1397]*INDIRECT(ADDRESS([.A1397]+[.D1397];2;1;;&quot;rates&quot;))-[.H1397]*INDIRECT(ADDRESS([.A1397]+[.D139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98];[.B1397];[.B1397]+1)" office:value-type="date" office:date-value="2024-10-06" calcext:value-type="date">
            <text:p>2024-10-06</text:p>
          </table:table-cell>
          <table:table-cell table:formula="of:=MONTH([.B1398])" office:value-type="float" office:value="10" calcext:value-type="float">
            <text:p>10</text:p>
          </table:table-cell>
          <table:table-cell table:formula="of:=[.D1393]" office:value-type="float" office:value="1" calcext:value-type="float">
            <text:p>1</text:p>
          </table:table-cell>
          <table:table-cell table:number-columns-repeated="6"/>
          <table:table-cell table:formula="of:=[.G1398]*INDIRECT(ADDRESS([.A1398]+[.D1398];2;1;;&quot;rates&quot;))-[.H1398]*INDIRECT(ADDRESS([.A1398]+[.D139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399];[.B1398];[.B1398]+1)" office:value-type="date" office:date-value="2024-10-06" calcext:value-type="date">
            <text:p>2024-10-06</text:p>
          </table:table-cell>
          <table:table-cell table:formula="of:=MONTH([.B1399])" office:value-type="float" office:value="10" calcext:value-type="float">
            <text:p>10</text:p>
          </table:table-cell>
          <table:table-cell table:formula="of:=[.D1394]" office:value-type="float" office:value="2" calcext:value-type="float">
            <text:p>2</text:p>
          </table:table-cell>
          <table:table-cell table:number-columns-repeated="6"/>
          <table:table-cell table:formula="of:=[.G1399]*INDIRECT(ADDRESS([.A1399]+[.D1399];2;1;;&quot;rates&quot;))-[.H1399]*INDIRECT(ADDRESS([.A1399]+[.D139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00];[.B1399];[.B1399]+1)" office:value-type="date" office:date-value="2024-10-06" calcext:value-type="date">
            <text:p>2024-10-06</text:p>
          </table:table-cell>
          <table:table-cell table:formula="of:=MONTH([.B1400])" office:value-type="float" office:value="10" calcext:value-type="float">
            <text:p>10</text:p>
          </table:table-cell>
          <table:table-cell table:formula="of:=[.D1395]" office:value-type="float" office:value="3" calcext:value-type="float">
            <text:p>3</text:p>
          </table:table-cell>
          <table:table-cell table:number-columns-repeated="6"/>
          <table:table-cell table:formula="of:=[.G1400]*INDIRECT(ADDRESS([.A1400]+[.D1400];2;1;;&quot;rates&quot;))-[.H1400]*INDIRECT(ADDRESS([.A1400]+[.D140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01];[.B1400];[.B1400]+1)" office:value-type="date" office:date-value="2024-10-06" calcext:value-type="date">
            <text:p>2024-10-06</text:p>
          </table:table-cell>
          <table:table-cell table:formula="of:=MONTH([.B1401])" office:value-type="float" office:value="10" calcext:value-type="float">
            <text:p>10</text:p>
          </table:table-cell>
          <table:table-cell table:formula="of:=[.D1396]" office:value-type="float" office:value="4" calcext:value-type="float">
            <text:p>4</text:p>
          </table:table-cell>
          <table:table-cell table:number-columns-repeated="6"/>
          <table:table-cell table:formula="of:=[.G1401]*INDIRECT(ADDRESS([.A1401]+[.D1401];2;1;;&quot;rates&quot;))-[.H1401]*INDIRECT(ADDRESS([.A1401]+[.D140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02];[.B1401];[.B1401]+1)" office:value-type="date" office:date-value="2024-10-07" calcext:value-type="date">
            <text:p>2024-10-07</text:p>
          </table:table-cell>
          <table:table-cell table:formula="of:=MONTH([.B1402])" office:value-type="float" office:value="10" calcext:value-type="float">
            <text:p>10</text:p>
          </table:table-cell>
          <table:table-cell table:formula="of:=[.D1397]" office:value-type="float" office:value="0" calcext:value-type="float">
            <text:p>0</text:p>
          </table:table-cell>
          <table:table-cell table:number-columns-repeated="6"/>
          <table:table-cell table:formula="of:=[.G1402]*INDIRECT(ADDRESS([.A1402]+[.D1402];2;1;;&quot;rates&quot;))-[.H1402]*INDIRECT(ADDRESS([.A1402]+[.D140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03];[.B1402];[.B1402]+1)" office:value-type="date" office:date-value="2024-10-07" calcext:value-type="date">
            <text:p>2024-10-07</text:p>
          </table:table-cell>
          <table:table-cell table:formula="of:=MONTH([.B1403])" office:value-type="float" office:value="10" calcext:value-type="float">
            <text:p>10</text:p>
          </table:table-cell>
          <table:table-cell table:formula="of:=[.D1398]" office:value-type="float" office:value="1" calcext:value-type="float">
            <text:p>1</text:p>
          </table:table-cell>
          <table:table-cell table:number-columns-repeated="6"/>
          <table:table-cell table:formula="of:=[.G1403]*INDIRECT(ADDRESS([.A1403]+[.D1403];2;1;;&quot;rates&quot;))-[.H1403]*INDIRECT(ADDRESS([.A1403]+[.D140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04];[.B1403];[.B1403]+1)" office:value-type="date" office:date-value="2024-10-07" calcext:value-type="date">
            <text:p>2024-10-07</text:p>
          </table:table-cell>
          <table:table-cell table:formula="of:=MONTH([.B1404])" office:value-type="float" office:value="10" calcext:value-type="float">
            <text:p>10</text:p>
          </table:table-cell>
          <table:table-cell table:formula="of:=[.D1399]" office:value-type="float" office:value="2" calcext:value-type="float">
            <text:p>2</text:p>
          </table:table-cell>
          <table:table-cell table:number-columns-repeated="6"/>
          <table:table-cell table:formula="of:=[.G1404]*INDIRECT(ADDRESS([.A1404]+[.D1404];2;1;;&quot;rates&quot;))-[.H1404]*INDIRECT(ADDRESS([.A1404]+[.D140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05];[.B1404];[.B1404]+1)" office:value-type="date" office:date-value="2024-10-07" calcext:value-type="date">
            <text:p>2024-10-07</text:p>
          </table:table-cell>
          <table:table-cell table:formula="of:=MONTH([.B1405])" office:value-type="float" office:value="10" calcext:value-type="float">
            <text:p>10</text:p>
          </table:table-cell>
          <table:table-cell table:formula="of:=[.D1400]" office:value-type="float" office:value="3" calcext:value-type="float">
            <text:p>3</text:p>
          </table:table-cell>
          <table:table-cell table:number-columns-repeated="6"/>
          <table:table-cell table:formula="of:=[.G1405]*INDIRECT(ADDRESS([.A1405]+[.D1405];2;1;;&quot;rates&quot;))-[.H1405]*INDIRECT(ADDRESS([.A1405]+[.D140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06];[.B1405];[.B1405]+1)" office:value-type="date" office:date-value="2024-10-07" calcext:value-type="date">
            <text:p>2024-10-07</text:p>
          </table:table-cell>
          <table:table-cell table:formula="of:=MONTH([.B1406])" office:value-type="float" office:value="10" calcext:value-type="float">
            <text:p>10</text:p>
          </table:table-cell>
          <table:table-cell table:formula="of:=[.D1401]" office:value-type="float" office:value="4" calcext:value-type="float">
            <text:p>4</text:p>
          </table:table-cell>
          <table:table-cell table:number-columns-repeated="6"/>
          <table:table-cell table:formula="of:=[.G1406]*INDIRECT(ADDRESS([.A1406]+[.D1406];2;1;;&quot;rates&quot;))-[.H1406]*INDIRECT(ADDRESS([.A1406]+[.D140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07];[.B1406];[.B1406]+1)" office:value-type="date" office:date-value="2024-10-08" calcext:value-type="date">
            <text:p>2024-10-08</text:p>
          </table:table-cell>
          <table:table-cell table:formula="of:=MONTH([.B1407])" office:value-type="float" office:value="10" calcext:value-type="float">
            <text:p>10</text:p>
          </table:table-cell>
          <table:table-cell table:formula="of:=[.D1402]" office:value-type="float" office:value="0" calcext:value-type="float">
            <text:p>0</text:p>
          </table:table-cell>
          <table:table-cell table:number-columns-repeated="6"/>
          <table:table-cell table:formula="of:=[.G1407]*INDIRECT(ADDRESS([.A1407]+[.D1407];2;1;;&quot;rates&quot;))-[.H1407]*INDIRECT(ADDRESS([.A1407]+[.D140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08];[.B1407];[.B1407]+1)" office:value-type="date" office:date-value="2024-10-08" calcext:value-type="date">
            <text:p>2024-10-08</text:p>
          </table:table-cell>
          <table:table-cell table:formula="of:=MONTH([.B1408])" office:value-type="float" office:value="10" calcext:value-type="float">
            <text:p>10</text:p>
          </table:table-cell>
          <table:table-cell table:formula="of:=[.D1403]" office:value-type="float" office:value="1" calcext:value-type="float">
            <text:p>1</text:p>
          </table:table-cell>
          <table:table-cell table:number-columns-repeated="6"/>
          <table:table-cell table:formula="of:=[.G1408]*INDIRECT(ADDRESS([.A1408]+[.D1408];2;1;;&quot;rates&quot;))-[.H1408]*INDIRECT(ADDRESS([.A1408]+[.D140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09];[.B1408];[.B1408]+1)" office:value-type="date" office:date-value="2024-10-08" calcext:value-type="date">
            <text:p>2024-10-08</text:p>
          </table:table-cell>
          <table:table-cell table:formula="of:=MONTH([.B1409])" office:value-type="float" office:value="10" calcext:value-type="float">
            <text:p>10</text:p>
          </table:table-cell>
          <table:table-cell table:formula="of:=[.D1404]" office:value-type="float" office:value="2" calcext:value-type="float">
            <text:p>2</text:p>
          </table:table-cell>
          <table:table-cell table:number-columns-repeated="6"/>
          <table:table-cell table:formula="of:=[.G1409]*INDIRECT(ADDRESS([.A1409]+[.D1409];2;1;;&quot;rates&quot;))-[.H1409]*INDIRECT(ADDRESS([.A1409]+[.D140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10];[.B1409];[.B1409]+1)" office:value-type="date" office:date-value="2024-10-08" calcext:value-type="date">
            <text:p>2024-10-08</text:p>
          </table:table-cell>
          <table:table-cell table:formula="of:=MONTH([.B1410])" office:value-type="float" office:value="10" calcext:value-type="float">
            <text:p>10</text:p>
          </table:table-cell>
          <table:table-cell table:formula="of:=[.D1405]" office:value-type="float" office:value="3" calcext:value-type="float">
            <text:p>3</text:p>
          </table:table-cell>
          <table:table-cell table:number-columns-repeated="6"/>
          <table:table-cell table:formula="of:=[.G1410]*INDIRECT(ADDRESS([.A1410]+[.D1410];2;1;;&quot;rates&quot;))-[.H1410]*INDIRECT(ADDRESS([.A1410]+[.D141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11];[.B1410];[.B1410]+1)" office:value-type="date" office:date-value="2024-10-08" calcext:value-type="date">
            <text:p>2024-10-08</text:p>
          </table:table-cell>
          <table:table-cell table:formula="of:=MONTH([.B1411])" office:value-type="float" office:value="10" calcext:value-type="float">
            <text:p>10</text:p>
          </table:table-cell>
          <table:table-cell table:formula="of:=[.D1406]" office:value-type="float" office:value="4" calcext:value-type="float">
            <text:p>4</text:p>
          </table:table-cell>
          <table:table-cell table:number-columns-repeated="6"/>
          <table:table-cell table:formula="of:=[.G1411]*INDIRECT(ADDRESS([.A1411]+[.D1411];2;1;;&quot;rates&quot;))-[.H1411]*INDIRECT(ADDRESS([.A1411]+[.D141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12];[.B1411];[.B1411]+1)" office:value-type="date" office:date-value="2024-10-09" calcext:value-type="date">
            <text:p>2024-10-09</text:p>
          </table:table-cell>
          <table:table-cell table:formula="of:=MONTH([.B1412])" office:value-type="float" office:value="10" calcext:value-type="float">
            <text:p>10</text:p>
          </table:table-cell>
          <table:table-cell table:formula="of:=[.D1407]" office:value-type="float" office:value="0" calcext:value-type="float">
            <text:p>0</text:p>
          </table:table-cell>
          <table:table-cell table:number-columns-repeated="6"/>
          <table:table-cell table:formula="of:=[.G1412]*INDIRECT(ADDRESS([.A1412]+[.D1412];2;1;;&quot;rates&quot;))-[.H1412]*INDIRECT(ADDRESS([.A1412]+[.D141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13];[.B1412];[.B1412]+1)" office:value-type="date" office:date-value="2024-10-09" calcext:value-type="date">
            <text:p>2024-10-09</text:p>
          </table:table-cell>
          <table:table-cell table:formula="of:=MONTH([.B1413])" office:value-type="float" office:value="10" calcext:value-type="float">
            <text:p>10</text:p>
          </table:table-cell>
          <table:table-cell table:formula="of:=[.D1408]" office:value-type="float" office:value="1" calcext:value-type="float">
            <text:p>1</text:p>
          </table:table-cell>
          <table:table-cell table:number-columns-repeated="6"/>
          <table:table-cell table:formula="of:=[.G1413]*INDIRECT(ADDRESS([.A1413]+[.D1413];2;1;;&quot;rates&quot;))-[.H1413]*INDIRECT(ADDRESS([.A1413]+[.D141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14];[.B1413];[.B1413]+1)" office:value-type="date" office:date-value="2024-10-09" calcext:value-type="date">
            <text:p>2024-10-09</text:p>
          </table:table-cell>
          <table:table-cell table:formula="of:=MONTH([.B1414])" office:value-type="float" office:value="10" calcext:value-type="float">
            <text:p>10</text:p>
          </table:table-cell>
          <table:table-cell table:formula="of:=[.D1409]" office:value-type="float" office:value="2" calcext:value-type="float">
            <text:p>2</text:p>
          </table:table-cell>
          <table:table-cell table:number-columns-repeated="6"/>
          <table:table-cell table:formula="of:=[.G1414]*INDIRECT(ADDRESS([.A1414]+[.D1414];2;1;;&quot;rates&quot;))-[.H1414]*INDIRECT(ADDRESS([.A1414]+[.D141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15];[.B1414];[.B1414]+1)" office:value-type="date" office:date-value="2024-10-09" calcext:value-type="date">
            <text:p>2024-10-09</text:p>
          </table:table-cell>
          <table:table-cell table:formula="of:=MONTH([.B1415])" office:value-type="float" office:value="10" calcext:value-type="float">
            <text:p>10</text:p>
          </table:table-cell>
          <table:table-cell table:formula="of:=[.D1410]" office:value-type="float" office:value="3" calcext:value-type="float">
            <text:p>3</text:p>
          </table:table-cell>
          <table:table-cell table:number-columns-repeated="6"/>
          <table:table-cell table:formula="of:=[.G1415]*INDIRECT(ADDRESS([.A1415]+[.D1415];2;1;;&quot;rates&quot;))-[.H1415]*INDIRECT(ADDRESS([.A1415]+[.D141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16];[.B1415];[.B1415]+1)" office:value-type="date" office:date-value="2024-10-09" calcext:value-type="date">
            <text:p>2024-10-09</text:p>
          </table:table-cell>
          <table:table-cell table:formula="of:=MONTH([.B1416])" office:value-type="float" office:value="10" calcext:value-type="float">
            <text:p>10</text:p>
          </table:table-cell>
          <table:table-cell table:formula="of:=[.D1411]" office:value-type="float" office:value="4" calcext:value-type="float">
            <text:p>4</text:p>
          </table:table-cell>
          <table:table-cell table:number-columns-repeated="6"/>
          <table:table-cell table:formula="of:=[.G1416]*INDIRECT(ADDRESS([.A1416]+[.D1416];2;1;;&quot;rates&quot;))-[.H1416]*INDIRECT(ADDRESS([.A1416]+[.D141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17];[.B1416];[.B1416]+1)" office:value-type="date" office:date-value="2024-10-10" calcext:value-type="date">
            <text:p>2024-10-10</text:p>
          </table:table-cell>
          <table:table-cell table:formula="of:=MONTH([.B1417])" office:value-type="float" office:value="10" calcext:value-type="float">
            <text:p>10</text:p>
          </table:table-cell>
          <table:table-cell table:formula="of:=[.D1412]" office:value-type="float" office:value="0" calcext:value-type="float">
            <text:p>0</text:p>
          </table:table-cell>
          <table:table-cell table:number-columns-repeated="6"/>
          <table:table-cell table:formula="of:=[.G1417]*INDIRECT(ADDRESS([.A1417]+[.D1417];2;1;;&quot;rates&quot;))-[.H1417]*INDIRECT(ADDRESS([.A1417]+[.D141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18];[.B1417];[.B1417]+1)" office:value-type="date" office:date-value="2024-10-10" calcext:value-type="date">
            <text:p>2024-10-10</text:p>
          </table:table-cell>
          <table:table-cell table:formula="of:=MONTH([.B1418])" office:value-type="float" office:value="10" calcext:value-type="float">
            <text:p>10</text:p>
          </table:table-cell>
          <table:table-cell table:formula="of:=[.D1413]" office:value-type="float" office:value="1" calcext:value-type="float">
            <text:p>1</text:p>
          </table:table-cell>
          <table:table-cell table:number-columns-repeated="6"/>
          <table:table-cell table:formula="of:=[.G1418]*INDIRECT(ADDRESS([.A1418]+[.D1418];2;1;;&quot;rates&quot;))-[.H1418]*INDIRECT(ADDRESS([.A1418]+[.D141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19];[.B1418];[.B1418]+1)" office:value-type="date" office:date-value="2024-10-10" calcext:value-type="date">
            <text:p>2024-10-10</text:p>
          </table:table-cell>
          <table:table-cell table:formula="of:=MONTH([.B1419])" office:value-type="float" office:value="10" calcext:value-type="float">
            <text:p>10</text:p>
          </table:table-cell>
          <table:table-cell table:formula="of:=[.D1414]" office:value-type="float" office:value="2" calcext:value-type="float">
            <text:p>2</text:p>
          </table:table-cell>
          <table:table-cell table:number-columns-repeated="6"/>
          <table:table-cell table:formula="of:=[.G1419]*INDIRECT(ADDRESS([.A1419]+[.D1419];2;1;;&quot;rates&quot;))-[.H1419]*INDIRECT(ADDRESS([.A1419]+[.D141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20];[.B1419];[.B1419]+1)" office:value-type="date" office:date-value="2024-10-10" calcext:value-type="date">
            <text:p>2024-10-10</text:p>
          </table:table-cell>
          <table:table-cell table:formula="of:=MONTH([.B1420])" office:value-type="float" office:value="10" calcext:value-type="float">
            <text:p>10</text:p>
          </table:table-cell>
          <table:table-cell table:formula="of:=[.D1415]" office:value-type="float" office:value="3" calcext:value-type="float">
            <text:p>3</text:p>
          </table:table-cell>
          <table:table-cell table:number-columns-repeated="6"/>
          <table:table-cell table:formula="of:=[.G1420]*INDIRECT(ADDRESS([.A1420]+[.D1420];2;1;;&quot;rates&quot;))-[.H1420]*INDIRECT(ADDRESS([.A1420]+[.D142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21];[.B1420];[.B1420]+1)" office:value-type="date" office:date-value="2024-10-10" calcext:value-type="date">
            <text:p>2024-10-10</text:p>
          </table:table-cell>
          <table:table-cell table:formula="of:=MONTH([.B1421])" office:value-type="float" office:value="10" calcext:value-type="float">
            <text:p>10</text:p>
          </table:table-cell>
          <table:table-cell table:formula="of:=[.D1416]" office:value-type="float" office:value="4" calcext:value-type="float">
            <text:p>4</text:p>
          </table:table-cell>
          <table:table-cell table:number-columns-repeated="6"/>
          <table:table-cell table:formula="of:=[.G1421]*INDIRECT(ADDRESS([.A1421]+[.D1421];2;1;;&quot;rates&quot;))-[.H1421]*INDIRECT(ADDRESS([.A1421]+[.D142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22];[.B1421];[.B1421]+1)" office:value-type="date" office:date-value="2024-10-11" calcext:value-type="date">
            <text:p>2024-10-11</text:p>
          </table:table-cell>
          <table:table-cell table:formula="of:=MONTH([.B1422])" office:value-type="float" office:value="10" calcext:value-type="float">
            <text:p>10</text:p>
          </table:table-cell>
          <table:table-cell table:formula="of:=[.D1417]" office:value-type="float" office:value="0" calcext:value-type="float">
            <text:p>0</text:p>
          </table:table-cell>
          <table:table-cell table:number-columns-repeated="6"/>
          <table:table-cell table:formula="of:=[.G1422]*INDIRECT(ADDRESS([.A1422]+[.D1422];2;1;;&quot;rates&quot;))-[.H1422]*INDIRECT(ADDRESS([.A1422]+[.D142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23];[.B1422];[.B1422]+1)" office:value-type="date" office:date-value="2024-10-11" calcext:value-type="date">
            <text:p>2024-10-11</text:p>
          </table:table-cell>
          <table:table-cell table:formula="of:=MONTH([.B1423])" office:value-type="float" office:value="10" calcext:value-type="float">
            <text:p>10</text:p>
          </table:table-cell>
          <table:table-cell table:formula="of:=[.D1418]" office:value-type="float" office:value="1" calcext:value-type="float">
            <text:p>1</text:p>
          </table:table-cell>
          <table:table-cell table:number-columns-repeated="6"/>
          <table:table-cell table:formula="of:=[.G1423]*INDIRECT(ADDRESS([.A1423]+[.D1423];2;1;;&quot;rates&quot;))-[.H1423]*INDIRECT(ADDRESS([.A1423]+[.D142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24];[.B1423];[.B1423]+1)" office:value-type="date" office:date-value="2024-10-11" calcext:value-type="date">
            <text:p>2024-10-11</text:p>
          </table:table-cell>
          <table:table-cell table:formula="of:=MONTH([.B1424])" office:value-type="float" office:value="10" calcext:value-type="float">
            <text:p>10</text:p>
          </table:table-cell>
          <table:table-cell table:formula="of:=[.D1419]" office:value-type="float" office:value="2" calcext:value-type="float">
            <text:p>2</text:p>
          </table:table-cell>
          <table:table-cell table:number-columns-repeated="6"/>
          <table:table-cell table:formula="of:=[.G1424]*INDIRECT(ADDRESS([.A1424]+[.D1424];2;1;;&quot;rates&quot;))-[.H1424]*INDIRECT(ADDRESS([.A1424]+[.D142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25];[.B1424];[.B1424]+1)" office:value-type="date" office:date-value="2024-10-11" calcext:value-type="date">
            <text:p>2024-10-11</text:p>
          </table:table-cell>
          <table:table-cell table:formula="of:=MONTH([.B1425])" office:value-type="float" office:value="10" calcext:value-type="float">
            <text:p>10</text:p>
          </table:table-cell>
          <table:table-cell table:formula="of:=[.D1420]" office:value-type="float" office:value="3" calcext:value-type="float">
            <text:p>3</text:p>
          </table:table-cell>
          <table:table-cell table:number-columns-repeated="6"/>
          <table:table-cell table:formula="of:=[.G1425]*INDIRECT(ADDRESS([.A1425]+[.D1425];2;1;;&quot;rates&quot;))-[.H1425]*INDIRECT(ADDRESS([.A1425]+[.D142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26];[.B1425];[.B1425]+1)" office:value-type="date" office:date-value="2024-10-11" calcext:value-type="date">
            <text:p>2024-10-11</text:p>
          </table:table-cell>
          <table:table-cell table:formula="of:=MONTH([.B1426])" office:value-type="float" office:value="10" calcext:value-type="float">
            <text:p>10</text:p>
          </table:table-cell>
          <table:table-cell table:formula="of:=[.D1421]" office:value-type="float" office:value="4" calcext:value-type="float">
            <text:p>4</text:p>
          </table:table-cell>
          <table:table-cell table:number-columns-repeated="6"/>
          <table:table-cell table:formula="of:=[.G1426]*INDIRECT(ADDRESS([.A1426]+[.D1426];2;1;;&quot;rates&quot;))-[.H1426]*INDIRECT(ADDRESS([.A1426]+[.D142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27];[.B1426];[.B1426]+1)" office:value-type="date" office:date-value="2024-10-12" calcext:value-type="date">
            <text:p>2024-10-12</text:p>
          </table:table-cell>
          <table:table-cell table:formula="of:=MONTH([.B1427])" office:value-type="float" office:value="10" calcext:value-type="float">
            <text:p>10</text:p>
          </table:table-cell>
          <table:table-cell table:formula="of:=[.D1422]" office:value-type="float" office:value="0" calcext:value-type="float">
            <text:p>0</text:p>
          </table:table-cell>
          <table:table-cell table:number-columns-repeated="6"/>
          <table:table-cell table:formula="of:=[.G1427]*INDIRECT(ADDRESS([.A1427]+[.D1427];2;1;;&quot;rates&quot;))-[.H1427]*INDIRECT(ADDRESS([.A1427]+[.D142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28];[.B1427];[.B1427]+1)" office:value-type="date" office:date-value="2024-10-12" calcext:value-type="date">
            <text:p>2024-10-12</text:p>
          </table:table-cell>
          <table:table-cell table:formula="of:=MONTH([.B1428])" office:value-type="float" office:value="10" calcext:value-type="float">
            <text:p>10</text:p>
          </table:table-cell>
          <table:table-cell table:formula="of:=[.D1423]" office:value-type="float" office:value="1" calcext:value-type="float">
            <text:p>1</text:p>
          </table:table-cell>
          <table:table-cell table:number-columns-repeated="6"/>
          <table:table-cell table:formula="of:=[.G1428]*INDIRECT(ADDRESS([.A1428]+[.D1428];2;1;;&quot;rates&quot;))-[.H1428]*INDIRECT(ADDRESS([.A1428]+[.D142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29];[.B1428];[.B1428]+1)" office:value-type="date" office:date-value="2024-10-12" calcext:value-type="date">
            <text:p>2024-10-12</text:p>
          </table:table-cell>
          <table:table-cell table:formula="of:=MONTH([.B1429])" office:value-type="float" office:value="10" calcext:value-type="float">
            <text:p>10</text:p>
          </table:table-cell>
          <table:table-cell table:formula="of:=[.D1424]" office:value-type="float" office:value="2" calcext:value-type="float">
            <text:p>2</text:p>
          </table:table-cell>
          <table:table-cell table:number-columns-repeated="6"/>
          <table:table-cell table:formula="of:=[.G1429]*INDIRECT(ADDRESS([.A1429]+[.D1429];2;1;;&quot;rates&quot;))-[.H1429]*INDIRECT(ADDRESS([.A1429]+[.D142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30];[.B1429];[.B1429]+1)" office:value-type="date" office:date-value="2024-10-12" calcext:value-type="date">
            <text:p>2024-10-12</text:p>
          </table:table-cell>
          <table:table-cell table:formula="of:=MONTH([.B1430])" office:value-type="float" office:value="10" calcext:value-type="float">
            <text:p>10</text:p>
          </table:table-cell>
          <table:table-cell table:formula="of:=[.D1425]" office:value-type="float" office:value="3" calcext:value-type="float">
            <text:p>3</text:p>
          </table:table-cell>
          <table:table-cell table:number-columns-repeated="6"/>
          <table:table-cell table:formula="of:=[.G1430]*INDIRECT(ADDRESS([.A1430]+[.D1430];2;1;;&quot;rates&quot;))-[.H1430]*INDIRECT(ADDRESS([.A1430]+[.D143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31];[.B1430];[.B1430]+1)" office:value-type="date" office:date-value="2024-10-12" calcext:value-type="date">
            <text:p>2024-10-12</text:p>
          </table:table-cell>
          <table:table-cell table:formula="of:=MONTH([.B1431])" office:value-type="float" office:value="10" calcext:value-type="float">
            <text:p>10</text:p>
          </table:table-cell>
          <table:table-cell table:formula="of:=[.D1426]" office:value-type="float" office:value="4" calcext:value-type="float">
            <text:p>4</text:p>
          </table:table-cell>
          <table:table-cell table:number-columns-repeated="6"/>
          <table:table-cell table:formula="of:=[.G1431]*INDIRECT(ADDRESS([.A1431]+[.D1431];2;1;;&quot;rates&quot;))-[.H1431]*INDIRECT(ADDRESS([.A1431]+[.D143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32];[.B1431];[.B1431]+1)" office:value-type="date" office:date-value="2024-10-13" calcext:value-type="date">
            <text:p>2024-10-13</text:p>
          </table:table-cell>
          <table:table-cell table:formula="of:=MONTH([.B1432])" office:value-type="float" office:value="10" calcext:value-type="float">
            <text:p>10</text:p>
          </table:table-cell>
          <table:table-cell table:formula="of:=[.D1427]" office:value-type="float" office:value="0" calcext:value-type="float">
            <text:p>0</text:p>
          </table:table-cell>
          <table:table-cell table:number-columns-repeated="6"/>
          <table:table-cell table:formula="of:=[.G1432]*INDIRECT(ADDRESS([.A1432]+[.D1432];2;1;;&quot;rates&quot;))-[.H1432]*INDIRECT(ADDRESS([.A1432]+[.D143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33];[.B1432];[.B1432]+1)" office:value-type="date" office:date-value="2024-10-13" calcext:value-type="date">
            <text:p>2024-10-13</text:p>
          </table:table-cell>
          <table:table-cell table:formula="of:=MONTH([.B1433])" office:value-type="float" office:value="10" calcext:value-type="float">
            <text:p>10</text:p>
          </table:table-cell>
          <table:table-cell table:formula="of:=[.D1428]" office:value-type="float" office:value="1" calcext:value-type="float">
            <text:p>1</text:p>
          </table:table-cell>
          <table:table-cell table:number-columns-repeated="6"/>
          <table:table-cell table:formula="of:=[.G1433]*INDIRECT(ADDRESS([.A1433]+[.D1433];2;1;;&quot;rates&quot;))-[.H1433]*INDIRECT(ADDRESS([.A1433]+[.D143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34];[.B1433];[.B1433]+1)" office:value-type="date" office:date-value="2024-10-13" calcext:value-type="date">
            <text:p>2024-10-13</text:p>
          </table:table-cell>
          <table:table-cell table:formula="of:=MONTH([.B1434])" office:value-type="float" office:value="10" calcext:value-type="float">
            <text:p>10</text:p>
          </table:table-cell>
          <table:table-cell table:formula="of:=[.D1429]" office:value-type="float" office:value="2" calcext:value-type="float">
            <text:p>2</text:p>
          </table:table-cell>
          <table:table-cell table:number-columns-repeated="6"/>
          <table:table-cell table:formula="of:=[.G1434]*INDIRECT(ADDRESS([.A1434]+[.D1434];2;1;;&quot;rates&quot;))-[.H1434]*INDIRECT(ADDRESS([.A1434]+[.D143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35];[.B1434];[.B1434]+1)" office:value-type="date" office:date-value="2024-10-13" calcext:value-type="date">
            <text:p>2024-10-13</text:p>
          </table:table-cell>
          <table:table-cell table:formula="of:=MONTH([.B1435])" office:value-type="float" office:value="10" calcext:value-type="float">
            <text:p>10</text:p>
          </table:table-cell>
          <table:table-cell table:formula="of:=[.D1430]" office:value-type="float" office:value="3" calcext:value-type="float">
            <text:p>3</text:p>
          </table:table-cell>
          <table:table-cell table:number-columns-repeated="6"/>
          <table:table-cell table:formula="of:=[.G1435]*INDIRECT(ADDRESS([.A1435]+[.D1435];2;1;;&quot;rates&quot;))-[.H1435]*INDIRECT(ADDRESS([.A1435]+[.D143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36];[.B1435];[.B1435]+1)" office:value-type="date" office:date-value="2024-10-13" calcext:value-type="date">
            <text:p>2024-10-13</text:p>
          </table:table-cell>
          <table:table-cell table:formula="of:=MONTH([.B1436])" office:value-type="float" office:value="10" calcext:value-type="float">
            <text:p>10</text:p>
          </table:table-cell>
          <table:table-cell table:formula="of:=[.D1431]" office:value-type="float" office:value="4" calcext:value-type="float">
            <text:p>4</text:p>
          </table:table-cell>
          <table:table-cell table:number-columns-repeated="6"/>
          <table:table-cell table:formula="of:=[.G1436]*INDIRECT(ADDRESS([.A1436]+[.D1436];2;1;;&quot;rates&quot;))-[.H1436]*INDIRECT(ADDRESS([.A1436]+[.D143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37];[.B1436];[.B1436]+1)" office:value-type="date" office:date-value="2024-10-14" calcext:value-type="date">
            <text:p>2024-10-14</text:p>
          </table:table-cell>
          <table:table-cell table:formula="of:=MONTH([.B1437])" office:value-type="float" office:value="10" calcext:value-type="float">
            <text:p>10</text:p>
          </table:table-cell>
          <table:table-cell table:formula="of:=[.D1432]" office:value-type="float" office:value="0" calcext:value-type="float">
            <text:p>0</text:p>
          </table:table-cell>
          <table:table-cell table:number-columns-repeated="6"/>
          <table:table-cell table:formula="of:=[.G1437]*INDIRECT(ADDRESS([.A1437]+[.D1437];2;1;;&quot;rates&quot;))-[.H1437]*INDIRECT(ADDRESS([.A1437]+[.D143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38];[.B1437];[.B1437]+1)" office:value-type="date" office:date-value="2024-10-14" calcext:value-type="date">
            <text:p>2024-10-14</text:p>
          </table:table-cell>
          <table:table-cell table:formula="of:=MONTH([.B1438])" office:value-type="float" office:value="10" calcext:value-type="float">
            <text:p>10</text:p>
          </table:table-cell>
          <table:table-cell table:formula="of:=[.D1433]" office:value-type="float" office:value="1" calcext:value-type="float">
            <text:p>1</text:p>
          </table:table-cell>
          <table:table-cell table:number-columns-repeated="6"/>
          <table:table-cell table:formula="of:=[.G1438]*INDIRECT(ADDRESS([.A1438]+[.D1438];2;1;;&quot;rates&quot;))-[.H1438]*INDIRECT(ADDRESS([.A1438]+[.D143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39];[.B1438];[.B1438]+1)" office:value-type="date" office:date-value="2024-10-14" calcext:value-type="date">
            <text:p>2024-10-14</text:p>
          </table:table-cell>
          <table:table-cell table:formula="of:=MONTH([.B1439])" office:value-type="float" office:value="10" calcext:value-type="float">
            <text:p>10</text:p>
          </table:table-cell>
          <table:table-cell table:formula="of:=[.D1434]" office:value-type="float" office:value="2" calcext:value-type="float">
            <text:p>2</text:p>
          </table:table-cell>
          <table:table-cell table:number-columns-repeated="6"/>
          <table:table-cell table:formula="of:=[.G1439]*INDIRECT(ADDRESS([.A1439]+[.D1439];2;1;;&quot;rates&quot;))-[.H1439]*INDIRECT(ADDRESS([.A1439]+[.D143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40];[.B1439];[.B1439]+1)" office:value-type="date" office:date-value="2024-10-14" calcext:value-type="date">
            <text:p>2024-10-14</text:p>
          </table:table-cell>
          <table:table-cell table:formula="of:=MONTH([.B1440])" office:value-type="float" office:value="10" calcext:value-type="float">
            <text:p>10</text:p>
          </table:table-cell>
          <table:table-cell table:formula="of:=[.D1435]" office:value-type="float" office:value="3" calcext:value-type="float">
            <text:p>3</text:p>
          </table:table-cell>
          <table:table-cell table:number-columns-repeated="6"/>
          <table:table-cell table:formula="of:=[.G1440]*INDIRECT(ADDRESS([.A1440]+[.D1440];2;1;;&quot;rates&quot;))-[.H1440]*INDIRECT(ADDRESS([.A1440]+[.D144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41];[.B1440];[.B1440]+1)" office:value-type="date" office:date-value="2024-10-14" calcext:value-type="date">
            <text:p>2024-10-14</text:p>
          </table:table-cell>
          <table:table-cell table:formula="of:=MONTH([.B1441])" office:value-type="float" office:value="10" calcext:value-type="float">
            <text:p>10</text:p>
          </table:table-cell>
          <table:table-cell table:formula="of:=[.D1436]" office:value-type="float" office:value="4" calcext:value-type="float">
            <text:p>4</text:p>
          </table:table-cell>
          <table:table-cell table:number-columns-repeated="6"/>
          <table:table-cell table:formula="of:=[.G1441]*INDIRECT(ADDRESS([.A1441]+[.D1441];2;1;;&quot;rates&quot;))-[.H1441]*INDIRECT(ADDRESS([.A1441]+[.D144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42];[.B1441];[.B1441]+1)" office:value-type="date" office:date-value="2024-10-15" calcext:value-type="date">
            <text:p>2024-10-15</text:p>
          </table:table-cell>
          <table:table-cell table:formula="of:=MONTH([.B1442])" office:value-type="float" office:value="10" calcext:value-type="float">
            <text:p>10</text:p>
          </table:table-cell>
          <table:table-cell table:formula="of:=[.D1437]" office:value-type="float" office:value="0" calcext:value-type="float">
            <text:p>0</text:p>
          </table:table-cell>
          <table:table-cell table:number-columns-repeated="6"/>
          <table:table-cell table:formula="of:=[.G1442]*INDIRECT(ADDRESS([.A1442]+[.D1442];2;1;;&quot;rates&quot;))-[.H1442]*INDIRECT(ADDRESS([.A1442]+[.D144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43];[.B1442];[.B1442]+1)" office:value-type="date" office:date-value="2024-10-15" calcext:value-type="date">
            <text:p>2024-10-15</text:p>
          </table:table-cell>
          <table:table-cell table:formula="of:=MONTH([.B1443])" office:value-type="float" office:value="10" calcext:value-type="float">
            <text:p>10</text:p>
          </table:table-cell>
          <table:table-cell table:formula="of:=[.D1438]" office:value-type="float" office:value="1" calcext:value-type="float">
            <text:p>1</text:p>
          </table:table-cell>
          <table:table-cell table:number-columns-repeated="6"/>
          <table:table-cell table:formula="of:=[.G1443]*INDIRECT(ADDRESS([.A1443]+[.D1443];2;1;;&quot;rates&quot;))-[.H1443]*INDIRECT(ADDRESS([.A1443]+[.D144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44];[.B1443];[.B1443]+1)" office:value-type="date" office:date-value="2024-10-15" calcext:value-type="date">
            <text:p>2024-10-15</text:p>
          </table:table-cell>
          <table:table-cell table:formula="of:=MONTH([.B1444])" office:value-type="float" office:value="10" calcext:value-type="float">
            <text:p>10</text:p>
          </table:table-cell>
          <table:table-cell table:formula="of:=[.D1439]" office:value-type="float" office:value="2" calcext:value-type="float">
            <text:p>2</text:p>
          </table:table-cell>
          <table:table-cell table:number-columns-repeated="6"/>
          <table:table-cell table:formula="of:=[.G1444]*INDIRECT(ADDRESS([.A1444]+[.D1444];2;1;;&quot;rates&quot;))-[.H1444]*INDIRECT(ADDRESS([.A1444]+[.D144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45];[.B1444];[.B1444]+1)" office:value-type="date" office:date-value="2024-10-15" calcext:value-type="date">
            <text:p>2024-10-15</text:p>
          </table:table-cell>
          <table:table-cell table:formula="of:=MONTH([.B1445])" office:value-type="float" office:value="10" calcext:value-type="float">
            <text:p>10</text:p>
          </table:table-cell>
          <table:table-cell table:formula="of:=[.D1440]" office:value-type="float" office:value="3" calcext:value-type="float">
            <text:p>3</text:p>
          </table:table-cell>
          <table:table-cell table:number-columns-repeated="6"/>
          <table:table-cell table:formula="of:=[.G1445]*INDIRECT(ADDRESS([.A1445]+[.D1445];2;1;;&quot;rates&quot;))-[.H1445]*INDIRECT(ADDRESS([.A1445]+[.D144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46];[.B1445];[.B1445]+1)" office:value-type="date" office:date-value="2024-10-15" calcext:value-type="date">
            <text:p>2024-10-15</text:p>
          </table:table-cell>
          <table:table-cell table:formula="of:=MONTH([.B1446])" office:value-type="float" office:value="10" calcext:value-type="float">
            <text:p>10</text:p>
          </table:table-cell>
          <table:table-cell table:formula="of:=[.D1441]" office:value-type="float" office:value="4" calcext:value-type="float">
            <text:p>4</text:p>
          </table:table-cell>
          <table:table-cell table:number-columns-repeated="6"/>
          <table:table-cell table:formula="of:=[.G1446]*INDIRECT(ADDRESS([.A1446]+[.D1446];2;1;;&quot;rates&quot;))-[.H1446]*INDIRECT(ADDRESS([.A1446]+[.D144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47];[.B1446];[.B1446]+1)" office:value-type="date" office:date-value="2024-10-16" calcext:value-type="date">
            <text:p>2024-10-16</text:p>
          </table:table-cell>
          <table:table-cell table:formula="of:=MONTH([.B1447])" office:value-type="float" office:value="10" calcext:value-type="float">
            <text:p>10</text:p>
          </table:table-cell>
          <table:table-cell table:formula="of:=[.D1442]" office:value-type="float" office:value="0" calcext:value-type="float">
            <text:p>0</text:p>
          </table:table-cell>
          <table:table-cell table:number-columns-repeated="6"/>
          <table:table-cell table:formula="of:=[.G1447]*INDIRECT(ADDRESS([.A1447]+[.D1447];2;1;;&quot;rates&quot;))-[.H1447]*INDIRECT(ADDRESS([.A1447]+[.D144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48];[.B1447];[.B1447]+1)" office:value-type="date" office:date-value="2024-10-16" calcext:value-type="date">
            <text:p>2024-10-16</text:p>
          </table:table-cell>
          <table:table-cell table:formula="of:=MONTH([.B1448])" office:value-type="float" office:value="10" calcext:value-type="float">
            <text:p>10</text:p>
          </table:table-cell>
          <table:table-cell table:formula="of:=[.D1443]" office:value-type="float" office:value="1" calcext:value-type="float">
            <text:p>1</text:p>
          </table:table-cell>
          <table:table-cell table:number-columns-repeated="6"/>
          <table:table-cell table:formula="of:=[.G1448]*INDIRECT(ADDRESS([.A1448]+[.D1448];2;1;;&quot;rates&quot;))-[.H1448]*INDIRECT(ADDRESS([.A1448]+[.D144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49];[.B1448];[.B1448]+1)" office:value-type="date" office:date-value="2024-10-16" calcext:value-type="date">
            <text:p>2024-10-16</text:p>
          </table:table-cell>
          <table:table-cell table:formula="of:=MONTH([.B1449])" office:value-type="float" office:value="10" calcext:value-type="float">
            <text:p>10</text:p>
          </table:table-cell>
          <table:table-cell table:formula="of:=[.D1444]" office:value-type="float" office:value="2" calcext:value-type="float">
            <text:p>2</text:p>
          </table:table-cell>
          <table:table-cell table:number-columns-repeated="6"/>
          <table:table-cell table:formula="of:=[.G1449]*INDIRECT(ADDRESS([.A1449]+[.D1449];2;1;;&quot;rates&quot;))-[.H1449]*INDIRECT(ADDRESS([.A1449]+[.D144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50];[.B1449];[.B1449]+1)" office:value-type="date" office:date-value="2024-10-16" calcext:value-type="date">
            <text:p>2024-10-16</text:p>
          </table:table-cell>
          <table:table-cell table:formula="of:=MONTH([.B1450])" office:value-type="float" office:value="10" calcext:value-type="float">
            <text:p>10</text:p>
          </table:table-cell>
          <table:table-cell table:formula="of:=[.D1445]" office:value-type="float" office:value="3" calcext:value-type="float">
            <text:p>3</text:p>
          </table:table-cell>
          <table:table-cell table:number-columns-repeated="6"/>
          <table:table-cell table:formula="of:=[.G1450]*INDIRECT(ADDRESS([.A1450]+[.D1450];2;1;;&quot;rates&quot;))-[.H1450]*INDIRECT(ADDRESS([.A1450]+[.D145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51];[.B1450];[.B1450]+1)" office:value-type="date" office:date-value="2024-10-16" calcext:value-type="date">
            <text:p>2024-10-16</text:p>
          </table:table-cell>
          <table:table-cell table:formula="of:=MONTH([.B1451])" office:value-type="float" office:value="10" calcext:value-type="float">
            <text:p>10</text:p>
          </table:table-cell>
          <table:table-cell table:formula="of:=[.D1446]" office:value-type="float" office:value="4" calcext:value-type="float">
            <text:p>4</text:p>
          </table:table-cell>
          <table:table-cell table:number-columns-repeated="6"/>
          <table:table-cell table:formula="of:=[.G1451]*INDIRECT(ADDRESS([.A1451]+[.D1451];2;1;;&quot;rates&quot;))-[.H1451]*INDIRECT(ADDRESS([.A1451]+[.D145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52];[.B1451];[.B1451]+1)" office:value-type="date" office:date-value="2024-10-17" calcext:value-type="date">
            <text:p>2024-10-17</text:p>
          </table:table-cell>
          <table:table-cell table:formula="of:=MONTH([.B1452])" office:value-type="float" office:value="10" calcext:value-type="float">
            <text:p>10</text:p>
          </table:table-cell>
          <table:table-cell table:formula="of:=[.D1447]" office:value-type="float" office:value="0" calcext:value-type="float">
            <text:p>0</text:p>
          </table:table-cell>
          <table:table-cell table:number-columns-repeated="6"/>
          <table:table-cell table:formula="of:=[.G1452]*INDIRECT(ADDRESS([.A1452]+[.D1452];2;1;;&quot;rates&quot;))-[.H1452]*INDIRECT(ADDRESS([.A1452]+[.D145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53];[.B1452];[.B1452]+1)" office:value-type="date" office:date-value="2024-10-17" calcext:value-type="date">
            <text:p>2024-10-17</text:p>
          </table:table-cell>
          <table:table-cell table:formula="of:=MONTH([.B1453])" office:value-type="float" office:value="10" calcext:value-type="float">
            <text:p>10</text:p>
          </table:table-cell>
          <table:table-cell table:formula="of:=[.D1448]" office:value-type="float" office:value="1" calcext:value-type="float">
            <text:p>1</text:p>
          </table:table-cell>
          <table:table-cell table:number-columns-repeated="6"/>
          <table:table-cell table:formula="of:=[.G1453]*INDIRECT(ADDRESS([.A1453]+[.D1453];2;1;;&quot;rates&quot;))-[.H1453]*INDIRECT(ADDRESS([.A1453]+[.D145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54];[.B1453];[.B1453]+1)" office:value-type="date" office:date-value="2024-10-17" calcext:value-type="date">
            <text:p>2024-10-17</text:p>
          </table:table-cell>
          <table:table-cell table:formula="of:=MONTH([.B1454])" office:value-type="float" office:value="10" calcext:value-type="float">
            <text:p>10</text:p>
          </table:table-cell>
          <table:table-cell table:formula="of:=[.D1449]" office:value-type="float" office:value="2" calcext:value-type="float">
            <text:p>2</text:p>
          </table:table-cell>
          <table:table-cell table:number-columns-repeated="6"/>
          <table:table-cell table:formula="of:=[.G1454]*INDIRECT(ADDRESS([.A1454]+[.D1454];2;1;;&quot;rates&quot;))-[.H1454]*INDIRECT(ADDRESS([.A1454]+[.D145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55];[.B1454];[.B1454]+1)" office:value-type="date" office:date-value="2024-10-17" calcext:value-type="date">
            <text:p>2024-10-17</text:p>
          </table:table-cell>
          <table:table-cell table:formula="of:=MONTH([.B1455])" office:value-type="float" office:value="10" calcext:value-type="float">
            <text:p>10</text:p>
          </table:table-cell>
          <table:table-cell table:formula="of:=[.D1450]" office:value-type="float" office:value="3" calcext:value-type="float">
            <text:p>3</text:p>
          </table:table-cell>
          <table:table-cell table:number-columns-repeated="6"/>
          <table:table-cell table:formula="of:=[.G1455]*INDIRECT(ADDRESS([.A1455]+[.D1455];2;1;;&quot;rates&quot;))-[.H1455]*INDIRECT(ADDRESS([.A1455]+[.D145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56];[.B1455];[.B1455]+1)" office:value-type="date" office:date-value="2024-10-17" calcext:value-type="date">
            <text:p>2024-10-17</text:p>
          </table:table-cell>
          <table:table-cell table:formula="of:=MONTH([.B1456])" office:value-type="float" office:value="10" calcext:value-type="float">
            <text:p>10</text:p>
          </table:table-cell>
          <table:table-cell table:formula="of:=[.D1451]" office:value-type="float" office:value="4" calcext:value-type="float">
            <text:p>4</text:p>
          </table:table-cell>
          <table:table-cell table:number-columns-repeated="6"/>
          <table:table-cell table:formula="of:=[.G1456]*INDIRECT(ADDRESS([.A1456]+[.D1456];2;1;;&quot;rates&quot;))-[.H1456]*INDIRECT(ADDRESS([.A1456]+[.D145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57];[.B1456];[.B1456]+1)" office:value-type="date" office:date-value="2024-10-18" calcext:value-type="date">
            <text:p>2024-10-18</text:p>
          </table:table-cell>
          <table:table-cell table:formula="of:=MONTH([.B1457])" office:value-type="float" office:value="10" calcext:value-type="float">
            <text:p>10</text:p>
          </table:table-cell>
          <table:table-cell table:formula="of:=[.D1452]" office:value-type="float" office:value="0" calcext:value-type="float">
            <text:p>0</text:p>
          </table:table-cell>
          <table:table-cell table:number-columns-repeated="6"/>
          <table:table-cell table:formula="of:=[.G1457]*INDIRECT(ADDRESS([.A1457]+[.D1457];2;1;;&quot;rates&quot;))-[.H1457]*INDIRECT(ADDRESS([.A1457]+[.D145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58];[.B1457];[.B1457]+1)" office:value-type="date" office:date-value="2024-10-18" calcext:value-type="date">
            <text:p>2024-10-18</text:p>
          </table:table-cell>
          <table:table-cell table:formula="of:=MONTH([.B1458])" office:value-type="float" office:value="10" calcext:value-type="float">
            <text:p>10</text:p>
          </table:table-cell>
          <table:table-cell table:formula="of:=[.D1453]" office:value-type="float" office:value="1" calcext:value-type="float">
            <text:p>1</text:p>
          </table:table-cell>
          <table:table-cell table:number-columns-repeated="6"/>
          <table:table-cell table:formula="of:=[.G1458]*INDIRECT(ADDRESS([.A1458]+[.D1458];2;1;;&quot;rates&quot;))-[.H1458]*INDIRECT(ADDRESS([.A1458]+[.D145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59];[.B1458];[.B1458]+1)" office:value-type="date" office:date-value="2024-10-18" calcext:value-type="date">
            <text:p>2024-10-18</text:p>
          </table:table-cell>
          <table:table-cell table:formula="of:=MONTH([.B1459])" office:value-type="float" office:value="10" calcext:value-type="float">
            <text:p>10</text:p>
          </table:table-cell>
          <table:table-cell table:formula="of:=[.D1454]" office:value-type="float" office:value="2" calcext:value-type="float">
            <text:p>2</text:p>
          </table:table-cell>
          <table:table-cell table:number-columns-repeated="6"/>
          <table:table-cell table:formula="of:=[.G1459]*INDIRECT(ADDRESS([.A1459]+[.D1459];2;1;;&quot;rates&quot;))-[.H1459]*INDIRECT(ADDRESS([.A1459]+[.D145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60];[.B1459];[.B1459]+1)" office:value-type="date" office:date-value="2024-10-18" calcext:value-type="date">
            <text:p>2024-10-18</text:p>
          </table:table-cell>
          <table:table-cell table:formula="of:=MONTH([.B1460])" office:value-type="float" office:value="10" calcext:value-type="float">
            <text:p>10</text:p>
          </table:table-cell>
          <table:table-cell table:formula="of:=[.D1455]" office:value-type="float" office:value="3" calcext:value-type="float">
            <text:p>3</text:p>
          </table:table-cell>
          <table:table-cell table:number-columns-repeated="6"/>
          <table:table-cell table:formula="of:=[.G1460]*INDIRECT(ADDRESS([.A1460]+[.D1460];2;1;;&quot;rates&quot;))-[.H1460]*INDIRECT(ADDRESS([.A1460]+[.D146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61];[.B1460];[.B1460]+1)" office:value-type="date" office:date-value="2024-10-18" calcext:value-type="date">
            <text:p>2024-10-18</text:p>
          </table:table-cell>
          <table:table-cell table:formula="of:=MONTH([.B1461])" office:value-type="float" office:value="10" calcext:value-type="float">
            <text:p>10</text:p>
          </table:table-cell>
          <table:table-cell table:formula="of:=[.D1456]" office:value-type="float" office:value="4" calcext:value-type="float">
            <text:p>4</text:p>
          </table:table-cell>
          <table:table-cell table:number-columns-repeated="6"/>
          <table:table-cell table:formula="of:=[.G1461]*INDIRECT(ADDRESS([.A1461]+[.D1461];2;1;;&quot;rates&quot;))-[.H1461]*INDIRECT(ADDRESS([.A1461]+[.D146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62];[.B1461];[.B1461]+1)" office:value-type="date" office:date-value="2024-10-19" calcext:value-type="date">
            <text:p>2024-10-19</text:p>
          </table:table-cell>
          <table:table-cell table:formula="of:=MONTH([.B1462])" office:value-type="float" office:value="10" calcext:value-type="float">
            <text:p>10</text:p>
          </table:table-cell>
          <table:table-cell table:formula="of:=[.D1457]" office:value-type="float" office:value="0" calcext:value-type="float">
            <text:p>0</text:p>
          </table:table-cell>
          <table:table-cell table:number-columns-repeated="6"/>
          <table:table-cell table:formula="of:=[.G1462]*INDIRECT(ADDRESS([.A1462]+[.D1462];2;1;;&quot;rates&quot;))-[.H1462]*INDIRECT(ADDRESS([.A1462]+[.D146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63];[.B1462];[.B1462]+1)" office:value-type="date" office:date-value="2024-10-19" calcext:value-type="date">
            <text:p>2024-10-19</text:p>
          </table:table-cell>
          <table:table-cell table:formula="of:=MONTH([.B1463])" office:value-type="float" office:value="10" calcext:value-type="float">
            <text:p>10</text:p>
          </table:table-cell>
          <table:table-cell table:formula="of:=[.D1458]" office:value-type="float" office:value="1" calcext:value-type="float">
            <text:p>1</text:p>
          </table:table-cell>
          <table:table-cell table:number-columns-repeated="6"/>
          <table:table-cell table:formula="of:=[.G1463]*INDIRECT(ADDRESS([.A1463]+[.D1463];2;1;;&quot;rates&quot;))-[.H1463]*INDIRECT(ADDRESS([.A1463]+[.D146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64];[.B1463];[.B1463]+1)" office:value-type="date" office:date-value="2024-10-19" calcext:value-type="date">
            <text:p>2024-10-19</text:p>
          </table:table-cell>
          <table:table-cell table:formula="of:=MONTH([.B1464])" office:value-type="float" office:value="10" calcext:value-type="float">
            <text:p>10</text:p>
          </table:table-cell>
          <table:table-cell table:formula="of:=[.D1459]" office:value-type="float" office:value="2" calcext:value-type="float">
            <text:p>2</text:p>
          </table:table-cell>
          <table:table-cell table:number-columns-repeated="6"/>
          <table:table-cell table:formula="of:=[.G1464]*INDIRECT(ADDRESS([.A1464]+[.D1464];2;1;;&quot;rates&quot;))-[.H1464]*INDIRECT(ADDRESS([.A1464]+[.D146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65];[.B1464];[.B1464]+1)" office:value-type="date" office:date-value="2024-10-19" calcext:value-type="date">
            <text:p>2024-10-19</text:p>
          </table:table-cell>
          <table:table-cell table:formula="of:=MONTH([.B1465])" office:value-type="float" office:value="10" calcext:value-type="float">
            <text:p>10</text:p>
          </table:table-cell>
          <table:table-cell table:formula="of:=[.D1460]" office:value-type="float" office:value="3" calcext:value-type="float">
            <text:p>3</text:p>
          </table:table-cell>
          <table:table-cell table:number-columns-repeated="6"/>
          <table:table-cell table:formula="of:=[.G1465]*INDIRECT(ADDRESS([.A1465]+[.D1465];2;1;;&quot;rates&quot;))-[.H1465]*INDIRECT(ADDRESS([.A1465]+[.D146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66];[.B1465];[.B1465]+1)" office:value-type="date" office:date-value="2024-10-19" calcext:value-type="date">
            <text:p>2024-10-19</text:p>
          </table:table-cell>
          <table:table-cell table:formula="of:=MONTH([.B1466])" office:value-type="float" office:value="10" calcext:value-type="float">
            <text:p>10</text:p>
          </table:table-cell>
          <table:table-cell table:formula="of:=[.D1461]" office:value-type="float" office:value="4" calcext:value-type="float">
            <text:p>4</text:p>
          </table:table-cell>
          <table:table-cell table:number-columns-repeated="6"/>
          <table:table-cell table:formula="of:=[.G1466]*INDIRECT(ADDRESS([.A1466]+[.D1466];2;1;;&quot;rates&quot;))-[.H1466]*INDIRECT(ADDRESS([.A1466]+[.D146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67];[.B1466];[.B1466]+1)" office:value-type="date" office:date-value="2024-10-20" calcext:value-type="date">
            <text:p>2024-10-20</text:p>
          </table:table-cell>
          <table:table-cell table:formula="of:=MONTH([.B1467])" office:value-type="float" office:value="10" calcext:value-type="float">
            <text:p>10</text:p>
          </table:table-cell>
          <table:table-cell table:formula="of:=[.D1462]" office:value-type="float" office:value="0" calcext:value-type="float">
            <text:p>0</text:p>
          </table:table-cell>
          <table:table-cell table:number-columns-repeated="6"/>
          <table:table-cell table:formula="of:=[.G1467]*INDIRECT(ADDRESS([.A1467]+[.D1467];2;1;;&quot;rates&quot;))-[.H1467]*INDIRECT(ADDRESS([.A1467]+[.D146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68];[.B1467];[.B1467]+1)" office:value-type="date" office:date-value="2024-10-20" calcext:value-type="date">
            <text:p>2024-10-20</text:p>
          </table:table-cell>
          <table:table-cell table:formula="of:=MONTH([.B1468])" office:value-type="float" office:value="10" calcext:value-type="float">
            <text:p>10</text:p>
          </table:table-cell>
          <table:table-cell table:formula="of:=[.D1463]" office:value-type="float" office:value="1" calcext:value-type="float">
            <text:p>1</text:p>
          </table:table-cell>
          <table:table-cell table:number-columns-repeated="6"/>
          <table:table-cell table:formula="of:=[.G1468]*INDIRECT(ADDRESS([.A1468]+[.D1468];2;1;;&quot;rates&quot;))-[.H1468]*INDIRECT(ADDRESS([.A1468]+[.D146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69];[.B1468];[.B1468]+1)" office:value-type="date" office:date-value="2024-10-20" calcext:value-type="date">
            <text:p>2024-10-20</text:p>
          </table:table-cell>
          <table:table-cell table:formula="of:=MONTH([.B1469])" office:value-type="float" office:value="10" calcext:value-type="float">
            <text:p>10</text:p>
          </table:table-cell>
          <table:table-cell table:formula="of:=[.D1464]" office:value-type="float" office:value="2" calcext:value-type="float">
            <text:p>2</text:p>
          </table:table-cell>
          <table:table-cell table:number-columns-repeated="6"/>
          <table:table-cell table:formula="of:=[.G1469]*INDIRECT(ADDRESS([.A1469]+[.D1469];2;1;;&quot;rates&quot;))-[.H1469]*INDIRECT(ADDRESS([.A1469]+[.D146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70];[.B1469];[.B1469]+1)" office:value-type="date" office:date-value="2024-10-20" calcext:value-type="date">
            <text:p>2024-10-20</text:p>
          </table:table-cell>
          <table:table-cell table:formula="of:=MONTH([.B1470])" office:value-type="float" office:value="10" calcext:value-type="float">
            <text:p>10</text:p>
          </table:table-cell>
          <table:table-cell table:formula="of:=[.D1465]" office:value-type="float" office:value="3" calcext:value-type="float">
            <text:p>3</text:p>
          </table:table-cell>
          <table:table-cell table:number-columns-repeated="6"/>
          <table:table-cell table:formula="of:=[.G1470]*INDIRECT(ADDRESS([.A1470]+[.D1470];2;1;;&quot;rates&quot;))-[.H1470]*INDIRECT(ADDRESS([.A1470]+[.D147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71];[.B1470];[.B1470]+1)" office:value-type="date" office:date-value="2024-10-20" calcext:value-type="date">
            <text:p>2024-10-20</text:p>
          </table:table-cell>
          <table:table-cell table:formula="of:=MONTH([.B1471])" office:value-type="float" office:value="10" calcext:value-type="float">
            <text:p>10</text:p>
          </table:table-cell>
          <table:table-cell table:formula="of:=[.D1466]" office:value-type="float" office:value="4" calcext:value-type="float">
            <text:p>4</text:p>
          </table:table-cell>
          <table:table-cell table:number-columns-repeated="6"/>
          <table:table-cell table:formula="of:=[.G1471]*INDIRECT(ADDRESS([.A1471]+[.D1471];2;1;;&quot;rates&quot;))-[.H1471]*INDIRECT(ADDRESS([.A1471]+[.D147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72];[.B1471];[.B1471]+1)" office:value-type="date" office:date-value="2024-10-21" calcext:value-type="date">
            <text:p>2024-10-21</text:p>
          </table:table-cell>
          <table:table-cell table:formula="of:=MONTH([.B1472])" office:value-type="float" office:value="10" calcext:value-type="float">
            <text:p>10</text:p>
          </table:table-cell>
          <table:table-cell table:formula="of:=[.D1467]" office:value-type="float" office:value="0" calcext:value-type="float">
            <text:p>0</text:p>
          </table:table-cell>
          <table:table-cell table:number-columns-repeated="6"/>
          <table:table-cell table:formula="of:=[.G1472]*INDIRECT(ADDRESS([.A1472]+[.D1472];2;1;;&quot;rates&quot;))-[.H1472]*INDIRECT(ADDRESS([.A1472]+[.D147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73];[.B1472];[.B1472]+1)" office:value-type="date" office:date-value="2024-10-21" calcext:value-type="date">
            <text:p>2024-10-21</text:p>
          </table:table-cell>
          <table:table-cell table:formula="of:=MONTH([.B1473])" office:value-type="float" office:value="10" calcext:value-type="float">
            <text:p>10</text:p>
          </table:table-cell>
          <table:table-cell table:formula="of:=[.D1468]" office:value-type="float" office:value="1" calcext:value-type="float">
            <text:p>1</text:p>
          </table:table-cell>
          <table:table-cell table:number-columns-repeated="6"/>
          <table:table-cell table:formula="of:=[.G1473]*INDIRECT(ADDRESS([.A1473]+[.D1473];2;1;;&quot;rates&quot;))-[.H1473]*INDIRECT(ADDRESS([.A1473]+[.D147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74];[.B1473];[.B1473]+1)" office:value-type="date" office:date-value="2024-10-21" calcext:value-type="date">
            <text:p>2024-10-21</text:p>
          </table:table-cell>
          <table:table-cell table:formula="of:=MONTH([.B1474])" office:value-type="float" office:value="10" calcext:value-type="float">
            <text:p>10</text:p>
          </table:table-cell>
          <table:table-cell table:formula="of:=[.D1469]" office:value-type="float" office:value="2" calcext:value-type="float">
            <text:p>2</text:p>
          </table:table-cell>
          <table:table-cell table:number-columns-repeated="6"/>
          <table:table-cell table:formula="of:=[.G1474]*INDIRECT(ADDRESS([.A1474]+[.D1474];2;1;;&quot;rates&quot;))-[.H1474]*INDIRECT(ADDRESS([.A1474]+[.D147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75];[.B1474];[.B1474]+1)" office:value-type="date" office:date-value="2024-10-21" calcext:value-type="date">
            <text:p>2024-10-21</text:p>
          </table:table-cell>
          <table:table-cell table:formula="of:=MONTH([.B1475])" office:value-type="float" office:value="10" calcext:value-type="float">
            <text:p>10</text:p>
          </table:table-cell>
          <table:table-cell table:formula="of:=[.D1470]" office:value-type="float" office:value="3" calcext:value-type="float">
            <text:p>3</text:p>
          </table:table-cell>
          <table:table-cell table:number-columns-repeated="6"/>
          <table:table-cell table:formula="of:=[.G1475]*INDIRECT(ADDRESS([.A1475]+[.D1475];2;1;;&quot;rates&quot;))-[.H1475]*INDIRECT(ADDRESS([.A1475]+[.D147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76];[.B1475];[.B1475]+1)" office:value-type="date" office:date-value="2024-10-21" calcext:value-type="date">
            <text:p>2024-10-21</text:p>
          </table:table-cell>
          <table:table-cell table:formula="of:=MONTH([.B1476])" office:value-type="float" office:value="10" calcext:value-type="float">
            <text:p>10</text:p>
          </table:table-cell>
          <table:table-cell table:formula="of:=[.D1471]" office:value-type="float" office:value="4" calcext:value-type="float">
            <text:p>4</text:p>
          </table:table-cell>
          <table:table-cell table:number-columns-repeated="6"/>
          <table:table-cell table:formula="of:=[.G1476]*INDIRECT(ADDRESS([.A1476]+[.D1476];2;1;;&quot;rates&quot;))-[.H1476]*INDIRECT(ADDRESS([.A1476]+[.D147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77];[.B1476];[.B1476]+1)" office:value-type="date" office:date-value="2024-10-22" calcext:value-type="date">
            <text:p>2024-10-22</text:p>
          </table:table-cell>
          <table:table-cell table:formula="of:=MONTH([.B1477])" office:value-type="float" office:value="10" calcext:value-type="float">
            <text:p>10</text:p>
          </table:table-cell>
          <table:table-cell table:formula="of:=[.D1472]" office:value-type="float" office:value="0" calcext:value-type="float">
            <text:p>0</text:p>
          </table:table-cell>
          <table:table-cell table:number-columns-repeated="6"/>
          <table:table-cell table:formula="of:=[.G1477]*INDIRECT(ADDRESS([.A1477]+[.D1477];2;1;;&quot;rates&quot;))-[.H1477]*INDIRECT(ADDRESS([.A1477]+[.D147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78];[.B1477];[.B1477]+1)" office:value-type="date" office:date-value="2024-10-22" calcext:value-type="date">
            <text:p>2024-10-22</text:p>
          </table:table-cell>
          <table:table-cell table:formula="of:=MONTH([.B1478])" office:value-type="float" office:value="10" calcext:value-type="float">
            <text:p>10</text:p>
          </table:table-cell>
          <table:table-cell table:formula="of:=[.D1473]" office:value-type="float" office:value="1" calcext:value-type="float">
            <text:p>1</text:p>
          </table:table-cell>
          <table:table-cell table:number-columns-repeated="6"/>
          <table:table-cell table:formula="of:=[.G1478]*INDIRECT(ADDRESS([.A1478]+[.D1478];2;1;;&quot;rates&quot;))-[.H1478]*INDIRECT(ADDRESS([.A1478]+[.D147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79];[.B1478];[.B1478]+1)" office:value-type="date" office:date-value="2024-10-22" calcext:value-type="date">
            <text:p>2024-10-22</text:p>
          </table:table-cell>
          <table:table-cell table:formula="of:=MONTH([.B1479])" office:value-type="float" office:value="10" calcext:value-type="float">
            <text:p>10</text:p>
          </table:table-cell>
          <table:table-cell table:formula="of:=[.D1474]" office:value-type="float" office:value="2" calcext:value-type="float">
            <text:p>2</text:p>
          </table:table-cell>
          <table:table-cell table:number-columns-repeated="6"/>
          <table:table-cell table:formula="of:=[.G1479]*INDIRECT(ADDRESS([.A1479]+[.D1479];2;1;;&quot;rates&quot;))-[.H1479]*INDIRECT(ADDRESS([.A1479]+[.D147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80];[.B1479];[.B1479]+1)" office:value-type="date" office:date-value="2024-10-22" calcext:value-type="date">
            <text:p>2024-10-22</text:p>
          </table:table-cell>
          <table:table-cell table:formula="of:=MONTH([.B1480])" office:value-type="float" office:value="10" calcext:value-type="float">
            <text:p>10</text:p>
          </table:table-cell>
          <table:table-cell table:formula="of:=[.D1475]" office:value-type="float" office:value="3" calcext:value-type="float">
            <text:p>3</text:p>
          </table:table-cell>
          <table:table-cell table:number-columns-repeated="6"/>
          <table:table-cell table:formula="of:=[.G1480]*INDIRECT(ADDRESS([.A1480]+[.D1480];2;1;;&quot;rates&quot;))-[.H1480]*INDIRECT(ADDRESS([.A1480]+[.D148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81];[.B1480];[.B1480]+1)" office:value-type="date" office:date-value="2024-10-22" calcext:value-type="date">
            <text:p>2024-10-22</text:p>
          </table:table-cell>
          <table:table-cell table:formula="of:=MONTH([.B1481])" office:value-type="float" office:value="10" calcext:value-type="float">
            <text:p>10</text:p>
          </table:table-cell>
          <table:table-cell table:formula="of:=[.D1476]" office:value-type="float" office:value="4" calcext:value-type="float">
            <text:p>4</text:p>
          </table:table-cell>
          <table:table-cell table:number-columns-repeated="6"/>
          <table:table-cell table:formula="of:=[.G1481]*INDIRECT(ADDRESS([.A1481]+[.D1481];2;1;;&quot;rates&quot;))-[.H1481]*INDIRECT(ADDRESS([.A1481]+[.D148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82];[.B1481];[.B1481]+1)" office:value-type="date" office:date-value="2024-10-23" calcext:value-type="date">
            <text:p>2024-10-23</text:p>
          </table:table-cell>
          <table:table-cell table:formula="of:=MONTH([.B1482])" office:value-type="float" office:value="10" calcext:value-type="float">
            <text:p>10</text:p>
          </table:table-cell>
          <table:table-cell table:formula="of:=[.D1477]" office:value-type="float" office:value="0" calcext:value-type="float">
            <text:p>0</text:p>
          </table:table-cell>
          <table:table-cell table:number-columns-repeated="6"/>
          <table:table-cell table:formula="of:=[.G1482]*INDIRECT(ADDRESS([.A1482]+[.D1482];2;1;;&quot;rates&quot;))-[.H1482]*INDIRECT(ADDRESS([.A1482]+[.D148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83];[.B1482];[.B1482]+1)" office:value-type="date" office:date-value="2024-10-23" calcext:value-type="date">
            <text:p>2024-10-23</text:p>
          </table:table-cell>
          <table:table-cell table:formula="of:=MONTH([.B1483])" office:value-type="float" office:value="10" calcext:value-type="float">
            <text:p>10</text:p>
          </table:table-cell>
          <table:table-cell table:formula="of:=[.D1478]" office:value-type="float" office:value="1" calcext:value-type="float">
            <text:p>1</text:p>
          </table:table-cell>
          <table:table-cell table:number-columns-repeated="6"/>
          <table:table-cell table:formula="of:=[.G1483]*INDIRECT(ADDRESS([.A1483]+[.D1483];2;1;;&quot;rates&quot;))-[.H1483]*INDIRECT(ADDRESS([.A1483]+[.D148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84];[.B1483];[.B1483]+1)" office:value-type="date" office:date-value="2024-10-23" calcext:value-type="date">
            <text:p>2024-10-23</text:p>
          </table:table-cell>
          <table:table-cell table:formula="of:=MONTH([.B1484])" office:value-type="float" office:value="10" calcext:value-type="float">
            <text:p>10</text:p>
          </table:table-cell>
          <table:table-cell table:formula="of:=[.D1479]" office:value-type="float" office:value="2" calcext:value-type="float">
            <text:p>2</text:p>
          </table:table-cell>
          <table:table-cell table:number-columns-repeated="6"/>
          <table:table-cell table:formula="of:=[.G1484]*INDIRECT(ADDRESS([.A1484]+[.D1484];2;1;;&quot;rates&quot;))-[.H1484]*INDIRECT(ADDRESS([.A1484]+[.D148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85];[.B1484];[.B1484]+1)" office:value-type="date" office:date-value="2024-10-23" calcext:value-type="date">
            <text:p>2024-10-23</text:p>
          </table:table-cell>
          <table:table-cell table:formula="of:=MONTH([.B1485])" office:value-type="float" office:value="10" calcext:value-type="float">
            <text:p>10</text:p>
          </table:table-cell>
          <table:table-cell table:formula="of:=[.D1480]" office:value-type="float" office:value="3" calcext:value-type="float">
            <text:p>3</text:p>
          </table:table-cell>
          <table:table-cell table:number-columns-repeated="6"/>
          <table:table-cell table:formula="of:=[.G1485]*INDIRECT(ADDRESS([.A1485]+[.D1485];2;1;;&quot;rates&quot;))-[.H1485]*INDIRECT(ADDRESS([.A1485]+[.D148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86];[.B1485];[.B1485]+1)" office:value-type="date" office:date-value="2024-10-23" calcext:value-type="date">
            <text:p>2024-10-23</text:p>
          </table:table-cell>
          <table:table-cell table:formula="of:=MONTH([.B1486])" office:value-type="float" office:value="10" calcext:value-type="float">
            <text:p>10</text:p>
          </table:table-cell>
          <table:table-cell table:formula="of:=[.D1481]" office:value-type="float" office:value="4" calcext:value-type="float">
            <text:p>4</text:p>
          </table:table-cell>
          <table:table-cell table:number-columns-repeated="6"/>
          <table:table-cell table:formula="of:=[.G1486]*INDIRECT(ADDRESS([.A1486]+[.D1486];2;1;;&quot;rates&quot;))-[.H1486]*INDIRECT(ADDRESS([.A1486]+[.D148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87];[.B1486];[.B1486]+1)" office:value-type="date" office:date-value="2024-10-24" calcext:value-type="date">
            <text:p>2024-10-24</text:p>
          </table:table-cell>
          <table:table-cell table:formula="of:=MONTH([.B1487])" office:value-type="float" office:value="10" calcext:value-type="float">
            <text:p>10</text:p>
          </table:table-cell>
          <table:table-cell table:formula="of:=[.D1482]" office:value-type="float" office:value="0" calcext:value-type="float">
            <text:p>0</text:p>
          </table:table-cell>
          <table:table-cell table:number-columns-repeated="6"/>
          <table:table-cell table:formula="of:=[.G1487]*INDIRECT(ADDRESS([.A1487]+[.D1487];2;1;;&quot;rates&quot;))-[.H1487]*INDIRECT(ADDRESS([.A1487]+[.D148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88];[.B1487];[.B1487]+1)" office:value-type="date" office:date-value="2024-10-24" calcext:value-type="date">
            <text:p>2024-10-24</text:p>
          </table:table-cell>
          <table:table-cell table:formula="of:=MONTH([.B1488])" office:value-type="float" office:value="10" calcext:value-type="float">
            <text:p>10</text:p>
          </table:table-cell>
          <table:table-cell table:formula="of:=[.D1483]" office:value-type="float" office:value="1" calcext:value-type="float">
            <text:p>1</text:p>
          </table:table-cell>
          <table:table-cell table:number-columns-repeated="6"/>
          <table:table-cell table:formula="of:=[.G1488]*INDIRECT(ADDRESS([.A1488]+[.D1488];2;1;;&quot;rates&quot;))-[.H1488]*INDIRECT(ADDRESS([.A1488]+[.D148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89];[.B1488];[.B1488]+1)" office:value-type="date" office:date-value="2024-10-24" calcext:value-type="date">
            <text:p>2024-10-24</text:p>
          </table:table-cell>
          <table:table-cell table:formula="of:=MONTH([.B1489])" office:value-type="float" office:value="10" calcext:value-type="float">
            <text:p>10</text:p>
          </table:table-cell>
          <table:table-cell table:formula="of:=[.D1484]" office:value-type="float" office:value="2" calcext:value-type="float">
            <text:p>2</text:p>
          </table:table-cell>
          <table:table-cell table:number-columns-repeated="6"/>
          <table:table-cell table:formula="of:=[.G1489]*INDIRECT(ADDRESS([.A1489]+[.D1489];2;1;;&quot;rates&quot;))-[.H1489]*INDIRECT(ADDRESS([.A1489]+[.D148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90];[.B1489];[.B1489]+1)" office:value-type="date" office:date-value="2024-10-24" calcext:value-type="date">
            <text:p>2024-10-24</text:p>
          </table:table-cell>
          <table:table-cell table:formula="of:=MONTH([.B1490])" office:value-type="float" office:value="10" calcext:value-type="float">
            <text:p>10</text:p>
          </table:table-cell>
          <table:table-cell table:formula="of:=[.D1485]" office:value-type="float" office:value="3" calcext:value-type="float">
            <text:p>3</text:p>
          </table:table-cell>
          <table:table-cell table:number-columns-repeated="6"/>
          <table:table-cell table:formula="of:=[.G1490]*INDIRECT(ADDRESS([.A1490]+[.D1490];2;1;;&quot;rates&quot;))-[.H1490]*INDIRECT(ADDRESS([.A1490]+[.D149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91];[.B1490];[.B1490]+1)" office:value-type="date" office:date-value="2024-10-24" calcext:value-type="date">
            <text:p>2024-10-24</text:p>
          </table:table-cell>
          <table:table-cell table:formula="of:=MONTH([.B1491])" office:value-type="float" office:value="10" calcext:value-type="float">
            <text:p>10</text:p>
          </table:table-cell>
          <table:table-cell table:formula="of:=[.D1486]" office:value-type="float" office:value="4" calcext:value-type="float">
            <text:p>4</text:p>
          </table:table-cell>
          <table:table-cell table:number-columns-repeated="6"/>
          <table:table-cell table:formula="of:=[.G1491]*INDIRECT(ADDRESS([.A1491]+[.D1491];2;1;;&quot;rates&quot;))-[.H1491]*INDIRECT(ADDRESS([.A1491]+[.D149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92];[.B1491];[.B1491]+1)" office:value-type="date" office:date-value="2024-10-25" calcext:value-type="date">
            <text:p>2024-10-25</text:p>
          </table:table-cell>
          <table:table-cell table:formula="of:=MONTH([.B1492])" office:value-type="float" office:value="10" calcext:value-type="float">
            <text:p>10</text:p>
          </table:table-cell>
          <table:table-cell table:formula="of:=[.D1487]" office:value-type="float" office:value="0" calcext:value-type="float">
            <text:p>0</text:p>
          </table:table-cell>
          <table:table-cell table:number-columns-repeated="6"/>
          <table:table-cell table:formula="of:=[.G1492]*INDIRECT(ADDRESS([.A1492]+[.D1492];2;1;;&quot;rates&quot;))-[.H1492]*INDIRECT(ADDRESS([.A1492]+[.D149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93];[.B1492];[.B1492]+1)" office:value-type="date" office:date-value="2024-10-25" calcext:value-type="date">
            <text:p>2024-10-25</text:p>
          </table:table-cell>
          <table:table-cell table:formula="of:=MONTH([.B1493])" office:value-type="float" office:value="10" calcext:value-type="float">
            <text:p>10</text:p>
          </table:table-cell>
          <table:table-cell table:formula="of:=[.D1488]" office:value-type="float" office:value="1" calcext:value-type="float">
            <text:p>1</text:p>
          </table:table-cell>
          <table:table-cell table:number-columns-repeated="6"/>
          <table:table-cell table:formula="of:=[.G1493]*INDIRECT(ADDRESS([.A1493]+[.D1493];2;1;;&quot;rates&quot;))-[.H1493]*INDIRECT(ADDRESS([.A1493]+[.D149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94];[.B1493];[.B1493]+1)" office:value-type="date" office:date-value="2024-10-25" calcext:value-type="date">
            <text:p>2024-10-25</text:p>
          </table:table-cell>
          <table:table-cell table:formula="of:=MONTH([.B1494])" office:value-type="float" office:value="10" calcext:value-type="float">
            <text:p>10</text:p>
          </table:table-cell>
          <table:table-cell table:formula="of:=[.D1489]" office:value-type="float" office:value="2" calcext:value-type="float">
            <text:p>2</text:p>
          </table:table-cell>
          <table:table-cell table:number-columns-repeated="6"/>
          <table:table-cell table:formula="of:=[.G1494]*INDIRECT(ADDRESS([.A1494]+[.D1494];2;1;;&quot;rates&quot;))-[.H1494]*INDIRECT(ADDRESS([.A1494]+[.D149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95];[.B1494];[.B1494]+1)" office:value-type="date" office:date-value="2024-10-25" calcext:value-type="date">
            <text:p>2024-10-25</text:p>
          </table:table-cell>
          <table:table-cell table:formula="of:=MONTH([.B1495])" office:value-type="float" office:value="10" calcext:value-type="float">
            <text:p>10</text:p>
          </table:table-cell>
          <table:table-cell table:formula="of:=[.D1490]" office:value-type="float" office:value="3" calcext:value-type="float">
            <text:p>3</text:p>
          </table:table-cell>
          <table:table-cell table:number-columns-repeated="6"/>
          <table:table-cell table:formula="of:=[.G1495]*INDIRECT(ADDRESS([.A1495]+[.D1495];2;1;;&quot;rates&quot;))-[.H1495]*INDIRECT(ADDRESS([.A1495]+[.D149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96];[.B1495];[.B1495]+1)" office:value-type="date" office:date-value="2024-10-25" calcext:value-type="date">
            <text:p>2024-10-25</text:p>
          </table:table-cell>
          <table:table-cell table:formula="of:=MONTH([.B1496])" office:value-type="float" office:value="10" calcext:value-type="float">
            <text:p>10</text:p>
          </table:table-cell>
          <table:table-cell table:formula="of:=[.D1491]" office:value-type="float" office:value="4" calcext:value-type="float">
            <text:p>4</text:p>
          </table:table-cell>
          <table:table-cell table:number-columns-repeated="6"/>
          <table:table-cell table:formula="of:=[.G1496]*INDIRECT(ADDRESS([.A1496]+[.D1496];2;1;;&quot;rates&quot;))-[.H1496]*INDIRECT(ADDRESS([.A1496]+[.D149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97];[.B1496];[.B1496]+1)" office:value-type="date" office:date-value="2024-10-26" calcext:value-type="date">
            <text:p>2024-10-26</text:p>
          </table:table-cell>
          <table:table-cell table:formula="of:=MONTH([.B1497])" office:value-type="float" office:value="10" calcext:value-type="float">
            <text:p>10</text:p>
          </table:table-cell>
          <table:table-cell table:formula="of:=[.D1492]" office:value-type="float" office:value="0" calcext:value-type="float">
            <text:p>0</text:p>
          </table:table-cell>
          <table:table-cell table:number-columns-repeated="6"/>
          <table:table-cell table:formula="of:=[.G1497]*INDIRECT(ADDRESS([.A1497]+[.D1497];2;1;;&quot;rates&quot;))-[.H1497]*INDIRECT(ADDRESS([.A1497]+[.D149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98];[.B1497];[.B1497]+1)" office:value-type="date" office:date-value="2024-10-26" calcext:value-type="date">
            <text:p>2024-10-26</text:p>
          </table:table-cell>
          <table:table-cell table:formula="of:=MONTH([.B1498])" office:value-type="float" office:value="10" calcext:value-type="float">
            <text:p>10</text:p>
          </table:table-cell>
          <table:table-cell table:formula="of:=[.D1493]" office:value-type="float" office:value="1" calcext:value-type="float">
            <text:p>1</text:p>
          </table:table-cell>
          <table:table-cell table:number-columns-repeated="6"/>
          <table:table-cell table:formula="of:=[.G1498]*INDIRECT(ADDRESS([.A1498]+[.D1498];2;1;;&quot;rates&quot;))-[.H1498]*INDIRECT(ADDRESS([.A1498]+[.D149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499];[.B1498];[.B1498]+1)" office:value-type="date" office:date-value="2024-10-26" calcext:value-type="date">
            <text:p>2024-10-26</text:p>
          </table:table-cell>
          <table:table-cell table:formula="of:=MONTH([.B1499])" office:value-type="float" office:value="10" calcext:value-type="float">
            <text:p>10</text:p>
          </table:table-cell>
          <table:table-cell table:formula="of:=[.D1494]" office:value-type="float" office:value="2" calcext:value-type="float">
            <text:p>2</text:p>
          </table:table-cell>
          <table:table-cell table:number-columns-repeated="6"/>
          <table:table-cell table:formula="of:=[.G1499]*INDIRECT(ADDRESS([.A1499]+[.D1499];2;1;;&quot;rates&quot;))-[.H1499]*INDIRECT(ADDRESS([.A1499]+[.D149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00];[.B1499];[.B1499]+1)" office:value-type="date" office:date-value="2024-10-26" calcext:value-type="date">
            <text:p>2024-10-26</text:p>
          </table:table-cell>
          <table:table-cell table:formula="of:=MONTH([.B1500])" office:value-type="float" office:value="10" calcext:value-type="float">
            <text:p>10</text:p>
          </table:table-cell>
          <table:table-cell table:formula="of:=[.D1495]" office:value-type="float" office:value="3" calcext:value-type="float">
            <text:p>3</text:p>
          </table:table-cell>
          <table:table-cell table:number-columns-repeated="6"/>
          <table:table-cell table:formula="of:=[.G1500]*INDIRECT(ADDRESS([.A1500]+[.D1500];2;1;;&quot;rates&quot;))-[.H1500]*INDIRECT(ADDRESS([.A1500]+[.D150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01];[.B1500];[.B1500]+1)" office:value-type="date" office:date-value="2024-10-26" calcext:value-type="date">
            <text:p>2024-10-26</text:p>
          </table:table-cell>
          <table:table-cell table:formula="of:=MONTH([.B1501])" office:value-type="float" office:value="10" calcext:value-type="float">
            <text:p>10</text:p>
          </table:table-cell>
          <table:table-cell table:formula="of:=[.D1496]" office:value-type="float" office:value="4" calcext:value-type="float">
            <text:p>4</text:p>
          </table:table-cell>
          <table:table-cell table:number-columns-repeated="6"/>
          <table:table-cell table:formula="of:=[.G1501]*INDIRECT(ADDRESS([.A1501]+[.D1501];2;1;;&quot;rates&quot;))-[.H1501]*INDIRECT(ADDRESS([.A1501]+[.D150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02];[.B1501];[.B1501]+1)" office:value-type="date" office:date-value="2024-10-27" calcext:value-type="date">
            <text:p>2024-10-27</text:p>
          </table:table-cell>
          <table:table-cell table:formula="of:=MONTH([.B1502])" office:value-type="float" office:value="10" calcext:value-type="float">
            <text:p>10</text:p>
          </table:table-cell>
          <table:table-cell table:formula="of:=[.D1497]" office:value-type="float" office:value="0" calcext:value-type="float">
            <text:p>0</text:p>
          </table:table-cell>
          <table:table-cell table:number-columns-repeated="6"/>
          <table:table-cell table:formula="of:=[.G1502]*INDIRECT(ADDRESS([.A1502]+[.D1502];2;1;;&quot;rates&quot;))-[.H1502]*INDIRECT(ADDRESS([.A1502]+[.D150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03];[.B1502];[.B1502]+1)" office:value-type="date" office:date-value="2024-10-27" calcext:value-type="date">
            <text:p>2024-10-27</text:p>
          </table:table-cell>
          <table:table-cell table:formula="of:=MONTH([.B1503])" office:value-type="float" office:value="10" calcext:value-type="float">
            <text:p>10</text:p>
          </table:table-cell>
          <table:table-cell table:formula="of:=[.D1498]" office:value-type="float" office:value="1" calcext:value-type="float">
            <text:p>1</text:p>
          </table:table-cell>
          <table:table-cell table:number-columns-repeated="6"/>
          <table:table-cell table:formula="of:=[.G1503]*INDIRECT(ADDRESS([.A1503]+[.D1503];2;1;;&quot;rates&quot;))-[.H1503]*INDIRECT(ADDRESS([.A1503]+[.D150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04];[.B1503];[.B1503]+1)" office:value-type="date" office:date-value="2024-10-27" calcext:value-type="date">
            <text:p>2024-10-27</text:p>
          </table:table-cell>
          <table:table-cell table:formula="of:=MONTH([.B1504])" office:value-type="float" office:value="10" calcext:value-type="float">
            <text:p>10</text:p>
          </table:table-cell>
          <table:table-cell table:formula="of:=[.D1499]" office:value-type="float" office:value="2" calcext:value-type="float">
            <text:p>2</text:p>
          </table:table-cell>
          <table:table-cell table:number-columns-repeated="6"/>
          <table:table-cell table:formula="of:=[.G1504]*INDIRECT(ADDRESS([.A1504]+[.D1504];2;1;;&quot;rates&quot;))-[.H1504]*INDIRECT(ADDRESS([.A1504]+[.D150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05];[.B1504];[.B1504]+1)" office:value-type="date" office:date-value="2024-10-27" calcext:value-type="date">
            <text:p>2024-10-27</text:p>
          </table:table-cell>
          <table:table-cell table:formula="of:=MONTH([.B1505])" office:value-type="float" office:value="10" calcext:value-type="float">
            <text:p>10</text:p>
          </table:table-cell>
          <table:table-cell table:formula="of:=[.D1500]" office:value-type="float" office:value="3" calcext:value-type="float">
            <text:p>3</text:p>
          </table:table-cell>
          <table:table-cell table:number-columns-repeated="6"/>
          <table:table-cell table:formula="of:=[.G1505]*INDIRECT(ADDRESS([.A1505]+[.D1505];2;1;;&quot;rates&quot;))-[.H1505]*INDIRECT(ADDRESS([.A1505]+[.D150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06];[.B1505];[.B1505]+1)" office:value-type="date" office:date-value="2024-10-27" calcext:value-type="date">
            <text:p>2024-10-27</text:p>
          </table:table-cell>
          <table:table-cell table:formula="of:=MONTH([.B1506])" office:value-type="float" office:value="10" calcext:value-type="float">
            <text:p>10</text:p>
          </table:table-cell>
          <table:table-cell table:formula="of:=[.D1501]" office:value-type="float" office:value="4" calcext:value-type="float">
            <text:p>4</text:p>
          </table:table-cell>
          <table:table-cell table:number-columns-repeated="6"/>
          <table:table-cell table:formula="of:=[.G1506]*INDIRECT(ADDRESS([.A1506]+[.D1506];2;1;;&quot;rates&quot;))-[.H1506]*INDIRECT(ADDRESS([.A1506]+[.D150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07];[.B1506];[.B1506]+1)" office:value-type="date" office:date-value="2024-10-28" calcext:value-type="date">
            <text:p>2024-10-28</text:p>
          </table:table-cell>
          <table:table-cell table:formula="of:=MONTH([.B1507])" office:value-type="float" office:value="10" calcext:value-type="float">
            <text:p>10</text:p>
          </table:table-cell>
          <table:table-cell table:formula="of:=[.D1502]" office:value-type="float" office:value="0" calcext:value-type="float">
            <text:p>0</text:p>
          </table:table-cell>
          <table:table-cell table:number-columns-repeated="6"/>
          <table:table-cell table:formula="of:=[.G1507]*INDIRECT(ADDRESS([.A1507]+[.D1507];2;1;;&quot;rates&quot;))-[.H1507]*INDIRECT(ADDRESS([.A1507]+[.D150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08];[.B1507];[.B1507]+1)" office:value-type="date" office:date-value="2024-10-28" calcext:value-type="date">
            <text:p>2024-10-28</text:p>
          </table:table-cell>
          <table:table-cell table:formula="of:=MONTH([.B1508])" office:value-type="float" office:value="10" calcext:value-type="float">
            <text:p>10</text:p>
          </table:table-cell>
          <table:table-cell table:formula="of:=[.D1503]" office:value-type="float" office:value="1" calcext:value-type="float">
            <text:p>1</text:p>
          </table:table-cell>
          <table:table-cell table:number-columns-repeated="6"/>
          <table:table-cell table:formula="of:=[.G1508]*INDIRECT(ADDRESS([.A1508]+[.D1508];2;1;;&quot;rates&quot;))-[.H1508]*INDIRECT(ADDRESS([.A1508]+[.D150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09];[.B1508];[.B1508]+1)" office:value-type="date" office:date-value="2024-10-28" calcext:value-type="date">
            <text:p>2024-10-28</text:p>
          </table:table-cell>
          <table:table-cell table:formula="of:=MONTH([.B1509])" office:value-type="float" office:value="10" calcext:value-type="float">
            <text:p>10</text:p>
          </table:table-cell>
          <table:table-cell table:formula="of:=[.D1504]" office:value-type="float" office:value="2" calcext:value-type="float">
            <text:p>2</text:p>
          </table:table-cell>
          <table:table-cell table:number-columns-repeated="6"/>
          <table:table-cell table:formula="of:=[.G1509]*INDIRECT(ADDRESS([.A1509]+[.D1509];2;1;;&quot;rates&quot;))-[.H1509]*INDIRECT(ADDRESS([.A1509]+[.D150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10];[.B1509];[.B1509]+1)" office:value-type="date" office:date-value="2024-10-28" calcext:value-type="date">
            <text:p>2024-10-28</text:p>
          </table:table-cell>
          <table:table-cell table:formula="of:=MONTH([.B1510])" office:value-type="float" office:value="10" calcext:value-type="float">
            <text:p>10</text:p>
          </table:table-cell>
          <table:table-cell table:formula="of:=[.D1505]" office:value-type="float" office:value="3" calcext:value-type="float">
            <text:p>3</text:p>
          </table:table-cell>
          <table:table-cell table:number-columns-repeated="6"/>
          <table:table-cell table:formula="of:=[.G1510]*INDIRECT(ADDRESS([.A1510]+[.D1510];2;1;;&quot;rates&quot;))-[.H1510]*INDIRECT(ADDRESS([.A1510]+[.D151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11];[.B1510];[.B1510]+1)" office:value-type="date" office:date-value="2024-10-28" calcext:value-type="date">
            <text:p>2024-10-28</text:p>
          </table:table-cell>
          <table:table-cell table:formula="of:=MONTH([.B1511])" office:value-type="float" office:value="10" calcext:value-type="float">
            <text:p>10</text:p>
          </table:table-cell>
          <table:table-cell table:formula="of:=[.D1506]" office:value-type="float" office:value="4" calcext:value-type="float">
            <text:p>4</text:p>
          </table:table-cell>
          <table:table-cell table:number-columns-repeated="6"/>
          <table:table-cell table:formula="of:=[.G1511]*INDIRECT(ADDRESS([.A1511]+[.D1511];2;1;;&quot;rates&quot;))-[.H1511]*INDIRECT(ADDRESS([.A1511]+[.D151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12];[.B1511];[.B1511]+1)" office:value-type="date" office:date-value="2024-10-29" calcext:value-type="date">
            <text:p>2024-10-29</text:p>
          </table:table-cell>
          <table:table-cell table:formula="of:=MONTH([.B1512])" office:value-type="float" office:value="10" calcext:value-type="float">
            <text:p>10</text:p>
          </table:table-cell>
          <table:table-cell table:formula="of:=[.D1507]" office:value-type="float" office:value="0" calcext:value-type="float">
            <text:p>0</text:p>
          </table:table-cell>
          <table:table-cell table:number-columns-repeated="6"/>
          <table:table-cell table:formula="of:=[.G1512]*INDIRECT(ADDRESS([.A1512]+[.D1512];2;1;;&quot;rates&quot;))-[.H1512]*INDIRECT(ADDRESS([.A1512]+[.D151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13];[.B1512];[.B1512]+1)" office:value-type="date" office:date-value="2024-10-29" calcext:value-type="date">
            <text:p>2024-10-29</text:p>
          </table:table-cell>
          <table:table-cell table:formula="of:=MONTH([.B1513])" office:value-type="float" office:value="10" calcext:value-type="float">
            <text:p>10</text:p>
          </table:table-cell>
          <table:table-cell table:formula="of:=[.D1508]" office:value-type="float" office:value="1" calcext:value-type="float">
            <text:p>1</text:p>
          </table:table-cell>
          <table:table-cell table:number-columns-repeated="6"/>
          <table:table-cell table:formula="of:=[.G1513]*INDIRECT(ADDRESS([.A1513]+[.D1513];2;1;;&quot;rates&quot;))-[.H1513]*INDIRECT(ADDRESS([.A1513]+[.D151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14];[.B1513];[.B1513]+1)" office:value-type="date" office:date-value="2024-10-29" calcext:value-type="date">
            <text:p>2024-10-29</text:p>
          </table:table-cell>
          <table:table-cell table:formula="of:=MONTH([.B1514])" office:value-type="float" office:value="10" calcext:value-type="float">
            <text:p>10</text:p>
          </table:table-cell>
          <table:table-cell table:formula="of:=[.D1509]" office:value-type="float" office:value="2" calcext:value-type="float">
            <text:p>2</text:p>
          </table:table-cell>
          <table:table-cell table:number-columns-repeated="6"/>
          <table:table-cell table:formula="of:=[.G1514]*INDIRECT(ADDRESS([.A1514]+[.D1514];2;1;;&quot;rates&quot;))-[.H1514]*INDIRECT(ADDRESS([.A1514]+[.D151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15];[.B1514];[.B1514]+1)" office:value-type="date" office:date-value="2024-10-29" calcext:value-type="date">
            <text:p>2024-10-29</text:p>
          </table:table-cell>
          <table:table-cell table:formula="of:=MONTH([.B1515])" office:value-type="float" office:value="10" calcext:value-type="float">
            <text:p>10</text:p>
          </table:table-cell>
          <table:table-cell table:formula="of:=[.D1510]" office:value-type="float" office:value="3" calcext:value-type="float">
            <text:p>3</text:p>
          </table:table-cell>
          <table:table-cell table:number-columns-repeated="6"/>
          <table:table-cell table:formula="of:=[.G1515]*INDIRECT(ADDRESS([.A1515]+[.D1515];2;1;;&quot;rates&quot;))-[.H1515]*INDIRECT(ADDRESS([.A1515]+[.D151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16];[.B1515];[.B1515]+1)" office:value-type="date" office:date-value="2024-10-29" calcext:value-type="date">
            <text:p>2024-10-29</text:p>
          </table:table-cell>
          <table:table-cell table:formula="of:=MONTH([.B1516])" office:value-type="float" office:value="10" calcext:value-type="float">
            <text:p>10</text:p>
          </table:table-cell>
          <table:table-cell table:formula="of:=[.D1511]" office:value-type="float" office:value="4" calcext:value-type="float">
            <text:p>4</text:p>
          </table:table-cell>
          <table:table-cell table:number-columns-repeated="6"/>
          <table:table-cell table:formula="of:=[.G1516]*INDIRECT(ADDRESS([.A1516]+[.D1516];2;1;;&quot;rates&quot;))-[.H1516]*INDIRECT(ADDRESS([.A1516]+[.D151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17];[.B1516];[.B1516]+1)" office:value-type="date" office:date-value="2024-10-30" calcext:value-type="date">
            <text:p>2024-10-30</text:p>
          </table:table-cell>
          <table:table-cell table:formula="of:=MONTH([.B1517])" office:value-type="float" office:value="10" calcext:value-type="float">
            <text:p>10</text:p>
          </table:table-cell>
          <table:table-cell table:formula="of:=[.D1512]" office:value-type="float" office:value="0" calcext:value-type="float">
            <text:p>0</text:p>
          </table:table-cell>
          <table:table-cell table:number-columns-repeated="6"/>
          <table:table-cell table:formula="of:=[.G1517]*INDIRECT(ADDRESS([.A1517]+[.D1517];2;1;;&quot;rates&quot;))-[.H1517]*INDIRECT(ADDRESS([.A1517]+[.D151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18];[.B1517];[.B1517]+1)" office:value-type="date" office:date-value="2024-10-30" calcext:value-type="date">
            <text:p>2024-10-30</text:p>
          </table:table-cell>
          <table:table-cell table:formula="of:=MONTH([.B1518])" office:value-type="float" office:value="10" calcext:value-type="float">
            <text:p>10</text:p>
          </table:table-cell>
          <table:table-cell table:formula="of:=[.D1513]" office:value-type="float" office:value="1" calcext:value-type="float">
            <text:p>1</text:p>
          </table:table-cell>
          <table:table-cell table:number-columns-repeated="6"/>
          <table:table-cell table:formula="of:=[.G1518]*INDIRECT(ADDRESS([.A1518]+[.D1518];2;1;;&quot;rates&quot;))-[.H1518]*INDIRECT(ADDRESS([.A1518]+[.D151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19];[.B1518];[.B1518]+1)" office:value-type="date" office:date-value="2024-10-30" calcext:value-type="date">
            <text:p>2024-10-30</text:p>
          </table:table-cell>
          <table:table-cell table:formula="of:=MONTH([.B1519])" office:value-type="float" office:value="10" calcext:value-type="float">
            <text:p>10</text:p>
          </table:table-cell>
          <table:table-cell table:formula="of:=[.D1514]" office:value-type="float" office:value="2" calcext:value-type="float">
            <text:p>2</text:p>
          </table:table-cell>
          <table:table-cell table:number-columns-repeated="6"/>
          <table:table-cell table:formula="of:=[.G1519]*INDIRECT(ADDRESS([.A1519]+[.D1519];2;1;;&quot;rates&quot;))-[.H1519]*INDIRECT(ADDRESS([.A1519]+[.D151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20];[.B1519];[.B1519]+1)" office:value-type="date" office:date-value="2024-10-30" calcext:value-type="date">
            <text:p>2024-10-30</text:p>
          </table:table-cell>
          <table:table-cell table:formula="of:=MONTH([.B1520])" office:value-type="float" office:value="10" calcext:value-type="float">
            <text:p>10</text:p>
          </table:table-cell>
          <table:table-cell table:formula="of:=[.D1515]" office:value-type="float" office:value="3" calcext:value-type="float">
            <text:p>3</text:p>
          </table:table-cell>
          <table:table-cell table:number-columns-repeated="6"/>
          <table:table-cell table:formula="of:=[.G1520]*INDIRECT(ADDRESS([.A1520]+[.D1520];2;1;;&quot;rates&quot;))-[.H1520]*INDIRECT(ADDRESS([.A1520]+[.D152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21];[.B1520];[.B1520]+1)" office:value-type="date" office:date-value="2024-10-30" calcext:value-type="date">
            <text:p>2024-10-30</text:p>
          </table:table-cell>
          <table:table-cell table:formula="of:=MONTH([.B1521])" office:value-type="float" office:value="10" calcext:value-type="float">
            <text:p>10</text:p>
          </table:table-cell>
          <table:table-cell table:formula="of:=[.D1516]" office:value-type="float" office:value="4" calcext:value-type="float">
            <text:p>4</text:p>
          </table:table-cell>
          <table:table-cell table:number-columns-repeated="6"/>
          <table:table-cell table:formula="of:=[.G1521]*INDIRECT(ADDRESS([.A1521]+[.D1521];2;1;;&quot;rates&quot;))-[.H1521]*INDIRECT(ADDRESS([.A1521]+[.D152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22];[.B1521];[.B1521]+1)" office:value-type="date" office:date-value="2024-10-31" calcext:value-type="date">
            <text:p>2024-10-31</text:p>
          </table:table-cell>
          <table:table-cell table:formula="of:=MONTH([.B1522])" office:value-type="float" office:value="10" calcext:value-type="float">
            <text:p>10</text:p>
          </table:table-cell>
          <table:table-cell table:formula="of:=[.D1517]" office:value-type="float" office:value="0" calcext:value-type="float">
            <text:p>0</text:p>
          </table:table-cell>
          <table:table-cell table:number-columns-repeated="6"/>
          <table:table-cell table:formula="of:=[.G1522]*INDIRECT(ADDRESS([.A1522]+[.D1522];2;1;;&quot;rates&quot;))-[.H1522]*INDIRECT(ADDRESS([.A1522]+[.D152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23];[.B1522];[.B1522]+1)" office:value-type="date" office:date-value="2024-10-31" calcext:value-type="date">
            <text:p>2024-10-31</text:p>
          </table:table-cell>
          <table:table-cell table:formula="of:=MONTH([.B1523])" office:value-type="float" office:value="10" calcext:value-type="float">
            <text:p>10</text:p>
          </table:table-cell>
          <table:table-cell table:formula="of:=[.D1518]" office:value-type="float" office:value="1" calcext:value-type="float">
            <text:p>1</text:p>
          </table:table-cell>
          <table:table-cell table:number-columns-repeated="6"/>
          <table:table-cell table:formula="of:=[.G1523]*INDIRECT(ADDRESS([.A1523]+[.D1523];2;1;;&quot;rates&quot;))-[.H1523]*INDIRECT(ADDRESS([.A1523]+[.D152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24];[.B1523];[.B1523]+1)" office:value-type="date" office:date-value="2024-10-31" calcext:value-type="date">
            <text:p>2024-10-31</text:p>
          </table:table-cell>
          <table:table-cell table:formula="of:=MONTH([.B1524])" office:value-type="float" office:value="10" calcext:value-type="float">
            <text:p>10</text:p>
          </table:table-cell>
          <table:table-cell table:formula="of:=[.D1519]" office:value-type="float" office:value="2" calcext:value-type="float">
            <text:p>2</text:p>
          </table:table-cell>
          <table:table-cell table:number-columns-repeated="6"/>
          <table:table-cell table:formula="of:=[.G1524]*INDIRECT(ADDRESS([.A1524]+[.D1524];2;1;;&quot;rates&quot;))-[.H1524]*INDIRECT(ADDRESS([.A1524]+[.D152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25];[.B1524];[.B1524]+1)" office:value-type="date" office:date-value="2024-10-31" calcext:value-type="date">
            <text:p>2024-10-31</text:p>
          </table:table-cell>
          <table:table-cell table:formula="of:=MONTH([.B1525])" office:value-type="float" office:value="10" calcext:value-type="float">
            <text:p>10</text:p>
          </table:table-cell>
          <table:table-cell table:formula="of:=[.D1520]" office:value-type="float" office:value="3" calcext:value-type="float">
            <text:p>3</text:p>
          </table:table-cell>
          <table:table-cell table:number-columns-repeated="6"/>
          <table:table-cell table:formula="of:=[.G1525]*INDIRECT(ADDRESS([.A1525]+[.D1525];2;1;;&quot;rates&quot;))-[.H1525]*INDIRECT(ADDRESS([.A1525]+[.D152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26];[.B1525];[.B1525]+1)" office:value-type="date" office:date-value="2024-10-31" calcext:value-type="date">
            <text:p>2024-10-31</text:p>
          </table:table-cell>
          <table:table-cell table:formula="of:=MONTH([.B1526])" office:value-type="float" office:value="10" calcext:value-type="float">
            <text:p>10</text:p>
          </table:table-cell>
          <table:table-cell table:formula="of:=[.D1521]" office:value-type="float" office:value="4" calcext:value-type="float">
            <text:p>4</text:p>
          </table:table-cell>
          <table:table-cell table:number-columns-repeated="6"/>
          <table:table-cell table:formula="of:=[.G1526]*INDIRECT(ADDRESS([.A1526]+[.D1526];2;1;;&quot;rates&quot;))-[.H1526]*INDIRECT(ADDRESS([.A1526]+[.D152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27];[.B1526];[.B1526]+1)" office:value-type="date" office:date-value="2024-11-01" calcext:value-type="date">
            <text:p>2024-11-01</text:p>
          </table:table-cell>
          <table:table-cell table:formula="of:=MONTH([.B1527])" office:value-type="float" office:value="11" calcext:value-type="float">
            <text:p>11</text:p>
          </table:table-cell>
          <table:table-cell table:formula="of:=[.D1522]" office:value-type="float" office:value="0" calcext:value-type="float">
            <text:p>0</text:p>
          </table:table-cell>
          <table:table-cell table:number-columns-repeated="6"/>
          <table:table-cell table:formula="of:=[.G1527]*INDIRECT(ADDRESS([.A1527]+[.D1527];2;1;;&quot;rates&quot;))-[.H1527]*INDIRECT(ADDRESS([.A1527]+[.D152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28];[.B1527];[.B1527]+1)" office:value-type="date" office:date-value="2024-11-01" calcext:value-type="date">
            <text:p>2024-11-01</text:p>
          </table:table-cell>
          <table:table-cell table:formula="of:=MONTH([.B1528])" office:value-type="float" office:value="11" calcext:value-type="float">
            <text:p>11</text:p>
          </table:table-cell>
          <table:table-cell table:formula="of:=[.D1523]" office:value-type="float" office:value="1" calcext:value-type="float">
            <text:p>1</text:p>
          </table:table-cell>
          <table:table-cell table:number-columns-repeated="6"/>
          <table:table-cell table:formula="of:=[.G1528]*INDIRECT(ADDRESS([.A1528]+[.D1528];2;1;;&quot;rates&quot;))-[.H1528]*INDIRECT(ADDRESS([.A1528]+[.D152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29];[.B1528];[.B1528]+1)" office:value-type="date" office:date-value="2024-11-01" calcext:value-type="date">
            <text:p>2024-11-01</text:p>
          </table:table-cell>
          <table:table-cell table:formula="of:=MONTH([.B1529])" office:value-type="float" office:value="11" calcext:value-type="float">
            <text:p>11</text:p>
          </table:table-cell>
          <table:table-cell table:formula="of:=[.D1524]" office:value-type="float" office:value="2" calcext:value-type="float">
            <text:p>2</text:p>
          </table:table-cell>
          <table:table-cell table:number-columns-repeated="6"/>
          <table:table-cell table:formula="of:=[.G1529]*INDIRECT(ADDRESS([.A1529]+[.D1529];2;1;;&quot;rates&quot;))-[.H1529]*INDIRECT(ADDRESS([.A1529]+[.D152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30];[.B1529];[.B1529]+1)" office:value-type="date" office:date-value="2024-11-01" calcext:value-type="date">
            <text:p>2024-11-01</text:p>
          </table:table-cell>
          <table:table-cell table:formula="of:=MONTH([.B1530])" office:value-type="float" office:value="11" calcext:value-type="float">
            <text:p>11</text:p>
          </table:table-cell>
          <table:table-cell table:formula="of:=[.D1525]" office:value-type="float" office:value="3" calcext:value-type="float">
            <text:p>3</text:p>
          </table:table-cell>
          <table:table-cell table:number-columns-repeated="6"/>
          <table:table-cell table:formula="of:=[.G1530]*INDIRECT(ADDRESS([.A1530]+[.D1530];2;1;;&quot;rates&quot;))-[.H1530]*INDIRECT(ADDRESS([.A1530]+[.D153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31];[.B1530];[.B1530]+1)" office:value-type="date" office:date-value="2024-11-01" calcext:value-type="date">
            <text:p>2024-11-01</text:p>
          </table:table-cell>
          <table:table-cell table:formula="of:=MONTH([.B1531])" office:value-type="float" office:value="11" calcext:value-type="float">
            <text:p>11</text:p>
          </table:table-cell>
          <table:table-cell table:formula="of:=[.D1526]" office:value-type="float" office:value="4" calcext:value-type="float">
            <text:p>4</text:p>
          </table:table-cell>
          <table:table-cell table:number-columns-repeated="6"/>
          <table:table-cell table:formula="of:=[.G1531]*INDIRECT(ADDRESS([.A1531]+[.D1531];2;1;;&quot;rates&quot;))-[.H1531]*INDIRECT(ADDRESS([.A1531]+[.D153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32];[.B1531];[.B1531]+1)" office:value-type="date" office:date-value="2024-11-02" calcext:value-type="date">
            <text:p>2024-11-02</text:p>
          </table:table-cell>
          <table:table-cell table:formula="of:=MONTH([.B1532])" office:value-type="float" office:value="11" calcext:value-type="float">
            <text:p>11</text:p>
          </table:table-cell>
          <table:table-cell table:formula="of:=[.D1527]" office:value-type="float" office:value="0" calcext:value-type="float">
            <text:p>0</text:p>
          </table:table-cell>
          <table:table-cell table:number-columns-repeated="6"/>
          <table:table-cell table:formula="of:=[.G1532]*INDIRECT(ADDRESS([.A1532]+[.D1532];2;1;;&quot;rates&quot;))-[.H1532]*INDIRECT(ADDRESS([.A1532]+[.D153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33];[.B1532];[.B1532]+1)" office:value-type="date" office:date-value="2024-11-02" calcext:value-type="date">
            <text:p>2024-11-02</text:p>
          </table:table-cell>
          <table:table-cell table:formula="of:=MONTH([.B1533])" office:value-type="float" office:value="11" calcext:value-type="float">
            <text:p>11</text:p>
          </table:table-cell>
          <table:table-cell table:formula="of:=[.D1528]" office:value-type="float" office:value="1" calcext:value-type="float">
            <text:p>1</text:p>
          </table:table-cell>
          <table:table-cell table:number-columns-repeated="6"/>
          <table:table-cell table:formula="of:=[.G1533]*INDIRECT(ADDRESS([.A1533]+[.D1533];2;1;;&quot;rates&quot;))-[.H1533]*INDIRECT(ADDRESS([.A1533]+[.D153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34];[.B1533];[.B1533]+1)" office:value-type="date" office:date-value="2024-11-02" calcext:value-type="date">
            <text:p>2024-11-02</text:p>
          </table:table-cell>
          <table:table-cell table:formula="of:=MONTH([.B1534])" office:value-type="float" office:value="11" calcext:value-type="float">
            <text:p>11</text:p>
          </table:table-cell>
          <table:table-cell table:formula="of:=[.D1529]" office:value-type="float" office:value="2" calcext:value-type="float">
            <text:p>2</text:p>
          </table:table-cell>
          <table:table-cell table:number-columns-repeated="6"/>
          <table:table-cell table:formula="of:=[.G1534]*INDIRECT(ADDRESS([.A1534]+[.D1534];2;1;;&quot;rates&quot;))-[.H1534]*INDIRECT(ADDRESS([.A1534]+[.D153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35];[.B1534];[.B1534]+1)" office:value-type="date" office:date-value="2024-11-02" calcext:value-type="date">
            <text:p>2024-11-02</text:p>
          </table:table-cell>
          <table:table-cell table:formula="of:=MONTH([.B1535])" office:value-type="float" office:value="11" calcext:value-type="float">
            <text:p>11</text:p>
          </table:table-cell>
          <table:table-cell table:formula="of:=[.D1530]" office:value-type="float" office:value="3" calcext:value-type="float">
            <text:p>3</text:p>
          </table:table-cell>
          <table:table-cell table:number-columns-repeated="6"/>
          <table:table-cell table:formula="of:=[.G1535]*INDIRECT(ADDRESS([.A1535]+[.D1535];2;1;;&quot;rates&quot;))-[.H1535]*INDIRECT(ADDRESS([.A1535]+[.D153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36];[.B1535];[.B1535]+1)" office:value-type="date" office:date-value="2024-11-02" calcext:value-type="date">
            <text:p>2024-11-02</text:p>
          </table:table-cell>
          <table:table-cell table:formula="of:=MONTH([.B1536])" office:value-type="float" office:value="11" calcext:value-type="float">
            <text:p>11</text:p>
          </table:table-cell>
          <table:table-cell table:formula="of:=[.D1531]" office:value-type="float" office:value="4" calcext:value-type="float">
            <text:p>4</text:p>
          </table:table-cell>
          <table:table-cell table:number-columns-repeated="6"/>
          <table:table-cell table:formula="of:=[.G1536]*INDIRECT(ADDRESS([.A1536]+[.D1536];2;1;;&quot;rates&quot;))-[.H1536]*INDIRECT(ADDRESS([.A1536]+[.D153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37];[.B1536];[.B1536]+1)" office:value-type="date" office:date-value="2024-11-03" calcext:value-type="date">
            <text:p>2024-11-03</text:p>
          </table:table-cell>
          <table:table-cell table:formula="of:=MONTH([.B1537])" office:value-type="float" office:value="11" calcext:value-type="float">
            <text:p>11</text:p>
          </table:table-cell>
          <table:table-cell table:formula="of:=[.D1532]" office:value-type="float" office:value="0" calcext:value-type="float">
            <text:p>0</text:p>
          </table:table-cell>
          <table:table-cell table:number-columns-repeated="6"/>
          <table:table-cell table:formula="of:=[.G1537]*INDIRECT(ADDRESS([.A1537]+[.D1537];2;1;;&quot;rates&quot;))-[.H1537]*INDIRECT(ADDRESS([.A1537]+[.D153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38];[.B1537];[.B1537]+1)" office:value-type="date" office:date-value="2024-11-03" calcext:value-type="date">
            <text:p>2024-11-03</text:p>
          </table:table-cell>
          <table:table-cell table:formula="of:=MONTH([.B1538])" office:value-type="float" office:value="11" calcext:value-type="float">
            <text:p>11</text:p>
          </table:table-cell>
          <table:table-cell table:formula="of:=[.D1533]" office:value-type="float" office:value="1" calcext:value-type="float">
            <text:p>1</text:p>
          </table:table-cell>
          <table:table-cell table:number-columns-repeated="6"/>
          <table:table-cell table:formula="of:=[.G1538]*INDIRECT(ADDRESS([.A1538]+[.D1538];2;1;;&quot;rates&quot;))-[.H1538]*INDIRECT(ADDRESS([.A1538]+[.D153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39];[.B1538];[.B1538]+1)" office:value-type="date" office:date-value="2024-11-03" calcext:value-type="date">
            <text:p>2024-11-03</text:p>
          </table:table-cell>
          <table:table-cell table:formula="of:=MONTH([.B1539])" office:value-type="float" office:value="11" calcext:value-type="float">
            <text:p>11</text:p>
          </table:table-cell>
          <table:table-cell table:formula="of:=[.D1534]" office:value-type="float" office:value="2" calcext:value-type="float">
            <text:p>2</text:p>
          </table:table-cell>
          <table:table-cell table:number-columns-repeated="6"/>
          <table:table-cell table:formula="of:=[.G1539]*INDIRECT(ADDRESS([.A1539]+[.D1539];2;1;;&quot;rates&quot;))-[.H1539]*INDIRECT(ADDRESS([.A1539]+[.D153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40];[.B1539];[.B1539]+1)" office:value-type="date" office:date-value="2024-11-03" calcext:value-type="date">
            <text:p>2024-11-03</text:p>
          </table:table-cell>
          <table:table-cell table:formula="of:=MONTH([.B1540])" office:value-type="float" office:value="11" calcext:value-type="float">
            <text:p>11</text:p>
          </table:table-cell>
          <table:table-cell table:formula="of:=[.D1535]" office:value-type="float" office:value="3" calcext:value-type="float">
            <text:p>3</text:p>
          </table:table-cell>
          <table:table-cell table:number-columns-repeated="6"/>
          <table:table-cell table:formula="of:=[.G1540]*INDIRECT(ADDRESS([.A1540]+[.D1540];2;1;;&quot;rates&quot;))-[.H1540]*INDIRECT(ADDRESS([.A1540]+[.D154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41];[.B1540];[.B1540]+1)" office:value-type="date" office:date-value="2024-11-03" calcext:value-type="date">
            <text:p>2024-11-03</text:p>
          </table:table-cell>
          <table:table-cell table:formula="of:=MONTH([.B1541])" office:value-type="float" office:value="11" calcext:value-type="float">
            <text:p>11</text:p>
          </table:table-cell>
          <table:table-cell table:formula="of:=[.D1536]" office:value-type="float" office:value="4" calcext:value-type="float">
            <text:p>4</text:p>
          </table:table-cell>
          <table:table-cell table:number-columns-repeated="6"/>
          <table:table-cell table:formula="of:=[.G1541]*INDIRECT(ADDRESS([.A1541]+[.D1541];2;1;;&quot;rates&quot;))-[.H1541]*INDIRECT(ADDRESS([.A1541]+[.D154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42];[.B1541];[.B1541]+1)" office:value-type="date" office:date-value="2024-11-04" calcext:value-type="date">
            <text:p>2024-11-04</text:p>
          </table:table-cell>
          <table:table-cell table:formula="of:=MONTH([.B1542])" office:value-type="float" office:value="11" calcext:value-type="float">
            <text:p>11</text:p>
          </table:table-cell>
          <table:table-cell table:formula="of:=[.D1537]" office:value-type="float" office:value="0" calcext:value-type="float">
            <text:p>0</text:p>
          </table:table-cell>
          <table:table-cell table:number-columns-repeated="6"/>
          <table:table-cell table:formula="of:=[.G1542]*INDIRECT(ADDRESS([.A1542]+[.D1542];2;1;;&quot;rates&quot;))-[.H1542]*INDIRECT(ADDRESS([.A1542]+[.D154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43];[.B1542];[.B1542]+1)" office:value-type="date" office:date-value="2024-11-04" calcext:value-type="date">
            <text:p>2024-11-04</text:p>
          </table:table-cell>
          <table:table-cell table:formula="of:=MONTH([.B1543])" office:value-type="float" office:value="11" calcext:value-type="float">
            <text:p>11</text:p>
          </table:table-cell>
          <table:table-cell table:formula="of:=[.D1538]" office:value-type="float" office:value="1" calcext:value-type="float">
            <text:p>1</text:p>
          </table:table-cell>
          <table:table-cell table:number-columns-repeated="6"/>
          <table:table-cell table:formula="of:=[.G1543]*INDIRECT(ADDRESS([.A1543]+[.D1543];2;1;;&quot;rates&quot;))-[.H1543]*INDIRECT(ADDRESS([.A1543]+[.D154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44];[.B1543];[.B1543]+1)" office:value-type="date" office:date-value="2024-11-04" calcext:value-type="date">
            <text:p>2024-11-04</text:p>
          </table:table-cell>
          <table:table-cell table:formula="of:=MONTH([.B1544])" office:value-type="float" office:value="11" calcext:value-type="float">
            <text:p>11</text:p>
          </table:table-cell>
          <table:table-cell table:formula="of:=[.D1539]" office:value-type="float" office:value="2" calcext:value-type="float">
            <text:p>2</text:p>
          </table:table-cell>
          <table:table-cell table:number-columns-repeated="6"/>
          <table:table-cell table:formula="of:=[.G1544]*INDIRECT(ADDRESS([.A1544]+[.D1544];2;1;;&quot;rates&quot;))-[.H1544]*INDIRECT(ADDRESS([.A1544]+[.D154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45];[.B1544];[.B1544]+1)" office:value-type="date" office:date-value="2024-11-04" calcext:value-type="date">
            <text:p>2024-11-04</text:p>
          </table:table-cell>
          <table:table-cell table:formula="of:=MONTH([.B1545])" office:value-type="float" office:value="11" calcext:value-type="float">
            <text:p>11</text:p>
          </table:table-cell>
          <table:table-cell table:formula="of:=[.D1540]" office:value-type="float" office:value="3" calcext:value-type="float">
            <text:p>3</text:p>
          </table:table-cell>
          <table:table-cell table:number-columns-repeated="6"/>
          <table:table-cell table:formula="of:=[.G1545]*INDIRECT(ADDRESS([.A1545]+[.D1545];2;1;;&quot;rates&quot;))-[.H1545]*INDIRECT(ADDRESS([.A1545]+[.D154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46];[.B1545];[.B1545]+1)" office:value-type="date" office:date-value="2024-11-04" calcext:value-type="date">
            <text:p>2024-11-04</text:p>
          </table:table-cell>
          <table:table-cell table:formula="of:=MONTH([.B1546])" office:value-type="float" office:value="11" calcext:value-type="float">
            <text:p>11</text:p>
          </table:table-cell>
          <table:table-cell table:formula="of:=[.D1541]" office:value-type="float" office:value="4" calcext:value-type="float">
            <text:p>4</text:p>
          </table:table-cell>
          <table:table-cell table:number-columns-repeated="6"/>
          <table:table-cell table:formula="of:=[.G1546]*INDIRECT(ADDRESS([.A1546]+[.D1546];2;1;;&quot;rates&quot;))-[.H1546]*INDIRECT(ADDRESS([.A1546]+[.D154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47];[.B1546];[.B1546]+1)" office:value-type="date" office:date-value="2024-11-05" calcext:value-type="date">
            <text:p>2024-11-05</text:p>
          </table:table-cell>
          <table:table-cell table:formula="of:=MONTH([.B1547])" office:value-type="float" office:value="11" calcext:value-type="float">
            <text:p>11</text:p>
          </table:table-cell>
          <table:table-cell table:formula="of:=[.D1542]" office:value-type="float" office:value="0" calcext:value-type="float">
            <text:p>0</text:p>
          </table:table-cell>
          <table:table-cell table:number-columns-repeated="6"/>
          <table:table-cell table:formula="of:=[.G1547]*INDIRECT(ADDRESS([.A1547]+[.D1547];2;1;;&quot;rates&quot;))-[.H1547]*INDIRECT(ADDRESS([.A1547]+[.D154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48];[.B1547];[.B1547]+1)" office:value-type="date" office:date-value="2024-11-05" calcext:value-type="date">
            <text:p>2024-11-05</text:p>
          </table:table-cell>
          <table:table-cell table:formula="of:=MONTH([.B1548])" office:value-type="float" office:value="11" calcext:value-type="float">
            <text:p>11</text:p>
          </table:table-cell>
          <table:table-cell table:formula="of:=[.D1543]" office:value-type="float" office:value="1" calcext:value-type="float">
            <text:p>1</text:p>
          </table:table-cell>
          <table:table-cell table:number-columns-repeated="6"/>
          <table:table-cell table:formula="of:=[.G1548]*INDIRECT(ADDRESS([.A1548]+[.D1548];2;1;;&quot;rates&quot;))-[.H1548]*INDIRECT(ADDRESS([.A1548]+[.D154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49];[.B1548];[.B1548]+1)" office:value-type="date" office:date-value="2024-11-05" calcext:value-type="date">
            <text:p>2024-11-05</text:p>
          </table:table-cell>
          <table:table-cell table:formula="of:=MONTH([.B1549])" office:value-type="float" office:value="11" calcext:value-type="float">
            <text:p>11</text:p>
          </table:table-cell>
          <table:table-cell table:formula="of:=[.D1544]" office:value-type="float" office:value="2" calcext:value-type="float">
            <text:p>2</text:p>
          </table:table-cell>
          <table:table-cell table:number-columns-repeated="6"/>
          <table:table-cell table:formula="of:=[.G1549]*INDIRECT(ADDRESS([.A1549]+[.D1549];2;1;;&quot;rates&quot;))-[.H1549]*INDIRECT(ADDRESS([.A1549]+[.D154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50];[.B1549];[.B1549]+1)" office:value-type="date" office:date-value="2024-11-05" calcext:value-type="date">
            <text:p>2024-11-05</text:p>
          </table:table-cell>
          <table:table-cell table:formula="of:=MONTH([.B1550])" office:value-type="float" office:value="11" calcext:value-type="float">
            <text:p>11</text:p>
          </table:table-cell>
          <table:table-cell table:formula="of:=[.D1545]" office:value-type="float" office:value="3" calcext:value-type="float">
            <text:p>3</text:p>
          </table:table-cell>
          <table:table-cell table:number-columns-repeated="6"/>
          <table:table-cell table:formula="of:=[.G1550]*INDIRECT(ADDRESS([.A1550]+[.D1550];2;1;;&quot;rates&quot;))-[.H1550]*INDIRECT(ADDRESS([.A1550]+[.D155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51];[.B1550];[.B1550]+1)" office:value-type="date" office:date-value="2024-11-05" calcext:value-type="date">
            <text:p>2024-11-05</text:p>
          </table:table-cell>
          <table:table-cell table:formula="of:=MONTH([.B1551])" office:value-type="float" office:value="11" calcext:value-type="float">
            <text:p>11</text:p>
          </table:table-cell>
          <table:table-cell table:formula="of:=[.D1546]" office:value-type="float" office:value="4" calcext:value-type="float">
            <text:p>4</text:p>
          </table:table-cell>
          <table:table-cell table:number-columns-repeated="6"/>
          <table:table-cell table:formula="of:=[.G1551]*INDIRECT(ADDRESS([.A1551]+[.D1551];2;1;;&quot;rates&quot;))-[.H1551]*INDIRECT(ADDRESS([.A1551]+[.D155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52];[.B1551];[.B1551]+1)" office:value-type="date" office:date-value="2024-11-06" calcext:value-type="date">
            <text:p>2024-11-06</text:p>
          </table:table-cell>
          <table:table-cell table:formula="of:=MONTH([.B1552])" office:value-type="float" office:value="11" calcext:value-type="float">
            <text:p>11</text:p>
          </table:table-cell>
          <table:table-cell table:formula="of:=[.D1547]" office:value-type="float" office:value="0" calcext:value-type="float">
            <text:p>0</text:p>
          </table:table-cell>
          <table:table-cell table:number-columns-repeated="6"/>
          <table:table-cell table:formula="of:=[.G1552]*INDIRECT(ADDRESS([.A1552]+[.D1552];2;1;;&quot;rates&quot;))-[.H1552]*INDIRECT(ADDRESS([.A1552]+[.D155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53];[.B1552];[.B1552]+1)" office:value-type="date" office:date-value="2024-11-06" calcext:value-type="date">
            <text:p>2024-11-06</text:p>
          </table:table-cell>
          <table:table-cell table:formula="of:=MONTH([.B1553])" office:value-type="float" office:value="11" calcext:value-type="float">
            <text:p>11</text:p>
          </table:table-cell>
          <table:table-cell table:formula="of:=[.D1548]" office:value-type="float" office:value="1" calcext:value-type="float">
            <text:p>1</text:p>
          </table:table-cell>
          <table:table-cell table:number-columns-repeated="6"/>
          <table:table-cell table:formula="of:=[.G1553]*INDIRECT(ADDRESS([.A1553]+[.D1553];2;1;;&quot;rates&quot;))-[.H1553]*INDIRECT(ADDRESS([.A1553]+[.D155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54];[.B1553];[.B1553]+1)" office:value-type="date" office:date-value="2024-11-06" calcext:value-type="date">
            <text:p>2024-11-06</text:p>
          </table:table-cell>
          <table:table-cell table:formula="of:=MONTH([.B1554])" office:value-type="float" office:value="11" calcext:value-type="float">
            <text:p>11</text:p>
          </table:table-cell>
          <table:table-cell table:formula="of:=[.D1549]" office:value-type="float" office:value="2" calcext:value-type="float">
            <text:p>2</text:p>
          </table:table-cell>
          <table:table-cell table:number-columns-repeated="6"/>
          <table:table-cell table:formula="of:=[.G1554]*INDIRECT(ADDRESS([.A1554]+[.D1554];2;1;;&quot;rates&quot;))-[.H1554]*INDIRECT(ADDRESS([.A1554]+[.D155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55];[.B1554];[.B1554]+1)" office:value-type="date" office:date-value="2024-11-06" calcext:value-type="date">
            <text:p>2024-11-06</text:p>
          </table:table-cell>
          <table:table-cell table:formula="of:=MONTH([.B1555])" office:value-type="float" office:value="11" calcext:value-type="float">
            <text:p>11</text:p>
          </table:table-cell>
          <table:table-cell table:formula="of:=[.D1550]" office:value-type="float" office:value="3" calcext:value-type="float">
            <text:p>3</text:p>
          </table:table-cell>
          <table:table-cell table:number-columns-repeated="6"/>
          <table:table-cell table:formula="of:=[.G1555]*INDIRECT(ADDRESS([.A1555]+[.D1555];2;1;;&quot;rates&quot;))-[.H1555]*INDIRECT(ADDRESS([.A1555]+[.D155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56];[.B1555];[.B1555]+1)" office:value-type="date" office:date-value="2024-11-06" calcext:value-type="date">
            <text:p>2024-11-06</text:p>
          </table:table-cell>
          <table:table-cell table:formula="of:=MONTH([.B1556])" office:value-type="float" office:value="11" calcext:value-type="float">
            <text:p>11</text:p>
          </table:table-cell>
          <table:table-cell table:formula="of:=[.D1551]" office:value-type="float" office:value="4" calcext:value-type="float">
            <text:p>4</text:p>
          </table:table-cell>
          <table:table-cell table:number-columns-repeated="6"/>
          <table:table-cell table:formula="of:=[.G1556]*INDIRECT(ADDRESS([.A1556]+[.D1556];2;1;;&quot;rates&quot;))-[.H1556]*INDIRECT(ADDRESS([.A1556]+[.D155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57];[.B1556];[.B1556]+1)" office:value-type="date" office:date-value="2024-11-07" calcext:value-type="date">
            <text:p>2024-11-07</text:p>
          </table:table-cell>
          <table:table-cell table:formula="of:=MONTH([.B1557])" office:value-type="float" office:value="11" calcext:value-type="float">
            <text:p>11</text:p>
          </table:table-cell>
          <table:table-cell table:formula="of:=[.D1552]" office:value-type="float" office:value="0" calcext:value-type="float">
            <text:p>0</text:p>
          </table:table-cell>
          <table:table-cell table:number-columns-repeated="6"/>
          <table:table-cell table:formula="of:=[.G1557]*INDIRECT(ADDRESS([.A1557]+[.D1557];2;1;;&quot;rates&quot;))-[.H1557]*INDIRECT(ADDRESS([.A1557]+[.D155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58];[.B1557];[.B1557]+1)" office:value-type="date" office:date-value="2024-11-07" calcext:value-type="date">
            <text:p>2024-11-07</text:p>
          </table:table-cell>
          <table:table-cell table:formula="of:=MONTH([.B1558])" office:value-type="float" office:value="11" calcext:value-type="float">
            <text:p>11</text:p>
          </table:table-cell>
          <table:table-cell table:formula="of:=[.D1553]" office:value-type="float" office:value="1" calcext:value-type="float">
            <text:p>1</text:p>
          </table:table-cell>
          <table:table-cell table:number-columns-repeated="6"/>
          <table:table-cell table:formula="of:=[.G1558]*INDIRECT(ADDRESS([.A1558]+[.D1558];2;1;;&quot;rates&quot;))-[.H1558]*INDIRECT(ADDRESS([.A1558]+[.D155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59];[.B1558];[.B1558]+1)" office:value-type="date" office:date-value="2024-11-07" calcext:value-type="date">
            <text:p>2024-11-07</text:p>
          </table:table-cell>
          <table:table-cell table:formula="of:=MONTH([.B1559])" office:value-type="float" office:value="11" calcext:value-type="float">
            <text:p>11</text:p>
          </table:table-cell>
          <table:table-cell table:formula="of:=[.D1554]" office:value-type="float" office:value="2" calcext:value-type="float">
            <text:p>2</text:p>
          </table:table-cell>
          <table:table-cell table:number-columns-repeated="6"/>
          <table:table-cell table:formula="of:=[.G1559]*INDIRECT(ADDRESS([.A1559]+[.D1559];2;1;;&quot;rates&quot;))-[.H1559]*INDIRECT(ADDRESS([.A1559]+[.D155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60];[.B1559];[.B1559]+1)" office:value-type="date" office:date-value="2024-11-07" calcext:value-type="date">
            <text:p>2024-11-07</text:p>
          </table:table-cell>
          <table:table-cell table:formula="of:=MONTH([.B1560])" office:value-type="float" office:value="11" calcext:value-type="float">
            <text:p>11</text:p>
          </table:table-cell>
          <table:table-cell table:formula="of:=[.D1555]" office:value-type="float" office:value="3" calcext:value-type="float">
            <text:p>3</text:p>
          </table:table-cell>
          <table:table-cell table:number-columns-repeated="6"/>
          <table:table-cell table:formula="of:=[.G1560]*INDIRECT(ADDRESS([.A1560]+[.D1560];2;1;;&quot;rates&quot;))-[.H1560]*INDIRECT(ADDRESS([.A1560]+[.D156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61];[.B1560];[.B1560]+1)" office:value-type="date" office:date-value="2024-11-07" calcext:value-type="date">
            <text:p>2024-11-07</text:p>
          </table:table-cell>
          <table:table-cell table:formula="of:=MONTH([.B1561])" office:value-type="float" office:value="11" calcext:value-type="float">
            <text:p>11</text:p>
          </table:table-cell>
          <table:table-cell table:formula="of:=[.D1556]" office:value-type="float" office:value="4" calcext:value-type="float">
            <text:p>4</text:p>
          </table:table-cell>
          <table:table-cell table:number-columns-repeated="6"/>
          <table:table-cell table:formula="of:=[.G1561]*INDIRECT(ADDRESS([.A1561]+[.D1561];2;1;;&quot;rates&quot;))-[.H1561]*INDIRECT(ADDRESS([.A1561]+[.D156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62];[.B1561];[.B1561]+1)" office:value-type="date" office:date-value="2024-11-08" calcext:value-type="date">
            <text:p>2024-11-08</text:p>
          </table:table-cell>
          <table:table-cell table:formula="of:=MONTH([.B1562])" office:value-type="float" office:value="11" calcext:value-type="float">
            <text:p>11</text:p>
          </table:table-cell>
          <table:table-cell table:formula="of:=[.D1557]" office:value-type="float" office:value="0" calcext:value-type="float">
            <text:p>0</text:p>
          </table:table-cell>
          <table:table-cell table:number-columns-repeated="6"/>
          <table:table-cell table:formula="of:=[.G1562]*INDIRECT(ADDRESS([.A1562]+[.D1562];2;1;;&quot;rates&quot;))-[.H1562]*INDIRECT(ADDRESS([.A1562]+[.D156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63];[.B1562];[.B1562]+1)" office:value-type="date" office:date-value="2024-11-08" calcext:value-type="date">
            <text:p>2024-11-08</text:p>
          </table:table-cell>
          <table:table-cell table:formula="of:=MONTH([.B1563])" office:value-type="float" office:value="11" calcext:value-type="float">
            <text:p>11</text:p>
          </table:table-cell>
          <table:table-cell table:formula="of:=[.D1558]" office:value-type="float" office:value="1" calcext:value-type="float">
            <text:p>1</text:p>
          </table:table-cell>
          <table:table-cell table:number-columns-repeated="6"/>
          <table:table-cell table:formula="of:=[.G1563]*INDIRECT(ADDRESS([.A1563]+[.D1563];2;1;;&quot;rates&quot;))-[.H1563]*INDIRECT(ADDRESS([.A1563]+[.D156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64];[.B1563];[.B1563]+1)" office:value-type="date" office:date-value="2024-11-08" calcext:value-type="date">
            <text:p>2024-11-08</text:p>
          </table:table-cell>
          <table:table-cell table:formula="of:=MONTH([.B1564])" office:value-type="float" office:value="11" calcext:value-type="float">
            <text:p>11</text:p>
          </table:table-cell>
          <table:table-cell table:formula="of:=[.D1559]" office:value-type="float" office:value="2" calcext:value-type="float">
            <text:p>2</text:p>
          </table:table-cell>
          <table:table-cell table:number-columns-repeated="6"/>
          <table:table-cell table:formula="of:=[.G1564]*INDIRECT(ADDRESS([.A1564]+[.D1564];2;1;;&quot;rates&quot;))-[.H1564]*INDIRECT(ADDRESS([.A1564]+[.D156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65];[.B1564];[.B1564]+1)" office:value-type="date" office:date-value="2024-11-08" calcext:value-type="date">
            <text:p>2024-11-08</text:p>
          </table:table-cell>
          <table:table-cell table:formula="of:=MONTH([.B1565])" office:value-type="float" office:value="11" calcext:value-type="float">
            <text:p>11</text:p>
          </table:table-cell>
          <table:table-cell table:formula="of:=[.D1560]" office:value-type="float" office:value="3" calcext:value-type="float">
            <text:p>3</text:p>
          </table:table-cell>
          <table:table-cell table:number-columns-repeated="6"/>
          <table:table-cell table:formula="of:=[.G1565]*INDIRECT(ADDRESS([.A1565]+[.D1565];2;1;;&quot;rates&quot;))-[.H1565]*INDIRECT(ADDRESS([.A1565]+[.D156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66];[.B1565];[.B1565]+1)" office:value-type="date" office:date-value="2024-11-08" calcext:value-type="date">
            <text:p>2024-11-08</text:p>
          </table:table-cell>
          <table:table-cell table:formula="of:=MONTH([.B1566])" office:value-type="float" office:value="11" calcext:value-type="float">
            <text:p>11</text:p>
          </table:table-cell>
          <table:table-cell table:formula="of:=[.D1561]" office:value-type="float" office:value="4" calcext:value-type="float">
            <text:p>4</text:p>
          </table:table-cell>
          <table:table-cell table:number-columns-repeated="6"/>
          <table:table-cell table:formula="of:=[.G1566]*INDIRECT(ADDRESS([.A1566]+[.D1566];2;1;;&quot;rates&quot;))-[.H1566]*INDIRECT(ADDRESS([.A1566]+[.D156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67];[.B1566];[.B1566]+1)" office:value-type="date" office:date-value="2024-11-09" calcext:value-type="date">
            <text:p>2024-11-09</text:p>
          </table:table-cell>
          <table:table-cell table:formula="of:=MONTH([.B1567])" office:value-type="float" office:value="11" calcext:value-type="float">
            <text:p>11</text:p>
          </table:table-cell>
          <table:table-cell table:formula="of:=[.D1562]" office:value-type="float" office:value="0" calcext:value-type="float">
            <text:p>0</text:p>
          </table:table-cell>
          <table:table-cell table:number-columns-repeated="6"/>
          <table:table-cell table:formula="of:=[.G1567]*INDIRECT(ADDRESS([.A1567]+[.D1567];2;1;;&quot;rates&quot;))-[.H1567]*INDIRECT(ADDRESS([.A1567]+[.D156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68];[.B1567];[.B1567]+1)" office:value-type="date" office:date-value="2024-11-09" calcext:value-type="date">
            <text:p>2024-11-09</text:p>
          </table:table-cell>
          <table:table-cell table:formula="of:=MONTH([.B1568])" office:value-type="float" office:value="11" calcext:value-type="float">
            <text:p>11</text:p>
          </table:table-cell>
          <table:table-cell table:formula="of:=[.D1563]" office:value-type="float" office:value="1" calcext:value-type="float">
            <text:p>1</text:p>
          </table:table-cell>
          <table:table-cell table:number-columns-repeated="6"/>
          <table:table-cell table:formula="of:=[.G1568]*INDIRECT(ADDRESS([.A1568]+[.D1568];2;1;;&quot;rates&quot;))-[.H1568]*INDIRECT(ADDRESS([.A1568]+[.D156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69];[.B1568];[.B1568]+1)" office:value-type="date" office:date-value="2024-11-09" calcext:value-type="date">
            <text:p>2024-11-09</text:p>
          </table:table-cell>
          <table:table-cell table:formula="of:=MONTH([.B1569])" office:value-type="float" office:value="11" calcext:value-type="float">
            <text:p>11</text:p>
          </table:table-cell>
          <table:table-cell table:formula="of:=[.D1564]" office:value-type="float" office:value="2" calcext:value-type="float">
            <text:p>2</text:p>
          </table:table-cell>
          <table:table-cell table:number-columns-repeated="6"/>
          <table:table-cell table:formula="of:=[.G1569]*INDIRECT(ADDRESS([.A1569]+[.D1569];2;1;;&quot;rates&quot;))-[.H1569]*INDIRECT(ADDRESS([.A1569]+[.D156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70];[.B1569];[.B1569]+1)" office:value-type="date" office:date-value="2024-11-09" calcext:value-type="date">
            <text:p>2024-11-09</text:p>
          </table:table-cell>
          <table:table-cell table:formula="of:=MONTH([.B1570])" office:value-type="float" office:value="11" calcext:value-type="float">
            <text:p>11</text:p>
          </table:table-cell>
          <table:table-cell table:formula="of:=[.D1565]" office:value-type="float" office:value="3" calcext:value-type="float">
            <text:p>3</text:p>
          </table:table-cell>
          <table:table-cell table:number-columns-repeated="6"/>
          <table:table-cell table:formula="of:=[.G1570]*INDIRECT(ADDRESS([.A1570]+[.D1570];2;1;;&quot;rates&quot;))-[.H1570]*INDIRECT(ADDRESS([.A1570]+[.D157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71];[.B1570];[.B1570]+1)" office:value-type="date" office:date-value="2024-11-09" calcext:value-type="date">
            <text:p>2024-11-09</text:p>
          </table:table-cell>
          <table:table-cell table:formula="of:=MONTH([.B1571])" office:value-type="float" office:value="11" calcext:value-type="float">
            <text:p>11</text:p>
          </table:table-cell>
          <table:table-cell table:formula="of:=[.D1566]" office:value-type="float" office:value="4" calcext:value-type="float">
            <text:p>4</text:p>
          </table:table-cell>
          <table:table-cell table:number-columns-repeated="6"/>
          <table:table-cell table:formula="of:=[.G1571]*INDIRECT(ADDRESS([.A1571]+[.D1571];2;1;;&quot;rates&quot;))-[.H1571]*INDIRECT(ADDRESS([.A1571]+[.D157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72];[.B1571];[.B1571]+1)" office:value-type="date" office:date-value="2024-11-10" calcext:value-type="date">
            <text:p>2024-11-10</text:p>
          </table:table-cell>
          <table:table-cell table:formula="of:=MONTH([.B1572])" office:value-type="float" office:value="11" calcext:value-type="float">
            <text:p>11</text:p>
          </table:table-cell>
          <table:table-cell table:formula="of:=[.D1567]" office:value-type="float" office:value="0" calcext:value-type="float">
            <text:p>0</text:p>
          </table:table-cell>
          <table:table-cell table:number-columns-repeated="6"/>
          <table:table-cell table:formula="of:=[.G1572]*INDIRECT(ADDRESS([.A1572]+[.D1572];2;1;;&quot;rates&quot;))-[.H1572]*INDIRECT(ADDRESS([.A1572]+[.D157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73];[.B1572];[.B1572]+1)" office:value-type="date" office:date-value="2024-11-10" calcext:value-type="date">
            <text:p>2024-11-10</text:p>
          </table:table-cell>
          <table:table-cell table:formula="of:=MONTH([.B1573])" office:value-type="float" office:value="11" calcext:value-type="float">
            <text:p>11</text:p>
          </table:table-cell>
          <table:table-cell table:formula="of:=[.D1568]" office:value-type="float" office:value="1" calcext:value-type="float">
            <text:p>1</text:p>
          </table:table-cell>
          <table:table-cell table:number-columns-repeated="6"/>
          <table:table-cell table:formula="of:=[.G1573]*INDIRECT(ADDRESS([.A1573]+[.D1573];2;1;;&quot;rates&quot;))-[.H1573]*INDIRECT(ADDRESS([.A1573]+[.D157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74];[.B1573];[.B1573]+1)" office:value-type="date" office:date-value="2024-11-10" calcext:value-type="date">
            <text:p>2024-11-10</text:p>
          </table:table-cell>
          <table:table-cell table:formula="of:=MONTH([.B1574])" office:value-type="float" office:value="11" calcext:value-type="float">
            <text:p>11</text:p>
          </table:table-cell>
          <table:table-cell table:formula="of:=[.D1569]" office:value-type="float" office:value="2" calcext:value-type="float">
            <text:p>2</text:p>
          </table:table-cell>
          <table:table-cell table:number-columns-repeated="6"/>
          <table:table-cell table:formula="of:=[.G1574]*INDIRECT(ADDRESS([.A1574]+[.D1574];2;1;;&quot;rates&quot;))-[.H1574]*INDIRECT(ADDRESS([.A1574]+[.D157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75];[.B1574];[.B1574]+1)" office:value-type="date" office:date-value="2024-11-10" calcext:value-type="date">
            <text:p>2024-11-10</text:p>
          </table:table-cell>
          <table:table-cell table:formula="of:=MONTH([.B1575])" office:value-type="float" office:value="11" calcext:value-type="float">
            <text:p>11</text:p>
          </table:table-cell>
          <table:table-cell table:formula="of:=[.D1570]" office:value-type="float" office:value="3" calcext:value-type="float">
            <text:p>3</text:p>
          </table:table-cell>
          <table:table-cell table:number-columns-repeated="6"/>
          <table:table-cell table:formula="of:=[.G1575]*INDIRECT(ADDRESS([.A1575]+[.D1575];2;1;;&quot;rates&quot;))-[.H1575]*INDIRECT(ADDRESS([.A1575]+[.D157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76];[.B1575];[.B1575]+1)" office:value-type="date" office:date-value="2024-11-10" calcext:value-type="date">
            <text:p>2024-11-10</text:p>
          </table:table-cell>
          <table:table-cell table:formula="of:=MONTH([.B1576])" office:value-type="float" office:value="11" calcext:value-type="float">
            <text:p>11</text:p>
          </table:table-cell>
          <table:table-cell table:formula="of:=[.D1571]" office:value-type="float" office:value="4" calcext:value-type="float">
            <text:p>4</text:p>
          </table:table-cell>
          <table:table-cell table:number-columns-repeated="6"/>
          <table:table-cell table:formula="of:=[.G1576]*INDIRECT(ADDRESS([.A1576]+[.D1576];2;1;;&quot;rates&quot;))-[.H1576]*INDIRECT(ADDRESS([.A1576]+[.D157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77];[.B1576];[.B1576]+1)" office:value-type="date" office:date-value="2024-11-11" calcext:value-type="date">
            <text:p>2024-11-11</text:p>
          </table:table-cell>
          <table:table-cell table:formula="of:=MONTH([.B1577])" office:value-type="float" office:value="11" calcext:value-type="float">
            <text:p>11</text:p>
          </table:table-cell>
          <table:table-cell table:formula="of:=[.D1572]" office:value-type="float" office:value="0" calcext:value-type="float">
            <text:p>0</text:p>
          </table:table-cell>
          <table:table-cell table:number-columns-repeated="6"/>
          <table:table-cell table:formula="of:=[.G1577]*INDIRECT(ADDRESS([.A1577]+[.D1577];2;1;;&quot;rates&quot;))-[.H1577]*INDIRECT(ADDRESS([.A1577]+[.D157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78];[.B1577];[.B1577]+1)" office:value-type="date" office:date-value="2024-11-11" calcext:value-type="date">
            <text:p>2024-11-11</text:p>
          </table:table-cell>
          <table:table-cell table:formula="of:=MONTH([.B1578])" office:value-type="float" office:value="11" calcext:value-type="float">
            <text:p>11</text:p>
          </table:table-cell>
          <table:table-cell table:formula="of:=[.D1573]" office:value-type="float" office:value="1" calcext:value-type="float">
            <text:p>1</text:p>
          </table:table-cell>
          <table:table-cell table:number-columns-repeated="6"/>
          <table:table-cell table:formula="of:=[.G1578]*INDIRECT(ADDRESS([.A1578]+[.D1578];2;1;;&quot;rates&quot;))-[.H1578]*INDIRECT(ADDRESS([.A1578]+[.D157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79];[.B1578];[.B1578]+1)" office:value-type="date" office:date-value="2024-11-11" calcext:value-type="date">
            <text:p>2024-11-11</text:p>
          </table:table-cell>
          <table:table-cell table:formula="of:=MONTH([.B1579])" office:value-type="float" office:value="11" calcext:value-type="float">
            <text:p>11</text:p>
          </table:table-cell>
          <table:table-cell table:formula="of:=[.D1574]" office:value-type="float" office:value="2" calcext:value-type="float">
            <text:p>2</text:p>
          </table:table-cell>
          <table:table-cell table:number-columns-repeated="6"/>
          <table:table-cell table:formula="of:=[.G1579]*INDIRECT(ADDRESS([.A1579]+[.D1579];2;1;;&quot;rates&quot;))-[.H1579]*INDIRECT(ADDRESS([.A1579]+[.D157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80];[.B1579];[.B1579]+1)" office:value-type="date" office:date-value="2024-11-11" calcext:value-type="date">
            <text:p>2024-11-11</text:p>
          </table:table-cell>
          <table:table-cell table:formula="of:=MONTH([.B1580])" office:value-type="float" office:value="11" calcext:value-type="float">
            <text:p>11</text:p>
          </table:table-cell>
          <table:table-cell table:formula="of:=[.D1575]" office:value-type="float" office:value="3" calcext:value-type="float">
            <text:p>3</text:p>
          </table:table-cell>
          <table:table-cell table:number-columns-repeated="6"/>
          <table:table-cell table:formula="of:=[.G1580]*INDIRECT(ADDRESS([.A1580]+[.D1580];2;1;;&quot;rates&quot;))-[.H1580]*INDIRECT(ADDRESS([.A1580]+[.D158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81];[.B1580];[.B1580]+1)" office:value-type="date" office:date-value="2024-11-11" calcext:value-type="date">
            <text:p>2024-11-11</text:p>
          </table:table-cell>
          <table:table-cell table:formula="of:=MONTH([.B1581])" office:value-type="float" office:value="11" calcext:value-type="float">
            <text:p>11</text:p>
          </table:table-cell>
          <table:table-cell table:formula="of:=[.D1576]" office:value-type="float" office:value="4" calcext:value-type="float">
            <text:p>4</text:p>
          </table:table-cell>
          <table:table-cell table:number-columns-repeated="6"/>
          <table:table-cell table:formula="of:=[.G1581]*INDIRECT(ADDRESS([.A1581]+[.D1581];2;1;;&quot;rates&quot;))-[.H1581]*INDIRECT(ADDRESS([.A1581]+[.D158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82];[.B1581];[.B1581]+1)" office:value-type="date" office:date-value="2024-11-12" calcext:value-type="date">
            <text:p>2024-11-12</text:p>
          </table:table-cell>
          <table:table-cell table:formula="of:=MONTH([.B1582])" office:value-type="float" office:value="11" calcext:value-type="float">
            <text:p>11</text:p>
          </table:table-cell>
          <table:table-cell table:formula="of:=[.D1577]" office:value-type="float" office:value="0" calcext:value-type="float">
            <text:p>0</text:p>
          </table:table-cell>
          <table:table-cell table:number-columns-repeated="6"/>
          <table:table-cell table:formula="of:=[.G1582]*INDIRECT(ADDRESS([.A1582]+[.D1582];2;1;;&quot;rates&quot;))-[.H1582]*INDIRECT(ADDRESS([.A1582]+[.D158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83];[.B1582];[.B1582]+1)" office:value-type="date" office:date-value="2024-11-12" calcext:value-type="date">
            <text:p>2024-11-12</text:p>
          </table:table-cell>
          <table:table-cell table:formula="of:=MONTH([.B1583])" office:value-type="float" office:value="11" calcext:value-type="float">
            <text:p>11</text:p>
          </table:table-cell>
          <table:table-cell table:formula="of:=[.D1578]" office:value-type="float" office:value="1" calcext:value-type="float">
            <text:p>1</text:p>
          </table:table-cell>
          <table:table-cell table:number-columns-repeated="6"/>
          <table:table-cell table:formula="of:=[.G1583]*INDIRECT(ADDRESS([.A1583]+[.D1583];2;1;;&quot;rates&quot;))-[.H1583]*INDIRECT(ADDRESS([.A1583]+[.D158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84];[.B1583];[.B1583]+1)" office:value-type="date" office:date-value="2024-11-12" calcext:value-type="date">
            <text:p>2024-11-12</text:p>
          </table:table-cell>
          <table:table-cell table:formula="of:=MONTH([.B1584])" office:value-type="float" office:value="11" calcext:value-type="float">
            <text:p>11</text:p>
          </table:table-cell>
          <table:table-cell table:formula="of:=[.D1579]" office:value-type="float" office:value="2" calcext:value-type="float">
            <text:p>2</text:p>
          </table:table-cell>
          <table:table-cell table:number-columns-repeated="6"/>
          <table:table-cell table:formula="of:=[.G1584]*INDIRECT(ADDRESS([.A1584]+[.D1584];2;1;;&quot;rates&quot;))-[.H1584]*INDIRECT(ADDRESS([.A1584]+[.D158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85];[.B1584];[.B1584]+1)" office:value-type="date" office:date-value="2024-11-12" calcext:value-type="date">
            <text:p>2024-11-12</text:p>
          </table:table-cell>
          <table:table-cell table:formula="of:=MONTH([.B1585])" office:value-type="float" office:value="11" calcext:value-type="float">
            <text:p>11</text:p>
          </table:table-cell>
          <table:table-cell table:formula="of:=[.D1580]" office:value-type="float" office:value="3" calcext:value-type="float">
            <text:p>3</text:p>
          </table:table-cell>
          <table:table-cell table:number-columns-repeated="6"/>
          <table:table-cell table:formula="of:=[.G1585]*INDIRECT(ADDRESS([.A1585]+[.D1585];2;1;;&quot;rates&quot;))-[.H1585]*INDIRECT(ADDRESS([.A1585]+[.D158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86];[.B1585];[.B1585]+1)" office:value-type="date" office:date-value="2024-11-12" calcext:value-type="date">
            <text:p>2024-11-12</text:p>
          </table:table-cell>
          <table:table-cell table:formula="of:=MONTH([.B1586])" office:value-type="float" office:value="11" calcext:value-type="float">
            <text:p>11</text:p>
          </table:table-cell>
          <table:table-cell table:formula="of:=[.D1581]" office:value-type="float" office:value="4" calcext:value-type="float">
            <text:p>4</text:p>
          </table:table-cell>
          <table:table-cell table:number-columns-repeated="6"/>
          <table:table-cell table:formula="of:=[.G1586]*INDIRECT(ADDRESS([.A1586]+[.D1586];2;1;;&quot;rates&quot;))-[.H1586]*INDIRECT(ADDRESS([.A1586]+[.D158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87];[.B1586];[.B1586]+1)" office:value-type="date" office:date-value="2024-11-13" calcext:value-type="date">
            <text:p>2024-11-13</text:p>
          </table:table-cell>
          <table:table-cell table:formula="of:=MONTH([.B1587])" office:value-type="float" office:value="11" calcext:value-type="float">
            <text:p>11</text:p>
          </table:table-cell>
          <table:table-cell table:formula="of:=[.D1582]" office:value-type="float" office:value="0" calcext:value-type="float">
            <text:p>0</text:p>
          </table:table-cell>
          <table:table-cell table:number-columns-repeated="6"/>
          <table:table-cell table:formula="of:=[.G1587]*INDIRECT(ADDRESS([.A1587]+[.D1587];2;1;;&quot;rates&quot;))-[.H1587]*INDIRECT(ADDRESS([.A1587]+[.D158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88];[.B1587];[.B1587]+1)" office:value-type="date" office:date-value="2024-11-13" calcext:value-type="date">
            <text:p>2024-11-13</text:p>
          </table:table-cell>
          <table:table-cell table:formula="of:=MONTH([.B1588])" office:value-type="float" office:value="11" calcext:value-type="float">
            <text:p>11</text:p>
          </table:table-cell>
          <table:table-cell table:formula="of:=[.D1583]" office:value-type="float" office:value="1" calcext:value-type="float">
            <text:p>1</text:p>
          </table:table-cell>
          <table:table-cell table:number-columns-repeated="6"/>
          <table:table-cell table:formula="of:=[.G1588]*INDIRECT(ADDRESS([.A1588]+[.D1588];2;1;;&quot;rates&quot;))-[.H1588]*INDIRECT(ADDRESS([.A1588]+[.D158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89];[.B1588];[.B1588]+1)" office:value-type="date" office:date-value="2024-11-13" calcext:value-type="date">
            <text:p>2024-11-13</text:p>
          </table:table-cell>
          <table:table-cell table:formula="of:=MONTH([.B1589])" office:value-type="float" office:value="11" calcext:value-type="float">
            <text:p>11</text:p>
          </table:table-cell>
          <table:table-cell table:formula="of:=[.D1584]" office:value-type="float" office:value="2" calcext:value-type="float">
            <text:p>2</text:p>
          </table:table-cell>
          <table:table-cell table:number-columns-repeated="6"/>
          <table:table-cell table:formula="of:=[.G1589]*INDIRECT(ADDRESS([.A1589]+[.D1589];2;1;;&quot;rates&quot;))-[.H1589]*INDIRECT(ADDRESS([.A1589]+[.D158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90];[.B1589];[.B1589]+1)" office:value-type="date" office:date-value="2024-11-13" calcext:value-type="date">
            <text:p>2024-11-13</text:p>
          </table:table-cell>
          <table:table-cell table:formula="of:=MONTH([.B1590])" office:value-type="float" office:value="11" calcext:value-type="float">
            <text:p>11</text:p>
          </table:table-cell>
          <table:table-cell table:formula="of:=[.D1585]" office:value-type="float" office:value="3" calcext:value-type="float">
            <text:p>3</text:p>
          </table:table-cell>
          <table:table-cell table:number-columns-repeated="6"/>
          <table:table-cell table:formula="of:=[.G1590]*INDIRECT(ADDRESS([.A1590]+[.D1590];2;1;;&quot;rates&quot;))-[.H1590]*INDIRECT(ADDRESS([.A1590]+[.D159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91];[.B1590];[.B1590]+1)" office:value-type="date" office:date-value="2024-11-13" calcext:value-type="date">
            <text:p>2024-11-13</text:p>
          </table:table-cell>
          <table:table-cell table:formula="of:=MONTH([.B1591])" office:value-type="float" office:value="11" calcext:value-type="float">
            <text:p>11</text:p>
          </table:table-cell>
          <table:table-cell table:formula="of:=[.D1586]" office:value-type="float" office:value="4" calcext:value-type="float">
            <text:p>4</text:p>
          </table:table-cell>
          <table:table-cell table:number-columns-repeated="6"/>
          <table:table-cell table:formula="of:=[.G1591]*INDIRECT(ADDRESS([.A1591]+[.D1591];2;1;;&quot;rates&quot;))-[.H1591]*INDIRECT(ADDRESS([.A1591]+[.D159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92];[.B1591];[.B1591]+1)" office:value-type="date" office:date-value="2024-11-14" calcext:value-type="date">
            <text:p>2024-11-14</text:p>
          </table:table-cell>
          <table:table-cell table:formula="of:=MONTH([.B1592])" office:value-type="float" office:value="11" calcext:value-type="float">
            <text:p>11</text:p>
          </table:table-cell>
          <table:table-cell table:formula="of:=[.D1587]" office:value-type="float" office:value="0" calcext:value-type="float">
            <text:p>0</text:p>
          </table:table-cell>
          <table:table-cell table:number-columns-repeated="6"/>
          <table:table-cell table:formula="of:=[.G1592]*INDIRECT(ADDRESS([.A1592]+[.D1592];2;1;;&quot;rates&quot;))-[.H1592]*INDIRECT(ADDRESS([.A1592]+[.D159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93];[.B1592];[.B1592]+1)" office:value-type="date" office:date-value="2024-11-14" calcext:value-type="date">
            <text:p>2024-11-14</text:p>
          </table:table-cell>
          <table:table-cell table:formula="of:=MONTH([.B1593])" office:value-type="float" office:value="11" calcext:value-type="float">
            <text:p>11</text:p>
          </table:table-cell>
          <table:table-cell table:formula="of:=[.D1588]" office:value-type="float" office:value="1" calcext:value-type="float">
            <text:p>1</text:p>
          </table:table-cell>
          <table:table-cell table:number-columns-repeated="6"/>
          <table:table-cell table:formula="of:=[.G1593]*INDIRECT(ADDRESS([.A1593]+[.D1593];2;1;;&quot;rates&quot;))-[.H1593]*INDIRECT(ADDRESS([.A1593]+[.D159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94];[.B1593];[.B1593]+1)" office:value-type="date" office:date-value="2024-11-14" calcext:value-type="date">
            <text:p>2024-11-14</text:p>
          </table:table-cell>
          <table:table-cell table:formula="of:=MONTH([.B1594])" office:value-type="float" office:value="11" calcext:value-type="float">
            <text:p>11</text:p>
          </table:table-cell>
          <table:table-cell table:formula="of:=[.D1589]" office:value-type="float" office:value="2" calcext:value-type="float">
            <text:p>2</text:p>
          </table:table-cell>
          <table:table-cell table:number-columns-repeated="6"/>
          <table:table-cell table:formula="of:=[.G1594]*INDIRECT(ADDRESS([.A1594]+[.D1594];2;1;;&quot;rates&quot;))-[.H1594]*INDIRECT(ADDRESS([.A1594]+[.D159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95];[.B1594];[.B1594]+1)" office:value-type="date" office:date-value="2024-11-14" calcext:value-type="date">
            <text:p>2024-11-14</text:p>
          </table:table-cell>
          <table:table-cell table:formula="of:=MONTH([.B1595])" office:value-type="float" office:value="11" calcext:value-type="float">
            <text:p>11</text:p>
          </table:table-cell>
          <table:table-cell table:formula="of:=[.D1590]" office:value-type="float" office:value="3" calcext:value-type="float">
            <text:p>3</text:p>
          </table:table-cell>
          <table:table-cell table:number-columns-repeated="6"/>
          <table:table-cell table:formula="of:=[.G1595]*INDIRECT(ADDRESS([.A1595]+[.D1595];2;1;;&quot;rates&quot;))-[.H1595]*INDIRECT(ADDRESS([.A1595]+[.D159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96];[.B1595];[.B1595]+1)" office:value-type="date" office:date-value="2024-11-14" calcext:value-type="date">
            <text:p>2024-11-14</text:p>
          </table:table-cell>
          <table:table-cell table:formula="of:=MONTH([.B1596])" office:value-type="float" office:value="11" calcext:value-type="float">
            <text:p>11</text:p>
          </table:table-cell>
          <table:table-cell table:formula="of:=[.D1591]" office:value-type="float" office:value="4" calcext:value-type="float">
            <text:p>4</text:p>
          </table:table-cell>
          <table:table-cell table:number-columns-repeated="6"/>
          <table:table-cell table:formula="of:=[.G1596]*INDIRECT(ADDRESS([.A1596]+[.D1596];2;1;;&quot;rates&quot;))-[.H1596]*INDIRECT(ADDRESS([.A1596]+[.D159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97];[.B1596];[.B1596]+1)" office:value-type="date" office:date-value="2024-11-15" calcext:value-type="date">
            <text:p>2024-11-15</text:p>
          </table:table-cell>
          <table:table-cell table:formula="of:=MONTH([.B1597])" office:value-type="float" office:value="11" calcext:value-type="float">
            <text:p>11</text:p>
          </table:table-cell>
          <table:table-cell table:formula="of:=[.D1592]" office:value-type="float" office:value="0" calcext:value-type="float">
            <text:p>0</text:p>
          </table:table-cell>
          <table:table-cell table:number-columns-repeated="6"/>
          <table:table-cell table:formula="of:=[.G1597]*INDIRECT(ADDRESS([.A1597]+[.D1597];2;1;;&quot;rates&quot;))-[.H1597]*INDIRECT(ADDRESS([.A1597]+[.D159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98];[.B1597];[.B1597]+1)" office:value-type="date" office:date-value="2024-11-15" calcext:value-type="date">
            <text:p>2024-11-15</text:p>
          </table:table-cell>
          <table:table-cell table:formula="of:=MONTH([.B1598])" office:value-type="float" office:value="11" calcext:value-type="float">
            <text:p>11</text:p>
          </table:table-cell>
          <table:table-cell table:formula="of:=[.D1593]" office:value-type="float" office:value="1" calcext:value-type="float">
            <text:p>1</text:p>
          </table:table-cell>
          <table:table-cell table:number-columns-repeated="6"/>
          <table:table-cell table:formula="of:=[.G1598]*INDIRECT(ADDRESS([.A1598]+[.D1598];2;1;;&quot;rates&quot;))-[.H1598]*INDIRECT(ADDRESS([.A1598]+[.D159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599];[.B1598];[.B1598]+1)" office:value-type="date" office:date-value="2024-11-15" calcext:value-type="date">
            <text:p>2024-11-15</text:p>
          </table:table-cell>
          <table:table-cell table:formula="of:=MONTH([.B1599])" office:value-type="float" office:value="11" calcext:value-type="float">
            <text:p>11</text:p>
          </table:table-cell>
          <table:table-cell table:formula="of:=[.D1594]" office:value-type="float" office:value="2" calcext:value-type="float">
            <text:p>2</text:p>
          </table:table-cell>
          <table:table-cell table:number-columns-repeated="6"/>
          <table:table-cell table:formula="of:=[.G1599]*INDIRECT(ADDRESS([.A1599]+[.D1599];2;1;;&quot;rates&quot;))-[.H1599]*INDIRECT(ADDRESS([.A1599]+[.D159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00];[.B1599];[.B1599]+1)" office:value-type="date" office:date-value="2024-11-15" calcext:value-type="date">
            <text:p>2024-11-15</text:p>
          </table:table-cell>
          <table:table-cell table:formula="of:=MONTH([.B1600])" office:value-type="float" office:value="11" calcext:value-type="float">
            <text:p>11</text:p>
          </table:table-cell>
          <table:table-cell table:formula="of:=[.D1595]" office:value-type="float" office:value="3" calcext:value-type="float">
            <text:p>3</text:p>
          </table:table-cell>
          <table:table-cell table:number-columns-repeated="6"/>
          <table:table-cell table:formula="of:=[.G1600]*INDIRECT(ADDRESS([.A1600]+[.D1600];2;1;;&quot;rates&quot;))-[.H1600]*INDIRECT(ADDRESS([.A1600]+[.D160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01];[.B1600];[.B1600]+1)" office:value-type="date" office:date-value="2024-11-15" calcext:value-type="date">
            <text:p>2024-11-15</text:p>
          </table:table-cell>
          <table:table-cell table:formula="of:=MONTH([.B1601])" office:value-type="float" office:value="11" calcext:value-type="float">
            <text:p>11</text:p>
          </table:table-cell>
          <table:table-cell table:formula="of:=[.D1596]" office:value-type="float" office:value="4" calcext:value-type="float">
            <text:p>4</text:p>
          </table:table-cell>
          <table:table-cell table:number-columns-repeated="6"/>
          <table:table-cell table:formula="of:=[.G1601]*INDIRECT(ADDRESS([.A1601]+[.D1601];2;1;;&quot;rates&quot;))-[.H1601]*INDIRECT(ADDRESS([.A1601]+[.D160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02];[.B1601];[.B1601]+1)" office:value-type="date" office:date-value="2024-11-16" calcext:value-type="date">
            <text:p>2024-11-16</text:p>
          </table:table-cell>
          <table:table-cell table:formula="of:=MONTH([.B1602])" office:value-type="float" office:value="11" calcext:value-type="float">
            <text:p>11</text:p>
          </table:table-cell>
          <table:table-cell table:formula="of:=[.D1597]" office:value-type="float" office:value="0" calcext:value-type="float">
            <text:p>0</text:p>
          </table:table-cell>
          <table:table-cell table:number-columns-repeated="6"/>
          <table:table-cell table:formula="of:=[.G1602]*INDIRECT(ADDRESS([.A1602]+[.D1602];2;1;;&quot;rates&quot;))-[.H1602]*INDIRECT(ADDRESS([.A1602]+[.D160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03];[.B1602];[.B1602]+1)" office:value-type="date" office:date-value="2024-11-16" calcext:value-type="date">
            <text:p>2024-11-16</text:p>
          </table:table-cell>
          <table:table-cell table:formula="of:=MONTH([.B1603])" office:value-type="float" office:value="11" calcext:value-type="float">
            <text:p>11</text:p>
          </table:table-cell>
          <table:table-cell table:formula="of:=[.D1598]" office:value-type="float" office:value="1" calcext:value-type="float">
            <text:p>1</text:p>
          </table:table-cell>
          <table:table-cell table:number-columns-repeated="6"/>
          <table:table-cell table:formula="of:=[.G1603]*INDIRECT(ADDRESS([.A1603]+[.D1603];2;1;;&quot;rates&quot;))-[.H1603]*INDIRECT(ADDRESS([.A1603]+[.D160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04];[.B1603];[.B1603]+1)" office:value-type="date" office:date-value="2024-11-16" calcext:value-type="date">
            <text:p>2024-11-16</text:p>
          </table:table-cell>
          <table:table-cell table:formula="of:=MONTH([.B1604])" office:value-type="float" office:value="11" calcext:value-type="float">
            <text:p>11</text:p>
          </table:table-cell>
          <table:table-cell table:formula="of:=[.D1599]" office:value-type="float" office:value="2" calcext:value-type="float">
            <text:p>2</text:p>
          </table:table-cell>
          <table:table-cell table:number-columns-repeated="6"/>
          <table:table-cell table:formula="of:=[.G1604]*INDIRECT(ADDRESS([.A1604]+[.D1604];2;1;;&quot;rates&quot;))-[.H1604]*INDIRECT(ADDRESS([.A1604]+[.D160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05];[.B1604];[.B1604]+1)" office:value-type="date" office:date-value="2024-11-16" calcext:value-type="date">
            <text:p>2024-11-16</text:p>
          </table:table-cell>
          <table:table-cell table:formula="of:=MONTH([.B1605])" office:value-type="float" office:value="11" calcext:value-type="float">
            <text:p>11</text:p>
          </table:table-cell>
          <table:table-cell table:formula="of:=[.D1600]" office:value-type="float" office:value="3" calcext:value-type="float">
            <text:p>3</text:p>
          </table:table-cell>
          <table:table-cell table:number-columns-repeated="6"/>
          <table:table-cell table:formula="of:=[.G1605]*INDIRECT(ADDRESS([.A1605]+[.D1605];2;1;;&quot;rates&quot;))-[.H1605]*INDIRECT(ADDRESS([.A1605]+[.D160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06];[.B1605];[.B1605]+1)" office:value-type="date" office:date-value="2024-11-16" calcext:value-type="date">
            <text:p>2024-11-16</text:p>
          </table:table-cell>
          <table:table-cell table:formula="of:=MONTH([.B1606])" office:value-type="float" office:value="11" calcext:value-type="float">
            <text:p>11</text:p>
          </table:table-cell>
          <table:table-cell table:formula="of:=[.D1601]" office:value-type="float" office:value="4" calcext:value-type="float">
            <text:p>4</text:p>
          </table:table-cell>
          <table:table-cell table:number-columns-repeated="6"/>
          <table:table-cell table:formula="of:=[.G1606]*INDIRECT(ADDRESS([.A1606]+[.D1606];2;1;;&quot;rates&quot;))-[.H1606]*INDIRECT(ADDRESS([.A1606]+[.D160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07];[.B1606];[.B1606]+1)" office:value-type="date" office:date-value="2024-11-17" calcext:value-type="date">
            <text:p>2024-11-17</text:p>
          </table:table-cell>
          <table:table-cell table:formula="of:=MONTH([.B1607])" office:value-type="float" office:value="11" calcext:value-type="float">
            <text:p>11</text:p>
          </table:table-cell>
          <table:table-cell table:formula="of:=[.D1602]" office:value-type="float" office:value="0" calcext:value-type="float">
            <text:p>0</text:p>
          </table:table-cell>
          <table:table-cell table:number-columns-repeated="6"/>
          <table:table-cell table:formula="of:=[.G1607]*INDIRECT(ADDRESS([.A1607]+[.D1607];2;1;;&quot;rates&quot;))-[.H1607]*INDIRECT(ADDRESS([.A1607]+[.D160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08];[.B1607];[.B1607]+1)" office:value-type="date" office:date-value="2024-11-17" calcext:value-type="date">
            <text:p>2024-11-17</text:p>
          </table:table-cell>
          <table:table-cell table:formula="of:=MONTH([.B1608])" office:value-type="float" office:value="11" calcext:value-type="float">
            <text:p>11</text:p>
          </table:table-cell>
          <table:table-cell table:formula="of:=[.D1603]" office:value-type="float" office:value="1" calcext:value-type="float">
            <text:p>1</text:p>
          </table:table-cell>
          <table:table-cell table:number-columns-repeated="6"/>
          <table:table-cell table:formula="of:=[.G1608]*INDIRECT(ADDRESS([.A1608]+[.D1608];2;1;;&quot;rates&quot;))-[.H1608]*INDIRECT(ADDRESS([.A1608]+[.D160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09];[.B1608];[.B1608]+1)" office:value-type="date" office:date-value="2024-11-17" calcext:value-type="date">
            <text:p>2024-11-17</text:p>
          </table:table-cell>
          <table:table-cell table:formula="of:=MONTH([.B1609])" office:value-type="float" office:value="11" calcext:value-type="float">
            <text:p>11</text:p>
          </table:table-cell>
          <table:table-cell table:formula="of:=[.D1604]" office:value-type="float" office:value="2" calcext:value-type="float">
            <text:p>2</text:p>
          </table:table-cell>
          <table:table-cell table:number-columns-repeated="6"/>
          <table:table-cell table:formula="of:=[.G1609]*INDIRECT(ADDRESS([.A1609]+[.D1609];2;1;;&quot;rates&quot;))-[.H1609]*INDIRECT(ADDRESS([.A1609]+[.D160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10];[.B1609];[.B1609]+1)" office:value-type="date" office:date-value="2024-11-17" calcext:value-type="date">
            <text:p>2024-11-17</text:p>
          </table:table-cell>
          <table:table-cell table:formula="of:=MONTH([.B1610])" office:value-type="float" office:value="11" calcext:value-type="float">
            <text:p>11</text:p>
          </table:table-cell>
          <table:table-cell table:formula="of:=[.D1605]" office:value-type="float" office:value="3" calcext:value-type="float">
            <text:p>3</text:p>
          </table:table-cell>
          <table:table-cell table:number-columns-repeated="6"/>
          <table:table-cell table:formula="of:=[.G1610]*INDIRECT(ADDRESS([.A1610]+[.D1610];2;1;;&quot;rates&quot;))-[.H1610]*INDIRECT(ADDRESS([.A1610]+[.D161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11];[.B1610];[.B1610]+1)" office:value-type="date" office:date-value="2024-11-17" calcext:value-type="date">
            <text:p>2024-11-17</text:p>
          </table:table-cell>
          <table:table-cell table:formula="of:=MONTH([.B1611])" office:value-type="float" office:value="11" calcext:value-type="float">
            <text:p>11</text:p>
          </table:table-cell>
          <table:table-cell table:formula="of:=[.D1606]" office:value-type="float" office:value="4" calcext:value-type="float">
            <text:p>4</text:p>
          </table:table-cell>
          <table:table-cell table:number-columns-repeated="6"/>
          <table:table-cell table:formula="of:=[.G1611]*INDIRECT(ADDRESS([.A1611]+[.D1611];2;1;;&quot;rates&quot;))-[.H1611]*INDIRECT(ADDRESS([.A1611]+[.D161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12];[.B1611];[.B1611]+1)" office:value-type="date" office:date-value="2024-11-18" calcext:value-type="date">
            <text:p>2024-11-18</text:p>
          </table:table-cell>
          <table:table-cell table:formula="of:=MONTH([.B1612])" office:value-type="float" office:value="11" calcext:value-type="float">
            <text:p>11</text:p>
          </table:table-cell>
          <table:table-cell table:formula="of:=[.D1607]" office:value-type="float" office:value="0" calcext:value-type="float">
            <text:p>0</text:p>
          </table:table-cell>
          <table:table-cell table:number-columns-repeated="6"/>
          <table:table-cell table:formula="of:=[.G1612]*INDIRECT(ADDRESS([.A1612]+[.D1612];2;1;;&quot;rates&quot;))-[.H1612]*INDIRECT(ADDRESS([.A1612]+[.D161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13];[.B1612];[.B1612]+1)" office:value-type="date" office:date-value="2024-11-18" calcext:value-type="date">
            <text:p>2024-11-18</text:p>
          </table:table-cell>
          <table:table-cell table:formula="of:=MONTH([.B1613])" office:value-type="float" office:value="11" calcext:value-type="float">
            <text:p>11</text:p>
          </table:table-cell>
          <table:table-cell table:formula="of:=[.D1608]" office:value-type="float" office:value="1" calcext:value-type="float">
            <text:p>1</text:p>
          </table:table-cell>
          <table:table-cell table:number-columns-repeated="6"/>
          <table:table-cell table:formula="of:=[.G1613]*INDIRECT(ADDRESS([.A1613]+[.D1613];2;1;;&quot;rates&quot;))-[.H1613]*INDIRECT(ADDRESS([.A1613]+[.D161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14];[.B1613];[.B1613]+1)" office:value-type="date" office:date-value="2024-11-18" calcext:value-type="date">
            <text:p>2024-11-18</text:p>
          </table:table-cell>
          <table:table-cell table:formula="of:=MONTH([.B1614])" office:value-type="float" office:value="11" calcext:value-type="float">
            <text:p>11</text:p>
          </table:table-cell>
          <table:table-cell table:formula="of:=[.D1609]" office:value-type="float" office:value="2" calcext:value-type="float">
            <text:p>2</text:p>
          </table:table-cell>
          <table:table-cell table:number-columns-repeated="6"/>
          <table:table-cell table:formula="of:=[.G1614]*INDIRECT(ADDRESS([.A1614]+[.D1614];2;1;;&quot;rates&quot;))-[.H1614]*INDIRECT(ADDRESS([.A1614]+[.D161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15];[.B1614];[.B1614]+1)" office:value-type="date" office:date-value="2024-11-18" calcext:value-type="date">
            <text:p>2024-11-18</text:p>
          </table:table-cell>
          <table:table-cell table:formula="of:=MONTH([.B1615])" office:value-type="float" office:value="11" calcext:value-type="float">
            <text:p>11</text:p>
          </table:table-cell>
          <table:table-cell table:formula="of:=[.D1610]" office:value-type="float" office:value="3" calcext:value-type="float">
            <text:p>3</text:p>
          </table:table-cell>
          <table:table-cell table:number-columns-repeated="6"/>
          <table:table-cell table:formula="of:=[.G1615]*INDIRECT(ADDRESS([.A1615]+[.D1615];2;1;;&quot;rates&quot;))-[.H1615]*INDIRECT(ADDRESS([.A1615]+[.D161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16];[.B1615];[.B1615]+1)" office:value-type="date" office:date-value="2024-11-18" calcext:value-type="date">
            <text:p>2024-11-18</text:p>
          </table:table-cell>
          <table:table-cell table:formula="of:=MONTH([.B1616])" office:value-type="float" office:value="11" calcext:value-type="float">
            <text:p>11</text:p>
          </table:table-cell>
          <table:table-cell table:formula="of:=[.D1611]" office:value-type="float" office:value="4" calcext:value-type="float">
            <text:p>4</text:p>
          </table:table-cell>
          <table:table-cell table:number-columns-repeated="6"/>
          <table:table-cell table:formula="of:=[.G1616]*INDIRECT(ADDRESS([.A1616]+[.D1616];2;1;;&quot;rates&quot;))-[.H1616]*INDIRECT(ADDRESS([.A1616]+[.D161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17];[.B1616];[.B1616]+1)" office:value-type="date" office:date-value="2024-11-19" calcext:value-type="date">
            <text:p>2024-11-19</text:p>
          </table:table-cell>
          <table:table-cell table:formula="of:=MONTH([.B1617])" office:value-type="float" office:value="11" calcext:value-type="float">
            <text:p>11</text:p>
          </table:table-cell>
          <table:table-cell table:formula="of:=[.D1612]" office:value-type="float" office:value="0" calcext:value-type="float">
            <text:p>0</text:p>
          </table:table-cell>
          <table:table-cell table:number-columns-repeated="6"/>
          <table:table-cell table:formula="of:=[.G1617]*INDIRECT(ADDRESS([.A1617]+[.D1617];2;1;;&quot;rates&quot;))-[.H1617]*INDIRECT(ADDRESS([.A1617]+[.D161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18];[.B1617];[.B1617]+1)" office:value-type="date" office:date-value="2024-11-19" calcext:value-type="date">
            <text:p>2024-11-19</text:p>
          </table:table-cell>
          <table:table-cell table:formula="of:=MONTH([.B1618])" office:value-type="float" office:value="11" calcext:value-type="float">
            <text:p>11</text:p>
          </table:table-cell>
          <table:table-cell table:formula="of:=[.D1613]" office:value-type="float" office:value="1" calcext:value-type="float">
            <text:p>1</text:p>
          </table:table-cell>
          <table:table-cell table:number-columns-repeated="6"/>
          <table:table-cell table:formula="of:=[.G1618]*INDIRECT(ADDRESS([.A1618]+[.D1618];2;1;;&quot;rates&quot;))-[.H1618]*INDIRECT(ADDRESS([.A1618]+[.D161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19];[.B1618];[.B1618]+1)" office:value-type="date" office:date-value="2024-11-19" calcext:value-type="date">
            <text:p>2024-11-19</text:p>
          </table:table-cell>
          <table:table-cell table:formula="of:=MONTH([.B1619])" office:value-type="float" office:value="11" calcext:value-type="float">
            <text:p>11</text:p>
          </table:table-cell>
          <table:table-cell table:formula="of:=[.D1614]" office:value-type="float" office:value="2" calcext:value-type="float">
            <text:p>2</text:p>
          </table:table-cell>
          <table:table-cell table:number-columns-repeated="6"/>
          <table:table-cell table:formula="of:=[.G1619]*INDIRECT(ADDRESS([.A1619]+[.D1619];2;1;;&quot;rates&quot;))-[.H1619]*INDIRECT(ADDRESS([.A1619]+[.D161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20];[.B1619];[.B1619]+1)" office:value-type="date" office:date-value="2024-11-19" calcext:value-type="date">
            <text:p>2024-11-19</text:p>
          </table:table-cell>
          <table:table-cell table:formula="of:=MONTH([.B1620])" office:value-type="float" office:value="11" calcext:value-type="float">
            <text:p>11</text:p>
          </table:table-cell>
          <table:table-cell table:formula="of:=[.D1615]" office:value-type="float" office:value="3" calcext:value-type="float">
            <text:p>3</text:p>
          </table:table-cell>
          <table:table-cell table:number-columns-repeated="6"/>
          <table:table-cell table:formula="of:=[.G1620]*INDIRECT(ADDRESS([.A1620]+[.D1620];2;1;;&quot;rates&quot;))-[.H1620]*INDIRECT(ADDRESS([.A1620]+[.D162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21];[.B1620];[.B1620]+1)" office:value-type="date" office:date-value="2024-11-19" calcext:value-type="date">
            <text:p>2024-11-19</text:p>
          </table:table-cell>
          <table:table-cell table:formula="of:=MONTH([.B1621])" office:value-type="float" office:value="11" calcext:value-type="float">
            <text:p>11</text:p>
          </table:table-cell>
          <table:table-cell table:formula="of:=[.D1616]" office:value-type="float" office:value="4" calcext:value-type="float">
            <text:p>4</text:p>
          </table:table-cell>
          <table:table-cell table:number-columns-repeated="6"/>
          <table:table-cell table:formula="of:=[.G1621]*INDIRECT(ADDRESS([.A1621]+[.D1621];2;1;;&quot;rates&quot;))-[.H1621]*INDIRECT(ADDRESS([.A1621]+[.D162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22];[.B1621];[.B1621]+1)" office:value-type="date" office:date-value="2024-11-20" calcext:value-type="date">
            <text:p>2024-11-20</text:p>
          </table:table-cell>
          <table:table-cell table:formula="of:=MONTH([.B1622])" office:value-type="float" office:value="11" calcext:value-type="float">
            <text:p>11</text:p>
          </table:table-cell>
          <table:table-cell table:formula="of:=[.D1617]" office:value-type="float" office:value="0" calcext:value-type="float">
            <text:p>0</text:p>
          </table:table-cell>
          <table:table-cell table:number-columns-repeated="6"/>
          <table:table-cell table:formula="of:=[.G1622]*INDIRECT(ADDRESS([.A1622]+[.D1622];2;1;;&quot;rates&quot;))-[.H1622]*INDIRECT(ADDRESS([.A1622]+[.D162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23];[.B1622];[.B1622]+1)" office:value-type="date" office:date-value="2024-11-20" calcext:value-type="date">
            <text:p>2024-11-20</text:p>
          </table:table-cell>
          <table:table-cell table:formula="of:=MONTH([.B1623])" office:value-type="float" office:value="11" calcext:value-type="float">
            <text:p>11</text:p>
          </table:table-cell>
          <table:table-cell table:formula="of:=[.D1618]" office:value-type="float" office:value="1" calcext:value-type="float">
            <text:p>1</text:p>
          </table:table-cell>
          <table:table-cell table:number-columns-repeated="6"/>
          <table:table-cell table:formula="of:=[.G1623]*INDIRECT(ADDRESS([.A1623]+[.D1623];2;1;;&quot;rates&quot;))-[.H1623]*INDIRECT(ADDRESS([.A1623]+[.D162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24];[.B1623];[.B1623]+1)" office:value-type="date" office:date-value="2024-11-20" calcext:value-type="date">
            <text:p>2024-11-20</text:p>
          </table:table-cell>
          <table:table-cell table:formula="of:=MONTH([.B1624])" office:value-type="float" office:value="11" calcext:value-type="float">
            <text:p>11</text:p>
          </table:table-cell>
          <table:table-cell table:formula="of:=[.D1619]" office:value-type="float" office:value="2" calcext:value-type="float">
            <text:p>2</text:p>
          </table:table-cell>
          <table:table-cell table:number-columns-repeated="6"/>
          <table:table-cell table:formula="of:=[.G1624]*INDIRECT(ADDRESS([.A1624]+[.D1624];2;1;;&quot;rates&quot;))-[.H1624]*INDIRECT(ADDRESS([.A1624]+[.D162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25];[.B1624];[.B1624]+1)" office:value-type="date" office:date-value="2024-11-20" calcext:value-type="date">
            <text:p>2024-11-20</text:p>
          </table:table-cell>
          <table:table-cell table:formula="of:=MONTH([.B1625])" office:value-type="float" office:value="11" calcext:value-type="float">
            <text:p>11</text:p>
          </table:table-cell>
          <table:table-cell table:formula="of:=[.D1620]" office:value-type="float" office:value="3" calcext:value-type="float">
            <text:p>3</text:p>
          </table:table-cell>
          <table:table-cell table:number-columns-repeated="6"/>
          <table:table-cell table:formula="of:=[.G1625]*INDIRECT(ADDRESS([.A1625]+[.D1625];2;1;;&quot;rates&quot;))-[.H1625]*INDIRECT(ADDRESS([.A1625]+[.D162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26];[.B1625];[.B1625]+1)" office:value-type="date" office:date-value="2024-11-20" calcext:value-type="date">
            <text:p>2024-11-20</text:p>
          </table:table-cell>
          <table:table-cell table:formula="of:=MONTH([.B1626])" office:value-type="float" office:value="11" calcext:value-type="float">
            <text:p>11</text:p>
          </table:table-cell>
          <table:table-cell table:formula="of:=[.D1621]" office:value-type="float" office:value="4" calcext:value-type="float">
            <text:p>4</text:p>
          </table:table-cell>
          <table:table-cell table:number-columns-repeated="6"/>
          <table:table-cell table:formula="of:=[.G1626]*INDIRECT(ADDRESS([.A1626]+[.D1626];2;1;;&quot;rates&quot;))-[.H1626]*INDIRECT(ADDRESS([.A1626]+[.D162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27];[.B1626];[.B1626]+1)" office:value-type="date" office:date-value="2024-11-21" calcext:value-type="date">
            <text:p>2024-11-21</text:p>
          </table:table-cell>
          <table:table-cell table:formula="of:=MONTH([.B1627])" office:value-type="float" office:value="11" calcext:value-type="float">
            <text:p>11</text:p>
          </table:table-cell>
          <table:table-cell table:formula="of:=[.D1622]" office:value-type="float" office:value="0" calcext:value-type="float">
            <text:p>0</text:p>
          </table:table-cell>
          <table:table-cell table:number-columns-repeated="6"/>
          <table:table-cell table:formula="of:=[.G1627]*INDIRECT(ADDRESS([.A1627]+[.D1627];2;1;;&quot;rates&quot;))-[.H1627]*INDIRECT(ADDRESS([.A1627]+[.D162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28];[.B1627];[.B1627]+1)" office:value-type="date" office:date-value="2024-11-21" calcext:value-type="date">
            <text:p>2024-11-21</text:p>
          </table:table-cell>
          <table:table-cell table:formula="of:=MONTH([.B1628])" office:value-type="float" office:value="11" calcext:value-type="float">
            <text:p>11</text:p>
          </table:table-cell>
          <table:table-cell table:formula="of:=[.D1623]" office:value-type="float" office:value="1" calcext:value-type="float">
            <text:p>1</text:p>
          </table:table-cell>
          <table:table-cell table:number-columns-repeated="6"/>
          <table:table-cell table:formula="of:=[.G1628]*INDIRECT(ADDRESS([.A1628]+[.D1628];2;1;;&quot;rates&quot;))-[.H1628]*INDIRECT(ADDRESS([.A1628]+[.D162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29];[.B1628];[.B1628]+1)" office:value-type="date" office:date-value="2024-11-21" calcext:value-type="date">
            <text:p>2024-11-21</text:p>
          </table:table-cell>
          <table:table-cell table:formula="of:=MONTH([.B1629])" office:value-type="float" office:value="11" calcext:value-type="float">
            <text:p>11</text:p>
          </table:table-cell>
          <table:table-cell table:formula="of:=[.D1624]" office:value-type="float" office:value="2" calcext:value-type="float">
            <text:p>2</text:p>
          </table:table-cell>
          <table:table-cell table:number-columns-repeated="6"/>
          <table:table-cell table:formula="of:=[.G1629]*INDIRECT(ADDRESS([.A1629]+[.D1629];2;1;;&quot;rates&quot;))-[.H1629]*INDIRECT(ADDRESS([.A1629]+[.D162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30];[.B1629];[.B1629]+1)" office:value-type="date" office:date-value="2024-11-21" calcext:value-type="date">
            <text:p>2024-11-21</text:p>
          </table:table-cell>
          <table:table-cell table:formula="of:=MONTH([.B1630])" office:value-type="float" office:value="11" calcext:value-type="float">
            <text:p>11</text:p>
          </table:table-cell>
          <table:table-cell table:formula="of:=[.D1625]" office:value-type="float" office:value="3" calcext:value-type="float">
            <text:p>3</text:p>
          </table:table-cell>
          <table:table-cell table:number-columns-repeated="6"/>
          <table:table-cell table:formula="of:=[.G1630]*INDIRECT(ADDRESS([.A1630]+[.D1630];2;1;;&quot;rates&quot;))-[.H1630]*INDIRECT(ADDRESS([.A1630]+[.D163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31];[.B1630];[.B1630]+1)" office:value-type="date" office:date-value="2024-11-21" calcext:value-type="date">
            <text:p>2024-11-21</text:p>
          </table:table-cell>
          <table:table-cell table:formula="of:=MONTH([.B1631])" office:value-type="float" office:value="11" calcext:value-type="float">
            <text:p>11</text:p>
          </table:table-cell>
          <table:table-cell table:formula="of:=[.D1626]" office:value-type="float" office:value="4" calcext:value-type="float">
            <text:p>4</text:p>
          </table:table-cell>
          <table:table-cell table:number-columns-repeated="6"/>
          <table:table-cell table:formula="of:=[.G1631]*INDIRECT(ADDRESS([.A1631]+[.D1631];2;1;;&quot;rates&quot;))-[.H1631]*INDIRECT(ADDRESS([.A1631]+[.D163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32];[.B1631];[.B1631]+1)" office:value-type="date" office:date-value="2024-11-22" calcext:value-type="date">
            <text:p>2024-11-22</text:p>
          </table:table-cell>
          <table:table-cell table:formula="of:=MONTH([.B1632])" office:value-type="float" office:value="11" calcext:value-type="float">
            <text:p>11</text:p>
          </table:table-cell>
          <table:table-cell table:formula="of:=[.D1627]" office:value-type="float" office:value="0" calcext:value-type="float">
            <text:p>0</text:p>
          </table:table-cell>
          <table:table-cell table:number-columns-repeated="6"/>
          <table:table-cell table:formula="of:=[.G1632]*INDIRECT(ADDRESS([.A1632]+[.D1632];2;1;;&quot;rates&quot;))-[.H1632]*INDIRECT(ADDRESS([.A1632]+[.D163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33];[.B1632];[.B1632]+1)" office:value-type="date" office:date-value="2024-11-22" calcext:value-type="date">
            <text:p>2024-11-22</text:p>
          </table:table-cell>
          <table:table-cell table:formula="of:=MONTH([.B1633])" office:value-type="float" office:value="11" calcext:value-type="float">
            <text:p>11</text:p>
          </table:table-cell>
          <table:table-cell table:formula="of:=[.D1628]" office:value-type="float" office:value="1" calcext:value-type="float">
            <text:p>1</text:p>
          </table:table-cell>
          <table:table-cell table:number-columns-repeated="6"/>
          <table:table-cell table:formula="of:=[.G1633]*INDIRECT(ADDRESS([.A1633]+[.D1633];2;1;;&quot;rates&quot;))-[.H1633]*INDIRECT(ADDRESS([.A1633]+[.D163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34];[.B1633];[.B1633]+1)" office:value-type="date" office:date-value="2024-11-22" calcext:value-type="date">
            <text:p>2024-11-22</text:p>
          </table:table-cell>
          <table:table-cell table:formula="of:=MONTH([.B1634])" office:value-type="float" office:value="11" calcext:value-type="float">
            <text:p>11</text:p>
          </table:table-cell>
          <table:table-cell table:formula="of:=[.D1629]" office:value-type="float" office:value="2" calcext:value-type="float">
            <text:p>2</text:p>
          </table:table-cell>
          <table:table-cell table:number-columns-repeated="6"/>
          <table:table-cell table:formula="of:=[.G1634]*INDIRECT(ADDRESS([.A1634]+[.D1634];2;1;;&quot;rates&quot;))-[.H1634]*INDIRECT(ADDRESS([.A1634]+[.D163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35];[.B1634];[.B1634]+1)" office:value-type="date" office:date-value="2024-11-22" calcext:value-type="date">
            <text:p>2024-11-22</text:p>
          </table:table-cell>
          <table:table-cell table:formula="of:=MONTH([.B1635])" office:value-type="float" office:value="11" calcext:value-type="float">
            <text:p>11</text:p>
          </table:table-cell>
          <table:table-cell table:formula="of:=[.D1630]" office:value-type="float" office:value="3" calcext:value-type="float">
            <text:p>3</text:p>
          </table:table-cell>
          <table:table-cell table:number-columns-repeated="6"/>
          <table:table-cell table:formula="of:=[.G1635]*INDIRECT(ADDRESS([.A1635]+[.D1635];2;1;;&quot;rates&quot;))-[.H1635]*INDIRECT(ADDRESS([.A1635]+[.D163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36];[.B1635];[.B1635]+1)" office:value-type="date" office:date-value="2024-11-22" calcext:value-type="date">
            <text:p>2024-11-22</text:p>
          </table:table-cell>
          <table:table-cell table:formula="of:=MONTH([.B1636])" office:value-type="float" office:value="11" calcext:value-type="float">
            <text:p>11</text:p>
          </table:table-cell>
          <table:table-cell table:formula="of:=[.D1631]" office:value-type="float" office:value="4" calcext:value-type="float">
            <text:p>4</text:p>
          </table:table-cell>
          <table:table-cell table:number-columns-repeated="6"/>
          <table:table-cell table:formula="of:=[.G1636]*INDIRECT(ADDRESS([.A1636]+[.D1636];2;1;;&quot;rates&quot;))-[.H1636]*INDIRECT(ADDRESS([.A1636]+[.D163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37];[.B1636];[.B1636]+1)" office:value-type="date" office:date-value="2024-11-23" calcext:value-type="date">
            <text:p>2024-11-23</text:p>
          </table:table-cell>
          <table:table-cell table:formula="of:=MONTH([.B1637])" office:value-type="float" office:value="11" calcext:value-type="float">
            <text:p>11</text:p>
          </table:table-cell>
          <table:table-cell table:formula="of:=[.D1632]" office:value-type="float" office:value="0" calcext:value-type="float">
            <text:p>0</text:p>
          </table:table-cell>
          <table:table-cell table:number-columns-repeated="6"/>
          <table:table-cell table:formula="of:=[.G1637]*INDIRECT(ADDRESS([.A1637]+[.D1637];2;1;;&quot;rates&quot;))-[.H1637]*INDIRECT(ADDRESS([.A1637]+[.D163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38];[.B1637];[.B1637]+1)" office:value-type="date" office:date-value="2024-11-23" calcext:value-type="date">
            <text:p>2024-11-23</text:p>
          </table:table-cell>
          <table:table-cell table:formula="of:=MONTH([.B1638])" office:value-type="float" office:value="11" calcext:value-type="float">
            <text:p>11</text:p>
          </table:table-cell>
          <table:table-cell table:formula="of:=[.D1633]" office:value-type="float" office:value="1" calcext:value-type="float">
            <text:p>1</text:p>
          </table:table-cell>
          <table:table-cell table:number-columns-repeated="6"/>
          <table:table-cell table:formula="of:=[.G1638]*INDIRECT(ADDRESS([.A1638]+[.D1638];2;1;;&quot;rates&quot;))-[.H1638]*INDIRECT(ADDRESS([.A1638]+[.D163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39];[.B1638];[.B1638]+1)" office:value-type="date" office:date-value="2024-11-23" calcext:value-type="date">
            <text:p>2024-11-23</text:p>
          </table:table-cell>
          <table:table-cell table:formula="of:=MONTH([.B1639])" office:value-type="float" office:value="11" calcext:value-type="float">
            <text:p>11</text:p>
          </table:table-cell>
          <table:table-cell table:formula="of:=[.D1634]" office:value-type="float" office:value="2" calcext:value-type="float">
            <text:p>2</text:p>
          </table:table-cell>
          <table:table-cell table:number-columns-repeated="6"/>
          <table:table-cell table:formula="of:=[.G1639]*INDIRECT(ADDRESS([.A1639]+[.D1639];2;1;;&quot;rates&quot;))-[.H1639]*INDIRECT(ADDRESS([.A1639]+[.D163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40];[.B1639];[.B1639]+1)" office:value-type="date" office:date-value="2024-11-23" calcext:value-type="date">
            <text:p>2024-11-23</text:p>
          </table:table-cell>
          <table:table-cell table:formula="of:=MONTH([.B1640])" office:value-type="float" office:value="11" calcext:value-type="float">
            <text:p>11</text:p>
          </table:table-cell>
          <table:table-cell table:formula="of:=[.D1635]" office:value-type="float" office:value="3" calcext:value-type="float">
            <text:p>3</text:p>
          </table:table-cell>
          <table:table-cell table:number-columns-repeated="6"/>
          <table:table-cell table:formula="of:=[.G1640]*INDIRECT(ADDRESS([.A1640]+[.D1640];2;1;;&quot;rates&quot;))-[.H1640]*INDIRECT(ADDRESS([.A1640]+[.D164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41];[.B1640];[.B1640]+1)" office:value-type="date" office:date-value="2024-11-23" calcext:value-type="date">
            <text:p>2024-11-23</text:p>
          </table:table-cell>
          <table:table-cell table:formula="of:=MONTH([.B1641])" office:value-type="float" office:value="11" calcext:value-type="float">
            <text:p>11</text:p>
          </table:table-cell>
          <table:table-cell table:formula="of:=[.D1636]" office:value-type="float" office:value="4" calcext:value-type="float">
            <text:p>4</text:p>
          </table:table-cell>
          <table:table-cell table:number-columns-repeated="6"/>
          <table:table-cell table:formula="of:=[.G1641]*INDIRECT(ADDRESS([.A1641]+[.D1641];2;1;;&quot;rates&quot;))-[.H1641]*INDIRECT(ADDRESS([.A1641]+[.D164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42];[.B1641];[.B1641]+1)" office:value-type="date" office:date-value="2024-11-24" calcext:value-type="date">
            <text:p>2024-11-24</text:p>
          </table:table-cell>
          <table:table-cell table:formula="of:=MONTH([.B1642])" office:value-type="float" office:value="11" calcext:value-type="float">
            <text:p>11</text:p>
          </table:table-cell>
          <table:table-cell table:formula="of:=[.D1637]" office:value-type="float" office:value="0" calcext:value-type="float">
            <text:p>0</text:p>
          </table:table-cell>
          <table:table-cell table:number-columns-repeated="6"/>
          <table:table-cell table:formula="of:=[.G1642]*INDIRECT(ADDRESS([.A1642]+[.D1642];2;1;;&quot;rates&quot;))-[.H1642]*INDIRECT(ADDRESS([.A1642]+[.D164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43];[.B1642];[.B1642]+1)" office:value-type="date" office:date-value="2024-11-24" calcext:value-type="date">
            <text:p>2024-11-24</text:p>
          </table:table-cell>
          <table:table-cell table:formula="of:=MONTH([.B1643])" office:value-type="float" office:value="11" calcext:value-type="float">
            <text:p>11</text:p>
          </table:table-cell>
          <table:table-cell table:formula="of:=[.D1638]" office:value-type="float" office:value="1" calcext:value-type="float">
            <text:p>1</text:p>
          </table:table-cell>
          <table:table-cell table:number-columns-repeated="6"/>
          <table:table-cell table:formula="of:=[.G1643]*INDIRECT(ADDRESS([.A1643]+[.D1643];2;1;;&quot;rates&quot;))-[.H1643]*INDIRECT(ADDRESS([.A1643]+[.D164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44];[.B1643];[.B1643]+1)" office:value-type="date" office:date-value="2024-11-24" calcext:value-type="date">
            <text:p>2024-11-24</text:p>
          </table:table-cell>
          <table:table-cell table:formula="of:=MONTH([.B1644])" office:value-type="float" office:value="11" calcext:value-type="float">
            <text:p>11</text:p>
          </table:table-cell>
          <table:table-cell table:formula="of:=[.D1639]" office:value-type="float" office:value="2" calcext:value-type="float">
            <text:p>2</text:p>
          </table:table-cell>
          <table:table-cell table:number-columns-repeated="6"/>
          <table:table-cell table:formula="of:=[.G1644]*INDIRECT(ADDRESS([.A1644]+[.D1644];2;1;;&quot;rates&quot;))-[.H1644]*INDIRECT(ADDRESS([.A1644]+[.D164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45];[.B1644];[.B1644]+1)" office:value-type="date" office:date-value="2024-11-24" calcext:value-type="date">
            <text:p>2024-11-24</text:p>
          </table:table-cell>
          <table:table-cell table:formula="of:=MONTH([.B1645])" office:value-type="float" office:value="11" calcext:value-type="float">
            <text:p>11</text:p>
          </table:table-cell>
          <table:table-cell table:formula="of:=[.D1640]" office:value-type="float" office:value="3" calcext:value-type="float">
            <text:p>3</text:p>
          </table:table-cell>
          <table:table-cell table:number-columns-repeated="6"/>
          <table:table-cell table:formula="of:=[.G1645]*INDIRECT(ADDRESS([.A1645]+[.D1645];2;1;;&quot;rates&quot;))-[.H1645]*INDIRECT(ADDRESS([.A1645]+[.D164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46];[.B1645];[.B1645]+1)" office:value-type="date" office:date-value="2024-11-24" calcext:value-type="date">
            <text:p>2024-11-24</text:p>
          </table:table-cell>
          <table:table-cell table:formula="of:=MONTH([.B1646])" office:value-type="float" office:value="11" calcext:value-type="float">
            <text:p>11</text:p>
          </table:table-cell>
          <table:table-cell table:formula="of:=[.D1641]" office:value-type="float" office:value="4" calcext:value-type="float">
            <text:p>4</text:p>
          </table:table-cell>
          <table:table-cell table:number-columns-repeated="6"/>
          <table:table-cell table:formula="of:=[.G1646]*INDIRECT(ADDRESS([.A1646]+[.D1646];2;1;;&quot;rates&quot;))-[.H1646]*INDIRECT(ADDRESS([.A1646]+[.D164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47];[.B1646];[.B1646]+1)" office:value-type="date" office:date-value="2024-11-25" calcext:value-type="date">
            <text:p>2024-11-25</text:p>
          </table:table-cell>
          <table:table-cell table:formula="of:=MONTH([.B1647])" office:value-type="float" office:value="11" calcext:value-type="float">
            <text:p>11</text:p>
          </table:table-cell>
          <table:table-cell table:formula="of:=[.D1642]" office:value-type="float" office:value="0" calcext:value-type="float">
            <text:p>0</text:p>
          </table:table-cell>
          <table:table-cell table:number-columns-repeated="6"/>
          <table:table-cell table:formula="of:=[.G1647]*INDIRECT(ADDRESS([.A1647]+[.D1647];2;1;;&quot;rates&quot;))-[.H1647]*INDIRECT(ADDRESS([.A1647]+[.D164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48];[.B1647];[.B1647]+1)" office:value-type="date" office:date-value="2024-11-25" calcext:value-type="date">
            <text:p>2024-11-25</text:p>
          </table:table-cell>
          <table:table-cell table:formula="of:=MONTH([.B1648])" office:value-type="float" office:value="11" calcext:value-type="float">
            <text:p>11</text:p>
          </table:table-cell>
          <table:table-cell table:formula="of:=[.D1643]" office:value-type="float" office:value="1" calcext:value-type="float">
            <text:p>1</text:p>
          </table:table-cell>
          <table:table-cell table:number-columns-repeated="6"/>
          <table:table-cell table:formula="of:=[.G1648]*INDIRECT(ADDRESS([.A1648]+[.D1648];2;1;;&quot;rates&quot;))-[.H1648]*INDIRECT(ADDRESS([.A1648]+[.D164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49];[.B1648];[.B1648]+1)" office:value-type="date" office:date-value="2024-11-25" calcext:value-type="date">
            <text:p>2024-11-25</text:p>
          </table:table-cell>
          <table:table-cell table:formula="of:=MONTH([.B1649])" office:value-type="float" office:value="11" calcext:value-type="float">
            <text:p>11</text:p>
          </table:table-cell>
          <table:table-cell table:formula="of:=[.D1644]" office:value-type="float" office:value="2" calcext:value-type="float">
            <text:p>2</text:p>
          </table:table-cell>
          <table:table-cell table:number-columns-repeated="6"/>
          <table:table-cell table:formula="of:=[.G1649]*INDIRECT(ADDRESS([.A1649]+[.D1649];2;1;;&quot;rates&quot;))-[.H1649]*INDIRECT(ADDRESS([.A1649]+[.D164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50];[.B1649];[.B1649]+1)" office:value-type="date" office:date-value="2024-11-25" calcext:value-type="date">
            <text:p>2024-11-25</text:p>
          </table:table-cell>
          <table:table-cell table:formula="of:=MONTH([.B1650])" office:value-type="float" office:value="11" calcext:value-type="float">
            <text:p>11</text:p>
          </table:table-cell>
          <table:table-cell table:formula="of:=[.D1645]" office:value-type="float" office:value="3" calcext:value-type="float">
            <text:p>3</text:p>
          </table:table-cell>
          <table:table-cell table:number-columns-repeated="6"/>
          <table:table-cell table:formula="of:=[.G1650]*INDIRECT(ADDRESS([.A1650]+[.D1650];2;1;;&quot;rates&quot;))-[.H1650]*INDIRECT(ADDRESS([.A1650]+[.D165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51];[.B1650];[.B1650]+1)" office:value-type="date" office:date-value="2024-11-25" calcext:value-type="date">
            <text:p>2024-11-25</text:p>
          </table:table-cell>
          <table:table-cell table:formula="of:=MONTH([.B1651])" office:value-type="float" office:value="11" calcext:value-type="float">
            <text:p>11</text:p>
          </table:table-cell>
          <table:table-cell table:formula="of:=[.D1646]" office:value-type="float" office:value="4" calcext:value-type="float">
            <text:p>4</text:p>
          </table:table-cell>
          <table:table-cell table:number-columns-repeated="6"/>
          <table:table-cell table:formula="of:=[.G1651]*INDIRECT(ADDRESS([.A1651]+[.D1651];2;1;;&quot;rates&quot;))-[.H1651]*INDIRECT(ADDRESS([.A1651]+[.D165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52];[.B1651];[.B1651]+1)" office:value-type="date" office:date-value="2024-11-26" calcext:value-type="date">
            <text:p>2024-11-26</text:p>
          </table:table-cell>
          <table:table-cell table:formula="of:=MONTH([.B1652])" office:value-type="float" office:value="11" calcext:value-type="float">
            <text:p>11</text:p>
          </table:table-cell>
          <table:table-cell table:formula="of:=[.D1647]" office:value-type="float" office:value="0" calcext:value-type="float">
            <text:p>0</text:p>
          </table:table-cell>
          <table:table-cell table:number-columns-repeated="6"/>
          <table:table-cell table:formula="of:=[.G1652]*INDIRECT(ADDRESS([.A1652]+[.D1652];2;1;;&quot;rates&quot;))-[.H1652]*INDIRECT(ADDRESS([.A1652]+[.D165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53];[.B1652];[.B1652]+1)" office:value-type="date" office:date-value="2024-11-26" calcext:value-type="date">
            <text:p>2024-11-26</text:p>
          </table:table-cell>
          <table:table-cell table:formula="of:=MONTH([.B1653])" office:value-type="float" office:value="11" calcext:value-type="float">
            <text:p>11</text:p>
          </table:table-cell>
          <table:table-cell table:formula="of:=[.D1648]" office:value-type="float" office:value="1" calcext:value-type="float">
            <text:p>1</text:p>
          </table:table-cell>
          <table:table-cell table:number-columns-repeated="6"/>
          <table:table-cell table:formula="of:=[.G1653]*INDIRECT(ADDRESS([.A1653]+[.D1653];2;1;;&quot;rates&quot;))-[.H1653]*INDIRECT(ADDRESS([.A1653]+[.D165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54];[.B1653];[.B1653]+1)" office:value-type="date" office:date-value="2024-11-26" calcext:value-type="date">
            <text:p>2024-11-26</text:p>
          </table:table-cell>
          <table:table-cell table:formula="of:=MONTH([.B1654])" office:value-type="float" office:value="11" calcext:value-type="float">
            <text:p>11</text:p>
          </table:table-cell>
          <table:table-cell table:formula="of:=[.D1649]" office:value-type="float" office:value="2" calcext:value-type="float">
            <text:p>2</text:p>
          </table:table-cell>
          <table:table-cell table:number-columns-repeated="6"/>
          <table:table-cell table:formula="of:=[.G1654]*INDIRECT(ADDRESS([.A1654]+[.D1654];2;1;;&quot;rates&quot;))-[.H1654]*INDIRECT(ADDRESS([.A1654]+[.D165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55];[.B1654];[.B1654]+1)" office:value-type="date" office:date-value="2024-11-26" calcext:value-type="date">
            <text:p>2024-11-26</text:p>
          </table:table-cell>
          <table:table-cell table:formula="of:=MONTH([.B1655])" office:value-type="float" office:value="11" calcext:value-type="float">
            <text:p>11</text:p>
          </table:table-cell>
          <table:table-cell table:formula="of:=[.D1650]" office:value-type="float" office:value="3" calcext:value-type="float">
            <text:p>3</text:p>
          </table:table-cell>
          <table:table-cell table:number-columns-repeated="6"/>
          <table:table-cell table:formula="of:=[.G1655]*INDIRECT(ADDRESS([.A1655]+[.D1655];2;1;;&quot;rates&quot;))-[.H1655]*INDIRECT(ADDRESS([.A1655]+[.D165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56];[.B1655];[.B1655]+1)" office:value-type="date" office:date-value="2024-11-26" calcext:value-type="date">
            <text:p>2024-11-26</text:p>
          </table:table-cell>
          <table:table-cell table:formula="of:=MONTH([.B1656])" office:value-type="float" office:value="11" calcext:value-type="float">
            <text:p>11</text:p>
          </table:table-cell>
          <table:table-cell table:formula="of:=[.D1651]" office:value-type="float" office:value="4" calcext:value-type="float">
            <text:p>4</text:p>
          </table:table-cell>
          <table:table-cell table:number-columns-repeated="6"/>
          <table:table-cell table:formula="of:=[.G1656]*INDIRECT(ADDRESS([.A1656]+[.D1656];2;1;;&quot;rates&quot;))-[.H1656]*INDIRECT(ADDRESS([.A1656]+[.D165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57];[.B1656];[.B1656]+1)" office:value-type="date" office:date-value="2024-11-27" calcext:value-type="date">
            <text:p>2024-11-27</text:p>
          </table:table-cell>
          <table:table-cell table:formula="of:=MONTH([.B1657])" office:value-type="float" office:value="11" calcext:value-type="float">
            <text:p>11</text:p>
          </table:table-cell>
          <table:table-cell table:formula="of:=[.D1652]" office:value-type="float" office:value="0" calcext:value-type="float">
            <text:p>0</text:p>
          </table:table-cell>
          <table:table-cell table:number-columns-repeated="6"/>
          <table:table-cell table:formula="of:=[.G1657]*INDIRECT(ADDRESS([.A1657]+[.D1657];2;1;;&quot;rates&quot;))-[.H1657]*INDIRECT(ADDRESS([.A1657]+[.D165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58];[.B1657];[.B1657]+1)" office:value-type="date" office:date-value="2024-11-27" calcext:value-type="date">
            <text:p>2024-11-27</text:p>
          </table:table-cell>
          <table:table-cell table:formula="of:=MONTH([.B1658])" office:value-type="float" office:value="11" calcext:value-type="float">
            <text:p>11</text:p>
          </table:table-cell>
          <table:table-cell table:formula="of:=[.D1653]" office:value-type="float" office:value="1" calcext:value-type="float">
            <text:p>1</text:p>
          </table:table-cell>
          <table:table-cell table:number-columns-repeated="6"/>
          <table:table-cell table:formula="of:=[.G1658]*INDIRECT(ADDRESS([.A1658]+[.D1658];2;1;;&quot;rates&quot;))-[.H1658]*INDIRECT(ADDRESS([.A1658]+[.D165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59];[.B1658];[.B1658]+1)" office:value-type="date" office:date-value="2024-11-27" calcext:value-type="date">
            <text:p>2024-11-27</text:p>
          </table:table-cell>
          <table:table-cell table:formula="of:=MONTH([.B1659])" office:value-type="float" office:value="11" calcext:value-type="float">
            <text:p>11</text:p>
          </table:table-cell>
          <table:table-cell table:formula="of:=[.D1654]" office:value-type="float" office:value="2" calcext:value-type="float">
            <text:p>2</text:p>
          </table:table-cell>
          <table:table-cell table:number-columns-repeated="6"/>
          <table:table-cell table:formula="of:=[.G1659]*INDIRECT(ADDRESS([.A1659]+[.D1659];2;1;;&quot;rates&quot;))-[.H1659]*INDIRECT(ADDRESS([.A1659]+[.D165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60];[.B1659];[.B1659]+1)" office:value-type="date" office:date-value="2024-11-27" calcext:value-type="date">
            <text:p>2024-11-27</text:p>
          </table:table-cell>
          <table:table-cell table:formula="of:=MONTH([.B1660])" office:value-type="float" office:value="11" calcext:value-type="float">
            <text:p>11</text:p>
          </table:table-cell>
          <table:table-cell table:formula="of:=[.D1655]" office:value-type="float" office:value="3" calcext:value-type="float">
            <text:p>3</text:p>
          </table:table-cell>
          <table:table-cell table:number-columns-repeated="6"/>
          <table:table-cell table:formula="of:=[.G1660]*INDIRECT(ADDRESS([.A1660]+[.D1660];2;1;;&quot;rates&quot;))-[.H1660]*INDIRECT(ADDRESS([.A1660]+[.D166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61];[.B1660];[.B1660]+1)" office:value-type="date" office:date-value="2024-11-27" calcext:value-type="date">
            <text:p>2024-11-27</text:p>
          </table:table-cell>
          <table:table-cell table:formula="of:=MONTH([.B1661])" office:value-type="float" office:value="11" calcext:value-type="float">
            <text:p>11</text:p>
          </table:table-cell>
          <table:table-cell table:formula="of:=[.D1656]" office:value-type="float" office:value="4" calcext:value-type="float">
            <text:p>4</text:p>
          </table:table-cell>
          <table:table-cell table:number-columns-repeated="6"/>
          <table:table-cell table:formula="of:=[.G1661]*INDIRECT(ADDRESS([.A1661]+[.D1661];2;1;;&quot;rates&quot;))-[.H1661]*INDIRECT(ADDRESS([.A1661]+[.D166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62];[.B1661];[.B1661]+1)" office:value-type="date" office:date-value="2024-11-28" calcext:value-type="date">
            <text:p>2024-11-28</text:p>
          </table:table-cell>
          <table:table-cell table:formula="of:=MONTH([.B1662])" office:value-type="float" office:value="11" calcext:value-type="float">
            <text:p>11</text:p>
          </table:table-cell>
          <table:table-cell table:formula="of:=[.D1657]" office:value-type="float" office:value="0" calcext:value-type="float">
            <text:p>0</text:p>
          </table:table-cell>
          <table:table-cell table:number-columns-repeated="6"/>
          <table:table-cell table:formula="of:=[.G1662]*INDIRECT(ADDRESS([.A1662]+[.D1662];2;1;;&quot;rates&quot;))-[.H1662]*INDIRECT(ADDRESS([.A1662]+[.D166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63];[.B1662];[.B1662]+1)" office:value-type="date" office:date-value="2024-11-28" calcext:value-type="date">
            <text:p>2024-11-28</text:p>
          </table:table-cell>
          <table:table-cell table:formula="of:=MONTH([.B1663])" office:value-type="float" office:value="11" calcext:value-type="float">
            <text:p>11</text:p>
          </table:table-cell>
          <table:table-cell table:formula="of:=[.D1658]" office:value-type="float" office:value="1" calcext:value-type="float">
            <text:p>1</text:p>
          </table:table-cell>
          <table:table-cell table:number-columns-repeated="6"/>
          <table:table-cell table:formula="of:=[.G1663]*INDIRECT(ADDRESS([.A1663]+[.D1663];2;1;;&quot;rates&quot;))-[.H1663]*INDIRECT(ADDRESS([.A1663]+[.D166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64];[.B1663];[.B1663]+1)" office:value-type="date" office:date-value="2024-11-28" calcext:value-type="date">
            <text:p>2024-11-28</text:p>
          </table:table-cell>
          <table:table-cell table:formula="of:=MONTH([.B1664])" office:value-type="float" office:value="11" calcext:value-type="float">
            <text:p>11</text:p>
          </table:table-cell>
          <table:table-cell table:formula="of:=[.D1659]" office:value-type="float" office:value="2" calcext:value-type="float">
            <text:p>2</text:p>
          </table:table-cell>
          <table:table-cell table:number-columns-repeated="6"/>
          <table:table-cell table:formula="of:=[.G1664]*INDIRECT(ADDRESS([.A1664]+[.D1664];2;1;;&quot;rates&quot;))-[.H1664]*INDIRECT(ADDRESS([.A1664]+[.D166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65];[.B1664];[.B1664]+1)" office:value-type="date" office:date-value="2024-11-28" calcext:value-type="date">
            <text:p>2024-11-28</text:p>
          </table:table-cell>
          <table:table-cell table:formula="of:=MONTH([.B1665])" office:value-type="float" office:value="11" calcext:value-type="float">
            <text:p>11</text:p>
          </table:table-cell>
          <table:table-cell table:formula="of:=[.D1660]" office:value-type="float" office:value="3" calcext:value-type="float">
            <text:p>3</text:p>
          </table:table-cell>
          <table:table-cell table:number-columns-repeated="6"/>
          <table:table-cell table:formula="of:=[.G1665]*INDIRECT(ADDRESS([.A1665]+[.D1665];2;1;;&quot;rates&quot;))-[.H1665]*INDIRECT(ADDRESS([.A1665]+[.D166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66];[.B1665];[.B1665]+1)" office:value-type="date" office:date-value="2024-11-28" calcext:value-type="date">
            <text:p>2024-11-28</text:p>
          </table:table-cell>
          <table:table-cell table:formula="of:=MONTH([.B1666])" office:value-type="float" office:value="11" calcext:value-type="float">
            <text:p>11</text:p>
          </table:table-cell>
          <table:table-cell table:formula="of:=[.D1661]" office:value-type="float" office:value="4" calcext:value-type="float">
            <text:p>4</text:p>
          </table:table-cell>
          <table:table-cell table:number-columns-repeated="6"/>
          <table:table-cell table:formula="of:=[.G1666]*INDIRECT(ADDRESS([.A1666]+[.D1666];2;1;;&quot;rates&quot;))-[.H1666]*INDIRECT(ADDRESS([.A1666]+[.D166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67];[.B1666];[.B1666]+1)" office:value-type="date" office:date-value="2024-11-29" calcext:value-type="date">
            <text:p>2024-11-29</text:p>
          </table:table-cell>
          <table:table-cell table:formula="of:=MONTH([.B1667])" office:value-type="float" office:value="11" calcext:value-type="float">
            <text:p>11</text:p>
          </table:table-cell>
          <table:table-cell table:formula="of:=[.D1662]" office:value-type="float" office:value="0" calcext:value-type="float">
            <text:p>0</text:p>
          </table:table-cell>
          <table:table-cell table:number-columns-repeated="6"/>
          <table:table-cell table:formula="of:=[.G1667]*INDIRECT(ADDRESS([.A1667]+[.D1667];2;1;;&quot;rates&quot;))-[.H1667]*INDIRECT(ADDRESS([.A1667]+[.D166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68];[.B1667];[.B1667]+1)" office:value-type="date" office:date-value="2024-11-29" calcext:value-type="date">
            <text:p>2024-11-29</text:p>
          </table:table-cell>
          <table:table-cell table:formula="of:=MONTH([.B1668])" office:value-type="float" office:value="11" calcext:value-type="float">
            <text:p>11</text:p>
          </table:table-cell>
          <table:table-cell table:formula="of:=[.D1663]" office:value-type="float" office:value="1" calcext:value-type="float">
            <text:p>1</text:p>
          </table:table-cell>
          <table:table-cell table:number-columns-repeated="6"/>
          <table:table-cell table:formula="of:=[.G1668]*INDIRECT(ADDRESS([.A1668]+[.D1668];2;1;;&quot;rates&quot;))-[.H1668]*INDIRECT(ADDRESS([.A1668]+[.D166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69];[.B1668];[.B1668]+1)" office:value-type="date" office:date-value="2024-11-29" calcext:value-type="date">
            <text:p>2024-11-29</text:p>
          </table:table-cell>
          <table:table-cell table:formula="of:=MONTH([.B1669])" office:value-type="float" office:value="11" calcext:value-type="float">
            <text:p>11</text:p>
          </table:table-cell>
          <table:table-cell table:formula="of:=[.D1664]" office:value-type="float" office:value="2" calcext:value-type="float">
            <text:p>2</text:p>
          </table:table-cell>
          <table:table-cell table:number-columns-repeated="6"/>
          <table:table-cell table:formula="of:=[.G1669]*INDIRECT(ADDRESS([.A1669]+[.D1669];2;1;;&quot;rates&quot;))-[.H1669]*INDIRECT(ADDRESS([.A1669]+[.D166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70];[.B1669];[.B1669]+1)" office:value-type="date" office:date-value="2024-11-29" calcext:value-type="date">
            <text:p>2024-11-29</text:p>
          </table:table-cell>
          <table:table-cell table:formula="of:=MONTH([.B1670])" office:value-type="float" office:value="11" calcext:value-type="float">
            <text:p>11</text:p>
          </table:table-cell>
          <table:table-cell table:formula="of:=[.D1665]" office:value-type="float" office:value="3" calcext:value-type="float">
            <text:p>3</text:p>
          </table:table-cell>
          <table:table-cell table:number-columns-repeated="6"/>
          <table:table-cell table:formula="of:=[.G1670]*INDIRECT(ADDRESS([.A1670]+[.D1670];2;1;;&quot;rates&quot;))-[.H1670]*INDIRECT(ADDRESS([.A1670]+[.D167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71];[.B1670];[.B1670]+1)" office:value-type="date" office:date-value="2024-11-29" calcext:value-type="date">
            <text:p>2024-11-29</text:p>
          </table:table-cell>
          <table:table-cell table:formula="of:=MONTH([.B1671])" office:value-type="float" office:value="11" calcext:value-type="float">
            <text:p>11</text:p>
          </table:table-cell>
          <table:table-cell table:formula="of:=[.D1666]" office:value-type="float" office:value="4" calcext:value-type="float">
            <text:p>4</text:p>
          </table:table-cell>
          <table:table-cell table:number-columns-repeated="6"/>
          <table:table-cell table:formula="of:=[.G1671]*INDIRECT(ADDRESS([.A1671]+[.D1671];2;1;;&quot;rates&quot;))-[.H1671]*INDIRECT(ADDRESS([.A1671]+[.D167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72];[.B1671];[.B1671]+1)" office:value-type="date" office:date-value="2024-11-30" calcext:value-type="date">
            <text:p>2024-11-30</text:p>
          </table:table-cell>
          <table:table-cell table:formula="of:=MONTH([.B1672])" office:value-type="float" office:value="11" calcext:value-type="float">
            <text:p>11</text:p>
          </table:table-cell>
          <table:table-cell table:formula="of:=[.D1667]" office:value-type="float" office:value="0" calcext:value-type="float">
            <text:p>0</text:p>
          </table:table-cell>
          <table:table-cell table:number-columns-repeated="6"/>
          <table:table-cell table:formula="of:=[.G1672]*INDIRECT(ADDRESS([.A1672]+[.D1672];2;1;;&quot;rates&quot;))-[.H1672]*INDIRECT(ADDRESS([.A1672]+[.D167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73];[.B1672];[.B1672]+1)" office:value-type="date" office:date-value="2024-11-30" calcext:value-type="date">
            <text:p>2024-11-30</text:p>
          </table:table-cell>
          <table:table-cell table:formula="of:=MONTH([.B1673])" office:value-type="float" office:value="11" calcext:value-type="float">
            <text:p>11</text:p>
          </table:table-cell>
          <table:table-cell table:formula="of:=[.D1668]" office:value-type="float" office:value="1" calcext:value-type="float">
            <text:p>1</text:p>
          </table:table-cell>
          <table:table-cell table:number-columns-repeated="6"/>
          <table:table-cell table:formula="of:=[.G1673]*INDIRECT(ADDRESS([.A1673]+[.D1673];2;1;;&quot;rates&quot;))-[.H1673]*INDIRECT(ADDRESS([.A1673]+[.D167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74];[.B1673];[.B1673]+1)" office:value-type="date" office:date-value="2024-11-30" calcext:value-type="date">
            <text:p>2024-11-30</text:p>
          </table:table-cell>
          <table:table-cell table:formula="of:=MONTH([.B1674])" office:value-type="float" office:value="11" calcext:value-type="float">
            <text:p>11</text:p>
          </table:table-cell>
          <table:table-cell table:formula="of:=[.D1669]" office:value-type="float" office:value="2" calcext:value-type="float">
            <text:p>2</text:p>
          </table:table-cell>
          <table:table-cell table:number-columns-repeated="6"/>
          <table:table-cell table:formula="of:=[.G1674]*INDIRECT(ADDRESS([.A1674]+[.D1674];2;1;;&quot;rates&quot;))-[.H1674]*INDIRECT(ADDRESS([.A1674]+[.D167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75];[.B1674];[.B1674]+1)" office:value-type="date" office:date-value="2024-11-30" calcext:value-type="date">
            <text:p>2024-11-30</text:p>
          </table:table-cell>
          <table:table-cell table:formula="of:=MONTH([.B1675])" office:value-type="float" office:value="11" calcext:value-type="float">
            <text:p>11</text:p>
          </table:table-cell>
          <table:table-cell table:formula="of:=[.D1670]" office:value-type="float" office:value="3" calcext:value-type="float">
            <text:p>3</text:p>
          </table:table-cell>
          <table:table-cell table:number-columns-repeated="6"/>
          <table:table-cell table:formula="of:=[.G1675]*INDIRECT(ADDRESS([.A1675]+[.D1675];2;1;;&quot;rates&quot;))-[.H1675]*INDIRECT(ADDRESS([.A1675]+[.D167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76];[.B1675];[.B1675]+1)" office:value-type="date" office:date-value="2024-11-30" calcext:value-type="date">
            <text:p>2024-11-30</text:p>
          </table:table-cell>
          <table:table-cell table:formula="of:=MONTH([.B1676])" office:value-type="float" office:value="11" calcext:value-type="float">
            <text:p>11</text:p>
          </table:table-cell>
          <table:table-cell table:formula="of:=[.D1671]" office:value-type="float" office:value="4" calcext:value-type="float">
            <text:p>4</text:p>
          </table:table-cell>
          <table:table-cell table:number-columns-repeated="6"/>
          <table:table-cell table:formula="of:=[.G1676]*INDIRECT(ADDRESS([.A1676]+[.D1676];2;1;;&quot;rates&quot;))-[.H1676]*INDIRECT(ADDRESS([.A1676]+[.D167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77];[.B1676];[.B1676]+1)" office:value-type="date" office:date-value="2024-12-01" calcext:value-type="date">
            <text:p>2024-12-01</text:p>
          </table:table-cell>
          <table:table-cell table:formula="of:=MONTH([.B1677])" office:value-type="float" office:value="12" calcext:value-type="float">
            <text:p>12</text:p>
          </table:table-cell>
          <table:table-cell table:formula="of:=[.D1672]" office:value-type="float" office:value="0" calcext:value-type="float">
            <text:p>0</text:p>
          </table:table-cell>
          <table:table-cell table:number-columns-repeated="6"/>
          <table:table-cell table:formula="of:=[.G1677]*INDIRECT(ADDRESS([.A1677]+[.D1677];2;1;;&quot;rates&quot;))-[.H1677]*INDIRECT(ADDRESS([.A1677]+[.D167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78];[.B1677];[.B1677]+1)" office:value-type="date" office:date-value="2024-12-01" calcext:value-type="date">
            <text:p>2024-12-01</text:p>
          </table:table-cell>
          <table:table-cell table:formula="of:=MONTH([.B1678])" office:value-type="float" office:value="12" calcext:value-type="float">
            <text:p>12</text:p>
          </table:table-cell>
          <table:table-cell table:formula="of:=[.D1673]" office:value-type="float" office:value="1" calcext:value-type="float">
            <text:p>1</text:p>
          </table:table-cell>
          <table:table-cell table:number-columns-repeated="6"/>
          <table:table-cell table:formula="of:=[.G1678]*INDIRECT(ADDRESS([.A1678]+[.D1678];2;1;;&quot;rates&quot;))-[.H1678]*INDIRECT(ADDRESS([.A1678]+[.D167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79];[.B1678];[.B1678]+1)" office:value-type="date" office:date-value="2024-12-01" calcext:value-type="date">
            <text:p>2024-12-01</text:p>
          </table:table-cell>
          <table:table-cell table:formula="of:=MONTH([.B1679])" office:value-type="float" office:value="12" calcext:value-type="float">
            <text:p>12</text:p>
          </table:table-cell>
          <table:table-cell table:formula="of:=[.D1674]" office:value-type="float" office:value="2" calcext:value-type="float">
            <text:p>2</text:p>
          </table:table-cell>
          <table:table-cell table:number-columns-repeated="6"/>
          <table:table-cell table:formula="of:=[.G1679]*INDIRECT(ADDRESS([.A1679]+[.D1679];2;1;;&quot;rates&quot;))-[.H1679]*INDIRECT(ADDRESS([.A1679]+[.D167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80];[.B1679];[.B1679]+1)" office:value-type="date" office:date-value="2024-12-01" calcext:value-type="date">
            <text:p>2024-12-01</text:p>
          </table:table-cell>
          <table:table-cell table:formula="of:=MONTH([.B1680])" office:value-type="float" office:value="12" calcext:value-type="float">
            <text:p>12</text:p>
          </table:table-cell>
          <table:table-cell table:formula="of:=[.D1675]" office:value-type="float" office:value="3" calcext:value-type="float">
            <text:p>3</text:p>
          </table:table-cell>
          <table:table-cell table:number-columns-repeated="6"/>
          <table:table-cell table:formula="of:=[.G1680]*INDIRECT(ADDRESS([.A1680]+[.D1680];2;1;;&quot;rates&quot;))-[.H1680]*INDIRECT(ADDRESS([.A1680]+[.D168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81];[.B1680];[.B1680]+1)" office:value-type="date" office:date-value="2024-12-01" calcext:value-type="date">
            <text:p>2024-12-01</text:p>
          </table:table-cell>
          <table:table-cell table:formula="of:=MONTH([.B1681])" office:value-type="float" office:value="12" calcext:value-type="float">
            <text:p>12</text:p>
          </table:table-cell>
          <table:table-cell table:formula="of:=[.D1676]" office:value-type="float" office:value="4" calcext:value-type="float">
            <text:p>4</text:p>
          </table:table-cell>
          <table:table-cell table:number-columns-repeated="6"/>
          <table:table-cell table:formula="of:=[.G1681]*INDIRECT(ADDRESS([.A1681]+[.D1681];2;1;;&quot;rates&quot;))-[.H1681]*INDIRECT(ADDRESS([.A1681]+[.D168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82];[.B1681];[.B1681]+1)" office:value-type="date" office:date-value="2024-12-02" calcext:value-type="date">
            <text:p>2024-12-02</text:p>
          </table:table-cell>
          <table:table-cell table:formula="of:=MONTH([.B1682])" office:value-type="float" office:value="12" calcext:value-type="float">
            <text:p>12</text:p>
          </table:table-cell>
          <table:table-cell table:formula="of:=[.D1677]" office:value-type="float" office:value="0" calcext:value-type="float">
            <text:p>0</text:p>
          </table:table-cell>
          <table:table-cell table:number-columns-repeated="6"/>
          <table:table-cell table:formula="of:=[.G1682]*INDIRECT(ADDRESS([.A1682]+[.D1682];2;1;;&quot;rates&quot;))-[.H1682]*INDIRECT(ADDRESS([.A1682]+[.D168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83];[.B1682];[.B1682]+1)" office:value-type="date" office:date-value="2024-12-02" calcext:value-type="date">
            <text:p>2024-12-02</text:p>
          </table:table-cell>
          <table:table-cell table:formula="of:=MONTH([.B1683])" office:value-type="float" office:value="12" calcext:value-type="float">
            <text:p>12</text:p>
          </table:table-cell>
          <table:table-cell table:formula="of:=[.D1678]" office:value-type="float" office:value="1" calcext:value-type="float">
            <text:p>1</text:p>
          </table:table-cell>
          <table:table-cell table:number-columns-repeated="6"/>
          <table:table-cell table:formula="of:=[.G1683]*INDIRECT(ADDRESS([.A1683]+[.D1683];2;1;;&quot;rates&quot;))-[.H1683]*INDIRECT(ADDRESS([.A1683]+[.D168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84];[.B1683];[.B1683]+1)" office:value-type="date" office:date-value="2024-12-02" calcext:value-type="date">
            <text:p>2024-12-02</text:p>
          </table:table-cell>
          <table:table-cell table:formula="of:=MONTH([.B1684])" office:value-type="float" office:value="12" calcext:value-type="float">
            <text:p>12</text:p>
          </table:table-cell>
          <table:table-cell table:formula="of:=[.D1679]" office:value-type="float" office:value="2" calcext:value-type="float">
            <text:p>2</text:p>
          </table:table-cell>
          <table:table-cell table:number-columns-repeated="6"/>
          <table:table-cell table:formula="of:=[.G1684]*INDIRECT(ADDRESS([.A1684]+[.D1684];2;1;;&quot;rates&quot;))-[.H1684]*INDIRECT(ADDRESS([.A1684]+[.D168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85];[.B1684];[.B1684]+1)" office:value-type="date" office:date-value="2024-12-02" calcext:value-type="date">
            <text:p>2024-12-02</text:p>
          </table:table-cell>
          <table:table-cell table:formula="of:=MONTH([.B1685])" office:value-type="float" office:value="12" calcext:value-type="float">
            <text:p>12</text:p>
          </table:table-cell>
          <table:table-cell table:formula="of:=[.D1680]" office:value-type="float" office:value="3" calcext:value-type="float">
            <text:p>3</text:p>
          </table:table-cell>
          <table:table-cell table:number-columns-repeated="6"/>
          <table:table-cell table:formula="of:=[.G1685]*INDIRECT(ADDRESS([.A1685]+[.D1685];2;1;;&quot;rates&quot;))-[.H1685]*INDIRECT(ADDRESS([.A1685]+[.D168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86];[.B1685];[.B1685]+1)" office:value-type="date" office:date-value="2024-12-02" calcext:value-type="date">
            <text:p>2024-12-02</text:p>
          </table:table-cell>
          <table:table-cell table:formula="of:=MONTH([.B1686])" office:value-type="float" office:value="12" calcext:value-type="float">
            <text:p>12</text:p>
          </table:table-cell>
          <table:table-cell table:formula="of:=[.D1681]" office:value-type="float" office:value="4" calcext:value-type="float">
            <text:p>4</text:p>
          </table:table-cell>
          <table:table-cell table:number-columns-repeated="6"/>
          <table:table-cell table:formula="of:=[.G1686]*INDIRECT(ADDRESS([.A1686]+[.D1686];2;1;;&quot;rates&quot;))-[.H1686]*INDIRECT(ADDRESS([.A1686]+[.D168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87];[.B1686];[.B1686]+1)" office:value-type="date" office:date-value="2024-12-03" calcext:value-type="date">
            <text:p>2024-12-03</text:p>
          </table:table-cell>
          <table:table-cell table:formula="of:=MONTH([.B1687])" office:value-type="float" office:value="12" calcext:value-type="float">
            <text:p>12</text:p>
          </table:table-cell>
          <table:table-cell table:formula="of:=[.D1682]" office:value-type="float" office:value="0" calcext:value-type="float">
            <text:p>0</text:p>
          </table:table-cell>
          <table:table-cell table:number-columns-repeated="6"/>
          <table:table-cell table:formula="of:=[.G1687]*INDIRECT(ADDRESS([.A1687]+[.D1687];2;1;;&quot;rates&quot;))-[.H1687]*INDIRECT(ADDRESS([.A1687]+[.D168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88];[.B1687];[.B1687]+1)" office:value-type="date" office:date-value="2024-12-03" calcext:value-type="date">
            <text:p>2024-12-03</text:p>
          </table:table-cell>
          <table:table-cell table:formula="of:=MONTH([.B1688])" office:value-type="float" office:value="12" calcext:value-type="float">
            <text:p>12</text:p>
          </table:table-cell>
          <table:table-cell table:formula="of:=[.D1683]" office:value-type="float" office:value="1" calcext:value-type="float">
            <text:p>1</text:p>
          </table:table-cell>
          <table:table-cell table:number-columns-repeated="6"/>
          <table:table-cell table:formula="of:=[.G1688]*INDIRECT(ADDRESS([.A1688]+[.D1688];2;1;;&quot;rates&quot;))-[.H1688]*INDIRECT(ADDRESS([.A1688]+[.D168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89];[.B1688];[.B1688]+1)" office:value-type="date" office:date-value="2024-12-03" calcext:value-type="date">
            <text:p>2024-12-03</text:p>
          </table:table-cell>
          <table:table-cell table:formula="of:=MONTH([.B1689])" office:value-type="float" office:value="12" calcext:value-type="float">
            <text:p>12</text:p>
          </table:table-cell>
          <table:table-cell table:formula="of:=[.D1684]" office:value-type="float" office:value="2" calcext:value-type="float">
            <text:p>2</text:p>
          </table:table-cell>
          <table:table-cell table:number-columns-repeated="6"/>
          <table:table-cell table:formula="of:=[.G1689]*INDIRECT(ADDRESS([.A1689]+[.D1689];2;1;;&quot;rates&quot;))-[.H1689]*INDIRECT(ADDRESS([.A1689]+[.D168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90];[.B1689];[.B1689]+1)" office:value-type="date" office:date-value="2024-12-03" calcext:value-type="date">
            <text:p>2024-12-03</text:p>
          </table:table-cell>
          <table:table-cell table:formula="of:=MONTH([.B1690])" office:value-type="float" office:value="12" calcext:value-type="float">
            <text:p>12</text:p>
          </table:table-cell>
          <table:table-cell table:formula="of:=[.D1685]" office:value-type="float" office:value="3" calcext:value-type="float">
            <text:p>3</text:p>
          </table:table-cell>
          <table:table-cell table:number-columns-repeated="6"/>
          <table:table-cell table:formula="of:=[.G1690]*INDIRECT(ADDRESS([.A1690]+[.D1690];2;1;;&quot;rates&quot;))-[.H1690]*INDIRECT(ADDRESS([.A1690]+[.D169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91];[.B1690];[.B1690]+1)" office:value-type="date" office:date-value="2024-12-03" calcext:value-type="date">
            <text:p>2024-12-03</text:p>
          </table:table-cell>
          <table:table-cell table:formula="of:=MONTH([.B1691])" office:value-type="float" office:value="12" calcext:value-type="float">
            <text:p>12</text:p>
          </table:table-cell>
          <table:table-cell table:formula="of:=[.D1686]" office:value-type="float" office:value="4" calcext:value-type="float">
            <text:p>4</text:p>
          </table:table-cell>
          <table:table-cell table:number-columns-repeated="6"/>
          <table:table-cell table:formula="of:=[.G1691]*INDIRECT(ADDRESS([.A1691]+[.D1691];2;1;;&quot;rates&quot;))-[.H1691]*INDIRECT(ADDRESS([.A1691]+[.D169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92];[.B1691];[.B1691]+1)" office:value-type="date" office:date-value="2024-12-04" calcext:value-type="date">
            <text:p>2024-12-04</text:p>
          </table:table-cell>
          <table:table-cell table:formula="of:=MONTH([.B1692])" office:value-type="float" office:value="12" calcext:value-type="float">
            <text:p>12</text:p>
          </table:table-cell>
          <table:table-cell table:formula="of:=[.D1687]" office:value-type="float" office:value="0" calcext:value-type="float">
            <text:p>0</text:p>
          </table:table-cell>
          <table:table-cell table:number-columns-repeated="6"/>
          <table:table-cell table:formula="of:=[.G1692]*INDIRECT(ADDRESS([.A1692]+[.D1692];2;1;;&quot;rates&quot;))-[.H1692]*INDIRECT(ADDRESS([.A1692]+[.D169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93];[.B1692];[.B1692]+1)" office:value-type="date" office:date-value="2024-12-04" calcext:value-type="date">
            <text:p>2024-12-04</text:p>
          </table:table-cell>
          <table:table-cell table:formula="of:=MONTH([.B1693])" office:value-type="float" office:value="12" calcext:value-type="float">
            <text:p>12</text:p>
          </table:table-cell>
          <table:table-cell table:formula="of:=[.D1688]" office:value-type="float" office:value="1" calcext:value-type="float">
            <text:p>1</text:p>
          </table:table-cell>
          <table:table-cell table:number-columns-repeated="6"/>
          <table:table-cell table:formula="of:=[.G1693]*INDIRECT(ADDRESS([.A1693]+[.D1693];2;1;;&quot;rates&quot;))-[.H1693]*INDIRECT(ADDRESS([.A1693]+[.D169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94];[.B1693];[.B1693]+1)" office:value-type="date" office:date-value="2024-12-04" calcext:value-type="date">
            <text:p>2024-12-04</text:p>
          </table:table-cell>
          <table:table-cell table:formula="of:=MONTH([.B1694])" office:value-type="float" office:value="12" calcext:value-type="float">
            <text:p>12</text:p>
          </table:table-cell>
          <table:table-cell table:formula="of:=[.D1689]" office:value-type="float" office:value="2" calcext:value-type="float">
            <text:p>2</text:p>
          </table:table-cell>
          <table:table-cell table:number-columns-repeated="6"/>
          <table:table-cell table:formula="of:=[.G1694]*INDIRECT(ADDRESS([.A1694]+[.D1694];2;1;;&quot;rates&quot;))-[.H1694]*INDIRECT(ADDRESS([.A1694]+[.D169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95];[.B1694];[.B1694]+1)" office:value-type="date" office:date-value="2024-12-04" calcext:value-type="date">
            <text:p>2024-12-04</text:p>
          </table:table-cell>
          <table:table-cell table:formula="of:=MONTH([.B1695])" office:value-type="float" office:value="12" calcext:value-type="float">
            <text:p>12</text:p>
          </table:table-cell>
          <table:table-cell table:formula="of:=[.D1690]" office:value-type="float" office:value="3" calcext:value-type="float">
            <text:p>3</text:p>
          </table:table-cell>
          <table:table-cell table:number-columns-repeated="6"/>
          <table:table-cell table:formula="of:=[.G1695]*INDIRECT(ADDRESS([.A1695]+[.D1695];2;1;;&quot;rates&quot;))-[.H1695]*INDIRECT(ADDRESS([.A1695]+[.D169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96];[.B1695];[.B1695]+1)" office:value-type="date" office:date-value="2024-12-04" calcext:value-type="date">
            <text:p>2024-12-04</text:p>
          </table:table-cell>
          <table:table-cell table:formula="of:=MONTH([.B1696])" office:value-type="float" office:value="12" calcext:value-type="float">
            <text:p>12</text:p>
          </table:table-cell>
          <table:table-cell table:formula="of:=[.D1691]" office:value-type="float" office:value="4" calcext:value-type="float">
            <text:p>4</text:p>
          </table:table-cell>
          <table:table-cell table:number-columns-repeated="6"/>
          <table:table-cell table:formula="of:=[.G1696]*INDIRECT(ADDRESS([.A1696]+[.D1696];2;1;;&quot;rates&quot;))-[.H1696]*INDIRECT(ADDRESS([.A1696]+[.D169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97];[.B1696];[.B1696]+1)" office:value-type="date" office:date-value="2024-12-05" calcext:value-type="date">
            <text:p>2024-12-05</text:p>
          </table:table-cell>
          <table:table-cell table:formula="of:=MONTH([.B1697])" office:value-type="float" office:value="12" calcext:value-type="float">
            <text:p>12</text:p>
          </table:table-cell>
          <table:table-cell table:formula="of:=[.D1692]" office:value-type="float" office:value="0" calcext:value-type="float">
            <text:p>0</text:p>
          </table:table-cell>
          <table:table-cell table:number-columns-repeated="6"/>
          <table:table-cell table:formula="of:=[.G1697]*INDIRECT(ADDRESS([.A1697]+[.D1697];2;1;;&quot;rates&quot;))-[.H1697]*INDIRECT(ADDRESS([.A1697]+[.D169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98];[.B1697];[.B1697]+1)" office:value-type="date" office:date-value="2024-12-05" calcext:value-type="date">
            <text:p>2024-12-05</text:p>
          </table:table-cell>
          <table:table-cell table:formula="of:=MONTH([.B1698])" office:value-type="float" office:value="12" calcext:value-type="float">
            <text:p>12</text:p>
          </table:table-cell>
          <table:table-cell table:formula="of:=[.D1693]" office:value-type="float" office:value="1" calcext:value-type="float">
            <text:p>1</text:p>
          </table:table-cell>
          <table:table-cell table:number-columns-repeated="6"/>
          <table:table-cell table:formula="of:=[.G1698]*INDIRECT(ADDRESS([.A1698]+[.D1698];2;1;;&quot;rates&quot;))-[.H1698]*INDIRECT(ADDRESS([.A1698]+[.D169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699];[.B1698];[.B1698]+1)" office:value-type="date" office:date-value="2024-12-05" calcext:value-type="date">
            <text:p>2024-12-05</text:p>
          </table:table-cell>
          <table:table-cell table:formula="of:=MONTH([.B1699])" office:value-type="float" office:value="12" calcext:value-type="float">
            <text:p>12</text:p>
          </table:table-cell>
          <table:table-cell table:formula="of:=[.D1694]" office:value-type="float" office:value="2" calcext:value-type="float">
            <text:p>2</text:p>
          </table:table-cell>
          <table:table-cell table:number-columns-repeated="6"/>
          <table:table-cell table:formula="of:=[.G1699]*INDIRECT(ADDRESS([.A1699]+[.D1699];2;1;;&quot;rates&quot;))-[.H1699]*INDIRECT(ADDRESS([.A1699]+[.D169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00];[.B1699];[.B1699]+1)" office:value-type="date" office:date-value="2024-12-05" calcext:value-type="date">
            <text:p>2024-12-05</text:p>
          </table:table-cell>
          <table:table-cell table:formula="of:=MONTH([.B1700])" office:value-type="float" office:value="12" calcext:value-type="float">
            <text:p>12</text:p>
          </table:table-cell>
          <table:table-cell table:formula="of:=[.D1695]" office:value-type="float" office:value="3" calcext:value-type="float">
            <text:p>3</text:p>
          </table:table-cell>
          <table:table-cell table:number-columns-repeated="6"/>
          <table:table-cell table:formula="of:=[.G1700]*INDIRECT(ADDRESS([.A1700]+[.D1700];2;1;;&quot;rates&quot;))-[.H1700]*INDIRECT(ADDRESS([.A1700]+[.D170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01];[.B1700];[.B1700]+1)" office:value-type="date" office:date-value="2024-12-05" calcext:value-type="date">
            <text:p>2024-12-05</text:p>
          </table:table-cell>
          <table:table-cell table:formula="of:=MONTH([.B1701])" office:value-type="float" office:value="12" calcext:value-type="float">
            <text:p>12</text:p>
          </table:table-cell>
          <table:table-cell table:formula="of:=[.D1696]" office:value-type="float" office:value="4" calcext:value-type="float">
            <text:p>4</text:p>
          </table:table-cell>
          <table:table-cell table:number-columns-repeated="6"/>
          <table:table-cell table:formula="of:=[.G1701]*INDIRECT(ADDRESS([.A1701]+[.D1701];2;1;;&quot;rates&quot;))-[.H1701]*INDIRECT(ADDRESS([.A1701]+[.D170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02];[.B1701];[.B1701]+1)" office:value-type="date" office:date-value="2024-12-06" calcext:value-type="date">
            <text:p>2024-12-06</text:p>
          </table:table-cell>
          <table:table-cell table:formula="of:=MONTH([.B1702])" office:value-type="float" office:value="12" calcext:value-type="float">
            <text:p>12</text:p>
          </table:table-cell>
          <table:table-cell table:formula="of:=[.D1697]" office:value-type="float" office:value="0" calcext:value-type="float">
            <text:p>0</text:p>
          </table:table-cell>
          <table:table-cell table:number-columns-repeated="6"/>
          <table:table-cell table:formula="of:=[.G1702]*INDIRECT(ADDRESS([.A1702]+[.D1702];2;1;;&quot;rates&quot;))-[.H1702]*INDIRECT(ADDRESS([.A1702]+[.D170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03];[.B1702];[.B1702]+1)" office:value-type="date" office:date-value="2024-12-06" calcext:value-type="date">
            <text:p>2024-12-06</text:p>
          </table:table-cell>
          <table:table-cell table:formula="of:=MONTH([.B1703])" office:value-type="float" office:value="12" calcext:value-type="float">
            <text:p>12</text:p>
          </table:table-cell>
          <table:table-cell table:formula="of:=[.D1698]" office:value-type="float" office:value="1" calcext:value-type="float">
            <text:p>1</text:p>
          </table:table-cell>
          <table:table-cell table:number-columns-repeated="6"/>
          <table:table-cell table:formula="of:=[.G1703]*INDIRECT(ADDRESS([.A1703]+[.D1703];2;1;;&quot;rates&quot;))-[.H1703]*INDIRECT(ADDRESS([.A1703]+[.D170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04];[.B1703];[.B1703]+1)" office:value-type="date" office:date-value="2024-12-06" calcext:value-type="date">
            <text:p>2024-12-06</text:p>
          </table:table-cell>
          <table:table-cell table:formula="of:=MONTH([.B1704])" office:value-type="float" office:value="12" calcext:value-type="float">
            <text:p>12</text:p>
          </table:table-cell>
          <table:table-cell table:formula="of:=[.D1699]" office:value-type="float" office:value="2" calcext:value-type="float">
            <text:p>2</text:p>
          </table:table-cell>
          <table:table-cell table:number-columns-repeated="6"/>
          <table:table-cell table:formula="of:=[.G1704]*INDIRECT(ADDRESS([.A1704]+[.D1704];2;1;;&quot;rates&quot;))-[.H1704]*INDIRECT(ADDRESS([.A1704]+[.D170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05];[.B1704];[.B1704]+1)" office:value-type="date" office:date-value="2024-12-06" calcext:value-type="date">
            <text:p>2024-12-06</text:p>
          </table:table-cell>
          <table:table-cell table:formula="of:=MONTH([.B1705])" office:value-type="float" office:value="12" calcext:value-type="float">
            <text:p>12</text:p>
          </table:table-cell>
          <table:table-cell table:formula="of:=[.D1700]" office:value-type="float" office:value="3" calcext:value-type="float">
            <text:p>3</text:p>
          </table:table-cell>
          <table:table-cell table:number-columns-repeated="6"/>
          <table:table-cell table:formula="of:=[.G1705]*INDIRECT(ADDRESS([.A1705]+[.D1705];2;1;;&quot;rates&quot;))-[.H1705]*INDIRECT(ADDRESS([.A1705]+[.D170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06];[.B1705];[.B1705]+1)" office:value-type="date" office:date-value="2024-12-06" calcext:value-type="date">
            <text:p>2024-12-06</text:p>
          </table:table-cell>
          <table:table-cell table:formula="of:=MONTH([.B1706])" office:value-type="float" office:value="12" calcext:value-type="float">
            <text:p>12</text:p>
          </table:table-cell>
          <table:table-cell table:formula="of:=[.D1701]" office:value-type="float" office:value="4" calcext:value-type="float">
            <text:p>4</text:p>
          </table:table-cell>
          <table:table-cell table:number-columns-repeated="6"/>
          <table:table-cell table:formula="of:=[.G1706]*INDIRECT(ADDRESS([.A1706]+[.D1706];2;1;;&quot;rates&quot;))-[.H1706]*INDIRECT(ADDRESS([.A1706]+[.D170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07];[.B1706];[.B1706]+1)" office:value-type="date" office:date-value="2024-12-07" calcext:value-type="date">
            <text:p>2024-12-07</text:p>
          </table:table-cell>
          <table:table-cell table:formula="of:=MONTH([.B1707])" office:value-type="float" office:value="12" calcext:value-type="float">
            <text:p>12</text:p>
          </table:table-cell>
          <table:table-cell table:formula="of:=[.D1702]" office:value-type="float" office:value="0" calcext:value-type="float">
            <text:p>0</text:p>
          </table:table-cell>
          <table:table-cell table:number-columns-repeated="6"/>
          <table:table-cell table:formula="of:=[.G1707]*INDIRECT(ADDRESS([.A1707]+[.D1707];2;1;;&quot;rates&quot;))-[.H1707]*INDIRECT(ADDRESS([.A1707]+[.D170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08];[.B1707];[.B1707]+1)" office:value-type="date" office:date-value="2024-12-07" calcext:value-type="date">
            <text:p>2024-12-07</text:p>
          </table:table-cell>
          <table:table-cell table:formula="of:=MONTH([.B1708])" office:value-type="float" office:value="12" calcext:value-type="float">
            <text:p>12</text:p>
          </table:table-cell>
          <table:table-cell table:formula="of:=[.D1703]" office:value-type="float" office:value="1" calcext:value-type="float">
            <text:p>1</text:p>
          </table:table-cell>
          <table:table-cell table:number-columns-repeated="6"/>
          <table:table-cell table:formula="of:=[.G1708]*INDIRECT(ADDRESS([.A1708]+[.D1708];2;1;;&quot;rates&quot;))-[.H1708]*INDIRECT(ADDRESS([.A1708]+[.D170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09];[.B1708];[.B1708]+1)" office:value-type="date" office:date-value="2024-12-07" calcext:value-type="date">
            <text:p>2024-12-07</text:p>
          </table:table-cell>
          <table:table-cell table:formula="of:=MONTH([.B1709])" office:value-type="float" office:value="12" calcext:value-type="float">
            <text:p>12</text:p>
          </table:table-cell>
          <table:table-cell table:formula="of:=[.D1704]" office:value-type="float" office:value="2" calcext:value-type="float">
            <text:p>2</text:p>
          </table:table-cell>
          <table:table-cell table:number-columns-repeated="6"/>
          <table:table-cell table:formula="of:=[.G1709]*INDIRECT(ADDRESS([.A1709]+[.D1709];2;1;;&quot;rates&quot;))-[.H1709]*INDIRECT(ADDRESS([.A1709]+[.D170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10];[.B1709];[.B1709]+1)" office:value-type="date" office:date-value="2024-12-07" calcext:value-type="date">
            <text:p>2024-12-07</text:p>
          </table:table-cell>
          <table:table-cell table:formula="of:=MONTH([.B1710])" office:value-type="float" office:value="12" calcext:value-type="float">
            <text:p>12</text:p>
          </table:table-cell>
          <table:table-cell table:formula="of:=[.D1705]" office:value-type="float" office:value="3" calcext:value-type="float">
            <text:p>3</text:p>
          </table:table-cell>
          <table:table-cell table:number-columns-repeated="6"/>
          <table:table-cell table:formula="of:=[.G1710]*INDIRECT(ADDRESS([.A1710]+[.D1710];2;1;;&quot;rates&quot;))-[.H1710]*INDIRECT(ADDRESS([.A1710]+[.D171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11];[.B1710];[.B1710]+1)" office:value-type="date" office:date-value="2024-12-07" calcext:value-type="date">
            <text:p>2024-12-07</text:p>
          </table:table-cell>
          <table:table-cell table:formula="of:=MONTH([.B1711])" office:value-type="float" office:value="12" calcext:value-type="float">
            <text:p>12</text:p>
          </table:table-cell>
          <table:table-cell table:formula="of:=[.D1706]" office:value-type="float" office:value="4" calcext:value-type="float">
            <text:p>4</text:p>
          </table:table-cell>
          <table:table-cell table:number-columns-repeated="6"/>
          <table:table-cell table:formula="of:=[.G1711]*INDIRECT(ADDRESS([.A1711]+[.D1711];2;1;;&quot;rates&quot;))-[.H1711]*INDIRECT(ADDRESS([.A1711]+[.D171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12];[.B1711];[.B1711]+1)" office:value-type="date" office:date-value="2024-12-08" calcext:value-type="date">
            <text:p>2024-12-08</text:p>
          </table:table-cell>
          <table:table-cell table:formula="of:=MONTH([.B1712])" office:value-type="float" office:value="12" calcext:value-type="float">
            <text:p>12</text:p>
          </table:table-cell>
          <table:table-cell table:formula="of:=[.D1707]" office:value-type="float" office:value="0" calcext:value-type="float">
            <text:p>0</text:p>
          </table:table-cell>
          <table:table-cell table:number-columns-repeated="6"/>
          <table:table-cell table:formula="of:=[.G1712]*INDIRECT(ADDRESS([.A1712]+[.D1712];2;1;;&quot;rates&quot;))-[.H1712]*INDIRECT(ADDRESS([.A1712]+[.D171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13];[.B1712];[.B1712]+1)" office:value-type="date" office:date-value="2024-12-08" calcext:value-type="date">
            <text:p>2024-12-08</text:p>
          </table:table-cell>
          <table:table-cell table:formula="of:=MONTH([.B1713])" office:value-type="float" office:value="12" calcext:value-type="float">
            <text:p>12</text:p>
          </table:table-cell>
          <table:table-cell table:formula="of:=[.D1708]" office:value-type="float" office:value="1" calcext:value-type="float">
            <text:p>1</text:p>
          </table:table-cell>
          <table:table-cell table:number-columns-repeated="6"/>
          <table:table-cell table:formula="of:=[.G1713]*INDIRECT(ADDRESS([.A1713]+[.D1713];2;1;;&quot;rates&quot;))-[.H1713]*INDIRECT(ADDRESS([.A1713]+[.D171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14];[.B1713];[.B1713]+1)" office:value-type="date" office:date-value="2024-12-08" calcext:value-type="date">
            <text:p>2024-12-08</text:p>
          </table:table-cell>
          <table:table-cell table:formula="of:=MONTH([.B1714])" office:value-type="float" office:value="12" calcext:value-type="float">
            <text:p>12</text:p>
          </table:table-cell>
          <table:table-cell table:formula="of:=[.D1709]" office:value-type="float" office:value="2" calcext:value-type="float">
            <text:p>2</text:p>
          </table:table-cell>
          <table:table-cell table:number-columns-repeated="6"/>
          <table:table-cell table:formula="of:=[.G1714]*INDIRECT(ADDRESS([.A1714]+[.D1714];2;1;;&quot;rates&quot;))-[.H1714]*INDIRECT(ADDRESS([.A1714]+[.D171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15];[.B1714];[.B1714]+1)" office:value-type="date" office:date-value="2024-12-08" calcext:value-type="date">
            <text:p>2024-12-08</text:p>
          </table:table-cell>
          <table:table-cell table:formula="of:=MONTH([.B1715])" office:value-type="float" office:value="12" calcext:value-type="float">
            <text:p>12</text:p>
          </table:table-cell>
          <table:table-cell table:formula="of:=[.D1710]" office:value-type="float" office:value="3" calcext:value-type="float">
            <text:p>3</text:p>
          </table:table-cell>
          <table:table-cell table:number-columns-repeated="6"/>
          <table:table-cell table:formula="of:=[.G1715]*INDIRECT(ADDRESS([.A1715]+[.D1715];2;1;;&quot;rates&quot;))-[.H1715]*INDIRECT(ADDRESS([.A1715]+[.D171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16];[.B1715];[.B1715]+1)" office:value-type="date" office:date-value="2024-12-08" calcext:value-type="date">
            <text:p>2024-12-08</text:p>
          </table:table-cell>
          <table:table-cell table:formula="of:=MONTH([.B1716])" office:value-type="float" office:value="12" calcext:value-type="float">
            <text:p>12</text:p>
          </table:table-cell>
          <table:table-cell table:formula="of:=[.D1711]" office:value-type="float" office:value="4" calcext:value-type="float">
            <text:p>4</text:p>
          </table:table-cell>
          <table:table-cell table:number-columns-repeated="6"/>
          <table:table-cell table:formula="of:=[.G1716]*INDIRECT(ADDRESS([.A1716]+[.D1716];2;1;;&quot;rates&quot;))-[.H1716]*INDIRECT(ADDRESS([.A1716]+[.D171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17];[.B1716];[.B1716]+1)" office:value-type="date" office:date-value="2024-12-09" calcext:value-type="date">
            <text:p>2024-12-09</text:p>
          </table:table-cell>
          <table:table-cell table:formula="of:=MONTH([.B1717])" office:value-type="float" office:value="12" calcext:value-type="float">
            <text:p>12</text:p>
          </table:table-cell>
          <table:table-cell table:formula="of:=[.D1712]" office:value-type="float" office:value="0" calcext:value-type="float">
            <text:p>0</text:p>
          </table:table-cell>
          <table:table-cell table:number-columns-repeated="6"/>
          <table:table-cell table:formula="of:=[.G1717]*INDIRECT(ADDRESS([.A1717]+[.D1717];2;1;;&quot;rates&quot;))-[.H1717]*INDIRECT(ADDRESS([.A1717]+[.D171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18];[.B1717];[.B1717]+1)" office:value-type="date" office:date-value="2024-12-09" calcext:value-type="date">
            <text:p>2024-12-09</text:p>
          </table:table-cell>
          <table:table-cell table:formula="of:=MONTH([.B1718])" office:value-type="float" office:value="12" calcext:value-type="float">
            <text:p>12</text:p>
          </table:table-cell>
          <table:table-cell table:formula="of:=[.D1713]" office:value-type="float" office:value="1" calcext:value-type="float">
            <text:p>1</text:p>
          </table:table-cell>
          <table:table-cell table:number-columns-repeated="6"/>
          <table:table-cell table:formula="of:=[.G1718]*INDIRECT(ADDRESS([.A1718]+[.D1718];2;1;;&quot;rates&quot;))-[.H1718]*INDIRECT(ADDRESS([.A1718]+[.D171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19];[.B1718];[.B1718]+1)" office:value-type="date" office:date-value="2024-12-09" calcext:value-type="date">
            <text:p>2024-12-09</text:p>
          </table:table-cell>
          <table:table-cell table:formula="of:=MONTH([.B1719])" office:value-type="float" office:value="12" calcext:value-type="float">
            <text:p>12</text:p>
          </table:table-cell>
          <table:table-cell table:formula="of:=[.D1714]" office:value-type="float" office:value="2" calcext:value-type="float">
            <text:p>2</text:p>
          </table:table-cell>
          <table:table-cell table:number-columns-repeated="6"/>
          <table:table-cell table:formula="of:=[.G1719]*INDIRECT(ADDRESS([.A1719]+[.D1719];2;1;;&quot;rates&quot;))-[.H1719]*INDIRECT(ADDRESS([.A1719]+[.D171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20];[.B1719];[.B1719]+1)" office:value-type="date" office:date-value="2024-12-09" calcext:value-type="date">
            <text:p>2024-12-09</text:p>
          </table:table-cell>
          <table:table-cell table:formula="of:=MONTH([.B1720])" office:value-type="float" office:value="12" calcext:value-type="float">
            <text:p>12</text:p>
          </table:table-cell>
          <table:table-cell table:formula="of:=[.D1715]" office:value-type="float" office:value="3" calcext:value-type="float">
            <text:p>3</text:p>
          </table:table-cell>
          <table:table-cell table:number-columns-repeated="6"/>
          <table:table-cell table:formula="of:=[.G1720]*INDIRECT(ADDRESS([.A1720]+[.D1720];2;1;;&quot;rates&quot;))-[.H1720]*INDIRECT(ADDRESS([.A1720]+[.D172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21];[.B1720];[.B1720]+1)" office:value-type="date" office:date-value="2024-12-09" calcext:value-type="date">
            <text:p>2024-12-09</text:p>
          </table:table-cell>
          <table:table-cell table:formula="of:=MONTH([.B1721])" office:value-type="float" office:value="12" calcext:value-type="float">
            <text:p>12</text:p>
          </table:table-cell>
          <table:table-cell table:formula="of:=[.D1716]" office:value-type="float" office:value="4" calcext:value-type="float">
            <text:p>4</text:p>
          </table:table-cell>
          <table:table-cell table:number-columns-repeated="6"/>
          <table:table-cell table:formula="of:=[.G1721]*INDIRECT(ADDRESS([.A1721]+[.D1721];2;1;;&quot;rates&quot;))-[.H1721]*INDIRECT(ADDRESS([.A1721]+[.D172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22];[.B1721];[.B1721]+1)" office:value-type="date" office:date-value="2024-12-10" calcext:value-type="date">
            <text:p>2024-12-10</text:p>
          </table:table-cell>
          <table:table-cell table:formula="of:=MONTH([.B1722])" office:value-type="float" office:value="12" calcext:value-type="float">
            <text:p>12</text:p>
          </table:table-cell>
          <table:table-cell table:formula="of:=[.D1717]" office:value-type="float" office:value="0" calcext:value-type="float">
            <text:p>0</text:p>
          </table:table-cell>
          <table:table-cell table:number-columns-repeated="6"/>
          <table:table-cell table:formula="of:=[.G1722]*INDIRECT(ADDRESS([.A1722]+[.D1722];2;1;;&quot;rates&quot;))-[.H1722]*INDIRECT(ADDRESS([.A1722]+[.D172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23];[.B1722];[.B1722]+1)" office:value-type="date" office:date-value="2024-12-10" calcext:value-type="date">
            <text:p>2024-12-10</text:p>
          </table:table-cell>
          <table:table-cell table:formula="of:=MONTH([.B1723])" office:value-type="float" office:value="12" calcext:value-type="float">
            <text:p>12</text:p>
          </table:table-cell>
          <table:table-cell table:formula="of:=[.D1718]" office:value-type="float" office:value="1" calcext:value-type="float">
            <text:p>1</text:p>
          </table:table-cell>
          <table:table-cell table:number-columns-repeated="6"/>
          <table:table-cell table:formula="of:=[.G1723]*INDIRECT(ADDRESS([.A1723]+[.D1723];2;1;;&quot;rates&quot;))-[.H1723]*INDIRECT(ADDRESS([.A1723]+[.D172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24];[.B1723];[.B1723]+1)" office:value-type="date" office:date-value="2024-12-10" calcext:value-type="date">
            <text:p>2024-12-10</text:p>
          </table:table-cell>
          <table:table-cell table:formula="of:=MONTH([.B1724])" office:value-type="float" office:value="12" calcext:value-type="float">
            <text:p>12</text:p>
          </table:table-cell>
          <table:table-cell table:formula="of:=[.D1719]" office:value-type="float" office:value="2" calcext:value-type="float">
            <text:p>2</text:p>
          </table:table-cell>
          <table:table-cell table:number-columns-repeated="6"/>
          <table:table-cell table:formula="of:=[.G1724]*INDIRECT(ADDRESS([.A1724]+[.D1724];2;1;;&quot;rates&quot;))-[.H1724]*INDIRECT(ADDRESS([.A1724]+[.D172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25];[.B1724];[.B1724]+1)" office:value-type="date" office:date-value="2024-12-10" calcext:value-type="date">
            <text:p>2024-12-10</text:p>
          </table:table-cell>
          <table:table-cell table:formula="of:=MONTH([.B1725])" office:value-type="float" office:value="12" calcext:value-type="float">
            <text:p>12</text:p>
          </table:table-cell>
          <table:table-cell table:formula="of:=[.D1720]" office:value-type="float" office:value="3" calcext:value-type="float">
            <text:p>3</text:p>
          </table:table-cell>
          <table:table-cell table:number-columns-repeated="6"/>
          <table:table-cell table:formula="of:=[.G1725]*INDIRECT(ADDRESS([.A1725]+[.D1725];2;1;;&quot;rates&quot;))-[.H1725]*INDIRECT(ADDRESS([.A1725]+[.D172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26];[.B1725];[.B1725]+1)" office:value-type="date" office:date-value="2024-12-10" calcext:value-type="date">
            <text:p>2024-12-10</text:p>
          </table:table-cell>
          <table:table-cell table:formula="of:=MONTH([.B1726])" office:value-type="float" office:value="12" calcext:value-type="float">
            <text:p>12</text:p>
          </table:table-cell>
          <table:table-cell table:formula="of:=[.D1721]" office:value-type="float" office:value="4" calcext:value-type="float">
            <text:p>4</text:p>
          </table:table-cell>
          <table:table-cell table:number-columns-repeated="6"/>
          <table:table-cell table:formula="of:=[.G1726]*INDIRECT(ADDRESS([.A1726]+[.D1726];2;1;;&quot;rates&quot;))-[.H1726]*INDIRECT(ADDRESS([.A1726]+[.D172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27];[.B1726];[.B1726]+1)" office:value-type="date" office:date-value="2024-12-11" calcext:value-type="date">
            <text:p>2024-12-11</text:p>
          </table:table-cell>
          <table:table-cell table:formula="of:=MONTH([.B1727])" office:value-type="float" office:value="12" calcext:value-type="float">
            <text:p>12</text:p>
          </table:table-cell>
          <table:table-cell table:formula="of:=[.D1722]" office:value-type="float" office:value="0" calcext:value-type="float">
            <text:p>0</text:p>
          </table:table-cell>
          <table:table-cell table:number-columns-repeated="6"/>
          <table:table-cell table:formula="of:=[.G1727]*INDIRECT(ADDRESS([.A1727]+[.D1727];2;1;;&quot;rates&quot;))-[.H1727]*INDIRECT(ADDRESS([.A1727]+[.D172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28];[.B1727];[.B1727]+1)" office:value-type="date" office:date-value="2024-12-11" calcext:value-type="date">
            <text:p>2024-12-11</text:p>
          </table:table-cell>
          <table:table-cell table:formula="of:=MONTH([.B1728])" office:value-type="float" office:value="12" calcext:value-type="float">
            <text:p>12</text:p>
          </table:table-cell>
          <table:table-cell table:formula="of:=[.D1723]" office:value-type="float" office:value="1" calcext:value-type="float">
            <text:p>1</text:p>
          </table:table-cell>
          <table:table-cell table:number-columns-repeated="6"/>
          <table:table-cell table:formula="of:=[.G1728]*INDIRECT(ADDRESS([.A1728]+[.D1728];2;1;;&quot;rates&quot;))-[.H1728]*INDIRECT(ADDRESS([.A1728]+[.D172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29];[.B1728];[.B1728]+1)" office:value-type="date" office:date-value="2024-12-11" calcext:value-type="date">
            <text:p>2024-12-11</text:p>
          </table:table-cell>
          <table:table-cell table:formula="of:=MONTH([.B1729])" office:value-type="float" office:value="12" calcext:value-type="float">
            <text:p>12</text:p>
          </table:table-cell>
          <table:table-cell table:formula="of:=[.D1724]" office:value-type="float" office:value="2" calcext:value-type="float">
            <text:p>2</text:p>
          </table:table-cell>
          <table:table-cell table:number-columns-repeated="6"/>
          <table:table-cell table:formula="of:=[.G1729]*INDIRECT(ADDRESS([.A1729]+[.D1729];2;1;;&quot;rates&quot;))-[.H1729]*INDIRECT(ADDRESS([.A1729]+[.D172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30];[.B1729];[.B1729]+1)" office:value-type="date" office:date-value="2024-12-11" calcext:value-type="date">
            <text:p>2024-12-11</text:p>
          </table:table-cell>
          <table:table-cell table:formula="of:=MONTH([.B1730])" office:value-type="float" office:value="12" calcext:value-type="float">
            <text:p>12</text:p>
          </table:table-cell>
          <table:table-cell table:formula="of:=[.D1725]" office:value-type="float" office:value="3" calcext:value-type="float">
            <text:p>3</text:p>
          </table:table-cell>
          <table:table-cell table:number-columns-repeated="6"/>
          <table:table-cell table:formula="of:=[.G1730]*INDIRECT(ADDRESS([.A1730]+[.D1730];2;1;;&quot;rates&quot;))-[.H1730]*INDIRECT(ADDRESS([.A1730]+[.D173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31];[.B1730];[.B1730]+1)" office:value-type="date" office:date-value="2024-12-11" calcext:value-type="date">
            <text:p>2024-12-11</text:p>
          </table:table-cell>
          <table:table-cell table:formula="of:=MONTH([.B1731])" office:value-type="float" office:value="12" calcext:value-type="float">
            <text:p>12</text:p>
          </table:table-cell>
          <table:table-cell table:formula="of:=[.D1726]" office:value-type="float" office:value="4" calcext:value-type="float">
            <text:p>4</text:p>
          </table:table-cell>
          <table:table-cell table:number-columns-repeated="6"/>
          <table:table-cell table:formula="of:=[.G1731]*INDIRECT(ADDRESS([.A1731]+[.D1731];2;1;;&quot;rates&quot;))-[.H1731]*INDIRECT(ADDRESS([.A1731]+[.D173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32];[.B1731];[.B1731]+1)" office:value-type="date" office:date-value="2024-12-12" calcext:value-type="date">
            <text:p>2024-12-12</text:p>
          </table:table-cell>
          <table:table-cell table:formula="of:=MONTH([.B1732])" office:value-type="float" office:value="12" calcext:value-type="float">
            <text:p>12</text:p>
          </table:table-cell>
          <table:table-cell table:formula="of:=[.D1727]" office:value-type="float" office:value="0" calcext:value-type="float">
            <text:p>0</text:p>
          </table:table-cell>
          <table:table-cell table:number-columns-repeated="6"/>
          <table:table-cell table:formula="of:=[.G1732]*INDIRECT(ADDRESS([.A1732]+[.D1732];2;1;;&quot;rates&quot;))-[.H1732]*INDIRECT(ADDRESS([.A1732]+[.D173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33];[.B1732];[.B1732]+1)" office:value-type="date" office:date-value="2024-12-12" calcext:value-type="date">
            <text:p>2024-12-12</text:p>
          </table:table-cell>
          <table:table-cell table:formula="of:=MONTH([.B1733])" office:value-type="float" office:value="12" calcext:value-type="float">
            <text:p>12</text:p>
          </table:table-cell>
          <table:table-cell table:formula="of:=[.D1728]" office:value-type="float" office:value="1" calcext:value-type="float">
            <text:p>1</text:p>
          </table:table-cell>
          <table:table-cell table:number-columns-repeated="6"/>
          <table:table-cell table:formula="of:=[.G1733]*INDIRECT(ADDRESS([.A1733]+[.D1733];2;1;;&quot;rates&quot;))-[.H1733]*INDIRECT(ADDRESS([.A1733]+[.D173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34];[.B1733];[.B1733]+1)" office:value-type="date" office:date-value="2024-12-12" calcext:value-type="date">
            <text:p>2024-12-12</text:p>
          </table:table-cell>
          <table:table-cell table:formula="of:=MONTH([.B1734])" office:value-type="float" office:value="12" calcext:value-type="float">
            <text:p>12</text:p>
          </table:table-cell>
          <table:table-cell table:formula="of:=[.D1729]" office:value-type="float" office:value="2" calcext:value-type="float">
            <text:p>2</text:p>
          </table:table-cell>
          <table:table-cell table:number-columns-repeated="6"/>
          <table:table-cell table:formula="of:=[.G1734]*INDIRECT(ADDRESS([.A1734]+[.D1734];2;1;;&quot;rates&quot;))-[.H1734]*INDIRECT(ADDRESS([.A1734]+[.D173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35];[.B1734];[.B1734]+1)" office:value-type="date" office:date-value="2024-12-12" calcext:value-type="date">
            <text:p>2024-12-12</text:p>
          </table:table-cell>
          <table:table-cell table:formula="of:=MONTH([.B1735])" office:value-type="float" office:value="12" calcext:value-type="float">
            <text:p>12</text:p>
          </table:table-cell>
          <table:table-cell table:formula="of:=[.D1730]" office:value-type="float" office:value="3" calcext:value-type="float">
            <text:p>3</text:p>
          </table:table-cell>
          <table:table-cell table:number-columns-repeated="6"/>
          <table:table-cell table:formula="of:=[.G1735]*INDIRECT(ADDRESS([.A1735]+[.D1735];2;1;;&quot;rates&quot;))-[.H1735]*INDIRECT(ADDRESS([.A1735]+[.D173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36];[.B1735];[.B1735]+1)" office:value-type="date" office:date-value="2024-12-12" calcext:value-type="date">
            <text:p>2024-12-12</text:p>
          </table:table-cell>
          <table:table-cell table:formula="of:=MONTH([.B1736])" office:value-type="float" office:value="12" calcext:value-type="float">
            <text:p>12</text:p>
          </table:table-cell>
          <table:table-cell table:formula="of:=[.D1731]" office:value-type="float" office:value="4" calcext:value-type="float">
            <text:p>4</text:p>
          </table:table-cell>
          <table:table-cell table:number-columns-repeated="6"/>
          <table:table-cell table:formula="of:=[.G1736]*INDIRECT(ADDRESS([.A1736]+[.D1736];2;1;;&quot;rates&quot;))-[.H1736]*INDIRECT(ADDRESS([.A1736]+[.D173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37];[.B1736];[.B1736]+1)" office:value-type="date" office:date-value="2024-12-13" calcext:value-type="date">
            <text:p>2024-12-13</text:p>
          </table:table-cell>
          <table:table-cell table:formula="of:=MONTH([.B1737])" office:value-type="float" office:value="12" calcext:value-type="float">
            <text:p>12</text:p>
          </table:table-cell>
          <table:table-cell table:formula="of:=[.D1732]" office:value-type="float" office:value="0" calcext:value-type="float">
            <text:p>0</text:p>
          </table:table-cell>
          <table:table-cell table:number-columns-repeated="6"/>
          <table:table-cell table:formula="of:=[.G1737]*INDIRECT(ADDRESS([.A1737]+[.D1737];2;1;;&quot;rates&quot;))-[.H1737]*INDIRECT(ADDRESS([.A1737]+[.D173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38];[.B1737];[.B1737]+1)" office:value-type="date" office:date-value="2024-12-13" calcext:value-type="date">
            <text:p>2024-12-13</text:p>
          </table:table-cell>
          <table:table-cell table:formula="of:=MONTH([.B1738])" office:value-type="float" office:value="12" calcext:value-type="float">
            <text:p>12</text:p>
          </table:table-cell>
          <table:table-cell table:formula="of:=[.D1733]" office:value-type="float" office:value="1" calcext:value-type="float">
            <text:p>1</text:p>
          </table:table-cell>
          <table:table-cell table:number-columns-repeated="6"/>
          <table:table-cell table:formula="of:=[.G1738]*INDIRECT(ADDRESS([.A1738]+[.D1738];2;1;;&quot;rates&quot;))-[.H1738]*INDIRECT(ADDRESS([.A1738]+[.D173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39];[.B1738];[.B1738]+1)" office:value-type="date" office:date-value="2024-12-13" calcext:value-type="date">
            <text:p>2024-12-13</text:p>
          </table:table-cell>
          <table:table-cell table:formula="of:=MONTH([.B1739])" office:value-type="float" office:value="12" calcext:value-type="float">
            <text:p>12</text:p>
          </table:table-cell>
          <table:table-cell table:formula="of:=[.D1734]" office:value-type="float" office:value="2" calcext:value-type="float">
            <text:p>2</text:p>
          </table:table-cell>
          <table:table-cell table:number-columns-repeated="6"/>
          <table:table-cell table:formula="of:=[.G1739]*INDIRECT(ADDRESS([.A1739]+[.D1739];2;1;;&quot;rates&quot;))-[.H1739]*INDIRECT(ADDRESS([.A1739]+[.D173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40];[.B1739];[.B1739]+1)" office:value-type="date" office:date-value="2024-12-13" calcext:value-type="date">
            <text:p>2024-12-13</text:p>
          </table:table-cell>
          <table:table-cell table:formula="of:=MONTH([.B1740])" office:value-type="float" office:value="12" calcext:value-type="float">
            <text:p>12</text:p>
          </table:table-cell>
          <table:table-cell table:formula="of:=[.D1735]" office:value-type="float" office:value="3" calcext:value-type="float">
            <text:p>3</text:p>
          </table:table-cell>
          <table:table-cell table:number-columns-repeated="6"/>
          <table:table-cell table:formula="of:=[.G1740]*INDIRECT(ADDRESS([.A1740]+[.D1740];2;1;;&quot;rates&quot;))-[.H1740]*INDIRECT(ADDRESS([.A1740]+[.D174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41];[.B1740];[.B1740]+1)" office:value-type="date" office:date-value="2024-12-13" calcext:value-type="date">
            <text:p>2024-12-13</text:p>
          </table:table-cell>
          <table:table-cell table:formula="of:=MONTH([.B1741])" office:value-type="float" office:value="12" calcext:value-type="float">
            <text:p>12</text:p>
          </table:table-cell>
          <table:table-cell table:formula="of:=[.D1736]" office:value-type="float" office:value="4" calcext:value-type="float">
            <text:p>4</text:p>
          </table:table-cell>
          <table:table-cell table:number-columns-repeated="6"/>
          <table:table-cell table:formula="of:=[.G1741]*INDIRECT(ADDRESS([.A1741]+[.D1741];2;1;;&quot;rates&quot;))-[.H1741]*INDIRECT(ADDRESS([.A1741]+[.D174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42];[.B1741];[.B1741]+1)" office:value-type="date" office:date-value="2024-12-14" calcext:value-type="date">
            <text:p>2024-12-14</text:p>
          </table:table-cell>
          <table:table-cell table:formula="of:=MONTH([.B1742])" office:value-type="float" office:value="12" calcext:value-type="float">
            <text:p>12</text:p>
          </table:table-cell>
          <table:table-cell table:formula="of:=[.D1737]" office:value-type="float" office:value="0" calcext:value-type="float">
            <text:p>0</text:p>
          </table:table-cell>
          <table:table-cell table:number-columns-repeated="6"/>
          <table:table-cell table:formula="of:=[.G1742]*INDIRECT(ADDRESS([.A1742]+[.D1742];2;1;;&quot;rates&quot;))-[.H1742]*INDIRECT(ADDRESS([.A1742]+[.D174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43];[.B1742];[.B1742]+1)" office:value-type="date" office:date-value="2024-12-14" calcext:value-type="date">
            <text:p>2024-12-14</text:p>
          </table:table-cell>
          <table:table-cell table:formula="of:=MONTH([.B1743])" office:value-type="float" office:value="12" calcext:value-type="float">
            <text:p>12</text:p>
          </table:table-cell>
          <table:table-cell table:formula="of:=[.D1738]" office:value-type="float" office:value="1" calcext:value-type="float">
            <text:p>1</text:p>
          </table:table-cell>
          <table:table-cell table:number-columns-repeated="6"/>
          <table:table-cell table:formula="of:=[.G1743]*INDIRECT(ADDRESS([.A1743]+[.D1743];2;1;;&quot;rates&quot;))-[.H1743]*INDIRECT(ADDRESS([.A1743]+[.D174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44];[.B1743];[.B1743]+1)" office:value-type="date" office:date-value="2024-12-14" calcext:value-type="date">
            <text:p>2024-12-14</text:p>
          </table:table-cell>
          <table:table-cell table:formula="of:=MONTH([.B1744])" office:value-type="float" office:value="12" calcext:value-type="float">
            <text:p>12</text:p>
          </table:table-cell>
          <table:table-cell table:formula="of:=[.D1739]" office:value-type="float" office:value="2" calcext:value-type="float">
            <text:p>2</text:p>
          </table:table-cell>
          <table:table-cell table:number-columns-repeated="6"/>
          <table:table-cell table:formula="of:=[.G1744]*INDIRECT(ADDRESS([.A1744]+[.D1744];2;1;;&quot;rates&quot;))-[.H1744]*INDIRECT(ADDRESS([.A1744]+[.D174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45];[.B1744];[.B1744]+1)" office:value-type="date" office:date-value="2024-12-14" calcext:value-type="date">
            <text:p>2024-12-14</text:p>
          </table:table-cell>
          <table:table-cell table:formula="of:=MONTH([.B1745])" office:value-type="float" office:value="12" calcext:value-type="float">
            <text:p>12</text:p>
          </table:table-cell>
          <table:table-cell table:formula="of:=[.D1740]" office:value-type="float" office:value="3" calcext:value-type="float">
            <text:p>3</text:p>
          </table:table-cell>
          <table:table-cell table:number-columns-repeated="6"/>
          <table:table-cell table:formula="of:=[.G1745]*INDIRECT(ADDRESS([.A1745]+[.D1745];2;1;;&quot;rates&quot;))-[.H1745]*INDIRECT(ADDRESS([.A1745]+[.D174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46];[.B1745];[.B1745]+1)" office:value-type="date" office:date-value="2024-12-14" calcext:value-type="date">
            <text:p>2024-12-14</text:p>
          </table:table-cell>
          <table:table-cell table:formula="of:=MONTH([.B1746])" office:value-type="float" office:value="12" calcext:value-type="float">
            <text:p>12</text:p>
          </table:table-cell>
          <table:table-cell table:formula="of:=[.D1741]" office:value-type="float" office:value="4" calcext:value-type="float">
            <text:p>4</text:p>
          </table:table-cell>
          <table:table-cell table:number-columns-repeated="6"/>
          <table:table-cell table:formula="of:=[.G1746]*INDIRECT(ADDRESS([.A1746]+[.D1746];2;1;;&quot;rates&quot;))-[.H1746]*INDIRECT(ADDRESS([.A1746]+[.D174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47];[.B1746];[.B1746]+1)" office:value-type="date" office:date-value="2024-12-15" calcext:value-type="date">
            <text:p>2024-12-15</text:p>
          </table:table-cell>
          <table:table-cell table:formula="of:=MONTH([.B1747])" office:value-type="float" office:value="12" calcext:value-type="float">
            <text:p>12</text:p>
          </table:table-cell>
          <table:table-cell table:formula="of:=[.D1742]" office:value-type="float" office:value="0" calcext:value-type="float">
            <text:p>0</text:p>
          </table:table-cell>
          <table:table-cell table:number-columns-repeated="6"/>
          <table:table-cell table:formula="of:=[.G1747]*INDIRECT(ADDRESS([.A1747]+[.D1747];2;1;;&quot;rates&quot;))-[.H1747]*INDIRECT(ADDRESS([.A1747]+[.D174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48];[.B1747];[.B1747]+1)" office:value-type="date" office:date-value="2024-12-15" calcext:value-type="date">
            <text:p>2024-12-15</text:p>
          </table:table-cell>
          <table:table-cell table:formula="of:=MONTH([.B1748])" office:value-type="float" office:value="12" calcext:value-type="float">
            <text:p>12</text:p>
          </table:table-cell>
          <table:table-cell table:formula="of:=[.D1743]" office:value-type="float" office:value="1" calcext:value-type="float">
            <text:p>1</text:p>
          </table:table-cell>
          <table:table-cell table:number-columns-repeated="6"/>
          <table:table-cell table:formula="of:=[.G1748]*INDIRECT(ADDRESS([.A1748]+[.D1748];2;1;;&quot;rates&quot;))-[.H1748]*INDIRECT(ADDRESS([.A1748]+[.D174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49];[.B1748];[.B1748]+1)" office:value-type="date" office:date-value="2024-12-15" calcext:value-type="date">
            <text:p>2024-12-15</text:p>
          </table:table-cell>
          <table:table-cell table:formula="of:=MONTH([.B1749])" office:value-type="float" office:value="12" calcext:value-type="float">
            <text:p>12</text:p>
          </table:table-cell>
          <table:table-cell table:formula="of:=[.D1744]" office:value-type="float" office:value="2" calcext:value-type="float">
            <text:p>2</text:p>
          </table:table-cell>
          <table:table-cell table:number-columns-repeated="6"/>
          <table:table-cell table:formula="of:=[.G1749]*INDIRECT(ADDRESS([.A1749]+[.D1749];2;1;;&quot;rates&quot;))-[.H1749]*INDIRECT(ADDRESS([.A1749]+[.D174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50];[.B1749];[.B1749]+1)" office:value-type="date" office:date-value="2024-12-15" calcext:value-type="date">
            <text:p>2024-12-15</text:p>
          </table:table-cell>
          <table:table-cell table:formula="of:=MONTH([.B1750])" office:value-type="float" office:value="12" calcext:value-type="float">
            <text:p>12</text:p>
          </table:table-cell>
          <table:table-cell table:formula="of:=[.D1745]" office:value-type="float" office:value="3" calcext:value-type="float">
            <text:p>3</text:p>
          </table:table-cell>
          <table:table-cell table:number-columns-repeated="6"/>
          <table:table-cell table:formula="of:=[.G1750]*INDIRECT(ADDRESS([.A1750]+[.D1750];2;1;;&quot;rates&quot;))-[.H1750]*INDIRECT(ADDRESS([.A1750]+[.D175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51];[.B1750];[.B1750]+1)" office:value-type="date" office:date-value="2024-12-15" calcext:value-type="date">
            <text:p>2024-12-15</text:p>
          </table:table-cell>
          <table:table-cell table:formula="of:=MONTH([.B1751])" office:value-type="float" office:value="12" calcext:value-type="float">
            <text:p>12</text:p>
          </table:table-cell>
          <table:table-cell table:formula="of:=[.D1746]" office:value-type="float" office:value="4" calcext:value-type="float">
            <text:p>4</text:p>
          </table:table-cell>
          <table:table-cell table:number-columns-repeated="6"/>
          <table:table-cell table:formula="of:=[.G1751]*INDIRECT(ADDRESS([.A1751]+[.D1751];2;1;;&quot;rates&quot;))-[.H1751]*INDIRECT(ADDRESS([.A1751]+[.D175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52];[.B1751];[.B1751]+1)" office:value-type="date" office:date-value="2024-12-16" calcext:value-type="date">
            <text:p>2024-12-16</text:p>
          </table:table-cell>
          <table:table-cell table:formula="of:=MONTH([.B1752])" office:value-type="float" office:value="12" calcext:value-type="float">
            <text:p>12</text:p>
          </table:table-cell>
          <table:table-cell table:formula="of:=[.D1747]" office:value-type="float" office:value="0" calcext:value-type="float">
            <text:p>0</text:p>
          </table:table-cell>
          <table:table-cell table:number-columns-repeated="6"/>
          <table:table-cell table:formula="of:=[.G1752]*INDIRECT(ADDRESS([.A1752]+[.D1752];2;1;;&quot;rates&quot;))-[.H1752]*INDIRECT(ADDRESS([.A1752]+[.D175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53];[.B1752];[.B1752]+1)" office:value-type="date" office:date-value="2024-12-16" calcext:value-type="date">
            <text:p>2024-12-16</text:p>
          </table:table-cell>
          <table:table-cell table:formula="of:=MONTH([.B1753])" office:value-type="float" office:value="12" calcext:value-type="float">
            <text:p>12</text:p>
          </table:table-cell>
          <table:table-cell table:formula="of:=[.D1748]" office:value-type="float" office:value="1" calcext:value-type="float">
            <text:p>1</text:p>
          </table:table-cell>
          <table:table-cell table:number-columns-repeated="6"/>
          <table:table-cell table:formula="of:=[.G1753]*INDIRECT(ADDRESS([.A1753]+[.D1753];2;1;;&quot;rates&quot;))-[.H1753]*INDIRECT(ADDRESS([.A1753]+[.D175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54];[.B1753];[.B1753]+1)" office:value-type="date" office:date-value="2024-12-16" calcext:value-type="date">
            <text:p>2024-12-16</text:p>
          </table:table-cell>
          <table:table-cell table:formula="of:=MONTH([.B1754])" office:value-type="float" office:value="12" calcext:value-type="float">
            <text:p>12</text:p>
          </table:table-cell>
          <table:table-cell table:formula="of:=[.D1749]" office:value-type="float" office:value="2" calcext:value-type="float">
            <text:p>2</text:p>
          </table:table-cell>
          <table:table-cell table:number-columns-repeated="6"/>
          <table:table-cell table:formula="of:=[.G1754]*INDIRECT(ADDRESS([.A1754]+[.D1754];2;1;;&quot;rates&quot;))-[.H1754]*INDIRECT(ADDRESS([.A1754]+[.D175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55];[.B1754];[.B1754]+1)" office:value-type="date" office:date-value="2024-12-16" calcext:value-type="date">
            <text:p>2024-12-16</text:p>
          </table:table-cell>
          <table:table-cell table:formula="of:=MONTH([.B1755])" office:value-type="float" office:value="12" calcext:value-type="float">
            <text:p>12</text:p>
          </table:table-cell>
          <table:table-cell table:formula="of:=[.D1750]" office:value-type="float" office:value="3" calcext:value-type="float">
            <text:p>3</text:p>
          </table:table-cell>
          <table:table-cell table:number-columns-repeated="6"/>
          <table:table-cell table:formula="of:=[.G1755]*INDIRECT(ADDRESS([.A1755]+[.D1755];2;1;;&quot;rates&quot;))-[.H1755]*INDIRECT(ADDRESS([.A1755]+[.D175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56];[.B1755];[.B1755]+1)" office:value-type="date" office:date-value="2024-12-16" calcext:value-type="date">
            <text:p>2024-12-16</text:p>
          </table:table-cell>
          <table:table-cell table:formula="of:=MONTH([.B1756])" office:value-type="float" office:value="12" calcext:value-type="float">
            <text:p>12</text:p>
          </table:table-cell>
          <table:table-cell table:formula="of:=[.D1751]" office:value-type="float" office:value="4" calcext:value-type="float">
            <text:p>4</text:p>
          </table:table-cell>
          <table:table-cell table:number-columns-repeated="6"/>
          <table:table-cell table:formula="of:=[.G1756]*INDIRECT(ADDRESS([.A1756]+[.D1756];2;1;;&quot;rates&quot;))-[.H1756]*INDIRECT(ADDRESS([.A1756]+[.D175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57];[.B1756];[.B1756]+1)" office:value-type="date" office:date-value="2024-12-17" calcext:value-type="date">
            <text:p>2024-12-17</text:p>
          </table:table-cell>
          <table:table-cell table:formula="of:=MONTH([.B1757])" office:value-type="float" office:value="12" calcext:value-type="float">
            <text:p>12</text:p>
          </table:table-cell>
          <table:table-cell table:formula="of:=[.D1752]" office:value-type="float" office:value="0" calcext:value-type="float">
            <text:p>0</text:p>
          </table:table-cell>
          <table:table-cell table:number-columns-repeated="6"/>
          <table:table-cell table:formula="of:=[.G1757]*INDIRECT(ADDRESS([.A1757]+[.D1757];2;1;;&quot;rates&quot;))-[.H1757]*INDIRECT(ADDRESS([.A1757]+[.D175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58];[.B1757];[.B1757]+1)" office:value-type="date" office:date-value="2024-12-17" calcext:value-type="date">
            <text:p>2024-12-17</text:p>
          </table:table-cell>
          <table:table-cell table:formula="of:=MONTH([.B1758])" office:value-type="float" office:value="12" calcext:value-type="float">
            <text:p>12</text:p>
          </table:table-cell>
          <table:table-cell table:formula="of:=[.D1753]" office:value-type="float" office:value="1" calcext:value-type="float">
            <text:p>1</text:p>
          </table:table-cell>
          <table:table-cell table:number-columns-repeated="6"/>
          <table:table-cell table:formula="of:=[.G1758]*INDIRECT(ADDRESS([.A1758]+[.D1758];2;1;;&quot;rates&quot;))-[.H1758]*INDIRECT(ADDRESS([.A1758]+[.D175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59];[.B1758];[.B1758]+1)" office:value-type="date" office:date-value="2024-12-17" calcext:value-type="date">
            <text:p>2024-12-17</text:p>
          </table:table-cell>
          <table:table-cell table:formula="of:=MONTH([.B1759])" office:value-type="float" office:value="12" calcext:value-type="float">
            <text:p>12</text:p>
          </table:table-cell>
          <table:table-cell table:formula="of:=[.D1754]" office:value-type="float" office:value="2" calcext:value-type="float">
            <text:p>2</text:p>
          </table:table-cell>
          <table:table-cell table:number-columns-repeated="6"/>
          <table:table-cell table:formula="of:=[.G1759]*INDIRECT(ADDRESS([.A1759]+[.D1759];2;1;;&quot;rates&quot;))-[.H1759]*INDIRECT(ADDRESS([.A1759]+[.D175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60];[.B1759];[.B1759]+1)" office:value-type="date" office:date-value="2024-12-17" calcext:value-type="date">
            <text:p>2024-12-17</text:p>
          </table:table-cell>
          <table:table-cell table:formula="of:=MONTH([.B1760])" office:value-type="float" office:value="12" calcext:value-type="float">
            <text:p>12</text:p>
          </table:table-cell>
          <table:table-cell table:formula="of:=[.D1755]" office:value-type="float" office:value="3" calcext:value-type="float">
            <text:p>3</text:p>
          </table:table-cell>
          <table:table-cell table:number-columns-repeated="6"/>
          <table:table-cell table:formula="of:=[.G1760]*INDIRECT(ADDRESS([.A1760]+[.D1760];2;1;;&quot;rates&quot;))-[.H1760]*INDIRECT(ADDRESS([.A1760]+[.D176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61];[.B1760];[.B1760]+1)" office:value-type="date" office:date-value="2024-12-17" calcext:value-type="date">
            <text:p>2024-12-17</text:p>
          </table:table-cell>
          <table:table-cell table:formula="of:=MONTH([.B1761])" office:value-type="float" office:value="12" calcext:value-type="float">
            <text:p>12</text:p>
          </table:table-cell>
          <table:table-cell table:formula="of:=[.D1756]" office:value-type="float" office:value="4" calcext:value-type="float">
            <text:p>4</text:p>
          </table:table-cell>
          <table:table-cell table:number-columns-repeated="6"/>
          <table:table-cell table:formula="of:=[.G1761]*INDIRECT(ADDRESS([.A1761]+[.D1761];2;1;;&quot;rates&quot;))-[.H1761]*INDIRECT(ADDRESS([.A1761]+[.D176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62];[.B1761];[.B1761]+1)" office:value-type="date" office:date-value="2024-12-18" calcext:value-type="date">
            <text:p>2024-12-18</text:p>
          </table:table-cell>
          <table:table-cell table:formula="of:=MONTH([.B1762])" office:value-type="float" office:value="12" calcext:value-type="float">
            <text:p>12</text:p>
          </table:table-cell>
          <table:table-cell table:formula="of:=[.D1757]" office:value-type="float" office:value="0" calcext:value-type="float">
            <text:p>0</text:p>
          </table:table-cell>
          <table:table-cell table:number-columns-repeated="6"/>
          <table:table-cell table:formula="of:=[.G1762]*INDIRECT(ADDRESS([.A1762]+[.D1762];2;1;;&quot;rates&quot;))-[.H1762]*INDIRECT(ADDRESS([.A1762]+[.D176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63];[.B1762];[.B1762]+1)" office:value-type="date" office:date-value="2024-12-18" calcext:value-type="date">
            <text:p>2024-12-18</text:p>
          </table:table-cell>
          <table:table-cell table:formula="of:=MONTH([.B1763])" office:value-type="float" office:value="12" calcext:value-type="float">
            <text:p>12</text:p>
          </table:table-cell>
          <table:table-cell table:formula="of:=[.D1758]" office:value-type="float" office:value="1" calcext:value-type="float">
            <text:p>1</text:p>
          </table:table-cell>
          <table:table-cell table:number-columns-repeated="6"/>
          <table:table-cell table:formula="of:=[.G1763]*INDIRECT(ADDRESS([.A1763]+[.D1763];2;1;;&quot;rates&quot;))-[.H1763]*INDIRECT(ADDRESS([.A1763]+[.D176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64];[.B1763];[.B1763]+1)" office:value-type="date" office:date-value="2024-12-18" calcext:value-type="date">
            <text:p>2024-12-18</text:p>
          </table:table-cell>
          <table:table-cell table:formula="of:=MONTH([.B1764])" office:value-type="float" office:value="12" calcext:value-type="float">
            <text:p>12</text:p>
          </table:table-cell>
          <table:table-cell table:formula="of:=[.D1759]" office:value-type="float" office:value="2" calcext:value-type="float">
            <text:p>2</text:p>
          </table:table-cell>
          <table:table-cell table:number-columns-repeated="6"/>
          <table:table-cell table:formula="of:=[.G1764]*INDIRECT(ADDRESS([.A1764]+[.D1764];2;1;;&quot;rates&quot;))-[.H1764]*INDIRECT(ADDRESS([.A1764]+[.D176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65];[.B1764];[.B1764]+1)" office:value-type="date" office:date-value="2024-12-18" calcext:value-type="date">
            <text:p>2024-12-18</text:p>
          </table:table-cell>
          <table:table-cell table:formula="of:=MONTH([.B1765])" office:value-type="float" office:value="12" calcext:value-type="float">
            <text:p>12</text:p>
          </table:table-cell>
          <table:table-cell table:formula="of:=[.D1760]" office:value-type="float" office:value="3" calcext:value-type="float">
            <text:p>3</text:p>
          </table:table-cell>
          <table:table-cell table:number-columns-repeated="6"/>
          <table:table-cell table:formula="of:=[.G1765]*INDIRECT(ADDRESS([.A1765]+[.D1765];2;1;;&quot;rates&quot;))-[.H1765]*INDIRECT(ADDRESS([.A1765]+[.D176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66];[.B1765];[.B1765]+1)" office:value-type="date" office:date-value="2024-12-18" calcext:value-type="date">
            <text:p>2024-12-18</text:p>
          </table:table-cell>
          <table:table-cell table:formula="of:=MONTH([.B1766])" office:value-type="float" office:value="12" calcext:value-type="float">
            <text:p>12</text:p>
          </table:table-cell>
          <table:table-cell table:formula="of:=[.D1761]" office:value-type="float" office:value="4" calcext:value-type="float">
            <text:p>4</text:p>
          </table:table-cell>
          <table:table-cell table:number-columns-repeated="6"/>
          <table:table-cell table:formula="of:=[.G1766]*INDIRECT(ADDRESS([.A1766]+[.D1766];2;1;;&quot;rates&quot;))-[.H1766]*INDIRECT(ADDRESS([.A1766]+[.D176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67];[.B1766];[.B1766]+1)" office:value-type="date" office:date-value="2024-12-19" calcext:value-type="date">
            <text:p>2024-12-19</text:p>
          </table:table-cell>
          <table:table-cell table:formula="of:=MONTH([.B1767])" office:value-type="float" office:value="12" calcext:value-type="float">
            <text:p>12</text:p>
          </table:table-cell>
          <table:table-cell table:formula="of:=[.D1762]" office:value-type="float" office:value="0" calcext:value-type="float">
            <text:p>0</text:p>
          </table:table-cell>
          <table:table-cell table:number-columns-repeated="6"/>
          <table:table-cell table:formula="of:=[.G1767]*INDIRECT(ADDRESS([.A1767]+[.D1767];2;1;;&quot;rates&quot;))-[.H1767]*INDIRECT(ADDRESS([.A1767]+[.D176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68];[.B1767];[.B1767]+1)" office:value-type="date" office:date-value="2024-12-19" calcext:value-type="date">
            <text:p>2024-12-19</text:p>
          </table:table-cell>
          <table:table-cell table:formula="of:=MONTH([.B1768])" office:value-type="float" office:value="12" calcext:value-type="float">
            <text:p>12</text:p>
          </table:table-cell>
          <table:table-cell table:formula="of:=[.D1763]" office:value-type="float" office:value="1" calcext:value-type="float">
            <text:p>1</text:p>
          </table:table-cell>
          <table:table-cell table:number-columns-repeated="6"/>
          <table:table-cell table:formula="of:=[.G1768]*INDIRECT(ADDRESS([.A1768]+[.D1768];2;1;;&quot;rates&quot;))-[.H1768]*INDIRECT(ADDRESS([.A1768]+[.D176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69];[.B1768];[.B1768]+1)" office:value-type="date" office:date-value="2024-12-19" calcext:value-type="date">
            <text:p>2024-12-19</text:p>
          </table:table-cell>
          <table:table-cell table:formula="of:=MONTH([.B1769])" office:value-type="float" office:value="12" calcext:value-type="float">
            <text:p>12</text:p>
          </table:table-cell>
          <table:table-cell table:formula="of:=[.D1764]" office:value-type="float" office:value="2" calcext:value-type="float">
            <text:p>2</text:p>
          </table:table-cell>
          <table:table-cell table:number-columns-repeated="6"/>
          <table:table-cell table:formula="of:=[.G1769]*INDIRECT(ADDRESS([.A1769]+[.D1769];2;1;;&quot;rates&quot;))-[.H1769]*INDIRECT(ADDRESS([.A1769]+[.D176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70];[.B1769];[.B1769]+1)" office:value-type="date" office:date-value="2024-12-19" calcext:value-type="date">
            <text:p>2024-12-19</text:p>
          </table:table-cell>
          <table:table-cell table:formula="of:=MONTH([.B1770])" office:value-type="float" office:value="12" calcext:value-type="float">
            <text:p>12</text:p>
          </table:table-cell>
          <table:table-cell table:formula="of:=[.D1765]" office:value-type="float" office:value="3" calcext:value-type="float">
            <text:p>3</text:p>
          </table:table-cell>
          <table:table-cell table:number-columns-repeated="6"/>
          <table:table-cell table:formula="of:=[.G1770]*INDIRECT(ADDRESS([.A1770]+[.D1770];2;1;;&quot;rates&quot;))-[.H1770]*INDIRECT(ADDRESS([.A1770]+[.D177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71];[.B1770];[.B1770]+1)" office:value-type="date" office:date-value="2024-12-19" calcext:value-type="date">
            <text:p>2024-12-19</text:p>
          </table:table-cell>
          <table:table-cell table:formula="of:=MONTH([.B1771])" office:value-type="float" office:value="12" calcext:value-type="float">
            <text:p>12</text:p>
          </table:table-cell>
          <table:table-cell table:formula="of:=[.D1766]" office:value-type="float" office:value="4" calcext:value-type="float">
            <text:p>4</text:p>
          </table:table-cell>
          <table:table-cell table:number-columns-repeated="6"/>
          <table:table-cell table:formula="of:=[.G1771]*INDIRECT(ADDRESS([.A1771]+[.D1771];2;1;;&quot;rates&quot;))-[.H1771]*INDIRECT(ADDRESS([.A1771]+[.D177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72];[.B1771];[.B1771]+1)" office:value-type="date" office:date-value="2024-12-20" calcext:value-type="date">
            <text:p>2024-12-20</text:p>
          </table:table-cell>
          <table:table-cell table:formula="of:=MONTH([.B1772])" office:value-type="float" office:value="12" calcext:value-type="float">
            <text:p>12</text:p>
          </table:table-cell>
          <table:table-cell table:formula="of:=[.D1767]" office:value-type="float" office:value="0" calcext:value-type="float">
            <text:p>0</text:p>
          </table:table-cell>
          <table:table-cell table:number-columns-repeated="6"/>
          <table:table-cell table:formula="of:=[.G1772]*INDIRECT(ADDRESS([.A1772]+[.D1772];2;1;;&quot;rates&quot;))-[.H1772]*INDIRECT(ADDRESS([.A1772]+[.D177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73];[.B1772];[.B1772]+1)" office:value-type="date" office:date-value="2024-12-20" calcext:value-type="date">
            <text:p>2024-12-20</text:p>
          </table:table-cell>
          <table:table-cell table:formula="of:=MONTH([.B1773])" office:value-type="float" office:value="12" calcext:value-type="float">
            <text:p>12</text:p>
          </table:table-cell>
          <table:table-cell table:formula="of:=[.D1768]" office:value-type="float" office:value="1" calcext:value-type="float">
            <text:p>1</text:p>
          </table:table-cell>
          <table:table-cell table:number-columns-repeated="6"/>
          <table:table-cell table:formula="of:=[.G1773]*INDIRECT(ADDRESS([.A1773]+[.D1773];2;1;;&quot;rates&quot;))-[.H1773]*INDIRECT(ADDRESS([.A1773]+[.D177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74];[.B1773];[.B1773]+1)" office:value-type="date" office:date-value="2024-12-20" calcext:value-type="date">
            <text:p>2024-12-20</text:p>
          </table:table-cell>
          <table:table-cell table:formula="of:=MONTH([.B1774])" office:value-type="float" office:value="12" calcext:value-type="float">
            <text:p>12</text:p>
          </table:table-cell>
          <table:table-cell table:formula="of:=[.D1769]" office:value-type="float" office:value="2" calcext:value-type="float">
            <text:p>2</text:p>
          </table:table-cell>
          <table:table-cell table:number-columns-repeated="6"/>
          <table:table-cell table:formula="of:=[.G1774]*INDIRECT(ADDRESS([.A1774]+[.D1774];2;1;;&quot;rates&quot;))-[.H1774]*INDIRECT(ADDRESS([.A1774]+[.D177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75];[.B1774];[.B1774]+1)" office:value-type="date" office:date-value="2024-12-20" calcext:value-type="date">
            <text:p>2024-12-20</text:p>
          </table:table-cell>
          <table:table-cell table:formula="of:=MONTH([.B1775])" office:value-type="float" office:value="12" calcext:value-type="float">
            <text:p>12</text:p>
          </table:table-cell>
          <table:table-cell table:formula="of:=[.D1770]" office:value-type="float" office:value="3" calcext:value-type="float">
            <text:p>3</text:p>
          </table:table-cell>
          <table:table-cell table:number-columns-repeated="6"/>
          <table:table-cell table:formula="of:=[.G1775]*INDIRECT(ADDRESS([.A1775]+[.D1775];2;1;;&quot;rates&quot;))-[.H1775]*INDIRECT(ADDRESS([.A1775]+[.D177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76];[.B1775];[.B1775]+1)" office:value-type="date" office:date-value="2024-12-20" calcext:value-type="date">
            <text:p>2024-12-20</text:p>
          </table:table-cell>
          <table:table-cell table:formula="of:=MONTH([.B1776])" office:value-type="float" office:value="12" calcext:value-type="float">
            <text:p>12</text:p>
          </table:table-cell>
          <table:table-cell table:formula="of:=[.D1771]" office:value-type="float" office:value="4" calcext:value-type="float">
            <text:p>4</text:p>
          </table:table-cell>
          <table:table-cell table:number-columns-repeated="6"/>
          <table:table-cell table:formula="of:=[.G1776]*INDIRECT(ADDRESS([.A1776]+[.D1776];2;1;;&quot;rates&quot;))-[.H1776]*INDIRECT(ADDRESS([.A1776]+[.D177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77];[.B1776];[.B1776]+1)" office:value-type="date" office:date-value="2024-12-21" calcext:value-type="date">
            <text:p>2024-12-21</text:p>
          </table:table-cell>
          <table:table-cell table:formula="of:=MONTH([.B1777])" office:value-type="float" office:value="12" calcext:value-type="float">
            <text:p>12</text:p>
          </table:table-cell>
          <table:table-cell table:formula="of:=[.D1772]" office:value-type="float" office:value="0" calcext:value-type="float">
            <text:p>0</text:p>
          </table:table-cell>
          <table:table-cell table:number-columns-repeated="6"/>
          <table:table-cell table:formula="of:=[.G1777]*INDIRECT(ADDRESS([.A1777]+[.D1777];2;1;;&quot;rates&quot;))-[.H1777]*INDIRECT(ADDRESS([.A1777]+[.D177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78];[.B1777];[.B1777]+1)" office:value-type="date" office:date-value="2024-12-21" calcext:value-type="date">
            <text:p>2024-12-21</text:p>
          </table:table-cell>
          <table:table-cell table:formula="of:=MONTH([.B1778])" office:value-type="float" office:value="12" calcext:value-type="float">
            <text:p>12</text:p>
          </table:table-cell>
          <table:table-cell table:formula="of:=[.D1773]" office:value-type="float" office:value="1" calcext:value-type="float">
            <text:p>1</text:p>
          </table:table-cell>
          <table:table-cell table:number-columns-repeated="6"/>
          <table:table-cell table:formula="of:=[.G1778]*INDIRECT(ADDRESS([.A1778]+[.D1778];2;1;;&quot;rates&quot;))-[.H1778]*INDIRECT(ADDRESS([.A1778]+[.D177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79];[.B1778];[.B1778]+1)" office:value-type="date" office:date-value="2024-12-21" calcext:value-type="date">
            <text:p>2024-12-21</text:p>
          </table:table-cell>
          <table:table-cell table:formula="of:=MONTH([.B1779])" office:value-type="float" office:value="12" calcext:value-type="float">
            <text:p>12</text:p>
          </table:table-cell>
          <table:table-cell table:formula="of:=[.D1774]" office:value-type="float" office:value="2" calcext:value-type="float">
            <text:p>2</text:p>
          </table:table-cell>
          <table:table-cell table:number-columns-repeated="6"/>
          <table:table-cell table:formula="of:=[.G1779]*INDIRECT(ADDRESS([.A1779]+[.D1779];2;1;;&quot;rates&quot;))-[.H1779]*INDIRECT(ADDRESS([.A1779]+[.D177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80];[.B1779];[.B1779]+1)" office:value-type="date" office:date-value="2024-12-21" calcext:value-type="date">
            <text:p>2024-12-21</text:p>
          </table:table-cell>
          <table:table-cell table:formula="of:=MONTH([.B1780])" office:value-type="float" office:value="12" calcext:value-type="float">
            <text:p>12</text:p>
          </table:table-cell>
          <table:table-cell table:formula="of:=[.D1775]" office:value-type="float" office:value="3" calcext:value-type="float">
            <text:p>3</text:p>
          </table:table-cell>
          <table:table-cell table:number-columns-repeated="6"/>
          <table:table-cell table:formula="of:=[.G1780]*INDIRECT(ADDRESS([.A1780]+[.D1780];2;1;;&quot;rates&quot;))-[.H1780]*INDIRECT(ADDRESS([.A1780]+[.D178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81];[.B1780];[.B1780]+1)" office:value-type="date" office:date-value="2024-12-21" calcext:value-type="date">
            <text:p>2024-12-21</text:p>
          </table:table-cell>
          <table:table-cell table:formula="of:=MONTH([.B1781])" office:value-type="float" office:value="12" calcext:value-type="float">
            <text:p>12</text:p>
          </table:table-cell>
          <table:table-cell table:formula="of:=[.D1776]" office:value-type="float" office:value="4" calcext:value-type="float">
            <text:p>4</text:p>
          </table:table-cell>
          <table:table-cell table:number-columns-repeated="6"/>
          <table:table-cell table:formula="of:=[.G1781]*INDIRECT(ADDRESS([.A1781]+[.D1781];2;1;;&quot;rates&quot;))-[.H1781]*INDIRECT(ADDRESS([.A1781]+[.D178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82];[.B1781];[.B1781]+1)" office:value-type="date" office:date-value="2024-12-22" calcext:value-type="date">
            <text:p>2024-12-22</text:p>
          </table:table-cell>
          <table:table-cell table:formula="of:=MONTH([.B1782])" office:value-type="float" office:value="12" calcext:value-type="float">
            <text:p>12</text:p>
          </table:table-cell>
          <table:table-cell table:formula="of:=[.D1777]" office:value-type="float" office:value="0" calcext:value-type="float">
            <text:p>0</text:p>
          </table:table-cell>
          <table:table-cell table:number-columns-repeated="6"/>
          <table:table-cell table:formula="of:=[.G1782]*INDIRECT(ADDRESS([.A1782]+[.D1782];2;1;;&quot;rates&quot;))-[.H1782]*INDIRECT(ADDRESS([.A1782]+[.D178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83];[.B1782];[.B1782]+1)" office:value-type="date" office:date-value="2024-12-22" calcext:value-type="date">
            <text:p>2024-12-22</text:p>
          </table:table-cell>
          <table:table-cell table:formula="of:=MONTH([.B1783])" office:value-type="float" office:value="12" calcext:value-type="float">
            <text:p>12</text:p>
          </table:table-cell>
          <table:table-cell table:formula="of:=[.D1778]" office:value-type="float" office:value="1" calcext:value-type="float">
            <text:p>1</text:p>
          </table:table-cell>
          <table:table-cell table:number-columns-repeated="6"/>
          <table:table-cell table:formula="of:=[.G1783]*INDIRECT(ADDRESS([.A1783]+[.D1783];2;1;;&quot;rates&quot;))-[.H1783]*INDIRECT(ADDRESS([.A1783]+[.D178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84];[.B1783];[.B1783]+1)" office:value-type="date" office:date-value="2024-12-22" calcext:value-type="date">
            <text:p>2024-12-22</text:p>
          </table:table-cell>
          <table:table-cell table:formula="of:=MONTH([.B1784])" office:value-type="float" office:value="12" calcext:value-type="float">
            <text:p>12</text:p>
          </table:table-cell>
          <table:table-cell table:formula="of:=[.D1779]" office:value-type="float" office:value="2" calcext:value-type="float">
            <text:p>2</text:p>
          </table:table-cell>
          <table:table-cell table:number-columns-repeated="6"/>
          <table:table-cell table:formula="of:=[.G1784]*INDIRECT(ADDRESS([.A1784]+[.D1784];2;1;;&quot;rates&quot;))-[.H1784]*INDIRECT(ADDRESS([.A1784]+[.D178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85];[.B1784];[.B1784]+1)" office:value-type="date" office:date-value="2024-12-22" calcext:value-type="date">
            <text:p>2024-12-22</text:p>
          </table:table-cell>
          <table:table-cell table:formula="of:=MONTH([.B1785])" office:value-type="float" office:value="12" calcext:value-type="float">
            <text:p>12</text:p>
          </table:table-cell>
          <table:table-cell table:formula="of:=[.D1780]" office:value-type="float" office:value="3" calcext:value-type="float">
            <text:p>3</text:p>
          </table:table-cell>
          <table:table-cell table:number-columns-repeated="6"/>
          <table:table-cell table:formula="of:=[.G1785]*INDIRECT(ADDRESS([.A1785]+[.D1785];2;1;;&quot;rates&quot;))-[.H1785]*INDIRECT(ADDRESS([.A1785]+[.D178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86];[.B1785];[.B1785]+1)" office:value-type="date" office:date-value="2024-12-22" calcext:value-type="date">
            <text:p>2024-12-22</text:p>
          </table:table-cell>
          <table:table-cell table:formula="of:=MONTH([.B1786])" office:value-type="float" office:value="12" calcext:value-type="float">
            <text:p>12</text:p>
          </table:table-cell>
          <table:table-cell table:formula="of:=[.D1781]" office:value-type="float" office:value="4" calcext:value-type="float">
            <text:p>4</text:p>
          </table:table-cell>
          <table:table-cell table:number-columns-repeated="6"/>
          <table:table-cell table:formula="of:=[.G1786]*INDIRECT(ADDRESS([.A1786]+[.D1786];2;1;;&quot;rates&quot;))-[.H1786]*INDIRECT(ADDRESS([.A1786]+[.D178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87];[.B1786];[.B1786]+1)" office:value-type="date" office:date-value="2024-12-23" calcext:value-type="date">
            <text:p>2024-12-23</text:p>
          </table:table-cell>
          <table:table-cell table:formula="of:=MONTH([.B1787])" office:value-type="float" office:value="12" calcext:value-type="float">
            <text:p>12</text:p>
          </table:table-cell>
          <table:table-cell table:formula="of:=[.D1782]" office:value-type="float" office:value="0" calcext:value-type="float">
            <text:p>0</text:p>
          </table:table-cell>
          <table:table-cell table:number-columns-repeated="6"/>
          <table:table-cell table:formula="of:=[.G1787]*INDIRECT(ADDRESS([.A1787]+[.D1787];2;1;;&quot;rates&quot;))-[.H1787]*INDIRECT(ADDRESS([.A1787]+[.D178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88];[.B1787];[.B1787]+1)" office:value-type="date" office:date-value="2024-12-23" calcext:value-type="date">
            <text:p>2024-12-23</text:p>
          </table:table-cell>
          <table:table-cell table:formula="of:=MONTH([.B1788])" office:value-type="float" office:value="12" calcext:value-type="float">
            <text:p>12</text:p>
          </table:table-cell>
          <table:table-cell table:formula="of:=[.D1783]" office:value-type="float" office:value="1" calcext:value-type="float">
            <text:p>1</text:p>
          </table:table-cell>
          <table:table-cell table:number-columns-repeated="6"/>
          <table:table-cell table:formula="of:=[.G1788]*INDIRECT(ADDRESS([.A1788]+[.D1788];2;1;;&quot;rates&quot;))-[.H1788]*INDIRECT(ADDRESS([.A1788]+[.D178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89];[.B1788];[.B1788]+1)" office:value-type="date" office:date-value="2024-12-23" calcext:value-type="date">
            <text:p>2024-12-23</text:p>
          </table:table-cell>
          <table:table-cell table:formula="of:=MONTH([.B1789])" office:value-type="float" office:value="12" calcext:value-type="float">
            <text:p>12</text:p>
          </table:table-cell>
          <table:table-cell table:formula="of:=[.D1784]" office:value-type="float" office:value="2" calcext:value-type="float">
            <text:p>2</text:p>
          </table:table-cell>
          <table:table-cell table:number-columns-repeated="6"/>
          <table:table-cell table:formula="of:=[.G1789]*INDIRECT(ADDRESS([.A1789]+[.D1789];2;1;;&quot;rates&quot;))-[.H1789]*INDIRECT(ADDRESS([.A1789]+[.D178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90];[.B1789];[.B1789]+1)" office:value-type="date" office:date-value="2024-12-23" calcext:value-type="date">
            <text:p>2024-12-23</text:p>
          </table:table-cell>
          <table:table-cell table:formula="of:=MONTH([.B1790])" office:value-type="float" office:value="12" calcext:value-type="float">
            <text:p>12</text:p>
          </table:table-cell>
          <table:table-cell table:formula="of:=[.D1785]" office:value-type="float" office:value="3" calcext:value-type="float">
            <text:p>3</text:p>
          </table:table-cell>
          <table:table-cell table:number-columns-repeated="6"/>
          <table:table-cell table:formula="of:=[.G1790]*INDIRECT(ADDRESS([.A1790]+[.D1790];2;1;;&quot;rates&quot;))-[.H1790]*INDIRECT(ADDRESS([.A1790]+[.D179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91];[.B1790];[.B1790]+1)" office:value-type="date" office:date-value="2024-12-23" calcext:value-type="date">
            <text:p>2024-12-23</text:p>
          </table:table-cell>
          <table:table-cell table:formula="of:=MONTH([.B1791])" office:value-type="float" office:value="12" calcext:value-type="float">
            <text:p>12</text:p>
          </table:table-cell>
          <table:table-cell table:formula="of:=[.D1786]" office:value-type="float" office:value="4" calcext:value-type="float">
            <text:p>4</text:p>
          </table:table-cell>
          <table:table-cell table:number-columns-repeated="6"/>
          <table:table-cell table:formula="of:=[.G1791]*INDIRECT(ADDRESS([.A1791]+[.D1791];2;1;;&quot;rates&quot;))-[.H1791]*INDIRECT(ADDRESS([.A1791]+[.D179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92];[.B1791];[.B1791]+1)" office:value-type="date" office:date-value="2024-12-24" calcext:value-type="date">
            <text:p>2024-12-24</text:p>
          </table:table-cell>
          <table:table-cell table:formula="of:=MONTH([.B1792])" office:value-type="float" office:value="12" calcext:value-type="float">
            <text:p>12</text:p>
          </table:table-cell>
          <table:table-cell table:formula="of:=[.D1787]" office:value-type="float" office:value="0" calcext:value-type="float">
            <text:p>0</text:p>
          </table:table-cell>
          <table:table-cell table:number-columns-repeated="6"/>
          <table:table-cell table:formula="of:=[.G1792]*INDIRECT(ADDRESS([.A1792]+[.D1792];2;1;;&quot;rates&quot;))-[.H1792]*INDIRECT(ADDRESS([.A1792]+[.D179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93];[.B1792];[.B1792]+1)" office:value-type="date" office:date-value="2024-12-24" calcext:value-type="date">
            <text:p>2024-12-24</text:p>
          </table:table-cell>
          <table:table-cell table:formula="of:=MONTH([.B1793])" office:value-type="float" office:value="12" calcext:value-type="float">
            <text:p>12</text:p>
          </table:table-cell>
          <table:table-cell table:formula="of:=[.D1788]" office:value-type="float" office:value="1" calcext:value-type="float">
            <text:p>1</text:p>
          </table:table-cell>
          <table:table-cell table:number-columns-repeated="6"/>
          <table:table-cell table:formula="of:=[.G1793]*INDIRECT(ADDRESS([.A1793]+[.D1793];2;1;;&quot;rates&quot;))-[.H1793]*INDIRECT(ADDRESS([.A1793]+[.D179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94];[.B1793];[.B1793]+1)" office:value-type="date" office:date-value="2024-12-24" calcext:value-type="date">
            <text:p>2024-12-24</text:p>
          </table:table-cell>
          <table:table-cell table:formula="of:=MONTH([.B1794])" office:value-type="float" office:value="12" calcext:value-type="float">
            <text:p>12</text:p>
          </table:table-cell>
          <table:table-cell table:formula="of:=[.D1789]" office:value-type="float" office:value="2" calcext:value-type="float">
            <text:p>2</text:p>
          </table:table-cell>
          <table:table-cell table:number-columns-repeated="6"/>
          <table:table-cell table:formula="of:=[.G1794]*INDIRECT(ADDRESS([.A1794]+[.D1794];2;1;;&quot;rates&quot;))-[.H1794]*INDIRECT(ADDRESS([.A1794]+[.D179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95];[.B1794];[.B1794]+1)" office:value-type="date" office:date-value="2024-12-24" calcext:value-type="date">
            <text:p>2024-12-24</text:p>
          </table:table-cell>
          <table:table-cell table:formula="of:=MONTH([.B1795])" office:value-type="float" office:value="12" calcext:value-type="float">
            <text:p>12</text:p>
          </table:table-cell>
          <table:table-cell table:formula="of:=[.D1790]" office:value-type="float" office:value="3" calcext:value-type="float">
            <text:p>3</text:p>
          </table:table-cell>
          <table:table-cell table:number-columns-repeated="6"/>
          <table:table-cell table:formula="of:=[.G1795]*INDIRECT(ADDRESS([.A1795]+[.D1795];2;1;;&quot;rates&quot;))-[.H1795]*INDIRECT(ADDRESS([.A1795]+[.D179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96];[.B1795];[.B1795]+1)" office:value-type="date" office:date-value="2024-12-24" calcext:value-type="date">
            <text:p>2024-12-24</text:p>
          </table:table-cell>
          <table:table-cell table:formula="of:=MONTH([.B1796])" office:value-type="float" office:value="12" calcext:value-type="float">
            <text:p>12</text:p>
          </table:table-cell>
          <table:table-cell table:formula="of:=[.D1791]" office:value-type="float" office:value="4" calcext:value-type="float">
            <text:p>4</text:p>
          </table:table-cell>
          <table:table-cell table:number-columns-repeated="6"/>
          <table:table-cell table:formula="of:=[.G1796]*INDIRECT(ADDRESS([.A1796]+[.D1796];2;1;;&quot;rates&quot;))-[.H1796]*INDIRECT(ADDRESS([.A1796]+[.D179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97];[.B1796];[.B1796]+1)" office:value-type="date" office:date-value="2024-12-25" calcext:value-type="date">
            <text:p>2024-12-25</text:p>
          </table:table-cell>
          <table:table-cell table:formula="of:=MONTH([.B1797])" office:value-type="float" office:value="12" calcext:value-type="float">
            <text:p>12</text:p>
          </table:table-cell>
          <table:table-cell table:formula="of:=[.D1792]" office:value-type="float" office:value="0" calcext:value-type="float">
            <text:p>0</text:p>
          </table:table-cell>
          <table:table-cell table:number-columns-repeated="6"/>
          <table:table-cell table:formula="of:=[.G1797]*INDIRECT(ADDRESS([.A1797]+[.D1797];2;1;;&quot;rates&quot;))-[.H1797]*INDIRECT(ADDRESS([.A1797]+[.D179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98];[.B1797];[.B1797]+1)" office:value-type="date" office:date-value="2024-12-25" calcext:value-type="date">
            <text:p>2024-12-25</text:p>
          </table:table-cell>
          <table:table-cell table:formula="of:=MONTH([.B1798])" office:value-type="float" office:value="12" calcext:value-type="float">
            <text:p>12</text:p>
          </table:table-cell>
          <table:table-cell table:formula="of:=[.D1793]" office:value-type="float" office:value="1" calcext:value-type="float">
            <text:p>1</text:p>
          </table:table-cell>
          <table:table-cell table:number-columns-repeated="6"/>
          <table:table-cell table:formula="of:=[.G1798]*INDIRECT(ADDRESS([.A1798]+[.D1798];2;1;;&quot;rates&quot;))-[.H1798]*INDIRECT(ADDRESS([.A1798]+[.D179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799];[.B1798];[.B1798]+1)" office:value-type="date" office:date-value="2024-12-25" calcext:value-type="date">
            <text:p>2024-12-25</text:p>
          </table:table-cell>
          <table:table-cell table:formula="of:=MONTH([.B1799])" office:value-type="float" office:value="12" calcext:value-type="float">
            <text:p>12</text:p>
          </table:table-cell>
          <table:table-cell table:formula="of:=[.D1794]" office:value-type="float" office:value="2" calcext:value-type="float">
            <text:p>2</text:p>
          </table:table-cell>
          <table:table-cell table:number-columns-repeated="6"/>
          <table:table-cell table:formula="of:=[.G1799]*INDIRECT(ADDRESS([.A1799]+[.D1799];2;1;;&quot;rates&quot;))-[.H1799]*INDIRECT(ADDRESS([.A1799]+[.D179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00];[.B1799];[.B1799]+1)" office:value-type="date" office:date-value="2024-12-25" calcext:value-type="date">
            <text:p>2024-12-25</text:p>
          </table:table-cell>
          <table:table-cell table:formula="of:=MONTH([.B1800])" office:value-type="float" office:value="12" calcext:value-type="float">
            <text:p>12</text:p>
          </table:table-cell>
          <table:table-cell table:formula="of:=[.D1795]" office:value-type="float" office:value="3" calcext:value-type="float">
            <text:p>3</text:p>
          </table:table-cell>
          <table:table-cell table:number-columns-repeated="6"/>
          <table:table-cell table:formula="of:=[.G1800]*INDIRECT(ADDRESS([.A1800]+[.D1800];2;1;;&quot;rates&quot;))-[.H1800]*INDIRECT(ADDRESS([.A1800]+[.D180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01];[.B1800];[.B1800]+1)" office:value-type="date" office:date-value="2024-12-25" calcext:value-type="date">
            <text:p>2024-12-25</text:p>
          </table:table-cell>
          <table:table-cell table:formula="of:=MONTH([.B1801])" office:value-type="float" office:value="12" calcext:value-type="float">
            <text:p>12</text:p>
          </table:table-cell>
          <table:table-cell table:formula="of:=[.D1796]" office:value-type="float" office:value="4" calcext:value-type="float">
            <text:p>4</text:p>
          </table:table-cell>
          <table:table-cell table:number-columns-repeated="6"/>
          <table:table-cell table:formula="of:=[.G1801]*INDIRECT(ADDRESS([.A1801]+[.D1801];2;1;;&quot;rates&quot;))-[.H1801]*INDIRECT(ADDRESS([.A1801]+[.D180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02];[.B1801];[.B1801]+1)" office:value-type="date" office:date-value="2024-12-26" calcext:value-type="date">
            <text:p>2024-12-26</text:p>
          </table:table-cell>
          <table:table-cell table:formula="of:=MONTH([.B1802])" office:value-type="float" office:value="12" calcext:value-type="float">
            <text:p>12</text:p>
          </table:table-cell>
          <table:table-cell table:formula="of:=[.D1797]" office:value-type="float" office:value="0" calcext:value-type="float">
            <text:p>0</text:p>
          </table:table-cell>
          <table:table-cell table:number-columns-repeated="6"/>
          <table:table-cell table:formula="of:=[.G1802]*INDIRECT(ADDRESS([.A1802]+[.D1802];2;1;;&quot;rates&quot;))-[.H1802]*INDIRECT(ADDRESS([.A1802]+[.D180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03];[.B1802];[.B1802]+1)" office:value-type="date" office:date-value="2024-12-26" calcext:value-type="date">
            <text:p>2024-12-26</text:p>
          </table:table-cell>
          <table:table-cell table:formula="of:=MONTH([.B1803])" office:value-type="float" office:value="12" calcext:value-type="float">
            <text:p>12</text:p>
          </table:table-cell>
          <table:table-cell table:formula="of:=[.D1798]" office:value-type="float" office:value="1" calcext:value-type="float">
            <text:p>1</text:p>
          </table:table-cell>
          <table:table-cell table:number-columns-repeated="6"/>
          <table:table-cell table:formula="of:=[.G1803]*INDIRECT(ADDRESS([.A1803]+[.D1803];2;1;;&quot;rates&quot;))-[.H1803]*INDIRECT(ADDRESS([.A1803]+[.D180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04];[.B1803];[.B1803]+1)" office:value-type="date" office:date-value="2024-12-26" calcext:value-type="date">
            <text:p>2024-12-26</text:p>
          </table:table-cell>
          <table:table-cell table:formula="of:=MONTH([.B1804])" office:value-type="float" office:value="12" calcext:value-type="float">
            <text:p>12</text:p>
          </table:table-cell>
          <table:table-cell table:formula="of:=[.D1799]" office:value-type="float" office:value="2" calcext:value-type="float">
            <text:p>2</text:p>
          </table:table-cell>
          <table:table-cell table:number-columns-repeated="6"/>
          <table:table-cell table:formula="of:=[.G1804]*INDIRECT(ADDRESS([.A1804]+[.D1804];2;1;;&quot;rates&quot;))-[.H1804]*INDIRECT(ADDRESS([.A1804]+[.D180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05];[.B1804];[.B1804]+1)" office:value-type="date" office:date-value="2024-12-26" calcext:value-type="date">
            <text:p>2024-12-26</text:p>
          </table:table-cell>
          <table:table-cell table:formula="of:=MONTH([.B1805])" office:value-type="float" office:value="12" calcext:value-type="float">
            <text:p>12</text:p>
          </table:table-cell>
          <table:table-cell table:formula="of:=[.D1800]" office:value-type="float" office:value="3" calcext:value-type="float">
            <text:p>3</text:p>
          </table:table-cell>
          <table:table-cell table:number-columns-repeated="6"/>
          <table:table-cell table:formula="of:=[.G1805]*INDIRECT(ADDRESS([.A1805]+[.D1805];2;1;;&quot;rates&quot;))-[.H1805]*INDIRECT(ADDRESS([.A1805]+[.D180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06];[.B1805];[.B1805]+1)" office:value-type="date" office:date-value="2024-12-26" calcext:value-type="date">
            <text:p>2024-12-26</text:p>
          </table:table-cell>
          <table:table-cell table:formula="of:=MONTH([.B1806])" office:value-type="float" office:value="12" calcext:value-type="float">
            <text:p>12</text:p>
          </table:table-cell>
          <table:table-cell table:formula="of:=[.D1801]" office:value-type="float" office:value="4" calcext:value-type="float">
            <text:p>4</text:p>
          </table:table-cell>
          <table:table-cell table:number-columns-repeated="6"/>
          <table:table-cell table:formula="of:=[.G1806]*INDIRECT(ADDRESS([.A1806]+[.D1806];2;1;;&quot;rates&quot;))-[.H1806]*INDIRECT(ADDRESS([.A1806]+[.D180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07];[.B1806];[.B1806]+1)" office:value-type="date" office:date-value="2024-12-27" calcext:value-type="date">
            <text:p>2024-12-27</text:p>
          </table:table-cell>
          <table:table-cell table:formula="of:=MONTH([.B1807])" office:value-type="float" office:value="12" calcext:value-type="float">
            <text:p>12</text:p>
          </table:table-cell>
          <table:table-cell table:formula="of:=[.D1802]" office:value-type="float" office:value="0" calcext:value-type="float">
            <text:p>0</text:p>
          </table:table-cell>
          <table:table-cell table:number-columns-repeated="6"/>
          <table:table-cell table:formula="of:=[.G1807]*INDIRECT(ADDRESS([.A1807]+[.D1807];2;1;;&quot;rates&quot;))-[.H1807]*INDIRECT(ADDRESS([.A1807]+[.D180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08];[.B1807];[.B1807]+1)" office:value-type="date" office:date-value="2024-12-27" calcext:value-type="date">
            <text:p>2024-12-27</text:p>
          </table:table-cell>
          <table:table-cell table:formula="of:=MONTH([.B1808])" office:value-type="float" office:value="12" calcext:value-type="float">
            <text:p>12</text:p>
          </table:table-cell>
          <table:table-cell table:formula="of:=[.D1803]" office:value-type="float" office:value="1" calcext:value-type="float">
            <text:p>1</text:p>
          </table:table-cell>
          <table:table-cell table:number-columns-repeated="6"/>
          <table:table-cell table:formula="of:=[.G1808]*INDIRECT(ADDRESS([.A1808]+[.D1808];2;1;;&quot;rates&quot;))-[.H1808]*INDIRECT(ADDRESS([.A1808]+[.D180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09];[.B1808];[.B1808]+1)" office:value-type="date" office:date-value="2024-12-27" calcext:value-type="date">
            <text:p>2024-12-27</text:p>
          </table:table-cell>
          <table:table-cell table:formula="of:=MONTH([.B1809])" office:value-type="float" office:value="12" calcext:value-type="float">
            <text:p>12</text:p>
          </table:table-cell>
          <table:table-cell table:formula="of:=[.D1804]" office:value-type="float" office:value="2" calcext:value-type="float">
            <text:p>2</text:p>
          </table:table-cell>
          <table:table-cell table:number-columns-repeated="6"/>
          <table:table-cell table:formula="of:=[.G1809]*INDIRECT(ADDRESS([.A1809]+[.D1809];2;1;;&quot;rates&quot;))-[.H1809]*INDIRECT(ADDRESS([.A1809]+[.D180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10];[.B1809];[.B1809]+1)" office:value-type="date" office:date-value="2024-12-27" calcext:value-type="date">
            <text:p>2024-12-27</text:p>
          </table:table-cell>
          <table:table-cell table:formula="of:=MONTH([.B1810])" office:value-type="float" office:value="12" calcext:value-type="float">
            <text:p>12</text:p>
          </table:table-cell>
          <table:table-cell table:formula="of:=[.D1805]" office:value-type="float" office:value="3" calcext:value-type="float">
            <text:p>3</text:p>
          </table:table-cell>
          <table:table-cell table:number-columns-repeated="6"/>
          <table:table-cell table:formula="of:=[.G1810]*INDIRECT(ADDRESS([.A1810]+[.D1810];2;1;;&quot;rates&quot;))-[.H1810]*INDIRECT(ADDRESS([.A1810]+[.D181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11];[.B1810];[.B1810]+1)" office:value-type="date" office:date-value="2024-12-27" calcext:value-type="date">
            <text:p>2024-12-27</text:p>
          </table:table-cell>
          <table:table-cell table:formula="of:=MONTH([.B1811])" office:value-type="float" office:value="12" calcext:value-type="float">
            <text:p>12</text:p>
          </table:table-cell>
          <table:table-cell table:formula="of:=[.D1806]" office:value-type="float" office:value="4" calcext:value-type="float">
            <text:p>4</text:p>
          </table:table-cell>
          <table:table-cell table:number-columns-repeated="6"/>
          <table:table-cell table:formula="of:=[.G1811]*INDIRECT(ADDRESS([.A1811]+[.D1811];2;1;;&quot;rates&quot;))-[.H1811]*INDIRECT(ADDRESS([.A1811]+[.D181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12];[.B1811];[.B1811]+1)" office:value-type="date" office:date-value="2024-12-28" calcext:value-type="date">
            <text:p>2024-12-28</text:p>
          </table:table-cell>
          <table:table-cell table:formula="of:=MONTH([.B1812])" office:value-type="float" office:value="12" calcext:value-type="float">
            <text:p>12</text:p>
          </table:table-cell>
          <table:table-cell table:formula="of:=[.D1807]" office:value-type="float" office:value="0" calcext:value-type="float">
            <text:p>0</text:p>
          </table:table-cell>
          <table:table-cell table:number-columns-repeated="6"/>
          <table:table-cell table:formula="of:=[.G1812]*INDIRECT(ADDRESS([.A1812]+[.D1812];2;1;;&quot;rates&quot;))-[.H1812]*INDIRECT(ADDRESS([.A1812]+[.D181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13];[.B1812];[.B1812]+1)" office:value-type="date" office:date-value="2024-12-28" calcext:value-type="date">
            <text:p>2024-12-28</text:p>
          </table:table-cell>
          <table:table-cell table:formula="of:=MONTH([.B1813])" office:value-type="float" office:value="12" calcext:value-type="float">
            <text:p>12</text:p>
          </table:table-cell>
          <table:table-cell table:formula="of:=[.D1808]" office:value-type="float" office:value="1" calcext:value-type="float">
            <text:p>1</text:p>
          </table:table-cell>
          <table:table-cell table:number-columns-repeated="6"/>
          <table:table-cell table:formula="of:=[.G1813]*INDIRECT(ADDRESS([.A1813]+[.D1813];2;1;;&quot;rates&quot;))-[.H1813]*INDIRECT(ADDRESS([.A1813]+[.D181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14];[.B1813];[.B1813]+1)" office:value-type="date" office:date-value="2024-12-28" calcext:value-type="date">
            <text:p>2024-12-28</text:p>
          </table:table-cell>
          <table:table-cell table:formula="of:=MONTH([.B1814])" office:value-type="float" office:value="12" calcext:value-type="float">
            <text:p>12</text:p>
          </table:table-cell>
          <table:table-cell table:formula="of:=[.D1809]" office:value-type="float" office:value="2" calcext:value-type="float">
            <text:p>2</text:p>
          </table:table-cell>
          <table:table-cell table:number-columns-repeated="6"/>
          <table:table-cell table:formula="of:=[.G1814]*INDIRECT(ADDRESS([.A1814]+[.D1814];2;1;;&quot;rates&quot;))-[.H1814]*INDIRECT(ADDRESS([.A1814]+[.D181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15];[.B1814];[.B1814]+1)" office:value-type="date" office:date-value="2024-12-28" calcext:value-type="date">
            <text:p>2024-12-28</text:p>
          </table:table-cell>
          <table:table-cell table:formula="of:=MONTH([.B1815])" office:value-type="float" office:value="12" calcext:value-type="float">
            <text:p>12</text:p>
          </table:table-cell>
          <table:table-cell table:formula="of:=[.D1810]" office:value-type="float" office:value="3" calcext:value-type="float">
            <text:p>3</text:p>
          </table:table-cell>
          <table:table-cell table:number-columns-repeated="6"/>
          <table:table-cell table:formula="of:=[.G1815]*INDIRECT(ADDRESS([.A1815]+[.D1815];2;1;;&quot;rates&quot;))-[.H1815]*INDIRECT(ADDRESS([.A1815]+[.D181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16];[.B1815];[.B1815]+1)" office:value-type="date" office:date-value="2024-12-28" calcext:value-type="date">
            <text:p>2024-12-28</text:p>
          </table:table-cell>
          <table:table-cell table:formula="of:=MONTH([.B1816])" office:value-type="float" office:value="12" calcext:value-type="float">
            <text:p>12</text:p>
          </table:table-cell>
          <table:table-cell table:formula="of:=[.D1811]" office:value-type="float" office:value="4" calcext:value-type="float">
            <text:p>4</text:p>
          </table:table-cell>
          <table:table-cell table:number-columns-repeated="6"/>
          <table:table-cell table:formula="of:=[.G1816]*INDIRECT(ADDRESS([.A1816]+[.D1816];2;1;;&quot;rates&quot;))-[.H1816]*INDIRECT(ADDRESS([.A1816]+[.D181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17];[.B1816];[.B1816]+1)" office:value-type="date" office:date-value="2024-12-29" calcext:value-type="date">
            <text:p>2024-12-29</text:p>
          </table:table-cell>
          <table:table-cell table:formula="of:=MONTH([.B1817])" office:value-type="float" office:value="12" calcext:value-type="float">
            <text:p>12</text:p>
          </table:table-cell>
          <table:table-cell table:formula="of:=[.D1812]" office:value-type="float" office:value="0" calcext:value-type="float">
            <text:p>0</text:p>
          </table:table-cell>
          <table:table-cell table:number-columns-repeated="6"/>
          <table:table-cell table:formula="of:=[.G1817]*INDIRECT(ADDRESS([.A1817]+[.D1817];2;1;;&quot;rates&quot;))-[.H1817]*INDIRECT(ADDRESS([.A1817]+[.D181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18];[.B1817];[.B1817]+1)" office:value-type="date" office:date-value="2024-12-29" calcext:value-type="date">
            <text:p>2024-12-29</text:p>
          </table:table-cell>
          <table:table-cell table:formula="of:=MONTH([.B1818])" office:value-type="float" office:value="12" calcext:value-type="float">
            <text:p>12</text:p>
          </table:table-cell>
          <table:table-cell table:formula="of:=[.D1813]" office:value-type="float" office:value="1" calcext:value-type="float">
            <text:p>1</text:p>
          </table:table-cell>
          <table:table-cell table:number-columns-repeated="6"/>
          <table:table-cell table:formula="of:=[.G1818]*INDIRECT(ADDRESS([.A1818]+[.D1818];2;1;;&quot;rates&quot;))-[.H1818]*INDIRECT(ADDRESS([.A1818]+[.D181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19];[.B1818];[.B1818]+1)" office:value-type="date" office:date-value="2024-12-29" calcext:value-type="date">
            <text:p>2024-12-29</text:p>
          </table:table-cell>
          <table:table-cell table:formula="of:=MONTH([.B1819])" office:value-type="float" office:value="12" calcext:value-type="float">
            <text:p>12</text:p>
          </table:table-cell>
          <table:table-cell table:formula="of:=[.D1814]" office:value-type="float" office:value="2" calcext:value-type="float">
            <text:p>2</text:p>
          </table:table-cell>
          <table:table-cell table:number-columns-repeated="6"/>
          <table:table-cell table:formula="of:=[.G1819]*INDIRECT(ADDRESS([.A1819]+[.D1819];2;1;;&quot;rates&quot;))-[.H1819]*INDIRECT(ADDRESS([.A1819]+[.D181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20];[.B1819];[.B1819]+1)" office:value-type="date" office:date-value="2024-12-29" calcext:value-type="date">
            <text:p>2024-12-29</text:p>
          </table:table-cell>
          <table:table-cell table:formula="of:=MONTH([.B1820])" office:value-type="float" office:value="12" calcext:value-type="float">
            <text:p>12</text:p>
          </table:table-cell>
          <table:table-cell table:formula="of:=[.D1815]" office:value-type="float" office:value="3" calcext:value-type="float">
            <text:p>3</text:p>
          </table:table-cell>
          <table:table-cell table:number-columns-repeated="6"/>
          <table:table-cell table:formula="of:=[.G1820]*INDIRECT(ADDRESS([.A1820]+[.D1820];2;1;;&quot;rates&quot;))-[.H1820]*INDIRECT(ADDRESS([.A1820]+[.D182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21];[.B1820];[.B1820]+1)" office:value-type="date" office:date-value="2024-12-29" calcext:value-type="date">
            <text:p>2024-12-29</text:p>
          </table:table-cell>
          <table:table-cell table:formula="of:=MONTH([.B1821])" office:value-type="float" office:value="12" calcext:value-type="float">
            <text:p>12</text:p>
          </table:table-cell>
          <table:table-cell table:formula="of:=[.D1816]" office:value-type="float" office:value="4" calcext:value-type="float">
            <text:p>4</text:p>
          </table:table-cell>
          <table:table-cell table:number-columns-repeated="6"/>
          <table:table-cell table:formula="of:=[.G1821]*INDIRECT(ADDRESS([.A1821]+[.D1821];2;1;;&quot;rates&quot;))-[.H1821]*INDIRECT(ADDRESS([.A1821]+[.D182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22];[.B1821];[.B1821]+1)" office:value-type="date" office:date-value="2024-12-30" calcext:value-type="date">
            <text:p>2024-12-30</text:p>
          </table:table-cell>
          <table:table-cell table:formula="of:=MONTH([.B1822])" office:value-type="float" office:value="12" calcext:value-type="float">
            <text:p>12</text:p>
          </table:table-cell>
          <table:table-cell table:formula="of:=[.D1817]" office:value-type="float" office:value="0" calcext:value-type="float">
            <text:p>0</text:p>
          </table:table-cell>
          <table:table-cell table:number-columns-repeated="6"/>
          <table:table-cell table:formula="of:=[.G1822]*INDIRECT(ADDRESS([.A1822]+[.D1822];2;1;;&quot;rates&quot;))-[.H1822]*INDIRECT(ADDRESS([.A1822]+[.D1822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23];[.B1822];[.B1822]+1)" office:value-type="date" office:date-value="2024-12-30" calcext:value-type="date">
            <text:p>2024-12-30</text:p>
          </table:table-cell>
          <table:table-cell table:formula="of:=MONTH([.B1823])" office:value-type="float" office:value="12" calcext:value-type="float">
            <text:p>12</text:p>
          </table:table-cell>
          <table:table-cell table:formula="of:=[.D1818]" office:value-type="float" office:value="1" calcext:value-type="float">
            <text:p>1</text:p>
          </table:table-cell>
          <table:table-cell table:number-columns-repeated="6"/>
          <table:table-cell table:formula="of:=[.G1823]*INDIRECT(ADDRESS([.A1823]+[.D1823];2;1;;&quot;rates&quot;))-[.H1823]*INDIRECT(ADDRESS([.A1823]+[.D1823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24];[.B1823];[.B1823]+1)" office:value-type="date" office:date-value="2024-12-30" calcext:value-type="date">
            <text:p>2024-12-30</text:p>
          </table:table-cell>
          <table:table-cell table:formula="of:=MONTH([.B1824])" office:value-type="float" office:value="12" calcext:value-type="float">
            <text:p>12</text:p>
          </table:table-cell>
          <table:table-cell table:formula="of:=[.D1819]" office:value-type="float" office:value="2" calcext:value-type="float">
            <text:p>2</text:p>
          </table:table-cell>
          <table:table-cell table:number-columns-repeated="6"/>
          <table:table-cell table:formula="of:=[.G1824]*INDIRECT(ADDRESS([.A1824]+[.D1824];2;1;;&quot;rates&quot;))-[.H1824]*INDIRECT(ADDRESS([.A1824]+[.D1824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25];[.B1824];[.B1824]+1)" office:value-type="date" office:date-value="2024-12-30" calcext:value-type="date">
            <text:p>2024-12-30</text:p>
          </table:table-cell>
          <table:table-cell table:formula="of:=MONTH([.B1825])" office:value-type="float" office:value="12" calcext:value-type="float">
            <text:p>12</text:p>
          </table:table-cell>
          <table:table-cell table:formula="of:=[.D1820]" office:value-type="float" office:value="3" calcext:value-type="float">
            <text:p>3</text:p>
          </table:table-cell>
          <table:table-cell table:number-columns-repeated="6"/>
          <table:table-cell table:formula="of:=[.G1825]*INDIRECT(ADDRESS([.A1825]+[.D1825];2;1;;&quot;rates&quot;))-[.H1825]*INDIRECT(ADDRESS([.A1825]+[.D1825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26];[.B1825];[.B1825]+1)" office:value-type="date" office:date-value="2024-12-30" calcext:value-type="date">
            <text:p>2024-12-30</text:p>
          </table:table-cell>
          <table:table-cell table:formula="of:=MONTH([.B1826])" office:value-type="float" office:value="12" calcext:value-type="float">
            <text:p>12</text:p>
          </table:table-cell>
          <table:table-cell table:formula="of:=[.D1821]" office:value-type="float" office:value="4" calcext:value-type="float">
            <text:p>4</text:p>
          </table:table-cell>
          <table:table-cell table:number-columns-repeated="6"/>
          <table:table-cell table:formula="of:=[.G1826]*INDIRECT(ADDRESS([.A1826]+[.D1826];2;1;;&quot;rates&quot;))-[.H1826]*INDIRECT(ADDRESS([.A1826]+[.D1826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27];[.B1826];[.B1826]+1)" office:value-type="date" office:date-value="2024-12-31" calcext:value-type="date">
            <text:p>2024-12-31</text:p>
          </table:table-cell>
          <table:table-cell table:formula="of:=MONTH([.B1827])" office:value-type="float" office:value="12" calcext:value-type="float">
            <text:p>12</text:p>
          </table:table-cell>
          <table:table-cell table:formula="of:=[.D1822]" office:value-type="float" office:value="0" calcext:value-type="float">
            <text:p>0</text:p>
          </table:table-cell>
          <table:table-cell table:style-name="Default"/>
          <table:table-cell table:number-columns-repeated="5"/>
          <table:table-cell table:formula="of:=[.G1827]*INDIRECT(ADDRESS([.A1827]+[.D1827];2;1;;&quot;rates&quot;))-[.H1827]*INDIRECT(ADDRESS([.A1827]+[.D1827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28];[.B1827];[.B1827]+1)" office:value-type="date" office:date-value="2024-12-31" calcext:value-type="date">
            <text:p>2024-12-31</text:p>
          </table:table-cell>
          <table:table-cell table:formula="of:=MONTH([.B1828])" office:value-type="float" office:value="12" calcext:value-type="float">
            <text:p>12</text:p>
          </table:table-cell>
          <table:table-cell table:formula="of:=[.D1823]" office:value-type="float" office:value="1" calcext:value-type="float">
            <text:p>1</text:p>
          </table:table-cell>
          <table:table-cell table:style-name="Default"/>
          <table:table-cell table:number-columns-repeated="5"/>
          <table:table-cell table:formula="of:=[.G1828]*INDIRECT(ADDRESS([.A1828]+[.D1828];2;1;;&quot;rates&quot;))-[.H1828]*INDIRECT(ADDRESS([.A1828]+[.D1828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29];[.B1828];[.B1828]+1)" office:value-type="date" office:date-value="2024-12-31" calcext:value-type="date">
            <text:p>2024-12-31</text:p>
          </table:table-cell>
          <table:table-cell table:formula="of:=MONTH([.B1829])" office:value-type="float" office:value="12" calcext:value-type="float">
            <text:p>12</text:p>
          </table:table-cell>
          <table:table-cell table:formula="of:=[.D1824]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formula="of:=[.G1829]*INDIRECT(ADDRESS([.A1829]+[.D1829];2;1;;&quot;rates&quot;))-[.H1829]*INDIRECT(ADDRESS([.A1829]+[.D1829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30];[.B1829];[.B1829]+1)" office:value-type="date" office:date-value="2024-12-31" calcext:value-type="date">
            <text:p>2024-12-31</text:p>
          </table:table-cell>
          <table:table-cell table:formula="of:=MONTH([.B1830])" office:value-type="float" office:value="12" calcext:value-type="float">
            <text:p>12</text:p>
          </table:table-cell>
          <table:table-cell table:formula="of:=[.D1825]" office:value-type="float" office:value="3" calcext:value-type="float">
            <text:p>3</text:p>
          </table:table-cell>
          <table:table-cell table:style-name="Default"/>
          <table:table-cell table:number-columns-repeated="5"/>
          <table:table-cell table:formula="of:=[.G1830]*INDIRECT(ADDRESS([.A1830]+[.D1830];2;1;;&quot;rates&quot;))-[.H1830]*INDIRECT(ADDRESS([.A1830]+[.D1830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1831];[.B1830];[.B1830]+1)" office:value-type="date" office:date-value="2024-12-31" calcext:value-type="date">
            <text:p>2024-12-31</text:p>
          </table:table-cell>
          <table:table-cell table:formula="of:=MONTH([.B1831])" office:value-type="float" office:value="12" calcext:value-type="float">
            <text:p>12</text:p>
          </table:table-cell>
          <table:table-cell table:formula="of:=[.D1826]" office:value-type="float" office:value="4" calcext:value-type="float">
            <text:p>4</text:p>
          </table:table-cell>
          <table:table-cell table:style-name="Default"/>
          <table:table-cell table:number-columns-repeated="5"/>
          <table:table-cell table:formula="of:=[.G1831]*INDIRECT(ADDRESS([.A1831]+[.D1831];2;1;;&quot;rates&quot;))-[.H1831]*INDIRECT(ADDRESS([.A1831]+[.D1831];3;1;;&quot;rates&quot;)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s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Solar</text:p>
          </table:table-cell>
          <table:table-cell table:style-name="Default" office:value-type="string" calcext:value-type="string">
            <text:p>ImportDy</text:p>
          </table:table-cell>
          <table:table-cell office:value-type="string" calcext:value-type="string">
            <text:p>ImportNt</text:p>
          </table:table-cell>
          <table:table-cell office:value-type="string" calcext:value-type="string">
            <text:p>ImportPk</text:p>
          </table:table-cell>
          <table:table-cell office:value-type="string" calcext:value-type="string">
            <text:p>ExportDy</text:p>
          </table:table-cell>
          <table:table-cell office:value-type="string" calcext:value-type="string">
            <text:p>ExportNt</text:p>
          </table:table-cell>
          <table:table-cell office:value-type="string" calcext:value-type="string">
            <text:p>ExportPk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Flat Cost</text:p>
          </table:table-cell>
          <table:table-cell office:value-type="string" calcext:value-type="string">
            <text:p>OctoPound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SUMIF([.$C$2:.$C$1826];[.$C1835];[.$F$2:.$F$1826])" office:value-type="float" office:value="0" calcext:value-type="float">
            <text:p>0</text:p>
          </table:table-cell>
          <table:table-cell table:style-name="Default" table:formula="of:=SUMIF([.$C$2:.$C$1826];[.$C1835];[.$G$2:.$G$1826]) -[.$F1835]-[.$G1835]" office:value-type="float" office:value="0" calcext:value-type="float">
            <text:p>0</text:p>
          </table:table-cell>
          <table:table-cell table:formula="of:=SUMIFS([.$G$2:.$G$1826];[.$C$2:.$C$1826];[.$C1835];[.$D$2:.$D$1826];1)" office:value-type="float" office:value="0" calcext:value-type="float">
            <text:p>0</text:p>
          </table:table-cell>
          <table:table-cell table:formula="of:=SUMIFS([.$G$2:.$G$1826];[.$C$2:.$C$1826];[.$C1835];[.$D$2:.$D$1826];3)" office:value-type="float" office:value="0" calcext:value-type="float">
            <text:p>0</text:p>
          </table:table-cell>
          <table:table-cell table:formula="of:=SUMIF([.$C$2:.$C$1826];[.$C1835];[.$H$2:.$H$1826]) -[.$I1835]-[.$J1835]" office:value-type="float" office:value="0" calcext:value-type="float">
            <text:p>0</text:p>
          </table:table-cell>
          <table:table-cell table:formula="of:=SUMIFS([.$H$2:.$H$1826];[.$C$2:.$C$1826];[.$C1835];[.$D$2:.$D$1826];1)" office:value-type="float" office:value="0" calcext:value-type="float">
            <text:p>0</text:p>
          </table:table-cell>
          <table:table-cell table:formula="of:=SUMIFS([.$H$2:.$H$1826];[.$C$2:.$C$1826];[.$C1835];[.$D$2:.$D$1826];3)" office:value-type="float" office:value="0" calcext:value-type="float">
            <text:p>0</text:p>
          </table:table-cell>
          <table:table-cell table:formula="of:=SUMIF([.$C$2:.$C$1826];[.$C1835];[.$I$2:.$I$1826])" office:value-type="float" office:value="0" calcext:value-type="float">
            <text:p>0</text:p>
          </table:table-cell>
          <table:table-cell table:style-name="ce12" table:formula="of:=SUMIF([.$C$2:.$C$1826];[.$C1835];[.$K$2:.$K$1826])/100" office:value-type="float" office:value="0" calcext:value-type="float">
            <text:p>0.00</text:p>
          </table:table-cell>
          <table:table-cell table:style-name="ce12" table:formula="of:=[.K1835]*[$Rates.$B$3]/100" office:value-type="float" office:value="0" calcext:value-type="float">
            <text:p>0.00</text:p>
          </table:table-cell>
          <table:table-cell table:style-name="ce12" table:formula="of:=SUMIF([.$C$2:.$C$1826];[.$C1835];[.$N$2:.$N$1826])/800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SUMIF([.$C$2:.$C$1826];[.$C1836];[.$F$2:.$F$1826])" office:value-type="float" office:value="0" calcext:value-type="float">
            <text:p>0</text:p>
          </table:table-cell>
          <table:table-cell table:style-name="Default" table:formula="of:=SUMIF([.$C$2:.$C$1826];[.$C1836];[.$G$2:.$G$1826]) -[.$F1836]-[.$G1836]" office:value-type="float" office:value="0" calcext:value-type="float">
            <text:p>0</text:p>
          </table:table-cell>
          <table:table-cell table:formula="of:=SUMIFS([.$G$2:.$G$1826];[.$C$2:.$C$1826];[.$C1836];[.$D$2:.$D$1826];1)" office:value-type="float" office:value="0" calcext:value-type="float">
            <text:p>0</text:p>
          </table:table-cell>
          <table:table-cell table:formula="of:=SUMIFS([.$G$2:.$G$1826];[.$C$2:.$C$1826];[.$C1836];[.$D$2:.$D$1826];3)" office:value-type="float" office:value="0" calcext:value-type="float">
            <text:p>0</text:p>
          </table:table-cell>
          <table:table-cell table:formula="of:=SUMIF([.$C$2:.$C$1826];[.$C1836];[.$H$2:.$H$1826]) -[.$I1836]-[.$J1836]" office:value-type="float" office:value="0" calcext:value-type="float">
            <text:p>0</text:p>
          </table:table-cell>
          <table:table-cell table:formula="of:=SUMIFS([.$H$2:.$H$1826];[.$C$2:.$C$1826];[.$C1836];[.$D$2:.$D$1826];1)" office:value-type="float" office:value="0" calcext:value-type="float">
            <text:p>0</text:p>
          </table:table-cell>
          <table:table-cell table:formula="of:=SUMIFS([.$H$2:.$H$1826];[.$C$2:.$C$1826];[.$C1836];[.$D$2:.$D$1826];3)" office:value-type="float" office:value="0" calcext:value-type="float">
            <text:p>0</text:p>
          </table:table-cell>
          <table:table-cell table:formula="of:=SUMIF([.$C$2:.$C$1826];[.$C1836];[.$I$2:.$I$1826])" office:value-type="float" office:value="0" calcext:value-type="float">
            <text:p>0</text:p>
          </table:table-cell>
          <table:table-cell table:style-name="ce12" table:formula="of:=SUMIF([.$C$2:.$C$1826];[.$C1836];[.$K$2:.$K$1826])/100" office:value-type="float" office:value="0" calcext:value-type="float">
            <text:p>0.00</text:p>
          </table:table-cell>
          <table:table-cell table:style-name="ce12" table:formula="of:=[.K1836]*[$Rates.$B$3]/100" office:value-type="float" office:value="0" calcext:value-type="float">
            <text:p>0.00</text:p>
          </table:table-cell>
          <table:table-cell table:style-name="ce12" table:formula="of:=SUMIF([.$C$2:.$C$1826];[.$C1836];[.$N$2:.$N$1826])/800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SUMIF([.$C$2:.$C$1826];[.$C1837];[.$F$2:.$F$1826])" office:value-type="float" office:value="0" calcext:value-type="float">
            <text:p>0</text:p>
          </table:table-cell>
          <table:table-cell table:style-name="Default" table:formula="of:=SUMIF([.$C$2:.$C$1826];[.$C1837];[.$G$2:.$G$1826]) -[.$F1837]-[.$G1837]" office:value-type="float" office:value="0" calcext:value-type="float">
            <text:p>0</text:p>
          </table:table-cell>
          <table:table-cell table:formula="of:=SUMIFS([.$G$2:.$G$1826];[.$C$2:.$C$1826];[.$C1837];[.$D$2:.$D$1826];1)" office:value-type="float" office:value="0" calcext:value-type="float">
            <text:p>0</text:p>
          </table:table-cell>
          <table:table-cell table:formula="of:=SUMIFS([.$G$2:.$G$1826];[.$C$2:.$C$1826];[.$C1837];[.$D$2:.$D$1826];3)" office:value-type="float" office:value="0" calcext:value-type="float">
            <text:p>0</text:p>
          </table:table-cell>
          <table:table-cell table:formula="of:=SUMIF([.$C$2:.$C$1826];[.$C1837];[.$H$2:.$H$1826]) -[.$I1837]-[.$J1837]" office:value-type="float" office:value="0" calcext:value-type="float">
            <text:p>0</text:p>
          </table:table-cell>
          <table:table-cell table:formula="of:=SUMIFS([.$H$2:.$H$1826];[.$C$2:.$C$1826];[.$C1837];[.$D$2:.$D$1826];1)" office:value-type="float" office:value="0" calcext:value-type="float">
            <text:p>0</text:p>
          </table:table-cell>
          <table:table-cell table:formula="of:=SUMIFS([.$H$2:.$H$1826];[.$C$2:.$C$1826];[.$C1837];[.$D$2:.$D$1826];3)" office:value-type="float" office:value="0" calcext:value-type="float">
            <text:p>0</text:p>
          </table:table-cell>
          <table:table-cell table:formula="of:=SUMIF([.$C$2:.$C$1826];[.$C1837];[.$I$2:.$I$1826])" office:value-type="float" office:value="0" calcext:value-type="float">
            <text:p>0</text:p>
          </table:table-cell>
          <table:table-cell table:style-name="ce12" table:formula="of:=SUMIF([.$C$2:.$C$1826];[.$C1837];[.$K$2:.$K$1826])/100" office:value-type="float" office:value="0" calcext:value-type="float">
            <text:p>0.00</text:p>
          </table:table-cell>
          <table:table-cell table:style-name="ce12" table:formula="of:=[.K1837]*[$Rates.$B$3]/100" office:value-type="float" office:value="0" calcext:value-type="float">
            <text:p>0.00</text:p>
          </table:table-cell>
          <table:table-cell table:style-name="ce12" table:formula="of:=SUMIF([.$C$2:.$C$1826];[.$C1837];[.$N$2:.$N$1826])/800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SUMIF([.$C$2:.$C$1826];[.$C1838];[.$F$2:.$F$1826])" office:value-type="float" office:value="0" calcext:value-type="float">
            <text:p>0</text:p>
          </table:table-cell>
          <table:table-cell table:style-name="Default" table:formula="of:=SUMIF([.$C$2:.$C$1826];[.$C1838];[.$G$2:.$G$1826]) -[.$F1838]-[.$G1838]" office:value-type="float" office:value="0" calcext:value-type="float">
            <text:p>0</text:p>
          </table:table-cell>
          <table:table-cell table:formula="of:=SUMIFS([.$G$2:.$G$1826];[.$C$2:.$C$1826];[.$C1838];[.$D$2:.$D$1826];1)" office:value-type="float" office:value="0" calcext:value-type="float">
            <text:p>0</text:p>
          </table:table-cell>
          <table:table-cell table:formula="of:=SUMIFS([.$G$2:.$G$1826];[.$C$2:.$C$1826];[.$C1838];[.$D$2:.$D$1826];3)" office:value-type="float" office:value="0" calcext:value-type="float">
            <text:p>0</text:p>
          </table:table-cell>
          <table:table-cell table:formula="of:=SUMIF([.$C$2:.$C$1826];[.$C1838];[.$H$2:.$H$1826]) -[.$I1838]-[.$J1838]" office:value-type="float" office:value="0" calcext:value-type="float">
            <text:p>0</text:p>
          </table:table-cell>
          <table:table-cell table:formula="of:=SUMIFS([.$H$2:.$H$1826];[.$C$2:.$C$1826];[.$C1838];[.$D$2:.$D$1826];1)" office:value-type="float" office:value="0" calcext:value-type="float">
            <text:p>0</text:p>
          </table:table-cell>
          <table:table-cell table:formula="of:=SUMIFS([.$H$2:.$H$1826];[.$C$2:.$C$1826];[.$C1838];[.$D$2:.$D$1826];3)" office:value-type="float" office:value="0" calcext:value-type="float">
            <text:p>0</text:p>
          </table:table-cell>
          <table:table-cell table:formula="of:=SUMIF([.$C$2:.$C$1826];[.$C1838];[.$I$2:.$I$1826])" office:value-type="float" office:value="0" calcext:value-type="float">
            <text:p>0</text:p>
          </table:table-cell>
          <table:table-cell table:style-name="ce12" table:formula="of:=SUMIF([.$C$2:.$C$1826];[.$C1838];[.$K$2:.$K$1826])/100" office:value-type="float" office:value="0" calcext:value-type="float">
            <text:p>0.00</text:p>
          </table:table-cell>
          <table:table-cell table:style-name="ce12" table:formula="of:=[.K1838]*[$Rates.$B$3]/100" office:value-type="float" office:value="0" calcext:value-type="float">
            <text:p>0.00</text:p>
          </table:table-cell>
          <table:table-cell table:style-name="ce12" table:formula="of:=SUMIF([.$C$2:.$C$1826];[.$C1838];[.$N$2:.$N$1826])/800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SUMIF([.$C$2:.$C$1826];[.$C1839];[.$F$2:.$F$1826])" office:value-type="float" office:value="0" calcext:value-type="float">
            <text:p>0</text:p>
          </table:table-cell>
          <table:table-cell table:style-name="Default" table:formula="of:=SUMIF([.$C$2:.$C$1826];[.$C1839];[.$G$2:.$G$1826]) -[.$F1839]-[.$G1839]" office:value-type="float" office:value="0" calcext:value-type="float">
            <text:p>0</text:p>
          </table:table-cell>
          <table:table-cell table:formula="of:=SUMIFS([.$G$2:.$G$1826];[.$C$2:.$C$1826];[.$C1839];[.$D$2:.$D$1826];1)" office:value-type="float" office:value="0" calcext:value-type="float">
            <text:p>0</text:p>
          </table:table-cell>
          <table:table-cell table:formula="of:=SUMIFS([.$G$2:.$G$1826];[.$C$2:.$C$1826];[.$C1839];[.$D$2:.$D$1826];3)" office:value-type="float" office:value="0" calcext:value-type="float">
            <text:p>0</text:p>
          </table:table-cell>
          <table:table-cell table:formula="of:=SUMIF([.$C$2:.$C$1826];[.$C1839];[.$H$2:.$H$1826]) -[.$I1839]-[.$J1839]" office:value-type="float" office:value="0" calcext:value-type="float">
            <text:p>0</text:p>
          </table:table-cell>
          <table:table-cell table:formula="of:=SUMIFS([.$H$2:.$H$1826];[.$C$2:.$C$1826];[.$C1839];[.$D$2:.$D$1826];1)" office:value-type="float" office:value="0" calcext:value-type="float">
            <text:p>0</text:p>
          </table:table-cell>
          <table:table-cell table:formula="of:=SUMIFS([.$H$2:.$H$1826];[.$C$2:.$C$1826];[.$C1839];[.$D$2:.$D$1826];3)" office:value-type="float" office:value="0" calcext:value-type="float">
            <text:p>0</text:p>
          </table:table-cell>
          <table:table-cell table:formula="of:=SUMIF([.$C$2:.$C$1826];[.$C1839];[.$I$2:.$I$1826])" office:value-type="float" office:value="0" calcext:value-type="float">
            <text:p>0</text:p>
          </table:table-cell>
          <table:table-cell table:style-name="ce12" table:formula="of:=SUMIF([.$C$2:.$C$1826];[.$C1839];[.$K$2:.$K$1826])/100" office:value-type="float" office:value="0" calcext:value-type="float">
            <text:p>0.00</text:p>
          </table:table-cell>
          <table:table-cell table:style-name="ce12" table:formula="of:=[.K1839]*[$Rates.$B$3]/100" office:value-type="float" office:value="0" calcext:value-type="float">
            <text:p>0.00</text:p>
          </table:table-cell>
          <table:table-cell table:style-name="ce12" table:formula="of:=SUMIF([.$C$2:.$C$1826];[.$C1839];[.$N$2:.$N$1826])/800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6" calcext:value-type="float">
            <text:p>6</text:p>
          </table:table-cell>
          <table:table-cell table:formula="of:=SUMIF([.$C$2:.$C$1826];[.$C1840];[.$F$2:.$F$1826])" office:value-type="float" office:value="0" calcext:value-type="float">
            <text:p>0</text:p>
          </table:table-cell>
          <table:table-cell table:style-name="Default" table:formula="of:=SUMIF([.$C$2:.$C$1826];[.$C1840];[.$G$2:.$G$1826]) -[.$F1840]-[.$G1840]" office:value-type="float" office:value="0" calcext:value-type="float">
            <text:p>0</text:p>
          </table:table-cell>
          <table:table-cell table:formula="of:=SUMIFS([.$G$2:.$G$1826];[.$C$2:.$C$1826];[.$C1840];[.$D$2:.$D$1826];1)" office:value-type="float" office:value="0" calcext:value-type="float">
            <text:p>0</text:p>
          </table:table-cell>
          <table:table-cell table:formula="of:=SUMIFS([.$G$2:.$G$1826];[.$C$2:.$C$1826];[.$C1840];[.$D$2:.$D$1826];3)" office:value-type="float" office:value="0" calcext:value-type="float">
            <text:p>0</text:p>
          </table:table-cell>
          <table:table-cell table:formula="of:=SUMIF([.$C$2:.$C$1826];[.$C1840];[.$H$2:.$H$1826]) -[.$I1840]-[.$J1840]" office:value-type="float" office:value="0" calcext:value-type="float">
            <text:p>0</text:p>
          </table:table-cell>
          <table:table-cell table:formula="of:=SUMIFS([.$H$2:.$H$1826];[.$C$2:.$C$1826];[.$C1840];[.$D$2:.$D$1826];1)" office:value-type="float" office:value="0" calcext:value-type="float">
            <text:p>0</text:p>
          </table:table-cell>
          <table:table-cell table:formula="of:=SUMIFS([.$H$2:.$H$1826];[.$C$2:.$C$1826];[.$C1840];[.$D$2:.$D$1826];3)" office:value-type="float" office:value="0" calcext:value-type="float">
            <text:p>0</text:p>
          </table:table-cell>
          <table:table-cell table:formula="of:=SUMIF([.$C$2:.$C$1826];[.$C1840];[.$I$2:.$I$1826])" office:value-type="float" office:value="0" calcext:value-type="float">
            <text:p>0</text:p>
          </table:table-cell>
          <table:table-cell table:style-name="ce12" table:formula="of:=SUMIF([.$C$2:.$C$1826];[.$C1840];[.$K$2:.$K$1826])/100" office:value-type="float" office:value="0" calcext:value-type="float">
            <text:p>0.00</text:p>
          </table:table-cell>
          <table:table-cell table:style-name="ce12" table:formula="of:=[.K1840]*[$Rates.$B$3]/100" office:value-type="float" office:value="0" calcext:value-type="float">
            <text:p>0.00</text:p>
          </table:table-cell>
          <table:table-cell table:style-name="ce12" table:formula="of:=SUMIF([.$C$2:.$C$1826];[.$C1840];[.$N$2:.$N$1826])/800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7" calcext:value-type="float">
            <text:p>7</text:p>
          </table:table-cell>
          <table:table-cell table:formula="of:=SUMIF([.$C$2:.$C$1826];[.$C1841];[.$F$2:.$F$1826])" office:value-type="float" office:value="0" calcext:value-type="float">
            <text:p>0</text:p>
          </table:table-cell>
          <table:table-cell table:style-name="Default" table:formula="of:=SUMIF([.$C$2:.$C$1826];[.$C1841];[.$G$2:.$G$1826]) -[.$F1841]-[.$G1841]" office:value-type="float" office:value="0" calcext:value-type="float">
            <text:p>0</text:p>
          </table:table-cell>
          <table:table-cell table:formula="of:=SUMIFS([.$G$2:.$G$1826];[.$C$2:.$C$1826];[.$C1841];[.$D$2:.$D$1826];1)" office:value-type="float" office:value="0" calcext:value-type="float">
            <text:p>0</text:p>
          </table:table-cell>
          <table:table-cell table:formula="of:=SUMIFS([.$G$2:.$G$1826];[.$C$2:.$C$1826];[.$C1841];[.$D$2:.$D$1826];3)" office:value-type="float" office:value="0" calcext:value-type="float">
            <text:p>0</text:p>
          </table:table-cell>
          <table:table-cell table:formula="of:=SUMIF([.$C$2:.$C$1826];[.$C1841];[.$H$2:.$H$1826]) -[.$I1841]-[.$J1841]" office:value-type="float" office:value="0" calcext:value-type="float">
            <text:p>0</text:p>
          </table:table-cell>
          <table:table-cell table:formula="of:=SUMIFS([.$H$2:.$H$1826];[.$C$2:.$C$1826];[.$C1841];[.$D$2:.$D$1826];1)" office:value-type="float" office:value="0" calcext:value-type="float">
            <text:p>0</text:p>
          </table:table-cell>
          <table:table-cell table:formula="of:=SUMIFS([.$H$2:.$H$1826];[.$C$2:.$C$1826];[.$C1841];[.$D$2:.$D$1826];3)" office:value-type="float" office:value="0" calcext:value-type="float">
            <text:p>0</text:p>
          </table:table-cell>
          <table:table-cell table:formula="of:=SUMIF([.$C$2:.$C$1826];[.$C1841];[.$I$2:.$I$1826])" office:value-type="float" office:value="0" calcext:value-type="float">
            <text:p>0</text:p>
          </table:table-cell>
          <table:table-cell table:style-name="ce12" table:formula="of:=SUMIF([.$C$2:.$C$1826];[.$C1841];[.$K$2:.$K$1826])/100" office:value-type="float" office:value="0" calcext:value-type="float">
            <text:p>0.00</text:p>
          </table:table-cell>
          <table:table-cell table:style-name="ce12" table:formula="of:=[.K1841]*[$Rates.$B$3]/100" office:value-type="float" office:value="0" calcext:value-type="float">
            <text:p>0.00</text:p>
          </table:table-cell>
          <table:table-cell table:style-name="ce12" table:formula="of:=SUMIF([.$C$2:.$C$1826];[.$C1841];[.$N$2:.$N$1826])/800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8" calcext:value-type="float">
            <text:p>8</text:p>
          </table:table-cell>
          <table:table-cell table:formula="of:=SUMIF([.$C$2:.$C$1826];[.$C1842];[.$F$2:.$F$1826])" office:value-type="float" office:value="0" calcext:value-type="float">
            <text:p>0</text:p>
          </table:table-cell>
          <table:table-cell table:style-name="Default" table:formula="of:=SUMIF([.$C$2:.$C$1826];[.$C1842];[.$G$2:.$G$1826]) -[.$F1842]-[.$G1842]" office:value-type="float" office:value="0" calcext:value-type="float">
            <text:p>0</text:p>
          </table:table-cell>
          <table:table-cell table:formula="of:=SUMIFS([.$G$2:.$G$1826];[.$C$2:.$C$1826];[.$C1842];[.$D$2:.$D$1826];1)" office:value-type="float" office:value="0" calcext:value-type="float">
            <text:p>0</text:p>
          </table:table-cell>
          <table:table-cell table:formula="of:=SUMIFS([.$G$2:.$G$1826];[.$C$2:.$C$1826];[.$C1842];[.$D$2:.$D$1826];3)" office:value-type="float" office:value="0" calcext:value-type="float">
            <text:p>0</text:p>
          </table:table-cell>
          <table:table-cell table:formula="of:=SUMIF([.$C$2:.$C$1826];[.$C1842];[.$H$2:.$H$1826]) -[.$I1842]-[.$J1842]" office:value-type="float" office:value="0" calcext:value-type="float">
            <text:p>0</text:p>
          </table:table-cell>
          <table:table-cell table:formula="of:=SUMIFS([.$H$2:.$H$1826];[.$C$2:.$C$1826];[.$C1842];[.$D$2:.$D$1826];1)" office:value-type="float" office:value="0" calcext:value-type="float">
            <text:p>0</text:p>
          </table:table-cell>
          <table:table-cell table:formula="of:=SUMIFS([.$H$2:.$H$1826];[.$C$2:.$C$1826];[.$C1842];[.$D$2:.$D$1826];3)" office:value-type="float" office:value="0" calcext:value-type="float">
            <text:p>0</text:p>
          </table:table-cell>
          <table:table-cell table:formula="of:=SUMIF([.$C$2:.$C$1826];[.$C1842];[.$I$2:.$I$1826])" office:value-type="float" office:value="0" calcext:value-type="float">
            <text:p>0</text:p>
          </table:table-cell>
          <table:table-cell table:style-name="ce12" table:formula="of:=SUMIF([.$C$2:.$C$1826];[.$C1842];[.$K$2:.$K$1826])/100" office:value-type="float" office:value="0" calcext:value-type="float">
            <text:p>0.00</text:p>
          </table:table-cell>
          <table:table-cell table:style-name="ce12" table:formula="of:=[.K1842]*[$Rates.$B$3]/100" office:value-type="float" office:value="0" calcext:value-type="float">
            <text:p>0.00</text:p>
          </table:table-cell>
          <table:table-cell table:style-name="ce12" table:formula="of:=SUMIF([.$C$2:.$C$1826];[.$C1842];[.$N$2:.$N$1826])/800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9" calcext:value-type="float">
            <text:p>9</text:p>
          </table:table-cell>
          <table:table-cell table:formula="of:=SUMIF([.$C$2:.$C$1826];[.$C1843];[.$F$2:.$F$1826])" office:value-type="float" office:value="0" calcext:value-type="float">
            <text:p>0</text:p>
          </table:table-cell>
          <table:table-cell table:style-name="Default" table:formula="of:=SUMIF([.$C$2:.$C$1826];[.$C1843];[.$G$2:.$G$1826]) -[.$F1843]-[.$G1843]" office:value-type="float" office:value="0" calcext:value-type="float">
            <text:p>0</text:p>
          </table:table-cell>
          <table:table-cell table:formula="of:=SUMIFS([.$G$2:.$G$1826];[.$C$2:.$C$1826];[.$C1843];[.$D$2:.$D$1826];1)" office:value-type="float" office:value="0" calcext:value-type="float">
            <text:p>0</text:p>
          </table:table-cell>
          <table:table-cell table:formula="of:=SUMIFS([.$G$2:.$G$1826];[.$C$2:.$C$1826];[.$C1843];[.$D$2:.$D$1826];3)" office:value-type="float" office:value="0" calcext:value-type="float">
            <text:p>0</text:p>
          </table:table-cell>
          <table:table-cell table:formula="of:=SUMIF([.$C$2:.$C$1826];[.$C1843];[.$H$2:.$H$1826]) -[.$I1843]-[.$J1843]" office:value-type="float" office:value="0" calcext:value-type="float">
            <text:p>0</text:p>
          </table:table-cell>
          <table:table-cell table:formula="of:=SUMIFS([.$H$2:.$H$1826];[.$C$2:.$C$1826];[.$C1843];[.$D$2:.$D$1826];1)" office:value-type="float" office:value="0" calcext:value-type="float">
            <text:p>0</text:p>
          </table:table-cell>
          <table:table-cell table:formula="of:=SUMIFS([.$H$2:.$H$1826];[.$C$2:.$C$1826];[.$C1843];[.$D$2:.$D$1826];3)" office:value-type="float" office:value="0" calcext:value-type="float">
            <text:p>0</text:p>
          </table:table-cell>
          <table:table-cell table:formula="of:=SUMIF([.$C$2:.$C$1826];[.$C1843];[.$I$2:.$I$1826])" office:value-type="float" office:value="0" calcext:value-type="float">
            <text:p>0</text:p>
          </table:table-cell>
          <table:table-cell table:style-name="ce12" table:formula="of:=SUMIF([.$C$2:.$C$1826];[.$C1843];[.$K$2:.$K$1826])/100" office:value-type="float" office:value="0" calcext:value-type="float">
            <text:p>0.00</text:p>
          </table:table-cell>
          <table:table-cell table:style-name="ce12" table:formula="of:=[.K1843]*[$Rates.$B$3]/100" office:value-type="float" office:value="0" calcext:value-type="float">
            <text:p>0.00</text:p>
          </table:table-cell>
          <table:table-cell table:style-name="ce12" table:formula="of:=SUMIF([.$C$2:.$C$1826];[.$C1843];[.$N$2:.$N$1826])/800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formula="of:=SUMIF([.$C$2:.$C$1826];[.$C1844];[.$F$2:.$F$1826])" office:value-type="float" office:value="0" calcext:value-type="float">
            <text:p>0</text:p>
          </table:table-cell>
          <table:table-cell table:style-name="Default" table:formula="of:=SUMIF([.$C$2:.$C$1826];[.$C1844];[.$G$2:.$G$1826]) -[.$F1844]-[.$G1844]" office:value-type="float" office:value="0" calcext:value-type="float">
            <text:p>0</text:p>
          </table:table-cell>
          <table:table-cell table:formula="of:=SUMIFS([.$G$2:.$G$1826];[.$C$2:.$C$1826];[.$C1844];[.$D$2:.$D$1826];1)" office:value-type="float" office:value="0" calcext:value-type="float">
            <text:p>0</text:p>
          </table:table-cell>
          <table:table-cell table:formula="of:=SUMIFS([.$G$2:.$G$1826];[.$C$2:.$C$1826];[.$C1844];[.$D$2:.$D$1826];3)" office:value-type="float" office:value="0" calcext:value-type="float">
            <text:p>0</text:p>
          </table:table-cell>
          <table:table-cell table:formula="of:=SUMIF([.$C$2:.$C$1826];[.$C1844];[.$H$2:.$H$1826]) -[.$I1844]-[.$J1844]" office:value-type="float" office:value="0" calcext:value-type="float">
            <text:p>0</text:p>
          </table:table-cell>
          <table:table-cell table:formula="of:=SUMIFS([.$H$2:.$H$1826];[.$C$2:.$C$1826];[.$C1844];[.$D$2:.$D$1826];1)" office:value-type="float" office:value="0" calcext:value-type="float">
            <text:p>0</text:p>
          </table:table-cell>
          <table:table-cell table:formula="of:=SUMIFS([.$H$2:.$H$1826];[.$C$2:.$C$1826];[.$C1844];[.$D$2:.$D$1826];3)" office:value-type="float" office:value="0" calcext:value-type="float">
            <text:p>0</text:p>
          </table:table-cell>
          <table:table-cell table:formula="of:=SUMIF([.$C$2:.$C$1826];[.$C1844];[.$I$2:.$I$1826])" office:value-type="float" office:value="0" calcext:value-type="float">
            <text:p>0</text:p>
          </table:table-cell>
          <table:table-cell table:style-name="ce12" table:formula="of:=SUMIF([.$C$2:.$C$1826];[.$C1844];[.$K$2:.$K$1826])/100" office:value-type="float" office:value="0" calcext:value-type="float">
            <text:p>0.00</text:p>
          </table:table-cell>
          <table:table-cell table:style-name="ce12" table:formula="of:=[.K1844]*[$Rates.$B$3]/100" office:value-type="float" office:value="0" calcext:value-type="float">
            <text:p>0.00</text:p>
          </table:table-cell>
          <table:table-cell table:style-name="ce12" table:formula="of:=SUMIF([.$C$2:.$C$1826];[.$C1844];[.$N$2:.$N$1826])/800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11" calcext:value-type="float">
            <text:p>11</text:p>
          </table:table-cell>
          <table:table-cell table:formula="of:=SUMIF([.$C$2:.$C$1826];[.$C1845];[.$F$2:.$F$1826])" office:value-type="float" office:value="0" calcext:value-type="float">
            <text:p>0</text:p>
          </table:table-cell>
          <table:table-cell table:style-name="Default" table:formula="of:=SUMIF([.$C$2:.$C$1826];[.$C1845];[.$G$2:.$G$1826]) -[.$F1845]-[.$G1845]" office:value-type="float" office:value="0" calcext:value-type="float">
            <text:p>0</text:p>
          </table:table-cell>
          <table:table-cell table:formula="of:=SUMIFS([.$G$2:.$G$1826];[.$C$2:.$C$1826];[.$C1845];[.$D$2:.$D$1826];1)" office:value-type="float" office:value="0" calcext:value-type="float">
            <text:p>0</text:p>
          </table:table-cell>
          <table:table-cell table:formula="of:=SUMIFS([.$G$2:.$G$1826];[.$C$2:.$C$1826];[.$C1845];[.$D$2:.$D$1826];3)" office:value-type="float" office:value="0" calcext:value-type="float">
            <text:p>0</text:p>
          </table:table-cell>
          <table:table-cell table:formula="of:=SUMIF([.$C$2:.$C$1826];[.$C1845];[.$H$2:.$H$1826]) -[.$I1845]-[.$J1845]" office:value-type="float" office:value="0" calcext:value-type="float">
            <text:p>0</text:p>
          </table:table-cell>
          <table:table-cell table:formula="of:=SUMIFS([.$H$2:.$H$1826];[.$C$2:.$C$1826];[.$C1845];[.$D$2:.$D$1826];1)" office:value-type="float" office:value="0" calcext:value-type="float">
            <text:p>0</text:p>
          </table:table-cell>
          <table:table-cell table:formula="of:=SUMIFS([.$H$2:.$H$1826];[.$C$2:.$C$1826];[.$C1845];[.$D$2:.$D$1826];3)" office:value-type="float" office:value="0" calcext:value-type="float">
            <text:p>0</text:p>
          </table:table-cell>
          <table:table-cell table:formula="of:=SUMIF([.$C$2:.$C$1826];[.$C1845];[.$I$2:.$I$1826])" office:value-type="float" office:value="0" calcext:value-type="float">
            <text:p>0</text:p>
          </table:table-cell>
          <table:table-cell table:style-name="ce12" table:formula="of:=SUMIF([.$C$2:.$C$1826];[.$C1845];[.$K$2:.$K$1826])/100" office:value-type="float" office:value="0" calcext:value-type="float">
            <text:p>0.00</text:p>
          </table:table-cell>
          <table:table-cell table:style-name="ce12" table:formula="of:=[.K1845]*[$Rates.$B$3]/100" office:value-type="float" office:value="0" calcext:value-type="float">
            <text:p>0.00</text:p>
          </table:table-cell>
          <table:table-cell table:style-name="ce12" table:formula="of:=SUMIF([.$C$2:.$C$1826];[.$C1845];[.$N$2:.$N$1826])/800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12" calcext:value-type="float">
            <text:p>12</text:p>
          </table:table-cell>
          <table:table-cell table:formula="of:=SUMIF([.$C$2:.$C$1826];[.$C1846];[.$F$2:.$F$1826])" office:value-type="float" office:value="0" calcext:value-type="float">
            <text:p>0</text:p>
          </table:table-cell>
          <table:table-cell table:style-name="Default" table:formula="of:=SUMIF([.$C$2:.$C$1826];[.$C1846];[.$G$2:.$G$1826]) -[.$F1846]-[.$G1846]" office:value-type="float" office:value="0" calcext:value-type="float">
            <text:p>0</text:p>
          </table:table-cell>
          <table:table-cell table:formula="of:=SUMIFS([.$G$2:.$G$1826];[.$C$2:.$C$1826];[.$C1846];[.$D$2:.$D$1826];1)" office:value-type="float" office:value="0" calcext:value-type="float">
            <text:p>0</text:p>
          </table:table-cell>
          <table:table-cell table:formula="of:=SUMIFS([.$G$2:.$G$1826];[.$C$2:.$C$1826];[.$C1846];[.$D$2:.$D$1826];3)" office:value-type="float" office:value="0" calcext:value-type="float">
            <text:p>0</text:p>
          </table:table-cell>
          <table:table-cell table:formula="of:=SUMIF([.$C$2:.$C$1826];[.$C1846];[.$H$2:.$H$1826]) -[.$I1846]-[.$J1846]" office:value-type="float" office:value="0" calcext:value-type="float">
            <text:p>0</text:p>
          </table:table-cell>
          <table:table-cell table:formula="of:=SUMIFS([.$H$2:.$H$1826];[.$C$2:.$C$1826];[.$C1846];[.$D$2:.$D$1826];1)" office:value-type="float" office:value="0" calcext:value-type="float">
            <text:p>0</text:p>
          </table:table-cell>
          <table:table-cell table:formula="of:=SUMIFS([.$H$2:.$H$1826];[.$C$2:.$C$1826];[.$C1846];[.$D$2:.$D$1826];3)" office:value-type="float" office:value="0" calcext:value-type="float">
            <text:p>0</text:p>
          </table:table-cell>
          <table:table-cell table:formula="of:=SUMIF([.$C$2:.$C$1826];[.$C1846];[.$I$2:.$I$1826])" office:value-type="float" office:value="0" calcext:value-type="float">
            <text:p>0</text:p>
          </table:table-cell>
          <table:table-cell table:style-name="ce12" table:formula="of:=SUMIF([.$C$2:.$C$1826];[.$C1846];[.$K$2:.$K$1826])/100" office:value-type="float" office:value="0" calcext:value-type="float">
            <text:p>0.00</text:p>
          </table:table-cell>
          <table:table-cell table:style-name="ce12" table:formula="of:=[.K1846]*[$Rates.$B$3]/100" office:value-type="float" office:value="0" calcext:value-type="float">
            <text:p>0.00</text:p>
          </table:table-cell>
          <table:table-cell table:style-name="ce12" table:formula="of:=SUMIF([.$C$2:.$C$1826];[.$C1846];[.$N$2:.$N$1826])/800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formula="of:=SUM([.D1835:.D1846])" office:value-type="float" office:value="0" calcext:value-type="float">
            <text:p>0</text:p>
          </table:table-cell>
          <table:table-cell table:style-name="Default" table:formula="of:=SUM([.E1835:.E1846])" office:value-type="float" office:value="0" calcext:value-type="float">
            <text:p>0</text:p>
          </table:table-cell>
          <table:table-cell table:formula="of:=SUM([.F1835:.F1846])" office:value-type="float" office:value="0" calcext:value-type="float">
            <text:p>0</text:p>
          </table:table-cell>
          <table:table-cell table:formula="of:=SUM([.G1835:.G1846])" office:value-type="float" office:value="0" calcext:value-type="float">
            <text:p>0</text:p>
          </table:table-cell>
          <table:table-cell table:formula="of:=SUM([.H1835:.H1846])" office:value-type="float" office:value="0" calcext:value-type="float">
            <text:p>0</text:p>
          </table:table-cell>
          <table:table-cell table:formula="of:=SUM([.I1835:.I1846])" office:value-type="float" office:value="0" calcext:value-type="float">
            <text:p>0</text:p>
          </table:table-cell>
          <table:table-cell table:formula="of:=SUM([.J1835:.J1846])" office:value-type="float" office:value="0" calcext:value-type="float">
            <text:p>0</text:p>
          </table:table-cell>
          <table:table-cell table:formula="of:=SUM([.K1835:.K1846])" office:value-type="float" office:value="0" calcext:value-type="float">
            <text:p>0</text:p>
          </table:table-cell>
          <table:table-cell table:formula="of:=SUM([.L1835:.L1846])" office:value-type="float" office:value="0" calcext:value-type="float">
            <text:p>0</text:p>
          </table:table-cell>
          <table:table-cell table:formula="of:=SUM([.M1835:.M1846])" office:value-type="float" office:value="0" calcext:value-type="float">
            <text:p>0</text:p>
          </table:table-cell>
          <table:table-cell table:formula="of:=SUM([.N1835:.N1846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21:29:27.9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01T21:31:32.373000000</dc:date>
    <meta:editing-duration>PT9H38M36S</meta:editing-duration>
    <meta:editing-cycles>39</meta:editing-cycles>
    <meta:generator>LibreOffice/24.2.4.2$Windows_X86_64 LibreOffice_project/51a6219feb6075d9a4c46691dcfe0cd9c4fff3c2</meta:generator>
    <meta:document-statistic meta:table-count="2" meta:cell-count="9434" meta:object-count="0"/>
  </office:meta>
</office:document-meta>
</file>